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charset="x-symbol"/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1.986cm"/>
    </style:style>
    <style:style style:name="co3" style:family="table-column">
      <style:table-column-properties fo:break-before="auto" style:column-width="4.14cm"/>
    </style:style>
    <style:style style:name="co4" style:family="table-column">
      <style:table-column-properties fo:break-before="auto" style:column-width="3.244cm"/>
    </style:style>
    <style:style style:name="co5" style:family="table-column">
      <style:table-column-properties fo:break-before="auto" style:column-width="2.852cm"/>
    </style:style>
    <style:style style:name="co6" style:family="table-column">
      <style:table-column-properties fo:break-before="auto" style:column-width="5.985cm"/>
    </style:style>
    <style:style style:name="co7" style:family="table-column">
      <style:table-column-properties fo:break-before="auto" style:column-width="7.244cm"/>
    </style:style>
    <style:style style:name="co8" style:family="table-column">
      <style:table-column-properties fo:break-before="auto" style:column-width="5.426cm"/>
    </style:style>
    <style:style style:name="co9" style:family="table-column">
      <style:table-column-properties fo:break-before="auto" style:column-width="3.328cm"/>
    </style:style>
    <style:style style:name="co10" style:family="table-column">
      <style:table-column-properties fo:break-before="auto" style:column-width="1.7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00ff"/>
    </style:style>
    <style:style style:name="ce2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35cm solid #000000" fo:background-color="#ff99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99cc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ff99cc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0000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035cm solid #000000" fo:background-color="#ff99cc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99cc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99cc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35cm solid #000000" fo:background-color="#ff99cc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99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3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32" style:family="table-cell" style:parent-style-name="Default">
      <style:table-cell-properties style:glyph-orientation-vertical="0" fo:border-bottom="0.035cm solid #000000" fo:background-color="#ff99cc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5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6" style:family="table-cell" style:parent-style-name="Default">
      <style:table-cell-properties fo:border-bottom="0.035cm solid #000000" fo:background-color="#c0c0c0" style:diagonal-bl-tr="none" style:diagonal-tl-br="none" fo:border-left="none" fo:border-right="none" style:rotation-align="none" fo:border-top="0.035cm solid #000000"/>
    </style:style>
    <style:style style:name="ce37" style:family="table-cell" style:parent-style-name="Default">
      <style:table-cell-properties style:glyph-orientation-vertical="0" fo:border-bottom="none" fo:background-color="#ff99cc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35cm solid #000000" fo:background-color="#ff99c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35cm solid #000000" fo:background-color="#ff99cc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50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54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5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8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3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4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6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6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6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0000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1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3" style:family="table-cell" style:parent-style-name="Default" style:data-style-name="N3">
      <style:table-cell-properties style:glyph-orientation-vertical="0" fo:background-color="#ff99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4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15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6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7" style:family="table-cell" style:parent-style-name="Default" style:data-style-name="N11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18" style:family="table-cell" style:parent-style-name="Default" style:data-style-name="N11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9" style:family="table-cell" style:parent-style-name="Default" style:data-style-name="N11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20" style:family="table-cell" style:parent-style-name="Default" style:data-style-name="N11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1" style:family="table-cell" style:parent-style-name="Default" style:data-style-name="N11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3" style:family="table-cell" style:parent-style-name="Default" style:data-style-name="N11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4" style:family="table-cell" style:parent-style-name="Default" style:data-style-name="N1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5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6" style:family="table-cell" style:parent-style-name="Default" style:data-style-name="N11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27" style:family="table-cell" style:parent-style-name="Default" style:data-style-name="N11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8" style:family="table-cell" style:parent-style-name="Default" style:data-style-name="N3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9" style:family="table-cell" style:parent-style-name="Default" style:data-style-name="N3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0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 style:data-style-name="N3">
      <style:table-cell-properties style:glyph-orientation-vertical="0" fo:background-color="#0000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 style:data-style-name="N11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3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4" style:family="table-cell" style:parent-style-name="Default" style:data-style-name="N11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5" style:family="table-cell" style:parent-style-name="Default" style:data-style-name="N1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6" style:family="table-cell" style:parent-style-name="Default" style:data-style-name="N1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 style:data-style-name="N1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8" style:family="table-cell" style:parent-style-name="Default" style:data-style-name="N1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9" style:family="table-cell" style:parent-style-name="Default" style:data-style-name="N11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0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1" style:family="table-cell" style:parent-style-name="Default" style:data-style-name="N1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3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44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5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46" style:family="table-cell" style:parent-style-name="Default" style:data-style-name="N3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49" style:family="table-cell" style:parent-style-name="Default" style:data-style-name="N2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50" style:family="table-cell" style:parent-style-name="Default" style:data-style-name="N2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51" style:family="table-cell" style:parent-style-name="Default" style:data-style-name="N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2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57" style:family="table-cell" style:parent-style-name="Default" style:data-style-name="N2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8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</style:style>
    <style:style style:name="ce16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</style:style>
    <style:style style:name="ce161" style:family="table-cell" style:parent-style-name="Default" style:data-style-name="N2">
      <style:table-cell-properties style:glyph-orientation-vertical="0" fo:background-color="#ff99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2" style:family="table-cell" style:parent-style-name="Default" style:data-style-name="N2">
      <style:table-cell-properties style:glyph-orientation-vertical="0" fo:border-bottom="none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 style:data-style-name="N2">
      <style:table-cell-properties style:glyph-orientation-vertical="0" fo:background-color="#ff99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justify" fo:margin-left="0cm" style:writing-mode="page"/>
    </style:style>
    <style:style style:name="ce16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Wingdings" fo:font-size="10pt" fo:font-style="normal" fo:text-shadow="none" style:text-underline-style="none" fo:font-weight="bold" style:font-name-asian="Wingdings" style:font-size-asian="10pt" style:font-style-asian="normal" style:font-weight-asian="bold" style:font-size-complex="10pt" style:font-style-complex="normal" style:font-weight-complex="bold"/>
    </style:style>
    <style:style style:name="ce16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Wingdings" fo:font-size="10pt" fo:font-style="normal" fo:text-shadow="none" style:text-underline-style="none" fo:font-weight="bold" style:font-name-asian="Wingdings" style:font-size-asian="10pt" style:font-style-asian="normal" style:font-weight-asian="bold" style:font-size-complex="10pt" style:font-style-complex="normal" style:font-weight-complex="bold"/>
    </style:style>
    <style:style style:name="ce167" style:family="table-cell" style:parent-style-name="Default" style:data-style-name="N2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8" style:family="table-cell" style:parent-style-name="Default" style:data-style-name="N2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Wingdings" fo:font-size="10pt" fo:font-style="normal" fo:text-shadow="none" style:text-underline-style="none" fo:font-weight="bold" style:font-name-asian="Wingdings" style:font-size-asian="10pt" style:font-style-asian="normal" style:font-weight-asian="bold" style:font-size-complex="10pt" style:font-style-complex="normal" style:font-weight-complex="bold"/>
    </style:style>
    <style:style style:name="ce170" style:family="table-cell" style:parent-style-name="Default" style:data-style-name="N2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Wingdings" fo:font-size="10pt" fo:font-style="normal" fo:text-shadow="none" style:text-underline-style="none" fo:font-weight="bold" style:font-name-asian="Wingdings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 style:data-style-name="N2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 style:data-style-name="N2">
      <style:table-cell-properties style:glyph-orientation-vertical="0" fo:background-color="#0000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7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76" style:family="table-cell" style:parent-style-name="Default" style:data-style-name="N2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77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8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Wingdings" fo:font-size="10pt" fo:font-style="normal" fo:text-shadow="none" style:text-underline-style="none" fo:font-weight="bold" style:font-name-asian="Wingdings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Wingdings" fo:font-size="10pt" fo:font-style="normal" fo:text-shadow="none" style:text-underline-style="none" fo:font-weight="bold" style:font-name-asian="Wingdings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1" style:family="table-cell" style:parent-style-name="Default" style:data-style-name="N2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0.035cm solid #000000" fo:border-right="0.035cm solid #000000" style:rotation-align="none" fo:border-top="none"/>
    </style:style>
    <style:style style:name="ce183" style:family="table-cell" style:parent-style-name="Default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184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85" style:family="table-cell" style:parent-style-name="Default" style:data-style-name="N1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86" style:family="table-cell" style:parent-style-name="Default" style:data-style-name="N1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87" style:family="table-cell" style:parent-style-name="Default" style:data-style-name="N11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88" style:family="table-cell" style:parent-style-name="Default" style:data-style-name="N11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89" style:family="table-cell" style:parent-style-name="Default" style:data-style-name="N11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90" style:family="table-cell" style:parent-style-name="Default" style:data-style-name="N11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91" style:family="table-cell" style:parent-style-name="Default">
      <style:table-cell-properties style:glyph-orientation-vertical="0" fo:background-color="#0000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19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1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19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7" style:family="table-cell" style:parent-style-name="Default" style:data-style-name="N3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98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99" style:family="table-cell" style:parent-style-name="Default" style:data-style-name="N3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0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1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2" style:family="table-cell" style:parent-style-name="Default" style:data-style-name="N3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3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04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5" style:family="table-cell" style:parent-style-name="Default" style:data-style-name="N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2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21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7" style:family="table-cell" style:parent-style-name="Default">
      <style:table-cell-properties style:glyph-orientation-vertical="0" fo:background-color="#0000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3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23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23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237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3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Wingdings" fo:font-size="10pt" fo:font-style="normal" fo:text-shadow="none" style:text-underline-style="none" fo:font-weight="bold" style:font-name-asian="Wingdings" style:font-size-asian="10pt" style:font-style-asian="normal" style:font-weight-asian="bold" style:font-size-complex="10pt" style:font-style-complex="normal" style:font-weight-complex="bold"/>
    </style:style>
    <style:style style:name="ce239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4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Wingdings" fo:font-size="10pt" fo:font-style="normal" fo:text-shadow="none" style:text-underline-style="none" fo:font-weight="bold" style:font-name-asian="Wingdings" style:font-size-asian="10pt" style:font-style-asian="normal" style:font-weight-asian="bold" style:font-size-complex="10pt" style:font-style-complex="normal" style:font-weight-complex="bold"/>
    </style:style>
    <style:style style:name="ce241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4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 style:data-style-name="N3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6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 style:data-style-name="N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8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49" style:family="table-cell" style:parent-style-name="Default" style:data-style-name="N3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0" style:family="table-cell" style:parent-style-name="Default" style:data-style-name="N3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5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ackground-color="#0000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6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6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6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5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7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 style:data-style-name="N3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3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75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76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7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9" style:family="table-cell" style:parent-style-name="Default" style:data-style-name="N3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281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82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3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5" style:family="table-cell" style:parent-style-name="Default" style:data-style-name="N3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6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 style:data-style-name="N3">
      <style:table-cell-properties style:glyph-orientation-vertical="0" fo:background-color="#0000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8" style:family="table-cell" style:parent-style-name="Default" style:data-style-name="N3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89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90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1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2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293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94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95" style:family="table-cell" style:parent-style-name="Default" style:data-style-name="N3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296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8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0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1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2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0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0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07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0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2" style:family="table-cell" style:parent-style-name="Default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3" style:family="table-cell" style:parent-style-name="Default">
      <style:table-cell-properties fo:background-color="transparent"/>
    </style:style>
    <style:style style:name="ce314" style:family="table-cell" style:parent-style-name="Default">
      <style:table-cell-properties style:diagonal-bl-tr="none" style:diagonal-tl-br="none" fo:border="none" style:rotation-align="none"/>
    </style:style>
    <style:style style:name="ce3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1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1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3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table:number-columns-repeated="5"/>
          <table:table-cell table:style-name="ce191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ELECTION</text:p>
          </table:table-cell>
          <table:table-cell table:style-name="ce2" office:value-type="string">
            <text:p><text:s/>YEAR</text:p>
          </table:table-cell>
          <table:table-cell table:style-name="ce2" office:value-type="string">
            <text:p>BOROUGH</text:p>
          </table:table-cell>
          <table:table-cell table:style-name="ce113" office:value-type="string">
            <text:p>ELECTORS</text:p>
          </table:table-cell>
          <table:table-cell table:style-name="ce161" office:value-type="string">
            <text:p>TURNOUT</text:p>
          </table:table-cell>
          <table:table-cell table:style-name="ce2" office:value-type="string">
            <text:p>ALDERMEN/COUNCILLORS</text:p>
          </table:table-cell>
          <table:table-cell table:style-name="ce2" office:value-type="string">
            <text:p><text:s/>PARTY</text:p>
          </table:table-cell>
          <table:table-cell table:style-name="ce113" office:value-type="string">
            <text:p>NO. ELECTED</text:p>
          </table:table-cell>
          <table:table-cell table:style-name="ce301"/>
          <table:table-cell table:style-name="ce313"/>
          <table:table-cell table:number-columns-repeated="2"/>
          <table:table-cell table:style-name="ce318" table:number-columns-repeated="1012"/>
        </table:table-row>
        <table:table-row table:style-name="ro2">
          <table:table-cell table:style-name="ce3" office:value-type="string" table:number-columns-spanned="1" table:number-rows-spanned="3">
            <text:p>Local</text:p>
          </table:table-cell>
          <table:table-cell table:style-name="ce40" office:value-type="float" office:value="1964" table:number-columns-spanned="1" table:number-rows-spanned="3">
            <text:p>1964</text:p>
          </table:table-cell>
          <table:table-cell table:style-name="ce70" office:value-type="string" table:number-columns-spanned="1" table:number-rows-spanned="3">
            <text:p>Newham</text:p>
          </table:table-cell>
          <table:table-cell table:style-name="ce114" office:value-type="float" office:value="179870" table:number-columns-spanned="1" table:number-rows-spanned="3">
            <text:p>179,870</text:p>
          </table:table-cell>
          <table:table-cell table:style-name="ce117" office:value-type="percentage" office:value="0.294" table:number-columns-spanned="1" table:number-rows-spanned="3">
            <text:p>29.40%</text:p>
          </table:table-cell>
          <table:table-cell table:style-name="ce192" office:value-type="string">
            <text:p>ALDERMEN</text:p>
          </table:table-cell>
          <table:table-cell table:style-name="ce242" office:value-type="string">
            <text:p>LABOUR</text:p>
          </table:table-cell>
          <table:table-cell table:style-name="ce158" office:value-type="float" office:value="10">
            <text:p>10</text:p>
          </table:table-cell>
          <table:table-cell table:style-name="ce302"/>
          <table:table-cell table:number-columns-repeated="2"/>
          <table:table-cell table:style-name="ce313"/>
          <table:table-cell table:number-columns-repeated="1012"/>
        </table:table-row>
        <table:table-row table:style-name="ro2">
          <table:covered-table-cell table:style-name="ce4"/>
          <table:covered-table-cell table:style-name="ce41"/>
          <table:covered-table-cell table:style-name="ce71"/>
          <table:covered-table-cell table:style-name="ce115"/>
          <table:covered-table-cell table:style-name="ce118"/>
          <table:table-cell table:style-name="ce193" office:value-type="string">
            <text:p>COUNCILLORS</text:p>
          </table:table-cell>
          <table:table-cell table:style-name="ce243" office:value-type="string">
            <text:p>LABOUR</text:p>
          </table:table-cell>
          <table:table-cell table:style-name="ce270" office:value-type="float" office:value="50">
            <text:p>50</text:p>
          </table:table-cell>
          <table:table-cell table:style-name="ce302"/>
          <table:table-cell table:style-name="ce313" table:number-columns-repeated="1015"/>
        </table:table-row>
        <table:table-row table:style-name="ro2">
          <table:covered-table-cell table:style-name="ce4"/>
          <table:covered-table-cell table:style-name="ce41"/>
          <table:covered-table-cell table:style-name="ce71"/>
          <table:covered-table-cell table:style-name="ce115"/>
          <table:covered-table-cell table:style-name="ce118"/>
          <table:table-cell table:style-name="ce194" office:value-type="string">
            <text:p>COUNCILLORS</text:p>
          </table:table-cell>
          <table:table-cell table:style-name="ce49" office:value-type="string">
            <text:p>INDEPENDENT</text:p>
          </table:table-cell>
          <table:table-cell table:style-name="ce271" office:value-type="float" office:value="10">
            <text:p>10</text:p>
          </table:table-cell>
          <table:table-cell table:style-name="ce302"/>
          <table:table-cell table:number-columns-repeated="1015"/>
        </table:table-row>
        <table:table-row table:style-name="ro2">
          <table:table-cell table:style-name="ce5"/>
          <table:table-cell table:style-name="ce42"/>
          <table:table-cell table:style-name="ce5"/>
          <table:table-cell table:style-name="ce116"/>
          <table:table-cell table:style-name="ce162"/>
          <table:table-cell table:style-name="ce195"/>
          <table:table-cell table:style-name="ce244"/>
          <table:table-cell table:style-name="ce272"/>
          <table:table-cell table:style-name="ce172"/>
          <table:table-cell table:style-name="ce314" table:number-columns-repeated="2"/>
          <table:table-cell table:number-columns-repeated="1013"/>
        </table:table-row>
        <table:table-row table:style-name="ro3">
          <table:table-cell table:style-name="ce6" office:value-type="string" table:number-columns-spanned="1" table:number-rows-spanned="2">
            <text:p>ELECTION</text:p>
          </table:table-cell>
          <table:table-cell table:style-name="ce2" office:value-type="string" table:number-columns-spanned="1" table:number-rows-spanned="2">
            <text:p><text:s/>YEAR</text:p>
          </table:table-cell>
          <table:table-cell table:style-name="ce2" office:value-type="string" table:number-columns-spanned="1" table:number-rows-spanned="2">
            <text:p>CONSTITUENCY</text:p>
          </table:table-cell>
          <table:table-cell table:style-name="ce113" office:value-type="string" table:number-columns-spanned="1" table:number-rows-spanned="2">
            <text:p>TURNOUT</text:p>
          </table:table-cell>
          <table:table-cell table:style-name="ce163" office:value-type="string" table:number-columns-spanned="1" table:number-rows-spanned="2">
            <text:p>COUNCILLORS ELECTED</text:p>
          </table:table-cell>
          <table:table-cell table:style-name="ce2" office:value-type="string" table:number-columns-spanned="1" table:number-rows-spanned="2">
            <text:p>NO. OF ELECTORS</text:p>
          </table:table-cell>
          <table:table-cell table:style-name="ce2" office:value-type="string" table:number-columns-spanned="1" table:number-rows-spanned="2">
            <text:p>NO. OF ELECTORS VOTED</text:p>
          </table:table-cell>
          <table:table-cell table:style-name="ce273" table:number-columns-spanned="1" table:number-rows-spanned="2"/>
          <table:table-cell table:style-name="ce303" table:number-columns-repeated="2"/>
          <table:table-cell table:number-columns-repeated="1014"/>
        </table:table-row>
        <table:table-row table:style-name="ro3">
          <table:covered-table-cell table:style-name="ce7"/>
          <table:covered-table-cell table:number-columns-repeated="3" table:style-name="ce10"/>
          <table:covered-table-cell table:style-name="ce164"/>
          <table:covered-table-cell table:number-columns-repeated="2" table:style-name="ce10"/>
          <table:covered-table-cell table:style-name="ce274"/>
          <table:table-cell table:style-name="ce303" table:number-columns-repeated="2"/>
          <table:table-cell table:number-columns-repeated="1014"/>
        </table:table-row>
        <table:table-row table:style-name="ro2">
          <table:table-cell table:style-name="ce8" office:value-type="string" table:number-columns-spanned="1" table:number-rows-spanned="26">
            <text:p>Local</text:p>
          </table:table-cell>
          <table:table-cell table:style-name="ce43" office:value-type="float" office:value="1964" table:number-columns-spanned="1" table:number-rows-spanned="26">
            <text:p>1964</text:p>
          </table:table-cell>
          <table:table-cell table:style-name="ce72" office:value-type="string" table:number-columns-spanned="1" table:number-rows-spanned="2">
            <text:p>Beckton</text:p>
          </table:table-cell>
          <table:table-cell table:style-name="ce117" office:value-type="percentage" office:value="0.201" table:number-columns-spanned="1" table:number-rows-spanned="2">
            <text:p>20.10%</text:p>
          </table:table-cell>
          <table:table-cell table:style-name="ce165" office:value-type="string">
            <text:p>ü</text:p>
          </table:table-cell>
          <table:table-cell table:style-name="ce196" office:value-type="float" office:value="5275" table:number-columns-spanned="1" table:number-rows-spanned="2">
            <text:p>5,275</text:p>
          </table:table-cell>
          <table:table-cell table:style-name="ce196" office:value-type="float" office:value="1059" table:number-columns-spanned="1" table:number-rows-spanned="2">
            <text:p>1,059</text:p>
          </table:table-cell>
          <table:table-cell table:style-name="ce275"/>
          <table:table-cell table:style-name="ce304" table:number-columns-repeated="2"/>
          <table:table-cell table:number-columns-repeated="1014"/>
        </table:table-row>
        <table:table-row table:style-name="ro2">
          <table:covered-table-cell table:style-name="ce9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covered-table-cell table:number-columns-repeated="2" table:style-name="ce10"/>
          <table:table-cell table:style-name="ce275"/>
          <table:table-cell table:style-name="ce304" table:number-columns-repeated="2"/>
          <table:table-cell table:style-name="ce313"/>
          <table:table-cell table:number-columns-repeated="1013"/>
        </table:table-row>
        <table:table-row table:style-name="ro2">
          <table:covered-table-cell table:style-name="ce9"/>
          <table:covered-table-cell table:style-name="ce41"/>
          <table:table-cell table:style-name="ce74"/>
          <table:table-cell table:style-name="ce119"/>
          <table:table-cell table:style-name="ce150"/>
          <table:table-cell table:style-name="ce197"/>
          <table:table-cell table:style-name="ce245"/>
          <table:table-cell table:style-name="ce276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9"/>
          <table:covered-table-cell table:style-name="ce41"/>
          <table:table-cell table:style-name="ce72" office:value-type="string" table:number-columns-spanned="1" table:number-rows-spanned="2">
            <text:p>Bemersyde</text:p>
          </table:table-cell>
          <table:table-cell table:style-name="ce117" office:value-type="percentage" office:value="0.357" table:number-columns-spanned="1" table:number-rows-spanned="2">
            <text:p>35.70%</text:p>
          </table:table-cell>
          <table:table-cell table:style-name="ce165" office:value-type="string">
            <text:p>ü</text:p>
          </table:table-cell>
          <table:table-cell table:style-name="ce196" office:value-type="float" office:value="6044" table:number-columns-spanned="1" table:number-rows-spanned="2">
            <text:p>6,044</text:p>
          </table:table-cell>
          <table:table-cell table:style-name="ce196" office:value-type="float" office:value="2158" table:number-columns-spanned="1" table:number-rows-spanned="2">
            <text:p>2,158</text:p>
          </table:table-cell>
          <table:table-cell table:style-name="ce275"/>
          <table:table-cell table:style-name="ce304" table:number-columns-repeated="2"/>
          <table:table-cell table:number-columns-repeated="1014"/>
        </table:table-row>
        <table:table-row table:style-name="ro2">
          <table:covered-table-cell table:style-name="ce9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covered-table-cell table:style-name="ce198"/>
          <table:covered-table-cell table:style-name="ce10"/>
          <table:table-cell table:style-name="ce275"/>
          <table:table-cell table:style-name="ce304" table:number-columns-repeated="2"/>
          <table:table-cell table:number-columns-repeated="1014"/>
        </table:table-row>
        <table:table-row table:style-name="ro2">
          <table:covered-table-cell table:style-name="ce9"/>
          <table:covered-table-cell table:style-name="ce41"/>
          <table:table-cell table:style-name="ce75"/>
          <table:table-cell table:style-name="ce120"/>
          <table:table-cell table:style-name="ce167"/>
          <table:table-cell table:style-name="ce199" table:number-columns-repeated="2"/>
          <table:table-cell table:style-name="ce276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9"/>
          <table:covered-table-cell table:style-name="ce41"/>
          <table:table-cell table:style-name="ce76" office:value-type="string" table:number-columns-spanned="1" table:number-rows-spanned="2">
            <text:p>Canning Town and Grange</text:p>
          </table:table-cell>
          <table:table-cell table:style-name="ce121" office:value-type="percentage" office:value="0.204" table:number-columns-spanned="1" table:number-rows-spanned="2">
            <text:p>20.40%</text:p>
          </table:table-cell>
          <table:table-cell table:style-name="ce165" office:value-type="string">
            <text:p>ü</text:p>
          </table:table-cell>
          <table:table-cell table:style-name="ce200" office:value-type="float" office:value="6476" table:number-columns-spanned="1" table:number-rows-spanned="2">
            <text:p>6,476</text:p>
          </table:table-cell>
          <table:table-cell table:style-name="ce200" office:value-type="float" office:value="1321" table:number-columns-spanned="1" table:number-rows-spanned="2">
            <text:p>1,321</text:p>
          </table:table-cell>
          <table:table-cell table:style-name="ce277"/>
          <table:table-cell table:style-name="ce305" table:number-columns-repeated="2"/>
          <table:table-cell table:number-columns-repeated="1014"/>
        </table:table-row>
        <table:table-row table:style-name="ro2">
          <table:covered-table-cell table:style-name="ce9"/>
          <table:covered-table-cell table:style-name="ce41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covered-table-cell table:style-name="ce201"/>
          <table:covered-table-cell table:style-name="ce10"/>
          <table:table-cell table:style-name="ce277"/>
          <table:table-cell table:style-name="ce305" table:number-columns-repeated="2"/>
          <table:table-cell table:number-columns-repeated="1014"/>
        </table:table-row>
        <table:table-row table:style-name="ro2">
          <table:covered-table-cell table:style-name="ce9"/>
          <table:covered-table-cell table:style-name="ce44"/>
          <table:table-cell table:style-name="ce50"/>
          <table:table-cell table:style-name="ce123"/>
          <table:table-cell table:style-name="ce168"/>
          <table:table-cell table:style-name="ce202"/>
          <table:table-cell table:style-name="ce199"/>
          <table:table-cell table:style-name="ce276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9"/>
          <table:covered-table-cell table:style-name="ce45"/>
          <table:table-cell table:style-name="ce76" office:value-type="string" table:number-columns-spanned="1" table:number-rows-spanned="2">
            <text:p>Castle</text:p>
          </table:table-cell>
          <table:table-cell table:style-name="ce121" office:value-type="percentage" office:value="0.4" table:number-columns-spanned="1" table:number-rows-spanned="2">
            <text:p>40.00%</text:p>
          </table:table-cell>
          <table:table-cell table:style-name="ce165" office:value-type="string">
            <text:p>ü</text:p>
          </table:table-cell>
          <table:table-cell table:style-name="ce200" office:value-type="float" office:value="5911" table:number-columns-spanned="1" table:number-rows-spanned="2">
            <text:p>5,911</text:p>
          </table:table-cell>
          <table:table-cell table:style-name="ce200" office:value-type="float" office:value="2365" table:number-columns-spanned="1" table:number-rows-spanned="2">
            <text:p>2,365</text:p>
          </table:table-cell>
          <table:table-cell table:style-name="ce277"/>
          <table:table-cell table:style-name="ce305" table:number-columns-repeated="2"/>
          <table:table-cell table:number-columns-repeated="1014"/>
        </table:table-row>
        <table:table-row table:style-name="ro2">
          <table:covered-table-cell table:style-name="ce9"/>
          <table:covered-table-cell table:style-name="ce45"/>
          <table:covered-table-cell table:style-name="ce62"/>
          <table:covered-table-cell table:style-name="ce118"/>
          <table:table-cell table:style-name="ce166" office:value-type="string">
            <text:p>ü</text:p>
          </table:table-cell>
          <table:covered-table-cell table:style-name="ce201"/>
          <table:covered-table-cell table:style-name="ce10"/>
          <table:table-cell table:style-name="ce277"/>
          <table:table-cell table:style-name="ce305" table:number-columns-repeated="2"/>
          <table:table-cell table:number-columns-repeated="1014"/>
        </table:table-row>
        <table:table-row table:style-name="ro2">
          <table:covered-table-cell table:number-columns-repeated="2" table:style-name="ce9"/>
          <table:table-cell table:style-name="ce50"/>
          <table:table-cell table:style-name="ce123"/>
          <table:table-cell table:style-name="ce168"/>
          <table:table-cell table:style-name="ce202"/>
          <table:table-cell table:style-name="ce199"/>
          <table:table-cell table:style-name="ce276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number-columns-repeated="2" table:style-name="ce9"/>
          <table:table-cell table:style-name="ce72" office:value-type="string" table:number-columns-spanned="1" table:number-rows-spanned="2">
            <text:p>Central</text:p>
          </table:table-cell>
          <table:table-cell table:style-name="ce117" office:value-type="percentage" office:value="0.248" table:number-columns-spanned="1" table:number-rows-spanned="2">
            <text:p>24.80%</text:p>
          </table:table-cell>
          <table:table-cell table:style-name="ce165" office:value-type="string">
            <text:p>ü</text:p>
          </table:table-cell>
          <table:table-cell table:style-name="ce196" office:value-type="float" office:value="6142" table:number-columns-spanned="1" table:number-rows-spanned="2">
            <text:p>6,142</text:p>
          </table:table-cell>
          <table:table-cell table:style-name="ce196" office:value-type="float" office:value="1526" table:number-columns-spanned="1" table:number-rows-spanned="2">
            <text:p>1,526</text:p>
          </table:table-cell>
          <table:table-cell table:style-name="ce275"/>
          <table:table-cell table:style-name="ce304" table:number-columns-repeated="2"/>
          <table:table-cell table:style-name="ce317" table:number-columns-repeated="2"/>
          <table:table-cell table:number-columns-repeated="1012"/>
        </table:table-row>
        <table:table-row table:style-name="ro2">
          <table:covered-table-cell table:number-columns-repeated="2" table:style-name="ce9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covered-table-cell table:number-columns-repeated="2" table:style-name="ce10"/>
          <table:table-cell table:style-name="ce275"/>
          <table:table-cell table:style-name="ce304" table:number-columns-repeated="2"/>
          <table:table-cell table:number-columns-repeated="1014"/>
        </table:table-row>
        <table:table-row table:style-name="ro4">
          <table:covered-table-cell table:number-columns-repeated="2" table:style-name="ce9"/>
          <table:table-cell table:style-name="ce74"/>
          <table:table-cell table:style-name="ce119"/>
          <table:table-cell table:style-name="ce150"/>
          <table:table-cell table:style-name="ce197"/>
          <table:table-cell table:style-name="ce199"/>
          <table:table-cell table:style-name="ce276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9"/>
          <table:table-cell table:style-name="ce72" office:value-type="string" table:number-columns-spanned="1" table:number-rows-spanned="3">
            <text:p>Custom House and Silver Town</text:p>
          </table:table-cell>
          <table:table-cell table:style-name="ce117" office:value-type="percentage" office:value="0.22" table:number-columns-spanned="1" table:number-rows-spanned="3">
            <text:p>22.00%</text:p>
          </table:table-cell>
          <table:table-cell table:style-name="ce165" office:value-type="string">
            <text:p>ü</text:p>
          </table:table-cell>
          <table:table-cell table:style-name="ce196" office:value-type="float" office:value="8492" table:number-columns-spanned="1" table:number-rows-spanned="3">
            <text:p>8,492</text:p>
          </table:table-cell>
          <table:table-cell table:style-name="ce196" office:value-type="float" office:value="1868" table:number-columns-spanned="1" table:number-rows-spanned="3">
            <text:p>1,868</text:p>
          </table:table-cell>
          <table:table-cell table:style-name="ce275"/>
          <table:table-cell table:style-name="ce304" table:number-columns-repeated="2"/>
          <table:table-cell table:number-columns-repeated="1014"/>
        </table:table-row>
        <table:table-row table:style-name="ro2">
          <table:covered-table-cell table:number-columns-repeated="2" table:style-name="ce9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covered-table-cell table:style-name="ce203"/>
          <table:covered-table-cell table:style-name="ce9"/>
          <table:table-cell table:style-name="ce275"/>
          <table:table-cell table:style-name="ce304" table:number-columns-repeated="2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number-columns-repeated="2" table:style-name="ce9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covered-table-cell table:style-name="ce198"/>
          <table:covered-table-cell table:style-name="ce10"/>
          <table:table-cell table:style-name="ce275"/>
          <table:table-cell table:style-name="ce304" table:number-columns-repeated="2"/>
          <table:table-cell table:number-columns-repeated="1014"/>
        </table:table-row>
        <table:table-row table:style-name="ro2">
          <table:covered-table-cell table:number-columns-repeated="2" table:style-name="ce9"/>
          <table:table-cell table:style-name="ce75"/>
          <table:table-cell table:style-name="ce124"/>
          <table:table-cell table:style-name="ce151"/>
          <table:table-cell table:style-name="ce199" table:number-columns-repeated="2"/>
          <table:table-cell table:style-name="ce276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9"/>
          <table:table-cell table:style-name="ce76" office:value-type="string" table:number-columns-spanned="1" table:number-rows-spanned="3">
            <text:p>Forest Gate</text:p>
          </table:table-cell>
          <table:table-cell table:style-name="ce121" office:value-type="percentage" office:value="0.258" table:number-columns-spanned="1" table:number-rows-spanned="3">
            <text:p>25.80%</text:p>
          </table:table-cell>
          <table:table-cell table:style-name="ce169" office:value-type="string">
            <text:p>ü</text:p>
          </table:table-cell>
          <table:table-cell table:style-name="ce200" office:value-type="float" office:value="9493" table:number-columns-spanned="1" table:number-rows-spanned="3">
            <text:p>9,493</text:p>
          </table:table-cell>
          <table:table-cell table:style-name="ce246" office:value-type="float" office:value="2449" table:number-columns-spanned="1" table:number-rows-spanned="3">
            <text:p>2,449</text:p>
          </table:table-cell>
          <table:table-cell table:style-name="ce277"/>
          <table:table-cell table:style-name="ce305" table:number-columns-repeated="2"/>
          <table:table-cell table:style-name="ce313" table:number-columns-repeated="1014"/>
        </table:table-row>
        <table:table-row table:style-name="ro2">
          <table:covered-table-cell table:number-columns-repeated="2" table:style-name="ce9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covered-table-cell table:style-name="ce204"/>
          <table:covered-table-cell table:style-name="ce49"/>
          <table:table-cell table:style-name="ce277"/>
          <table:table-cell table:style-name="ce305" table:number-columns-repeated="2"/>
          <table:table-cell table:number-columns-repeated="1014"/>
        </table:table-row>
        <table:table-row table:style-name="ro2">
          <table:covered-table-cell table:number-columns-repeated="2" table:style-name="ce9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covered-table-cell table:style-name="ce201"/>
          <table:covered-table-cell table:style-name="ce53"/>
          <table:table-cell table:style-name="ce277"/>
          <table:table-cell table:style-name="ce305" table:number-columns-repeated="2"/>
          <table:table-cell table:number-columns-repeated="1014"/>
        </table:table-row>
        <table:table-row table:style-name="ro2">
          <table:covered-table-cell table:number-columns-repeated="2" table:style-name="ce9"/>
          <table:table-cell table:style-name="ce50"/>
          <table:table-cell table:style-name="ce123"/>
          <table:table-cell table:style-name="ce168"/>
          <table:table-cell table:style-name="ce202"/>
          <table:table-cell table:style-name="ce199"/>
          <table:table-cell table:style-name="ce276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number-columns-repeated="2" table:style-name="ce9"/>
          <table:table-cell table:style-name="ce76" office:value-type="string" table:number-columns-spanned="1" table:number-rows-spanned="3">
            <text:p>Greatfield</text:p>
          </table:table-cell>
          <table:table-cell table:style-name="ce121" office:value-type="percentage" office:value="0.494" table:number-columns-spanned="1" table:number-rows-spanned="3">
            <text:p>49.40%</text:p>
          </table:table-cell>
          <table:table-cell table:style-name="ce165" office:value-type="string">
            <text:p>ü</text:p>
          </table:table-cell>
          <table:table-cell table:style-name="ce200" office:value-type="float" office:value="8891" table:number-columns-spanned="1" table:number-rows-spanned="3">
            <text:p>8,891</text:p>
          </table:table-cell>
          <table:table-cell table:style-name="ce200" office:value-type="float" office:value="4390" table:number-columns-spanned="1" table:number-rows-spanned="3">
            <text:p>4,390</text:p>
          </table:table-cell>
          <table:table-cell table:style-name="ce277"/>
          <table:table-cell table:style-name="ce305" table:number-columns-repeated="2"/>
          <table:table-cell table:number-columns-repeated="3"/>
          <table:table-cell table:style-name="ce317" table:number-columns-repeated="1011"/>
        </table:table-row>
        <table:table-row table:style-name="ro2">
          <table:covered-table-cell table:number-columns-repeated="2" table:style-name="ce9"/>
          <table:covered-table-cell table:style-name="ce62"/>
          <table:covered-table-cell table:style-name="ce118"/>
          <table:table-cell table:style-name="ce166" office:value-type="string">
            <text:p>ü</text:p>
          </table:table-cell>
          <table:covered-table-cell table:style-name="ce204"/>
          <table:covered-table-cell table:style-name="ce9"/>
          <table:table-cell table:style-name="ce277"/>
          <table:table-cell table:style-name="ce305" table:number-columns-repeated="2"/>
          <table:table-cell table:number-columns-repeated="1014"/>
        </table:table-row>
        <table:table-row table:style-name="ro2">
          <table:covered-table-cell table:number-columns-repeated="2" table:style-name="ce10"/>
          <table:covered-table-cell table:style-name="ce62"/>
          <table:covered-table-cell table:style-name="ce118"/>
          <table:table-cell table:style-name="ce166" office:value-type="string">
            <text:p>ü</text:p>
          </table:table-cell>
          <table:covered-table-cell table:style-name="ce201"/>
          <table:covered-table-cell table:style-name="ce10"/>
          <table:table-cell table:style-name="ce277"/>
          <table:table-cell table:style-name="ce305" table:number-columns-repeated="2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61"/>
          <table:table-cell table:style-name="ce123"/>
          <table:table-cell table:style-name="ce168"/>
          <table:table-cell table:style-name="ce205"/>
          <table:table-cell table:style-name="ce247"/>
          <table:table-cell table:style-name="ce276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8" office:value-type="string" table:number-columns-spanned="1" table:number-rows-spanned="28">
            <text:p>Local</text:p>
          </table:table-cell>
          <table:table-cell table:style-name="ce43" office:value-type="float" office:value="1964" table:number-columns-spanned="1" table:number-rows-spanned="28">
            <text:p>1964</text:p>
          </table:table-cell>
          <table:table-cell table:style-name="ce72" office:value-type="string" table:number-columns-spanned="1" table:number-rows-spanned="3">
            <text:p>Hudsons</text:p>
          </table:table-cell>
          <table:table-cell table:style-name="ce117" office:value-type="percentage" office:value="0.245" table:number-columns-spanned="1" table:number-rows-spanned="3">
            <text:p>24.50%</text:p>
          </table:table-cell>
          <table:table-cell table:style-name="ce165" office:value-type="string">
            <text:p>ü</text:p>
          </table:table-cell>
          <table:table-cell table:style-name="ce196" office:value-type="float" office:value="8872" table:number-columns-spanned="1" table:number-rows-spanned="3">
            <text:p>8,872</text:p>
          </table:table-cell>
          <table:table-cell table:style-name="ce248" office:value-type="float" office:value="2175" table:number-columns-spanned="1" table:number-rows-spanned="3">
            <text:p>2,175</text:p>
          </table:table-cell>
          <table:table-cell table:style-name="ce275"/>
          <table:table-cell table:style-name="ce304" table:number-columns-repeated="2"/>
          <table:table-cell table:style-name="ce317"/>
          <table:table-cell table:number-columns-repeated="1013"/>
        </table:table-row>
        <table:table-row table:style-name="ro2">
          <table:covered-table-cell table:style-name="ce12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covered-table-cell table:style-name="ce9"/>
          <table:covered-table-cell table:style-name="ce203"/>
          <table:table-cell table:style-name="ce275"/>
          <table:table-cell table:style-name="ce304" table:number-columns-repeated="2"/>
          <table:table-cell table:number-columns-repeated="1014"/>
        </table:table-row>
        <table:table-row table:style-name="ro2">
          <table:covered-table-cell table:style-name="ce12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covered-table-cell table:style-name="ce10"/>
          <table:covered-table-cell table:style-name="ce203"/>
          <table:table-cell table:style-name="ce275"/>
          <table:table-cell table:style-name="ce304" table:number-columns-repeated="2"/>
          <table:table-cell table:number-columns-repeated="1014"/>
        </table:table-row>
        <table:table-row table:style-name="ro2">
          <table:covered-table-cell table:style-name="ce12"/>
          <table:covered-table-cell table:style-name="ce41"/>
          <table:table-cell table:style-name="ce74"/>
          <table:table-cell table:style-name="ce119"/>
          <table:table-cell table:style-name="ce150"/>
          <table:table-cell table:style-name="ce197"/>
          <table:table-cell table:style-name="ce249"/>
          <table:table-cell table:style-name="ce273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12"/>
          <table:covered-table-cell table:style-name="ce41"/>
          <table:table-cell table:style-name="ce72" office:value-type="string" table:number-columns-spanned="1" table:number-rows-spanned="2">
            <text:p>Kensington</text:p>
          </table:table-cell>
          <table:table-cell table:style-name="ce117" office:value-type="percentage" office:value="0.45" table:number-columns-spanned="1" table:number-rows-spanned="2">
            <text:p>45.00%</text:p>
          </table:table-cell>
          <table:table-cell table:style-name="ce165" office:value-type="string">
            <text:p>ü</text:p>
          </table:table-cell>
          <table:table-cell table:style-name="ce196" office:value-type="float" office:value="5548" table:number-columns-spanned="1" table:number-rows-spanned="2">
            <text:p>5,548</text:p>
          </table:table-cell>
          <table:table-cell table:style-name="ce196" office:value-type="float" office:value="2494" table:number-columns-spanned="1" table:number-rows-spanned="2">
            <text:p>2,494</text:p>
          </table:table-cell>
          <table:table-cell table:style-name="ce275"/>
          <table:table-cell table:style-name="ce304" table:number-columns-repeated="2"/>
          <table:table-cell table:number-columns-repeated="1014"/>
        </table:table-row>
        <table:table-row table:style-name="ro2">
          <table:covered-table-cell table:style-name="ce12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covered-table-cell table:style-name="ce198"/>
          <table:covered-table-cell table:style-name="ce10"/>
          <table:table-cell table:style-name="ce275"/>
          <table:table-cell table:style-name="ce304" table:number-columns-repeated="2"/>
          <table:table-cell table:number-columns-repeated="1014"/>
        </table:table-row>
        <table:table-row table:style-name="ro2">
          <table:covered-table-cell table:style-name="ce12"/>
          <table:covered-table-cell table:style-name="ce41"/>
          <table:table-cell table:style-name="ce57"/>
          <table:table-cell table:style-name="ce124"/>
          <table:table-cell table:style-name="ce151"/>
          <table:table-cell table:style-name="ce199" table:number-columns-repeated="2"/>
          <table:table-cell table:style-name="ce276"/>
          <table:table-cell table:style-name="ce303" table:number-columns-repeated="2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12"/>
          <table:covered-table-cell table:style-name="ce41"/>
          <table:table-cell table:style-name="ce76" office:value-type="string" table:number-columns-spanned="1" table:number-rows-spanned="3">
            <text:p>Little Ilford</text:p>
          </table:table-cell>
          <table:table-cell table:style-name="ce121" office:value-type="percentage" office:value="0.234" table:number-columns-spanned="1" table:number-rows-spanned="3">
            <text:p>23.40%</text:p>
          </table:table-cell>
          <table:table-cell table:style-name="ce165" office:value-type="string">
            <text:p>ü</text:p>
          </table:table-cell>
          <table:table-cell table:style-name="ce200" office:value-type="float" office:value="9099" table:number-columns-spanned="1" table:number-rows-spanned="3">
            <text:p>9,099</text:p>
          </table:table-cell>
          <table:table-cell table:style-name="ce207" office:value-type="float" office:value="2106" table:number-columns-spanned="1" table:number-rows-spanned="3">
            <text:p>2,106</text:p>
          </table:table-cell>
          <table:table-cell table:style-name="ce277"/>
          <table:table-cell table:style-name="ce305" table:number-columns-repeated="2"/>
          <table:table-cell table:number-columns-repeated="1014"/>
        </table:table-row>
        <table:table-row table:style-name="ro2">
          <table:covered-table-cell table:style-name="ce12"/>
          <table:covered-table-cell table:style-name="ce41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covered-table-cell table:style-name="ce204"/>
          <table:covered-table-cell table:style-name="ce203"/>
          <table:table-cell table:style-name="ce277"/>
          <table:table-cell table:style-name="ce305" table:number-columns-repeated="2"/>
          <table:table-cell table:number-columns-repeated="1014"/>
        </table:table-row>
        <table:table-row table:style-name="ro2">
          <table:covered-table-cell table:style-name="ce12"/>
          <table:covered-table-cell table:style-name="ce41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covered-table-cell table:style-name="ce201"/>
          <table:covered-table-cell table:style-name="ce203"/>
          <table:table-cell table:style-name="ce277"/>
          <table:table-cell table:style-name="ce305" table:number-columns-repeated="2"/>
          <table:table-cell table:number-columns-repeated="1014"/>
        </table:table-row>
        <table:table-row table:style-name="ro2">
          <table:covered-table-cell table:style-name="ce13"/>
          <table:covered-table-cell table:style-name="ce46"/>
          <table:table-cell table:style-name="ce61"/>
          <table:table-cell table:style-name="ce123"/>
          <table:table-cell table:style-name="ce168"/>
          <table:table-cell table:style-name="ce202"/>
          <table:table-cell table:style-name="ce199"/>
          <table:table-cell table:style-name="ce276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13"/>
          <table:covered-table-cell table:style-name="ce46"/>
          <table:table-cell table:style-name="ce77" office:value-type="string" table:number-columns-spanned="1" table:number-rows-spanned="3">
            <text:p>Manor Park</text:p>
          </table:table-cell>
          <table:table-cell table:style-name="ce125" office:value-type="percentage" office:value="0.344" table:number-columns-spanned="1" table:number-rows-spanned="3">
            <text:p>34.40%</text:p>
          </table:table-cell>
          <table:table-cell table:style-name="ce165" office:value-type="string">
            <text:p>ü</text:p>
          </table:table-cell>
          <table:table-cell table:style-name="ce200" office:value-type="float" office:value="9511" table:number-columns-spanned="1" table:number-rows-spanned="3">
            <text:p>9,511</text:p>
          </table:table-cell>
          <table:table-cell table:style-name="ce207" office:value-type="float" office:value="3268" table:number-columns-spanned="1" table:number-rows-spanned="3">
            <text:p>3,268</text:p>
          </table:table-cell>
          <table:table-cell table:style-name="ce277"/>
          <table:table-cell table:style-name="ce305" table:number-columns-repeated="2"/>
          <table:table-cell table:number-columns-repeated="1014"/>
        </table:table-row>
        <table:table-row table:style-name="ro2">
          <table:covered-table-cell table:style-name="ce13"/>
          <table:covered-table-cell table:style-name="ce46"/>
          <table:covered-table-cell table:style-name="ce62"/>
          <table:covered-table-cell table:style-name="ce118"/>
          <table:table-cell table:style-name="ce166" office:value-type="string">
            <text:p>ü</text:p>
          </table:table-cell>
          <table:covered-table-cell table:number-columns-repeated="2" table:style-name="ce204"/>
          <table:table-cell table:style-name="ce277"/>
          <table:table-cell table:style-name="ce305" table:number-columns-repeated="2"/>
          <table:table-cell table:number-columns-repeated="1014"/>
        </table:table-row>
        <table:table-row table:style-name="ro2">
          <table:covered-table-cell table:style-name="ce13"/>
          <table:covered-table-cell table:style-name="ce46"/>
          <table:covered-table-cell table:style-name="ce78"/>
          <table:covered-table-cell table:style-name="ce126"/>
          <table:table-cell table:style-name="ce170" office:value-type="string">
            <text:p>ü</text:p>
          </table:table-cell>
          <table:covered-table-cell table:style-name="ce201"/>
          <table:covered-table-cell table:style-name="ce204"/>
          <table:table-cell table:style-name="ce277"/>
          <table:table-cell table:style-name="ce305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51"/>
          <table:table-cell table:style-name="ce127"/>
          <table:table-cell table:style-name="ce154"/>
          <table:table-cell table:style-name="ce205"/>
          <table:table-cell table:style-name="ce247"/>
          <table:table-cell table:style-name="ce276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2">
            <text:p>New Town</text:p>
          </table:table-cell>
          <table:table-cell table:style-name="ce117" office:value-type="percentage" office:value="0.212" table:number-columns-spanned="1" table:number-rows-spanned="2">
            <text:p>21.20%</text:p>
          </table:table-cell>
          <table:table-cell table:style-name="ce165" office:value-type="string">
            <text:p>ü</text:p>
          </table:table-cell>
          <table:table-cell table:style-name="ce196" office:value-type="float" office:value="6140" table:number-columns-spanned="1" table:number-rows-spanned="2">
            <text:p>6,140</text:p>
          </table:table-cell>
          <table:table-cell table:style-name="ce196" office:value-type="float" office:value="1304" table:number-columns-spanned="1" table:number-rows-spanned="2">
            <text:p>1,304</text:p>
          </table:table-cell>
          <table:table-cell table:style-name="ce275"/>
          <table:table-cell table:style-name="ce304" table:number-columns-repeated="2"/>
          <table:table-cell table:style-name="ce317"/>
          <table:table-cell table:number-columns-repeated="1013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covered-table-cell table:number-columns-repeated="2" table:style-name="ce10"/>
          <table:table-cell table:style-name="ce275"/>
          <table:table-cell table:style-name="ce304" table:number-columns-repeated="2"/>
          <table:table-cell table:number-columns-repeated="2"/>
          <table:table-cell table:style-name="ce317"/>
          <table:table-cell table:number-columns-repeated="1011"/>
        </table:table-row>
        <table:table-row table:style-name="ro2">
          <table:covered-table-cell table:number-columns-repeated="2" table:style-name="ce14"/>
          <table:table-cell table:style-name="ce74"/>
          <table:table-cell table:style-name="ce119"/>
          <table:table-cell table:style-name="ce150"/>
          <table:table-cell table:style-name="ce197"/>
          <table:table-cell table:style-name="ce245"/>
          <table:table-cell table:style-name="ce276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2">
            <text:p>Ordnance</text:p>
          </table:table-cell>
          <table:table-cell table:style-name="ce117" office:value-type="percentage" office:value="0.23" table:number-columns-spanned="1" table:number-rows-spanned="2">
            <text:p>23.00%</text:p>
          </table:table-cell>
          <table:table-cell table:style-name="ce165" office:value-type="string">
            <text:p>ü</text:p>
          </table:table-cell>
          <table:table-cell table:style-name="ce196" office:value-type="float" office:value="5635" table:number-columns-spanned="1" table:number-rows-spanned="2">
            <text:p>5,635</text:p>
          </table:table-cell>
          <table:table-cell table:style-name="ce196" office:value-type="float" office:value="1297" table:number-columns-spanned="1" table:number-rows-spanned="2">
            <text:p>1,297</text:p>
          </table:table-cell>
          <table:table-cell table:style-name="ce275"/>
          <table:table-cell table:style-name="ce304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covered-table-cell table:style-name="ce198"/>
          <table:covered-table-cell table:style-name="ce10"/>
          <table:table-cell table:style-name="ce275"/>
          <table:table-cell table:style-name="ce304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57"/>
          <table:table-cell table:style-name="ce124"/>
          <table:table-cell table:style-name="ce151"/>
          <table:table-cell table:style-name="ce199" table:number-columns-repeated="2"/>
          <table:table-cell table:style-name="ce276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6" office:value-type="string" table:number-columns-spanned="1" table:number-rows-spanned="3">
            <text:p>Park</text:p>
          </table:table-cell>
          <table:table-cell table:style-name="ce121" office:value-type="percentage" office:value="0.315" table:number-columns-spanned="1" table:number-rows-spanned="3">
            <text:p>31.50%</text:p>
          </table:table-cell>
          <table:table-cell table:style-name="ce165" office:value-type="string">
            <text:p>ü</text:p>
          </table:table-cell>
          <table:table-cell table:style-name="ce200" office:value-type="float" office:value="9759" table:number-columns-spanned="1" table:number-rows-spanned="3">
            <text:p>9,759</text:p>
          </table:table-cell>
          <table:table-cell table:style-name="ce207" office:value-type="float" office:value="3078" table:number-columns-spanned="1" table:number-rows-spanned="3">
            <text:p>3,078</text:p>
          </table:table-cell>
          <table:table-cell table:style-name="ce277"/>
          <table:table-cell table:style-name="ce305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covered-table-cell table:style-name="ce204"/>
          <table:covered-table-cell table:style-name="ce203"/>
          <table:table-cell table:style-name="ce277"/>
          <table:table-cell table:style-name="ce305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covered-table-cell table:style-name="ce201"/>
          <table:covered-table-cell table:style-name="ce203"/>
          <table:table-cell table:style-name="ce277"/>
          <table:table-cell table:style-name="ce305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61"/>
          <table:table-cell table:style-name="ce123"/>
          <table:table-cell table:style-name="ce168"/>
          <table:table-cell table:style-name="ce202"/>
          <table:table-cell table:style-name="ce199"/>
          <table:table-cell table:style-name="ce276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6" office:value-type="string" table:number-columns-spanned="1" table:number-rows-spanned="3">
            <text:p>Plaistow</text:p>
          </table:table-cell>
          <table:table-cell table:style-name="ce121" office:value-type="percentage" office:value="0.184" table:number-columns-spanned="1" table:number-rows-spanned="3">
            <text:p>18.40%</text:p>
          </table:table-cell>
          <table:table-cell table:style-name="ce165" office:value-type="string">
            <text:p>ü</text:p>
          </table:table-cell>
          <table:table-cell table:style-name="ce200" office:value-type="float" office:value="8563" table:number-columns-spanned="1" table:number-rows-spanned="3">
            <text:p>8,563</text:p>
          </table:table-cell>
          <table:table-cell table:style-name="ce207" office:value-type="float" office:value="1573" table:number-columns-spanned="1" table:number-rows-spanned="3">
            <text:p>1,573</text:p>
          </table:table-cell>
          <table:table-cell table:style-name="ce277"/>
          <table:table-cell table:style-name="ce305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66" office:value-type="string">
            <text:p>ü</text:p>
          </table:table-cell>
          <table:covered-table-cell table:number-columns-repeated="2" table:style-name="ce204"/>
          <table:table-cell table:style-name="ce277"/>
          <table:table-cell table:style-name="ce305" table:number-columns-repeated="2"/>
          <table:table-cell table:number-columns-repeated="1014"/>
        </table:table-row>
        <table:table-row table:style-name="ro2">
          <table:covered-table-cell table:number-columns-repeated="2" table:style-name="ce15"/>
          <table:covered-table-cell table:style-name="ce62"/>
          <table:covered-table-cell table:style-name="ce118"/>
          <table:table-cell table:style-name="ce166" office:value-type="string">
            <text:p>ü</text:p>
          </table:table-cell>
          <table:covered-table-cell table:style-name="ce201"/>
          <table:covered-table-cell table:style-name="ce204"/>
          <table:table-cell table:style-name="ce277"/>
          <table:table-cell table:style-name="ce305" table:number-columns-repeated="2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61"/>
          <table:table-cell table:style-name="ce123"/>
          <table:table-cell table:style-name="ce168"/>
          <table:table-cell table:style-name="ce205"/>
          <table:table-cell table:style-name="ce247"/>
          <table:table-cell table:style-name="ce276"/>
          <table:table-cell table:style-name="ce303"/>
          <table:table-cell table:style-name="ce315"/>
          <table:table-cell table:number-columns-repeated="3"/>
          <table:table-cell table:style-name="ce313" table:number-columns-repeated="1011"/>
        </table:table-row>
        <table:table-row table:style-name="ro2">
          <table:table-cell table:style-name="ce8" office:value-type="string" table:number-columns-spanned="1" table:number-rows-spanned="28">
            <text:p>Local</text:p>
          </table:table-cell>
          <table:table-cell table:style-name="ce43" office:value-type="float" office:value="1964" table:number-columns-spanned="1" table:number-rows-spanned="28">
            <text:p>1964</text:p>
          </table:table-cell>
          <table:table-cell table:style-name="ce72" office:value-type="string" table:number-columns-spanned="1" table:number-rows-spanned="3">
            <text:p>Plashet</text:p>
          </table:table-cell>
          <table:table-cell table:style-name="ce117" office:value-type="percentage" office:value="0.296" table:number-columns-spanned="1" table:number-rows-spanned="3">
            <text:p>29.60%</text:p>
          </table:table-cell>
          <table:table-cell table:style-name="ce165" office:value-type="string">
            <text:p>ü</text:p>
          </table:table-cell>
          <table:table-cell table:style-name="ce196" office:value-type="float" office:value="9255" table:number-columns-spanned="1" table:number-rows-spanned="3">
            <text:p>9,255</text:p>
          </table:table-cell>
          <table:table-cell table:style-name="ce248" office:value-type="float" office:value="2744" table:number-columns-spanned="1" table:number-rows-spanned="3">
            <text:p>2,744</text:p>
          </table:table-cell>
          <table:table-cell table:style-name="ce275"/>
          <table:table-cell table:style-name="ce304" table:number-columns-repeated="2"/>
          <table:table-cell table:style-name="ce317"/>
          <table:table-cell table:number-columns-repeated="1013"/>
        </table:table-row>
        <table:table-row table:style-name="ro2">
          <table:covered-table-cell table:style-name="ce14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covered-table-cell table:style-name="ce9"/>
          <table:covered-table-cell table:style-name="ce203"/>
          <table:table-cell table:style-name="ce275"/>
          <table:table-cell table:style-name="ce304" table:number-columns-repeated="2"/>
          <table:table-cell table:number-columns-repeated="1014"/>
        </table:table-row>
        <table:table-row table:style-name="ro2">
          <table:covered-table-cell table:style-name="ce14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covered-table-cell table:style-name="ce10"/>
          <table:covered-table-cell table:style-name="ce203"/>
          <table:table-cell table:style-name="ce275"/>
          <table:table-cell table:style-name="ce304" table:number-columns-repeated="2"/>
          <table:table-cell table:number-columns-repeated="1014"/>
        </table:table-row>
        <table:table-row table:style-name="ro2">
          <table:covered-table-cell table:style-name="ce14"/>
          <table:covered-table-cell table:style-name="ce41"/>
          <table:table-cell table:style-name="ce74"/>
          <table:table-cell table:style-name="ce119"/>
          <table:table-cell table:style-name="ce150"/>
          <table:table-cell table:style-name="ce197"/>
          <table:table-cell table:style-name="ce249"/>
          <table:table-cell table:style-name="ce273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14"/>
          <table:covered-table-cell table:style-name="ce41"/>
          <table:table-cell table:style-name="ce72" office:value-type="string" table:number-columns-spanned="1" table:number-rows-spanned="2">
            <text:p>St. Stephens</text:p>
          </table:table-cell>
          <table:table-cell table:style-name="ce117" office:value-type="percentage" office:value="0.42" table:number-columns-spanned="1" table:number-rows-spanned="2">
            <text:p>42.00%</text:p>
          </table:table-cell>
          <table:table-cell table:style-name="ce165" office:value-type="string">
            <text:p>ü</text:p>
          </table:table-cell>
          <table:table-cell table:style-name="ce196" office:value-type="float" office:value="5757" table:number-columns-spanned="1" table:number-rows-spanned="2">
            <text:p>5,757</text:p>
          </table:table-cell>
          <table:table-cell table:style-name="ce196" office:value-type="float" office:value="2418" table:number-columns-spanned="1" table:number-rows-spanned="2">
            <text:p>2,418</text:p>
          </table:table-cell>
          <table:table-cell table:style-name="ce275"/>
          <table:table-cell table:style-name="ce304" table:number-columns-repeated="2"/>
          <table:table-cell table:number-columns-repeated="1014"/>
        </table:table-row>
        <table:table-row table:style-name="ro2">
          <table:covered-table-cell table:style-name="ce14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covered-table-cell table:style-name="ce198"/>
          <table:covered-table-cell table:style-name="ce10"/>
          <table:table-cell table:style-name="ce275"/>
          <table:table-cell table:style-name="ce304" table:number-columns-repeated="2"/>
          <table:table-cell table:number-columns-repeated="1014"/>
        </table:table-row>
        <table:table-row table:style-name="ro2">
          <table:covered-table-cell table:style-name="ce14"/>
          <table:covered-table-cell table:style-name="ce41"/>
          <table:table-cell table:style-name="ce79"/>
          <table:table-cell table:style-name="ce124"/>
          <table:table-cell table:style-name="ce151"/>
          <table:table-cell table:style-name="ce199" table:number-columns-repeated="2"/>
          <table:table-cell table:style-name="ce276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14"/>
          <table:covered-table-cell table:style-name="ce41"/>
          <table:table-cell table:style-name="ce76" office:value-type="string" table:number-columns-spanned="1" table:number-rows-spanned="3">
            <text:p>South</text:p>
          </table:table-cell>
          <table:table-cell table:style-name="ce121" table:number-columns-spanned="1" table:number-rows-spanned="3"/>
          <table:table-cell table:style-name="ce165" office:value-type="string">
            <text:p>ü</text:p>
          </table:table-cell>
          <table:table-cell table:style-name="ce200" office:value-type="float" office:value="9321" table:number-columns-spanned="1" table:number-rows-spanned="3">
            <text:p>9,321</text:p>
          </table:table-cell>
          <table:table-cell table:style-name="ce207" office:value-type="string" table:number-columns-spanned="1" table:number-rows-spanned="3">
            <text:p>No Contest</text:p>
          </table:table-cell>
          <table:table-cell table:style-name="ce277"/>
          <table:table-cell table:style-name="ce305" table:number-columns-repeated="2"/>
          <table:table-cell table:number-columns-repeated="2"/>
          <table:table-cell table:style-name="ce317"/>
          <table:table-cell table:number-columns-repeated="1011"/>
        </table:table-row>
        <table:table-row table:style-name="ro2">
          <table:covered-table-cell table:style-name="ce14"/>
          <table:covered-table-cell table:style-name="ce41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covered-table-cell table:style-name="ce204"/>
          <table:covered-table-cell table:style-name="ce203"/>
          <table:table-cell table:style-name="ce277"/>
          <table:table-cell table:style-name="ce305" table:number-columns-repeated="2"/>
          <table:table-cell table:number-columns-repeated="1014"/>
        </table:table-row>
        <table:table-row table:style-name="ro2">
          <table:covered-table-cell table:style-name="ce14"/>
          <table:covered-table-cell table:style-name="ce41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covered-table-cell table:style-name="ce201"/>
          <table:covered-table-cell table:style-name="ce203"/>
          <table:table-cell table:style-name="ce277"/>
          <table:table-cell table:style-name="ce305" table:number-columns-repeated="2"/>
          <table:table-cell table:number-columns-repeated="1014"/>
        </table:table-row>
        <table:table-row table:style-name="ro2">
          <table:covered-table-cell table:style-name="ce14"/>
          <table:covered-table-cell table:style-name="ce46"/>
          <table:table-cell table:style-name="ce51"/>
          <table:table-cell table:style-name="ce127"/>
          <table:table-cell table:style-name="ce154"/>
          <table:table-cell table:style-name="ce202"/>
          <table:table-cell table:style-name="ce199"/>
          <table:table-cell table:style-name="ce276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14"/>
          <table:covered-table-cell table:style-name="ce46"/>
          <table:table-cell table:style-name="ce76" office:value-type="string" table:number-columns-spanned="1" table:number-rows-spanned="2">
            <text:p>Stratford</text:p>
          </table:table-cell>
          <table:table-cell table:style-name="ce121" office:value-type="percentage" office:value="0.186" table:number-columns-spanned="1" table:number-rows-spanned="2">
            <text:p>18.60%</text:p>
          </table:table-cell>
          <table:table-cell table:style-name="ce165" office:value-type="string">
            <text:p>ü</text:p>
          </table:table-cell>
          <table:table-cell table:style-name="ce200" office:value-type="float" office:value="5667" table:number-columns-spanned="1" table:number-rows-spanned="2">
            <text:p>5,667</text:p>
          </table:table-cell>
          <table:table-cell table:style-name="ce200" office:value-type="float" office:value="1054" table:number-columns-spanned="1" table:number-rows-spanned="2">
            <text:p>1,054</text:p>
          </table:table-cell>
          <table:table-cell table:style-name="ce277"/>
          <table:table-cell table:style-name="ce305" table:number-columns-repeated="2"/>
          <table:table-cell table:number-columns-repeated="1014"/>
        </table:table-row>
        <table:table-row table:style-name="ro2">
          <table:covered-table-cell table:style-name="ce14"/>
          <table:covered-table-cell table:style-name="ce46"/>
          <table:covered-table-cell table:style-name="ce62"/>
          <table:covered-table-cell table:style-name="ce118"/>
          <table:table-cell table:style-name="ce166" office:value-type="string">
            <text:p>ü</text:p>
          </table:table-cell>
          <table:covered-table-cell table:style-name="ce201"/>
          <table:covered-table-cell table:style-name="ce10"/>
          <table:table-cell table:style-name="ce277"/>
          <table:table-cell table:style-name="ce305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61"/>
          <table:table-cell table:style-name="ce128"/>
          <table:table-cell table:style-name="ce168"/>
          <table:table-cell table:style-name="ce206"/>
          <table:table-cell table:style-name="ce57"/>
          <table:table-cell table:style-name="ce276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80" office:value-type="string" table:number-columns-spanned="1" table:number-rows-spanned="3">
            <text:p>Upton</text:p>
          </table:table-cell>
          <table:table-cell table:style-name="ce117" office:value-type="percentage" office:value="0.341" table:number-columns-spanned="1" table:number-rows-spanned="3">
            <text:p>34.10%</text:p>
          </table:table-cell>
          <table:table-cell table:style-name="ce165" office:value-type="string">
            <text:p>ü</text:p>
          </table:table-cell>
          <table:table-cell table:style-name="ce196" office:value-type="float" office:value="9871" table:number-columns-spanned="1" table:number-rows-spanned="3">
            <text:p>9,871</text:p>
          </table:table-cell>
          <table:table-cell table:style-name="ce248" office:value-type="float" office:value="3370" table:number-columns-spanned="1" table:number-rows-spanned="3">
            <text:p>3,370</text:p>
          </table:table-cell>
          <table:table-cell table:style-name="ce275"/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covered-table-cell table:style-name="ce9"/>
          <table:covered-table-cell table:style-name="ce203"/>
          <table:table-cell table:style-name="ce275"/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81"/>
          <table:covered-table-cell table:style-name="ce118"/>
          <table:table-cell table:style-name="ce166" office:value-type="string">
            <text:p>ü</text:p>
          </table:table-cell>
          <table:covered-table-cell table:style-name="ce10"/>
          <table:covered-table-cell table:style-name="ce203"/>
          <table:table-cell table:style-name="ce275"/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table-cell table:style-name="ce74"/>
          <table:table-cell table:style-name="ce119"/>
          <table:table-cell table:style-name="ce150"/>
          <table:table-cell table:style-name="ce197"/>
          <table:table-cell table:style-name="ce250"/>
          <table:table-cell table:style-name="ce273"/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3">
            <text:p>Wall End</text:p>
          </table:table-cell>
          <table:table-cell table:style-name="ce117" office:value-type="percentage" office:value="0.338" table:number-columns-spanned="1" table:number-rows-spanned="3">
            <text:p>33.80%</text:p>
          </table:table-cell>
          <table:table-cell table:style-name="ce165" office:value-type="string">
            <text:p>ü</text:p>
          </table:table-cell>
          <table:table-cell table:style-name="ce196" office:value-type="float" office:value="8828" table:number-columns-spanned="1" table:number-rows-spanned="3">
            <text:p>8,828</text:p>
          </table:table-cell>
          <table:table-cell table:style-name="ce196" office:value-type="float" office:value="2980" table:number-columns-spanned="1" table:number-rows-spanned="3">
            <text:p>2,980</text:p>
          </table:table-cell>
          <table:table-cell table:style-name="ce275"/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82"/>
          <table:covered-table-cell table:style-name="ce118"/>
          <table:table-cell table:style-name="ce166" office:value-type="string">
            <text:p>ü</text:p>
          </table:table-cell>
          <table:covered-table-cell table:style-name="ce203"/>
          <table:covered-table-cell table:style-name="ce215"/>
          <table:table-cell table:style-name="ce275"/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covered-table-cell table:style-name="ce198"/>
          <table:covered-table-cell table:style-name="ce213"/>
          <table:table-cell table:style-name="ce275"/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table-cell table:style-name="ce57"/>
          <table:table-cell table:style-name="ce124"/>
          <table:table-cell table:style-name="ce151"/>
          <table:table-cell table:style-name="ce199" table:number-columns-repeated="2"/>
          <table:table-cell table:style-name="ce276"/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table-cell table:style-name="ce76" office:value-type="string" table:number-columns-spanned="1" table:number-rows-spanned="3">
            <text:p>West Ham</text:p>
          </table:table-cell>
          <table:table-cell table:style-name="ce121" office:value-type="percentage" office:value="0.188" table:number-columns-spanned="1" table:number-rows-spanned="3">
            <text:p>18.80%</text:p>
          </table:table-cell>
          <table:table-cell table:style-name="ce165" office:value-type="string">
            <text:p>ü</text:p>
          </table:table-cell>
          <table:table-cell table:style-name="ce200" office:value-type="float" office:value="5605" table:number-columns-spanned="1" table:number-rows-spanned="3">
            <text:p>5,605</text:p>
          </table:table-cell>
          <table:table-cell table:style-name="ce207" office:value-type="float" office:value="1053" table:number-columns-spanned="1" table:number-rows-spanned="3">
            <text:p>1,053</text:p>
          </table:table-cell>
          <table:table-cell table:style-name="ce277"/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covered-table-cell table:style-name="ce204"/>
          <table:covered-table-cell table:style-name="ce203"/>
          <table:table-cell table:style-name="ce277"/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covered-table-cell table:style-name="ce201"/>
          <table:covered-table-cell table:style-name="ce203"/>
          <table:table-cell table:style-name="ce277"/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table-cell table:style-name="ce61"/>
          <table:table-cell table:style-name="ce123"/>
          <table:table-cell table:style-name="ce168"/>
          <table:table-cell table:style-name="ce202"/>
          <table:table-cell table:style-name="ce199"/>
          <table:table-cell table:style-name="ce276"/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table-cell table:style-name="ce76" office:value-type="string" table:number-columns-spanned="1" table:number-rows-spanned="2">
            <text:p>Woodgrange</text:p>
          </table:table-cell>
          <table:table-cell table:style-name="ce121" office:value-type="percentage" office:value="0.363" table:number-columns-spanned="1" table:number-rows-spanned="2">
            <text:p>36.30%</text:p>
          </table:table-cell>
          <table:table-cell table:style-name="ce165" office:value-type="string">
            <text:p>ü</text:p>
          </table:table-cell>
          <table:table-cell table:style-name="ce207" office:value-type="float" office:value="5805" table:number-columns-spanned="1" table:number-rows-spanned="2">
            <text:p>5,805</text:p>
          </table:table-cell>
          <table:table-cell table:style-name="ce207" office:value-type="float" office:value="2107" table:number-columns-spanned="1" table:number-rows-spanned="2">
            <text:p>2,107</text:p>
          </table:table-cell>
          <table:table-cell table:style-name="ce277"/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5"/>
          <table:covered-table-cell table:style-name="ce62"/>
          <table:covered-table-cell table:style-name="ce118"/>
          <table:table-cell table:style-name="ce166" office:value-type="string">
            <text:p>ü</text:p>
          </table:table-cell>
          <table:covered-table-cell table:style-name="ce204"/>
          <table:covered-table-cell table:style-name="ce215"/>
          <table:table-cell table:style-name="ce277"/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table-cell table:style-name="ce16" table:number-columns-repeated="2"/>
          <table:table-cell table:style-name="ce42"/>
          <table:table-cell table:style-name="ce129"/>
          <table:table-cell table:style-name="ce171"/>
          <table:table-cell table:style-name="ce206"/>
          <table:table-cell table:style-name="ce251"/>
          <table:table-cell table:style-name="ce276"/>
          <table:table-cell table:style-name="ce303"/>
          <table:table-cell table:style-name="ce315"/>
          <table:table-cell table:style-name="ce317" table:number-columns-repeated="1014"/>
        </table:table-row>
        <table:table-row table:style-name="ro2" table:number-rows-repeated="3">
          <table:table-cell table:style-name="ce17" table:number-columns-repeated="2"/>
          <table:table-cell table:style-name="ce83"/>
          <table:table-cell table:style-name="ce130"/>
          <table:table-cell table:style-name="ce172"/>
          <table:table-cell table:style-name="ce208"/>
          <table:table-cell table:style-name="ce252"/>
          <table:table-cell table:style-name="ce276"/>
          <table:table-cell table:style-name="ce303"/>
          <table:table-cell table:style-name="ce315"/>
          <table:table-cell table:style-name="ce317" table:number-columns-repeated="1014"/>
        </table:table-row>
        <table:table-row table:style-name="ro2">
          <table:table-cell table:style-name="ce18" table:number-columns-repeated="2"/>
          <table:table-cell table:style-name="ce84"/>
          <table:table-cell table:style-name="ce131"/>
          <table:table-cell table:style-name="ce173"/>
          <table:table-cell table:style-name="ce208"/>
          <table:table-cell table:style-name="ce252"/>
          <table:table-cell table:style-name="ce276"/>
          <table:table-cell table:style-name="ce303"/>
          <table:table-cell table:style-name="ce315"/>
          <table:table-cell table:style-name="ce317" table:number-columns-repeated="1014"/>
        </table:table-row>
        <table:table-row table:style-name="ro2">
          <table:table-cell table:style-name="ce2" office:value-type="string">
            <text:p>ELECTION</text:p>
          </table:table-cell>
          <table:table-cell table:style-name="ce2" office:value-type="string">
            <text:p><text:s/>YEAR</text:p>
          </table:table-cell>
          <table:table-cell table:style-name="ce2" office:value-type="string">
            <text:p>BOROUGH</text:p>
          </table:table-cell>
          <table:table-cell table:style-name="ce113" office:value-type="string">
            <text:p>ELECTORS</text:p>
          </table:table-cell>
          <table:table-cell table:style-name="ce161" office:value-type="string">
            <text:p>TURNOUT</text:p>
          </table:table-cell>
          <table:table-cell table:style-name="ce209"/>
          <table:table-cell table:style-name="ce252"/>
          <table:table-cell table:style-name="ce276"/>
          <table:table-cell table:style-name="ce303"/>
          <table:table-cell table:style-name="ce313"/>
          <table:table-cell table:number-columns-repeated="2"/>
          <table:table-cell table:style-name="ce318" table:number-columns-repeated="1012"/>
        </table:table-row>
        <table:table-row table:style-name="ro2">
          <table:table-cell table:style-name="ce3" office:value-type="string" table:number-columns-spanned="1" table:number-rows-spanned="3">
            <text:p>Local</text:p>
          </table:table-cell>
          <table:table-cell table:style-name="ce40" office:value-type="float" office:value="1968" table:number-columns-spanned="1" table:number-rows-spanned="3">
            <text:p>1968</text:p>
          </table:table-cell>
          <table:table-cell table:style-name="ce70" office:value-type="string" table:number-columns-spanned="1" table:number-rows-spanned="3">
            <text:p>Newham</text:p>
          </table:table-cell>
          <table:table-cell table:style-name="ce114" office:value-type="float" office:value="177134" table:number-columns-spanned="1" table:number-rows-spanned="3">
            <text:p>177,134</text:p>
          </table:table-cell>
          <table:table-cell table:style-name="ce117" office:value-type="percentage" office:value="0.251" table:number-columns-spanned="1" table:number-rows-spanned="3">
            <text:p>25.10%</text:p>
          </table:table-cell>
          <table:table-cell table:style-name="ce210"/>
          <table:table-cell table:style-name="ce253"/>
          <table:table-cell table:style-name="ce130"/>
          <table:table-cell table:style-name="ce306"/>
          <table:table-cell table:number-columns-repeated="2"/>
          <table:table-cell table:style-name="ce313"/>
          <table:table-cell table:number-columns-repeated="1012"/>
        </table:table-row>
        <table:table-row table:style-name="ro2">
          <table:covered-table-cell table:style-name="ce4"/>
          <table:covered-table-cell table:style-name="ce41"/>
          <table:covered-table-cell table:style-name="ce71"/>
          <table:covered-table-cell table:style-name="ce115"/>
          <table:covered-table-cell table:style-name="ce118"/>
          <table:table-cell table:style-name="ce210"/>
          <table:table-cell table:style-name="ce253"/>
          <table:table-cell table:style-name="ce278"/>
          <table:table-cell table:style-name="ce306"/>
          <table:table-cell table:style-name="ce313" table:number-columns-repeated="1015"/>
        </table:table-row>
        <table:table-row table:style-name="ro2">
          <table:covered-table-cell table:style-name="ce4"/>
          <table:covered-table-cell table:style-name="ce41"/>
          <table:covered-table-cell table:style-name="ce71"/>
          <table:covered-table-cell table:style-name="ce115"/>
          <table:covered-table-cell table:style-name="ce118"/>
          <table:table-cell table:style-name="ce210"/>
          <table:table-cell table:style-name="ce253"/>
          <table:table-cell table:style-name="ce278"/>
          <table:table-cell table:style-name="ce306"/>
          <table:table-cell table:number-columns-repeated="1015"/>
        </table:table-row>
        <table:table-row table:style-name="ro2">
          <table:table-cell table:style-name="ce5"/>
          <table:table-cell table:style-name="ce42"/>
          <table:table-cell table:style-name="ce5"/>
          <table:table-cell table:style-name="ce116"/>
          <table:table-cell table:style-name="ce162"/>
          <table:table-cell table:style-name="ce211"/>
          <table:table-cell table:style-name="ce254"/>
          <table:table-cell table:style-name="ce279"/>
          <table:table-cell table:style-name="ce172"/>
          <table:table-cell table:style-name="ce314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ELECTION</text:p>
          </table:table-cell>
          <table:table-cell table:style-name="ce2" office:value-type="string">
            <text:p><text:s/>YEAR</text:p>
          </table:table-cell>
          <table:table-cell table:style-name="ce2" office:value-type="string">
            <text:p>CONSTITUENCY</text:p>
          </table:table-cell>
          <table:table-cell table:style-name="ce113" office:value-type="string">
            <text:p>TURNOUT</text:p>
          </table:table-cell>
          <table:table-cell table:style-name="ce161" office:value-type="string">
            <text:p>ELECTED</text:p>
          </table:table-cell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113" office:value-type="string">
            <text:p>VOTES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table-cell table:style-name="ce19" office:value-type="string" table:number-columns-spanned="1" table:number-rows-spanned="19">
            <text:p>Local</text:p>
          </table:table-cell>
          <table:table-cell table:style-name="ce43" office:value-type="float" office:value="1968" table:number-columns-spanned="1" table:number-rows-spanned="19">
            <text:p>1968</text:p>
          </table:table-cell>
          <table:table-cell table:style-name="ce70" office:value-type="string" table:number-columns-spanned="1" table:number-rows-spanned="3">
            <text:p>Beckton</text:p>
          </table:table-cell>
          <table:table-cell table:style-name="ce117" office:value-type="percentage" office:value="0.141" table:number-columns-spanned="1" table:number-rows-spanned="3">
            <text:p>14.1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H.A. Taylor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0" office:value-type="float" office:value="384">
            <text:p>38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1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L.A. Wood</text:p>
          </table:table-cell>
          <table:covered-table-cell table:style-name="ce10"/>
          <table:table-cell table:style-name="ce281" office:value-type="float" office:value="358">
            <text:p>358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1"/>
          <table:covered-table-cell table:style-name="ce118"/>
          <table:table-cell table:style-name="ce166"/>
          <table:table-cell table:style-name="ce214" office:value-type="string">
            <text:p>R.A. Offley</text:p>
          </table:table-cell>
          <table:table-cell table:style-name="ce10" office:value-type="string">
            <text:p>Communist</text:p>
          </table:table-cell>
          <table:table-cell table:style-name="ce281" office:value-type="float" office:value="164">
            <text:p>16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0" office:value-type="string" table:number-columns-spanned="1" table:number-rows-spanned="4">
            <text:p>Bemersyde</text:p>
          </table:table-cell>
          <table:table-cell table:style-name="ce117" office:value-type="percentage" office:value="0.358" table:number-columns-spanned="1" table:number-rows-spanned="4">
            <text:p>35.80%</text:p>
          </table:table-cell>
          <table:table-cell table:style-name="ce165" office:value-type="string">
            <text:p>ü</text:p>
          </table:table-cell>
          <table:table-cell table:style-name="ce215" office:value-type="string">
            <text:p>F.H. Ferrier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1109">
            <text:p>1,10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H.Bauckham</text:p>
          </table:table-cell>
          <table:covered-table-cell table:style-name="ce10"/>
          <table:table-cell table:style-name="ce281" office:value-type="float" office:value="1101">
            <text:p>1,10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2" office:value-type="string">
            <text:p>L.A. Slade</text:p>
          </table:table-cell>
          <table:table-cell table:style-name="ce255" office:value-type="string" table:number-columns-spanned="1" table:number-rows-spanned="2">
            <text:p>Ratepayers &amp; Residents</text:p>
          </table:table-cell>
          <table:table-cell table:style-name="ce281" office:value-type="float" office:value="995">
            <text:p>995</text:p>
          </table:table-cell>
          <table:table-cell table:style-name="ce307"/>
          <table:table-cell table:style-name="ce304"/>
          <table:table-cell table:number-columns-repeated="3"/>
          <table:table-cell table:style-name="ce317" table:number-columns-repeated="1011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3" office:value-type="string">
            <text:p>J.J. Ling</text:p>
          </table:table-cell>
          <table:covered-table-cell table:style-name="ce213"/>
          <table:table-cell table:style-name="ce281" office:value-type="float" office:value="992">
            <text:p>99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5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0" office:value-type="string" table:number-columns-spanned="1" table:number-rows-spanned="2">
            <text:p>Canning Town and Grange</text:p>
          </table:table-cell>
          <table:table-cell table:style-name="ce121" office:value-type="string" table:number-columns-spanned="1" table:number-rows-spanned="2">
            <text:p>NOT CONTESTED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C.L. Bock</text:p>
          </table:table-cell>
          <table:table-cell table:style-name="ce228" office:value-type="string" table:number-columns-spanned="1" table:number-rows-spanned="2">
            <text:p>Labour</text:p>
          </table:table-cell>
          <table:table-cell table:style-name="ce282" office:value-type="string">
            <text:p>n/a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D.A. Sherman</text:p>
          </table:table-cell>
          <table:covered-table-cell table:style-name="ce9"/>
          <table:table-cell table:style-name="ce282" office:value-type="string">
            <text:p>n/a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50"/>
          <table:table-cell table:style-name="ce123"/>
          <table:table-cell table:style-name="ce168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3" office:value-type="string" table:number-columns-spanned="1" table:number-rows-spanned="7">
            <text:p>Castle</text:p>
          </table:table-cell>
          <table:table-cell table:style-name="ce125" office:value-type="percentage" office:value="0.367" table:number-columns-spanned="1" table:number-rows-spanned="7">
            <text:p>36.7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H.W. Hennem</text:p>
          </table:table-cell>
          <table:table-cell table:style-name="ce256" office:value-type="string" table:number-columns-spanned="1" table:number-rows-spanned="2">
            <text:p>Ratepayers &amp; Residents</text:p>
          </table:table-cell>
          <table:table-cell table:style-name="ce282" office:value-type="float" office:value="1450">
            <text:p>1,45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J.M. King</text:p>
          </table:table-cell>
          <table:covered-table-cell table:style-name="ce10"/>
          <table:table-cell table:style-name="ce282" office:value-type="float" office:value="1447">
            <text:p>1,44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16" office:value-type="string">
            <text:p>A.C. Smith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float" office:value="458">
            <text:p>458</text:p>
          </table:table-cell>
          <table:table-cell table:style-name="ce308"/>
          <table:table-cell table:style-name="ce305"/>
          <table:table-cell table:number-columns-repeated="3"/>
          <table:table-cell table:style-name="ce313" table:number-columns-repeated="1011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75"/>
          <table:table-cell table:style-name="ce218" office:value-type="string">
            <text:p>A.R. Miller</text:p>
          </table:table-cell>
          <table:covered-table-cell table:style-name="ce229"/>
          <table:table-cell table:style-name="ce283" office:value-type="float" office:value="421">
            <text:p>421</text:p>
          </table:table-cell>
          <table:table-cell table:style-name="ce308"/>
          <table:table-cell table:style-name="ce305"/>
          <table:table-cell table:style-name="ce313" table:number-columns-repeated="2"/>
          <table:table-cell/>
          <table:table-cell table:style-name="ce313" table:number-columns-repeated="1011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75"/>
          <table:table-cell table:style-name="ce218" office:value-type="string">
            <text:p>J.B. Newham</text:p>
          </table:table-cell>
          <table:table-cell table:style-name="ce256" office:value-type="string">
            <text:p>National Front</text:p>
          </table:table-cell>
          <table:table-cell table:style-name="ce283" office:value-type="float" office:value="111">
            <text:p>111</text:p>
          </table:table-cell>
          <table:table-cell table:style-name="ce308"/>
          <table:table-cell table:style-name="ce305"/>
          <table:table-cell table:style-name="ce313" table:number-columns-repeated="2"/>
          <table:table-cell/>
          <table:table-cell table:style-name="ce313" table:number-columns-repeated="1011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S.T. Conway</text:p>
          </table:table-cell>
          <table:table-cell table:style-name="ce256" office:value-type="string">
            <text:p>Independents</text:p>
          </table:table-cell>
          <table:table-cell table:style-name="ce282" office:value-type="float" office:value="52">
            <text:p>5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2"/>
          <table:covered-table-cell table:style-name="ce47"/>
          <table:covered-table-cell table:style-name="ce69"/>
          <table:covered-table-cell table:style-name="ce126"/>
          <table:table-cell table:style-name="ce176"/>
          <table:table-cell table:style-name="ce219" office:value-type="string">
            <text:p>F.C. Farmer</text:p>
          </table:table-cell>
          <table:table-cell table:style-name="ce233" office:value-type="string">
            <text:p>Communist</text:p>
          </table:table-cell>
          <table:table-cell table:style-name="ce284" office:value-type="float" office:value="39">
            <text:p>39</text:p>
          </table:table-cell>
          <table:table-cell table:style-name="ce308"/>
          <table:table-cell table:style-name="ce305"/>
          <table:table-cell table:style-name="ce317" table:number-columns-repeated="2"/>
          <table:table-cell table:style-name="ce313" table:number-columns-repeated="1012"/>
        </table:table-row>
        <table:table-row table:style-name="ro2">
          <table:table-cell table:style-name="ce11" table:number-columns-repeated="2"/>
          <table:table-cell table:style-name="ce51"/>
          <table:table-cell table:style-name="ce127"/>
          <table:table-cell table:style-name="ce154"/>
          <table:table-cell table:style-name="ce220"/>
          <table:table-cell table:style-name="ce107"/>
          <table:table-cell table:style-name="ce285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19" office:value-type="string" table:number-columns-spanned="1" table:number-rows-spanned="28">
            <text:p>Local</text:p>
          </table:table-cell>
          <table:table-cell table:style-name="ce43" office:value-type="float" office:value="1968" table:number-columns-spanned="1" table:number-rows-spanned="28">
            <text:p>1968</text:p>
          </table:table-cell>
          <table:table-cell table:style-name="ce72" office:value-type="string" table:number-columns-spanned="1" table:number-rows-spanned="6">
            <text:p>Central</text:p>
          </table:table-cell>
          <table:table-cell table:style-name="ce117" office:value-type="percentage" office:value="0.333" table:number-columns-spanned="1" table:number-rows-spanned="6">
            <text:p>33.3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M.B. Layton</text:p>
          </table:table-cell>
          <table:table-cell table:style-name="ce255" office:value-type="string" table:number-columns-spanned="1" table:number-rows-spanned="2">
            <text:p>Ratepayers &amp; Residents</text:p>
          </table:table-cell>
          <table:table-cell table:style-name="ce280" office:value-type="float" office:value="973">
            <text:p>973</text:p>
          </table:table-cell>
          <table:table-cell table:style-name="ce307"/>
          <table:table-cell table:style-name="ce304"/>
          <table:table-cell table:style-name="ce317" table:number-columns-repeated="2"/>
          <table:table-cell table:number-columns-repeated="1012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A. Macfarlane</text:p>
          </table:table-cell>
          <table:covered-table-cell table:style-name="ce10"/>
          <table:table-cell table:style-name="ce281" office:value-type="float" office:value="949">
            <text:p>94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14" office:value-type="string">
            <text:p>J.R. Kent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596">
            <text:p>59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4" office:value-type="string">
            <text:p>J.C. Taylor</text:p>
          </table:table-cell>
          <table:covered-table-cell table:style-name="ce10"/>
          <table:table-cell table:style-name="ce281" office:value-type="float" office:value="563">
            <text:p>56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4" office:value-type="string">
            <text:p>A.J. Retter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1" office:value-type="float" office:value="421">
            <text:p>42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4" office:value-type="string">
            <text:p>J.W. Retter</text:p>
          </table:table-cell>
          <table:covered-table-cell table:style-name="ce10"/>
          <table:table-cell table:style-name="ce281" office:value-type="float" office:value="393">
            <text:p>39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0" office:value-type="string" table:number-columns-spanned="1" table:number-rows-spanned="4">
            <text:p>Custom House and Silver Town</text:p>
          </table:table-cell>
          <table:table-cell table:style-name="ce117" office:value-type="percentage" office:value="0.112" table:number-columns-spanned="1" table:number-rows-spanned="4">
            <text:p>11.20%</text:p>
          </table:table-cell>
          <table:table-cell table:style-name="ce165" office:value-type="string">
            <text:p>ü</text:p>
          </table:table-cell>
          <table:table-cell table:style-name="ce215" office:value-type="string">
            <text:p>W. Dunlop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1" office:value-type="float" office:value="626">
            <text:p>62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T.W. Miller</text:p>
          </table:table-cell>
          <table:covered-table-cell table:style-name="ce9"/>
          <table:table-cell table:style-name="ce281" office:value-type="float" office:value="589">
            <text:p>589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P.F. Newman</text:p>
          </table:table-cell>
          <table:covered-table-cell table:style-name="ce10"/>
          <table:table-cell table:style-name="ce281" office:value-type="float" office:value="571">
            <text:p>57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5" office:value-type="string">
            <text:p>T.F. Church</text:p>
          </table:table-cell>
          <table:table-cell table:style-name="ce224" office:value-type="string">
            <text:p>Communist</text:p>
          </table:table-cell>
          <table:table-cell table:style-name="ce281" office:value-type="float" office:value="235">
            <text:p>23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5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3" office:value-type="string" table:number-columns-spanned="1" table:number-rows-spanned="9">
            <text:p>Forest Gate</text:p>
          </table:table-cell>
          <table:table-cell table:style-name="ce125" office:value-type="percentage" office:value="0.264" table:number-columns-spanned="1" table:number-rows-spanned="9">
            <text:p>26.40%</text:p>
          </table:table-cell>
          <table:table-cell table:style-name="ce169" office:value-type="string">
            <text:p>ü</text:p>
          </table:table-cell>
          <table:table-cell table:style-name="ce218" office:value-type="string">
            <text:p>T.W. Orrin</text:p>
          </table:table-cell>
          <table:table-cell table:style-name="ce256" office:value-type="string" table:number-columns-spanned="1" table:number-rows-spanned="3">
            <text:p>Conservative</text:p>
          </table:table-cell>
          <table:table-cell table:style-name="ce283" office:value-type="float" office:value="1107">
            <text:p>1,107</text:p>
          </table:table-cell>
          <table:table-cell table:style-name="ce308"/>
          <table:table-cell table:style-name="ce305"/>
          <table:table-cell table:style-name="ce313"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V.A. Shearman Jnr</text:p>
          </table:table-cell>
          <table:covered-table-cell table:style-name="ce9"/>
          <table:table-cell table:style-name="ce282" office:value-type="float" office:value="1090">
            <text:p>1,09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A.R. Summers</text:p>
          </table:table-cell>
          <table:covered-table-cell table:style-name="ce10"/>
          <table:table-cell table:style-name="ce282" office:value-type="float" office:value="1070">
            <text:p>1,07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1" office:value-type="string">
            <text:p>F.G. White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782">
            <text:p>78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T.H. Camp</text:p>
          </table:table-cell>
          <table:covered-table-cell table:style-name="ce257"/>
          <table:table-cell table:style-name="ce282" office:value-type="float" office:value="763">
            <text:p>76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2" office:value-type="string">
            <text:p>S.W. Whitear</text:p>
          </table:table-cell>
          <table:covered-table-cell table:style-name="ce229"/>
          <table:table-cell table:style-name="ce282" office:value-type="float" office:value="739">
            <text:p>73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W.F. Sargent</text:p>
          </table:table-cell>
          <table:table-cell table:style-name="ce256" office:value-type="string" table:number-columns-spanned="1" table:number-rows-spanned="3">
            <text:p>Liberal</text:p>
          </table:table-cell>
          <table:table-cell table:style-name="ce282" office:value-type="float" office:value="394">
            <text:p>39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R.P. McCarthy</text:p>
          </table:table-cell>
          <table:covered-table-cell table:style-name="ce9"/>
          <table:table-cell table:style-name="ce282" office:value-type="float" office:value="376">
            <text:p>37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1"/>
          <table:covered-table-cell table:style-name="ce69"/>
          <table:covered-table-cell table:style-name="ce132"/>
          <table:table-cell table:style-name="ce149"/>
          <table:table-cell table:style-name="ce222" office:value-type="string">
            <text:p>E.L. Andrews</text:p>
          </table:table-cell>
          <table:covered-table-cell table:style-name="ce10"/>
          <table:table-cell table:style-name="ce282" office:value-type="float" office:value="336">
            <text:p>33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51"/>
          <table:table-cell table:style-name="ce127"/>
          <table:table-cell table:style-name="ce154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3" office:value-type="string" table:number-columns-spanned="1" table:number-rows-spanned="6">
            <text:p>Greatfield</text:p>
          </table:table-cell>
          <table:table-cell table:style-name="ce125" office:value-type="percentage" office:value="0.394" table:number-columns-spanned="1" table:number-rows-spanned="6">
            <text:p>39.4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S.G. Ling</text:p>
          </table:table-cell>
          <table:table-cell table:style-name="ce256" office:value-type="string" table:number-columns-spanned="1" table:number-rows-spanned="3">
            <text:p>Ratepayers &amp; Residents</text:p>
          </table:table-cell>
          <table:table-cell table:style-name="ce282" office:value-type="float" office:value="2667">
            <text:p>2,667</text:p>
          </table:table-cell>
          <table:table-cell table:style-name="ce308"/>
          <table:table-cell table:style-name="ce305"/>
          <table:table-cell table:number-columns-repeated="3"/>
          <table:table-cell table:style-name="ce317" table:number-columns-repeated="1011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M.J. Talbot</text:p>
          </table:table-cell>
          <table:covered-table-cell table:style-name="ce9"/>
          <table:table-cell table:style-name="ce282" office:value-type="float" office:value="2615">
            <text:p>2,61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F.G. Hammond</text:p>
          </table:table-cell>
          <table:covered-table-cell table:style-name="ce10"/>
          <table:table-cell table:style-name="ce282" office:value-type="float" office:value="2565">
            <text:p>2,56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21" office:value-type="string">
            <text:p>M. Philpott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817">
            <text:p>81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P. Haggerty</text:p>
          </table:table-cell>
          <table:covered-table-cell table:style-name="ce9"/>
          <table:table-cell table:style-name="ce282" office:value-type="float" office:value="733">
            <text:p>73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2"/>
          <table:covered-table-cell table:style-name="ce47"/>
          <table:covered-table-cell table:style-name="ce69"/>
          <table:covered-table-cell table:style-name="ce126"/>
          <table:table-cell table:style-name="ce149"/>
          <table:table-cell table:style-name="ce222" office:value-type="string">
            <text:p>I.L.R. Green</text:p>
          </table:table-cell>
          <table:covered-table-cell table:style-name="ce10"/>
          <table:table-cell table:style-name="ce282" office:value-type="float" office:value="692">
            <text:p>69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51"/>
          <table:table-cell table:style-name="ce127"/>
          <table:table-cell table:style-name="ce154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19" office:value-type="string" table:number-columns-spanned="1" table:number-rows-spanned="29">
            <text:p>Local</text:p>
          </table:table-cell>
          <table:table-cell table:style-name="ce43" office:value-type="float" office:value="1968" table:number-columns-spanned="1" table:number-rows-spanned="29">
            <text:p>1968</text:p>
          </table:table-cell>
          <table:table-cell table:style-name="ce72" office:value-type="string" table:number-columns-spanned="1" table:number-rows-spanned="5">
            <text:p>Hudsons</text:p>
          </table:table-cell>
          <table:table-cell table:style-name="ce117" office:value-type="percentage" office:value="0.164" table:number-columns-spanned="1" table:number-rows-spanned="5">
            <text:p>16.4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M. Davidson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0" office:value-type="float" office:value="791">
            <text:p>791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J.E. Griffin</text:p>
          </table:table-cell>
          <table:covered-table-cell table:style-name="ce9"/>
          <table:table-cell table:style-name="ce281" office:value-type="float" office:value="775">
            <text:p>77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H.E. Fitzsimons</text:p>
          </table:table-cell>
          <table:covered-table-cell table:style-name="ce10"/>
          <table:table-cell table:style-name="ce281" office:value-type="float" office:value="764">
            <text:p>76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4" office:value-type="string">
            <text:p>P.W. Sims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1" office:value-type="float" office:value="479">
            <text:p>47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4" office:value-type="string">
            <text:p>E.K. Knight</text:p>
          </table:table-cell>
          <table:covered-table-cell table:style-name="ce10"/>
          <table:table-cell table:style-name="ce281" office:value-type="float" office:value="472">
            <text:p>472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0" office:value-type="string" table:number-columns-spanned="1" table:number-rows-spanned="4">
            <text:p>Kensington</text:p>
          </table:table-cell>
          <table:table-cell table:style-name="ce117" office:value-type="percentage" office:value="0.311" table:number-columns-spanned="1" table:number-rows-spanned="4">
            <text:p>31.1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E.A.R. Lonsdale</text:p>
          </table:table-cell>
          <table:table-cell table:style-name="ce255" office:value-type="string" table:number-columns-spanned="1" table:number-rows-spanned="2">
            <text:p>Ratepayers &amp; Residents</text:p>
          </table:table-cell>
          <table:table-cell table:style-name="ce281" office:value-type="float" office:value="1410">
            <text:p>1,41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H.J. Ringrow</text:p>
          </table:table-cell>
          <table:covered-table-cell table:style-name="ce10"/>
          <table:table-cell table:style-name="ce281" office:value-type="float" office:value="1388">
            <text:p>1,38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5" office:value-type="string">
            <text:p>D.M. Davey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427">
            <text:p>42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5" office:value-type="string">
            <text:p>J. Cuffe</text:p>
          </table:table-cell>
          <table:covered-table-cell table:style-name="ce10"/>
          <table:table-cell table:style-name="ce281" office:value-type="float" office:value="409">
            <text:p>40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9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table-cell table:style-name="ce43" office:value-type="string" table:number-columns-spanned="1" table:number-rows-spanned="11">
            <text:p>Little Ilford</text:p>
          </table:table-cell>
          <table:table-cell table:style-name="ce125" office:value-type="percentage" office:value="0.238" table:number-columns-spanned="1" table:number-rows-spanned="11">
            <text:p>23.8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M.E. Pedley</text:p>
          </table:table-cell>
          <table:table-cell table:style-name="ce256" office:value-type="string" table:number-columns-spanned="1" table:number-rows-spanned="3">
            <text:p>Ratepayers &amp; Residents</text:p>
          </table:table-cell>
          <table:table-cell table:style-name="ce282" office:value-type="float" office:value="940">
            <text:p>94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C. Miranda</text:p>
          </table:table-cell>
          <table:covered-table-cell table:style-name="ce9"/>
          <table:table-cell table:style-name="ce282" office:value-type="float" office:value="929">
            <text:p>92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R.P. Anderson</text:p>
          </table:table-cell>
          <table:covered-table-cell table:style-name="ce10"/>
          <table:table-cell table:style-name="ce282" office:value-type="float" office:value="840">
            <text:p>84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/>
          <table:table-cell table:style-name="ce221" office:value-type="string">
            <text:p>W.E. Hurford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2" office:value-type="float" office:value="648">
            <text:p>64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/>
          <table:table-cell table:style-name="ce216" office:value-type="string">
            <text:p>H.F. Lugg</text:p>
          </table:table-cell>
          <table:covered-table-cell table:style-name="ce9"/>
          <table:table-cell table:style-name="ce282" office:value-type="float" office:value="631">
            <text:p>63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/>
          <table:table-cell table:style-name="ce222" office:value-type="string">
            <text:p>M.E. Helps</text:p>
          </table:table-cell>
          <table:covered-table-cell table:style-name="ce10"/>
          <table:table-cell table:style-name="ce282" office:value-type="float" office:value="614">
            <text:p>61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/>
          <table:table-cell table:style-name="ce221" office:value-type="string">
            <text:p>S.J.A. Temple</text:p>
          </table:table-cell>
          <table:table-cell table:style-name="ce255" office:value-type="string" table:number-columns-spanned="1" table:number-rows-spanned="2">
            <text:p>Liberal</text:p>
          </table:table-cell>
          <table:table-cell table:style-name="ce282" office:value-type="float" office:value="112">
            <text:p>11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2" office:value-type="string">
            <text:p>S.G. Avis</text:p>
          </table:table-cell>
          <table:covered-table-cell table:style-name="ce10"/>
          <table:table-cell table:style-name="ce282" office:value-type="float" office:value="99">
            <text:p>9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L.E. Brown</text:p>
          </table:table-cell>
          <table:table-cell table:style-name="ce223" office:value-type="string">
            <text:p>Communist</text:p>
          </table:table-cell>
          <table:table-cell table:style-name="ce282" office:value-type="float" office:value="97">
            <text:p>9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M. Flaherty</text:p>
          </table:table-cell>
          <table:table-cell table:style-name="ce223" office:value-type="string">
            <text:p>Independent</text:p>
          </table:table-cell>
          <table:table-cell table:style-name="ce282" office:value-type="float" office:value="92">
            <text:p>9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69"/>
          <table:covered-table-cell table:style-name="ce132"/>
          <table:table-cell table:style-name="ce149"/>
          <table:table-cell table:style-name="ce223" office:value-type="string">
            <text:p>H.W.F. Mason</text:p>
          </table:table-cell>
          <table:table-cell table:style-name="ce216" office:value-type="string">
            <text:p>Liberal</text:p>
          </table:table-cell>
          <table:table-cell table:style-name="ce282" office:value-type="float" office:value="85">
            <text:p>8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51"/>
          <table:table-cell table:style-name="ce127"/>
          <table:table-cell table:style-name="ce154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3" office:value-type="string" table:number-columns-spanned="1" table:number-rows-spanned="6">
            <text:p>Manor Park</text:p>
          </table:table-cell>
          <table:table-cell table:style-name="ce125" office:value-type="percentage" office:value="0.272" table:number-columns-spanned="1" table:number-rows-spanned="6">
            <text:p>27.2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C.A. Rugg</text:p>
          </table:table-cell>
          <table:table-cell table:style-name="ce256" office:value-type="string" table:number-columns-spanned="1" table:number-rows-spanned="3">
            <text:p>Conservative</text:p>
          </table:table-cell>
          <table:table-cell table:style-name="ce282" office:value-type="float" office:value="1577">
            <text:p>1,57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C.L. Retter</text:p>
          </table:table-cell>
          <table:covered-table-cell table:style-name="ce9"/>
          <table:table-cell table:style-name="ce282" office:value-type="float" office:value="1544">
            <text:p>1,54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22" office:value-type="string">
            <text:p>B.C. Balcomb</text:p>
          </table:table-cell>
          <table:covered-table-cell table:style-name="ce10"/>
          <table:table-cell table:style-name="ce282" office:value-type="float" office:value="1354">
            <text:p>1,35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R.C. Beadle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831">
            <text:p>83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W.M. Knight</text:p>
          </table:table-cell>
          <table:covered-table-cell table:style-name="ce9"/>
          <table:table-cell table:style-name="ce282" office:value-type="float" office:value="805">
            <text:p>80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2"/>
          <table:covered-table-cell table:style-name="ce47"/>
          <table:covered-table-cell table:style-name="ce69"/>
          <table:covered-table-cell table:style-name="ce126"/>
          <table:table-cell table:style-name="ce149"/>
          <table:table-cell table:style-name="ce216" office:value-type="string">
            <text:p>R.R. Turville</text:p>
          </table:table-cell>
          <table:covered-table-cell table:style-name="ce10"/>
          <table:table-cell table:style-name="ce282" office:value-type="float" office:value="789">
            <text:p>789</text:p>
          </table:table-cell>
          <table:table-cell table:style-name="ce308"/>
          <table:table-cell table:style-name="ce305"/>
          <table:table-cell table:number-columns-repeated="3"/>
          <table:table-cell table:style-name="ce313" table:number-columns-repeated="1011"/>
        </table:table-row>
        <table:table-row table:style-name="ro2">
          <table:table-cell table:style-name="ce11" table:number-columns-repeated="2"/>
          <table:table-cell table:style-name="ce51"/>
          <table:table-cell table:style-name="ce127"/>
          <table:table-cell table:style-name="ce154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23" office:value-type="string" table:number-columns-spanned="1" table:number-rows-spanned="24">
            <text:p>Local</text:p>
          </table:table-cell>
          <table:table-cell table:style-name="ce40" office:value-type="float" office:value="1968" table:number-columns-spanned="1" table:number-rows-spanned="24">
            <text:p>1968</text:p>
          </table:table-cell>
          <table:table-cell table:style-name="ce72" office:value-type="string" table:number-columns-spanned="1" table:number-rows-spanned="3">
            <text:p>New Town</text:p>
          </table:table-cell>
          <table:table-cell table:style-name="ce117" office:value-type="percentage" office:value="0.167" table:number-columns-spanned="1" table:number-rows-spanned="3">
            <text:p>16.70%</text:p>
          </table:table-cell>
          <table:table-cell table:style-name="ce165" office:value-type="string">
            <text:p>ü</text:p>
          </table:table-cell>
          <table:table-cell table:style-name="ce224" office:value-type="string">
            <text:p>N.A. Chubb</text:p>
          </table:table-cell>
          <table:table-cell table:style-name="ce255" office:value-type="string">
            <text:p>Labour</text:p>
          </table:table-cell>
          <table:table-cell table:style-name="ce280" office:value-type="float" office:value="505">
            <text:p>505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24" office:value-type="string">
            <text:p>J.W. Francis</text:p>
          </table:table-cell>
          <table:table-cell table:style-name="ce255" office:value-type="string">
            <text:p>Liberal</text:p>
          </table:table-cell>
          <table:table-cell table:style-name="ce281" office:value-type="float" office:value="448">
            <text:p>448</text:p>
          </table:table-cell>
          <table:table-cell table:style-name="ce307"/>
          <table:table-cell table:style-name="ce304"/>
          <table:table-cell table:number-columns-repeated="2"/>
          <table:table-cell table:style-name="ce317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S. Hopwood</text:p>
          </table:table-cell>
          <table:table-cell table:style-name="ce255" office:value-type="string">
            <text:p>Labour</text:p>
          </table:table-cell>
          <table:table-cell table:style-name="ce281" office:value-type="float" office:value="442">
            <text:p>44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0" office:value-type="string" table:number-columns-spanned="1" table:number-rows-spanned="3">
            <text:p>Ordnance</text:p>
          </table:table-cell>
          <table:table-cell table:style-name="ce117" office:value-type="percentage" office:value="0.113" table:number-columns-spanned="1" table:number-rows-spanned="3">
            <text:p>11.30%</text:p>
          </table:table-cell>
          <table:table-cell table:style-name="ce165" office:value-type="string">
            <text:p>ü</text:p>
          </table:table-cell>
          <table:table-cell table:style-name="ce215" office:value-type="string">
            <text:p>A.E. Gannon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356">
            <text:p>35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F.J. Radley</text:p>
          </table:table-cell>
          <table:covered-table-cell table:style-name="ce10"/>
          <table:table-cell table:style-name="ce281" office:value-type="float" office:value="350">
            <text:p>35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24" office:value-type="string">
            <text:p>K. McGrane</text:p>
          </table:table-cell>
          <table:table-cell table:style-name="ce9" office:value-type="string">
            <text:p>Liberal</text:p>
          </table:table-cell>
          <table:table-cell table:style-name="ce281" office:value-type="float" office:value="211">
            <text:p>21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9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3" office:value-type="string" table:number-columns-spanned="1" table:number-rows-spanned="10">
            <text:p>Park</text:p>
          </table:table-cell>
          <table:table-cell table:style-name="ce125" office:value-type="percentage" office:value="0.232" table:number-columns-spanned="1" table:number-rows-spanned="10">
            <text:p>23.2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A. Wolffe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203">
            <text:p>1,20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H.E.L. Ronan</text:p>
          </table:table-cell>
          <table:covered-table-cell table:style-name="ce9"/>
          <table:table-cell table:style-name="ce282" office:value-type="float" office:value="1117">
            <text:p>1,11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22" office:value-type="string">
            <text:p>K. Hasler</text:p>
          </table:table-cell>
          <table:covered-table-cell table:style-name="ce10"/>
          <table:table-cell table:style-name="ce282" office:value-type="float" office:value="1092">
            <text:p>1,09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R.J. Blake</text:p>
          </table:table-cell>
          <table:table-cell table:style-name="ce256" office:value-type="string" table:number-columns-spanned="1" table:number-rows-spanned="3">
            <text:p>Conservative</text:p>
          </table:table-cell>
          <table:table-cell table:style-name="ce282" office:value-type="float" office:value="650">
            <text:p>65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G. Eldridge</text:p>
          </table:table-cell>
          <table:covered-table-cell table:style-name="ce257"/>
          <table:table-cell table:style-name="ce282" office:value-type="float" office:value="640">
            <text:p>64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B.J. Hunt</text:p>
          </table:table-cell>
          <table:covered-table-cell table:style-name="ce229"/>
          <table:table-cell table:style-name="ce282" office:value-type="float" office:value="575">
            <text:p>57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1" office:value-type="string">
            <text:p>M. Hogan</text:p>
          </table:table-cell>
          <table:table-cell table:style-name="ce228" office:value-type="string" table:number-columns-spanned="1" table:number-rows-spanned="3">
            <text:p>Liberal</text:p>
          </table:table-cell>
          <table:table-cell table:style-name="ce282" office:value-type="float" office:value="366">
            <text:p>36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A.B.M. Bijl-Jarvis</text:p>
          </table:table-cell>
          <table:covered-table-cell table:style-name="ce9"/>
          <table:table-cell table:style-name="ce282" office:value-type="float" office:value="364">
            <text:p>36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2" office:value-type="string">
            <text:p>J.W. Giles</text:p>
          </table:table-cell>
          <table:covered-table-cell table:style-name="ce9"/>
          <table:table-cell table:style-name="ce282" office:value-type="float" office:value="354">
            <text:p>354</text:p>
          </table:table-cell>
          <table:table-cell table:style-name="ce308"/>
          <table:table-cell table:style-name="ce305"/>
          <table:table-cell table:number-columns-repeated="2"/>
          <table:table-cell table:style-name="ce314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covered-table-cell table:style-name="ce69"/>
          <table:covered-table-cell table:style-name="ce132"/>
          <table:table-cell table:style-name="ce149"/>
          <table:table-cell table:style-name="ce216" office:value-type="string">
            <text:p>A.C. O'Hanlon</text:p>
          </table:table-cell>
          <table:table-cell table:style-name="ce256" office:value-type="string">
            <text:p>Independent</text:p>
          </table:table-cell>
          <table:table-cell table:style-name="ce282" office:value-type="float" office:value="120">
            <text:p>120</text:p>
          </table:table-cell>
          <table:table-cell table:style-name="ce308"/>
          <table:table-cell table:style-name="ce305"/>
          <table:table-cell table:number-columns-repeated="3"/>
          <table:table-cell table:style-name="ce313" table:number-columns-repeated="1011"/>
        </table:table-row>
        <table:table-row table:style-name="ro2">
          <table:covered-table-cell table:style-name="ce21"/>
          <table:covered-table-cell table:style-name="ce46"/>
          <table:table-cell table:style-name="ce51"/>
          <table:table-cell table:style-name="ce127"/>
          <table:table-cell table:style-name="ce154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0" office:value-type="string" table:number-columns-spanned="1" table:number-rows-spanned="5">
            <text:p>Plaistow</text:p>
          </table:table-cell>
          <table:table-cell table:style-name="ce121" office:value-type="percentage" office:value="0.161" table:number-columns-spanned="1" table:number-rows-spanned="5">
            <text:p>16.1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M.L. Finch</text:p>
          </table:table-cell>
          <table:table-cell table:style-name="ce256" office:value-type="string" table:number-columns-spanned="1" table:number-rows-spanned="2">
            <text:p>Ratepayers &amp; Residents</text:p>
          </table:table-cell>
          <table:table-cell table:style-name="ce282" office:value-type="float" office:value="807">
            <text:p>80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22" office:value-type="string">
            <text:p>A. Elliot</text:p>
          </table:table-cell>
          <table:covered-table-cell table:style-name="ce10"/>
          <table:table-cell table:style-name="ce282" office:value-type="float" office:value="769">
            <text:p>76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P.K. O'Connell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604">
            <text:p>60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A. Bigg</text:p>
          </table:table-cell>
          <table:covered-table-cell table:style-name="ce9"/>
          <table:table-cell table:style-name="ce282" office:value-type="float" office:value="591">
            <text:p>59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K.M. Webb</text:p>
          </table:table-cell>
          <table:covered-table-cell table:style-name="ce10"/>
          <table:table-cell table:style-name="ce282" office:value-type="float" office:value="559">
            <text:p>55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51"/>
          <table:table-cell table:style-name="ce127"/>
          <table:table-cell table:style-name="ce154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3"/>
          <table:table-cell table:style-name="ce313" table:number-columns-repeated="1011"/>
        </table:table-row>
        <table:table-row table:style-name="ro2">
          <table:table-cell table:style-name="ce8" office:value-type="string" table:number-columns-spanned="1" table:number-rows-spanned="34">
            <text:p>Local</text:p>
          </table:table-cell>
          <table:table-cell table:style-name="ce40" office:value-type="float" office:value="1968" table:number-columns-spanned="1" table:number-rows-spanned="34">
            <text:p>1968</text:p>
          </table:table-cell>
          <table:table-cell table:style-name="ce72" office:value-type="string" table:number-columns-spanned="1" table:number-rows-spanned="10">
            <text:p>Plashet</text:p>
          </table:table-cell>
          <table:table-cell table:style-name="ce133" office:value-type="percentage" office:value="0.265" table:number-columns-spanned="1" table:number-rows-spanned="10">
            <text:p>26.5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J.C. Carter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0" office:value-type="float" office:value="1318">
            <text:p>1,318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A.F. Wilson</text:p>
          </table:table-cell>
          <table:covered-table-cell table:style-name="ce9"/>
          <table:table-cell table:style-name="ce281" office:value-type="float" office:value="1279">
            <text:p>1,27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W. Watts</text:p>
          </table:table-cell>
          <table:covered-table-cell table:style-name="ce10"/>
          <table:table-cell table:style-name="ce281" office:value-type="float" office:value="1160">
            <text:p>1,16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2" office:value-type="string">
            <text:p>R.T. Hunt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649">
            <text:p>64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C.A. Knight</text:p>
          </table:table-cell>
          <table:covered-table-cell table:style-name="ce9"/>
          <table:table-cell table:style-name="ce281" office:value-type="float" office:value="636">
            <text:p>63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3" office:value-type="string">
            <text:p>V.R. Miller</text:p>
          </table:table-cell>
          <table:covered-table-cell table:style-name="ce10"/>
          <table:table-cell table:style-name="ce281" office:value-type="float" office:value="582">
            <text:p>58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2" office:value-type="string">
            <text:p>D.E. Watts</text:p>
          </table:table-cell>
          <table:table-cell table:style-name="ce255" office:value-type="string" table:number-columns-spanned="1" table:number-rows-spanned="3">
            <text:p>Liberal</text:p>
          </table:table-cell>
          <table:table-cell table:style-name="ce281" office:value-type="float" office:value="390">
            <text:p>39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J.F. Watts</text:p>
          </table:table-cell>
          <table:covered-table-cell table:style-name="ce9"/>
          <table:table-cell table:style-name="ce281" office:value-type="float" office:value="300">
            <text:p>30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3" office:value-type="string">
            <text:p>J. Wren</text:p>
          </table:table-cell>
          <table:covered-table-cell table:style-name="ce10"/>
          <table:table-cell table:style-name="ce281" office:value-type="float" office:value="286">
            <text:p>28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26"/>
          <table:table-cell table:style-name="ce174"/>
          <table:table-cell table:style-name="ce214" office:value-type="string">
            <text:p>M.R. Neighbour</text:p>
          </table:table-cell>
          <table:table-cell table:style-name="ce215" office:value-type="string">
            <text:p>Independent</text:p>
          </table:table-cell>
          <table:table-cell table:style-name="ce281" office:value-type="float" office:value="142">
            <text:p>14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4"/>
          <table:table-cell table:style-name="ce119"/>
          <table:table-cell table:style-name="ce150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4">
            <text:p>St. Stephens</text:p>
          </table:table-cell>
          <table:table-cell table:style-name="ce117" office:value-type="percentage" office:value="0.33" table:number-columns-spanned="1" table:number-rows-spanned="4">
            <text:p>33.0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J.W.F. Hucker</text:p>
          </table:table-cell>
          <table:table-cell table:style-name="ce255" office:value-type="string" table:number-columns-spanned="1" table:number-rows-spanned="2">
            <text:p>Ratepayers &amp; Residents</text:p>
          </table:table-cell>
          <table:table-cell table:style-name="ce281" office:value-type="float" office:value="1347">
            <text:p>1,34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R.J. Smith</text:p>
          </table:table-cell>
          <table:covered-table-cell table:style-name="ce10"/>
          <table:table-cell table:style-name="ce281" office:value-type="float" office:value="1296">
            <text:p>1,29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2" office:value-type="string">
            <text:p>W.H. Brown</text:p>
          </table:table-cell>
          <table:table-cell table:style-name="ce10" office:value-type="string" table:number-columns-spanned="1" table:number-rows-spanned="2">
            <text:p>Labour</text:p>
          </table:table-cell>
          <table:table-cell table:style-name="ce281" office:value-type="float" office:value="573">
            <text:p>57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3" office:value-type="string">
            <text:p>F.J. Dowling</text:p>
          </table:table-cell>
          <table:covered-table-cell table:style-name="ce10"/>
          <table:table-cell table:style-name="ce281" office:value-type="float" office:value="572">
            <text:p>57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9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6" office:value-type="string" table:number-columns-spanned="1" table:number-rows-spanned="9">
            <text:p>South</text:p>
          </table:table-cell>
          <table:table-cell table:style-name="ce121" office:value-type="percentage" office:value="0.257" table:number-columns-spanned="1" table:number-rows-spanned="9">
            <text:p>25.7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H.J. Fisher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263">
            <text:p>1,263</text:p>
          </table:table-cell>
          <table:table-cell table:style-name="ce308"/>
          <table:table-cell table:style-name="ce305"/>
          <table:table-cell table:number-columns-repeated="2"/>
          <table:table-cell table:style-name="ce317"/>
          <table:table-cell table:number-columns-repeated="1011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T.A. Jenkinson</text:p>
          </table:table-cell>
          <table:covered-table-cell table:style-name="ce9"/>
          <table:table-cell table:style-name="ce282" office:value-type="float" office:value="1199">
            <text:p>1,19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22" office:value-type="string">
            <text:p>E. Daly</text:p>
          </table:table-cell>
          <table:covered-table-cell table:style-name="ce10"/>
          <table:table-cell table:style-name="ce282" office:value-type="float" office:value="1162">
            <text:p>1,16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21" office:value-type="string">
            <text:p>R.F. Hunter</text:p>
          </table:table-cell>
          <table:table-cell table:style-name="ce256" office:value-type="string" table:number-columns-spanned="1" table:number-rows-spanned="3">
            <text:p>Conservative</text:p>
          </table:table-cell>
          <table:table-cell table:style-name="ce282" office:value-type="float" office:value="706">
            <text:p>70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16" office:value-type="string">
            <text:p>G.L. Crocker</text:p>
          </table:table-cell>
          <table:covered-table-cell table:style-name="ce257"/>
          <table:table-cell table:style-name="ce282" office:value-type="float" office:value="665">
            <text:p>66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22" office:value-type="string">
            <text:p>T.H. Beach</text:p>
          </table:table-cell>
          <table:covered-table-cell table:style-name="ce229"/>
          <table:table-cell table:style-name="ce282" office:value-type="float" office:value="651">
            <text:p>65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16" office:value-type="string">
            <text:p>W. Bird</text:p>
          </table:table-cell>
          <table:table-cell table:style-name="ce256" office:value-type="string" table:number-columns-spanned="1" table:number-rows-spanned="3">
            <text:p>Ratepayers &amp; Residents</text:p>
          </table:table-cell>
          <table:table-cell table:style-name="ce282" office:value-type="float" office:value="468">
            <text:p>46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16" office:value-type="string">
            <text:p>A.M. Cameron</text:p>
          </table:table-cell>
          <table:covered-table-cell table:style-name="ce9"/>
          <table:table-cell table:style-name="ce282" office:value-type="float" office:value="456">
            <text:p>45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16" office:value-type="string">
            <text:p>E.T. Keeffe</text:p>
          </table:table-cell>
          <table:covered-table-cell table:style-name="ce10"/>
          <table:table-cell table:style-name="ce282" office:value-type="float" office:value="431">
            <text:p>431</text:p>
          </table:table-cell>
          <table:table-cell table:style-name="ce308"/>
          <table:table-cell table:style-name="ce305"/>
          <table:table-cell table:number-columns-repeated="3"/>
          <table:table-cell table:style-name="ce313" table:number-columns-repeated="1011"/>
        </table:table-row>
        <table:table-row table:style-name="ro2">
          <table:covered-table-cell table:number-columns-repeated="2" table:style-name="ce14"/>
          <table:table-cell table:style-name="ce51"/>
          <table:table-cell table:style-name="ce127"/>
          <table:table-cell table:style-name="ce154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86" office:value-type="string" table:number-columns-spanned="1" table:number-rows-spanned="8">
            <text:p>Stratford</text:p>
          </table:table-cell>
          <table:table-cell table:style-name="ce125" office:value-type="percentage" office:value="0.163" table:number-columns-spanned="1" table:number-rows-spanned="8">
            <text:p>16.3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H.W. Doran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float" office:value="440">
            <text:p>44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87"/>
          <table:covered-table-cell table:style-name="ce49"/>
          <table:table-cell table:style-name="ce166" office:value-type="string">
            <text:p>ü</text:p>
          </table:table-cell>
          <table:table-cell table:style-name="ce222" office:value-type="string">
            <text:p>E.G. Goodyer</text:p>
          </table:table-cell>
          <table:covered-table-cell table:style-name="ce10"/>
          <table:table-cell table:style-name="ce282" office:value-type="float" office:value="399">
            <text:p>39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87"/>
          <table:covered-table-cell table:style-name="ce49"/>
          <table:table-cell table:style-name="ce166"/>
          <table:table-cell table:style-name="ce221" office:value-type="string">
            <text:p>E.W. Orrin</text:p>
          </table:table-cell>
          <table:table-cell table:style-name="ce256" office:value-type="string" table:number-columns-spanned="1" table:number-rows-spanned="2">
            <text:p>Conservative</text:p>
          </table:table-cell>
          <table:table-cell table:style-name="ce282" office:value-type="float" office:value="186">
            <text:p>18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87"/>
          <table:covered-table-cell table:style-name="ce49"/>
          <table:table-cell table:style-name="ce148"/>
          <table:table-cell table:style-name="ce222" office:value-type="string">
            <text:p>M.E. Fitch</text:p>
          </table:table-cell>
          <table:covered-table-cell table:style-name="ce10"/>
          <table:table-cell table:style-name="ce282" office:value-type="float" office:value="182">
            <text:p>18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87"/>
          <table:covered-table-cell table:style-name="ce49"/>
          <table:table-cell table:style-name="ce148"/>
          <table:table-cell table:style-name="ce216" office:value-type="string">
            <text:p>T.C. Bowers</text:p>
          </table:table-cell>
          <table:table-cell table:style-name="ce223" office:value-type="string">
            <text:p>Communist</text:p>
          </table:table-cell>
          <table:table-cell table:style-name="ce282" office:value-type="float" office:value="79">
            <text:p>7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87"/>
          <table:covered-table-cell table:style-name="ce49"/>
          <table:table-cell table:style-name="ce148"/>
          <table:table-cell table:style-name="ce223" office:value-type="string">
            <text:p>S.G.L. Wade</text:p>
          </table:table-cell>
          <table:table-cell table:style-name="ce223" office:value-type="string">
            <text:p>National Front</text:p>
          </table:table-cell>
          <table:table-cell table:style-name="ce282" office:value-type="float" office:value="73">
            <text:p>73</text:p>
          </table:table-cell>
          <table:table-cell table:style-name="ce308"/>
          <table:table-cell table:style-name="ce305"/>
          <table:table-cell table:number-columns-repeated="3"/>
          <table:table-cell table:style-name="ce314" table:number-columns-repeated="1011"/>
        </table:table-row>
        <table:table-row table:style-name="ro2">
          <table:covered-table-cell table:number-columns-repeated="2" table:style-name="ce14"/>
          <table:covered-table-cell table:style-name="ce87"/>
          <table:covered-table-cell table:style-name="ce49"/>
          <table:table-cell table:style-name="ce177"/>
          <table:table-cell table:style-name="ce225" office:value-type="string">
            <text:p>J.H. Linehan</text:p>
          </table:table-cell>
          <table:table-cell table:style-name="ce233" office:value-type="string" table:number-columns-spanned="1" table:number-rows-spanned="2">
            <text:p>Liberal</text:p>
          </table:table-cell>
          <table:table-cell table:style-name="ce286" office:value-type="float" office:value="50">
            <text:p>50</text:p>
          </table:table-cell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15"/>
          <table:covered-table-cell table:style-name="ce14"/>
          <table:covered-table-cell table:style-name="ce88"/>
          <table:covered-table-cell table:style-name="ce53"/>
          <table:table-cell table:style-name="ce175"/>
          <table:table-cell table:style-name="ce219" office:value-type="string">
            <text:p>S.F. Wrightson</text:p>
          </table:table-cell>
          <table:covered-table-cell table:style-name="ce10"/>
          <table:table-cell table:style-name="ce283" office:value-type="float" office:value="43">
            <text:p>4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24"/>
          <table:table-cell table:style-name="ce27"/>
          <table:table-cell table:style-name="ce42"/>
          <table:table-cell table:style-name="ce129"/>
          <table:table-cell table:style-name="ce171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25" office:value-type="string" table:number-columns-spanned="1" table:number-rows-spanned="29">
            <text:p>Local</text:p>
          </table:table-cell>
          <table:table-cell table:style-name="ce40" office:value-type="float" office:value="1968" table:number-columns-spanned="1" table:number-rows-spanned="29">
            <text:p>1968</text:p>
          </table:table-cell>
          <table:table-cell table:style-name="ce72" office:value-type="string" table:number-columns-spanned="1" table:number-rows-spanned="9">
            <text:p>Upton</text:p>
          </table:table-cell>
          <table:table-cell table:style-name="ce133" office:value-type="percentage" office:value="0.248" table:number-columns-spanned="1" table:number-rows-spanned="9">
            <text:p>24.8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B.G. McCarthy</text:p>
          </table:table-cell>
          <table:table-cell table:style-name="ce255" office:value-type="string" table:number-columns-spanned="1" table:number-rows-spanned="2">
            <text:p>Liberal</text:p>
          </table:table-cell>
          <table:table-cell table:style-name="ce280" office:value-type="float" office:value="837">
            <text:p>837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style-name="ce26"/>
          <table:covered-table-cell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F.P. Penfold</text:p>
          </table:table-cell>
          <table:covered-table-cell table:style-name="ce10"/>
          <table:table-cell table:style-name="ce281" office:value-type="float" office:value="767">
            <text:p>767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style-name="ce26"/>
          <table:covered-table-cell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2" office:value-type="string">
            <text:p>E.S.C. Kebbell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764">
            <text:p>764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style-name="ce26"/>
          <table:covered-table-cell table:style-name="ce14"/>
          <table:covered-table-cell table:style-name="ce73"/>
          <table:covered-table-cell table:style-name="ce118"/>
          <table:table-cell table:style-name="ce174"/>
          <table:table-cell table:style-name="ce213" office:value-type="string">
            <text:p>G.S. Figg</text:p>
          </table:table-cell>
          <table:covered-table-cell table:style-name="ce10"/>
          <table:table-cell table:style-name="ce281" office:value-type="float" office:value="763">
            <text:p>763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style-name="ce26"/>
          <table:covered-table-cell table:style-name="ce14"/>
          <table:covered-table-cell table:style-name="ce73"/>
          <table:covered-table-cell table:style-name="ce118"/>
          <table:table-cell table:style-name="ce174"/>
          <table:table-cell table:style-name="ce214" office:value-type="string">
            <text:p>E. Wren</text:p>
          </table:table-cell>
          <table:table-cell table:style-name="ce255" office:value-type="string">
            <text:p>Liberal</text:p>
          </table:table-cell>
          <table:table-cell table:style-name="ce281" office:value-type="float" office:value="760">
            <text:p>760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style-name="ce26"/>
          <table:covered-table-cell table:style-name="ce14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S.H. Smith</text:p>
          </table:table-cell>
          <table:table-cell table:style-name="ce255" office:value-type="string">
            <text:p>Labour</text:p>
          </table:table-cell>
          <table:table-cell table:style-name="ce281" office:value-type="float" office:value="718">
            <text:p>718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style-name="ce26"/>
          <table:covered-table-cell table:style-name="ce14"/>
          <table:covered-table-cell table:style-name="ce73"/>
          <table:covered-table-cell table:style-name="ce118"/>
          <table:table-cell table:style-name="ce174"/>
          <table:table-cell table:style-name="ce212" office:value-type="string">
            <text:p>J.D. Inglis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710">
            <text:p>710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style-name="ce26"/>
          <table:covered-table-cell table:style-name="ce14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W.L. Orrin</text:p>
          </table:table-cell>
          <table:covered-table-cell table:style-name="ce9"/>
          <table:table-cell table:style-name="ce281" office:value-type="float" office:value="676">
            <text:p>676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style-name="ce26"/>
          <table:covered-table-cell table:style-name="ce14"/>
          <table:covered-table-cell table:style-name="ce73"/>
          <table:covered-table-cell table:style-name="ce126"/>
          <table:table-cell table:style-name="ce174"/>
          <table:table-cell table:style-name="ce213" office:value-type="string">
            <text:p>C.W. Balcomb</text:p>
          </table:table-cell>
          <table:covered-table-cell table:style-name="ce10"/>
          <table:table-cell table:style-name="ce281" office:value-type="float" office:value="675">
            <text:p>675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style-name="ce26"/>
          <table:covered-table-cell table:style-name="ce14"/>
          <table:table-cell table:style-name="ce74"/>
          <table:table-cell table:style-name="ce119"/>
          <table:table-cell table:style-name="ce150"/>
          <table:table-cell table:style-name="ce226"/>
          <table:table-cell table:style-name="ce57"/>
          <table:table-cell table:style-name="ce199"/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style-name="ce26"/>
          <table:covered-table-cell table:style-name="ce14"/>
          <table:table-cell table:style-name="ce80" office:value-type="string" table:number-columns-spanned="1" table:number-rows-spanned="10">
            <text:p>Wall End</text:p>
          </table:table-cell>
          <table:table-cell table:style-name="ce133" office:value-type="percentage" office:value="0.381" table:number-columns-spanned="1" table:number-rows-spanned="10">
            <text:p>38.1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J.S. Bailey</text:p>
          </table:table-cell>
          <table:table-cell table:style-name="ce255" office:value-type="string" table:number-columns-spanned="1" table:number-rows-spanned="3">
            <text:p>Ratepayers &amp; Residents</text:p>
          </table:table-cell>
          <table:table-cell table:style-name="ce281" office:value-type="float" office:value="1666">
            <text:p>1,666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style-name="ce26"/>
          <table:covered-table-cell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G.L. Bendall</text:p>
          </table:table-cell>
          <table:covered-table-cell table:style-name="ce9"/>
          <table:table-cell table:style-name="ce281" office:value-type="float" office:value="1654">
            <text:p>1,654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style-name="ce26"/>
          <table:covered-table-cell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M. Lay</text:p>
          </table:table-cell>
          <table:covered-table-cell table:style-name="ce10"/>
          <table:table-cell table:style-name="ce281" office:value-type="float" office:value="1618">
            <text:p>1,618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style-name="ce26"/>
          <table:covered-table-cell table:style-name="ce14"/>
          <table:covered-table-cell table:style-name="ce73"/>
          <table:covered-table-cell table:style-name="ce118"/>
          <table:table-cell table:style-name="ce174"/>
          <table:table-cell table:style-name="ce212" office:value-type="string">
            <text:p>E.M. Devenay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1" office:value-type="float" office:value="959">
            <text:p>959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style-name="ce26"/>
          <table:covered-table-cell table:style-name="ce14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S.A. Elson</text:p>
          </table:table-cell>
          <table:covered-table-cell table:style-name="ce9"/>
          <table:table-cell table:style-name="ce281" office:value-type="float" office:value="863">
            <text:p>863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style-name="ce26"/>
          <table:covered-table-cell table:style-name="ce14"/>
          <table:covered-table-cell table:style-name="ce73"/>
          <table:covered-table-cell table:style-name="ce118"/>
          <table:table-cell table:style-name="ce174"/>
          <table:table-cell table:style-name="ce213" office:value-type="string">
            <text:p>H.T. Philpott</text:p>
          </table:table-cell>
          <table:covered-table-cell table:style-name="ce10"/>
          <table:table-cell table:style-name="ce281" office:value-type="float" office:value="812">
            <text:p>812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style-name="ce26"/>
          <table:covered-table-cell table:style-name="ce14"/>
          <table:covered-table-cell table:style-name="ce73"/>
          <table:covered-table-cell table:style-name="ce118"/>
          <table:table-cell table:style-name="ce174"/>
          <table:table-cell table:style-name="ce212" office:value-type="string">
            <text:p>I. Little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622">
            <text:p>622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style-name="ce26"/>
          <table:covered-table-cell table:style-name="ce14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M.H. Robinson</text:p>
          </table:table-cell>
          <table:covered-table-cell table:style-name="ce9"/>
          <table:table-cell table:style-name="ce281" office:value-type="float" office:value="612">
            <text:p>612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style-name="ce26"/>
          <table:covered-table-cell table:style-name="ce14"/>
          <table:covered-table-cell table:style-name="ce73"/>
          <table:covered-table-cell table:style-name="ce118"/>
          <table:table-cell table:style-name="ce174"/>
          <table:table-cell table:style-name="ce213" office:value-type="string">
            <text:p>R.P. Candler</text:p>
          </table:table-cell>
          <table:covered-table-cell table:style-name="ce10"/>
          <table:table-cell table:style-name="ce281" office:value-type="float" office:value="593">
            <text:p>593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style-name="ce26"/>
          <table:covered-table-cell table:style-name="ce14"/>
          <table:covered-table-cell table:style-name="ce81"/>
          <table:covered-table-cell table:style-name="ce126"/>
          <table:table-cell table:style-name="ce174"/>
          <table:table-cell table:style-name="ce215" office:value-type="string">
            <text:p>D.A. Brett</text:p>
          </table:table-cell>
          <table:table-cell table:style-name="ce215" office:value-type="string">
            <text:p>Communist</text:p>
          </table:table-cell>
          <table:table-cell table:style-name="ce281" office:value-type="float" office:value="172">
            <text:p>172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style-name="ce26"/>
          <table:covered-table-cell table:style-name="ce14"/>
          <table:table-cell table:style-name="ce79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style-name="ce26"/>
          <table:covered-table-cell table:style-name="ce14"/>
          <table:table-cell table:style-name="ce76" office:value-type="string" table:number-columns-spanned="1" table:number-rows-spanned="3">
            <text:p>West Ham</text:p>
          </table:table-cell>
          <table:table-cell table:style-name="ce121" office:value-type="percentage" office:value="0.119" table:number-columns-spanned="1" table:number-rows-spanned="3">
            <text:p>11.9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J.F. Andrews</text:p>
          </table:table-cell>
          <table:table-cell table:style-name="ce228" office:value-type="string" table:number-columns-spanned="1" table:number-rows-spanned="2">
            <text:p>Labour</text:p>
          </table:table-cell>
          <table:table-cell table:style-name="ce282" office:value-type="float" office:value="432">
            <text:p>432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style-name="ce26"/>
          <table:covered-table-cell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22" office:value-type="string">
            <text:p>D.W. Lee</text:p>
          </table:table-cell>
          <table:covered-table-cell table:style-name="ce9"/>
          <table:table-cell table:style-name="ce282" office:value-type="float" office:value="427">
            <text:p>427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style-name="ce26"/>
          <table:covered-table-cell table:style-name="ce14"/>
          <table:covered-table-cell table:style-name="ce62"/>
          <table:covered-table-cell table:style-name="ce122"/>
          <table:table-cell table:style-name="ce166"/>
          <table:table-cell table:style-name="ce216" office:value-type="string">
            <text:p>J. Andrews</text:p>
          </table:table-cell>
          <table:table-cell table:style-name="ce255" office:value-type="string">
            <text:p>Liberal</text:p>
          </table:table-cell>
          <table:table-cell table:style-name="ce282" office:value-type="float" office:value="259">
            <text:p>259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style-name="ce26"/>
          <table:covered-table-cell table:style-name="ce14"/>
          <table:table-cell table:style-name="ce51"/>
          <table:table-cell table:style-name="ce127"/>
          <table:table-cell table:style-name="ce154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style-name="ce26"/>
          <table:covered-table-cell table:style-name="ce14"/>
          <table:table-cell table:style-name="ce89" office:value-type="string" table:number-columns-spanned="1" table:number-rows-spanned="4">
            <text:p>Woodgrange</text:p>
          </table:table-cell>
          <table:table-cell table:style-name="ce121" office:value-type="percentage" office:value="0.309" table:number-columns-spanned="1" table:number-rows-spanned="4">
            <text:p>30.9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A.N. Knight</text:p>
          </table:table-cell>
          <table:table-cell table:style-name="ce256" office:value-type="string" table:number-columns-spanned="1" table:number-rows-spanned="2">
            <text:p>Ratepayers &amp; Residents</text:p>
          </table:table-cell>
          <table:table-cell table:style-name="ce282" office:value-type="float" office:value="1256">
            <text:p>1,256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style-name="ce26"/>
          <table:covered-table-cell table:style-name="ce14"/>
          <table:covered-table-cell table:style-name="ce87"/>
          <table:covered-table-cell table:style-name="ce49"/>
          <table:table-cell table:style-name="ce166" office:value-type="string">
            <text:p>ü</text:p>
          </table:table-cell>
          <table:table-cell table:style-name="ce222" office:value-type="string">
            <text:p>G.W. Brown</text:p>
          </table:table-cell>
          <table:covered-table-cell table:style-name="ce10"/>
          <table:table-cell table:style-name="ce282" office:value-type="float" office:value="1248">
            <text:p>1,248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style-name="ce26"/>
          <table:covered-table-cell table:style-name="ce14"/>
          <table:covered-table-cell table:style-name="ce87"/>
          <table:covered-table-cell table:style-name="ce49"/>
          <table:table-cell table:style-name="ce166"/>
          <table:table-cell table:style-name="ce216" office:value-type="string">
            <text:p>D. Harris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float" office:value="527">
            <text:p>527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style-name="ce26"/>
          <table:covered-table-cell table:style-name="ce14"/>
          <table:covered-table-cell table:style-name="ce87"/>
          <table:covered-table-cell table:style-name="ce49"/>
          <table:table-cell table:style-name="ce148"/>
          <table:table-cell table:style-name="ce216" office:value-type="string">
            <text:p>S.H. Mail</text:p>
          </table:table-cell>
          <table:covered-table-cell table:style-name="ce10"/>
          <table:table-cell table:style-name="ce282" office:value-type="float" office:value="499">
            <text:p>499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table-cell table:style-name="ce27" table:number-columns-repeated="2"/>
          <table:table-cell table:style-name="ce42"/>
          <table:table-cell table:style-name="ce129"/>
          <table:table-cell table:style-name="ce171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style-name="ce313" table:number-columns-repeated="1014"/>
        </table:table-row>
        <table:table-row table:style-name="ro2" table:number-rows-repeated="3">
          <table:table-cell table:style-name="ce17" table:number-columns-repeated="2"/>
          <table:table-cell table:style-name="ce83"/>
          <table:table-cell table:style-name="ce130"/>
          <table:table-cell table:style-name="ce172"/>
          <table:table-cell table:style-name="ce208"/>
          <table:table-cell table:style-name="ce252"/>
          <table:table-cell table:style-name="ce276"/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table-cell table:style-name="ce18" table:number-columns-repeated="2"/>
          <table:table-cell table:style-name="ce84"/>
          <table:table-cell table:style-name="ce131"/>
          <table:table-cell table:style-name="ce173"/>
          <table:table-cell table:style-name="ce227"/>
          <table:table-cell table:style-name="ce258"/>
          <table:table-cell table:style-name="ce287"/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table-cell table:style-name="ce2" office:value-type="string">
            <text:p>ELECTION</text:p>
          </table:table-cell>
          <table:table-cell table:style-name="ce2" office:value-type="string">
            <text:p><text:s/>YEAR</text:p>
          </table:table-cell>
          <table:table-cell table:style-name="ce2" office:value-type="string">
            <text:p>CONSTITUENCY</text:p>
          </table:table-cell>
          <table:table-cell table:style-name="ce113" office:value-type="string">
            <text:p>TURNOUT</text:p>
          </table:table-cell>
          <table:table-cell table:style-name="ce161" office:value-type="string">
            <text:p>ELECTED</text:p>
          </table:table-cell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113" office:value-type="string">
            <text:p>VOTES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table-cell table:style-name="ce23" office:value-type="string" table:number-columns-spanned="1" table:number-rows-spanned="9">
            <text:p>Local By-Election</text:p>
          </table:table-cell>
          <table:table-cell table:style-name="ce48" office:value-type="date" office:date-value="1969-02-06" table:number-columns-spanned="1" table:number-rows-spanned="5">
            <text:p>06/02/1969</text:p>
          </table:table-cell>
          <table:table-cell table:style-name="ce72" office:value-type="string" table:number-columns-spanned="1" table:number-rows-spanned="5">
            <text:p>West Ham</text:p>
          </table:table-cell>
          <table:table-cell table:style-name="ce117" office:value-type="percentage" office:value="0.224" table:number-columns-spanned="1" table:number-rows-spanned="5">
            <text:p>22.40%</text:p>
          </table:table-cell>
          <table:table-cell table:style-name="ce165" office:value-type="string">
            <text:p>ü</text:p>
          </table:table-cell>
          <table:table-cell table:style-name="ce224" office:value-type="string">
            <text:p>T.H. Camp</text:p>
          </table:table-cell>
          <table:table-cell table:style-name="ce255" office:value-type="string">
            <text:p>Labour</text:p>
          </table:table-cell>
          <table:table-cell table:style-name="ce280" office:value-type="float" office:value="613">
            <text:p>61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9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R.J. Blake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275">
            <text:p>275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20"/>
          <table:covered-table-cell table:style-name="ce49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J.P. Davis</text:p>
          </table:table-cell>
          <table:table-cell table:style-name="ce255" office:value-type="string">
            <text:p>Ratepayers &amp; Residents</text:p>
          </table:table-cell>
          <table:table-cell table:style-name="ce281" office:value-type="float" office:value="188">
            <text:p>18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9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J.W. Giles</text:p>
          </table:table-cell>
          <table:table-cell table:style-name="ce224" office:value-type="string">
            <text:p>Liberal</text:p>
          </table:table-cell>
          <table:table-cell table:style-name="ce281" office:value-type="float" office:value="146">
            <text:p>14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9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J.B. Newham</text:p>
          </table:table-cell>
          <table:table-cell table:style-name="ce224" office:value-type="string">
            <text:p>National Front</text:p>
          </table:table-cell>
          <table:table-cell table:style-name="ce281" office:value-type="float" office:value="142">
            <text:p>14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table-cell table:style-name="ce50"/>
          <table:table-cell table:style-name="ce74"/>
          <table:table-cell table:style-name="ce119"/>
          <table:table-cell table:style-name="ce150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table-cell table:style-name="ce48" office:value-type="date" office:date-value="1970-06-04" table:number-columns-spanned="1" table:number-rows-spanned="3">
            <text:p>04/06/1970</text:p>
          </table:table-cell>
          <table:table-cell table:style-name="ce70" office:value-type="string" table:number-columns-spanned="1" table:number-rows-spanned="3">
            <text:p>South</text:p>
          </table:table-cell>
          <table:table-cell table:style-name="ce117" office:value-type="percentage" office:value="0.153" table:number-columns-spanned="1" table:number-rows-spanned="3">
            <text:p>15.30%</text:p>
          </table:table-cell>
          <table:table-cell table:style-name="ce165" office:value-type="string">
            <text:p>ü</text:p>
          </table:table-cell>
          <table:table-cell table:style-name="ce224" office:value-type="string">
            <text:p>J.C. Taylor</text:p>
          </table:table-cell>
          <table:table-cell table:style-name="ce255" office:value-type="string">
            <text:p>Labour</text:p>
          </table:table-cell>
          <table:table-cell table:style-name="ce281" office:value-type="float" office:value="1164">
            <text:p>1,16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24" office:value-type="string">
            <text:p>A.J. Retter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373">
            <text:p>373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24" office:value-type="string">
            <text:p>W.T. Anderson</text:p>
          </table:table-cell>
          <table:table-cell table:style-name="ce255" office:value-type="string">
            <text:p>National Front</text:p>
          </table:table-cell>
          <table:table-cell table:style-name="ce281" office:value-type="float" office:value="17">
            <text:p>1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table-cell table:style-name="ce24" table:number-columns-repeated="2"/>
          <table:table-cell table:style-name="ce61"/>
          <table:table-cell table:style-name="ce123"/>
          <table:table-cell table:style-name="ce168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 table:number-rows-repeated="3">
          <table:table-cell table:style-name="ce17" table:number-columns-repeated="2"/>
          <table:table-cell table:style-name="ce83"/>
          <table:table-cell table:style-name="ce130"/>
          <table:table-cell table:style-name="ce172"/>
          <table:table-cell table:style-name="ce208"/>
          <table:table-cell table:style-name="ce252"/>
          <table:table-cell table:style-name="ce276"/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table-cell table:style-name="ce18" table:number-columns-repeated="2"/>
          <table:table-cell table:style-name="ce84"/>
          <table:table-cell table:style-name="ce131"/>
          <table:table-cell table:style-name="ce173"/>
          <table:table-cell table:style-name="ce208"/>
          <table:table-cell table:style-name="ce252"/>
          <table:table-cell table:style-name="ce276"/>
          <table:table-cell table:style-name="ce303"/>
          <table:table-cell table:style-name="ce315"/>
          <table:table-cell table:style-name="ce317" table:number-columns-repeated="1014"/>
        </table:table-row>
        <table:table-row table:style-name="ro2">
          <table:table-cell table:style-name="ce2" office:value-type="string">
            <text:p>ELECTION</text:p>
          </table:table-cell>
          <table:table-cell table:style-name="ce2" office:value-type="string">
            <text:p><text:s/>YEAR</text:p>
          </table:table-cell>
          <table:table-cell table:style-name="ce2" office:value-type="string">
            <text:p>BOROUGH</text:p>
          </table:table-cell>
          <table:table-cell table:style-name="ce113" office:value-type="string">
            <text:p>ELECTORS</text:p>
          </table:table-cell>
          <table:table-cell table:style-name="ce161" office:value-type="string">
            <text:p>TURNOUT</text:p>
          </table:table-cell>
          <table:table-cell table:style-name="ce209"/>
          <table:table-cell table:style-name="ce252"/>
          <table:table-cell table:style-name="ce276"/>
          <table:table-cell table:style-name="ce303"/>
          <table:table-cell table:style-name="ce313"/>
          <table:table-cell table:number-columns-repeated="2"/>
          <table:table-cell table:style-name="ce318" table:number-columns-repeated="1012"/>
        </table:table-row>
        <table:table-row table:style-name="ro2">
          <table:table-cell table:style-name="ce3" office:value-type="string" table:number-columns-spanned="1" table:number-rows-spanned="3">
            <text:p>Local</text:p>
          </table:table-cell>
          <table:table-cell table:style-name="ce40" office:value-type="float" office:value="1971" table:number-columns-spanned="1" table:number-rows-spanned="3">
            <text:p>1971</text:p>
          </table:table-cell>
          <table:table-cell table:style-name="ce70" office:value-type="string" table:number-columns-spanned="1" table:number-rows-spanned="3">
            <text:p>Newham</text:p>
          </table:table-cell>
          <table:table-cell table:style-name="ce114" office:value-type="float" office:value="183134" table:number-columns-spanned="1" table:number-rows-spanned="3">
            <text:p>183,134</text:p>
          </table:table-cell>
          <table:table-cell table:style-name="ce117" office:value-type="percentage" office:value="0.294" table:number-columns-spanned="1" table:number-rows-spanned="3">
            <text:p>29.40%</text:p>
          </table:table-cell>
          <table:table-cell table:style-name="ce210"/>
          <table:table-cell table:style-name="ce253"/>
          <table:table-cell table:style-name="ce130"/>
          <table:table-cell table:style-name="ce306"/>
          <table:table-cell table:number-columns-repeated="2"/>
          <table:table-cell table:style-name="ce313"/>
          <table:table-cell table:number-columns-repeated="1012"/>
        </table:table-row>
        <table:table-row table:style-name="ro2">
          <table:covered-table-cell table:style-name="ce4"/>
          <table:covered-table-cell table:style-name="ce41"/>
          <table:covered-table-cell table:style-name="ce71"/>
          <table:covered-table-cell table:style-name="ce115"/>
          <table:covered-table-cell table:style-name="ce118"/>
          <table:table-cell table:style-name="ce210"/>
          <table:table-cell table:style-name="ce253"/>
          <table:table-cell table:style-name="ce278"/>
          <table:table-cell table:style-name="ce306"/>
          <table:table-cell table:style-name="ce313" table:number-columns-repeated="1015"/>
        </table:table-row>
        <table:table-row table:style-name="ro2">
          <table:covered-table-cell table:style-name="ce4"/>
          <table:covered-table-cell table:style-name="ce41"/>
          <table:covered-table-cell table:style-name="ce71"/>
          <table:covered-table-cell table:style-name="ce115"/>
          <table:covered-table-cell table:style-name="ce118"/>
          <table:table-cell table:style-name="ce210"/>
          <table:table-cell table:style-name="ce253"/>
          <table:table-cell table:style-name="ce278"/>
          <table:table-cell table:style-name="ce306"/>
          <table:table-cell table:number-columns-repeated="1015"/>
        </table:table-row>
        <table:table-row table:style-name="ro2">
          <table:table-cell table:style-name="ce5"/>
          <table:table-cell table:style-name="ce42"/>
          <table:table-cell table:style-name="ce5"/>
          <table:table-cell table:style-name="ce116"/>
          <table:table-cell table:style-name="ce162"/>
          <table:table-cell table:style-name="ce195"/>
          <table:table-cell table:style-name="ce244"/>
          <table:table-cell table:style-name="ce129"/>
          <table:table-cell table:style-name="ce309"/>
          <table:table-cell table:style-name="ce172"/>
          <table:table-cell table:style-name="ce314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ELECTION</text:p>
          </table:table-cell>
          <table:table-cell table:style-name="ce2" office:value-type="string">
            <text:p><text:s/>YEAR</text:p>
          </table:table-cell>
          <table:table-cell table:style-name="ce2" office:value-type="string">
            <text:p>CONSTITUENCY</text:p>
          </table:table-cell>
          <table:table-cell table:style-name="ce113" office:value-type="string">
            <text:p>TURNOUT</text:p>
          </table:table-cell>
          <table:table-cell table:style-name="ce161" office:value-type="string">
            <text:p>ELECTED</text:p>
          </table:table-cell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113" office:value-type="string">
            <text:p>VOTES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table-cell table:style-name="ce23" office:value-type="string" table:number-columns-spanned="1" table:number-rows-spanned="20">
            <text:p>Local</text:p>
          </table:table-cell>
          <table:table-cell table:style-name="ce40" office:value-type="float" office:value="1971" table:number-columns-spanned="1" table:number-rows-spanned="20">
            <text:p>1971</text:p>
          </table:table-cell>
          <table:table-cell table:style-name="ce72" office:value-type="string" table:number-columns-spanned="1" table:number-rows-spanned="5">
            <text:p>Beckton</text:p>
          </table:table-cell>
          <table:table-cell table:style-name="ce117" office:value-type="percentage" office:value="0.328" table:number-columns-spanned="1" table:number-rows-spanned="5">
            <text:p>32.8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H.A. Taylor</text:p>
          </table:table-cell>
          <table:table-cell table:style-name="ce259" office:value-type="string" table:number-columns-spanned="1" table:number-rows-spanned="2">
            <text:p>Labour</text:p>
          </table:table-cell>
          <table:table-cell table:style-name="ce280" office:value-type="float" office:value="1014">
            <text:p>1,01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D. A. Whitbread</text:p>
          </table:table-cell>
          <table:covered-table-cell table:style-name="ce9"/>
          <table:table-cell table:style-name="ce281" office:value-type="float" office:value="956">
            <text:p>956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12" office:value-type="string">
            <text:p>D.J. Johnson</text:p>
          </table:table-cell>
          <table:table-cell table:style-name="ce255" office:value-type="string" table:number-columns-spanned="1" table:number-rows-spanned="2">
            <text:p>Ratepayers &amp; Residents</text:p>
          </table:table-cell>
          <table:table-cell table:style-name="ce281" office:value-type="float" office:value="247">
            <text:p>24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3" office:value-type="string">
            <text:p>S.R. Hart</text:p>
          </table:table-cell>
          <table:covered-table-cell table:style-name="ce213"/>
          <table:table-cell table:style-name="ce281" office:value-type="float" office:value="225">
            <text:p>22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4" office:value-type="string">
            <text:p>R.A. Offley</text:p>
          </table:table-cell>
          <table:table-cell table:style-name="ce224" office:value-type="string">
            <text:p>Communist</text:p>
          </table:table-cell>
          <table:table-cell table:style-name="ce281" office:value-type="float" office:value="106">
            <text:p>10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75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0" office:value-type="string" table:number-columns-spanned="1" table:number-rows-spanned="4">
            <text:p>Bemersyde</text:p>
          </table:table-cell>
          <table:table-cell table:style-name="ce117" office:value-type="percentage" office:value="0.398" table:number-columns-spanned="1" table:number-rows-spanned="4">
            <text:p>39.8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F.H. Ferrier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1760">
            <text:p>1,76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H. Bauckham</text:p>
          </table:table-cell>
          <table:covered-table-cell table:style-name="ce10"/>
          <table:table-cell table:style-name="ce281" office:value-type="float" office:value="1736">
            <text:p>1,736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5" office:value-type="string">
            <text:p>C.H. Mears</text:p>
          </table:table-cell>
          <table:table-cell table:style-name="ce255" office:value-type="string" table:number-columns-spanned="1" table:number-rows-spanned="2">
            <text:p>Ratepayers &amp; Residents</text:p>
          </table:table-cell>
          <table:table-cell table:style-name="ce281" office:value-type="float" office:value="762">
            <text:p>76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5" office:value-type="string">
            <text:p>D. Miles</text:p>
          </table:table-cell>
          <table:covered-table-cell table:style-name="ce10"/>
          <table:table-cell table:style-name="ce281" office:value-type="float" office:value="760">
            <text:p>76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57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0" office:value-type="string" table:number-columns-spanned="1" table:number-rows-spanned="4">
            <text:p>Canning Town and Grange</text:p>
          </table:table-cell>
          <table:table-cell table:style-name="ce121" office:value-type="percentage" office:value="0.257" table:number-columns-spanned="1" table:number-rows-spanned="4">
            <text:p>25.7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C.L. Bock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float" office:value="1242">
            <text:p>1,24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22" office:value-type="string">
            <text:p>D.W. Lee</text:p>
          </table:table-cell>
          <table:covered-table-cell table:style-name="ce10"/>
          <table:table-cell table:style-name="ce282" office:value-type="float" office:value="1198">
            <text:p>1,19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/>
          <table:table-cell table:style-name="ce216" office:value-type="string">
            <text:p>M.R. Hammond</text:p>
          </table:table-cell>
          <table:table-cell table:style-name="ce256" office:value-type="string" table:number-columns-spanned="1" table:number-rows-spanned="2">
            <text:p>Ratepayers &amp; Residents</text:p>
          </table:table-cell>
          <table:table-cell table:style-name="ce282" office:value-type="float" office:value="328">
            <text:p>32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G.V.S. Nottage</text:p>
          </table:table-cell>
          <table:covered-table-cell table:style-name="ce10"/>
          <table:table-cell table:style-name="ce282" office:value-type="float" office:value="280">
            <text:p>280</text:p>
          </table:table-cell>
          <table:table-cell table:style-name="ce308"/>
          <table:table-cell table:style-name="ce305"/>
          <table:table-cell table:number-columns-repeated="2"/>
          <table:table-cell table:style-name="ce317"/>
          <table:table-cell table:number-columns-repeated="1011"/>
        </table:table-row>
        <table:table-row table:style-name="ro2">
          <table:covered-table-cell table:style-name="ce21"/>
          <table:covered-table-cell table:style-name="ce46"/>
          <table:table-cell table:style-name="ce61"/>
          <table:table-cell table:style-name="ce123"/>
          <table:table-cell table:style-name="ce168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0" office:value-type="string" table:number-columns-spanned="1" table:number-rows-spanned="4">
            <text:p>Castle</text:p>
          </table:table-cell>
          <table:table-cell table:style-name="ce121" office:value-type="percentage" office:value="0.334" table:number-columns-spanned="1" table:number-rows-spanned="4">
            <text:p>33.4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C. Clements</text:p>
          </table:table-cell>
          <table:table-cell table:style-name="ce216" office:value-type="string">
            <text:p>Labour</text:p>
          </table:table-cell>
          <table:table-cell table:style-name="ce282" office:value-type="float" office:value="1022">
            <text:p>1,02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A.W. King</text:p>
          </table:table-cell>
          <table:table-cell table:style-name="ce256" office:value-type="string">
            <text:p>Ratepayers &amp; Residents</text:p>
          </table:table-cell>
          <table:table-cell table:style-name="ce282" office:value-type="float" office:value="1018">
            <text:p>1,01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16" office:value-type="string">
            <text:p>F.J. Thompson</text:p>
          </table:table-cell>
          <table:table-cell table:style-name="ce256" office:value-type="string">
            <text:p>Labour</text:p>
          </table:table-cell>
          <table:table-cell table:style-name="ce282" office:value-type="float" office:value="999">
            <text:p>99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75"/>
          <table:table-cell table:style-name="ce218" office:value-type="string">
            <text:p>J.M. King</text:p>
          </table:table-cell>
          <table:table-cell table:style-name="ce256" office:value-type="string">
            <text:p>Ratepayers &amp; Residents</text:p>
          </table:table-cell>
          <table:table-cell table:style-name="ce283" office:value-type="float" office:value="990">
            <text:p>990</text:p>
          </table:table-cell>
          <table:table-cell table:style-name="ce308"/>
          <table:table-cell table:style-name="ce305"/>
          <table:table-cell table:style-name="ce313" table:number-columns-repeated="2"/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61"/>
          <table:table-cell table:style-name="ce123"/>
          <table:table-cell table:style-name="ce168"/>
          <table:table-cell table:style-name="ce217"/>
          <table:table-cell table:style-name="ce107"/>
          <table:table-cell table:style-name="ce285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19" office:value-type="string" table:number-columns-spanned="1" table:number-rows-spanned="28">
            <text:p>Local</text:p>
          </table:table-cell>
          <table:table-cell table:style-name="ce43" office:value-type="float" office:value="1971" table:number-columns-spanned="1" table:number-rows-spanned="28">
            <text:p>1971</text:p>
          </table:table-cell>
          <table:table-cell table:style-name="ce72" office:value-type="string" table:number-columns-spanned="1" table:number-rows-spanned="4">
            <text:p>Central</text:p>
          </table:table-cell>
          <table:table-cell table:style-name="ce117" office:value-type="percentage" office:value="0.293" table:number-columns-spanned="1" table:number-rows-spanned="4">
            <text:p>29.3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E.P. Granger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0" office:value-type="float" office:value="1005">
            <text:p>1,005</text:p>
          </table:table-cell>
          <table:table-cell table:style-name="ce307"/>
          <table:table-cell table:style-name="ce304"/>
          <table:table-cell table:style-name="ce317" table:number-columns-repeated="2"/>
          <table:table-cell table:number-columns-repeated="1012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S.A. Elson</text:p>
          </table:table-cell>
          <table:covered-table-cell table:style-name="ce10"/>
          <table:table-cell table:style-name="ce281" office:value-type="float" office:value="1000">
            <text:p>1,00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14" office:value-type="string">
            <text:p>M.B. Layton</text:p>
          </table:table-cell>
          <table:table-cell table:style-name="ce255" office:value-type="string" table:number-columns-spanned="1" table:number-rows-spanned="2">
            <text:p>Ratepayers &amp; Residents</text:p>
          </table:table-cell>
          <table:table-cell table:style-name="ce281" office:value-type="float" office:value="773">
            <text:p>77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4" office:value-type="string">
            <text:p>A. Macfarlane</text:p>
          </table:table-cell>
          <table:covered-table-cell table:style-name="ce10"/>
          <table:table-cell table:style-name="ce281" office:value-type="float" office:value="767">
            <text:p>76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90" office:value-type="string" table:number-columns-spanned="1" table:number-rows-spanned="6">
            <text:p>Custom House and Silver Town</text:p>
          </table:table-cell>
          <table:table-cell table:style-name="ce117" office:value-type="percentage" office:value="0.225" table:number-columns-spanned="1" table:number-rows-spanned="6">
            <text:p>22.5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W. Dunlop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1" office:value-type="float" office:value="1624">
            <text:p>1,62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P.F. Newman</text:p>
          </table:table-cell>
          <table:covered-table-cell table:style-name="ce9"/>
          <table:table-cell table:style-name="ce281" office:value-type="float" office:value="1467">
            <text:p>1,46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J.C. Stockbridge</text:p>
          </table:table-cell>
          <table:covered-table-cell table:style-name="ce10"/>
          <table:table-cell table:style-name="ce281" office:value-type="float" office:value="1420">
            <text:p>1,42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5" office:value-type="string">
            <text:p>E.D.M. Lonsdale</text:p>
          </table:table-cell>
          <table:table-cell table:style-name="ce255" office:value-type="string" table:number-columns-spanned="1" table:number-rows-spanned="3">
            <text:p>Ratepayers &amp; Residents</text:p>
          </table:table-cell>
          <table:table-cell table:style-name="ce281" office:value-type="float" office:value="283">
            <text:p>28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5" office:value-type="string">
            <text:p>E. Frost</text:p>
          </table:table-cell>
          <table:covered-table-cell table:style-name="ce9"/>
          <table:table-cell table:style-name="ce281" office:value-type="float" office:value="258">
            <text:p>25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91"/>
          <table:covered-table-cell table:style-name="ce118"/>
          <table:table-cell table:style-name="ce174"/>
          <table:table-cell table:style-name="ce215" office:value-type="string">
            <text:p>J.D. Smith</text:p>
          </table:table-cell>
          <table:covered-table-cell table:style-name="ce10"/>
          <table:table-cell table:style-name="ce281" office:value-type="float" office:value="243">
            <text:p>24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9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3" office:value-type="string" table:number-columns-spanned="1" table:number-rows-spanned="9">
            <text:p>Forest Gate</text:p>
          </table:table-cell>
          <table:table-cell table:style-name="ce125" office:value-type="percentage" office:value="0.315" table:number-columns-spanned="1" table:number-rows-spanned="9">
            <text:p>31.5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M.E. Helps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374">
            <text:p>1,37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S. Hopwood</text:p>
          </table:table-cell>
          <table:covered-table-cell table:style-name="ce9"/>
          <table:table-cell table:style-name="ce282" office:value-type="float" office:value="1255">
            <text:p>1,25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J.J. Haggerty</text:p>
          </table:table-cell>
          <table:covered-table-cell table:style-name="ce10"/>
          <table:table-cell table:style-name="ce282" office:value-type="float" office:value="1213">
            <text:p>1,21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1" office:value-type="string">
            <text:p>L. Hall</text:p>
          </table:table-cell>
          <table:table-cell table:style-name="ce256" office:value-type="string" table:number-columns-spanned="1" table:number-rows-spanned="3">
            <text:p>Ratepayers &amp; Residents</text:p>
          </table:table-cell>
          <table:table-cell table:style-name="ce282" office:value-type="float" office:value="1075">
            <text:p>1,07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R.F.C. Ower</text:p>
          </table:table-cell>
          <table:covered-table-cell table:style-name="ce257"/>
          <table:table-cell table:style-name="ce282" office:value-type="float" office:value="905">
            <text:p>90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2" office:value-type="string">
            <text:p>R.D. Towner</text:p>
          </table:table-cell>
          <table:covered-table-cell table:style-name="ce229"/>
          <table:table-cell table:style-name="ce282" office:value-type="float" office:value="878">
            <text:p>87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T.W. Orrin</text:p>
          </table:table-cell>
          <table:table-cell table:style-name="ce256" office:value-type="string" table:number-columns-spanned="1" table:number-rows-spanned="3">
            <text:p>Conservative</text:p>
          </table:table-cell>
          <table:table-cell table:style-name="ce282" office:value-type="float" office:value="440">
            <text:p>44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R.E. Wotherspoon</text:p>
          </table:table-cell>
          <table:covered-table-cell table:style-name="ce9"/>
          <table:table-cell table:style-name="ce282" office:value-type="float" office:value="401">
            <text:p>40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1"/>
          <table:covered-table-cell table:style-name="ce69"/>
          <table:covered-table-cell table:style-name="ce132"/>
          <table:table-cell table:style-name="ce149"/>
          <table:table-cell table:style-name="ce222" office:value-type="string">
            <text:p>A.R. Lane</text:p>
          </table:table-cell>
          <table:covered-table-cell table:style-name="ce10"/>
          <table:table-cell table:style-name="ce282" office:value-type="float" office:value="397">
            <text:p>397</text:p>
          </table:table-cell>
          <table:table-cell table:style-name="ce308"/>
          <table:table-cell table:style-name="ce305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1"/>
          <table:covered-table-cell table:style-name="ce46"/>
          <table:table-cell table:style-name="ce51"/>
          <table:table-cell table:style-name="ce127"/>
          <table:table-cell table:style-name="ce154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3" office:value-type="string" table:number-columns-spanned="1" table:number-rows-spanned="6">
            <text:p>Greatfield</text:p>
          </table:table-cell>
          <table:table-cell table:style-name="ce125" office:value-type="percentage" office:value="0.329" table:number-columns-spanned="1" table:number-rows-spanned="6">
            <text:p>32.9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M.J. Talbot</text:p>
          </table:table-cell>
          <table:table-cell table:style-name="ce256" office:value-type="string" table:number-columns-spanned="1" table:number-rows-spanned="3">
            <text:p>Ratepayers &amp; Residents</text:p>
          </table:table-cell>
          <table:table-cell table:style-name="ce282" office:value-type="float" office:value="1771">
            <text:p>1,77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F.G. Hammond</text:p>
          </table:table-cell>
          <table:covered-table-cell table:style-name="ce9"/>
          <table:table-cell table:style-name="ce282" office:value-type="float" office:value="1759">
            <text:p>1,75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22" office:value-type="string">
            <text:p>S.G. Ling</text:p>
          </table:table-cell>
          <table:covered-table-cell table:style-name="ce10"/>
          <table:table-cell table:style-name="ce282" office:value-type="float" office:value="1759">
            <text:p>1,75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R.J. Fox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187">
            <text:p>1,18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C. Langley</text:p>
          </table:table-cell>
          <table:covered-table-cell table:style-name="ce9"/>
          <table:table-cell table:style-name="ce282" office:value-type="float" office:value="1160">
            <text:p>1,16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2"/>
          <table:covered-table-cell table:style-name="ce47"/>
          <table:covered-table-cell table:style-name="ce69"/>
          <table:covered-table-cell table:style-name="ce126"/>
          <table:table-cell table:style-name="ce149"/>
          <table:table-cell table:style-name="ce216" office:value-type="string">
            <text:p>M.M. Hasan</text:p>
          </table:table-cell>
          <table:covered-table-cell table:style-name="ce10"/>
          <table:table-cell table:style-name="ce282" office:value-type="float" office:value="1078">
            <text:p>1,07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51"/>
          <table:table-cell table:style-name="ce127"/>
          <table:table-cell table:style-name="ce154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19" office:value-type="string" table:number-columns-spanned="1" table:number-rows-spanned="28">
            <text:p>Local</text:p>
          </table:table-cell>
          <table:table-cell table:style-name="ce43" office:value-type="float" office:value="1971" table:number-columns-spanned="1" table:number-rows-spanned="28">
            <text:p>1971</text:p>
          </table:table-cell>
          <table:table-cell table:style-name="ce72" office:value-type="string" table:number-columns-spanned="1" table:number-rows-spanned="6">
            <text:p>Hudsons</text:p>
          </table:table-cell>
          <table:table-cell table:style-name="ce117" office:value-type="percentage" office:value="0.281" table:number-columns-spanned="1" table:number-rows-spanned="6">
            <text:p>28.1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M. Davidson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0" office:value-type="float" office:value="2072">
            <text:p>2,072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H.E. Fitzsimons</text:p>
          </table:table-cell>
          <table:covered-table-cell table:style-name="ce9"/>
          <table:table-cell table:style-name="ce281" office:value-type="float" office:value="2024">
            <text:p>2,02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J.E. Griffin</text:p>
          </table:table-cell>
          <table:covered-table-cell table:style-name="ce10"/>
          <table:table-cell table:style-name="ce281" office:value-type="float" office:value="1976">
            <text:p>1,97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4" office:value-type="string">
            <text:p>G. Eldridge</text:p>
          </table:table-cell>
          <table:table-cell table:style-name="ce255" office:value-type="string" table:number-columns-spanned="1" table:number-rows-spanned="3">
            <text:p>Conservatives</text:p>
          </table:table-cell>
          <table:table-cell table:style-name="ce281" office:value-type="float" office:value="397">
            <text:p>39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4" office:value-type="string">
            <text:p>A.J. Retter</text:p>
          </table:table-cell>
          <table:covered-table-cell table:style-name="ce9"/>
          <table:table-cell table:style-name="ce281" office:value-type="float" office:value="313">
            <text:p>31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4" office:value-type="string">
            <text:p>E. Knight</text:p>
          </table:table-cell>
          <table:covered-table-cell table:style-name="ce10"/>
          <table:table-cell table:style-name="ce281" office:value-type="float" office:value="303">
            <text:p>30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0" office:value-type="string" table:number-columns-spanned="1" table:number-rows-spanned="5">
            <text:p>Kensington</text:p>
          </table:table-cell>
          <table:table-cell table:style-name="ce117" office:value-type="percentage" office:value="0.315" table:number-columns-spanned="1" table:number-rows-spanned="5">
            <text:p>31.50%</text:p>
          </table:table-cell>
          <table:table-cell table:style-name="ce165" office:value-type="string">
            <text:p>ü</text:p>
          </table:table-cell>
          <table:table-cell table:style-name="ce224" office:value-type="string">
            <text:p>H. W. Pike</text:p>
          </table:table-cell>
          <table:table-cell table:style-name="ce259" office:value-type="string">
            <text:p>Labour</text:p>
          </table:table-cell>
          <table:table-cell table:style-name="ce281" office:value-type="float" office:value="921">
            <text:p>92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24" office:value-type="string">
            <text:p>E.A.R. Lonsdale</text:p>
          </table:table-cell>
          <table:table-cell table:style-name="ce255" office:value-type="string">
            <text:p>Ratepayers &amp; Residents</text:p>
          </table:table-cell>
          <table:table-cell table:style-name="ce281" office:value-type="float" office:value="917">
            <text:p>91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24" office:value-type="string">
            <text:p>C.W. Jay</text:p>
          </table:table-cell>
          <table:table-cell table:style-name="ce9" office:value-type="string">
            <text:p>Labour</text:p>
          </table:table-cell>
          <table:table-cell table:style-name="ce281" office:value-type="float" office:value="916">
            <text:p>91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24" office:value-type="string">
            <text:p>J.W.F. Hucker</text:p>
          </table:table-cell>
          <table:table-cell table:style-name="ce255" office:value-type="string">
            <text:p>Ratepayers &amp; Residents</text:p>
          </table:table-cell>
          <table:table-cell table:style-name="ce281" office:value-type="float" office:value="860">
            <text:p>86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24" office:value-type="string">
            <text:p>S.A.C. Webb</text:p>
          </table:table-cell>
          <table:table-cell table:style-name="ce255" office:value-type="string">
            <text:p>National Democrat</text:p>
          </table:table-cell>
          <table:table-cell table:style-name="ce281" office:value-type="float" office:value="167">
            <text:p>16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57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table-cell table:style-name="ce43" office:value-type="string" table:number-columns-spanned="1" table:number-rows-spanned="8">
            <text:p>Little Ilford</text:p>
          </table:table-cell>
          <table:table-cell table:style-name="ce125" office:value-type="percentage" office:value="0.25" table:number-columns-spanned="1" table:number-rows-spanned="8">
            <text:p>25.0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W.E. Hurford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253">
            <text:p>1,25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W.H. Brown</text:p>
          </table:table-cell>
          <table:covered-table-cell table:style-name="ce9"/>
          <table:table-cell table:style-name="ce282" office:value-type="float" office:value="1194">
            <text:p>1,19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G.W. Phillips</text:p>
          </table:table-cell>
          <table:covered-table-cell table:style-name="ce10"/>
          <table:table-cell table:style-name="ce282" office:value-type="float" office:value="1143">
            <text:p>1,14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1" office:value-type="string">
            <text:p>A.E. Carr</text:p>
          </table:table-cell>
          <table:table-cell table:style-name="ce256" office:value-type="string" table:number-columns-spanned="1" table:number-rows-spanned="3">
            <text:p>Ratepayers &amp; Residents</text:p>
          </table:table-cell>
          <table:table-cell table:style-name="ce282" office:value-type="float" office:value="733">
            <text:p>73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C. Miranda</text:p>
          </table:table-cell>
          <table:covered-table-cell table:style-name="ce257"/>
          <table:table-cell table:style-name="ce282" office:value-type="float" office:value="728">
            <text:p>72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2" office:value-type="string">
            <text:p>L.M. Mersh</text:p>
          </table:table-cell>
          <table:covered-table-cell table:style-name="ce229"/>
          <table:table-cell table:style-name="ce282" office:value-type="float" office:value="694">
            <text:p>69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T.E. Stone</text:p>
          </table:table-cell>
          <table:table-cell table:style-name="ce223" office:value-type="string">
            <text:p>Communist</text:p>
          </table:table-cell>
          <table:table-cell table:style-name="ce282" office:value-type="float" office:value="127">
            <text:p>12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69"/>
          <table:covered-table-cell table:style-name="ce132"/>
          <table:table-cell table:style-name="ce149"/>
          <table:table-cell table:style-name="ce216" office:value-type="string">
            <text:p>M. Flaherty</text:p>
          </table:table-cell>
          <table:table-cell table:style-name="ce216" office:value-type="string">
            <text:p>Civil &amp; Human Rights</text:p>
          </table:table-cell>
          <table:table-cell table:style-name="ce282" office:value-type="float" office:value="67">
            <text:p>6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51"/>
          <table:table-cell table:style-name="ce127"/>
          <table:table-cell table:style-name="ce154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3" office:value-type="string" table:number-columns-spanned="1" table:number-rows-spanned="6">
            <text:p>Manor Park</text:p>
          </table:table-cell>
          <table:table-cell table:style-name="ce125" office:value-type="percentage" office:value="0.28" table:number-columns-spanned="1" table:number-rows-spanned="6">
            <text:p>28.0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N.A. Chubb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658">
            <text:p>1,65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F.A.J. Bigland</text:p>
          </table:table-cell>
          <table:covered-table-cell table:style-name="ce9"/>
          <table:table-cell table:style-name="ce282" office:value-type="float" office:value="1637">
            <text:p>1,63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22" office:value-type="string">
            <text:p>J.G. Warren</text:p>
          </table:table-cell>
          <table:covered-table-cell table:style-name="ce10"/>
          <table:table-cell table:style-name="ce282" office:value-type="float" office:value="1593">
            <text:p>1,59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S.L. Norton</text:p>
          </table:table-cell>
          <table:table-cell table:style-name="ce256" office:value-type="string" table:number-columns-spanned="1" table:number-rows-spanned="3">
            <text:p>Conservatives</text:p>
          </table:table-cell>
          <table:table-cell table:style-name="ce282" office:value-type="float" office:value="969">
            <text:p>969</text:p>
          </table:table-cell>
          <table:table-cell table:style-name="ce308"/>
          <table:table-cell table:style-name="ce305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C.A. Rugg</text:p>
          </table:table-cell>
          <table:covered-table-cell table:style-name="ce9"/>
          <table:table-cell table:style-name="ce282" office:value-type="float" office:value="929">
            <text:p>929</text:p>
          </table:table-cell>
          <table:table-cell table:style-name="ce308"/>
          <table:table-cell table:style-name="ce305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2"/>
          <table:covered-table-cell table:style-name="ce47"/>
          <table:covered-table-cell table:style-name="ce69"/>
          <table:covered-table-cell table:style-name="ce126"/>
          <table:table-cell table:style-name="ce149"/>
          <table:table-cell table:style-name="ce216" office:value-type="string">
            <text:p>C.L. Retter</text:p>
          </table:table-cell>
          <table:covered-table-cell table:style-name="ce10"/>
          <table:table-cell table:style-name="ce282" office:value-type="float" office:value="923">
            <text:p>92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51"/>
          <table:table-cell table:style-name="ce127"/>
          <table:table-cell table:style-name="ce154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23" office:value-type="string" table:number-columns-spanned="1" table:number-rows-spanned="25">
            <text:p>Local</text:p>
          </table:table-cell>
          <table:table-cell table:style-name="ce40" office:value-type="float" office:value="1971" table:number-columns-spanned="1" table:number-rows-spanned="25">
            <text:p>1971</text:p>
          </table:table-cell>
          <table:table-cell table:style-name="ce72" office:value-type="string" table:number-columns-spanned="1" table:number-rows-spanned="6">
            <text:p>New Town</text:p>
          </table:table-cell>
          <table:table-cell table:style-name="ce117" office:value-type="percentage" office:value="0.326" table:number-columns-spanned="1" table:number-rows-spanned="6">
            <text:p>32.6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F.J. Dowling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0" office:value-type="float" office:value="1348">
            <text:p>1,348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L.A. Wood</text:p>
          </table:table-cell>
          <table:covered-table-cell table:style-name="ce10"/>
          <table:table-cell table:style-name="ce281" office:value-type="float" office:value="1300">
            <text:p>1,30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12" office:value-type="string">
            <text:p>J.W. Francis</text:p>
          </table:table-cell>
          <table:table-cell table:style-name="ce255" office:value-type="string" table:number-columns-spanned="1" table:number-rows-spanned="2">
            <text:p>Liberal</text:p>
          </table:table-cell>
          <table:table-cell table:style-name="ce281" office:value-type="float" office:value="497">
            <text:p>49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3" office:value-type="string">
            <text:p>J.W. Giles</text:p>
          </table:table-cell>
          <table:covered-table-cell table:style-name="ce10"/>
          <table:table-cell table:style-name="ce281" office:value-type="float" office:value="370">
            <text:p>37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4" office:value-type="string">
            <text:p>G.E. Mason</text:p>
          </table:table-cell>
          <table:table-cell table:style-name="ce255" office:value-type="string" table:number-columns-spanned="1" table:number-rows-spanned="2">
            <text:p>Ratepayers &amp; Residents</text:p>
          </table:table-cell>
          <table:table-cell table:style-name="ce281" office:value-type="float" office:value="152">
            <text:p>15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4" office:value-type="string">
            <text:p>P.M. Parr</text:p>
          </table:table-cell>
          <table:covered-table-cell table:style-name="ce10"/>
          <table:table-cell table:style-name="ce281" office:value-type="float" office:value="139">
            <text:p>13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75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0" office:value-type="string" table:number-columns-spanned="1" table:number-rows-spanned="4">
            <text:p>Ordnance</text:p>
          </table:table-cell>
          <table:table-cell table:style-name="ce117" office:value-type="percentage" office:value="0.26" table:number-columns-spanned="1" table:number-rows-spanned="4">
            <text:p>26.00%</text:p>
          </table:table-cell>
          <table:table-cell table:style-name="ce165" office:value-type="string">
            <text:p>ü</text:p>
          </table:table-cell>
          <table:table-cell table:style-name="ce215" office:value-type="string">
            <text:p>C.A. Flemwell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1130">
            <text:p>1,13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A.R. Summers</text:p>
          </table:table-cell>
          <table:covered-table-cell table:style-name="ce10"/>
          <table:table-cell table:style-name="ce281" office:value-type="float" office:value="1091">
            <text:p>1,09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2" office:value-type="string">
            <text:p>M.J. Burns</text:p>
          </table:table-cell>
          <table:table-cell table:style-name="ce255" office:value-type="string" table:number-columns-spanned="1" table:number-rows-spanned="2">
            <text:p>Ratepayers &amp; Residents</text:p>
          </table:table-cell>
          <table:table-cell table:style-name="ce281" office:value-type="float" office:value="224">
            <text:p>22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5" office:value-type="string">
            <text:p>K.J. Morgan</text:p>
          </table:table-cell>
          <table:covered-table-cell table:style-name="ce10"/>
          <table:table-cell table:style-name="ce281" office:value-type="float" office:value="220">
            <text:p>22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57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table-cell table:style-name="ce40" office:value-type="string" table:number-columns-spanned="1" table:number-rows-spanned="6">
            <text:p>Park</text:p>
          </table:table-cell>
          <table:table-cell table:style-name="ce121" office:value-type="percentage" office:value="0.234" table:number-columns-spanned="1" table:number-rows-spanned="6">
            <text:p>23.4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A. Wolffe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688">
            <text:p>1,68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H.E.L. Ronan</text:p>
          </table:table-cell>
          <table:covered-table-cell table:style-name="ce9"/>
          <table:table-cell table:style-name="ce282" office:value-type="float" office:value="1627">
            <text:p>1,62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22" office:value-type="string">
            <text:p>S.H. Smith</text:p>
          </table:table-cell>
          <table:covered-table-cell table:style-name="ce10"/>
          <table:table-cell table:style-name="ce282" office:value-type="float" office:value="1615">
            <text:p>1,61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B.G. McCarthy</text:p>
          </table:table-cell>
          <table:table-cell table:style-name="ce256" office:value-type="string" table:number-columns-spanned="1" table:number-rows-spanned="3">
            <text:p>Liberal</text:p>
          </table:table-cell>
          <table:table-cell table:style-name="ce282" office:value-type="float" office:value="405">
            <text:p>40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J. Wren</text:p>
          </table:table-cell>
          <table:covered-table-cell table:style-name="ce9"/>
          <table:table-cell table:style-name="ce282" office:value-type="float" office:value="367">
            <text:p>36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J.H. Linehan</text:p>
          </table:table-cell>
          <table:covered-table-cell table:style-name="ce10"/>
          <table:table-cell table:style-name="ce282" office:value-type="float" office:value="336">
            <text:p>33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61"/>
          <table:table-cell table:style-name="ce123"/>
          <table:table-cell table:style-name="ce168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0" office:value-type="string" table:number-columns-spanned="1" table:number-rows-spanned="6">
            <text:p>Plaistow</text:p>
          </table:table-cell>
          <table:table-cell table:style-name="ce121" office:value-type="percentage" office:value="0.322" table:number-columns-spanned="1" table:number-rows-spanned="6">
            <text:p>32.2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A. Bigg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830">
            <text:p>1,83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E. Billups</text:p>
          </table:table-cell>
          <table:covered-table-cell table:style-name="ce9"/>
          <table:table-cell table:style-name="ce282" office:value-type="float" office:value="1811">
            <text:p>1,811</text:p>
          </table:table-cell>
          <table:table-cell table:style-name="ce308"/>
          <table:table-cell table:style-name="ce305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C.D. Watts</text:p>
          </table:table-cell>
          <table:covered-table-cell table:style-name="ce10"/>
          <table:table-cell table:style-name="ce282" office:value-type="float" office:value="1734">
            <text:p>1,73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21" office:value-type="string">
            <text:p>A. Elliot</text:p>
          </table:table-cell>
          <table:table-cell table:style-name="ce256" office:value-type="string" table:number-columns-spanned="1" table:number-rows-spanned="3">
            <text:p>Ratepayers &amp; Residents</text:p>
          </table:table-cell>
          <table:table-cell table:style-name="ce282" office:value-type="float" office:value="850">
            <text:p>85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M.L. Finch</text:p>
          </table:table-cell>
          <table:covered-table-cell table:style-name="ce9"/>
          <table:table-cell table:style-name="ce282" office:value-type="float" office:value="841">
            <text:p>84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N. Torkington</text:p>
          </table:table-cell>
          <table:covered-table-cell table:style-name="ce10"/>
          <table:table-cell table:style-name="ce282" office:value-type="float" office:value="742">
            <text:p>74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24" table:number-columns-repeated="2"/>
          <table:table-cell table:style-name="ce61"/>
          <table:table-cell table:style-name="ce123"/>
          <table:table-cell table:style-name="ce168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23" office:value-type="string" table:number-columns-spanned="1" table:number-rows-spanned="25">
            <text:p>Local</text:p>
          </table:table-cell>
          <table:table-cell table:style-name="ce40" office:value-type="float" office:value="1971" table:number-columns-spanned="1" table:number-rows-spanned="25">
            <text:p>1971</text:p>
          </table:table-cell>
          <table:table-cell table:style-name="ce72" office:value-type="string" table:number-columns-spanned="1" table:number-rows-spanned="6">
            <text:p>Plashet</text:p>
          </table:table-cell>
          <table:table-cell table:style-name="ce117" office:value-type="percentage" office:value="0.292" table:number-columns-spanned="1" table:number-rows-spanned="6">
            <text:p>29.2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J.C. Carter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0" office:value-type="float" office:value="2277">
            <text:p>2,277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A.F. Wilson</text:p>
          </table:table-cell>
          <table:covered-table-cell table:style-name="ce9"/>
          <table:table-cell table:style-name="ce281" office:value-type="float" office:value="2243">
            <text:p>2,24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W. Watts</text:p>
          </table:table-cell>
          <table:covered-table-cell table:style-name="ce10"/>
          <table:table-cell table:style-name="ce281" office:value-type="float" office:value="2222">
            <text:p>2,22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4" office:value-type="string">
            <text:p>R.T. Hunt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377">
            <text:p>37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4" office:value-type="string">
            <text:p>R.K. Howlett</text:p>
          </table:table-cell>
          <table:covered-table-cell table:style-name="ce9"/>
          <table:table-cell table:style-name="ce281" office:value-type="float" office:value="369">
            <text:p>36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4" office:value-type="string">
            <text:p>M.L. Jordan</text:p>
          </table:table-cell>
          <table:covered-table-cell table:style-name="ce10"/>
          <table:table-cell table:style-name="ce281" office:value-type="float" office:value="366">
            <text:p>36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75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0" office:value-type="string" table:number-columns-spanned="1" table:number-rows-spanned="4">
            <text:p>St. Stephens</text:p>
          </table:table-cell>
          <table:table-cell table:style-name="ce117" office:value-type="percentage" office:value="0.333" table:number-columns-spanned="1" table:number-rows-spanned="4">
            <text:p>33.30%</text:p>
          </table:table-cell>
          <table:table-cell table:style-name="ce165" office:value-type="string">
            <text:p>ü</text:p>
          </table:table-cell>
          <table:table-cell table:style-name="ce215" office:value-type="string">
            <text:p>M. Brown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1110">
            <text:p>1,11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T. Nolan</text:p>
          </table:table-cell>
          <table:covered-table-cell table:style-name="ce10"/>
          <table:table-cell table:style-name="ce281" office:value-type="float" office:value="1076">
            <text:p>1,07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2" office:value-type="string">
            <text:p>E.J. Hayden</text:p>
          </table:table-cell>
          <table:table-cell table:style-name="ce255" office:value-type="string" table:number-columns-spanned="1" table:number-rows-spanned="2">
            <text:p>Ratepayers &amp; Residents</text:p>
          </table:table-cell>
          <table:table-cell table:style-name="ce281" office:value-type="float" office:value="967">
            <text:p>96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5" office:value-type="string">
            <text:p>R.J. Smith</text:p>
          </table:table-cell>
          <table:covered-table-cell table:style-name="ce10"/>
          <table:table-cell table:style-name="ce281" office:value-type="float" office:value="907">
            <text:p>90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57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0" office:value-type="string" table:number-columns-spanned="1" table:number-rows-spanned="6">
            <text:p>South</text:p>
          </table:table-cell>
          <table:table-cell table:style-name="ce121" office:value-type="percentage" office:value="0.297" table:number-columns-spanned="1" table:number-rows-spanned="6">
            <text:p>29.7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T.A. Jenkinson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2385">
            <text:p>2,38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E. Daly</text:p>
          </table:table-cell>
          <table:covered-table-cell table:style-name="ce9"/>
          <table:table-cell table:style-name="ce282" office:value-type="float" office:value="2301">
            <text:p>2,30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J.C. Taylor</text:p>
          </table:table-cell>
          <table:covered-table-cell table:style-name="ce10"/>
          <table:table-cell table:style-name="ce282" office:value-type="float" office:value="2222">
            <text:p>2,22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1" office:value-type="string">
            <text:p>D.L. Power</text:p>
          </table:table-cell>
          <table:table-cell table:style-name="ce256" office:value-type="string" table:number-columns-spanned="1" table:number-rows-spanned="3">
            <text:p>Conservative</text:p>
          </table:table-cell>
          <table:table-cell table:style-name="ce282" office:value-type="float" office:value="550">
            <text:p>55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J. Power</text:p>
          </table:table-cell>
          <table:covered-table-cell table:style-name="ce9"/>
          <table:table-cell table:style-name="ce282" office:value-type="float" office:value="489">
            <text:p>48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H.J.F. Prendergast</text:p>
          </table:table-cell>
          <table:covered-table-cell table:style-name="ce10"/>
          <table:table-cell table:style-name="ce282" office:value-type="float" office:value="468">
            <text:p>46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61"/>
          <table:table-cell table:style-name="ce123"/>
          <table:table-cell table:style-name="ce168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2"/>
          <table:table-cell table:style-name="ce314"/>
          <table:table-cell table:number-columns-repeated="1011"/>
        </table:table-row>
        <table:table-row table:style-name="ro2">
          <table:covered-table-cell table:style-name="ce21"/>
          <table:covered-table-cell table:style-name="ce46"/>
          <table:table-cell table:style-name="ce40" office:value-type="string" table:number-columns-spanned="1" table:number-rows-spanned="6">
            <text:p>Stratford</text:p>
          </table:table-cell>
          <table:table-cell table:style-name="ce121" office:value-type="percentage" office:value="0.244" table:number-columns-spanned="1" table:number-rows-spanned="6">
            <text:p>24.4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H.W. Doran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float" office:value="907">
            <text:p>90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E.G. Goodyer</text:p>
          </table:table-cell>
          <table:covered-table-cell table:style-name="ce10"/>
          <table:table-cell table:style-name="ce282" office:value-type="float" office:value="879">
            <text:p>879</text:p>
          </table:table-cell>
          <table:table-cell table:style-name="ce308"/>
          <table:table-cell table:style-name="ce305"/>
          <table:table-cell table:number-columns-repeated="2"/>
          <table:table-cell table:style-name="ce317"/>
          <table:table-cell table:number-columns-repeated="1011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1" office:value-type="string">
            <text:p>J.V. Maddock</text:p>
          </table:table-cell>
          <table:table-cell table:style-name="ce256" office:value-type="string" table:number-columns-spanned="1" table:number-rows-spanned="2">
            <text:p>Ratepayers &amp; Residents</text:p>
          </table:table-cell>
          <table:table-cell table:style-name="ce282" office:value-type="float" office:value="209">
            <text:p>20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22" office:value-type="string">
            <text:p>H.W. Hennem</text:p>
          </table:table-cell>
          <table:covered-table-cell table:style-name="ce10"/>
          <table:table-cell table:style-name="ce282" office:value-type="float" office:value="202">
            <text:p>20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23" office:value-type="string">
            <text:p>T.C. Bowers</text:p>
          </table:table-cell>
          <table:table-cell table:style-name="ce223" office:value-type="string">
            <text:p>Communist</text:p>
          </table:table-cell>
          <table:table-cell table:style-name="ce282" office:value-type="float" office:value="49">
            <text:p>4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B.W. Tildesley</text:p>
          </table:table-cell>
          <table:table-cell table:style-name="ce223" office:value-type="string">
            <text:p>National Front</text:p>
          </table:table-cell>
          <table:table-cell table:style-name="ce282" office:value-type="float" office:value="40">
            <text:p>4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24" table:number-columns-repeated="2"/>
          <table:table-cell table:style-name="ce61"/>
          <table:table-cell table:style-name="ce128"/>
          <table:table-cell table:style-name="ce168"/>
          <table:table-cell table:style-name="ce206"/>
          <table:table-cell table:style-name="ce107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23" office:value-type="string" table:number-columns-spanned="1" table:number-rows-spanned="30">
            <text:p>Local</text:p>
          </table:table-cell>
          <table:table-cell table:style-name="ce40" office:value-type="float" office:value="1971" table:number-columns-spanned="1" table:number-rows-spanned="30">
            <text:p>1971</text:p>
          </table:table-cell>
          <table:table-cell table:style-name="ce72" office:value-type="string" table:number-columns-spanned="1" table:number-rows-spanned="9">
            <text:p>Upton</text:p>
          </table:table-cell>
          <table:table-cell table:style-name="ce133" office:value-type="percentage" office:value="0.332" table:number-columns-spanned="1" table:number-rows-spanned="9">
            <text:p>33.2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K. Hasler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0" office:value-type="float" office:value="1933">
            <text:p>1,933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E.S.C. Kebbell</text:p>
          </table:table-cell>
          <table:covered-table-cell table:style-name="ce9"/>
          <table:table-cell table:style-name="ce281" office:value-type="float" office:value="1905">
            <text:p>1,90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4" office:value-type="string">
            <text:p>L.A. Williams</text:p>
          </table:table-cell>
          <table:covered-table-cell table:style-name="ce10"/>
          <table:table-cell table:style-name="ce281" office:value-type="float" office:value="1856">
            <text:p>1,85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2" office:value-type="string">
            <text:p>R.J. Blake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611">
            <text:p>61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C.A. Knight</text:p>
          </table:table-cell>
          <table:covered-table-cell table:style-name="ce9"/>
          <table:table-cell table:style-name="ce281" office:value-type="float" office:value="600">
            <text:p>60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3" office:value-type="string">
            <text:p>P.J. Blake</text:p>
          </table:table-cell>
          <table:covered-table-cell table:style-name="ce10"/>
          <table:table-cell table:style-name="ce281" office:value-type="float" office:value="569">
            <text:p>56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4" office:value-type="string">
            <text:p>R.P. McCarthy</text:p>
          </table:table-cell>
          <table:table-cell table:style-name="ce255" office:value-type="string" table:number-columns-spanned="1" table:number-rows-spanned="3">
            <text:p>Liberal</text:p>
          </table:table-cell>
          <table:table-cell table:style-name="ce281" office:value-type="float" office:value="511">
            <text:p>51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4" office:value-type="string">
            <text:p>H.S. Butalia</text:p>
          </table:table-cell>
          <table:covered-table-cell table:style-name="ce9"/>
          <table:table-cell table:style-name="ce281" office:value-type="float" office:value="495">
            <text:p>49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26"/>
          <table:table-cell table:style-name="ce174"/>
          <table:table-cell table:style-name="ce214" office:value-type="string">
            <text:p>E. Wren</text:p>
          </table:table-cell>
          <table:covered-table-cell table:style-name="ce10"/>
          <table:table-cell table:style-name="ce281" office:value-type="float" office:value="489">
            <text:p>48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75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90" office:value-type="string" table:number-columns-spanned="1" table:number-rows-spanned="9">
            <text:p>Wall End</text:p>
          </table:table-cell>
          <table:table-cell table:style-name="ce133" office:value-type="percentage" office:value="0.335" table:number-columns-spanned="1" table:number-rows-spanned="9">
            <text:p>33.50%</text:p>
          </table:table-cell>
          <table:table-cell table:style-name="ce165" office:value-type="string">
            <text:p>ü</text:p>
          </table:table-cell>
          <table:table-cell table:style-name="ce215" office:value-type="string">
            <text:p>H.T. Philpott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1" office:value-type="float" office:value="1533">
            <text:p>1,53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M. Philpott</text:p>
          </table:table-cell>
          <table:covered-table-cell table:style-name="ce9"/>
          <table:table-cell table:style-name="ce281" office:value-type="float" office:value="1483">
            <text:p>1,48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J. Wilson</text:p>
          </table:table-cell>
          <table:covered-table-cell table:style-name="ce10"/>
          <table:table-cell table:style-name="ce281" office:value-type="float" office:value="1439">
            <text:p>1,43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2" office:value-type="string">
            <text:p>G.L. Bendall</text:p>
          </table:table-cell>
          <table:table-cell table:style-name="ce255" office:value-type="string" table:number-columns-spanned="1" table:number-rows-spanned="3">
            <text:p>Ratepayers &amp; Residents</text:p>
          </table:table-cell>
          <table:table-cell table:style-name="ce281" office:value-type="float" office:value="1118">
            <text:p>1,11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5" office:value-type="string">
            <text:p>J.S. Bailey</text:p>
          </table:table-cell>
          <table:covered-table-cell table:style-name="ce9"/>
          <table:table-cell table:style-name="ce281" office:value-type="float" office:value="1093">
            <text:p>1,09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3" office:value-type="string">
            <text:p>M. Lay</text:p>
          </table:table-cell>
          <table:covered-table-cell table:style-name="ce10"/>
          <table:table-cell table:style-name="ce281" office:value-type="float" office:value="1088">
            <text:p>1,08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5" office:value-type="string">
            <text:p>J.H. Brewster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380">
            <text:p>38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5" office:value-type="string">
            <text:p>R.D.V. Ray</text:p>
          </table:table-cell>
          <table:covered-table-cell table:style-name="ce9"/>
          <table:table-cell table:style-name="ce281" office:value-type="float" office:value="354">
            <text:p>35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91"/>
          <table:covered-table-cell table:style-name="ce126"/>
          <table:table-cell table:style-name="ce174"/>
          <table:table-cell table:style-name="ce215" office:value-type="string">
            <text:p>P. Roberts</text:p>
          </table:table-cell>
          <table:covered-table-cell table:style-name="ce10"/>
          <table:table-cell table:style-name="ce281" office:value-type="float" office:value="324">
            <text:p>32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9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0" office:value-type="string" table:number-columns-spanned="1" table:number-rows-spanned="5">
            <text:p>West Ham</text:p>
          </table:table-cell>
          <table:table-cell table:style-name="ce121" office:value-type="percentage" office:value="0.201" table:number-columns-spanned="1" table:number-rows-spanned="5">
            <text:p>20.1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T.H. Camp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float" office:value="960">
            <text:p>96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W.H. Sutton</text:p>
          </table:table-cell>
          <table:covered-table-cell table:style-name="ce10"/>
          <table:table-cell table:style-name="ce282" office:value-type="float" office:value="906">
            <text:p>90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/>
          <table:table-cell table:style-name="ce228" office:value-type="string">
            <text:p>S.V. Collins</text:p>
          </table:table-cell>
          <table:table-cell table:style-name="ce255" office:value-type="string" table:number-columns-spanned="1" table:number-rows-spanned="2">
            <text:p>Ratepayers &amp; Residents</text:p>
          </table:table-cell>
          <table:table-cell table:style-name="ce282" office:value-type="float" office:value="170">
            <text:p>17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9" office:value-type="string">
            <text:p>A.L. Hudson</text:p>
          </table:table-cell>
          <table:covered-table-cell table:style-name="ce10"/>
          <table:table-cell table:style-name="ce282" office:value-type="float" office:value="134">
            <text:p>13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A.J. Hammond</text:p>
          </table:table-cell>
          <table:table-cell table:style-name="ce223" office:value-type="string">
            <text:p>National Front</text:p>
          </table:table-cell>
          <table:table-cell table:style-name="ce282" office:value-type="float" office:value="83">
            <text:p>8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61"/>
          <table:table-cell table:style-name="ce123"/>
          <table:table-cell table:style-name="ce168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2"/>
          <table:table-cell table:style-name="ce314"/>
          <table:table-cell table:number-columns-repeated="1011"/>
        </table:table-row>
        <table:table-row table:style-name="ro2">
          <table:covered-table-cell table:style-name="ce21"/>
          <table:covered-table-cell table:style-name="ce46"/>
          <table:table-cell table:style-name="ce40" office:value-type="string" table:number-columns-spanned="1" table:number-rows-spanned="4">
            <text:p>Woodgrange</text:p>
          </table:table-cell>
          <table:table-cell table:style-name="ce121" office:value-type="percentage" office:value="0.263" table:number-columns-spanned="1" table:number-rows-spanned="4">
            <text:p>26.3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G.W. Brown</text:p>
          </table:table-cell>
          <table:table-cell table:style-name="ce228" office:value-type="string" table:number-columns-spanned="1" table:number-rows-spanned="2">
            <text:p>Ratepayers &amp; Residents</text:p>
          </table:table-cell>
          <table:table-cell table:style-name="ce282" office:value-type="float" office:value="894">
            <text:p>89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J.P. Davis</text:p>
          </table:table-cell>
          <table:covered-table-cell table:style-name="ce9"/>
          <table:table-cell table:style-name="ce282" office:value-type="float" office:value="873">
            <text:p>873</text:p>
          </table:table-cell>
          <table:table-cell table:style-name="ce308"/>
          <table:table-cell table:style-name="ce305"/>
          <table:table-cell table:number-columns-repeated="2"/>
          <table:table-cell table:style-name="ce317"/>
          <table:table-cell table:number-columns-repeated="1011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1" office:value-type="string">
            <text:p>D. Harris</text:p>
          </table:table-cell>
          <table:table-cell table:style-name="ce229" office:value-type="string" table:number-columns-spanned="1" table:number-rows-spanned="2">
            <text:p>Labour</text:p>
          </table:table-cell>
          <table:table-cell table:style-name="ce282" office:value-type="float" office:value="697">
            <text:p>69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22" office:value-type="string">
            <text:p>B. Patel</text:p>
          </table:table-cell>
          <table:covered-table-cell table:style-name="ce10"/>
          <table:table-cell table:style-name="ce282" office:value-type="float" office:value="591">
            <text:p>59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27" table:number-columns-repeated="2"/>
          <table:table-cell table:style-name="ce42"/>
          <table:table-cell table:style-name="ce129"/>
          <table:table-cell table:style-name="ce171"/>
          <table:table-cell table:style-name="ce206"/>
          <table:table-cell table:style-name="ce107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8" table:number-columns-repeated="2"/>
          <table:table-cell table:style-name="ce84"/>
          <table:table-cell table:style-name="ce131"/>
          <table:table-cell table:style-name="ce173"/>
          <table:table-cell table:style-name="ce208"/>
          <table:table-cell table:style-name="ce252"/>
          <table:table-cell table:style-name="ce276"/>
          <table:table-cell table:style-name="ce303"/>
          <table:table-cell table:style-name="ce315"/>
          <table:table-cell table:style-name="ce317" table:number-columns-repeated="1014"/>
        </table:table-row>
        <table:table-row table:style-name="ro2">
          <table:table-cell table:style-name="ce2" office:value-type="string">
            <text:p>ELECTION</text:p>
          </table:table-cell>
          <table:table-cell table:style-name="ce2" office:value-type="string">
            <text:p><text:s/>YEAR</text:p>
          </table:table-cell>
          <table:table-cell table:style-name="ce2" office:value-type="string">
            <text:p>BOROUGH</text:p>
          </table:table-cell>
          <table:table-cell table:style-name="ce113" office:value-type="string">
            <text:p>ELECTORS</text:p>
          </table:table-cell>
          <table:table-cell table:style-name="ce161" office:value-type="string">
            <text:p>TURNOUT</text:p>
          </table:table-cell>
          <table:table-cell table:style-name="ce209"/>
          <table:table-cell table:style-name="ce252"/>
          <table:table-cell table:style-name="ce276"/>
          <table:table-cell table:style-name="ce303"/>
          <table:table-cell table:style-name="ce313"/>
          <table:table-cell table:number-columns-repeated="2"/>
          <table:table-cell table:style-name="ce318" table:number-columns-repeated="1012"/>
        </table:table-row>
        <table:table-row table:style-name="ro2">
          <table:table-cell table:style-name="ce3" office:value-type="string" table:number-columns-spanned="1" table:number-rows-spanned="3">
            <text:p>Local</text:p>
          </table:table-cell>
          <table:table-cell table:style-name="ce40" office:value-type="float" office:value="1974" table:number-columns-spanned="1" table:number-rows-spanned="3">
            <text:p>1974</text:p>
          </table:table-cell>
          <table:table-cell table:style-name="ce70" office:value-type="string" table:number-columns-spanned="1" table:number-rows-spanned="3">
            <text:p>Newham</text:p>
          </table:table-cell>
          <table:table-cell table:style-name="ce114" office:value-type="float" office:value="176445" table:number-columns-spanned="1" table:number-rows-spanned="3">
            <text:p>176,445</text:p>
          </table:table-cell>
          <table:table-cell table:style-name="ce117" office:value-type="percentage" office:value="0.225" table:number-columns-spanned="1" table:number-rows-spanned="3">
            <text:p>22.50%</text:p>
          </table:table-cell>
          <table:table-cell table:style-name="ce210"/>
          <table:table-cell table:style-name="ce253"/>
          <table:table-cell table:style-name="ce130"/>
          <table:table-cell table:style-name="ce306"/>
          <table:table-cell table:number-columns-repeated="2"/>
          <table:table-cell table:style-name="ce313"/>
          <table:table-cell table:number-columns-repeated="1012"/>
        </table:table-row>
        <table:table-row table:style-name="ro2">
          <table:covered-table-cell table:style-name="ce4"/>
          <table:covered-table-cell table:style-name="ce41"/>
          <table:covered-table-cell table:style-name="ce71"/>
          <table:covered-table-cell table:style-name="ce115"/>
          <table:covered-table-cell table:style-name="ce118"/>
          <table:table-cell table:style-name="ce210"/>
          <table:table-cell table:style-name="ce253"/>
          <table:table-cell table:style-name="ce278"/>
          <table:table-cell table:style-name="ce306"/>
          <table:table-cell table:style-name="ce313" table:number-columns-repeated="1015"/>
        </table:table-row>
        <table:table-row table:style-name="ro2">
          <table:covered-table-cell table:style-name="ce4"/>
          <table:covered-table-cell table:style-name="ce41"/>
          <table:covered-table-cell table:style-name="ce71"/>
          <table:covered-table-cell table:style-name="ce115"/>
          <table:covered-table-cell table:style-name="ce118"/>
          <table:table-cell table:style-name="ce210"/>
          <table:table-cell table:style-name="ce253"/>
          <table:table-cell table:style-name="ce278"/>
          <table:table-cell table:style-name="ce306"/>
          <table:table-cell table:number-columns-repeated="1015"/>
        </table:table-row>
        <table:table-row table:style-name="ro2">
          <table:table-cell table:style-name="ce5"/>
          <table:table-cell table:style-name="ce42"/>
          <table:table-cell table:style-name="ce5"/>
          <table:table-cell table:style-name="ce116"/>
          <table:table-cell table:style-name="ce162"/>
          <table:table-cell table:style-name="ce195"/>
          <table:table-cell table:style-name="ce244"/>
          <table:table-cell table:style-name="ce129"/>
          <table:table-cell table:style-name="ce172" table:number-columns-repeated="2"/>
          <table:table-cell table:style-name="ce314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ELECTION</text:p>
          </table:table-cell>
          <table:table-cell table:style-name="ce2" office:value-type="string">
            <text:p><text:s/>YEAR</text:p>
          </table:table-cell>
          <table:table-cell table:style-name="ce2" office:value-type="string">
            <text:p>CONSTITUENCY</text:p>
          </table:table-cell>
          <table:table-cell table:style-name="ce113" office:value-type="string">
            <text:p>TURNOUT</text:p>
          </table:table-cell>
          <table:table-cell table:style-name="ce161" office:value-type="string">
            <text:p>ELECTED</text:p>
          </table:table-cell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113" office:value-type="string">
            <text:p>VOTES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table-cell table:style-name="ce23" office:value-type="string" table:number-columns-spanned="1" table:number-rows-spanned="18">
            <text:p>Local</text:p>
          </table:table-cell>
          <table:table-cell table:style-name="ce40" office:value-type="float" office:value="1974" table:number-columns-spanned="1" table:number-rows-spanned="18">
            <text:p>1974</text:p>
          </table:table-cell>
          <table:table-cell table:style-name="ce72" office:value-type="string" table:number-columns-spanned="1" table:number-rows-spanned="3">
            <text:p>Beckton</text:p>
          </table:table-cell>
          <table:table-cell table:style-name="ce117" office:value-type="percentage" office:value="0.194" table:number-columns-spanned="1" table:number-rows-spanned="3">
            <text:p>19.4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H.A. Taylor</text:p>
          </table:table-cell>
          <table:table-cell table:style-name="ce259" office:value-type="string" table:number-columns-spanned="1" table:number-rows-spanned="2">
            <text:p>Labour</text:p>
          </table:table-cell>
          <table:table-cell table:style-name="ce280" office:value-type="float" office:value="826">
            <text:p>82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D.A. Whitbread</text:p>
          </table:table-cell>
          <table:covered-table-cell table:style-name="ce9"/>
          <table:table-cell table:style-name="ce281" office:value-type="float" office:value="809">
            <text:p>809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12" office:value-type="string">
            <text:p>R.A. Offley</text:p>
          </table:table-cell>
          <table:table-cell table:style-name="ce259" office:value-type="string">
            <text:p>Communist</text:p>
          </table:table-cell>
          <table:table-cell table:style-name="ce281" office:value-type="float" office:value="80">
            <text:p>8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75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0" office:value-type="string" table:number-columns-spanned="1" table:number-rows-spanned="5">
            <text:p>Bemersyde</text:p>
          </table:table-cell>
          <table:table-cell table:style-name="ce117" office:value-type="percentage" office:value="0.258" table:number-columns-spanned="1" table:number-rows-spanned="5">
            <text:p>25.8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H. Bauckham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1164">
            <text:p>1,16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F.H. Ferrier</text:p>
          </table:table-cell>
          <table:covered-table-cell table:style-name="ce10"/>
          <table:table-cell table:style-name="ce281" office:value-type="float" office:value="1164">
            <text:p>1,164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5" office:value-type="string">
            <text:p>D.L. Perry</text:p>
          </table:table-cell>
          <table:table-cell table:style-name="ce255" office:value-type="string" table:number-columns-spanned="1" table:number-rows-spanned="2">
            <text:p>Liberal</text:p>
          </table:table-cell>
          <table:table-cell table:style-name="ce281" office:value-type="float" office:value="257">
            <text:p>25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5" office:value-type="string">
            <text:p>E. Hollywood</text:p>
          </table:table-cell>
          <table:covered-table-cell table:style-name="ce10"/>
          <table:table-cell table:style-name="ce281" office:value-type="float" office:value="256">
            <text:p>25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24" office:value-type="string">
            <text:p>P. Alldis</text:p>
          </table:table-cell>
          <table:table-cell table:style-name="ce10" office:value-type="string">
            <text:p>National Front</text:p>
          </table:table-cell>
          <table:table-cell table:style-name="ce281" office:value-type="float" office:value="220">
            <text:p>22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57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0" office:value-type="string" table:number-columns-spanned="1" table:number-rows-spanned="3">
            <text:p>Canning Town and Grange</text:p>
          </table:table-cell>
          <table:table-cell table:style-name="ce121" office:value-type="percentage" office:value="0.166" table:number-columns-spanned="1" table:number-rows-spanned="3">
            <text:p>16.6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C. L. Bock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float" office:value="623">
            <text:p>62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22" office:value-type="string">
            <text:p>D. W. Lee</text:p>
          </table:table-cell>
          <table:covered-table-cell table:style-name="ce10"/>
          <table:table-cell table:style-name="ce282" office:value-type="float" office:value="598">
            <text:p>59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/>
          <table:table-cell table:style-name="ce216" office:value-type="string">
            <text:p>W. H. Hill</text:p>
          </table:table-cell>
          <table:table-cell table:style-name="ce228" office:value-type="string">
            <text:p>National Front</text:p>
          </table:table-cell>
          <table:table-cell table:style-name="ce282" office:value-type="float" office:value="203">
            <text:p>20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61"/>
          <table:table-cell table:style-name="ce123"/>
          <table:table-cell table:style-name="ce168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0" office:value-type="string" table:number-columns-spanned="1" table:number-rows-spanned="4">
            <text:p>Castle</text:p>
          </table:table-cell>
          <table:table-cell table:style-name="ce121" office:value-type="percentage" office:value="0.252" table:number-columns-spanned="1" table:number-rows-spanned="4">
            <text:p>25.2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A.W. King</text:p>
          </table:table-cell>
          <table:table-cell table:style-name="ce256" office:value-type="string" table:number-columns-spanned="1" table:number-rows-spanned="2">
            <text:p>Ratepayers &amp; Residents</text:p>
          </table:table-cell>
          <table:table-cell table:style-name="ce282" office:value-type="float" office:value="813">
            <text:p>81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J.D. Smith</text:p>
          </table:table-cell>
          <table:covered-table-cell table:style-name="ce10"/>
          <table:table-cell table:style-name="ce282" office:value-type="float" office:value="637">
            <text:p>63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1" office:value-type="string">
            <text:p>C.J. Palme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float" office:value="555">
            <text:p>55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75"/>
          <table:table-cell table:style-name="ce218" office:value-type="string">
            <text:p>A.J. Whincup</text:p>
          </table:table-cell>
          <table:covered-table-cell table:style-name="ce229"/>
          <table:table-cell table:style-name="ce283" office:value-type="float" office:value="552">
            <text:p>552</text:p>
          </table:table-cell>
          <table:table-cell table:style-name="ce308"/>
          <table:table-cell table:style-name="ce305"/>
          <table:table-cell table:style-name="ce313" table:number-columns-repeated="2"/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61"/>
          <table:table-cell table:style-name="ce123"/>
          <table:table-cell table:style-name="ce168"/>
          <table:table-cell table:style-name="ce217"/>
          <table:table-cell table:style-name="ce10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19" office:value-type="string" table:number-columns-spanned="1" table:number-rows-spanned="33">
            <text:p>Local</text:p>
          </table:table-cell>
          <table:table-cell table:style-name="ce43" office:value-type="float" office:value="1974" table:number-columns-spanned="1" table:number-rows-spanned="33">
            <text:p>1974</text:p>
          </table:table-cell>
          <table:table-cell table:style-name="ce72" office:value-type="string" table:number-columns-spanned="1" table:number-rows-spanned="6">
            <text:p>Central</text:p>
          </table:table-cell>
          <table:table-cell table:style-name="ce117" office:value-type="percentage" office:value="0.23" table:number-columns-spanned="1" table:number-rows-spanned="6">
            <text:p>23.0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S.A. Elson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0" office:value-type="float" office:value="743">
            <text:p>743</text:p>
          </table:table-cell>
          <table:table-cell table:style-name="ce307"/>
          <table:table-cell table:style-name="ce304"/>
          <table:table-cell table:style-name="ce317" table:number-columns-repeated="2"/>
          <table:table-cell table:number-columns-repeated="1012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L.E. Higgs</text:p>
          </table:table-cell>
          <table:covered-table-cell table:style-name="ce10"/>
          <table:table-cell table:style-name="ce281" office:value-type="float" office:value="693">
            <text:p>69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14" office:value-type="string">
            <text:p>R.J. Hurlock</text:p>
          </table:table-cell>
          <table:table-cell table:style-name="ce255" office:value-type="string" table:number-columns-spanned="1" table:number-rows-spanned="2">
            <text:p>Ratepayers &amp; Residents</text:p>
          </table:table-cell>
          <table:table-cell table:style-name="ce281" office:value-type="float" office:value="503">
            <text:p>50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13" office:value-type="string">
            <text:p>J.E. Major</text:p>
          </table:table-cell>
          <table:covered-table-cell table:style-name="ce10"/>
          <table:table-cell table:style-name="ce281" office:value-type="float" office:value="465">
            <text:p>46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14" office:value-type="string">
            <text:p>K.W. Carter</text:p>
          </table:table-cell>
          <table:table-cell table:style-name="ce255" office:value-type="string" table:number-columns-spanned="1" table:number-rows-spanned="2">
            <text:p>Liberal</text:p>
          </table:table-cell>
          <table:table-cell table:style-name="ce281" office:value-type="float" office:value="72">
            <text:p>7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4" office:value-type="string">
            <text:p>B.L. Porter</text:p>
          </table:table-cell>
          <table:covered-table-cell table:style-name="ce10"/>
          <table:table-cell table:style-name="ce281" office:value-type="float" office:value="65">
            <text:p>6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90" office:value-type="string" table:number-columns-spanned="1" table:number-rows-spanned="6">
            <text:p>Custom House and Silver Town</text:p>
          </table:table-cell>
          <table:table-cell table:style-name="ce117" office:value-type="percentage" office:value="0.186" table:number-columns-spanned="1" table:number-rows-spanned="6">
            <text:p>18.6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W.A. Chapman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1" office:value-type="float" office:value="1024">
            <text:p>1,02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J.C.I. Stockbridge</text:p>
          </table:table-cell>
          <table:covered-table-cell table:style-name="ce9"/>
          <table:table-cell table:style-name="ce281" office:value-type="float" office:value="983">
            <text:p>98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P.J. Stanyer</text:p>
          </table:table-cell>
          <table:covered-table-cell table:style-name="ce10"/>
          <table:table-cell table:style-name="ce281" office:value-type="float" office:value="891">
            <text:p>89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5" office:value-type="string">
            <text:p>A.J. Hammond</text:p>
          </table:table-cell>
          <table:table-cell table:style-name="ce255" office:value-type="string">
            <text:p>National Front</text:p>
          </table:table-cell>
          <table:table-cell table:style-name="ce281" office:value-type="float" office:value="217">
            <text:p>21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2" office:value-type="string">
            <text:p>A.A. Proctor</text:p>
          </table:table-cell>
          <table:table-cell table:style-name="ce10" office:value-type="string" table:number-columns-spanned="1" table:number-rows-spanned="2">
            <text:p>Communist</text:p>
          </table:table-cell>
          <table:table-cell table:style-name="ce281" office:value-type="float" office:value="146">
            <text:p>14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91"/>
          <table:covered-table-cell table:style-name="ce118"/>
          <table:table-cell table:style-name="ce174"/>
          <table:table-cell table:style-name="ce215" office:value-type="string">
            <text:p>E.G. Gates</text:p>
          </table:table-cell>
          <table:covered-table-cell table:style-name="ce10"/>
          <table:table-cell table:style-name="ce281" office:value-type="float" office:value="117">
            <text:p>11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9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3" office:value-type="string" table:number-columns-spanned="1" table:number-rows-spanned="9">
            <text:p>Forest Gate</text:p>
          </table:table-cell>
          <table:table-cell table:style-name="ce125" office:value-type="percentage" office:value="0.226" table:number-columns-spanned="1" table:number-rows-spanned="9">
            <text:p>22.6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J.J. Haggerty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075">
            <text:p>1,07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M.E. Helps</text:p>
          </table:table-cell>
          <table:covered-table-cell table:style-name="ce9"/>
          <table:table-cell table:style-name="ce282" office:value-type="float" office:value="1063">
            <text:p>1,06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S. Hopwood</text:p>
          </table:table-cell>
          <table:covered-table-cell table:style-name="ce10"/>
          <table:table-cell table:style-name="ce282" office:value-type="float" office:value="1002">
            <text:p>1,00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1" office:value-type="string">
            <text:p>D.A.A. Amess</text:p>
          </table:table-cell>
          <table:table-cell table:style-name="ce256" office:value-type="string" table:number-columns-spanned="1" table:number-rows-spanned="3">
            <text:p>Conservative</text:p>
          </table:table-cell>
          <table:table-cell table:style-name="ce282" office:value-type="float" office:value="425">
            <text:p>42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T.W. Orrin</text:p>
          </table:table-cell>
          <table:covered-table-cell table:style-name="ce257"/>
          <table:table-cell table:style-name="ce282" office:value-type="float" office:value="404">
            <text:p>40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2" office:value-type="string">
            <text:p>L. Peluso</text:p>
          </table:table-cell>
          <table:covered-table-cell table:style-name="ce229"/>
          <table:table-cell table:style-name="ce282" office:value-type="float" office:value="381">
            <text:p>38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A. Hetherington</text:p>
          </table:table-cell>
          <table:table-cell table:style-name="ce256" office:value-type="string" table:number-columns-spanned="1" table:number-rows-spanned="3">
            <text:p>Liberal</text:p>
          </table:table-cell>
          <table:table-cell table:style-name="ce282" office:value-type="float" office:value="288">
            <text:p>28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V.E. Hetherington</text:p>
          </table:table-cell>
          <table:covered-table-cell table:style-name="ce9"/>
          <table:table-cell table:style-name="ce282" office:value-type="float" office:value="236">
            <text:p>23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1"/>
          <table:covered-table-cell table:style-name="ce69"/>
          <table:covered-table-cell table:style-name="ce132"/>
          <table:table-cell table:style-name="ce149"/>
          <table:table-cell table:style-name="ce222" office:value-type="string">
            <text:p>J.H. Linehan</text:p>
          </table:table-cell>
          <table:covered-table-cell table:style-name="ce10"/>
          <table:table-cell table:style-name="ce282" office:value-type="float" office:value="230">
            <text:p>230</text:p>
          </table:table-cell>
          <table:table-cell table:style-name="ce308"/>
          <table:table-cell table:style-name="ce305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1"/>
          <table:covered-table-cell table:style-name="ce46"/>
          <table:table-cell table:style-name="ce51"/>
          <table:table-cell table:style-name="ce127"/>
          <table:table-cell table:style-name="ce154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3" office:value-type="string" table:number-columns-spanned="1" table:number-rows-spanned="9">
            <text:p>Greatfield</text:p>
          </table:table-cell>
          <table:table-cell table:style-name="ce125" office:value-type="percentage" office:value="0.311" table:number-columns-spanned="1" table:number-rows-spanned="9">
            <text:p>31.1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F.G. Hammond</text:p>
          </table:table-cell>
          <table:table-cell table:style-name="ce256" office:value-type="string" table:number-columns-spanned="1" table:number-rows-spanned="3">
            <text:p>Ratepayers &amp; Residents</text:p>
          </table:table-cell>
          <table:table-cell table:style-name="ce282" office:value-type="float" office:value="1524">
            <text:p>1,52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H. Castle</text:p>
          </table:table-cell>
          <table:covered-table-cell table:style-name="ce9"/>
          <table:table-cell table:style-name="ce282" office:value-type="float" office:value="1481">
            <text:p>1,48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22" office:value-type="string">
            <text:p>L. Hall</text:p>
          </table:table-cell>
          <table:covered-table-cell table:style-name="ce10"/>
          <table:table-cell table:style-name="ce282" office:value-type="float" office:value="1420">
            <text:p>1,42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A.J. Beverley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904">
            <text:p>90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J.F. Byrne</text:p>
          </table:table-cell>
          <table:covered-table-cell table:style-name="ce9"/>
          <table:table-cell table:style-name="ce282" office:value-type="float" office:value="871">
            <text:p>87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J. Clements</text:p>
          </table:table-cell>
          <table:covered-table-cell table:style-name="ce10"/>
          <table:table-cell table:style-name="ce282" office:value-type="float" office:value="862">
            <text:p>86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21" office:value-type="string">
            <text:p>C.L. Beach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2" office:value-type="float" office:value="286">
            <text:p>28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J.T. Smith</text:p>
          </table:table-cell>
          <table:covered-table-cell table:style-name="ce9"/>
          <table:table-cell table:style-name="ce282" office:value-type="float" office:value="278">
            <text:p>27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2"/>
          <table:covered-table-cell table:style-name="ce47"/>
          <table:covered-table-cell table:style-name="ce69"/>
          <table:covered-table-cell table:style-name="ce126"/>
          <table:table-cell table:style-name="ce149"/>
          <table:table-cell table:style-name="ce216" office:value-type="string">
            <text:p>D.P.J. Sutton</text:p>
          </table:table-cell>
          <table:covered-table-cell table:style-name="ce10"/>
          <table:table-cell table:style-name="ce282" office:value-type="float" office:value="264">
            <text:p>26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51"/>
          <table:table-cell table:style-name="ce127"/>
          <table:table-cell table:style-name="ce154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19" office:value-type="string" table:number-columns-spanned="1" table:number-rows-spanned="29">
            <text:p>Local</text:p>
          </table:table-cell>
          <table:table-cell table:style-name="ce43" office:value-type="float" office:value="1974" table:number-columns-spanned="1" table:number-rows-spanned="29">
            <text:p>1974</text:p>
          </table:table-cell>
          <table:table-cell table:style-name="ce72" office:value-type="string" table:number-columns-spanned="1" table:number-rows-spanned="4">
            <text:p>Hudsons</text:p>
          </table:table-cell>
          <table:table-cell table:style-name="ce117" office:value-type="percentage" office:value="0.181" table:number-columns-spanned="1" table:number-rows-spanned="4">
            <text:p>18.1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F.J. Dance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0" office:value-type="float" office:value="1121">
            <text:p>1,121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H.E. Fitzsimons</text:p>
          </table:table-cell>
          <table:covered-table-cell table:style-name="ce9"/>
          <table:table-cell table:style-name="ce281" office:value-type="float" office:value="1070">
            <text:p>1,07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W.P. Foley</text:p>
          </table:table-cell>
          <table:covered-table-cell table:style-name="ce10"/>
          <table:table-cell table:style-name="ce281" office:value-type="float" office:value="1068">
            <text:p>1,06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4" office:value-type="string">
            <text:p>R.A. Flower</text:p>
          </table:table-cell>
          <table:table-cell table:style-name="ce259" office:value-type="string">
            <text:p>National Front</text:p>
          </table:table-cell>
          <table:table-cell table:style-name="ce281" office:value-type="float" office:value="439">
            <text:p>43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75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0" office:value-type="string" table:number-columns-spanned="1" table:number-rows-spanned="4">
            <text:p>Kensington</text:p>
          </table:table-cell>
          <table:table-cell table:style-name="ce117" office:value-type="percentage" office:value="0.304" table:number-columns-spanned="1" table:number-rows-spanned="4">
            <text:p>30.4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E.A.R. Lonsdale</text:p>
          </table:table-cell>
          <table:table-cell table:style-name="ce255" office:value-type="string" table:number-columns-spanned="1" table:number-rows-spanned="2">
            <text:p>Ratepayers &amp; Residents</text:p>
          </table:table-cell>
          <table:table-cell table:style-name="ce281" office:value-type="float" office:value="989">
            <text:p>98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D.A. Williams</text:p>
          </table:table-cell>
          <table:covered-table-cell table:style-name="ce10"/>
          <table:table-cell table:style-name="ce281" office:value-type="float" office:value="939">
            <text:p>93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2" office:value-type="string">
            <text:p>H.W. Pike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861">
            <text:p>86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3" office:value-type="string">
            <text:p>H.E.L. Ronan</text:p>
          </table:table-cell>
          <table:covered-table-cell table:style-name="ce10"/>
          <table:table-cell table:style-name="ce281" office:value-type="float" office:value="810">
            <text:p>81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57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table-cell table:style-name="ce43" office:value-type="string" table:number-columns-spanned="1" table:number-rows-spanned="9">
            <text:p>Little Ilford</text:p>
          </table:table-cell>
          <table:table-cell table:style-name="ce125" office:value-type="percentage" office:value="0.191" table:number-columns-spanned="1" table:number-rows-spanned="9">
            <text:p>19.1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W. E. Hurford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900">
            <text:p>90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W.H. Brown</text:p>
          </table:table-cell>
          <table:covered-table-cell table:style-name="ce9"/>
          <table:table-cell table:style-name="ce282" office:value-type="float" office:value="886">
            <text:p>88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G.W. Phillips</text:p>
          </table:table-cell>
          <table:covered-table-cell table:style-name="ce10"/>
          <table:table-cell table:style-name="ce282" office:value-type="float" office:value="793">
            <text:p>79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1" office:value-type="string">
            <text:p>T. Moran</text:p>
          </table:table-cell>
          <table:table-cell table:style-name="ce256" office:value-type="string" table:number-columns-spanned="1" table:number-rows-spanned="3">
            <text:p>Ratepayers &amp; Residents</text:p>
          </table:table-cell>
          <table:table-cell table:style-name="ce282" office:value-type="float" office:value="396">
            <text:p>39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E.D.M. Lonsdale</text:p>
          </table:table-cell>
          <table:covered-table-cell table:style-name="ce257"/>
          <table:table-cell table:style-name="ce282" office:value-type="float" office:value="387">
            <text:p>38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2" office:value-type="string">
            <text:p>N.J. Biggadike</text:p>
          </table:table-cell>
          <table:covered-table-cell table:style-name="ce229"/>
          <table:table-cell table:style-name="ce282" office:value-type="float" office:value="349">
            <text:p>34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1" office:value-type="string">
            <text:p>L.A. Edwards</text:p>
          </table:table-cell>
          <table:table-cell table:style-name="ce256" office:value-type="string" table:number-columns-spanned="1" table:number-rows-spanned="3">
            <text:p>Liberal</text:p>
          </table:table-cell>
          <table:table-cell table:style-name="ce282" office:value-type="float" office:value="175">
            <text:p>17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M.C. Fuller</text:p>
          </table:table-cell>
          <table:covered-table-cell table:style-name="ce9"/>
          <table:table-cell table:style-name="ce282" office:value-type="float" office:value="159">
            <text:p>15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69"/>
          <table:covered-table-cell table:style-name="ce132"/>
          <table:table-cell table:style-name="ce149"/>
          <table:table-cell table:style-name="ce222" office:value-type="string">
            <text:p>A.J.H. Fulton</text:p>
          </table:table-cell>
          <table:covered-table-cell table:style-name="ce10"/>
          <table:table-cell table:style-name="ce282" office:value-type="float" office:value="148">
            <text:p>14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51"/>
          <table:table-cell table:style-name="ce127"/>
          <table:table-cell table:style-name="ce154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3" office:value-type="string" table:number-columns-spanned="1" table:number-rows-spanned="9">
            <text:p>Manor Park</text:p>
          </table:table-cell>
          <table:table-cell table:style-name="ce125" office:value-type="percentage" office:value="0.238" table:number-columns-spanned="1" table:number-rows-spanned="9">
            <text:p>23.8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N.A. Chubb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192">
            <text:p>1,19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M. Schofield</text:p>
          </table:table-cell>
          <table:covered-table-cell table:style-name="ce9"/>
          <table:table-cell table:style-name="ce282" office:value-type="float" office:value="1154">
            <text:p>1,15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22" office:value-type="string">
            <text:p>F.A.J. Bigland</text:p>
          </table:table-cell>
          <table:covered-table-cell table:style-name="ce10"/>
          <table:table-cell table:style-name="ce282" office:value-type="float" office:value="1151">
            <text:p>1,15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16" office:value-type="string">
            <text:p>C.A. Rugg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2" office:value-type="float" office:value="616">
            <text:p>61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16" office:value-type="string">
            <text:p>R.E. Wotherspoon</text:p>
          </table:table-cell>
          <table:covered-table-cell table:style-name="ce9"/>
          <table:table-cell table:style-name="ce282" office:value-type="float" office:value="598">
            <text:p>59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2" office:value-type="string">
            <text:p>T.A.L. Ham</text:p>
          </table:table-cell>
          <table:covered-table-cell table:style-name="ce10"/>
          <table:table-cell table:style-name="ce282" office:value-type="float" office:value="579">
            <text:p>57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P.R. Campbell</text:p>
          </table:table-cell>
          <table:table-cell table:style-name="ce256" office:value-type="string" table:number-columns-spanned="1" table:number-rows-spanned="3">
            <text:p>Liberal</text:p>
          </table:table-cell>
          <table:table-cell table:style-name="ce282" office:value-type="float" office:value="268">
            <text:p>268</text:p>
          </table:table-cell>
          <table:table-cell table:style-name="ce308"/>
          <table:table-cell table:style-name="ce305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L.H. Cohen</text:p>
          </table:table-cell>
          <table:covered-table-cell table:style-name="ce9"/>
          <table:table-cell table:style-name="ce282" office:value-type="float" office:value="232">
            <text:p>232</text:p>
          </table:table-cell>
          <table:table-cell table:style-name="ce308"/>
          <table:table-cell table:style-name="ce305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2"/>
          <table:covered-table-cell table:style-name="ce47"/>
          <table:covered-table-cell table:style-name="ce69"/>
          <table:covered-table-cell table:style-name="ce126"/>
          <table:table-cell table:style-name="ce149"/>
          <table:table-cell table:style-name="ce216" office:value-type="string">
            <text:p>J.L. Davies</text:p>
          </table:table-cell>
          <table:covered-table-cell table:style-name="ce10"/>
          <table:table-cell table:style-name="ce282" office:value-type="float" office:value="193">
            <text:p>19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51"/>
          <table:table-cell table:style-name="ce127"/>
          <table:table-cell table:style-name="ce154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23" office:value-type="string" table:number-columns-spanned="1" table:number-rows-spanned="18">
            <text:p>Local</text:p>
          </table:table-cell>
          <table:table-cell table:style-name="ce40" office:value-type="float" office:value="1974" table:number-columns-spanned="1" table:number-rows-spanned="18">
            <text:p>1974</text:p>
          </table:table-cell>
          <table:table-cell table:style-name="ce72" office:value-type="string" table:number-columns-spanned="1" table:number-rows-spanned="2">
            <text:p>New Town</text:p>
          </table:table-cell>
          <table:table-cell table:style-name="ce117" office:value-type="string" table:number-columns-spanned="1" table:number-rows-spanned="2">
            <text:p>NOT CONTESTED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J.G. Warren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0" office:value-type="string">
            <text:p>n/a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L.A. Wood</text:p>
          </table:table-cell>
          <table:covered-table-cell table:style-name="ce10"/>
          <table:table-cell table:style-name="ce281" office:value-type="string">
            <text:p>n/a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75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0" office:value-type="string" table:number-columns-spanned="1" table:number-rows-spanned="4">
            <text:p>Ordnance</text:p>
          </table:table-cell>
          <table:table-cell table:style-name="ce117" office:value-type="percentage" office:value="0.173" table:number-columns-spanned="1" table:number-rows-spanned="4">
            <text:p>17.30%</text:p>
          </table:table-cell>
          <table:table-cell table:style-name="ce165" office:value-type="string">
            <text:p>ü</text:p>
          </table:table-cell>
          <table:table-cell table:style-name="ce215" office:value-type="string">
            <text:p>D.J. Brand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741">
            <text:p>74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C.A. Flemwell</text:p>
          </table:table-cell>
          <table:covered-table-cell table:style-name="ce10"/>
          <table:table-cell table:style-name="ce281" office:value-type="float" office:value="617">
            <text:p>61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2" office:value-type="string">
            <text:p>J.M. Barnard</text:p>
          </table:table-cell>
          <table:table-cell table:style-name="ce259" office:value-type="string">
            <text:p>National Front</text:p>
          </table:table-cell>
          <table:table-cell table:style-name="ce281" office:value-type="float" office:value="150">
            <text:p>15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24" office:value-type="string">
            <text:p>T.F. Church</text:p>
          </table:table-cell>
          <table:table-cell table:style-name="ce255" office:value-type="string">
            <text:p>Communist</text:p>
          </table:table-cell>
          <table:table-cell table:style-name="ce281" office:value-type="float" office:value="88">
            <text:p>8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9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table-cell table:style-name="ce40" office:value-type="string" table:number-columns-spanned="1" table:number-rows-spanned="3">
            <text:p>Park</text:p>
          </table:table-cell>
          <table:table-cell table:style-name="ce121" office:value-type="string" table:number-columns-spanned="1" table:number-rows-spanned="3">
            <text:p>NOT CONTESTED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F.J. Dowling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string">
            <text:p>n/a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S.H. Smith</text:p>
          </table:table-cell>
          <table:covered-table-cell table:style-name="ce9"/>
          <table:table-cell table:style-name="ce282" office:value-type="string">
            <text:p>n/a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22" office:value-type="string">
            <text:p>A. Wolffe</text:p>
          </table:table-cell>
          <table:covered-table-cell table:style-name="ce10"/>
          <table:table-cell table:style-name="ce282" office:value-type="string">
            <text:p>n/a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61"/>
          <table:table-cell table:style-name="ce123"/>
          <table:table-cell table:style-name="ce168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0" office:value-type="string" table:number-columns-spanned="1" table:number-rows-spanned="6">
            <text:p>Plaistow</text:p>
          </table:table-cell>
          <table:table-cell table:style-name="ce121" office:value-type="percentage" office:value="0.238" table:number-columns-spanned="1" table:number-rows-spanned="6">
            <text:p>23.8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L.G. Fox</text:p>
          </table:table-cell>
          <table:table-cell table:style-name="ce233" office:value-type="string" table:number-columns-spanned="1" table:number-rows-spanned="3">
            <text:p>Labour</text:p>
          </table:table-cell>
          <table:table-cell table:style-name="ce282" office:value-type="float" office:value="1331">
            <text:p>1,33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E. Billups</text:p>
          </table:table-cell>
          <table:covered-table-cell table:style-name="ce260"/>
          <table:table-cell table:style-name="ce282" office:value-type="float" office:value="1258">
            <text:p>1,258</text:p>
          </table:table-cell>
          <table:table-cell table:style-name="ce308"/>
          <table:table-cell table:style-name="ce305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C.D. Watts</text:p>
          </table:table-cell>
          <table:covered-table-cell table:style-name="ce261"/>
          <table:table-cell table:style-name="ce282" office:value-type="float" office:value="1177">
            <text:p>1,17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21" office:value-type="string">
            <text:p>M.L. Finch</text:p>
          </table:table-cell>
          <table:table-cell table:style-name="ce256" office:value-type="string" table:number-columns-spanned="1" table:number-rows-spanned="3">
            <text:p>Ratepayers &amp; Residents</text:p>
          </table:table-cell>
          <table:table-cell table:style-name="ce282" office:value-type="float" office:value="723">
            <text:p>72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E.I. Torkington</text:p>
          </table:table-cell>
          <table:covered-table-cell table:style-name="ce9"/>
          <table:table-cell table:style-name="ce282" office:value-type="float" office:value="587">
            <text:p>58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N. Torkington</text:p>
          </table:table-cell>
          <table:covered-table-cell table:style-name="ce10"/>
          <table:table-cell table:style-name="ce282" office:value-type="float" office:value="546">
            <text:p>54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24" table:number-columns-repeated="2"/>
          <table:table-cell table:style-name="ce61"/>
          <table:table-cell table:style-name="ce123"/>
          <table:table-cell table:style-name="ce168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23" office:value-type="string" table:number-columns-spanned="1" table:number-rows-spanned="22">
            <text:p>Local</text:p>
          </table:table-cell>
          <table:table-cell table:style-name="ce40" office:value-type="float" office:value="1974" table:number-columns-spanned="1" table:number-rows-spanned="22">
            <text:p>1974</text:p>
          </table:table-cell>
          <table:table-cell table:style-name="ce72" office:value-type="string" table:number-columns-spanned="1" table:number-rows-spanned="6">
            <text:p>Plashet</text:p>
          </table:table-cell>
          <table:table-cell table:style-name="ce117" office:value-type="percentage" office:value="0.222" table:number-columns-spanned="1" table:number-rows-spanned="6">
            <text:p>22.2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A.F. Wilson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0" office:value-type="float" office:value="1560">
            <text:p>1,560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W. Watts</text:p>
          </table:table-cell>
          <table:covered-table-cell table:style-name="ce9"/>
          <table:table-cell table:style-name="ce281" office:value-type="float" office:value="1523">
            <text:p>1,52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J.G. Newstead</text:p>
          </table:table-cell>
          <table:covered-table-cell table:style-name="ce10"/>
          <table:table-cell table:style-name="ce281" office:value-type="float" office:value="1473">
            <text:p>1,47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4" office:value-type="string">
            <text:p>B.J. Hunt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260">
            <text:p>26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4" office:value-type="string">
            <text:p>L.A. Howell</text:p>
          </table:table-cell>
          <table:covered-table-cell table:style-name="ce9"/>
          <table:table-cell table:style-name="ce281" office:value-type="float" office:value="251">
            <text:p>25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4" office:value-type="string">
            <text:p>R.T. Hunt</text:p>
          </table:table-cell>
          <table:covered-table-cell table:style-name="ce10"/>
          <table:table-cell table:style-name="ce281" office:value-type="float" office:value="250">
            <text:p>25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75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0" office:value-type="string" table:number-columns-spanned="1" table:number-rows-spanned="4">
            <text:p>St. Stephens</text:p>
          </table:table-cell>
          <table:table-cell table:style-name="ce117" office:value-type="percentage" office:value="0.293" table:number-columns-spanned="1" table:number-rows-spanned="4">
            <text:p>29.30%</text:p>
          </table:table-cell>
          <table:table-cell table:style-name="ce165" office:value-type="string">
            <text:p>ü</text:p>
          </table:table-cell>
          <table:table-cell table:style-name="ce215" office:value-type="string">
            <text:p>S.V. King</text:p>
          </table:table-cell>
          <table:table-cell table:style-name="ce255" office:value-type="string" table:number-columns-spanned="1" table:number-rows-spanned="2">
            <text:p>Ratepayers &amp; Residents</text:p>
          </table:table-cell>
          <table:table-cell table:style-name="ce281" office:value-type="float" office:value="838">
            <text:p>83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R.J. Smith</text:p>
          </table:table-cell>
          <table:covered-table-cell table:style-name="ce10"/>
          <table:table-cell table:style-name="ce281" office:value-type="float" office:value="793">
            <text:p>79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2" office:value-type="string">
            <text:p>T. Nolan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782">
            <text:p>78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5" office:value-type="string">
            <text:p>K.R. Mansell</text:p>
          </table:table-cell>
          <table:covered-table-cell table:style-name="ce10"/>
          <table:table-cell table:style-name="ce281" office:value-type="float" office:value="744">
            <text:p>74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57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0" office:value-type="string" table:number-columns-spanned="1" table:number-rows-spanned="7">
            <text:p>South</text:p>
          </table:table-cell>
          <table:table-cell table:style-name="ce121" office:value-type="percentage" office:value="0.208" table:number-columns-spanned="1" table:number-rows-spanned="7">
            <text:p>20.8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E. Daly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510">
            <text:p>1,51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T.A. Jenkinson</text:p>
          </table:table-cell>
          <table:covered-table-cell table:style-name="ce9"/>
          <table:table-cell table:style-name="ce282" office:value-type="float" office:value="1425">
            <text:p>1,42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J.C. Taylor</text:p>
          </table:table-cell>
          <table:covered-table-cell table:style-name="ce10"/>
          <table:table-cell table:style-name="ce282" office:value-type="float" office:value="1366">
            <text:p>1,36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1" office:value-type="string">
            <text:p>P. McLean</text:p>
          </table:table-cell>
          <table:table-cell table:style-name="ce256" office:value-type="string" table:number-columns-spanned="1" table:number-rows-spanned="3">
            <text:p>Conservative</text:p>
          </table:table-cell>
          <table:table-cell table:style-name="ce282" office:value-type="float" office:value="325">
            <text:p>32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R.F. Williams</text:p>
          </table:table-cell>
          <table:covered-table-cell table:style-name="ce9"/>
          <table:table-cell table:style-name="ce282" office:value-type="float" office:value="307">
            <text:p>30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2" office:value-type="string">
            <text:p>J.H. Brewster</text:p>
          </table:table-cell>
          <table:covered-table-cell table:style-name="ce10"/>
          <table:table-cell table:style-name="ce282" office:value-type="float" office:value="277">
            <text:p>27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A.G. Havard</text:p>
          </table:table-cell>
          <table:table-cell table:style-name="ce10" office:value-type="string">
            <text:p>National Front</text:p>
          </table:table-cell>
          <table:table-cell table:style-name="ce282" office:value-type="float" office:value="277">
            <text:p>27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61"/>
          <table:table-cell table:style-name="ce123"/>
          <table:table-cell table:style-name="ce168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2"/>
          <table:table-cell table:style-name="ce314"/>
          <table:table-cell table:number-columns-repeated="1011"/>
        </table:table-row>
        <table:table-row table:style-name="ro2">
          <table:covered-table-cell table:style-name="ce21"/>
          <table:covered-table-cell table:style-name="ce46"/>
          <table:table-cell table:style-name="ce40" office:value-type="string" table:number-columns-spanned="1" table:number-rows-spanned="2">
            <text:p>Stratford</text:p>
          </table:table-cell>
          <table:table-cell table:style-name="ce121" office:value-type="string" table:number-columns-spanned="1" table:number-rows-spanned="2">
            <text:p>NOT CONTESTED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H.W. Doran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string">
            <text:p>n/a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A.S. Dowley</text:p>
          </table:table-cell>
          <table:covered-table-cell table:style-name="ce10"/>
          <table:table-cell table:style-name="ce282" office:value-type="string">
            <text:p>n/a</text:p>
          </table:table-cell>
          <table:table-cell table:style-name="ce308"/>
          <table:table-cell table:style-name="ce305"/>
          <table:table-cell table:number-columns-repeated="2"/>
          <table:table-cell table:style-name="ce317"/>
          <table:table-cell table:number-columns-repeated="1011"/>
        </table:table-row>
        <table:table-row table:style-name="ro2">
          <table:table-cell table:style-name="ce24" table:number-columns-repeated="2"/>
          <table:table-cell table:style-name="ce61"/>
          <table:table-cell table:style-name="ce128"/>
          <table:table-cell table:style-name="ce168"/>
          <table:table-cell table:style-name="ce206"/>
          <table:table-cell table:style-name="ce107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23" office:value-type="string" table:number-columns-spanned="1" table:number-rows-spanned="31">
            <text:p>Local</text:p>
          </table:table-cell>
          <table:table-cell table:style-name="ce40" office:value-type="float" office:value="1974" table:number-columns-spanned="1" table:number-rows-spanned="31">
            <text:p>1974</text:p>
          </table:table-cell>
          <table:table-cell table:style-name="ce72" office:value-type="string" table:number-columns-spanned="1" table:number-rows-spanned="13">
            <text:p>Upton</text:p>
          </table:table-cell>
          <table:table-cell table:style-name="ce133" office:value-type="percentage" office:value="0.197" table:number-columns-spanned="1" table:number-rows-spanned="13">
            <text:p>19.7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E.S.C. Kebbell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0" office:value-type="float" office:value="1186">
            <text:p>1,186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K. Hasler</text:p>
          </table:table-cell>
          <table:covered-table-cell table:style-name="ce9"/>
          <table:table-cell table:style-name="ce281" office:value-type="float" office:value="1165">
            <text:p>1,16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4" office:value-type="string">
            <text:p>L.A. Williams</text:p>
          </table:table-cell>
          <table:covered-table-cell table:style-name="ce10"/>
          <table:table-cell table:style-name="ce281" office:value-type="float" office:value="1128">
            <text:p>1,12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G. Eldridge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394">
            <text:p>39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E.P. Penfold</text:p>
          </table:table-cell>
          <table:table-cell table:style-name="ce255" office:value-type="string">
            <text:p>Liberal</text:p>
          </table:table-cell>
          <table:table-cell table:style-name="ce281" office:value-type="float" office:value="358">
            <text:p>35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S.J. Bradford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356">
            <text:p>35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D.H. Brewster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350">
            <text:p>35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E.L. Andrews</text:p>
          </table:table-cell>
          <table:table-cell table:style-name="ce255" office:value-type="string">
            <text:p>Liberal</text:p>
          </table:table-cell>
          <table:table-cell table:style-name="ce281" office:value-type="float" office:value="306">
            <text:p>30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I.M. Towndrow</text:p>
          </table:table-cell>
          <table:table-cell table:style-name="ce255" office:value-type="string">
            <text:p>Liberal</text:p>
          </table:table-cell>
          <table:table-cell table:style-name="ce281" office:value-type="float" office:value="291">
            <text:p>29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C.O.L. Derick</text:p>
          </table:table-cell>
          <table:table-cell table:style-name="ce255" office:value-type="string">
            <text:p>Communist</text:p>
          </table:table-cell>
          <table:table-cell table:style-name="ce281" office:value-type="float" office:value="73">
            <text:p>7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4" office:value-type="string">
            <text:p>M.R. Boukerou</text:p>
          </table:table-cell>
          <table:table-cell table:style-name="ce255" office:value-type="string" table:number-columns-spanned="1" table:number-rows-spanned="3">
            <text:p>Socialist Current Organisation</text:p>
          </table:table-cell>
          <table:table-cell table:style-name="ce281" office:value-type="float" office:value="62">
            <text:p>6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4" office:value-type="string">
            <text:p>L. Welsh</text:p>
          </table:table-cell>
          <table:covered-table-cell table:style-name="ce9"/>
          <table:table-cell table:style-name="ce281" office:value-type="float" office:value="52">
            <text:p>5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26"/>
          <table:table-cell table:style-name="ce174"/>
          <table:table-cell table:style-name="ce214" office:value-type="string">
            <text:p>R. Rowe</text:p>
          </table:table-cell>
          <table:covered-table-cell table:style-name="ce10"/>
          <table:table-cell table:style-name="ce281" office:value-type="float" office:value="42">
            <text:p>4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90" office:value-type="string" table:number-columns-spanned="1" table:number-rows-spanned="9">
            <text:p>Wall End</text:p>
          </table:table-cell>
          <table:table-cell table:style-name="ce133" office:value-type="percentage" office:value="0.229" table:number-columns-spanned="1" table:number-rows-spanned="9">
            <text:p>22.90%</text:p>
          </table:table-cell>
          <table:table-cell table:style-name="ce165" office:value-type="string">
            <text:p>ü</text:p>
          </table:table-cell>
          <table:table-cell table:style-name="ce215" office:value-type="string">
            <text:p>H.T. Philpott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1" office:value-type="float" office:value="1033">
            <text:p>1,03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J. Wilson</text:p>
          </table:table-cell>
          <table:covered-table-cell table:style-name="ce9"/>
          <table:table-cell table:style-name="ce281" office:value-type="float" office:value="994">
            <text:p>99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M.E. Philpott</text:p>
          </table:table-cell>
          <table:covered-table-cell table:style-name="ce10"/>
          <table:table-cell table:style-name="ce281" office:value-type="float" office:value="970">
            <text:p>97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2" office:value-type="string">
            <text:p>B.A. Lineker</text:p>
          </table:table-cell>
          <table:table-cell table:style-name="ce255" office:value-type="string" table:number-columns-spanned="1" table:number-rows-spanned="3">
            <text:p>Ratespayers &amp; Residents</text:p>
          </table:table-cell>
          <table:table-cell table:style-name="ce281" office:value-type="float" office:value="604">
            <text:p>60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5" office:value-type="string">
            <text:p>F.J. Brown</text:p>
          </table:table-cell>
          <table:covered-table-cell table:style-name="ce9"/>
          <table:table-cell table:style-name="ce281" office:value-type="float" office:value="586">
            <text:p>58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3" office:value-type="string">
            <text:p>P.M. Parr</text:p>
          </table:table-cell>
          <table:covered-table-cell table:style-name="ce10"/>
          <table:table-cell table:style-name="ce281" office:value-type="float" office:value="555">
            <text:p>55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5" office:value-type="string">
            <text:p>E.S. Freeman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285">
            <text:p>28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5" office:value-type="string">
            <text:p>S. Hunt</text:p>
          </table:table-cell>
          <table:covered-table-cell table:style-name="ce9"/>
          <table:table-cell table:style-name="ce281" office:value-type="float" office:value="278">
            <text:p>27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91"/>
          <table:covered-table-cell table:style-name="ce126"/>
          <table:table-cell table:style-name="ce174"/>
          <table:table-cell table:style-name="ce215" office:value-type="string">
            <text:p>G.A.K. Rees</text:p>
          </table:table-cell>
          <table:covered-table-cell table:style-name="ce10"/>
          <table:table-cell table:style-name="ce281" office:value-type="float" office:value="256">
            <text:p>25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9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0" office:value-type="string" table:number-columns-spanned="1" table:number-rows-spanned="2">
            <text:p>West Ham</text:p>
          </table:table-cell>
          <table:table-cell table:style-name="ce121" office:value-type="string" table:number-columns-spanned="1" table:number-rows-spanned="2">
            <text:p>NOT CONTESTED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D.M. Clarke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string">
            <text:p>n/a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C.A. Cole</text:p>
          </table:table-cell>
          <table:covered-table-cell table:style-name="ce10"/>
          <table:table-cell table:style-name="ce282" office:value-type="string">
            <text:p>n/a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51"/>
          <table:table-cell table:style-name="ce127"/>
          <table:table-cell table:style-name="ce154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2"/>
          <table:table-cell table:style-name="ce314"/>
          <table:table-cell table:number-columns-repeated="1011"/>
        </table:table-row>
        <table:table-row table:style-name="ro2">
          <table:covered-table-cell table:style-name="ce21"/>
          <table:covered-table-cell table:style-name="ce46"/>
          <table:table-cell table:style-name="ce40" office:value-type="string" table:number-columns-spanned="1" table:number-rows-spanned="4">
            <text:p>Woodgrange</text:p>
          </table:table-cell>
          <table:table-cell table:style-name="ce121" office:value-type="percentage" office:value="0.199" table:number-columns-spanned="1" table:number-rows-spanned="4">
            <text:p>19.9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M.G. Pemberton</text:p>
          </table:table-cell>
          <table:table-cell table:style-name="ce228" office:value-type="string" table:number-columns-spanned="1" table:number-rows-spanned="2">
            <text:p>Labour</text:p>
          </table:table-cell>
          <table:table-cell table:style-name="ce282" office:value-type="float" office:value="608">
            <text:p>60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F.E. York</text:p>
          </table:table-cell>
          <table:covered-table-cell table:style-name="ce9"/>
          <table:table-cell table:style-name="ce282" office:value-type="float" office:value="540">
            <text:p>540</text:p>
          </table:table-cell>
          <table:table-cell table:style-name="ce308"/>
          <table:table-cell table:style-name="ce305"/>
          <table:table-cell table:number-columns-repeated="2"/>
          <table:table-cell table:style-name="ce317"/>
          <table:table-cell table:number-columns-repeated="1011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1" office:value-type="string">
            <text:p>J.P. Davis</text:p>
          </table:table-cell>
          <table:table-cell table:style-name="ce256" office:value-type="string" table:number-columns-spanned="1" table:number-rows-spanned="2">
            <text:p>Ratespayers &amp; Residents</text:p>
          </table:table-cell>
          <table:table-cell table:style-name="ce282" office:value-type="float" office:value="435">
            <text:p>43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22" office:value-type="string">
            <text:p>E.G. Walker</text:p>
          </table:table-cell>
          <table:covered-table-cell table:style-name="ce10"/>
          <table:table-cell table:style-name="ce282" office:value-type="float" office:value="419">
            <text:p>41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27" table:number-columns-repeated="2"/>
          <table:table-cell table:style-name="ce42"/>
          <table:table-cell table:style-name="ce129"/>
          <table:table-cell table:style-name="ce171"/>
          <table:table-cell table:style-name="ce206"/>
          <table:table-cell table:style-name="ce107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8" table:number-columns-repeated="2"/>
          <table:table-cell table:style-name="ce84"/>
          <table:table-cell table:style-name="ce131"/>
          <table:table-cell table:style-name="ce173"/>
          <table:table-cell table:style-name="ce227"/>
          <table:table-cell table:style-name="ce258"/>
          <table:table-cell table:style-name="ce287"/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table-cell table:style-name="ce2" office:value-type="string">
            <text:p>ELECTION</text:p>
          </table:table-cell>
          <table:table-cell table:style-name="ce2" office:value-type="string">
            <text:p><text:s/>YEAR</text:p>
          </table:table-cell>
          <table:table-cell table:style-name="ce2" office:value-type="string">
            <text:p>CONSTITUENCY</text:p>
          </table:table-cell>
          <table:table-cell table:style-name="ce113" office:value-type="string">
            <text:p>TURNOUT</text:p>
          </table:table-cell>
          <table:table-cell table:style-name="ce161" office:value-type="string">
            <text:p>ELECTED</text:p>
          </table:table-cell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113" office:value-type="string">
            <text:p>VOTES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table-cell table:style-name="ce23" office:value-type="string" table:number-columns-spanned="1" table:number-rows-spanned="11">
            <text:p>Local By-Election</text:p>
          </table:table-cell>
          <table:table-cell table:style-name="ce48" office:value-type="date" office:date-value="1975-10-09" table:number-columns-spanned="1" table:number-rows-spanned="4">
            <text:p>09/10/1975</text:p>
          </table:table-cell>
          <table:table-cell table:style-name="ce72" office:value-type="string" table:number-columns-spanned="1" table:number-rows-spanned="4">
            <text:p>Manor Park</text:p>
          </table:table-cell>
          <table:table-cell table:style-name="ce117" office:value-type="percentage" office:value="0.24" table:number-columns-spanned="1" table:number-rows-spanned="4">
            <text:p>24.00%</text:p>
          </table:table-cell>
          <table:table-cell table:style-name="ce165" office:value-type="string">
            <text:p>ü</text:p>
          </table:table-cell>
          <table:table-cell table:style-name="ce224" office:value-type="string">
            <text:p>Christopher J. Palme</text:p>
          </table:table-cell>
          <table:table-cell table:style-name="ce255" office:value-type="string">
            <text:p>Labour</text:p>
          </table:table-cell>
          <table:table-cell table:style-name="ce280" office:value-type="float" office:value="799">
            <text:p>79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9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James W.F. Hucker</text:p>
          </table:table-cell>
          <table:table-cell table:style-name="ce255" office:value-type="string">
            <text:p>Ratepayers &amp; Residents</text:p>
          </table:table-cell>
          <table:table-cell table:style-name="ce281" office:value-type="float" office:value="758">
            <text:p>758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20"/>
          <table:covered-table-cell table:style-name="ce49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Cyril A. Rugg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574">
            <text:p>57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9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Lionel H. Cohen</text:p>
          </table:table-cell>
          <table:table-cell table:style-name="ce224" office:value-type="string">
            <text:p>Liberal</text:p>
          </table:table-cell>
          <table:table-cell table:style-name="ce281" office:value-type="float" office:value="120">
            <text:p>12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table-cell table:style-name="ce50"/>
          <table:table-cell table:style-name="ce74"/>
          <table:table-cell table:style-name="ce119"/>
          <table:table-cell table:style-name="ce150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table-cell table:style-name="ce48" office:value-type="date" office:date-value="1977-07-14" table:number-columns-spanned="1" table:number-rows-spanned="6">
            <text:p>14/07/1977</text:p>
          </table:table-cell>
          <table:table-cell table:style-name="ce70" office:value-type="string" table:number-columns-spanned="1" table:number-rows-spanned="6">
            <text:p>Canning Town and Grange</text:p>
          </table:table-cell>
          <table:table-cell table:style-name="ce117" office:value-type="percentage" office:value="0.29" table:number-columns-spanned="1" table:number-rows-spanned="6">
            <text:p>29.00%</text:p>
          </table:table-cell>
          <table:table-cell table:style-name="ce165" office:value-type="string">
            <text:p>ü</text:p>
          </table:table-cell>
          <table:table-cell table:style-name="ce224" office:value-type="string">
            <text:p>Jack A. Hart</text:p>
          </table:table-cell>
          <table:table-cell table:style-name="ce255" office:value-type="string">
            <text:p>Labour</text:p>
          </table:table-cell>
          <table:table-cell table:style-name="ce281" office:value-type="float" office:value="787">
            <text:p>78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24" office:value-type="string">
            <text:p>John J. Johnston</text:p>
          </table:table-cell>
          <table:table-cell table:style-name="ce255" office:value-type="string">
            <text:p>National Front</text:p>
          </table:table-cell>
          <table:table-cell table:style-name="ce281" office:value-type="float" office:value="260">
            <text:p>260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24" office:value-type="string">
            <text:p>Robert F. Williams</text:p>
          </table:table-cell>
          <table:table-cell table:style-name="ce255" office:value-type="string">
            <text:p>Conservative Trade Unionist</text:p>
          </table:table-cell>
          <table:table-cell table:style-name="ce281" office:value-type="float" office:value="160">
            <text:p>160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24" office:value-type="string">
            <text:p>Anthony Hetherington</text:p>
          </table:table-cell>
          <table:table-cell table:style-name="ce255" office:value-type="string">
            <text:p>Liberal</text:p>
          </table:table-cell>
          <table:table-cell table:style-name="ce281" office:value-type="float" office:value="115">
            <text:p>115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24" office:value-type="string">
            <text:p>Michael L. Finch</text:p>
          </table:table-cell>
          <table:table-cell table:style-name="ce255" office:value-type="string">
            <text:p>Ratepayers &amp; Residents</text:p>
          </table:table-cell>
          <table:table-cell table:style-name="ce281" office:value-type="float" office:value="40">
            <text:p>40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24" office:value-type="string">
            <text:p>John Clements</text:p>
          </table:table-cell>
          <table:table-cell table:style-name="ce255" office:value-type="string">
            <text:p>Labour, Co-operative &amp; Trade Union</text:p>
          </table:table-cell>
          <table:table-cell table:style-name="ce281" office:value-type="float" office:value="17">
            <text:p>1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table-cell table:style-name="ce20"/>
          <table:table-cell table:style-name="ce51"/>
          <table:table-cell table:style-name="ce92"/>
          <table:table-cell table:style-name="ce134"/>
          <table:table-cell table:style-name="ce178"/>
          <table:table-cell table:style-name="ce231"/>
          <table:table-cell table:style-name="ce262"/>
          <table:table-cell table:style-name="ce288"/>
          <table:table-cell table:style-name="ce304" table:number-columns-repeated="2"/>
          <table:table-cell table:number-columns-repeated="1014"/>
        </table:table-row>
        <table:table-row table:style-name="ro2">
          <table:table-cell table:style-name="ce28"/>
          <table:table-cell table:style-name="ce52" office:value-type="date" office:date-value="1977-07-14" table:number-columns-spanned="1" table:number-rows-spanned="5">
            <text:p>14/07/1977</text:p>
          </table:table-cell>
          <table:table-cell table:style-name="ce43" office:value-type="string" table:number-columns-spanned="1" table:number-rows-spanned="5">
            <text:p>Hudsons</text:p>
          </table:table-cell>
          <table:table-cell table:style-name="ce133" office:value-type="percentage" office:value="0.238" table:number-columns-spanned="1" table:number-rows-spanned="5">
            <text:p>23.80%</text:p>
          </table:table-cell>
          <table:table-cell table:style-name="ce165" office:value-type="string">
            <text:p>ü</text:p>
          </table:table-cell>
          <table:table-cell table:style-name="ce224" office:value-type="string">
            <text:p>Frederick Jones</text:p>
          </table:table-cell>
          <table:table-cell table:style-name="ce255" office:value-type="string">
            <text:p>Labour</text:p>
          </table:table-cell>
          <table:table-cell table:style-name="ce280" office:value-type="float" office:value="1024">
            <text:p>1,024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table-cell table:style-name="ce28"/>
          <table:covered-table-cell table:style-name="ce49"/>
          <table:covered-table-cell table:style-name="ce41"/>
          <table:covered-table-cell table:style-name="ce118"/>
          <table:table-cell table:style-name="ce166"/>
          <table:table-cell table:style-name="ce224" office:value-type="string">
            <text:p>Edward J. Oakes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438">
            <text:p>438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table-cell table:style-name="ce28"/>
          <table:covered-table-cell table:style-name="ce49"/>
          <table:covered-table-cell table:style-name="ce41"/>
          <table:covered-table-cell table:style-name="ce118"/>
          <table:table-cell table:style-name="ce166"/>
          <table:table-cell table:style-name="ce224" office:value-type="string">
            <text:p>Robert D.V. Ray</text:p>
          </table:table-cell>
          <table:table-cell table:style-name="ce255" office:value-type="string">
            <text:p>National Front</text:p>
          </table:table-cell>
          <table:table-cell table:style-name="ce281" office:value-type="float" office:value="290">
            <text:p>290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table-cell table:style-name="ce28"/>
          <table:covered-table-cell table:style-name="ce49"/>
          <table:covered-table-cell table:style-name="ce41"/>
          <table:covered-table-cell table:style-name="ce118"/>
          <table:table-cell table:style-name="ce166"/>
          <table:table-cell table:style-name="ce224" office:value-type="string">
            <text:p>George V.S. Nottage</text:p>
          </table:table-cell>
          <table:table-cell table:style-name="ce255" office:value-type="string">
            <text:p>Ratepayers &amp; Residents</text:p>
          </table:table-cell>
          <table:table-cell table:style-name="ce281" office:value-type="float" office:value="103">
            <text:p>103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table-cell table:style-name="ce28"/>
          <table:covered-table-cell table:style-name="ce53"/>
          <table:covered-table-cell table:style-name="ce69"/>
          <table:covered-table-cell table:style-name="ce126"/>
          <table:table-cell table:style-name="ce170"/>
          <table:table-cell table:style-name="ce224" office:value-type="string">
            <text:p>Margeret Bahr</text:p>
          </table:table-cell>
          <table:table-cell table:style-name="ce255" office:value-type="string">
            <text:p>Liberal</text:p>
          </table:table-cell>
          <table:table-cell table:style-name="ce289" office:value-type="float" office:value="47">
            <text:p>47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table-cell table:style-name="ce24" table:number-columns-repeated="2"/>
          <table:table-cell table:style-name="ce61"/>
          <table:table-cell table:style-name="ce123"/>
          <table:table-cell table:style-name="ce168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8" table:number-columns-repeated="2"/>
          <table:table-cell table:style-name="ce84"/>
          <table:table-cell table:style-name="ce131"/>
          <table:table-cell table:style-name="ce173"/>
          <table:table-cell table:style-name="ce208"/>
          <table:table-cell table:style-name="ce252"/>
          <table:table-cell table:style-name="ce276"/>
          <table:table-cell table:style-name="ce303"/>
          <table:table-cell table:style-name="ce315"/>
          <table:table-cell table:style-name="ce317" table:number-columns-repeated="1014"/>
        </table:table-row>
        <table:table-row table:style-name="ro2">
          <table:table-cell table:style-name="ce2" office:value-type="string">
            <text:p>ELECTION</text:p>
          </table:table-cell>
          <table:table-cell table:style-name="ce2" office:value-type="string">
            <text:p><text:s/>YEAR</text:p>
          </table:table-cell>
          <table:table-cell table:style-name="ce2" office:value-type="string">
            <text:p>BOROUGH</text:p>
          </table:table-cell>
          <table:table-cell table:style-name="ce113" office:value-type="string">
            <text:p>ELECTORS</text:p>
          </table:table-cell>
          <table:table-cell table:style-name="ce161" office:value-type="string">
            <text:p>TURNOUT</text:p>
          </table:table-cell>
          <table:table-cell table:style-name="ce209"/>
          <table:table-cell table:style-name="ce252"/>
          <table:table-cell table:style-name="ce276"/>
          <table:table-cell table:style-name="ce303"/>
          <table:table-cell table:style-name="ce313"/>
          <table:table-cell table:number-columns-repeated="2"/>
          <table:table-cell table:style-name="ce318" table:number-columns-repeated="1012"/>
        </table:table-row>
        <table:table-row table:style-name="ro2">
          <table:table-cell table:style-name="ce3" office:value-type="string" table:number-columns-spanned="1" table:number-rows-spanned="3">
            <text:p>Local</text:p>
          </table:table-cell>
          <table:table-cell table:style-name="ce40" office:value-type="float" office:value="1978" table:number-columns-spanned="1" table:number-rows-spanned="3">
            <text:p>1978</text:p>
          </table:table-cell>
          <table:table-cell table:style-name="ce70" office:value-type="string" table:number-columns-spanned="1" table:number-rows-spanned="3">
            <text:p>Newham</text:p>
          </table:table-cell>
          <table:table-cell table:style-name="ce114" office:value-type="float" office:value="176760" table:number-columns-spanned="1" table:number-rows-spanned="3">
            <text:p>176,760</text:p>
          </table:table-cell>
          <table:table-cell table:style-name="ce117" office:value-type="percentage" office:value="0.311" table:number-columns-spanned="1" table:number-rows-spanned="3">
            <text:p>31.10%</text:p>
          </table:table-cell>
          <table:table-cell table:style-name="ce210"/>
          <table:table-cell table:style-name="ce253"/>
          <table:table-cell table:style-name="ce130"/>
          <table:table-cell table:style-name="ce306"/>
          <table:table-cell table:number-columns-repeated="2"/>
          <table:table-cell table:style-name="ce313"/>
          <table:table-cell table:number-columns-repeated="1012"/>
        </table:table-row>
        <table:table-row table:style-name="ro2">
          <table:covered-table-cell table:style-name="ce4"/>
          <table:covered-table-cell table:style-name="ce41"/>
          <table:covered-table-cell table:style-name="ce71"/>
          <table:covered-table-cell table:style-name="ce115"/>
          <table:covered-table-cell table:style-name="ce118"/>
          <table:table-cell table:style-name="ce210"/>
          <table:table-cell table:style-name="ce253"/>
          <table:table-cell table:style-name="ce278"/>
          <table:table-cell table:style-name="ce306"/>
          <table:table-cell table:style-name="ce313" table:number-columns-repeated="1015"/>
        </table:table-row>
        <table:table-row table:style-name="ro2">
          <table:covered-table-cell table:style-name="ce4"/>
          <table:covered-table-cell table:style-name="ce41"/>
          <table:covered-table-cell table:style-name="ce71"/>
          <table:covered-table-cell table:style-name="ce115"/>
          <table:covered-table-cell table:style-name="ce118"/>
          <table:table-cell table:style-name="ce210"/>
          <table:table-cell table:style-name="ce253"/>
          <table:table-cell table:style-name="ce278"/>
          <table:table-cell table:style-name="ce306"/>
          <table:table-cell table:number-columns-repeated="1015"/>
        </table:table-row>
        <table:table-row table:style-name="ro2">
          <table:table-cell table:style-name="ce5"/>
          <table:table-cell table:style-name="ce42"/>
          <table:table-cell table:style-name="ce5"/>
          <table:table-cell table:style-name="ce116"/>
          <table:table-cell table:style-name="ce162"/>
          <table:table-cell table:style-name="ce195"/>
          <table:table-cell table:style-name="ce244"/>
          <table:table-cell table:style-name="ce129"/>
          <table:table-cell table:style-name="ce172" table:number-columns-repeated="2"/>
          <table:table-cell table:style-name="ce314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ELECTION</text:p>
          </table:table-cell>
          <table:table-cell table:style-name="ce2" office:value-type="string">
            <text:p><text:s/>YEAR</text:p>
          </table:table-cell>
          <table:table-cell table:style-name="ce2" office:value-type="string">
            <text:p>CONSTITUENCY</text:p>
          </table:table-cell>
          <table:table-cell table:style-name="ce113" office:value-type="string">
            <text:p>TURNOUT</text:p>
          </table:table-cell>
          <table:table-cell table:style-name="ce161" office:value-type="string">
            <text:p>ELECTED</text:p>
          </table:table-cell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113" office:value-type="string">
            <text:p>VOTES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table-cell table:style-name="ce23" office:value-type="string" table:number-columns-spanned="1" table:number-rows-spanned="22">
            <text:p>Local</text:p>
          </table:table-cell>
          <table:table-cell table:style-name="ce40" office:value-type="float" office:value="1978" table:number-columns-spanned="1" table:number-rows-spanned="22">
            <text:p>1978</text:p>
          </table:table-cell>
          <table:table-cell table:style-name="ce72" office:value-type="string" table:number-columns-spanned="1" table:number-rows-spanned="6">
            <text:p>Beckton</text:p>
          </table:table-cell>
          <table:table-cell table:style-name="ce117" office:value-type="percentage" office:value="0.286" table:number-columns-spanned="1" table:number-rows-spanned="6">
            <text:p>28.6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Herbert A. Taylor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0" office:value-type="float" office:value="1215">
            <text:p>1,21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Derek A. Whitbread</text:p>
          </table:table-cell>
          <table:covered-table-cell table:style-name="ce10"/>
          <table:table-cell table:style-name="ce281" office:value-type="float" office:value="1132">
            <text:p>1,132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15" office:value-type="string">
            <text:p>David W. Newman</text:p>
          </table:table-cell>
          <table:table-cell table:style-name="ce255" office:value-type="string" table:number-columns-spanned="1" table:number-rows-spanned="2">
            <text:p>National Front</text:p>
          </table:table-cell>
          <table:table-cell table:style-name="ce281" office:value-type="float" office:value="178">
            <text:p>178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15" office:value-type="string">
            <text:p>Frederick R. Adams</text:p>
          </table:table-cell>
          <table:covered-table-cell table:style-name="ce10"/>
          <table:table-cell table:style-name="ce281" office:value-type="float" office:value="144">
            <text:p>144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12" office:value-type="string">
            <text:p>Ruth L. Lawrence</text:p>
          </table:table-cell>
          <table:table-cell table:style-name="ce255" office:value-type="string" table:number-columns-spanned="1" table:number-rows-spanned="2">
            <text:p>Ratepayers &amp; Residents</text:p>
          </table:table-cell>
          <table:table-cell table:style-name="ce281" office:value-type="float" office:value="85">
            <text:p>85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13" office:value-type="string">
            <text:p>Gladys E. Potter</text:p>
          </table:table-cell>
          <table:covered-table-cell table:style-name="ce10"/>
          <table:table-cell table:style-name="ce281" office:value-type="float" office:value="79">
            <text:p>7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75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0" office:value-type="string" table:number-columns-spanned="1" table:number-rows-spanned="4">
            <text:p>Bemersyde</text:p>
          </table:table-cell>
          <table:table-cell table:style-name="ce117" office:value-type="percentage" office:value="0.266" table:number-columns-spanned="1" table:number-rows-spanned="4">
            <text:p>26.6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Harry Bauckham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1009">
            <text:p>1,00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William Dunlop</text:p>
          </table:table-cell>
          <table:covered-table-cell table:style-name="ce10"/>
          <table:table-cell table:style-name="ce281" office:value-type="float" office:value="903">
            <text:p>903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5" office:value-type="string">
            <text:p>Joan W.F. Vine</text:p>
          </table:table-cell>
          <table:table-cell table:style-name="ce255" office:value-type="string" table:number-columns-spanned="1" table:number-rows-spanned="2">
            <text:p>Ratepayers &amp; Residents</text:p>
          </table:table-cell>
          <table:table-cell table:style-name="ce281" office:value-type="float" office:value="326">
            <text:p>32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5" office:value-type="string">
            <text:p>Clarice I. Youngman</text:p>
          </table:table-cell>
          <table:covered-table-cell table:style-name="ce10"/>
          <table:table-cell table:style-name="ce281" office:value-type="float" office:value="313">
            <text:p>31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57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0" office:value-type="string" table:number-columns-spanned="1" table:number-rows-spanned="5">
            <text:p>Canning Town and Grange</text:p>
          </table:table-cell>
          <table:table-cell table:style-name="ce121" office:value-type="percentage" office:value="0.294" table:number-columns-spanned="1" table:number-rows-spanned="5">
            <text:p>29.4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Jack A. Hart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float" office:value="1563">
            <text:p>1,56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22" office:value-type="string">
            <text:p>Michael G. Mecham</text:p>
          </table:table-cell>
          <table:covered-table-cell table:style-name="ce10"/>
          <table:table-cell table:style-name="ce282" office:value-type="float" office:value="1398">
            <text:p>1,39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/>
          <table:table-cell table:style-name="ce223" office:value-type="string">
            <text:p>Maurice L. Baker</text:p>
          </table:table-cell>
          <table:table-cell table:style-name="ce9" office:value-type="string">
            <text:p>National Front</text:p>
          </table:table-cell>
          <table:table-cell table:style-name="ce282" office:value-type="float" office:value="222">
            <text:p>22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/>
          <table:table-cell table:style-name="ce216" office:value-type="string">
            <text:p>Patricia M. Parr</text:p>
          </table:table-cell>
          <table:table-cell table:style-name="ce255" office:value-type="string" table:number-columns-spanned="1" table:number-rows-spanned="2">
            <text:p>Ratepayers &amp; Residents</text:p>
          </table:table-cell>
          <table:table-cell table:style-name="ce282" office:value-type="float" office:value="212">
            <text:p>21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/>
          <table:table-cell table:style-name="ce216" office:value-type="string">
            <text:p>Brenda A. Lineker</text:p>
          </table:table-cell>
          <table:covered-table-cell table:style-name="ce10"/>
          <table:table-cell table:style-name="ce282" office:value-type="float" office:value="187">
            <text:p>18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61"/>
          <table:table-cell table:style-name="ce123"/>
          <table:table-cell table:style-name="ce168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0" office:value-type="string" table:number-columns-spanned="1" table:number-rows-spanned="4">
            <text:p>Castle</text:p>
          </table:table-cell>
          <table:table-cell table:style-name="ce121" office:value-type="percentage" office:value="0.356" table:number-columns-spanned="1" table:number-rows-spanned="4">
            <text:p>35.6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Margaret D. Brown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float" office:value="1092">
            <text:p>1,09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Herbert G. Simpson</text:p>
          </table:table-cell>
          <table:covered-table-cell table:style-name="ce10"/>
          <table:table-cell table:style-name="ce282" office:value-type="float" office:value="1040">
            <text:p>1,04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1" office:value-type="string">
            <text:p>Alfred W. King</text:p>
          </table:table-cell>
          <table:table-cell table:style-name="ce256" office:value-type="string" table:number-columns-spanned="1" table:number-rows-spanned="2">
            <text:p>Ratepayers &amp; Residents</text:p>
          </table:table-cell>
          <table:table-cell table:style-name="ce282" office:value-type="float" office:value="905">
            <text:p>90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75"/>
          <table:table-cell table:style-name="ce218" office:value-type="string">
            <text:p>Sylvia M.L. Jones</text:p>
          </table:table-cell>
          <table:covered-table-cell table:style-name="ce229"/>
          <table:table-cell table:style-name="ce283" office:value-type="float" office:value="895">
            <text:p>895</text:p>
          </table:table-cell>
          <table:table-cell table:style-name="ce308"/>
          <table:table-cell table:style-name="ce305"/>
          <table:table-cell table:style-name="ce313" table:number-columns-repeated="2"/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61"/>
          <table:table-cell table:style-name="ce123"/>
          <table:table-cell table:style-name="ce168"/>
          <table:table-cell table:style-name="ce217"/>
          <table:table-cell table:style-name="ce10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19" office:value-type="string" table:number-columns-spanned="1" table:number-rows-spanned="33">
            <text:p>Local</text:p>
          </table:table-cell>
          <table:table-cell table:style-name="ce43" office:value-type="float" office:value="1978" table:number-columns-spanned="1" table:number-rows-spanned="33">
            <text:p>1978</text:p>
          </table:table-cell>
          <table:table-cell table:style-name="ce72" office:value-type="string" table:number-columns-spanned="1" table:number-rows-spanned="6">
            <text:p>Central</text:p>
          </table:table-cell>
          <table:table-cell table:style-name="ce117" office:value-type="percentage" office:value="0.359" table:number-columns-spanned="1" table:number-rows-spanned="6">
            <text:p>35.9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Sidney A. Elson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0" office:value-type="float" office:value="1305">
            <text:p>1,305</text:p>
          </table:table-cell>
          <table:table-cell table:style-name="ce307"/>
          <table:table-cell table:style-name="ce304"/>
          <table:table-cell table:style-name="ce317" table:number-columns-repeated="2"/>
          <table:table-cell table:number-columns-repeated="1012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Henry E.L. Ronan</text:p>
          </table:table-cell>
          <table:covered-table-cell table:style-name="ce10"/>
          <table:table-cell table:style-name="ce281" office:value-type="float" office:value="1098">
            <text:p>1,09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14" office:value-type="string">
            <text:p>Margaret B. Layton</text:p>
          </table:table-cell>
          <table:table-cell table:style-name="ce255" office:value-type="string" table:number-columns-spanned="1" table:number-rows-spanned="2">
            <text:p>Ratepayers &amp; Residents</text:p>
          </table:table-cell>
          <table:table-cell table:style-name="ce281" office:value-type="float" office:value="598">
            <text:p>59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13" office:value-type="string">
            <text:p>Herbert H. Martin</text:p>
          </table:table-cell>
          <table:covered-table-cell table:style-name="ce10"/>
          <table:table-cell table:style-name="ce281" office:value-type="float" office:value="573">
            <text:p>57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14" office:value-type="string">
            <text:p>Diane J. Bell</text:p>
          </table:table-cell>
          <table:table-cell table:style-name="ce255" office:value-type="string" table:number-columns-spanned="1" table:number-rows-spanned="2">
            <text:p>National Front</text:p>
          </table:table-cell>
          <table:table-cell table:style-name="ce281" office:value-type="float" office:value="202">
            <text:p>20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4" office:value-type="string">
            <text:p>Gloria Kestla</text:p>
          </table:table-cell>
          <table:covered-table-cell table:style-name="ce10"/>
          <table:table-cell table:style-name="ce281" office:value-type="float" office:value="171">
            <text:p>17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90" office:value-type="string" table:number-columns-spanned="1" table:number-rows-spanned="6">
            <text:p>Custom House and Silvertown</text:p>
          </table:table-cell>
          <table:table-cell table:style-name="ce117" office:value-type="percentage" office:value="0.234" table:number-columns-spanned="1" table:number-rows-spanned="6">
            <text:p>23.4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William A. Chapman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1" office:value-type="float" office:value="1370">
            <text:p>1,37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Julia C. I. Garfield</text:p>
          </table:table-cell>
          <table:covered-table-cell table:style-name="ce9"/>
          <table:table-cell table:style-name="ce281" office:value-type="float" office:value="1275">
            <text:p>1,27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Thomas A. Jenkinson</text:p>
          </table:table-cell>
          <table:covered-table-cell table:style-name="ce10"/>
          <table:table-cell table:style-name="ce281" office:value-type="float" office:value="1186">
            <text:p>1,18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2" office:value-type="string">
            <text:p>Irene D. King</text:p>
          </table:table-cell>
          <table:table-cell table:style-name="ce255" office:value-type="string" table:number-columns-spanned="1" table:number-rows-spanned="3">
            <text:p>Ratepayers &amp; Residents</text:p>
          </table:table-cell>
          <table:table-cell table:style-name="ce281" office:value-type="float" office:value="281">
            <text:p>28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5" office:value-type="string">
            <text:p>Leslie L. Pridham</text:p>
          </table:table-cell>
          <table:covered-table-cell table:style-name="ce9"/>
          <table:table-cell table:style-name="ce281" office:value-type="float" office:value="239">
            <text:p>23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91"/>
          <table:covered-table-cell table:style-name="ce118"/>
          <table:table-cell table:style-name="ce174"/>
          <table:table-cell table:style-name="ce215" office:value-type="string">
            <text:p>Ronald Youngman</text:p>
          </table:table-cell>
          <table:covered-table-cell table:style-name="ce10"/>
          <table:table-cell table:style-name="ce281" office:value-type="float" office:value="223">
            <text:p>22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9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3" office:value-type="string" table:number-columns-spanned="1" table:number-rows-spanned="9">
            <text:p>Forest Gate</text:p>
          </table:table-cell>
          <table:table-cell table:style-name="ce125" office:value-type="percentage" office:value="0.287" table:number-columns-spanned="1" table:number-rows-spanned="9">
            <text:p>28.7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Stanley Hopwood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469">
            <text:p>1,46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Kevin R. Mansell</text:p>
          </table:table-cell>
          <table:covered-table-cell table:style-name="ce9"/>
          <table:table-cell table:style-name="ce282" office:value-type="float" office:value="1383">
            <text:p>1,38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Marjorie E. Helps</text:p>
          </table:table-cell>
          <table:covered-table-cell table:style-name="ce10"/>
          <table:table-cell table:style-name="ce282" office:value-type="float" office:value="1242">
            <text:p>1,24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1" office:value-type="string">
            <text:p>David A. Amess</text:p>
          </table:table-cell>
          <table:table-cell table:style-name="ce256" office:value-type="string" table:number-columns-spanned="1" table:number-rows-spanned="3">
            <text:p>Conservative</text:p>
          </table:table-cell>
          <table:table-cell table:style-name="ce282" office:value-type="float" office:value="957">
            <text:p>95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Emily J. Short</text:p>
          </table:table-cell>
          <table:covered-table-cell table:style-name="ce257"/>
          <table:table-cell table:style-name="ce282" office:value-type="float" office:value="838">
            <text:p>83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2" office:value-type="string">
            <text:p>Luigi Peluso</text:p>
          </table:table-cell>
          <table:covered-table-cell table:style-name="ce229"/>
          <table:table-cell table:style-name="ce282" office:value-type="float" office:value="820">
            <text:p>82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Edward A. Fisher</text:p>
          </table:table-cell>
          <table:table-cell table:style-name="ce256" office:value-type="string" table:number-columns-spanned="1" table:number-rows-spanned="3">
            <text:p>Ratepayers &amp; Residents</text:p>
          </table:table-cell>
          <table:table-cell table:style-name="ce282" office:value-type="float" office:value="92">
            <text:p>9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Dorothy Collier</text:p>
          </table:table-cell>
          <table:covered-table-cell table:style-name="ce9"/>
          <table:table-cell table:style-name="ce282" office:value-type="float" office:value="87">
            <text:p>8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1"/>
          <table:covered-table-cell table:style-name="ce69"/>
          <table:covered-table-cell table:style-name="ce132"/>
          <table:table-cell table:style-name="ce149"/>
          <table:table-cell table:style-name="ce222" office:value-type="string">
            <text:p>Gladys L. Bendall</text:p>
          </table:table-cell>
          <table:covered-table-cell table:style-name="ce10"/>
          <table:table-cell table:style-name="ce282" office:value-type="float" office:value="86">
            <text:p>86</text:p>
          </table:table-cell>
          <table:table-cell table:style-name="ce308"/>
          <table:table-cell table:style-name="ce305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1"/>
          <table:covered-table-cell table:style-name="ce46"/>
          <table:table-cell table:style-name="ce51"/>
          <table:table-cell table:style-name="ce127"/>
          <table:table-cell table:style-name="ce154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3" office:value-type="string" table:number-columns-spanned="1" table:number-rows-spanned="9">
            <text:p>Greatfield</text:p>
          </table:table-cell>
          <table:table-cell table:style-name="ce125" office:value-type="percentage" office:value="0.416" table:number-columns-spanned="1" table:number-rows-spanned="9">
            <text:p>41.6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Herbert Castle</text:p>
          </table:table-cell>
          <table:table-cell table:style-name="ce256" office:value-type="string" table:number-columns-spanned="1" table:number-rows-spanned="3">
            <text:p>Ratepayers &amp; Residents</text:p>
          </table:table-cell>
          <table:table-cell table:style-name="ce282" office:value-type="float" office:value="1759">
            <text:p>1,75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Edwin G. Ray</text:p>
          </table:table-cell>
          <table:covered-table-cell table:style-name="ce9"/>
          <table:table-cell table:style-name="ce282" office:value-type="float" office:value="1685">
            <text:p>1,68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22" office:value-type="string">
            <text:p>Lesley Hall</text:p>
          </table:table-cell>
          <table:covered-table-cell table:style-name="ce10"/>
          <table:table-cell table:style-name="ce282" office:value-type="float" office:value="1634">
            <text:p>1,63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Paul J. Charman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171">
            <text:p>1,17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James W. Middleton</text:p>
          </table:table-cell>
          <table:covered-table-cell table:style-name="ce9"/>
          <table:table-cell table:style-name="ce282" office:value-type="float" office:value="1091">
            <text:p>1,09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Louis G. Fox</text:p>
          </table:table-cell>
          <table:covered-table-cell table:style-name="ce10"/>
          <table:table-cell table:style-name="ce282" office:value-type="float" office:value="1086">
            <text:p>1,08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21" office:value-type="string">
            <text:p>William G. Bell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2" office:value-type="float" office:value="846">
            <text:p>84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David C. Moor</text:p>
          </table:table-cell>
          <table:covered-table-cell table:style-name="ce9"/>
          <table:table-cell table:style-name="ce282" office:value-type="float" office:value="731">
            <text:p>73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2"/>
          <table:covered-table-cell table:style-name="ce47"/>
          <table:covered-table-cell table:style-name="ce69"/>
          <table:covered-table-cell table:style-name="ce126"/>
          <table:table-cell table:style-name="ce149"/>
          <table:table-cell table:style-name="ce216" office:value-type="string">
            <text:p>Joseph T. Smith</text:p>
          </table:table-cell>
          <table:covered-table-cell table:style-name="ce10"/>
          <table:table-cell table:style-name="ce282" office:value-type="float" office:value="730">
            <text:p>73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51"/>
          <table:table-cell table:style-name="ce127"/>
          <table:table-cell table:style-name="ce154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19" office:value-type="string" table:number-columns-spanned="1" table:number-rows-spanned="34">
            <text:p>Local</text:p>
          </table:table-cell>
          <table:table-cell table:style-name="ce43" office:value-type="float" office:value="1978" table:number-columns-spanned="1" table:number-rows-spanned="34">
            <text:p>1978</text:p>
          </table:table-cell>
          <table:table-cell table:style-name="ce72" office:value-type="string" table:number-columns-spanned="1" table:number-rows-spanned="10">
            <text:p>Hudsons</text:p>
          </table:table-cell>
          <table:table-cell table:style-name="ce117" office:value-type="percentage" office:value="0.266" table:number-columns-spanned="1" table:number-rows-spanned="10">
            <text:p>26.6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Frederick J. Dance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0" office:value-type="float" office:value="1261">
            <text:p>1,261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Frederick C. Jones</text:p>
          </table:table-cell>
          <table:covered-table-cell table:style-name="ce9"/>
          <table:table-cell table:style-name="ce281" office:value-type="float" office:value="1234">
            <text:p>1,234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Harold E. Fitzsimons</text:p>
          </table:table-cell>
          <table:covered-table-cell table:style-name="ce10"/>
          <table:table-cell table:style-name="ce281" office:value-type="float" office:value="1185">
            <text:p>1,185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18"/>
          <table:table-cell table:style-name="ce166"/>
          <table:table-cell table:style-name="ce212" office:value-type="string">
            <text:p>Edward J. Oakes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416">
            <text:p>416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18"/>
          <table:table-cell table:style-name="ce166"/>
          <table:table-cell table:style-name="ce215" office:value-type="string">
            <text:p>Ethel A. Gibbons</text:p>
          </table:table-cell>
          <table:covered-table-cell table:style-name="ce9"/>
          <table:table-cell table:style-name="ce281" office:value-type="float" office:value="384">
            <text:p>384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18"/>
          <table:table-cell table:style-name="ce166"/>
          <table:table-cell table:style-name="ce213" office:value-type="string">
            <text:p>Doris C. Neville</text:p>
          </table:table-cell>
          <table:covered-table-cell table:style-name="ce10"/>
          <table:table-cell table:style-name="ce281" office:value-type="float" office:value="373">
            <text:p>373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18"/>
          <table:table-cell table:style-name="ce166"/>
          <table:table-cell table:style-name="ce224" office:value-type="string">
            <text:p>Benjamin J. Davis</text:p>
          </table:table-cell>
          <table:table-cell table:style-name="ce9" office:value-type="string">
            <text:p>Ratepayers &amp; Residents</text:p>
          </table:table-cell>
          <table:table-cell table:style-name="ce281" office:value-type="float" office:value="217">
            <text:p>217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/>
          <table:table-cell table:style-name="ce224" office:value-type="string">
            <text:p>Sydney H. Palmer</text:p>
          </table:table-cell>
          <table:table-cell table:style-name="ce255" office:value-type="string">
            <text:p>National Front</text:p>
          </table:table-cell>
          <table:table-cell table:style-name="ce281" office:value-type="float" office:value="172">
            <text:p>17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/>
          <table:table-cell table:style-name="ce215" office:value-type="string">
            <text:p>Joan E. Lakey</text:p>
          </table:table-cell>
          <table:table-cell table:style-name="ce255" office:value-type="string" table:number-columns-spanned="1" table:number-rows-spanned="2">
            <text:p>Ratepayers &amp; Residents</text:p>
          </table:table-cell>
          <table:table-cell table:style-name="ce281" office:value-type="float" office:value="69">
            <text:p>6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3" office:value-type="string">
            <text:p>John D. Underwood</text:p>
          </table:table-cell>
          <table:covered-table-cell table:style-name="ce10"/>
          <table:table-cell table:style-name="ce281" office:value-type="float" office:value="60">
            <text:p>6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75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0" office:value-type="string" table:number-columns-spanned="1" table:number-rows-spanned="5">
            <text:p>Kensington</text:p>
          </table:table-cell>
          <table:table-cell table:style-name="ce117" office:value-type="percentage" office:value="0.441" table:number-columns-spanned="1" table:number-rows-spanned="5">
            <text:p>44.1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Kenneth C. Massey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1387">
            <text:p>1,38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John J. Plant</text:p>
          </table:table-cell>
          <table:covered-table-cell table:style-name="ce10"/>
          <table:table-cell table:style-name="ce281" office:value-type="float" office:value="1277">
            <text:p>1,27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2" office:value-type="string">
            <text:p>Eric A.R. Lonsdale</text:p>
          </table:table-cell>
          <table:table-cell table:style-name="ce255" office:value-type="string" table:number-columns-spanned="1" table:number-rows-spanned="2">
            <text:p>Ratepayers &amp; Residents</text:p>
          </table:table-cell>
          <table:table-cell table:style-name="ce281" office:value-type="float" office:value="1078">
            <text:p>1,07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3" office:value-type="string">
            <text:p>David A. Williams</text:p>
          </table:table-cell>
          <table:covered-table-cell table:style-name="ce10"/>
          <table:table-cell table:style-name="ce281" office:value-type="float" office:value="1052">
            <text:p>1,05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3" office:value-type="string">
            <text:p>John G. Grahl</text:p>
          </table:table-cell>
          <table:table-cell table:style-name="ce10" office:value-type="string">
            <text:p>Communist</text:p>
          </table:table-cell>
          <table:table-cell table:style-name="ce281" office:value-type="float" office:value="67">
            <text:p>6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57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table-cell table:style-name="ce40" office:value-type="string" table:number-columns-spanned="1" table:number-rows-spanned="7">
            <text:p>Little Ilford</text:p>
          </table:table-cell>
          <table:table-cell table:style-name="ce121" office:value-type="percentage" office:value="0.279" table:number-columns-spanned="1" table:number-rows-spanned="7">
            <text:p>27.9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William H. Brown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328">
            <text:p>1,32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Yvonne P. Clayden</text:p>
          </table:table-cell>
          <table:covered-table-cell table:style-name="ce9"/>
          <table:table-cell table:style-name="ce282" office:value-type="float" office:value="1317">
            <text:p>1,31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John A. Kemp</text:p>
          </table:table-cell>
          <table:covered-table-cell table:style-name="ce10"/>
          <table:table-cell table:style-name="ce282" office:value-type="float" office:value="1268">
            <text:p>1,26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1" office:value-type="string">
            <text:p>Nicholas J. Biggadike</text:p>
          </table:table-cell>
          <table:table-cell table:style-name="ce256" office:value-type="string" table:number-columns-spanned="1" table:number-rows-spanned="3">
            <text:p>Ratepayers &amp; Residents</text:p>
          </table:table-cell>
          <table:table-cell table:style-name="ce282" office:value-type="float" office:value="568">
            <text:p>56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John P. Davis</text:p>
          </table:table-cell>
          <table:covered-table-cell table:style-name="ce257"/>
          <table:table-cell table:style-name="ce282" office:value-type="float" office:value="529">
            <text:p>52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2" office:value-type="string">
            <text:p>James D. Smith</text:p>
          </table:table-cell>
          <table:covered-table-cell table:style-name="ce229"/>
          <table:table-cell table:style-name="ce282" office:value-type="float" office:value="482">
            <text:p>48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1" office:value-type="string">
            <text:p>Michael A. Probin</text:p>
          </table:table-cell>
          <table:table-cell table:style-name="ce228" office:value-type="string">
            <text:p>Workers Revolutionary Party</text:p>
          </table:table-cell>
          <table:table-cell table:style-name="ce282" office:value-type="float" office:value="96">
            <text:p>9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51"/>
          <table:table-cell table:style-name="ce127"/>
          <table:table-cell table:style-name="ce154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3" office:value-type="string" table:number-columns-spanned="1" table:number-rows-spanned="9">
            <text:p>Manor Park</text:p>
          </table:table-cell>
          <table:table-cell table:style-name="ce125" office:value-type="percentage" office:value="0.378" table:number-columns-spanned="1" table:number-rows-spanned="9">
            <text:p>37.8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Christopher J. Palme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667">
            <text:p>1,66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Mildred A. Schofield</text:p>
          </table:table-cell>
          <table:covered-table-cell table:style-name="ce9"/>
          <table:table-cell table:style-name="ce282" office:value-type="float" office:value="1613">
            <text:p>1,61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22" office:value-type="string">
            <text:p>Amarjit Singh</text:p>
          </table:table-cell>
          <table:covered-table-cell table:style-name="ce10"/>
          <table:table-cell table:style-name="ce282" office:value-type="float" office:value="1567">
            <text:p>1,56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16" office:value-type="string">
            <text:p>Henry J.F. Prendergast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2" office:value-type="float" office:value="1224">
            <text:p>1,22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16" office:value-type="string">
            <text:p>Cyril A. Rugg</text:p>
          </table:table-cell>
          <table:covered-table-cell table:style-name="ce9"/>
          <table:table-cell table:style-name="ce282" office:value-type="float" office:value="1146">
            <text:p>1,14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2" office:value-type="string">
            <text:p>Michael J. Trebess</text:p>
          </table:table-cell>
          <table:covered-table-cell table:style-name="ce10"/>
          <table:table-cell table:style-name="ce282" office:value-type="float" office:value="1095">
            <text:p>1,09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William J. Roberts</text:p>
          </table:table-cell>
          <table:table-cell table:style-name="ce256" office:value-type="string" table:number-columns-spanned="1" table:number-rows-spanned="3">
            <text:p>National Front</text:p>
          </table:table-cell>
          <table:table-cell table:style-name="ce282" office:value-type="float" office:value="246">
            <text:p>246</text:p>
          </table:table-cell>
          <table:table-cell table:style-name="ce308"/>
          <table:table-cell table:style-name="ce305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Donald S. Simons</text:p>
          </table:table-cell>
          <table:covered-table-cell table:style-name="ce9"/>
          <table:table-cell table:style-name="ce282" office:value-type="float" office:value="233">
            <text:p>233</text:p>
          </table:table-cell>
          <table:table-cell table:style-name="ce308"/>
          <table:table-cell table:style-name="ce305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2"/>
          <table:covered-table-cell table:style-name="ce47"/>
          <table:covered-table-cell table:style-name="ce69"/>
          <table:covered-table-cell table:style-name="ce126"/>
          <table:table-cell table:style-name="ce149"/>
          <table:table-cell table:style-name="ce216" office:value-type="string">
            <text:p>Alan Pooley</text:p>
          </table:table-cell>
          <table:covered-table-cell table:style-name="ce10"/>
          <table:table-cell table:style-name="ce282" office:value-type="float" office:value="221">
            <text:p>22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24" table:number-columns-repeated="2"/>
          <table:table-cell table:style-name="ce61"/>
          <table:table-cell table:style-name="ce123"/>
          <table:table-cell table:style-name="ce168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3" office:value-type="string" table:number-columns-spanned="1" table:number-rows-spanned="27">
            <text:p>Local</text:p>
          </table:table-cell>
          <table:table-cell table:style-name="ce40" office:value-type="float" office:value="1978" table:number-columns-spanned="1" table:number-rows-spanned="27">
            <text:p>1978</text:p>
          </table:table-cell>
          <table:table-cell table:style-name="ce93" office:value-type="string" table:number-columns-spanned="1" table:number-rows-spanned="8">
            <text:p>Monega</text:p>
          </table:table-cell>
          <table:table-cell table:style-name="ce135" office:value-type="percentage" office:value="0.364" table:number-columns-spanned="1" table:number-rows-spanned="8">
            <text:p>36.40%</text:p>
          </table:table-cell>
          <table:table-cell table:style-name="ce165" office:value-type="string">
            <text:p>ü</text:p>
          </table:table-cell>
          <table:table-cell table:style-name="ce225" office:value-type="string">
            <text:p>Adrian N.P. Hall</text:p>
          </table:table-cell>
          <table:table-cell table:style-name="ce233" office:value-type="string" table:number-columns-spanned="1" table:number-rows-spanned="2">
            <text:p>Labour</text:p>
          </table:table-cell>
          <table:table-cell table:style-name="ce290" office:value-type="float" office:value="1268">
            <text:p>1,268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94"/>
          <table:covered-table-cell table:style-name="ce136"/>
          <table:table-cell table:style-name="ce166" office:value-type="string">
            <text:p>ü</text:p>
          </table:table-cell>
          <table:table-cell table:style-name="ce232" office:value-type="string">
            <text:p>Frederick E. York</text:p>
          </table:table-cell>
          <table:covered-table-cell table:style-name="ce10"/>
          <table:table-cell table:style-name="ce286" office:value-type="float" office:value="1160">
            <text:p>1,160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94"/>
          <table:covered-table-cell table:style-name="ce136"/>
          <table:table-cell table:style-name="ce177"/>
          <table:table-cell table:style-name="ce233" office:value-type="string">
            <text:p>Michael R. Morris</text:p>
          </table:table-cell>
          <table:table-cell table:style-name="ce233" office:value-type="string">
            <text:p>National Front</text:p>
          </table:table-cell>
          <table:table-cell table:style-name="ce286" office:value-type="float" office:value="350">
            <text:p>350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94"/>
          <table:covered-table-cell table:style-name="ce136"/>
          <table:table-cell table:style-name="ce177"/>
          <table:table-cell table:style-name="ce233" office:value-type="string">
            <text:p>Judith A. Warner</text:p>
          </table:table-cell>
          <table:table-cell table:style-name="ce233" office:value-type="string">
            <text:p>Conservative</text:p>
          </table:table-cell>
          <table:table-cell table:style-name="ce286" office:value-type="float" office:value="348">
            <text:p>348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94"/>
          <table:covered-table-cell table:style-name="ce136"/>
          <table:table-cell table:style-name="ce177"/>
          <table:table-cell table:style-name="ce233" office:value-type="string">
            <text:p>George V.S. Nottage</text:p>
          </table:table-cell>
          <table:table-cell table:style-name="ce233" office:value-type="string">
            <text:p>Ratepayers &amp; Residents</text:p>
          </table:table-cell>
          <table:table-cell table:style-name="ce286" office:value-type="float" office:value="315">
            <text:p>315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94"/>
          <table:covered-table-cell table:style-name="ce136"/>
          <table:table-cell table:style-name="ce177"/>
          <table:table-cell table:style-name="ce233" office:value-type="string">
            <text:p>Ahmed E. Oomerjee</text:p>
          </table:table-cell>
          <table:table-cell table:style-name="ce233" office:value-type="string">
            <text:p>Conservative</text:p>
          </table:table-cell>
          <table:table-cell table:style-name="ce286" office:value-type="float" office:value="273">
            <text:p>273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94"/>
          <table:covered-table-cell table:style-name="ce136"/>
          <table:table-cell table:style-name="ce177"/>
          <table:table-cell table:style-name="ce233" office:value-type="string">
            <text:p>Edward T. Jones</text:p>
          </table:table-cell>
          <table:table-cell table:style-name="ce233" office:value-type="string">
            <text:p>Ratepayers &amp; Residents</text:p>
          </table:table-cell>
          <table:table-cell table:style-name="ce286" office:value-type="float" office:value="173">
            <text:p>173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94"/>
          <table:covered-table-cell table:style-name="ce136"/>
          <table:table-cell table:style-name="ce177"/>
          <table:table-cell table:style-name="ce233" office:value-type="string">
            <text:p>Timothy S. Bennett</text:p>
          </table:table-cell>
          <table:table-cell table:style-name="ce233" office:value-type="string">
            <text:p>National Front</text:p>
          </table:table-cell>
          <table:table-cell table:style-name="ce291" office:value-type="float" office:value="155">
            <text:p>155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table-cell table:style-name="ce51"/>
          <table:table-cell table:style-name="ce127"/>
          <table:table-cell table:style-name="ce154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80" office:value-type="string" table:number-columns-spanned="1" table:number-rows-spanned="6">
            <text:p>New Town</text:p>
          </table:table-cell>
          <table:table-cell table:style-name="ce133" office:value-type="percentage" office:value="0.28" table:number-columns-spanned="1" table:number-rows-spanned="6">
            <text:p>28.0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Margaret P. Olley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0" office:value-type="float" office:value="943">
            <text:p>943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Ernest A. Stanton</text:p>
          </table:table-cell>
          <table:covered-table-cell table:style-name="ce10"/>
          <table:table-cell table:style-name="ce281" office:value-type="float" office:value="919">
            <text:p>91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95"/>
          <table:covered-table-cell table:style-name="ce49"/>
          <table:table-cell table:style-name="ce166"/>
          <table:table-cell table:style-name="ce212" office:value-type="string">
            <text:p>Barry W. Roberts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1" office:value-type="float" office:value="403">
            <text:p>403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95"/>
          <table:covered-table-cell table:style-name="ce49"/>
          <table:table-cell table:style-name="ce166"/>
          <table:table-cell table:style-name="ce213" office:value-type="string">
            <text:p>William J. Button</text:p>
          </table:table-cell>
          <table:covered-table-cell table:style-name="ce10"/>
          <table:table-cell table:style-name="ce281" office:value-type="float" office:value="388">
            <text:p>388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95"/>
          <table:covered-table-cell table:style-name="ce49"/>
          <table:table-cell table:style-name="ce166"/>
          <table:table-cell table:style-name="ce215" office:value-type="string">
            <text:p>Frederick Fletcher</text:p>
          </table:table-cell>
          <table:table-cell table:style-name="ce255" office:value-type="string" table:number-columns-spanned="1" table:number-rows-spanned="2">
            <text:p>Ratepayers &amp; Residents</text:p>
          </table:table-cell>
          <table:table-cell table:style-name="ce281" office:value-type="float" office:value="44">
            <text:p>44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96"/>
          <table:covered-table-cell table:style-name="ce53"/>
          <table:table-cell table:style-name="ce170"/>
          <table:table-cell table:style-name="ce213" office:value-type="string">
            <text:p>Simon V. McDonald</text:p>
          </table:table-cell>
          <table:covered-table-cell table:style-name="ce10"/>
          <table:table-cell table:style-name="ce289" office:value-type="float" office:value="42">
            <text:p>42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4"/>
          <table:table-cell table:style-name="ce119"/>
          <table:table-cell table:style-name="ce150"/>
          <table:table-cell table:style-name="ce143"/>
          <table:table-cell table:style-name="ce75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4">
            <text:p>Ordnance</text:p>
          </table:table-cell>
          <table:table-cell table:style-name="ce117" office:value-type="percentage" office:value="0.227" table:number-columns-spanned="1" table:number-rows-spanned="4">
            <text:p>22.70%</text:p>
          </table:table-cell>
          <table:table-cell table:style-name="ce165" office:value-type="string">
            <text:p>ü</text:p>
          </table:table-cell>
          <table:table-cell table:style-name="ce215" office:value-type="string">
            <text:p>David J. Brand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924">
            <text:p>92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Charles A. Flemwell</text:p>
          </table:table-cell>
          <table:covered-table-cell table:style-name="ce10"/>
          <table:table-cell table:style-name="ce281" office:value-type="float" office:value="816">
            <text:p>81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2" office:value-type="string">
            <text:p>Francis C. Nicholson</text:p>
          </table:table-cell>
          <table:table-cell table:style-name="ce255" office:value-type="string" table:number-columns-spanned="1" table:number-rows-spanned="2">
            <text:p>Ratepayers &amp; Residents</text:p>
          </table:table-cell>
          <table:table-cell table:style-name="ce281" office:value-type="float" office:value="166">
            <text:p>16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3" office:value-type="string">
            <text:p>Christopher E. Parr</text:p>
          </table:table-cell>
          <table:covered-table-cell table:style-name="ce10"/>
          <table:table-cell table:style-name="ce281" office:value-type="float" office:value="130">
            <text:p>13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9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number-columns-repeated="2" table:style-name="ce14"/>
          <table:table-cell table:style-name="ce76" office:value-type="string" table:number-columns-spanned="1" table:number-rows-spanned="6">
            <text:p>Park</text:p>
          </table:table-cell>
          <table:table-cell table:style-name="ce121" office:value-type="percentage" office:value="0.254" table:number-columns-spanned="1" table:number-rows-spanned="6">
            <text:p>25.4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Ann Howlett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369">
            <text:p>1,36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James G. Newstead</text:p>
          </table:table-cell>
          <table:covered-table-cell table:style-name="ce9"/>
          <table:table-cell table:style-name="ce282" office:value-type="float" office:value="1331">
            <text:p>1,33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22" office:value-type="string">
            <text:p>Sidney H. Smith</text:p>
          </table:table-cell>
          <table:covered-table-cell table:style-name="ce10"/>
          <table:table-cell table:style-name="ce282" office:value-type="float" office:value="1319">
            <text:p>1,31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16" office:value-type="string">
            <text:p>Gerard Eldridge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2" office:value-type="float" office:value="723">
            <text:p>72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16" office:value-type="string">
            <text:p>Bernard Brick</text:p>
          </table:table-cell>
          <table:covered-table-cell table:style-name="ce9"/>
          <table:table-cell table:style-name="ce282" office:value-type="float" office:value="663">
            <text:p>66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/>
          <table:table-cell table:style-name="ce222" office:value-type="string">
            <text:p>Roger M. Barker-Green</text:p>
          </table:table-cell>
          <table:covered-table-cell table:style-name="ce10"/>
          <table:table-cell table:style-name="ce282" office:value-type="float" office:value="663">
            <text:p>66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30"/>
          <table:table-cell table:style-name="ce31"/>
          <table:table-cell table:style-name="ce61"/>
          <table:table-cell table:style-name="ce123"/>
          <table:table-cell table:style-name="ce168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8" office:value-type="string" table:number-columns-spanned="1" table:number-rows-spanned="29">
            <text:p>Local</text:p>
          </table:table-cell>
          <table:table-cell table:style-name="ce43" office:value-type="float" office:value="1978" table:number-columns-spanned="1" table:number-rows-spanned="29">
            <text:p>1978</text:p>
          </table:table-cell>
          <table:table-cell table:style-name="ce62" office:value-type="string" table:number-columns-spanned="1" table:number-rows-spanned="6">
            <text:p>Plaistow</text:p>
          </table:table-cell>
          <table:table-cell table:style-name="ce121" office:value-type="percentage" office:value="0.275" table:number-columns-spanned="1" table:number-rows-spanned="6">
            <text:p>27.5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Arthur F.G. Edwards</text:p>
          </table:table-cell>
          <table:table-cell table:style-name="ce233" office:value-type="string" table:number-columns-spanned="1" table:number-rows-spanned="3">
            <text:p>Labour</text:p>
          </table:table-cell>
          <table:table-cell table:style-name="ce282" office:value-type="float" office:value="1177">
            <text:p>1,17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Michael Allum</text:p>
          </table:table-cell>
          <table:covered-table-cell table:style-name="ce260"/>
          <table:table-cell table:style-name="ce282" office:value-type="float" office:value="1149">
            <text:p>1,149</text:p>
          </table:table-cell>
          <table:table-cell table:style-name="ce308"/>
          <table:table-cell table:style-name="ce305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John J. Haggerty</text:p>
          </table:table-cell>
          <table:covered-table-cell table:style-name="ce261"/>
          <table:table-cell table:style-name="ce282" office:value-type="float" office:value="1110">
            <text:p>1,11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48"/>
          <table:table-cell table:style-name="ce221" office:value-type="string">
            <text:p>Michael L. Finch</text:p>
          </table:table-cell>
          <table:table-cell table:style-name="ce256" office:value-type="string" table:number-columns-spanned="1" table:number-rows-spanned="3">
            <text:p>Ratepayers &amp; Residents</text:p>
          </table:table-cell>
          <table:table-cell table:style-name="ce282" office:value-type="float" office:value="745">
            <text:p>74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48"/>
          <table:table-cell table:style-name="ce216" office:value-type="string">
            <text:p>Stanley Vine</text:p>
          </table:table-cell>
          <table:covered-table-cell table:style-name="ce9"/>
          <table:table-cell table:style-name="ce282" office:value-type="float" office:value="524">
            <text:p>52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48"/>
          <table:table-cell table:style-name="ce216" office:value-type="string">
            <text:p>Eleanor G. Walker</text:p>
          </table:table-cell>
          <table:covered-table-cell table:style-name="ce10"/>
          <table:table-cell table:style-name="ce282" office:value-type="float" office:value="515">
            <text:p>51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61"/>
          <table:table-cell table:style-name="ce123"/>
          <table:table-cell table:style-name="ce168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6">
            <text:p>Plashet</text:p>
          </table:table-cell>
          <table:table-cell table:style-name="ce117" office:value-type="percentage" office:value="0.32" table:number-columns-spanned="1" table:number-rows-spanned="6">
            <text:p>32.0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Bill Watts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0" office:value-type="float" office:value="1994">
            <text:p>1,994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Arthur F. Wilson</text:p>
          </table:table-cell>
          <table:covered-table-cell table:style-name="ce9"/>
          <table:table-cell table:style-name="ce281" office:value-type="float" office:value="1900">
            <text:p>1,90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Ernest Billups</text:p>
          </table:table-cell>
          <table:covered-table-cell table:style-name="ce10"/>
          <table:table-cell table:style-name="ce281" office:value-type="float" office:value="1794">
            <text:p>1,79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4" office:value-type="string">
            <text:p>Ronald T. Hunt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658">
            <text:p>65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4" office:value-type="string">
            <text:p>David R. Ratcliffe</text:p>
          </table:table-cell>
          <table:covered-table-cell table:style-name="ce9"/>
          <table:table-cell table:style-name="ce281" office:value-type="float" office:value="607">
            <text:p>60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4" office:value-type="string">
            <text:p>Dennis F. Privett</text:p>
          </table:table-cell>
          <table:covered-table-cell table:style-name="ce10"/>
          <table:table-cell table:style-name="ce281" office:value-type="float" office:value="602">
            <text:p>60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4"/>
          <table:table-cell table:style-name="ce119"/>
          <table:table-cell table:style-name="ce150"/>
          <table:table-cell table:style-name="ce143"/>
          <table:table-cell table:style-name="ce75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4">
            <text:p>St. Stephens</text:p>
          </table:table-cell>
          <table:table-cell table:style-name="ce117" office:value-type="percentage" office:value="0.404" table:number-columns-spanned="1" table:number-rows-spanned="4">
            <text:p>40.40%</text:p>
          </table:table-cell>
          <table:table-cell table:style-name="ce165" office:value-type="string">
            <text:p>ü</text:p>
          </table:table-cell>
          <table:table-cell table:style-name="ce215" office:value-type="string">
            <text:p>Thomas Nolan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1362">
            <text:p>1,36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Kenneth Palmer</text:p>
          </table:table-cell>
          <table:covered-table-cell table:style-name="ce10"/>
          <table:table-cell table:style-name="ce281" office:value-type="float" office:value="1183">
            <text:p>1,18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2" office:value-type="string">
            <text:p>Sylvia V. King</text:p>
          </table:table-cell>
          <table:table-cell table:style-name="ce255" office:value-type="string" table:number-columns-spanned="1" table:number-rows-spanned="2">
            <text:p>Ratepayers &amp; Residents</text:p>
          </table:table-cell>
          <table:table-cell table:style-name="ce281" office:value-type="float" office:value="991">
            <text:p>99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Rhona J. Smith</text:p>
          </table:table-cell>
          <table:covered-table-cell table:style-name="ce10"/>
          <table:table-cell table:style-name="ce281" office:value-type="float" office:value="865">
            <text:p>86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57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6" office:value-type="string" table:number-columns-spanned="1" table:number-rows-spanned="10">
            <text:p>South</text:p>
          </table:table-cell>
          <table:table-cell table:style-name="ce121" office:value-type="percentage" office:value="0.295" table:number-columns-spanned="1" table:number-rows-spanned="10">
            <text:p>29.5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Joseph C. Taylor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206">
            <text:p>1,20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Edward Daly</text:p>
          </table:table-cell>
          <table:covered-table-cell table:style-name="ce9"/>
          <table:table-cell table:style-name="ce282" office:value-type="float" office:value="1191">
            <text:p>1,19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Margaret E. Philpott</text:p>
          </table:table-cell>
          <table:covered-table-cell table:style-name="ce10"/>
          <table:table-cell table:style-name="ce282" office:value-type="float" office:value="1126">
            <text:p>1,12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21" office:value-type="string">
            <text:p>Deryn J. Buckley</text:p>
          </table:table-cell>
          <table:table-cell table:style-name="ce256" office:value-type="string" table:number-columns-spanned="1" table:number-rows-spanned="3">
            <text:p>Conservative</text:p>
          </table:table-cell>
          <table:table-cell table:style-name="ce282" office:value-type="float" office:value="649">
            <text:p>64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16" office:value-type="string">
            <text:p>Frederick G. Turner</text:p>
          </table:table-cell>
          <table:covered-table-cell table:style-name="ce9"/>
          <table:table-cell table:style-name="ce282" office:value-type="float" office:value="641">
            <text:p>64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16" office:value-type="string">
            <text:p>Robert F. Williams</text:p>
          </table:table-cell>
          <table:covered-table-cell table:style-name="ce10"/>
          <table:table-cell table:style-name="ce282" office:value-type="float" office:value="615">
            <text:p>61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23" office:value-type="string">
            <text:p>Brian W. Metz</text:p>
          </table:table-cell>
          <table:table-cell table:style-name="ce9" office:value-type="string">
            <text:p>National Front</text:p>
          </table:table-cell>
          <table:table-cell table:style-name="ce282" office:value-type="float" office:value="200">
            <text:p>20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16" office:value-type="string">
            <text:p>Donald Bird</text:p>
          </table:table-cell>
          <table:table-cell table:style-name="ce255" office:value-type="string" table:number-columns-spanned="1" table:number-rows-spanned="3">
            <text:p>Ratepayers &amp; Residents</text:p>
          </table:table-cell>
          <table:table-cell table:style-name="ce282" office:value-type="float" office:value="119">
            <text:p>11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16" office:value-type="string">
            <text:p>David E. Reader</text:p>
          </table:table-cell>
          <table:covered-table-cell table:style-name="ce9"/>
          <table:table-cell table:style-name="ce282" office:value-type="float" office:value="112">
            <text:p>11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5"/>
          <table:covered-table-cell table:style-name="ce62"/>
          <table:covered-table-cell table:style-name="ce122"/>
          <table:table-cell table:style-name="ce148"/>
          <table:table-cell table:style-name="ce222" office:value-type="string">
            <text:p>John E. J. Major</text:p>
          </table:table-cell>
          <table:covered-table-cell table:style-name="ce10"/>
          <table:table-cell table:style-name="ce282" office:value-type="float" office:value="95">
            <text:p>9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31" table:number-columns-repeated="2"/>
          <table:table-cell table:style-name="ce61"/>
          <table:table-cell table:style-name="ce123"/>
          <table:table-cell table:style-name="ce168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2"/>
          <table:table-cell table:style-name="ce314"/>
          <table:table-cell table:number-columns-repeated="1011"/>
        </table:table-row>
        <table:table-row table:style-name="ro2">
          <table:table-cell table:style-name="ce8" office:value-type="string" table:number-columns-spanned="1" table:number-rows-spanned="34">
            <text:p>Local</text:p>
          </table:table-cell>
          <table:table-cell table:style-name="ce43" office:value-type="float" office:value="1978" table:number-columns-spanned="1" table:number-rows-spanned="34">
            <text:p>1978</text:p>
          </table:table-cell>
          <table:table-cell table:style-name="ce76" office:value-type="string" table:number-columns-spanned="1" table:number-rows-spanned="7">
            <text:p>Stratford</text:p>
          </table:table-cell>
          <table:table-cell table:style-name="ce121" office:value-type="percentage" office:value="0.249" table:number-columns-spanned="1" table:number-rows-spanned="7">
            <text:p>24.9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James C. Goldsmith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float" office:value="951">
            <text:p>95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Raymond J. Lloyd</text:p>
          </table:table-cell>
          <table:covered-table-cell table:style-name="ce10"/>
          <table:table-cell table:style-name="ce282" office:value-type="float" office:value="944">
            <text:p>94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62"/>
          <table:covered-table-cell table:style-name="ce122"/>
          <table:table-cell table:style-name="ce179"/>
          <table:table-cell table:style-name="ce221" office:value-type="string">
            <text:p>Michael J. Bevis</text:p>
          </table:table-cell>
          <table:table-cell table:style-name="ce256" office:value-type="string" table:number-columns-spanned="1" table:number-rows-spanned="2">
            <text:p>Conservative</text:p>
          </table:table-cell>
          <table:table-cell table:style-name="ce282" office:value-type="float" office:value="271">
            <text:p>27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62"/>
          <table:covered-table-cell table:style-name="ce122"/>
          <table:table-cell table:style-name="ce179"/>
          <table:table-cell table:style-name="ce222" office:value-type="string">
            <text:p>Anthony Crighton</text:p>
          </table:table-cell>
          <table:covered-table-cell table:style-name="ce229"/>
          <table:table-cell table:style-name="ce282" office:value-type="float" office:value="266">
            <text:p>26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62"/>
          <table:covered-table-cell table:style-name="ce122"/>
          <table:table-cell table:style-name="ce179"/>
          <table:table-cell table:style-name="ce223" office:value-type="string">
            <text:p>Ronald Bock</text:p>
          </table:table-cell>
          <table:table-cell table:style-name="ce257" office:value-type="string">
            <text:p>National Front</text:p>
          </table:table-cell>
          <table:table-cell table:style-name="ce282" office:value-type="float" office:value="102">
            <text:p>10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62"/>
          <table:covered-table-cell table:style-name="ce122"/>
          <table:table-cell table:style-name="ce179"/>
          <table:table-cell table:style-name="ce216" office:value-type="string">
            <text:p>Sheila D. Fisher</text:p>
          </table:table-cell>
          <table:table-cell table:style-name="ce256" office:value-type="string" table:number-columns-spanned="1" table:number-rows-spanned="2">
            <text:p>Ratepayers &amp; Residents</text:p>
          </table:table-cell>
          <table:table-cell table:style-name="ce282" office:value-type="float" office:value="36">
            <text:p>3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/>
          <table:table-cell table:style-name="ce216" office:value-type="string">
            <text:p>Elsa A. Fletcher</text:p>
          </table:table-cell>
          <table:covered-table-cell table:style-name="ce10"/>
          <table:table-cell table:style-name="ce282" office:value-type="float" office:value="27">
            <text:p>27</text:p>
          </table:table-cell>
          <table:table-cell table:style-name="ce308"/>
          <table:table-cell table:style-name="ce305"/>
          <table:table-cell table:number-columns-repeated="2"/>
          <table:table-cell table:style-name="ce317"/>
          <table:table-cell table:number-columns-repeated="1011"/>
        </table:table-row>
        <table:table-row table:style-name="ro2">
          <table:covered-table-cell table:number-columns-repeated="2" table:style-name="ce14"/>
          <table:table-cell table:style-name="ce61"/>
          <table:table-cell table:style-name="ce128"/>
          <table:table-cell table:style-name="ce168"/>
          <table:table-cell table:style-name="ce206"/>
          <table:table-cell table:style-name="ce107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6">
            <text:p>Upton</text:p>
          </table:table-cell>
          <table:table-cell table:style-name="ce117" office:value-type="percentage" office:value="0.306" table:number-columns-spanned="1" table:number-rows-spanned="6">
            <text:p>30.6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John R. Clow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0" office:value-type="float" office:value="1856">
            <text:p>1,856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David A. Gilles</text:p>
          </table:table-cell>
          <table:covered-table-cell table:style-name="ce9"/>
          <table:table-cell table:style-name="ce281" office:value-type="float" office:value="1762">
            <text:p>1,76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Liam A. Williams</text:p>
          </table:table-cell>
          <table:covered-table-cell table:style-name="ce10"/>
          <table:table-cell table:style-name="ce281" office:value-type="float" office:value="1761">
            <text:p>1,76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2" office:value-type="string">
            <text:p>Brian S. Blanchard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683">
            <text:p>68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Richard C. Strauss</text:p>
          </table:table-cell>
          <table:covered-table-cell table:style-name="ce9"/>
          <table:table-cell table:style-name="ce281" office:value-type="float" office:value="662">
            <text:p>66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Hasmukh I. Patel</text:p>
          </table:table-cell>
          <table:covered-table-cell table:style-name="ce10"/>
          <table:table-cell table:style-name="ce281" office:value-type="float" office:value="647">
            <text:p>64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4"/>
          <table:table-cell table:style-name="ce119"/>
          <table:table-cell table:style-name="ce150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80" office:value-type="string" table:number-columns-spanned="1" table:number-rows-spanned="10">
            <text:p>Wall End</text:p>
          </table:table-cell>
          <table:table-cell table:style-name="ce133" office:value-type="percentage" office:value="0.364" table:number-columns-spanned="1" table:number-rows-spanned="10">
            <text:p>36.4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Herbert T. Philpott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1" office:value-type="float" office:value="1526">
            <text:p>1,52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Timothy M. O'Connor</text:p>
          </table:table-cell>
          <table:covered-table-cell table:style-name="ce9"/>
          <table:table-cell table:style-name="ce281" office:value-type="float" office:value="1461">
            <text:p>1,46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John Clark</text:p>
          </table:table-cell>
          <table:covered-table-cell table:style-name="ce10"/>
          <table:table-cell table:style-name="ce281" office:value-type="float" office:value="1395">
            <text:p>1,39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Damian P.J. Sutton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890">
            <text:p>89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Donald Maclver</text:p>
          </table:table-cell>
          <table:covered-table-cell table:style-name="ce9"/>
          <table:table-cell table:style-name="ce281" office:value-type="float" office:value="802">
            <text:p>80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Angela M. Wotherspoon</text:p>
          </table:table-cell>
          <table:covered-table-cell table:style-name="ce10"/>
          <table:table-cell table:style-name="ce281" office:value-type="float" office:value="723">
            <text:p>72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Frederick Bates</text:p>
          </table:table-cell>
          <table:table-cell table:style-name="ce9" office:value-type="string">
            <text:p>Ratepayers &amp; Residents</text:p>
          </table:table-cell>
          <table:table-cell table:style-name="ce281" office:value-type="float" office:value="484">
            <text:p>48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Joseph B. Gilchrist</text:p>
          </table:table-cell>
          <table:table-cell table:style-name="ce9"/>
          <table:table-cell table:style-name="ce281" office:value-type="float" office:value="476">
            <text:p>47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Harry Storer</text:p>
          </table:table-cell>
          <table:table-cell table:style-name="ce9"/>
          <table:table-cell table:style-name="ce281" office:value-type="float" office:value="438">
            <text:p>43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81"/>
          <table:covered-table-cell table:style-name="ce126"/>
          <table:table-cell table:style-name="ce174"/>
          <table:table-cell table:style-name="ce215" office:value-type="string">
            <text:p>John Tucker</text:p>
          </table:table-cell>
          <table:table-cell table:style-name="ce10" office:value-type="string">
            <text:p>National Front</text:p>
          </table:table-cell>
          <table:table-cell table:style-name="ce281" office:value-type="float" office:value="240">
            <text:p>24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9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6" office:value-type="string" table:number-columns-spanned="1" table:number-rows-spanned="8">
            <text:p>West Ham</text:p>
          </table:table-cell>
          <table:table-cell table:style-name="ce121" office:value-type="percentage" office:value="0.249" table:number-columns-spanned="1" table:number-rows-spanned="8">
            <text:p>24.9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Alfred T. Dickerson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float" office:value="1079">
            <text:p>1,07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Peter J. Undrill</text:p>
          </table:table-cell>
          <table:covered-table-cell table:style-name="ce10"/>
          <table:table-cell table:style-name="ce282" office:value-type="float" office:value="1006">
            <text:p>1,00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21" office:value-type="string">
            <text:p>Betty J. Hunt</text:p>
          </table:table-cell>
          <table:table-cell table:style-name="ce256" office:value-type="string" table:number-columns-spanned="1" table:number-rows-spanned="2">
            <text:p>Conservative</text:p>
          </table:table-cell>
          <table:table-cell table:style-name="ce282" office:value-type="float" office:value="255">
            <text:p>25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22" office:value-type="string">
            <text:p>Louise C. Short</text:p>
          </table:table-cell>
          <table:covered-table-cell table:style-name="ce229"/>
          <table:table-cell table:style-name="ce282" office:value-type="float" office:value="246">
            <text:p>24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16" office:value-type="string">
            <text:p>Carol A. Armond</text:p>
          </table:table-cell>
          <table:table-cell table:style-name="ce256" office:value-type="string" table:number-columns-spanned="1" table:number-rows-spanned="2">
            <text:p>National Front</text:p>
          </table:table-cell>
          <table:table-cell table:style-name="ce282" office:value-type="float" office:value="187">
            <text:p>18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22" office:value-type="string">
            <text:p>Raymond Carne</text:p>
          </table:table-cell>
          <table:covered-table-cell table:style-name="ce10"/>
          <table:table-cell table:style-name="ce282" office:value-type="float" office:value="176">
            <text:p>17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16" office:value-type="string">
            <text:p>Annie L. Lewis</text:p>
          </table:table-cell>
          <table:table-cell table:style-name="ce256" office:value-type="string" table:number-columns-spanned="1" table:number-rows-spanned="2">
            <text:p>Ratepayers &amp; Residents</text:p>
          </table:table-cell>
          <table:table-cell table:style-name="ce282" office:value-type="float" office:value="55">
            <text:p>5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5"/>
          <table:covered-table-cell table:style-name="ce62"/>
          <table:covered-table-cell table:style-name="ce122"/>
          <table:table-cell/>
          <table:table-cell table:style-name="ce216" office:value-type="string">
            <text:p>Jacqueline Lawther</text:p>
          </table:table-cell>
          <table:covered-table-cell table:style-name="ce10"/>
          <table:table-cell table:style-name="ce282" office:value-type="float" office:value="40">
            <text:p>4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27" table:number-columns-repeated="2"/>
          <table:table-cell table:style-name="ce42"/>
          <table:table-cell table:style-name="ce129"/>
          <table:table-cell table:style-name="ce171"/>
          <table:table-cell table:style-name="ce206"/>
          <table:table-cell table:style-name="ce107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8" table:number-columns-repeated="2"/>
          <table:table-cell table:style-name="ce84"/>
          <table:table-cell table:style-name="ce131"/>
          <table:table-cell table:style-name="ce173"/>
          <table:table-cell table:style-name="ce208"/>
          <table:table-cell table:style-name="ce252"/>
          <table:table-cell table:style-name="ce276"/>
          <table:table-cell table:style-name="ce303"/>
          <table:table-cell table:style-name="ce315"/>
          <table:table-cell table:style-name="ce317" table:number-columns-repeated="1014"/>
        </table:table-row>
        <table:table-row table:style-name="ro2">
          <table:table-cell table:style-name="ce2" office:value-type="string">
            <text:p>ELECTION</text:p>
          </table:table-cell>
          <table:table-cell table:style-name="ce2" office:value-type="string">
            <text:p><text:s/>YEAR</text:p>
          </table:table-cell>
          <table:table-cell table:style-name="ce2" office:value-type="string">
            <text:p>BOROUGH</text:p>
          </table:table-cell>
          <table:table-cell table:style-name="ce113" office:value-type="string">
            <text:p>ELECTORS</text:p>
          </table:table-cell>
          <table:table-cell table:style-name="ce161" office:value-type="string">
            <text:p>TURNOUT</text:p>
          </table:table-cell>
          <table:table-cell table:style-name="ce209"/>
          <table:table-cell table:style-name="ce252"/>
          <table:table-cell table:style-name="ce276"/>
          <table:table-cell table:style-name="ce303"/>
          <table:table-cell table:style-name="ce313"/>
          <table:table-cell table:number-columns-repeated="2"/>
          <table:table-cell table:style-name="ce318" table:number-columns-repeated="1012"/>
        </table:table-row>
        <table:table-row table:style-name="ro2">
          <table:table-cell table:style-name="ce3" office:value-type="string" table:number-columns-spanned="1" table:number-rows-spanned="3">
            <text:p>Local</text:p>
          </table:table-cell>
          <table:table-cell table:style-name="ce40" office:value-type="float" office:value="1982" table:number-columns-spanned="1" table:number-rows-spanned="3">
            <text:p>1982</text:p>
          </table:table-cell>
          <table:table-cell table:style-name="ce70" office:value-type="string" table:number-columns-spanned="1" table:number-rows-spanned="3">
            <text:p>Newham</text:p>
          </table:table-cell>
          <table:table-cell table:style-name="ce114" office:value-type="float" office:value="163758" table:number-columns-spanned="1" table:number-rows-spanned="3">
            <text:p>163,758</text:p>
          </table:table-cell>
          <table:table-cell table:style-name="ce117" office:value-type="percentage" office:value="0.314" table:number-columns-spanned="1" table:number-rows-spanned="3">
            <text:p>31.40%</text:p>
          </table:table-cell>
          <table:table-cell table:style-name="ce210"/>
          <table:table-cell table:style-name="ce253"/>
          <table:table-cell table:style-name="ce130"/>
          <table:table-cell table:style-name="ce306"/>
          <table:table-cell table:number-columns-repeated="2"/>
          <table:table-cell table:style-name="ce313"/>
          <table:table-cell table:number-columns-repeated="1012"/>
        </table:table-row>
        <table:table-row table:style-name="ro2">
          <table:covered-table-cell table:style-name="ce4"/>
          <table:covered-table-cell table:style-name="ce41"/>
          <table:covered-table-cell table:style-name="ce71"/>
          <table:covered-table-cell table:style-name="ce115"/>
          <table:covered-table-cell table:style-name="ce118"/>
          <table:table-cell table:style-name="ce210"/>
          <table:table-cell table:style-name="ce253"/>
          <table:table-cell table:style-name="ce278"/>
          <table:table-cell table:style-name="ce306"/>
          <table:table-cell table:style-name="ce313" table:number-columns-repeated="1015"/>
        </table:table-row>
        <table:table-row table:style-name="ro2">
          <table:covered-table-cell table:style-name="ce4"/>
          <table:covered-table-cell table:style-name="ce41"/>
          <table:covered-table-cell table:style-name="ce71"/>
          <table:covered-table-cell table:style-name="ce115"/>
          <table:covered-table-cell table:style-name="ce118"/>
          <table:table-cell table:style-name="ce210"/>
          <table:table-cell table:style-name="ce253"/>
          <table:table-cell table:style-name="ce278"/>
          <table:table-cell table:style-name="ce306"/>
          <table:table-cell table:number-columns-repeated="1015"/>
        </table:table-row>
        <table:table-row table:style-name="ro2">
          <table:table-cell table:style-name="ce5"/>
          <table:table-cell table:style-name="ce42"/>
          <table:table-cell table:style-name="ce5"/>
          <table:table-cell table:style-name="ce116"/>
          <table:table-cell table:style-name="ce162"/>
          <table:table-cell table:style-name="ce195"/>
          <table:table-cell table:style-name="ce244"/>
          <table:table-cell table:style-name="ce129"/>
          <table:table-cell table:style-name="ce172" table:number-columns-repeated="2"/>
          <table:table-cell table:style-name="ce314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ELECTION</text:p>
          </table:table-cell>
          <table:table-cell table:style-name="ce2" office:value-type="string">
            <text:p><text:s/>YEAR</text:p>
          </table:table-cell>
          <table:table-cell table:style-name="ce2" office:value-type="string">
            <text:p>CONSTITUENCY</text:p>
          </table:table-cell>
          <table:table-cell table:style-name="ce113" office:value-type="string">
            <text:p>TURNOUT</text:p>
          </table:table-cell>
          <table:table-cell table:style-name="ce161" office:value-type="string">
            <text:p>ELECTED</text:p>
          </table:table-cell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113" office:value-type="string">
            <text:p>VOTES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table-cell table:style-name="ce23" office:value-type="string" table:number-columns-spanned="1" table:number-rows-spanned="18">
            <text:p>Local</text:p>
          </table:table-cell>
          <table:table-cell table:style-name="ce40" office:value-type="float" office:value="1982" table:number-columns-spanned="1" table:number-rows-spanned="18">
            <text:p>1982</text:p>
          </table:table-cell>
          <table:table-cell table:style-name="ce72" office:value-type="string" table:number-columns-spanned="1" table:number-rows-spanned="3">
            <text:p>Beckton</text:p>
          </table:table-cell>
          <table:table-cell table:style-name="ce117" office:value-type="percentage" office:value="0.226" table:number-columns-spanned="1" table:number-rows-spanned="3">
            <text:p>22.6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Herbert A. Taylor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0" office:value-type="float" office:value="875">
            <text:p>87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Derek A. Whitbread</text:p>
          </table:table-cell>
          <table:covered-table-cell table:style-name="ce10"/>
          <table:table-cell table:style-name="ce281" office:value-type="float" office:value="783">
            <text:p>783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15" office:value-type="string">
            <text:p>Robert G. Fleming</text:p>
          </table:table-cell>
          <table:table-cell table:style-name="ce259" office:value-type="string">
            <text:p>Social Democratic Party Liberal Alliance</text:p>
          </table:table-cell>
          <table:table-cell table:style-name="ce281" office:value-type="float" office:value="321">
            <text:p>321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75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0" office:value-type="string" table:number-columns-spanned="1" table:number-rows-spanned="4">
            <text:p>Bemersyde</text:p>
          </table:table-cell>
          <table:table-cell table:style-name="ce117" office:value-type="percentage" office:value="0.294" table:number-columns-spanned="1" table:number-rows-spanned="4">
            <text:p>29.4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Harry Bauckham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733">
            <text:p>73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William Dunlop</text:p>
          </table:table-cell>
          <table:covered-table-cell table:style-name="ce10"/>
          <table:table-cell table:style-name="ce281" office:value-type="float" office:value="634">
            <text:p>634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5" office:value-type="string">
            <text:p>Adrian G. Cole</text:p>
          </table:table-cell>
          <table:table-cell table:style-name="ce259" office:value-type="string">
            <text:p>Social Democratic Party Liberal Alliance</text:p>
          </table:table-cell>
          <table:table-cell table:style-name="ce281" office:value-type="float" office:value="556">
            <text:p>55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24" office:value-type="string">
            <text:p>Eileen M. McManus</text:p>
          </table:table-cell>
          <table:table-cell table:style-name="ce255" office:value-type="string">
            <text:p>Liberal &amp; Social Democratic Party Alliance</text:p>
          </table:table-cell>
          <table:table-cell table:style-name="ce281" office:value-type="float" office:value="489">
            <text:p>48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57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0" office:value-type="string" table:number-columns-spanned="1" table:number-rows-spanned="4">
            <text:p>Canning Town and Grange</text:p>
          </table:table-cell>
          <table:table-cell table:style-name="ce121" office:value-type="percentage" office:value="0.309" table:number-columns-spanned="1" table:number-rows-spanned="4">
            <text:p>30.9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John A. Hart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float" office:value="1178">
            <text:p>1,17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22" office:value-type="string">
            <text:p>Charles Whincup</text:p>
          </table:table-cell>
          <table:covered-table-cell table:style-name="ce10"/>
          <table:table-cell table:style-name="ce282" office:value-type="float" office:value="1085">
            <text:p>1,08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/>
          <table:table-cell table:style-name="ce223" office:value-type="string">
            <text:p>Ronald S. Webb</text:p>
          </table:table-cell>
          <table:table-cell table:style-name="ce9" office:value-type="string">
            <text:p>Social Democratic Party Liberal Alliance</text:p>
          </table:table-cell>
          <table:table-cell table:style-name="ce282" office:value-type="float" office:value="567">
            <text:p>56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/>
          <table:table-cell table:style-name="ce216" office:value-type="string">
            <text:p>Margaret E. Linford</text:p>
          </table:table-cell>
          <table:table-cell table:style-name="ce259" office:value-type="string">
            <text:p>Liberal &amp; Social Democratic Party Alliance</text:p>
          </table:table-cell>
          <table:table-cell table:style-name="ce282" office:value-type="float" office:value="489">
            <text:p>48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61"/>
          <table:table-cell table:style-name="ce123"/>
          <table:table-cell table:style-name="ce168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0" office:value-type="string" table:number-columns-spanned="1" table:number-rows-spanned="4">
            <text:p>Castle</text:p>
          </table:table-cell>
          <table:table-cell table:style-name="ce121" office:value-type="percentage" office:value="0.307" table:number-columns-spanned="1" table:number-rows-spanned="4">
            <text:p>30.7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Sarah L.M. Murray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float" office:value="1031">
            <text:p>1,03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Robert A. Wales</text:p>
          </table:table-cell>
          <table:covered-table-cell table:style-name="ce10"/>
          <table:table-cell table:style-name="ce282" office:value-type="float" office:value="965">
            <text:p>96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1" office:value-type="string">
            <text:p>Leslie Hall</text:p>
          </table:table-cell>
          <table:table-cell table:style-name="ce256" office:value-type="string" table:number-columns-spanned="1" table:number-rows-spanned="2">
            <text:p>Social Democratic Party Liberal Alliance</text:p>
          </table:table-cell>
          <table:table-cell table:style-name="ce282" office:value-type="float" office:value="622">
            <text:p>62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75"/>
          <table:table-cell table:style-name="ce218" office:value-type="string">
            <text:p>David Gotobe</text:p>
          </table:table-cell>
          <table:covered-table-cell table:style-name="ce10"/>
          <table:table-cell table:style-name="ce283" office:value-type="float" office:value="601">
            <text:p>601</text:p>
          </table:table-cell>
          <table:table-cell table:style-name="ce308"/>
          <table:table-cell table:style-name="ce305"/>
          <table:table-cell table:style-name="ce313" table:number-columns-repeated="2"/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61"/>
          <table:table-cell table:style-name="ce123"/>
          <table:table-cell table:style-name="ce168"/>
          <table:table-cell table:style-name="ce217"/>
          <table:table-cell table:style-name="ce10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23" office:value-type="string" table:number-columns-spanned="1" table:number-rows-spanned="30">
            <text:p>Local</text:p>
          </table:table-cell>
          <table:table-cell table:style-name="ce40" office:value-type="float" office:value="1982" table:number-columns-spanned="1" table:number-rows-spanned="30">
            <text:p>1982</text:p>
          </table:table-cell>
          <table:table-cell table:style-name="ce72" office:value-type="string" table:number-columns-spanned="1" table:number-rows-spanned="5">
            <text:p>Central</text:p>
          </table:table-cell>
          <table:table-cell table:style-name="ce117" office:value-type="percentage" office:value="0.367" table:number-columns-spanned="1" table:number-rows-spanned="5">
            <text:p>36.7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Gordon T. George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0" office:value-type="float" office:value="1050">
            <text:p>1,050</text:p>
          </table:table-cell>
          <table:table-cell table:style-name="ce307"/>
          <table:table-cell table:style-name="ce304"/>
          <table:table-cell table:style-name="ce317" table:number-columns-repeated="2"/>
          <table:table-cell table:number-columns-repeated="1012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Stanley Hopwood</text:p>
          </table:table-cell>
          <table:covered-table-cell table:style-name="ce10"/>
          <table:table-cell table:style-name="ce281" office:value-type="float" office:value="997">
            <text:p>99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14" office:value-type="string">
            <text:p>David J. Corney</text:p>
          </table:table-cell>
          <table:table-cell table:style-name="ce255" office:value-type="string" table:number-columns-spanned="1" table:number-rows-spanned="2">
            <text:p>Liberal &amp; Social Democratic Party Alliance</text:p>
          </table:table-cell>
          <table:table-cell table:style-name="ce281" office:value-type="float" office:value="707">
            <text:p>70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13" office:value-type="string">
            <text:p>Cathryn Y. Robbins</text:p>
          </table:table-cell>
          <table:covered-table-cell table:style-name="ce10"/>
          <table:table-cell table:style-name="ce281" office:value-type="float" office:value="524">
            <text:p>52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14" office:value-type="string">
            <text:p>Leslie D. Jefferd</text:p>
          </table:table-cell>
          <table:table-cell table:style-name="ce259" office:value-type="string">
            <text:p>Independent</text:p>
          </table:table-cell>
          <table:table-cell table:style-name="ce281" office:value-type="float" office:value="188">
            <text:p>18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90" office:value-type="string" table:number-columns-spanned="1" table:number-rows-spanned="6">
            <text:p>Custom House and Silvertown</text:p>
          </table:table-cell>
          <table:table-cell table:style-name="ce117" office:value-type="percentage" office:value="0.237" table:number-columns-spanned="1" table:number-rows-spanned="6">
            <text:p>23.7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William A. Chapman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1" office:value-type="float" office:value="1026">
            <text:p>1,02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Julia C. I. Garfield</text:p>
          </table:table-cell>
          <table:covered-table-cell table:style-name="ce9"/>
          <table:table-cell table:style-name="ce281" office:value-type="float" office:value="968">
            <text:p>96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Thomas A. Jenkinson</text:p>
          </table:table-cell>
          <table:covered-table-cell table:style-name="ce10"/>
          <table:table-cell table:style-name="ce281" office:value-type="float" office:value="861">
            <text:p>86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2" office:value-type="string">
            <text:p>Aeron P. Chapman</text:p>
          </table:table-cell>
          <table:table-cell table:style-name="ce259" office:value-type="string">
            <text:p>Social Democratic Party Liberal Alliance</text:p>
          </table:table-cell>
          <table:table-cell table:style-name="ce281" office:value-type="float" office:value="634">
            <text:p>63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2" office:value-type="string">
            <text:p>Sylvia A. Kilcoin</text:p>
          </table:table-cell>
          <table:table-cell table:style-name="ce255" office:value-type="string" table:number-columns-spanned="1" table:number-rows-spanned="2">
            <text:p>Liberal &amp; Social Democratic Party Alliance</text:p>
          </table:table-cell>
          <table:table-cell table:style-name="ce281" office:value-type="float" office:value="409">
            <text:p>40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91"/>
          <table:covered-table-cell table:style-name="ce118"/>
          <table:table-cell table:style-name="ce174"/>
          <table:table-cell table:style-name="ce213" office:value-type="string">
            <text:p>Sally A. Smith</text:p>
          </table:table-cell>
          <table:covered-table-cell table:style-name="ce10"/>
          <table:table-cell table:style-name="ce281" office:value-type="float" office:value="391">
            <text:p>39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9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3" office:value-type="string" table:number-columns-spanned="1" table:number-rows-spanned="10">
            <text:p>Forest Gate</text:p>
          </table:table-cell>
          <table:table-cell table:style-name="ce125" office:value-type="percentage" office:value="0.322" table:number-columns-spanned="1" table:number-rows-spanned="10">
            <text:p>32.2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Michael T. Foley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992">
            <text:p>99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Ronald G. Augley</text:p>
          </table:table-cell>
          <table:covered-table-cell table:style-name="ce9"/>
          <table:table-cell table:style-name="ce282" office:value-type="float" office:value="988">
            <text:p>98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Conor M. McAuley</text:p>
          </table:table-cell>
          <table:covered-table-cell table:style-name="ce10"/>
          <table:table-cell table:style-name="ce282" office:value-type="float" office:value="960">
            <text:p>96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Robert E. Burrows</text:p>
          </table:table-cell>
          <table:table-cell table:style-name="ce228" office:value-type="string">
            <text:p>Social Democratic Party Liberal Alliance</text:p>
          </table:table-cell>
          <table:table-cell table:style-name="ce282" office:value-type="float" office:value="811">
            <text:p>81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Leighton R. Andrews</text:p>
          </table:table-cell>
          <table:table-cell table:style-name="ce256" office:value-type="string" table:number-columns-spanned="1" table:number-rows-spanned="2">
            <text:p>Liberal &amp; Social Democratic Party Alliance</text:p>
          </table:table-cell>
          <table:table-cell table:style-name="ce282" office:value-type="float" office:value="782">
            <text:p>78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2" office:value-type="string">
            <text:p>Alan J. Leaman</text:p>
          </table:table-cell>
          <table:covered-table-cell table:style-name="ce10"/>
          <table:table-cell table:style-name="ce282" office:value-type="float" office:value="735">
            <text:p>73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1" office:value-type="string">
            <text:p>Robin D. Atter</text:p>
          </table:table-cell>
          <table:table-cell table:style-name="ce256" office:value-type="string" table:number-columns-spanned="1" table:number-rows-spanned="3">
            <text:p>Conservative</text:p>
          </table:table-cell>
          <table:table-cell table:style-name="ce282" office:value-type="float" office:value="603">
            <text:p>60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Victor E. Jackson</text:p>
          </table:table-cell>
          <table:covered-table-cell table:style-name="ce9"/>
          <table:table-cell table:style-name="ce282" office:value-type="float" office:value="585">
            <text:p>58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2" office:value-type="string">
            <text:p>Luigi Peluso</text:p>
          </table:table-cell>
          <table:covered-table-cell table:style-name="ce10"/>
          <table:table-cell table:style-name="ce282" office:value-type="float" office:value="529">
            <text:p>52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1"/>
          <table:covered-table-cell table:style-name="ce69"/>
          <table:covered-table-cell table:style-name="ce132"/>
          <table:table-cell table:style-name="ce149"/>
          <table:table-cell table:style-name="ce222" office:value-type="string">
            <text:p>John G. Grahl</text:p>
          </table:table-cell>
          <table:table-cell table:style-name="ce10" office:value-type="string">
            <text:p>Communist</text:p>
          </table:table-cell>
          <table:table-cell table:style-name="ce282" office:value-type="float" office:value="77">
            <text:p>77</text:p>
          </table:table-cell>
          <table:table-cell table:style-name="ce308"/>
          <table:table-cell table:style-name="ce305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1"/>
          <table:covered-table-cell table:style-name="ce46"/>
          <table:table-cell table:style-name="ce51"/>
          <table:table-cell table:style-name="ce127"/>
          <table:table-cell table:style-name="ce154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0" office:value-type="string" table:number-columns-spanned="1" table:number-rows-spanned="6">
            <text:p>Greatfield</text:p>
          </table:table-cell>
          <table:table-cell table:style-name="ce121" office:value-type="percentage" office:value="0.327" table:number-columns-spanned="1" table:number-rows-spanned="6">
            <text:p>32.7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Edwin G. Ray</text:p>
          </table:table-cell>
          <table:table-cell table:style-name="ce256" office:value-type="string" table:number-columns-spanned="1" table:number-rows-spanned="3">
            <text:p>Social Democratic Party Liberal Alliance</text:p>
          </table:table-cell>
          <table:table-cell table:style-name="ce282" office:value-type="float" office:value="1501">
            <text:p>1,50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Neal A. Chubb</text:p>
          </table:table-cell>
          <table:covered-table-cell table:style-name="ce9"/>
          <table:table-cell table:style-name="ce282" office:value-type="float" office:value="1329">
            <text:p>1,32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22" office:value-type="string">
            <text:p>John J. Haggerty</text:p>
          </table:table-cell>
          <table:covered-table-cell table:style-name="ce10"/>
          <table:table-cell table:style-name="ce282" office:value-type="float" office:value="1326">
            <text:p>1,32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Marjorie E. Helps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043">
            <text:p>1,04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Anita J. Pollack</text:p>
          </table:table-cell>
          <table:covered-table-cell table:style-name="ce9"/>
          <table:table-cell table:style-name="ce282" office:value-type="float" office:value="1021">
            <text:p>1,02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Thomas A. Acton</text:p>
          </table:table-cell>
          <table:covered-table-cell table:style-name="ce10"/>
          <table:table-cell table:style-name="ce282" office:value-type="float" office:value="1007">
            <text:p>1,00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51"/>
          <table:table-cell table:style-name="ce127"/>
          <table:table-cell table:style-name="ce154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19" office:value-type="string" table:number-columns-spanned="1" table:number-rows-spanned="34">
            <text:p>Local</text:p>
          </table:table-cell>
          <table:table-cell table:style-name="ce43" office:value-type="float" office:value="1982" table:number-columns-spanned="1" table:number-rows-spanned="34">
            <text:p>1982</text:p>
          </table:table-cell>
          <table:table-cell table:style-name="ce72" office:value-type="string" table:number-columns-spanned="1" table:number-rows-spanned="9">
            <text:p>Hudsons</text:p>
          </table:table-cell>
          <table:table-cell table:style-name="ce117" office:value-type="percentage" office:value="0.267" table:number-columns-spanned="1" table:number-rows-spanned="9">
            <text:p>26.7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Frederick C. Jones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0" office:value-type="float" office:value="1009">
            <text:p>1,009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Frederick J. Dance</text:p>
          </table:table-cell>
          <table:covered-table-cell table:style-name="ce9"/>
          <table:table-cell table:style-name="ce281" office:value-type="float" office:value="950">
            <text:p>950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Richard W. Buxton</text:p>
          </table:table-cell>
          <table:covered-table-cell table:style-name="ce10"/>
          <table:table-cell table:style-name="ce281" office:value-type="float" office:value="925">
            <text:p>925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18"/>
          <table:table-cell table:style-name="ce166"/>
          <table:table-cell table:style-name="ce224" office:value-type="string">
            <text:p>Roy A. Adams</text:p>
          </table:table-cell>
          <table:table-cell table:style-name="ce255" office:value-type="string">
            <text:p>Social Democratic Party Liberal Alliance</text:p>
          </table:table-cell>
          <table:table-cell table:style-name="ce281" office:value-type="float" office:value="561">
            <text:p>561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18"/>
          <table:table-cell table:style-name="ce166"/>
          <table:table-cell table:style-name="ce224" office:value-type="string">
            <text:p>Lorraine Brand</text:p>
          </table:table-cell>
          <table:table-cell table:style-name="ce255" office:value-type="string">
            <text:p>Liberal &amp; Social Democratic Party Alliance</text:p>
          </table:table-cell>
          <table:table-cell table:style-name="ce281" office:value-type="float" office:value="463">
            <text:p>463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18"/>
          <table:table-cell table:style-name="ce166"/>
          <table:table-cell table:style-name="ce224" office:value-type="string">
            <text:p>Lamont M. Royer</text:p>
          </table:table-cell>
          <table:table-cell table:style-name="ce255" office:value-type="string">
            <text:p>Social Democratic Party Liberal Alliance</text:p>
          </table:table-cell>
          <table:table-cell table:style-name="ce281" office:value-type="float" office:value="462">
            <text:p>462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18"/>
          <table:table-cell table:style-name="ce166"/>
          <table:table-cell table:style-name="ce212" office:value-type="string">
            <text:p>Thomas A. Ham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382">
            <text:p>382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/>
          <table:table-cell table:style-name="ce215" office:value-type="string">
            <text:p>Jane F. Green</text:p>
          </table:table-cell>
          <table:covered-table-cell table:style-name="ce9"/>
          <table:table-cell table:style-name="ce281" office:value-type="float" office:value="346">
            <text:p>34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/>
          <table:table-cell table:style-name="ce213" office:value-type="string">
            <text:p>Doris C. Nevill</text:p>
          </table:table-cell>
          <table:covered-table-cell table:style-name="ce10"/>
          <table:table-cell table:style-name="ce281" office:value-type="float" office:value="326">
            <text:p>32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75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0" office:value-type="string" table:number-columns-spanned="1" table:number-rows-spanned="6">
            <text:p>Kensington</text:p>
          </table:table-cell>
          <table:table-cell table:style-name="ce117" office:value-type="percentage" office:value="0.418" table:number-columns-spanned="1" table:number-rows-spanned="6">
            <text:p>41.8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Kenneth C.R. Massey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1412">
            <text:p>1,41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John J. Plant</text:p>
          </table:table-cell>
          <table:covered-table-cell table:style-name="ce10"/>
          <table:table-cell table:style-name="ce281" office:value-type="float" office:value="1257">
            <text:p>1,25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2" office:value-type="string">
            <text:p>Sylvia E. Neal</text:p>
          </table:table-cell>
          <table:table-cell table:style-name="ce255" office:value-type="string" table:number-columns-spanned="1" table:number-rows-spanned="2">
            <text:p>Liberal &amp; Social Democratic Party Alliance</text:p>
          </table:table-cell>
          <table:table-cell table:style-name="ce281" office:value-type="float" office:value="540">
            <text:p>54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3" office:value-type="string">
            <text:p>Henry R. Wheatcroft</text:p>
          </table:table-cell>
          <table:covered-table-cell table:style-name="ce10"/>
          <table:table-cell table:style-name="ce281" office:value-type="float" office:value="515">
            <text:p>51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2" office:value-type="string">
            <text:p>Anand K. Sharma</text:p>
          </table:table-cell>
          <table:table-cell table:style-name="ce255" office:value-type="string" table:number-columns-spanned="1" table:number-rows-spanned="2">
            <text:p>Independent</text:p>
          </table:table-cell>
          <table:table-cell table:style-name="ce281" office:value-type="float" office:value="424">
            <text:p>42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3" office:value-type="string">
            <text:p>Leon Netto</text:p>
          </table:table-cell>
          <table:covered-table-cell table:style-name="ce10"/>
          <table:table-cell table:style-name="ce281" office:value-type="float" office:value="344">
            <text:p>34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57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table-cell table:style-name="ce40" office:value-type="string" table:number-columns-spanned="1" table:number-rows-spanned="7">
            <text:p>Little Ilford</text:p>
          </table:table-cell>
          <table:table-cell table:style-name="ce121" office:value-type="percentage" office:value="0.322" table:number-columns-spanned="1" table:number-rows-spanned="7">
            <text:p>32.2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Paul J. Robbins</text:p>
          </table:table-cell>
          <table:table-cell table:style-name="ce256" office:value-type="string" table:number-columns-spanned="1" table:number-rows-spanned="3">
            <text:p>Liberal Focus Team Alliance</text:p>
          </table:table-cell>
          <table:table-cell table:style-name="ce282" office:value-type="float" office:value="1304">
            <text:p>1,30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Ann C. Winfield</text:p>
          </table:table-cell>
          <table:covered-table-cell table:style-name="ce9"/>
          <table:table-cell table:style-name="ce282" office:value-type="float" office:value="1202">
            <text:p>1,20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Rif Winfield</text:p>
          </table:table-cell>
          <table:covered-table-cell table:style-name="ce10"/>
          <table:table-cell table:style-name="ce282" office:value-type="float" office:value="1135">
            <text:p>1,13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1" office:value-type="string">
            <text:p>William H. Brown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030">
            <text:p>1,03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John A. Kemp</text:p>
          </table:table-cell>
          <table:covered-table-cell table:style-name="ce9"/>
          <table:table-cell table:style-name="ce282" office:value-type="float" office:value="1021">
            <text:p>1,02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2" office:value-type="string">
            <text:p>Maganbhai G. Patel</text:p>
          </table:table-cell>
          <table:covered-table-cell table:style-name="ce10"/>
          <table:table-cell table:style-name="ce282" office:value-type="float" office:value="931">
            <text:p>93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1" office:value-type="string">
            <text:p>Andrew K. Blunden</text:p>
          </table:table-cell>
          <table:table-cell table:style-name="ce228" office:value-type="string">
            <text:p>Workers Revolutionary Party</text:p>
          </table:table-cell>
          <table:table-cell table:style-name="ce282" office:value-type="float" office:value="79">
            <text:p>7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51"/>
          <table:table-cell table:style-name="ce127"/>
          <table:table-cell table:style-name="ce154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3" office:value-type="string" table:number-columns-spanned="1" table:number-rows-spanned="9">
            <text:p>Manor Park</text:p>
          </table:table-cell>
          <table:table-cell table:style-name="ce125" office:value-type="percentage" office:value="0.363" table:number-columns-spanned="1" table:number-rows-spanned="9">
            <text:p>36.3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Amarjit Singh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372">
            <text:p>1,37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James A. Parnell</text:p>
          </table:table-cell>
          <table:covered-table-cell table:style-name="ce9"/>
          <table:table-cell table:style-name="ce282" office:value-type="float" office:value="1291">
            <text:p>1,29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22" office:value-type="string">
            <text:p>Elisabeth G. Fullick</text:p>
          </table:table-cell>
          <table:covered-table-cell table:style-name="ce10"/>
          <table:table-cell table:style-name="ce282" office:value-type="float" office:value="1255">
            <text:p>1,25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16" office:value-type="string">
            <text:p>Alexander G. Hope-Thomson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2" office:value-type="float" office:value="791">
            <text:p>79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16" office:value-type="string">
            <text:p>Andrew F. Winter</text:p>
          </table:table-cell>
          <table:covered-table-cell table:style-name="ce9"/>
          <table:table-cell table:style-name="ce282" office:value-type="float" office:value="782">
            <text:p>78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2" office:value-type="string">
            <text:p>Stanley L. Norton</text:p>
          </table:table-cell>
          <table:covered-table-cell table:style-name="ce10"/>
          <table:table-cell table:style-name="ce282" office:value-type="float" office:value="754">
            <text:p>75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21" office:value-type="string">
            <text:p>John S. Ashworth</text:p>
          </table:table-cell>
          <table:table-cell table:style-name="ce256" office:value-type="string" table:number-columns-spanned="1" table:number-rows-spanned="2">
            <text:p>Social Democratic Party Liberal Alliance</text:p>
          </table:table-cell>
          <table:table-cell table:style-name="ce282" office:value-type="float" office:value="604">
            <text:p>604</text:p>
          </table:table-cell>
          <table:table-cell table:style-name="ce308"/>
          <table:table-cell table:style-name="ce305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22" office:value-type="string">
            <text:p>William A. Robinson</text:p>
          </table:table-cell>
          <table:covered-table-cell table:style-name="ce10"/>
          <table:table-cell table:style-name="ce282" office:value-type="float" office:value="569">
            <text:p>569</text:p>
          </table:table-cell>
          <table:table-cell table:style-name="ce308"/>
          <table:table-cell table:style-name="ce305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2"/>
          <table:covered-table-cell table:style-name="ce47"/>
          <table:covered-table-cell table:style-name="ce69"/>
          <table:covered-table-cell table:style-name="ce126"/>
          <table:table-cell table:style-name="ce149"/>
          <table:table-cell table:style-name="ce216" office:value-type="string">
            <text:p>Noble Din</text:p>
          </table:table-cell>
          <table:table-cell table:style-name="ce10" office:value-type="string">
            <text:p>Liberal &amp; Social Democratic Party Alliance</text:p>
          </table:table-cell>
          <table:table-cell table:style-name="ce282" office:value-type="float" office:value="500">
            <text:p>50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24" table:number-columns-repeated="2"/>
          <table:table-cell table:style-name="ce61"/>
          <table:table-cell table:style-name="ce123"/>
          <table:table-cell table:style-name="ce168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3" office:value-type="string" table:number-columns-spanned="1" table:number-rows-spanned="28">
            <text:p>Local</text:p>
          </table:table-cell>
          <table:table-cell table:style-name="ce40" office:value-type="float" office:value="1982" table:number-columns-spanned="1" table:number-rows-spanned="28">
            <text:p>1982</text:p>
          </table:table-cell>
          <table:table-cell table:style-name="ce93" office:value-type="string" table:number-columns-spanned="1" table:number-rows-spanned="6">
            <text:p>Monega</text:p>
          </table:table-cell>
          <table:table-cell table:style-name="ce135" office:value-type="percentage" office:value="0.353" table:number-columns-spanned="1" table:number-rows-spanned="6">
            <text:p>35.30%</text:p>
          </table:table-cell>
          <table:table-cell table:style-name="ce165" office:value-type="string">
            <text:p>ü</text:p>
          </table:table-cell>
          <table:table-cell table:style-name="ce225" office:value-type="string">
            <text:p>Lewis E. Boyce</text:p>
          </table:table-cell>
          <table:table-cell table:style-name="ce233" office:value-type="string" table:number-columns-spanned="1" table:number-rows-spanned="2">
            <text:p>Labour</text:p>
          </table:table-cell>
          <table:table-cell table:style-name="ce290" office:value-type="float" office:value="1106">
            <text:p>1,106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94"/>
          <table:covered-table-cell table:style-name="ce136"/>
          <table:table-cell table:style-name="ce166" office:value-type="string">
            <text:p>ü</text:p>
          </table:table-cell>
          <table:table-cell table:style-name="ce234" office:value-type="string">
            <text:p>Frederick E. York</text:p>
          </table:table-cell>
          <table:covered-table-cell table:style-name="ce10"/>
          <table:table-cell table:style-name="ce286" office:value-type="float" office:value="1027">
            <text:p>1,027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94"/>
          <table:covered-table-cell table:style-name="ce136"/>
          <table:table-cell table:style-name="ce177"/>
          <table:table-cell table:style-name="ce225" office:value-type="string">
            <text:p>Alec J. Kellaway</text:p>
          </table:table-cell>
          <table:table-cell table:style-name="ce225" office:value-type="string" table:number-columns-spanned="1" table:number-rows-spanned="2">
            <text:p>Social Democratic Party Liberal Alliance</text:p>
          </table:table-cell>
          <table:table-cell table:style-name="ce286" office:value-type="float" office:value="479">
            <text:p>479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94"/>
          <table:covered-table-cell table:style-name="ce136"/>
          <table:table-cell table:style-name="ce177"/>
          <table:table-cell table:style-name="ce232" office:value-type="string">
            <text:p>Harbans S. Jabbal</text:p>
          </table:table-cell>
          <table:covered-table-cell table:style-name="ce234"/>
          <table:table-cell table:style-name="ce286" office:value-type="float" office:value="389">
            <text:p>389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94"/>
          <table:covered-table-cell table:style-name="ce136"/>
          <table:table-cell table:style-name="ce177"/>
          <table:table-cell table:style-name="ce234" office:value-type="string">
            <text:p>Kartor Singh</text:p>
          </table:table-cell>
          <table:table-cell table:style-name="ce233" office:value-type="string" table:number-columns-spanned="1" table:number-rows-spanned="2">
            <text:p>Independent</text:p>
          </table:table-cell>
          <table:table-cell table:style-name="ce286" office:value-type="float" office:value="322">
            <text:p>322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94"/>
          <table:covered-table-cell table:style-name="ce136"/>
          <table:table-cell table:style-name="ce177"/>
          <table:table-cell table:style-name="ce234" office:value-type="string">
            <text:p>Munawar Hussain</text:p>
          </table:table-cell>
          <table:covered-table-cell table:style-name="ce232"/>
          <table:table-cell table:style-name="ce286" office:value-type="float" office:value="295">
            <text:p>295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table-cell table:style-name="ce51"/>
          <table:table-cell table:style-name="ce127"/>
          <table:table-cell table:style-name="ce154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80" office:value-type="string" table:number-columns-spanned="1" table:number-rows-spanned="6">
            <text:p>New Town</text:p>
          </table:table-cell>
          <table:table-cell table:style-name="ce133" office:value-type="percentage" office:value="0.285" table:number-columns-spanned="1" table:number-rows-spanned="6">
            <text:p>28.5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Peter J. Pendle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0" office:value-type="float" office:value="576">
            <text:p>576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Maurice Sampson</text:p>
          </table:table-cell>
          <table:covered-table-cell table:style-name="ce10"/>
          <table:table-cell table:style-name="ce281" office:value-type="float" office:value="492">
            <text:p>49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95"/>
          <table:covered-table-cell table:style-name="ce49"/>
          <table:table-cell table:style-name="ce166"/>
          <table:table-cell table:style-name="ce212" office:value-type="string">
            <text:p>Andrew J. Bolton</text:p>
          </table:table-cell>
          <table:table-cell table:style-name="ce255" office:value-type="string">
            <text:p>Social Democratic Party Liberal Alliance</text:p>
          </table:table-cell>
          <table:table-cell table:style-name="ce281" office:value-type="float" office:value="345">
            <text:p>345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95"/>
          <table:covered-table-cell table:style-name="ce49"/>
          <table:table-cell table:style-name="ce166"/>
          <table:table-cell table:style-name="ce213" office:value-type="string">
            <text:p>David C. Powell</text:p>
          </table:table-cell>
          <table:table-cell table:style-name="ce255" office:value-type="string">
            <text:p>Liberal &amp; Social Democratic Party Alliance</text:p>
          </table:table-cell>
          <table:table-cell table:style-name="ce281" office:value-type="float" office:value="321">
            <text:p>321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95"/>
          <table:covered-table-cell table:style-name="ce49"/>
          <table:table-cell table:style-name="ce166"/>
          <table:table-cell table:style-name="ce215" office:value-type="string">
            <text:p>Deryn J. Buckley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1" office:value-type="float" office:value="264">
            <text:p>264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96"/>
          <table:covered-table-cell table:style-name="ce53"/>
          <table:table-cell table:style-name="ce170"/>
          <table:table-cell table:style-name="ce213" office:value-type="string">
            <text:p>Barry W. Roberts</text:p>
          </table:table-cell>
          <table:covered-table-cell table:style-name="ce10"/>
          <table:table-cell table:style-name="ce289" office:value-type="float" office:value="216">
            <text:p>216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4"/>
          <table:table-cell table:style-name="ce119"/>
          <table:table-cell table:style-name="ce150"/>
          <table:table-cell table:style-name="ce143"/>
          <table:table-cell table:style-name="ce75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4">
            <text:p>Ordnance</text:p>
          </table:table-cell>
          <table:table-cell table:style-name="ce117" office:value-type="percentage" office:value="0.211" table:number-columns-spanned="1" table:number-rows-spanned="4">
            <text:p>21.10%</text:p>
          </table:table-cell>
          <table:table-cell table:style-name="ce165" office:value-type="string">
            <text:p>ü</text:p>
          </table:table-cell>
          <table:table-cell table:style-name="ce215" office:value-type="string">
            <text:p>Charles A. Flemwell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610">
            <text:p>61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Anne King</text:p>
          </table:table-cell>
          <table:covered-table-cell table:style-name="ce10"/>
          <table:table-cell table:style-name="ce281" office:value-type="float" office:value="531">
            <text:p>53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Edward G. Powell</text:p>
          </table:table-cell>
          <table:table-cell table:style-name="ce255" office:value-type="string">
            <text:p>Social Democratic Party Liberal Alliance</text:p>
          </table:table-cell>
          <table:table-cell table:style-name="ce281" office:value-type="float" office:value="240">
            <text:p>24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Melva Campbell</text:p>
          </table:table-cell>
          <table:table-cell table:style-name="ce255" office:value-type="string">
            <text:p>Liberal &amp; Social Democratic Party Alliance</text:p>
          </table:table-cell>
          <table:table-cell table:style-name="ce281" office:value-type="float" office:value="197">
            <text:p>19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9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number-columns-repeated="2" table:style-name="ce14"/>
          <table:table-cell table:style-name="ce76" office:value-type="string" table:number-columns-spanned="1" table:number-rows-spanned="9">
            <text:p>Park</text:p>
          </table:table-cell>
          <table:table-cell table:style-name="ce121" office:value-type="percentage" office:value="0.308" table:number-columns-spanned="1" table:number-rows-spanned="9">
            <text:p>30.8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Ann Howlett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053">
            <text:p>1,05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James G. Newstead</text:p>
          </table:table-cell>
          <table:covered-table-cell table:style-name="ce9"/>
          <table:table-cell table:style-name="ce282" office:value-type="float" office:value="960">
            <text:p>96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22" office:value-type="string">
            <text:p>Sidney H. Smith</text:p>
          </table:table-cell>
          <table:covered-table-cell table:style-name="ce10"/>
          <table:table-cell table:style-name="ce282" office:value-type="float" office:value="937">
            <text:p>93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16" office:value-type="string">
            <text:p>Leonard Ryder</text:p>
          </table:table-cell>
          <table:table-cell table:style-name="ce259" office:value-type="string" table:number-columns-spanned="1" table:number-rows-spanned="2">
            <text:p>Social Democratic Party Liberal Alliance</text:p>
          </table:table-cell>
          <table:table-cell table:style-name="ce282" office:value-type="float" office:value="598">
            <text:p>59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16" office:value-type="string">
            <text:p>Leslie E. Groombridge</text:p>
          </table:table-cell>
          <table:covered-table-cell table:style-name="ce9"/>
          <table:table-cell table:style-name="ce282" office:value-type="float" office:value="593">
            <text:p>59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23" office:value-type="string">
            <text:p>Michael J. Hogan</text:p>
          </table:table-cell>
          <table:table-cell table:style-name="ce255" office:value-type="string">
            <text:p>Liberal &amp; Social Democratic Party Alliance</text:p>
          </table:table-cell>
          <table:table-cell table:style-name="ce282" office:value-type="float" office:value="579">
            <text:p>57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16" office:value-type="string">
            <text:p>Roger M. Barker-Green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2" office:value-type="float" office:value="441">
            <text:p>44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16" office:value-type="string">
            <text:p>Wendy N. Blanchard</text:p>
          </table:table-cell>
          <table:covered-table-cell table:style-name="ce9"/>
          <table:table-cell table:style-name="ce282" office:value-type="float" office:value="420">
            <text:p>42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/>
          <table:table-cell table:style-name="ce222" office:value-type="string">
            <text:p>Richard C. Strauss</text:p>
          </table:table-cell>
          <table:covered-table-cell table:style-name="ce10"/>
          <table:table-cell table:style-name="ce282" office:value-type="float" office:value="402">
            <text:p>40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30"/>
          <table:table-cell table:style-name="ce31"/>
          <table:table-cell table:style-name="ce61"/>
          <table:table-cell table:style-name="ce123"/>
          <table:table-cell table:style-name="ce168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3" office:value-type="string" table:number-columns-spanned="1" table:number-rows-spanned="38">
            <text:p>Local</text:p>
          </table:table-cell>
          <table:table-cell table:style-name="ce40" office:value-type="float" office:value="1982" table:number-columns-spanned="1" table:number-rows-spanned="38">
            <text:p>1982</text:p>
          </table:table-cell>
          <table:table-cell table:style-name="ce62" office:value-type="string" table:number-columns-spanned="1" table:number-rows-spanned="9">
            <text:p>Plaistow</text:p>
          </table:table-cell>
          <table:table-cell table:style-name="ce121" office:value-type="percentage" office:value="0.297" table:number-columns-spanned="1" table:number-rows-spanned="9">
            <text:p>29.7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Anand N. Patel</text:p>
          </table:table-cell>
          <table:table-cell table:style-name="ce233" office:value-type="string" table:number-columns-spanned="1" table:number-rows-spanned="3">
            <text:p>Labour</text:p>
          </table:table-cell>
          <table:table-cell table:style-name="ce282" office:value-type="float" office:value="1906">
            <text:p>1,90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David J. Brand</text:p>
          </table:table-cell>
          <table:covered-table-cell table:style-name="ce9"/>
          <table:table-cell table:style-name="ce282" office:value-type="float" office:value="1235">
            <text:p>1,235</text:p>
          </table:table-cell>
          <table:table-cell table:style-name="ce308"/>
          <table:table-cell table:style-name="ce305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Arthur F.G. Edwards</text:p>
          </table:table-cell>
          <table:covered-table-cell table:style-name="ce10"/>
          <table:table-cell table:style-name="ce282" office:value-type="float" office:value="1229">
            <text:p>1,22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66"/>
          <table:table-cell table:style-name="ce221" office:value-type="string">
            <text:p>Ian W.F. MacFadyen</text:p>
          </table:table-cell>
          <table:table-cell table:style-name="ce255" office:value-type="string" table:number-columns-spanned="1" table:number-rows-spanned="2">
            <text:p>Liberal &amp; Social Democratic Party Alliance</text:p>
          </table:table-cell>
          <table:table-cell table:style-name="ce282" office:value-type="float" office:value="468">
            <text:p>46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66"/>
          <table:table-cell table:style-name="ce222" office:value-type="string">
            <text:p>Nicholas Ward</text:p>
          </table:table-cell>
          <table:covered-table-cell table:style-name="ce15"/>
          <table:table-cell table:style-name="ce282" office:value-type="float" office:value="461">
            <text:p>46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66"/>
          <table:table-cell table:style-name="ce216" office:value-type="string">
            <text:p>Amrik S. Mahandru</text:p>
          </table:table-cell>
          <table:table-cell table:style-name="ce260" office:value-type="string">
            <text:p>Social Democratic Party Liberal Alliance</text:p>
          </table:table-cell>
          <table:table-cell table:style-name="ce282" office:value-type="float" office:value="382">
            <text:p>38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48"/>
          <table:table-cell table:style-name="ce221" office:value-type="string">
            <text:p>Michael B. Hipperson</text:p>
          </table:table-cell>
          <table:table-cell table:style-name="ce256" office:value-type="string" table:number-columns-spanned="1" table:number-rows-spanned="3">
            <text:p>Conservative</text:p>
          </table:table-cell>
          <table:table-cell table:style-name="ce282" office:value-type="float" office:value="175">
            <text:p>17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48"/>
          <table:table-cell table:style-name="ce216" office:value-type="string">
            <text:p>Denis G. Holland</text:p>
          </table:table-cell>
          <table:covered-table-cell table:style-name="ce9"/>
          <table:table-cell table:style-name="ce282" office:value-type="float" office:value="174">
            <text:p>17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48"/>
          <table:table-cell table:style-name="ce216" office:value-type="string">
            <text:p>William J. Roberts</text:p>
          </table:table-cell>
          <table:covered-table-cell table:style-name="ce10"/>
          <table:table-cell table:style-name="ce282" office:value-type="float" office:value="155">
            <text:p>15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61"/>
          <table:table-cell table:style-name="ce123"/>
          <table:table-cell table:style-name="ce168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12">
            <text:p>Plashet</text:p>
          </table:table-cell>
          <table:table-cell table:style-name="ce117" office:value-type="percentage" office:value="0.379" table:number-columns-spanned="1" table:number-rows-spanned="12">
            <text:p>37.9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Frank I. Jackman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0" office:value-type="float" office:value="1327">
            <text:p>1,327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Edwin Mann</text:p>
          </table:table-cell>
          <table:covered-table-cell table:style-name="ce9"/>
          <table:table-cell table:style-name="ce281" office:value-type="float" office:value="1216">
            <text:p>1,21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Kenneth Palmer</text:p>
          </table:table-cell>
          <table:covered-table-cell table:style-name="ce10"/>
          <table:table-cell table:style-name="ce281" office:value-type="float" office:value="1167">
            <text:p>1,16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4" office:value-type="string">
            <text:p>Bill Watts</text:p>
          </table:table-cell>
          <table:table-cell table:style-name="ce255" office:value-type="string" table:number-columns-spanned="1" table:number-rows-spanned="3">
            <text:p>Independent Labour</text:p>
          </table:table-cell>
          <table:table-cell table:style-name="ce281" office:value-type="float" office:value="1005">
            <text:p>1,00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4" office:value-type="string">
            <text:p>Peter Billups</text:p>
          </table:table-cell>
          <table:covered-table-cell table:style-name="ce9"/>
          <table:table-cell table:style-name="ce281" office:value-type="float" office:value="962">
            <text:p>96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3" office:value-type="string">
            <text:p>Liam A. Williams</text:p>
          </table:table-cell>
          <table:covered-table-cell table:style-name="ce10"/>
          <table:table-cell table:style-name="ce281" office:value-type="float" office:value="830">
            <text:p>83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4" office:value-type="string">
            <text:p>Sailesh Bhattacharji</text:p>
          </table:table-cell>
          <table:table-cell table:style-name="ce255" office:value-type="string" table:number-columns-spanned="1" table:number-rows-spanned="2">
            <text:p>Social Democratic Party Liberal Alliance</text:p>
          </table:table-cell>
          <table:table-cell table:style-name="ce281" office:value-type="float" office:value="566">
            <text:p>56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4" office:value-type="string">
            <text:p>Peshawari Bhalla</text:p>
          </table:table-cell>
          <table:covered-table-cell table:style-name="ce10"/>
          <table:table-cell table:style-name="ce281" office:value-type="float" office:value="556">
            <text:p>55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2" office:value-type="string">
            <text:p>Peter G. Ham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411">
            <text:p>41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William G. Flynn</text:p>
          </table:table-cell>
          <table:covered-table-cell table:style-name="ce9"/>
          <table:table-cell table:style-name="ce281" office:value-type="float" office:value="410">
            <text:p>41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3" office:value-type="string">
            <text:p>Gerard Eldridge</text:p>
          </table:table-cell>
          <table:covered-table-cell table:style-name="ce10"/>
          <table:table-cell table:style-name="ce281" office:value-type="float" office:value="401">
            <text:p>40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4" office:value-type="string">
            <text:p>Ross B. Smith</text:p>
          </table:table-cell>
          <table:table-cell table:style-name="ce10" office:value-type="string">
            <text:p>Liberal &amp; Social Democratic Party Alliance</text:p>
          </table:table-cell>
          <table:table-cell table:style-name="ce281" office:value-type="float" office:value="396">
            <text:p>39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4"/>
          <table:table-cell table:style-name="ce119"/>
          <table:table-cell table:style-name="ce150"/>
          <table:table-cell table:style-name="ce143"/>
          <table:table-cell table:style-name="ce75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6">
            <text:p>St. Stephens</text:p>
          </table:table-cell>
          <table:table-cell table:style-name="ce117" office:value-type="percentage" office:value="0.349" table:number-columns-spanned="1" table:number-rows-spanned="6">
            <text:p>34.90%</text:p>
          </table:table-cell>
          <table:table-cell table:style-name="ce165" office:value-type="string">
            <text:p>ü</text:p>
          </table:table-cell>
          <table:table-cell table:style-name="ce215" office:value-type="string">
            <text:p>Thomas Nolan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1131">
            <text:p>1,13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Eric R. Harris</text:p>
          </table:table-cell>
          <table:covered-table-cell table:style-name="ce10"/>
          <table:table-cell table:style-name="ce281" office:value-type="float" office:value="1030">
            <text:p>1,03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2" office:value-type="string">
            <text:p>Francis J. Rowden</text:p>
          </table:table-cell>
          <table:table-cell table:style-name="ce255" office:value-type="string" table:number-columns-spanned="1" table:number-rows-spanned="2">
            <text:p>Social Democratic Party Liberal Alliance</text:p>
          </table:table-cell>
          <table:table-cell table:style-name="ce281" office:value-type="float" office:value="406">
            <text:p>40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5" office:value-type="string">
            <text:p>Ahmed E. Oomerjee</text:p>
          </table:table-cell>
          <table:covered-table-cell table:style-name="ce10"/>
          <table:table-cell table:style-name="ce281" office:value-type="float" office:value="352">
            <text:p>35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2" office:value-type="string">
            <text:p>Bahadur S. Gahir</text:p>
          </table:table-cell>
          <table:table-cell table:style-name="ce255" office:value-type="string" table:number-columns-spanned="1" table:number-rows-spanned="2">
            <text:p>Independent</text:p>
          </table:table-cell>
          <table:table-cell table:style-name="ce281" office:value-type="float" office:value="284">
            <text:p>28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Parkash C. Sondhi</text:p>
          </table:table-cell>
          <table:covered-table-cell table:style-name="ce10"/>
          <table:table-cell table:style-name="ce281" office:value-type="float" office:value="243">
            <text:p>24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57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6" office:value-type="string" table:number-columns-spanned="1" table:number-rows-spanned="8">
            <text:p>South</text:p>
          </table:table-cell>
          <table:table-cell table:style-name="ce121" office:value-type="percentage" office:value="0.289" table:number-columns-spanned="1" table:number-rows-spanned="8">
            <text:p>28.9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Edward Daly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033">
            <text:p>1,03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Leonard D. Manley</text:p>
          </table:table-cell>
          <table:covered-table-cell table:style-name="ce9"/>
          <table:table-cell table:style-name="ce282" office:value-type="float" office:value="886">
            <text:p>88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Margeret E. Philpott</text:p>
          </table:table-cell>
          <table:covered-table-cell table:style-name="ce10"/>
          <table:table-cell table:style-name="ce282" office:value-type="float" office:value="851">
            <text:p>85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21" office:value-type="string">
            <text:p>Robert F. Williams</text:p>
          </table:table-cell>
          <table:table-cell table:style-name="ce256" office:value-type="string" table:number-columns-spanned="1" table:number-rows-spanned="2">
            <text:p>Conservative</text:p>
          </table:table-cell>
          <table:table-cell table:style-name="ce282" office:value-type="float" office:value="577">
            <text:p>57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16" office:value-type="string">
            <text:p>Sylvia L. Williams</text:p>
          </table:table-cell>
          <table:covered-table-cell table:style-name="ce10"/>
          <table:table-cell table:style-name="ce282" office:value-type="float" office:value="455">
            <text:p>45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21" office:value-type="string">
            <text:p>Anthony Wilkinson</text:p>
          </table:table-cell>
          <table:table-cell table:style-name="ce255" office:value-type="string" table:number-columns-spanned="1" table:number-rows-spanned="2">
            <text:p>Social Democratic Party Liberal Alliance</text:p>
          </table:table-cell>
          <table:table-cell table:style-name="ce282" office:value-type="float" office:value="451">
            <text:p>45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22" office:value-type="string">
            <text:p>Frances L. Bolton</text:p>
          </table:table-cell>
          <table:covered-table-cell table:style-name="ce10"/>
          <table:table-cell table:style-name="ce282" office:value-type="float" office:value="361">
            <text:p>36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16" office:value-type="string">
            <text:p>David M. Coleman</text:p>
          </table:table-cell>
          <table:table-cell table:style-name="ce259" office:value-type="string">
            <text:p>Liberal &amp; Social Democratic Party Alliance</text:p>
          </table:table-cell>
          <table:table-cell table:style-name="ce282" office:value-type="float" office:value="361">
            <text:p>36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31" table:number-columns-repeated="2"/>
          <table:table-cell table:style-name="ce61"/>
          <table:table-cell table:style-name="ce123"/>
          <table:table-cell table:style-name="ce168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2"/>
          <table:table-cell table:style-name="ce314"/>
          <table:table-cell table:number-columns-repeated="1011"/>
        </table:table-row>
        <table:table-row table:style-name="ro2">
          <table:table-cell table:style-name="ce3" office:value-type="string" table:number-columns-spanned="1" table:number-rows-spanned="35">
            <text:p>Local</text:p>
          </table:table-cell>
          <table:table-cell table:style-name="ce40" office:value-type="float" office:value="1982" table:number-columns-spanned="1" table:number-rows-spanned="35">
            <text:p>1982</text:p>
          </table:table-cell>
          <table:table-cell table:style-name="ce76" office:value-type="string" table:number-columns-spanned="1" table:number-rows-spanned="6">
            <text:p>Stratford</text:p>
          </table:table-cell>
          <table:table-cell table:style-name="ce121" office:value-type="percentage" office:value="0.236" table:number-columns-spanned="1" table:number-rows-spanned="6">
            <text:p>23.6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James C. Goldsmith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float" office:value="665">
            <text:p>66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James C. Riley</text:p>
          </table:table-cell>
          <table:covered-table-cell table:style-name="ce10"/>
          <table:table-cell table:style-name="ce282" office:value-type="float" office:value="568">
            <text:p>56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62"/>
          <table:covered-table-cell table:style-name="ce122"/>
          <table:table-cell table:style-name="ce179"/>
          <table:table-cell table:style-name="ce221" office:value-type="string">
            <text:p>Albert Fuller</text:p>
          </table:table-cell>
          <table:table-cell table:style-name="ce256" office:value-type="string">
            <text:p>Social Democratic Party Liberal Alliance</text:p>
          </table:table-cell>
          <table:table-cell table:style-name="ce282" office:value-type="float" office:value="284">
            <text:p>28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62"/>
          <table:covered-table-cell table:style-name="ce122"/>
          <table:table-cell table:style-name="ce179"/>
          <table:table-cell table:style-name="ce223" office:value-type="string">
            <text:p>Denis P. Groutage</text:p>
          </table:table-cell>
          <table:table-cell table:style-name="ce229" office:value-type="string">
            <text:p>Liberal &amp; Social Democratic Party Alliance</text:p>
          </table:table-cell>
          <table:table-cell table:style-name="ce282" office:value-type="float" office:value="230">
            <text:p>23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62"/>
          <table:covered-table-cell table:style-name="ce122"/>
          <table:table-cell table:style-name="ce179"/>
          <table:table-cell table:style-name="ce221" office:value-type="string">
            <text:p>Florence Jackson</text:p>
          </table:table-cell>
          <table:table-cell table:style-name="ce256" office:value-type="string" table:number-columns-spanned="1" table:number-rows-spanned="2">
            <text:p>Conservative</text:p>
          </table:table-cell>
          <table:table-cell table:style-name="ce282" office:value-type="float" office:value="213">
            <text:p>21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62"/>
          <table:covered-table-cell table:style-name="ce122"/>
          <table:table-cell table:style-name="ce179"/>
          <table:table-cell table:style-name="ce222" office:value-type="string">
            <text:p>Emily J. Short</text:p>
          </table:table-cell>
          <table:covered-table-cell table:style-name="ce10"/>
          <table:table-cell table:style-name="ce282" office:value-type="float" office:value="178">
            <text:p>17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61"/>
          <table:table-cell table:style-name="ce128"/>
          <table:table-cell table:style-name="ce168"/>
          <table:table-cell table:style-name="ce206"/>
          <table:table-cell table:style-name="ce107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11">
            <text:p>Upton</text:p>
          </table:table-cell>
          <table:table-cell table:style-name="ce117" office:value-type="percentage" office:value="0.346" table:number-columns-spanned="1" table:number-rows-spanned="11">
            <text:p>34.6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John R. Clow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0" office:value-type="float" office:value="1685">
            <text:p>1,685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David A. Gilles</text:p>
          </table:table-cell>
          <table:covered-table-cell table:style-name="ce9"/>
          <table:table-cell table:style-name="ce281" office:value-type="float" office:value="1447">
            <text:p>1,44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Alan Mattingly</text:p>
          </table:table-cell>
          <table:covered-table-cell table:style-name="ce10"/>
          <table:table-cell table:style-name="ce281" office:value-type="float" office:value="1319">
            <text:p>1,31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Noorallah Darwesh</text:p>
          </table:table-cell>
          <table:table-cell table:style-name="ce255" office:value-type="string">
            <text:p>Independent</text:p>
          </table:table-cell>
          <table:table-cell table:style-name="ce281" office:value-type="float" office:value="440">
            <text:p>44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Belboda J.B. Cooke</text:p>
          </table:table-cell>
          <table:table-cell table:style-name="ce255" office:value-type="string">
            <text:p>Social Democratic Party Liberal Alliance</text:p>
          </table:table-cell>
          <table:table-cell table:style-name="ce281" office:value-type="float" office:value="435">
            <text:p>43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Ahmed Din</text:p>
          </table:table-cell>
          <table:table-cell table:style-name="ce255" office:value-type="string">
            <text:p>Independent</text:p>
          </table:table-cell>
          <table:table-cell table:style-name="ce281" office:value-type="float" office:value="403">
            <text:p>40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Surinder M. Gautama</text:p>
          </table:table-cell>
          <table:table-cell table:style-name="ce255" office:value-type="string">
            <text:p>Social Democratic Party Liberal Alliance</text:p>
          </table:table-cell>
          <table:table-cell table:style-name="ce281" office:value-type="float" office:value="389">
            <text:p>38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Praful Parikh</text:p>
          </table:table-cell>
          <table:table-cell table:style-name="ce255" office:value-type="string">
            <text:p>Liberal &amp; Social Democratic Party Alliance</text:p>
          </table:table-cell>
          <table:table-cell table:style-name="ce281" office:value-type="float" office:value="326">
            <text:p>32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Edmund McCullagh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317">
            <text:p>31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Dorothy M. Neal</text:p>
          </table:table-cell>
          <table:covered-table-cell table:style-name="ce9"/>
          <table:table-cell table:style-name="ce281" office:value-type="float" office:value="311">
            <text:p>31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David Knight</text:p>
          </table:table-cell>
          <table:covered-table-cell table:style-name="ce10"/>
          <table:table-cell table:style-name="ce281" office:value-type="float" office:value="304">
            <text:p>30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4"/>
          <table:table-cell table:style-name="ce119"/>
          <table:table-cell table:style-name="ce150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9">
            <text:p>Wall End</text:p>
          </table:table-cell>
          <table:table-cell table:style-name="ce117" office:value-type="percentage" office:value="0.346" table:number-columns-spanned="1" table:number-rows-spanned="9">
            <text:p>34.6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Herbert T. Philpott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1" office:value-type="float" office:value="1252">
            <text:p>1,25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Hermaish K. Dhesi</text:p>
          </table:table-cell>
          <table:covered-table-cell table:style-name="ce9"/>
          <table:table-cell table:style-name="ce281" office:value-type="float" office:value="1189">
            <text:p>1,18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Sarah J. Reeves</text:p>
          </table:table-cell>
          <table:covered-table-cell table:style-name="ce10"/>
          <table:table-cell table:style-name="ce281" office:value-type="float" office:value="1162">
            <text:p>1,16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2" office:value-type="string">
            <text:p>Donald Maciver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780">
            <text:p>78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Gwendoline H. Maciver</text:p>
          </table:table-cell>
          <table:covered-table-cell table:style-name="ce9"/>
          <table:table-cell table:style-name="ce281" office:value-type="float" office:value="749">
            <text:p>74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3" office:value-type="string">
            <text:p>Laurence A. Howell</text:p>
          </table:table-cell>
          <table:covered-table-cell table:style-name="ce10"/>
          <table:table-cell table:style-name="ce281" office:value-type="float" office:value="747">
            <text:p>74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Peggy R. Campbell</text:p>
          </table:table-cell>
          <table:table-cell table:style-name="ce259" office:value-type="string" table:number-columns-spanned="1" table:number-rows-spanned="3">
            <text:p>Liberal &amp; Social Democratic Party Alliance</text:p>
          </table:table-cell>
          <table:table-cell table:style-name="ce281" office:value-type="float" office:value="616">
            <text:p>61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Richard J. Minchin</text:p>
          </table:table-cell>
          <table:covered-table-cell table:style-name="ce9"/>
          <table:table-cell table:style-name="ce281" office:value-type="float" office:value="537">
            <text:p>53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Ernest G. Mtunzi</text:p>
          </table:table-cell>
          <table:covered-table-cell table:style-name="ce9"/>
          <table:table-cell table:style-name="ce281" office:value-type="float" office:value="514">
            <text:p>51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9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6" office:value-type="string" table:number-columns-spanned="1" table:number-rows-spanned="6">
            <text:p>West Ham</text:p>
          </table:table-cell>
          <table:table-cell table:style-name="ce121" office:value-type="percentage" office:value="0.282" table:number-columns-spanned="1" table:number-rows-spanned="6">
            <text:p>28.2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Alfred T. Dickerson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float" office:value="865">
            <text:p>86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Peter J. Undrill</text:p>
          </table:table-cell>
          <table:covered-table-cell table:style-name="ce10"/>
          <table:table-cell table:style-name="ce282" office:value-type="float" office:value="699">
            <text:p>69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23" office:value-type="string">
            <text:p>Victor Schofield</text:p>
          </table:table-cell>
          <table:table-cell table:style-name="ce256" office:value-type="string">
            <text:p>Social Democratic Party Liberal Alliance</text:p>
          </table:table-cell>
          <table:table-cell table:style-name="ce282" office:value-type="float" office:value="380">
            <text:p>38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23" office:value-type="string">
            <text:p>Dennis F. Privett</text:p>
          </table:table-cell>
          <table:table-cell table:style-name="ce256" office:value-type="string">
            <text:p>Conservative</text:p>
          </table:table-cell>
          <table:table-cell table:style-name="ce282" office:value-type="float" office:value="346">
            <text:p>34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23" office:value-type="string">
            <text:p>Simon McGrath</text:p>
          </table:table-cell>
          <table:table-cell table:style-name="ce256" office:value-type="string">
            <text:p>Liberal &amp; Social Democratic Party Alliance</text:p>
          </table:table-cell>
          <table:table-cell table:style-name="ce282" office:value-type="float" office:value="345">
            <text:p>34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23" office:value-type="string">
            <text:p>Simon N.C. Pearce</text:p>
          </table:table-cell>
          <table:table-cell table:style-name="ce255" office:value-type="string">
            <text:p>Conservative</text:p>
          </table:table-cell>
          <table:table-cell table:style-name="ce282" office:value-type="float" office:value="319">
            <text:p>31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27" table:number-columns-repeated="2"/>
          <table:table-cell table:style-name="ce42"/>
          <table:table-cell table:style-name="ce129"/>
          <table:table-cell table:style-name="ce171"/>
          <table:table-cell table:style-name="ce206"/>
          <table:table-cell table:style-name="ce107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8" table:number-columns-repeated="2"/>
          <table:table-cell table:style-name="ce84"/>
          <table:table-cell table:style-name="ce131"/>
          <table:table-cell table:style-name="ce173"/>
          <table:table-cell table:style-name="ce227"/>
          <table:table-cell table:style-name="ce258"/>
          <table:table-cell table:style-name="ce287"/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table-cell table:style-name="ce2" office:value-type="string">
            <text:p>ELECTION</text:p>
          </table:table-cell>
          <table:table-cell table:style-name="ce2" office:value-type="string">
            <text:p><text:s/>YEAR</text:p>
          </table:table-cell>
          <table:table-cell table:style-name="ce2" office:value-type="string">
            <text:p>CONSTITUENCY</text:p>
          </table:table-cell>
          <table:table-cell table:style-name="ce113" office:value-type="string">
            <text:p>TURNOUT</text:p>
          </table:table-cell>
          <table:table-cell table:style-name="ce161" office:value-type="string">
            <text:p>ELECTED</text:p>
          </table:table-cell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113" office:value-type="string">
            <text:p>VOTES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table-cell table:style-name="ce23" office:value-type="string" table:number-columns-spanned="1" table:number-rows-spanned="8">
            <text:p>Local By-Election</text:p>
          </table:table-cell>
          <table:table-cell table:style-name="ce48" office:value-type="date" office:date-value="1984-06-14" table:number-columns-spanned="1" table:number-rows-spanned="3">
            <text:p>14/06/1984</text:p>
          </table:table-cell>
          <table:table-cell table:style-name="ce72" office:value-type="string" table:number-columns-spanned="1" table:number-rows-spanned="3">
            <text:p>Forest Gate</text:p>
          </table:table-cell>
          <table:table-cell table:style-name="ce117" office:value-type="percentage" office:value="0.307" table:number-columns-spanned="1" table:number-rows-spanned="3">
            <text:p>30.70%</text:p>
          </table:table-cell>
          <table:table-cell table:style-name="ce165" office:value-type="string">
            <text:p>ü</text:p>
          </table:table-cell>
          <table:table-cell table:style-name="ce224" office:value-type="string">
            <text:p>Margeret P. Olley</text:p>
          </table:table-cell>
          <table:table-cell table:style-name="ce255" office:value-type="string">
            <text:p>Labour</text:p>
          </table:table-cell>
          <table:table-cell table:style-name="ce280" office:value-type="float" office:value="1517">
            <text:p>1,51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9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David C. Powell</text:p>
          </table:table-cell>
          <table:table-cell table:style-name="ce255" office:value-type="string">
            <text:p>Liberal Alliance Focus Team</text:p>
          </table:table-cell>
          <table:table-cell table:style-name="ce281" office:value-type="float" office:value="469">
            <text:p>469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20"/>
          <table:covered-table-cell table:style-name="ce49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Robin D. Atter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407">
            <text:p>40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table-cell table:style-name="ce50"/>
          <table:table-cell table:style-name="ce74"/>
          <table:table-cell table:style-name="ce119"/>
          <table:table-cell table:style-name="ce150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table-cell table:style-name="ce48" office:value-type="date" office:date-value="1984-06-14" table:number-columns-spanned="1" table:number-rows-spanned="4">
            <text:p>14/06/1984</text:p>
          </table:table-cell>
          <table:table-cell table:style-name="ce70" office:value-type="string" table:number-columns-spanned="1" table:number-rows-spanned="4">
            <text:p>Little Ilford</text:p>
          </table:table-cell>
          <table:table-cell table:style-name="ce117" office:value-type="percentage" office:value="0.453" table:number-columns-spanned="1" table:number-rows-spanned="4">
            <text:p>45.30%</text:p>
          </table:table-cell>
          <table:table-cell table:style-name="ce165" office:value-type="string">
            <text:p>ü</text:p>
          </table:table-cell>
          <table:table-cell table:style-name="ce224" office:value-type="string">
            <text:p>Ann C. Winfield</text:p>
          </table:table-cell>
          <table:table-cell table:style-name="ce255" office:value-type="string">
            <text:p>Liberal Focus Team</text:p>
          </table:table-cell>
          <table:table-cell table:style-name="ce281" office:value-type="float" office:value="1868">
            <text:p>1,86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5" office:value-type="string">
            <text:p>ü</text:p>
          </table:table-cell>
          <table:table-cell table:style-name="ce224" office:value-type="string">
            <text:p>Stephen C. Timms</text:p>
          </table:table-cell>
          <table:table-cell table:style-name="ce255" office:value-type="string">
            <text:p>Labour</text:p>
          </table:table-cell>
          <table:table-cell table:style-name="ce281" office:value-type="float" office:value="1780">
            <text:p>1,780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24" office:value-type="string">
            <text:p>Colin M. Copus</text:p>
          </table:table-cell>
          <table:table-cell table:style-name="ce255" office:value-type="string">
            <text:p>Labour</text:p>
          </table:table-cell>
          <table:table-cell table:style-name="ce281" office:value-type="float" office:value="1763">
            <text:p>1,763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24" office:value-type="string">
            <text:p>Rif Winfield</text:p>
          </table:table-cell>
          <table:table-cell table:style-name="ce255" office:value-type="string">
            <text:p>Liberal Focus Team</text:p>
          </table:table-cell>
          <table:table-cell table:style-name="ce281" office:value-type="float" office:value="1715">
            <text:p>1,715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table-cell table:style-name="ce20"/>
          <table:table-cell table:style-name="ce51"/>
          <table:table-cell table:style-name="ce92"/>
          <table:table-cell table:style-name="ce134"/>
          <table:table-cell table:style-name="ce178"/>
          <table:table-cell table:style-name="ce231"/>
          <table:table-cell table:style-name="ce262"/>
          <table:table-cell table:style-name="ce288"/>
          <table:table-cell table:style-name="ce304" table:number-columns-repeated="2"/>
          <table:table-cell table:number-columns-repeated="1014"/>
        </table:table-row>
        <table:table-row table:style-name="ro2">
          <table:table-cell table:style-name="ce28"/>
          <table:table-cell table:style-name="ce48" office:value-type="date" office:date-value="1984-06-28" table:number-columns-spanned="1" table:number-rows-spanned="3">
            <text:p>28/06/1984</text:p>
          </table:table-cell>
          <table:table-cell table:style-name="ce40" office:value-type="string" table:number-columns-spanned="1" table:number-rows-spanned="3">
            <text:p>New Town</text:p>
          </table:table-cell>
          <table:table-cell table:style-name="ce117" office:value-type="percentage" office:value="0.284" table:number-columns-spanned="1" table:number-rows-spanned="3">
            <text:p>28.40%</text:p>
          </table:table-cell>
          <table:table-cell table:style-name="ce165" office:value-type="string">
            <text:p>ü</text:p>
          </table:table-cell>
          <table:table-cell table:style-name="ce224" office:value-type="string">
            <text:p>Wendy Mallard</text:p>
          </table:table-cell>
          <table:table-cell table:style-name="ce255" office:value-type="string">
            <text:p>Labour</text:p>
          </table:table-cell>
          <table:table-cell table:style-name="ce280" office:value-type="float" office:value="987">
            <text:p>987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table-cell table:style-name="ce28"/>
          <table:covered-table-cell table:style-name="ce49"/>
          <table:covered-table-cell table:style-name="ce41"/>
          <table:covered-table-cell table:style-name="ce118"/>
          <table:table-cell table:style-name="ce166"/>
          <table:table-cell table:style-name="ce224" office:value-type="string">
            <text:p>Lee Reeves</text:p>
          </table:table-cell>
          <table:table-cell table:style-name="ce255" office:value-type="string">
            <text:p>Social Democratic Party Liberal Alliance</text:p>
          </table:table-cell>
          <table:table-cell table:style-name="ce281" office:value-type="float" office:value="264">
            <text:p>264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table-cell table:style-name="ce28"/>
          <table:covered-table-cell table:style-name="ce49"/>
          <table:covered-table-cell table:style-name="ce41"/>
          <table:covered-table-cell table:style-name="ce118"/>
          <table:table-cell table:style-name="ce166"/>
          <table:table-cell table:style-name="ce224" office:value-type="string">
            <text:p>Victor E. Jackson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125">
            <text:p>125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table-cell table:style-name="ce24" table:number-columns-repeated="2"/>
          <table:table-cell table:style-name="ce61"/>
          <table:table-cell table:style-name="ce123"/>
          <table:table-cell table:style-name="ce168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8" table:number-columns-repeated="2"/>
          <table:table-cell table:style-name="ce84"/>
          <table:table-cell table:style-name="ce131"/>
          <table:table-cell table:style-name="ce173"/>
          <table:table-cell table:style-name="ce208"/>
          <table:table-cell table:style-name="ce252"/>
          <table:table-cell table:style-name="ce276"/>
          <table:table-cell table:style-name="ce303"/>
          <table:table-cell table:style-name="ce315"/>
          <table:table-cell table:style-name="ce317" table:number-columns-repeated="1014"/>
        </table:table-row>
        <table:table-row table:style-name="ro2">
          <table:table-cell table:style-name="ce2" office:value-type="string">
            <text:p>ELECTION</text:p>
          </table:table-cell>
          <table:table-cell table:style-name="ce2" office:value-type="string">
            <text:p><text:s/>YEAR</text:p>
          </table:table-cell>
          <table:table-cell table:style-name="ce2" office:value-type="string">
            <text:p>BOROUGH</text:p>
          </table:table-cell>
          <table:table-cell table:style-name="ce113" office:value-type="string">
            <text:p>ELECTORS</text:p>
          </table:table-cell>
          <table:table-cell table:style-name="ce161" office:value-type="string">
            <text:p>TURNOUT</text:p>
          </table:table-cell>
          <table:table-cell table:style-name="ce209"/>
          <table:table-cell table:style-name="ce252"/>
          <table:table-cell table:style-name="ce276"/>
          <table:table-cell table:style-name="ce303"/>
          <table:table-cell table:style-name="ce313"/>
          <table:table-cell table:number-columns-repeated="2"/>
          <table:table-cell table:style-name="ce318" table:number-columns-repeated="1012"/>
        </table:table-row>
        <table:table-row table:style-name="ro2">
          <table:table-cell table:style-name="ce3" office:value-type="string" table:number-columns-spanned="1" table:number-rows-spanned="3">
            <text:p>Local</text:p>
          </table:table-cell>
          <table:table-cell table:style-name="ce40" office:value-type="float" office:value="1986" table:number-columns-spanned="1" table:number-rows-spanned="3">
            <text:p>1986</text:p>
          </table:table-cell>
          <table:table-cell table:style-name="ce70" office:value-type="string" table:number-columns-spanned="1" table:number-rows-spanned="3">
            <text:p>Newham</text:p>
          </table:table-cell>
          <table:table-cell table:style-name="ce114" office:value-type="float" office:value="160536" table:number-columns-spanned="1" table:number-rows-spanned="3">
            <text:p>160,536</text:p>
          </table:table-cell>
          <table:table-cell table:style-name="ce117" office:value-type="percentage" office:value="0.349" table:number-columns-spanned="1" table:number-rows-spanned="3">
            <text:p>34.90%</text:p>
          </table:table-cell>
          <table:table-cell table:style-name="ce210"/>
          <table:table-cell table:style-name="ce253"/>
          <table:table-cell table:style-name="ce130"/>
          <table:table-cell table:style-name="ce306"/>
          <table:table-cell table:number-columns-repeated="2"/>
          <table:table-cell table:style-name="ce313"/>
          <table:table-cell table:number-columns-repeated="1012"/>
        </table:table-row>
        <table:table-row table:style-name="ro2">
          <table:covered-table-cell table:style-name="ce4"/>
          <table:covered-table-cell table:style-name="ce41"/>
          <table:covered-table-cell table:style-name="ce71"/>
          <table:covered-table-cell table:style-name="ce115"/>
          <table:covered-table-cell table:style-name="ce118"/>
          <table:table-cell table:style-name="ce210"/>
          <table:table-cell table:style-name="ce253"/>
          <table:table-cell table:style-name="ce278"/>
          <table:table-cell table:style-name="ce306"/>
          <table:table-cell table:style-name="ce313" table:number-columns-repeated="1015"/>
        </table:table-row>
        <table:table-row table:style-name="ro2">
          <table:covered-table-cell table:style-name="ce4"/>
          <table:covered-table-cell table:style-name="ce41"/>
          <table:covered-table-cell table:style-name="ce71"/>
          <table:covered-table-cell table:style-name="ce115"/>
          <table:covered-table-cell table:style-name="ce118"/>
          <table:table-cell table:style-name="ce210"/>
          <table:table-cell table:style-name="ce253"/>
          <table:table-cell table:style-name="ce278"/>
          <table:table-cell table:style-name="ce306"/>
          <table:table-cell table:number-columns-repeated="1015"/>
        </table:table-row>
        <table:table-row table:style-name="ro2">
          <table:table-cell table:style-name="ce5"/>
          <table:table-cell table:style-name="ce42"/>
          <table:table-cell table:style-name="ce5"/>
          <table:table-cell table:style-name="ce116"/>
          <table:table-cell table:style-name="ce162"/>
          <table:table-cell table:style-name="ce195"/>
          <table:table-cell table:style-name="ce244"/>
          <table:table-cell table:style-name="ce129"/>
          <table:table-cell table:style-name="ce172" table:number-columns-repeated="2"/>
          <table:table-cell table:style-name="ce314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ELECTION</text:p>
          </table:table-cell>
          <table:table-cell table:style-name="ce2" office:value-type="string">
            <text:p><text:s/>YEAR</text:p>
          </table:table-cell>
          <table:table-cell table:style-name="ce2" office:value-type="string">
            <text:p>CONSTITUENCY</text:p>
          </table:table-cell>
          <table:table-cell table:style-name="ce113" office:value-type="string">
            <text:p>TURNOUT</text:p>
          </table:table-cell>
          <table:table-cell table:style-name="ce161" office:value-type="string">
            <text:p>ELECTED</text:p>
          </table:table-cell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113" office:value-type="string">
            <text:p>VOTES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table-cell table:style-name="ce23" office:value-type="string" table:number-columns-spanned="1" table:number-rows-spanned="24">
            <text:p>Local</text:p>
          </table:table-cell>
          <table:table-cell table:style-name="ce40" office:value-type="float" office:value="1986" table:number-columns-spanned="1" table:number-rows-spanned="24">
            <text:p>1986</text:p>
          </table:table-cell>
          <table:table-cell table:style-name="ce72" office:value-type="string" table:number-columns-spanned="1" table:number-rows-spanned="5">
            <text:p>Beckton</text:p>
          </table:table-cell>
          <table:table-cell table:style-name="ce117" office:value-type="percentage" office:value="0.235" table:number-columns-spanned="1" table:number-rows-spanned="5">
            <text:p>23.5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Maureen Knight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0" office:value-type="float" office:value="693">
            <text:p>69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Derek A. Whitbread</text:p>
          </table:table-cell>
          <table:covered-table-cell table:style-name="ce10"/>
          <table:table-cell table:style-name="ce281" office:value-type="float" office:value="637">
            <text:p>637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Suzan E. Statter</text:p>
          </table:table-cell>
          <table:table-cell table:style-name="ce256" office:value-type="string">
            <text:p>Liberal &amp; Social Democratic Party Alliance</text:p>
          </table:table-cell>
          <table:table-cell table:style-name="ce281" office:value-type="float" office:value="158">
            <text:p>158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Gladys V. Smith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134">
            <text:p>134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Louis Pampouris</text:p>
          </table:table-cell>
          <table:table-cell table:style-name="ce255" office:value-type="string">
            <text:p>Liberal &amp; Social Democratic Party Alliance</text:p>
          </table:table-cell>
          <table:table-cell table:style-name="ce281" office:value-type="float" office:value="119">
            <text:p>119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75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0" office:value-type="string" table:number-columns-spanned="1" table:number-rows-spanned="6">
            <text:p>Bemersyde</text:p>
          </table:table-cell>
          <table:table-cell table:style-name="ce117" office:value-type="percentage" office:value="0.383" table:number-columns-spanned="1" table:number-rows-spanned="6">
            <text:p>38.3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John P. Lang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806">
            <text:p>80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Peter E. Landman</text:p>
          </table:table-cell>
          <table:covered-table-cell table:style-name="ce10"/>
          <table:table-cell table:style-name="ce281" office:value-type="float" office:value="770">
            <text:p>770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5" office:value-type="string">
            <text:p>Adrian G. Cole</text:p>
          </table:table-cell>
          <table:table-cell table:style-name="ce255" office:value-type="string" table:number-columns-spanned="1" table:number-rows-spanned="2">
            <text:p>Social Democratic Party Liberal Alliance</text:p>
          </table:table-cell>
          <table:table-cell table:style-name="ce281" office:value-type="float" office:value="592">
            <text:p>592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5" office:value-type="string">
            <text:p>Lee Reeves</text:p>
          </table:table-cell>
          <table:covered-table-cell table:style-name="ce10"/>
          <table:table-cell table:style-name="ce281" office:value-type="float" office:value="579">
            <text:p>579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2" office:value-type="string">
            <text:p>Ian R. Martin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1" office:value-type="float" office:value="298">
            <text:p>29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3" office:value-type="string">
            <text:p>Susan G. Martin</text:p>
          </table:table-cell>
          <table:covered-table-cell table:style-name="ce10"/>
          <table:table-cell table:style-name="ce281" office:value-type="float" office:value="254">
            <text:p>25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57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0" office:value-type="string" table:number-columns-spanned="1" table:number-rows-spanned="5">
            <text:p>Canning Town and Grange</text:p>
          </table:table-cell>
          <table:table-cell table:style-name="ce121" office:value-type="percentage" office:value="0.265" table:number-columns-spanned="1" table:number-rows-spanned="5">
            <text:p>26.5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John A. Hart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float" office:value="1058">
            <text:p>1,05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22" office:value-type="string">
            <text:p>Charles Whincup</text:p>
          </table:table-cell>
          <table:covered-table-cell table:style-name="ce10"/>
          <table:table-cell table:style-name="ce282" office:value-type="float" office:value="1022">
            <text:p>1,02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/>
          <table:table-cell table:style-name="ce223" office:value-type="string">
            <text:p>Mark H. Harrington</text:p>
          </table:table-cell>
          <table:table-cell table:style-name="ce255" office:value-type="string">
            <text:p>Social Democratic Party Liberal Alliance</text:p>
          </table:table-cell>
          <table:table-cell table:style-name="ce282" office:value-type="float" office:value="367">
            <text:p>36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/>
          <table:table-cell table:style-name="ce223" office:value-type="string">
            <text:p>Peter J. Doe</text:p>
          </table:table-cell>
          <table:table-cell table:style-name="ce255" office:value-type="string">
            <text:p>Conservative</text:p>
          </table:table-cell>
          <table:table-cell table:style-name="ce282" office:value-type="float" office:value="256">
            <text:p>25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/>
          <table:table-cell table:style-name="ce223" office:value-type="string">
            <text:p>Mohanlal D. Chouhan</text:p>
          </table:table-cell>
          <table:table-cell table:style-name="ce259" office:value-type="string">
            <text:p>Independent Newham Broad Alliance</text:p>
          </table:table-cell>
          <table:table-cell table:style-name="ce282" office:value-type="float" office:value="56">
            <text:p>5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61"/>
          <table:table-cell table:style-name="ce123"/>
          <table:table-cell table:style-name="ce168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0" office:value-type="string" table:number-columns-spanned="1" table:number-rows-spanned="5">
            <text:p>Castle</text:p>
          </table:table-cell>
          <table:table-cell table:style-name="ce121" office:value-type="percentage" office:value="0.391" table:number-columns-spanned="1" table:number-rows-spanned="5">
            <text:p>39.1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Edwin R. Mann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float" office:value="1224">
            <text:p>1,22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Sarah L. Murray</text:p>
          </table:table-cell>
          <table:covered-table-cell table:style-name="ce10"/>
          <table:table-cell table:style-name="ce282" office:value-type="float" office:value="1207">
            <text:p>1,20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1" office:value-type="string">
            <text:p>Peter Bragg</text:p>
          </table:table-cell>
          <table:table-cell table:style-name="ce256" office:value-type="string" table:number-columns-spanned="1" table:number-rows-spanned="2">
            <text:p>Social Democratic Party Liberal Alliance</text:p>
          </table:table-cell>
          <table:table-cell table:style-name="ce282" office:value-type="float" office:value="566">
            <text:p>56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2" office:value-type="string">
            <text:p>Lamont M. Royer</text:p>
          </table:table-cell>
          <table:covered-table-cell table:style-name="ce10"/>
          <table:table-cell table:style-name="ce282" office:value-type="float" office:value="439">
            <text:p>43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75"/>
          <table:table-cell table:style-name="ce218" office:value-type="string">
            <text:p>Helena D. Bernstein</text:p>
          </table:table-cell>
          <table:table-cell table:style-name="ce10" office:value-type="string">
            <text:p>Conservative</text:p>
          </table:table-cell>
          <table:table-cell table:style-name="ce283" office:value-type="float" office:value="294">
            <text:p>294</text:p>
          </table:table-cell>
          <table:table-cell table:style-name="ce308"/>
          <table:table-cell table:style-name="ce305"/>
          <table:table-cell table:style-name="ce313" table:number-columns-repeated="2"/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61"/>
          <table:table-cell table:style-name="ce123"/>
          <table:table-cell table:style-name="ce168"/>
          <table:table-cell table:style-name="ce217"/>
          <table:table-cell table:style-name="ce10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23" office:value-type="string" table:number-columns-spanned="1" table:number-rows-spanned="41">
            <text:p>Local</text:p>
          </table:table-cell>
          <table:table-cell table:style-name="ce40" office:value-type="float" office:value="1986" table:number-columns-spanned="1" table:number-rows-spanned="41">
            <text:p>1986</text:p>
          </table:table-cell>
          <table:table-cell table:style-name="ce72" office:value-type="string" table:number-columns-spanned="1" table:number-rows-spanned="5">
            <text:p>Central</text:p>
          </table:table-cell>
          <table:table-cell table:style-name="ce117" office:value-type="percentage" office:value="0.38" table:number-columns-spanned="1" table:number-rows-spanned="5">
            <text:p>38.0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Gordon T. George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0" office:value-type="float" office:value="1257">
            <text:p>1,257</text:p>
          </table:table-cell>
          <table:table-cell table:style-name="ce307"/>
          <table:table-cell table:style-name="ce304"/>
          <table:table-cell table:style-name="ce317" table:number-columns-repeated="2"/>
          <table:table-cell table:number-columns-repeated="1012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Stanley Hopwood</text:p>
          </table:table-cell>
          <table:covered-table-cell table:style-name="ce10"/>
          <table:table-cell table:style-name="ce281" office:value-type="float" office:value="1219">
            <text:p>1,21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Harbans S. Jabbal</text:p>
          </table:table-cell>
          <table:table-cell table:style-name="ce255" office:value-type="string">
            <text:p>Social Democratic Party Liberal Alliance</text:p>
          </table:table-cell>
          <table:table-cell table:style-name="ce281" office:value-type="float" office:value="369">
            <text:p>36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Lesley M. Fitzgerald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360">
            <text:p>36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14" office:value-type="string">
            <text:p>Mohammad Sarwar</text:p>
          </table:table-cell>
          <table:table-cell table:style-name="ce259" office:value-type="string">
            <text:p>Independent Newham Broad Alliance</text:p>
          </table:table-cell>
          <table:table-cell table:style-name="ce281" office:value-type="float" office:value="302">
            <text:p>30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90" office:value-type="string" table:number-columns-spanned="1" table:number-rows-spanned="9">
            <text:p>Custom House and Silvertown</text:p>
          </table:table-cell>
          <table:table-cell table:style-name="ce117" office:value-type="percentage" office:value="0.272" table:number-columns-spanned="1" table:number-rows-spanned="9">
            <text:p>27.2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William A. Chapman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1" office:value-type="float" office:value="1350">
            <text:p>1,35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Julia C.I. Garfield</text:p>
          </table:table-cell>
          <table:covered-table-cell table:style-name="ce9"/>
          <table:table-cell table:style-name="ce281" office:value-type="float" office:value="1334">
            <text:p>1,33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Judith A. Jorsling-Thomas</text:p>
          </table:table-cell>
          <table:covered-table-cell table:style-name="ce10"/>
          <table:table-cell table:style-name="ce281" office:value-type="float" office:value="1221">
            <text:p>1,22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2" office:value-type="string">
            <text:p>Elizabeth Campion</text:p>
          </table:table-cell>
          <table:table-cell table:style-name="ce255" office:value-type="string" table:number-columns-spanned="1" table:number-rows-spanned="3">
            <text:p>Liberal &amp; Social Democratic Party Alliance</text:p>
          </table:table-cell>
          <table:table-cell table:style-name="ce281" office:value-type="float" office:value="394">
            <text:p>39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5" office:value-type="string">
            <text:p>David J. Richardson</text:p>
          </table:table-cell>
          <table:covered-table-cell table:style-name="ce9"/>
          <table:table-cell table:style-name="ce281" office:value-type="float" office:value="390">
            <text:p>39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3" office:value-type="string">
            <text:p>Sandra Y. Richardson</text:p>
          </table:table-cell>
          <table:covered-table-cell table:style-name="ce10"/>
          <table:table-cell table:style-name="ce281" office:value-type="float" office:value="383">
            <text:p>38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5" office:value-type="string">
            <text:p>June P.L. Colton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338">
            <text:p>33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5" office:value-type="string">
            <text:p>June M. Eason</text:p>
          </table:table-cell>
          <table:covered-table-cell table:style-name="ce9"/>
          <table:table-cell table:style-name="ce281" office:value-type="float" office:value="334">
            <text:p>33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91"/>
          <table:covered-table-cell table:style-name="ce118"/>
          <table:table-cell table:style-name="ce174"/>
          <table:table-cell table:style-name="ce213" office:value-type="string">
            <text:p>Erica H. Privett</text:p>
          </table:table-cell>
          <table:covered-table-cell table:style-name="ce10"/>
          <table:table-cell table:style-name="ce281" office:value-type="float" office:value="319">
            <text:p>31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9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3" office:value-type="string" table:number-columns-spanned="1" table:number-rows-spanned="12">
            <text:p>Forest Gate</text:p>
          </table:table-cell>
          <table:table-cell table:style-name="ce125" office:value-type="percentage" office:value="0.374" table:number-columns-spanned="1" table:number-rows-spanned="12">
            <text:p>37.4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Margaret P. Olley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566">
            <text:p>1,56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Conor M. McAuley</text:p>
          </table:table-cell>
          <table:covered-table-cell table:style-name="ce9"/>
          <table:table-cell table:style-name="ce282" office:value-type="float" office:value="1550">
            <text:p>1,55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Ronald G. Augley</text:p>
          </table:table-cell>
          <table:covered-table-cell table:style-name="ce10"/>
          <table:table-cell table:style-name="ce282" office:value-type="float" office:value="1524">
            <text:p>1,52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1" office:value-type="string">
            <text:p>Richard J. Arnopp</text:p>
          </table:table-cell>
          <table:table-cell table:style-name="ce256" office:value-type="string" table:number-columns-spanned="1" table:number-rows-spanned="3">
            <text:p>Conservative</text:p>
          </table:table-cell>
          <table:table-cell table:style-name="ce282" office:value-type="float" office:value="669">
            <text:p>66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Robin D. Atter</text:p>
          </table:table-cell>
          <table:covered-table-cell table:style-name="ce9"/>
          <table:table-cell table:style-name="ce282" office:value-type="float" office:value="659">
            <text:p>65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2" office:value-type="string">
            <text:p>John B.M. Steinberg</text:p>
          </table:table-cell>
          <table:covered-table-cell table:style-name="ce10"/>
          <table:table-cell table:style-name="ce282" office:value-type="float" office:value="575">
            <text:p>57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David C. Powell</text:p>
          </table:table-cell>
          <table:table-cell table:style-name="ce256" office:value-type="string" table:number-columns-spanned="1" table:number-rows-spanned="3">
            <text:p>Liberal Alliance Focus Team</text:p>
          </table:table-cell>
          <table:table-cell table:style-name="ce282" office:value-type="float" office:value="286">
            <text:p>28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Anne Butcher</text:p>
          </table:table-cell>
          <table:covered-table-cell table:style-name="ce9"/>
          <table:table-cell table:style-name="ce282" office:value-type="float" office:value="277">
            <text:p>27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Mark A. Taverner</text:p>
          </table:table-cell>
          <table:covered-table-cell table:style-name="ce10"/>
          <table:table-cell table:style-name="ce282" office:value-type="float" office:value="256">
            <text:p>25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Varyah A. De Grandis-Harrison</text:p>
          </table:table-cell>
          <table:table-cell table:style-name="ce255" office:value-type="string">
            <text:p>Green</text:p>
          </table:table-cell>
          <table:table-cell table:style-name="ce282" office:value-type="float" office:value="200">
            <text:p>20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Alex Farrell</text:p>
          </table:table-cell>
          <table:table-cell table:style-name="ce255" office:value-type="string">
            <text:p>Revolutionary Communist</text:p>
          </table:table-cell>
          <table:table-cell table:style-name="ce282" office:value-type="float" office:value="66">
            <text:p>6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1"/>
          <table:covered-table-cell table:style-name="ce69"/>
          <table:covered-table-cell table:style-name="ce132"/>
          <table:table-cell table:style-name="ce149"/>
          <table:table-cell table:style-name="ce223" office:value-type="string">
            <text:p>John G. Grahl</text:p>
          </table:table-cell>
          <table:table-cell table:style-name="ce255" office:value-type="string">
            <text:p>Communist</text:p>
          </table:table-cell>
          <table:table-cell table:style-name="ce282" office:value-type="float" office:value="60">
            <text:p>60</text:p>
          </table:table-cell>
          <table:table-cell table:style-name="ce308"/>
          <table:table-cell table:style-name="ce305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1"/>
          <table:covered-table-cell table:style-name="ce46"/>
          <table:table-cell table:style-name="ce51"/>
          <table:table-cell table:style-name="ce127"/>
          <table:table-cell table:style-name="ce154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0" office:value-type="string" table:number-columns-spanned="1" table:number-rows-spanned="12">
            <text:p>Greatfield</text:p>
          </table:table-cell>
          <table:table-cell table:style-name="ce121" office:value-type="percentage" office:value="0.411" table:number-columns-spanned="1" table:number-rows-spanned="12">
            <text:p>41.1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Jeffrey Crooks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410">
            <text:p>1,41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Kevin J. Jenkins</text:p>
          </table:table-cell>
          <table:covered-table-cell table:style-name="ce9"/>
          <table:table-cell table:style-name="ce282" office:value-type="float" office:value="1322">
            <text:p>1,32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22" office:value-type="string">
            <text:p>Martin J. Watkinson</text:p>
          </table:table-cell>
          <table:covered-table-cell table:style-name="ce10"/>
          <table:table-cell table:style-name="ce282" office:value-type="float" office:value="1258">
            <text:p>1,25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16" office:value-type="string">
            <text:p>Neal A. Chubb</text:p>
          </table:table-cell>
          <table:table-cell table:style-name="ce259" office:value-type="string" table:number-columns-spanned="1" table:number-rows-spanned="3">
            <text:p>Social Democratic Party Liberal Alliance</text:p>
          </table:table-cell>
          <table:table-cell table:style-name="ce282" office:value-type="float" office:value="1022">
            <text:p>1,02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16" office:value-type="string">
            <text:p>David Gotobe</text:p>
          </table:table-cell>
          <table:covered-table-cell table:style-name="ce9"/>
          <table:table-cell table:style-name="ce282" office:value-type="float" office:value="1019">
            <text:p>1,01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16" office:value-type="string">
            <text:p>Leslie E. Groombridge</text:p>
          </table:table-cell>
          <table:covered-table-cell table:style-name="ce9"/>
          <table:table-cell table:style-name="ce282" office:value-type="float" office:value="878">
            <text:p>87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1" office:value-type="string">
            <text:p>Robert J. Vintner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2" office:value-type="float" office:value="810">
            <text:p>81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16" office:value-type="string">
            <text:p>Steven P. Nash</text:p>
          </table:table-cell>
          <table:covered-table-cell table:style-name="ce9"/>
          <table:table-cell table:style-name="ce282" office:value-type="float" office:value="790">
            <text:p>79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2" office:value-type="string">
            <text:p>Rosa E. Gurney</text:p>
          </table:table-cell>
          <table:covered-table-cell table:style-name="ce10"/>
          <table:table-cell table:style-name="ce282" office:value-type="float" office:value="781">
            <text:p>78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21" office:value-type="string">
            <text:p>Michael B. Hipperson</text:p>
          </table:table-cell>
          <table:table-cell table:style-name="ce256" office:value-type="string" table:number-columns-spanned="1" table:number-rows-spanned="2">
            <text:p>National Front</text:p>
          </table:table-cell>
          <table:table-cell table:style-name="ce282" office:value-type="float" office:value="199">
            <text:p>19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22" office:value-type="string">
            <text:p>Peter J. Turpin</text:p>
          </table:table-cell>
          <table:covered-table-cell table:style-name="ce10"/>
          <table:table-cell table:style-name="ce282" office:value-type="float" office:value="153">
            <text:p>15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Ian C. Macdonald</text:p>
          </table:table-cell>
          <table:table-cell table:style-name="ce10" office:value-type="string">
            <text:p>Green</text:p>
          </table:table-cell>
          <table:table-cell table:style-name="ce282" office:value-type="float" office:value="99">
            <text:p>9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51"/>
          <table:table-cell table:style-name="ce127"/>
          <table:table-cell table:style-name="ce154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19" office:value-type="string" table:number-columns-spanned="1" table:number-rows-spanned="36">
            <text:p>Local</text:p>
          </table:table-cell>
          <table:table-cell table:style-name="ce43" office:value-type="float" office:value="1986" table:number-columns-spanned="1" table:number-rows-spanned="36">
            <text:p>1986</text:p>
          </table:table-cell>
          <table:table-cell table:style-name="ce72" office:value-type="string" table:number-columns-spanned="1" table:number-rows-spanned="9">
            <text:p>Hudsons</text:p>
          </table:table-cell>
          <table:table-cell table:style-name="ce117" office:value-type="percentage" office:value="0.287" table:number-columns-spanned="1" table:number-rows-spanned="9">
            <text:p>28.7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Frederick C. Jones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0" office:value-type="float" office:value="1173">
            <text:p>1,173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Margaret D. Brown</text:p>
          </table:table-cell>
          <table:covered-table-cell table:style-name="ce9"/>
          <table:table-cell table:style-name="ce281" office:value-type="float" office:value="1035">
            <text:p>1,035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Graham J. Lane</text:p>
          </table:table-cell>
          <table:covered-table-cell table:style-name="ce10"/>
          <table:table-cell table:style-name="ce281" office:value-type="float" office:value="992">
            <text:p>992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18"/>
          <table:table-cell table:style-name="ce166"/>
          <table:table-cell table:style-name="ce224" office:value-type="string">
            <text:p>Stephen T. Bell</text:p>
          </table:table-cell>
          <table:table-cell table:style-name="ce255" office:value-type="string">
            <text:p>Social Democratic Party Liberal Alliance</text:p>
          </table:table-cell>
          <table:table-cell table:style-name="ce281" office:value-type="float" office:value="481">
            <text:p>481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18"/>
          <table:table-cell table:style-name="ce166"/>
          <table:table-cell table:style-name="ce224" office:value-type="string">
            <text:p>Martin J. Lammin</text:p>
          </table:table-cell>
          <table:table-cell table:style-name="ce255" office:value-type="string">
            <text:p>Liberal &amp; Social Democratic Party Alliance</text:p>
          </table:table-cell>
          <table:table-cell table:style-name="ce281" office:value-type="float" office:value="410">
            <text:p>410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18"/>
          <table:table-cell table:style-name="ce166"/>
          <table:table-cell table:style-name="ce224" office:value-type="string">
            <text:p>Josephine M. Child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401">
            <text:p>401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18"/>
          <table:table-cell table:style-name="ce166"/>
          <table:table-cell table:style-name="ce224" office:value-type="string">
            <text:p>Ann C. Winfield</text:p>
          </table:table-cell>
          <table:table-cell table:style-name="ce259" office:value-type="string">
            <text:p>Liberal &amp; Social Democratic Party Alliance</text:p>
          </table:table-cell>
          <table:table-cell table:style-name="ce281" office:value-type="float" office:value="387">
            <text:p>387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/>
          <table:table-cell table:style-name="ce215" office:value-type="string">
            <text:p>Alexander G. Hope-Thompson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1" office:value-type="float" office:value="360">
            <text:p>36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/>
          <table:table-cell table:style-name="ce213" office:value-type="string">
            <text:p>Leslie A. Smith</text:p>
          </table:table-cell>
          <table:covered-table-cell table:style-name="ce10"/>
          <table:table-cell table:style-name="ce281" office:value-type="float" office:value="350">
            <text:p>35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75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0" office:value-type="string" table:number-columns-spanned="1" table:number-rows-spanned="6">
            <text:p>Kensington</text:p>
          </table:table-cell>
          <table:table-cell table:style-name="ce117" office:value-type="percentage" office:value="0.44" table:number-columns-spanned="1" table:number-rows-spanned="6">
            <text:p>44.0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Kenneth C.R. Massey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1705">
            <text:p>1,70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Harmegh S. Rattan</text:p>
          </table:table-cell>
          <table:covered-table-cell table:style-name="ce10"/>
          <table:table-cell table:style-name="ce281" office:value-type="float" office:value="1576">
            <text:p>1,57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2" office:value-type="string">
            <text:p>Eric P. Laws</text:p>
          </table:table-cell>
          <table:table-cell table:style-name="ce255" office:value-type="string" table:number-columns-spanned="1" table:number-rows-spanned="2">
            <text:p>Liberal Alliance Focus Team</text:p>
          </table:table-cell>
          <table:table-cell table:style-name="ce281" office:value-type="float" office:value="555">
            <text:p>55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3" office:value-type="string">
            <text:p>Sylvia E. Neal</text:p>
          </table:table-cell>
          <table:covered-table-cell table:style-name="ce10"/>
          <table:table-cell table:style-name="ce281" office:value-type="float" office:value="443">
            <text:p>44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24" office:value-type="string">
            <text:p>Doris E. McWilton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187">
            <text:p>18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24" office:value-type="string">
            <text:p>Rosalind M. Shanley-Jordaan</text:p>
          </table:table-cell>
          <table:table-cell table:style-name="ce255" office:value-type="string">
            <text:p>Green</text:p>
          </table:table-cell>
          <table:table-cell table:style-name="ce281" office:value-type="float" office:value="55">
            <text:p>5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57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table-cell table:style-name="ce40" office:value-type="string" table:number-columns-spanned="1" table:number-rows-spanned="9">
            <text:p>Little Ilford</text:p>
          </table:table-cell>
          <table:table-cell table:style-name="ce121" office:value-type="percentage" office:value="0.479" table:number-columns-spanned="1" table:number-rows-spanned="9">
            <text:p>47.9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Colin M. Copus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2117">
            <text:p>2,11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Stephen C. Timms</text:p>
          </table:table-cell>
          <table:covered-table-cell table:style-name="ce9"/>
          <table:table-cell table:style-name="ce282" office:value-type="float" office:value="2062">
            <text:p>2,06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Patricia A. Heron</text:p>
          </table:table-cell>
          <table:covered-table-cell table:style-name="ce10"/>
          <table:table-cell table:style-name="ce282" office:value-type="float" office:value="1969">
            <text:p>1,96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1" office:value-type="string">
            <text:p>Rif Winfield</text:p>
          </table:table-cell>
          <table:table-cell table:style-name="ce256" office:value-type="string" table:number-columns-spanned="1" table:number-rows-spanned="3">
            <text:p>Liberal Alliance Focus Team</text:p>
          </table:table-cell>
          <table:table-cell table:style-name="ce282" office:value-type="float" office:value="1477">
            <text:p>1,47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Thomas J. Humfrey</text:p>
          </table:table-cell>
          <table:covered-table-cell table:style-name="ce9"/>
          <table:table-cell table:style-name="ce282" office:value-type="float" office:value="1317">
            <text:p>1,31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2" office:value-type="string">
            <text:p>Clefene Skyers</text:p>
          </table:table-cell>
          <table:covered-table-cell table:style-name="ce10"/>
          <table:table-cell table:style-name="ce282" office:value-type="float" office:value="1291">
            <text:p>1,29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1" office:value-type="string">
            <text:p>Roy A. Bull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2" office:value-type="float" office:value="296">
            <text:p>29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Gillian M. Stannett</text:p>
          </table:table-cell>
          <table:covered-table-cell table:style-name="ce9"/>
          <table:table-cell table:style-name="ce282" office:value-type="float" office:value="275">
            <text:p>27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2" office:value-type="string">
            <text:p>Mark W. Money</text:p>
          </table:table-cell>
          <table:covered-table-cell table:style-name="ce10"/>
          <table:table-cell table:style-name="ce282" office:value-type="float" office:value="255">
            <text:p>25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51"/>
          <table:table-cell table:style-name="ce127"/>
          <table:table-cell table:style-name="ce154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3" office:value-type="string" table:number-columns-spanned="1" table:number-rows-spanned="9">
            <text:p>Manor Park</text:p>
          </table:table-cell>
          <table:table-cell table:style-name="ce125" office:value-type="percentage" office:value="0.401" table:number-columns-spanned="1" table:number-rows-spanned="9">
            <text:p>40.1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Amarjit Singh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665">
            <text:p>1,66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Elizabeth C. Fullick</text:p>
          </table:table-cell>
          <table:covered-table-cell table:style-name="ce9"/>
          <table:table-cell table:style-name="ce282" office:value-type="float" office:value="1651">
            <text:p>1,65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22" office:value-type="string">
            <text:p>James A. Parnell</text:p>
          </table:table-cell>
          <table:covered-table-cell table:style-name="ce10"/>
          <table:table-cell table:style-name="ce282" office:value-type="float" office:value="1651">
            <text:p>1,65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16" office:value-type="string">
            <text:p>June M. Gasper</text:p>
          </table:table-cell>
          <table:table-cell table:style-name="ce255" office:value-type="string" table:number-columns-spanned="1" table:number-rows-spanned="3">
            <text:p>Liberal Alliance Focus Team</text:p>
          </table:table-cell>
          <table:table-cell table:style-name="ce282" office:value-type="float" office:value="825">
            <text:p>82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16" office:value-type="string">
            <text:p>Philip C. Wainewright</text:p>
          </table:table-cell>
          <table:covered-table-cell table:style-name="ce9"/>
          <table:table-cell table:style-name="ce282" office:value-type="float" office:value="716">
            <text:p>71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2" office:value-type="string">
            <text:p>Mohammed A. Siddiqui</text:p>
          </table:table-cell>
          <table:covered-table-cell table:style-name="ce10"/>
          <table:table-cell table:style-name="ce282" office:value-type="float" office:value="674">
            <text:p>67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21" office:value-type="string">
            <text:p>Douglas E.G. Webb</text:p>
          </table:table-cell>
          <table:table-cell table:style-name="ce256" office:value-type="string" table:number-columns-spanned="1" table:number-rows-spanned="3">
            <text:p>Conservative</text:p>
          </table:table-cell>
          <table:table-cell table:style-name="ce282" office:value-type="float" office:value="541">
            <text:p>541</text:p>
          </table:table-cell>
          <table:table-cell table:style-name="ce308"/>
          <table:table-cell table:style-name="ce305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Martin Bayes</text:p>
          </table:table-cell>
          <table:covered-table-cell table:style-name="ce9"/>
          <table:table-cell table:style-name="ce282" office:value-type="float" office:value="528">
            <text:p>528</text:p>
          </table:table-cell>
          <table:table-cell table:style-name="ce308"/>
          <table:table-cell table:style-name="ce305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2"/>
          <table:covered-table-cell table:style-name="ce47"/>
          <table:covered-table-cell table:style-name="ce69"/>
          <table:covered-table-cell table:style-name="ce126"/>
          <table:table-cell table:style-name="ce149"/>
          <table:table-cell table:style-name="ce222" office:value-type="string">
            <text:p>Mary M. King</text:p>
          </table:table-cell>
          <table:covered-table-cell table:style-name="ce10"/>
          <table:table-cell table:style-name="ce282" office:value-type="float" office:value="524">
            <text:p>52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24" table:number-columns-repeated="2"/>
          <table:table-cell table:style-name="ce61"/>
          <table:table-cell table:style-name="ce123"/>
          <table:table-cell table:style-name="ce168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3" office:value-type="string" table:number-columns-spanned="1" table:number-rows-spanned="30">
            <text:p>Local</text:p>
          </table:table-cell>
          <table:table-cell table:style-name="ce40" office:value-type="float" office:value="1986" table:number-columns-spanned="1" table:number-rows-spanned="30">
            <text:p>1986</text:p>
          </table:table-cell>
          <table:table-cell table:style-name="ce93" office:value-type="string" table:number-columns-spanned="1" table:number-rows-spanned="5">
            <text:p>Monega</text:p>
          </table:table-cell>
          <table:table-cell table:style-name="ce135" office:value-type="percentage" office:value="0.385" table:number-columns-spanned="1" table:number-rows-spanned="5">
            <text:p>38.50%</text:p>
          </table:table-cell>
          <table:table-cell table:style-name="ce165" office:value-type="string">
            <text:p>ü</text:p>
          </table:table-cell>
          <table:table-cell table:style-name="ce225" office:value-type="string">
            <text:p>Lewis E. Boyce</text:p>
          </table:table-cell>
          <table:table-cell table:style-name="ce233" office:value-type="string" table:number-columns-spanned="1" table:number-rows-spanned="2">
            <text:p>Labour</text:p>
          </table:table-cell>
          <table:table-cell table:style-name="ce290" office:value-type="float" office:value="1355">
            <text:p>1,355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94"/>
          <table:covered-table-cell table:style-name="ce136"/>
          <table:table-cell table:style-name="ce166" office:value-type="string">
            <text:p>ü</text:p>
          </table:table-cell>
          <table:table-cell table:style-name="ce234" office:value-type="string">
            <text:p>Frederick E. York</text:p>
          </table:table-cell>
          <table:covered-table-cell table:style-name="ce10"/>
          <table:table-cell table:style-name="ce286" office:value-type="float" office:value="1266">
            <text:p>1,266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94"/>
          <table:covered-table-cell table:style-name="ce136"/>
          <table:table-cell table:style-name="ce177"/>
          <table:table-cell table:style-name="ce225" office:value-type="string">
            <text:p>Manoj K. Mann</text:p>
          </table:table-cell>
          <table:table-cell table:style-name="ce225" office:value-type="string" table:number-columns-spanned="1" table:number-rows-spanned="2">
            <text:p>Independent Newham Broad Alliance</text:p>
          </table:table-cell>
          <table:table-cell table:style-name="ce286" office:value-type="float" office:value="573">
            <text:p>573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94"/>
          <table:covered-table-cell table:style-name="ce136"/>
          <table:table-cell table:style-name="ce177"/>
          <table:table-cell table:style-name="ce232" office:value-type="string">
            <text:p>Javad Rahman</text:p>
          </table:table-cell>
          <table:covered-table-cell table:style-name="ce234"/>
          <table:table-cell table:style-name="ce286" office:value-type="float" office:value="486">
            <text:p>486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94"/>
          <table:covered-table-cell table:style-name="ce136"/>
          <table:table-cell table:style-name="ce177"/>
          <table:table-cell table:style-name="ce234" office:value-type="string">
            <text:p>Wendy N. Blanchard</text:p>
          </table:table-cell>
          <table:table-cell table:style-name="ce225" office:value-type="string">
            <text:p>Conservative</text:p>
          </table:table-cell>
          <table:table-cell table:style-name="ce286" office:value-type="float" office:value="288">
            <text:p>288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table-cell table:style-name="ce51"/>
          <table:table-cell table:style-name="ce127"/>
          <table:table-cell table:style-name="ce154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80" office:value-type="string" table:number-columns-spanned="1" table:number-rows-spanned="7">
            <text:p>New Town</text:p>
          </table:table-cell>
          <table:table-cell table:style-name="ce133" office:value-type="percentage" office:value="0.295" table:number-columns-spanned="1" table:number-rows-spanned="7">
            <text:p>29.5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Henry C. Cleghorn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0" office:value-type="float" office:value="921">
            <text:p>921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Peter Pendle</text:p>
          </table:table-cell>
          <table:covered-table-cell table:style-name="ce10"/>
          <table:table-cell table:style-name="ce281" office:value-type="float" office:value="895">
            <text:p>89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95"/>
          <table:covered-table-cell table:style-name="ce49"/>
          <table:table-cell table:style-name="ce166"/>
          <table:table-cell table:style-name="ce212" office:value-type="string">
            <text:p>David Knight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1" office:value-type="float" office:value="239">
            <text:p>239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95"/>
          <table:covered-table-cell table:style-name="ce49"/>
          <table:table-cell table:style-name="ce166"/>
          <table:table-cell table:style-name="ce213" office:value-type="string">
            <text:p>Florence Jackson</text:p>
          </table:table-cell>
          <table:covered-table-cell table:style-name="ce10"/>
          <table:table-cell table:style-name="ce281" office:value-type="float" office:value="215">
            <text:p>215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95"/>
          <table:covered-table-cell table:style-name="ce49"/>
          <table:table-cell table:style-name="ce166"/>
          <table:table-cell table:style-name="ce224" office:value-type="string">
            <text:p>Elizabeth Barker</text:p>
          </table:table-cell>
          <table:table-cell table:style-name="ce255" office:value-type="string">
            <text:p>Liberal &amp; Social Democratic Party Alliance</text:p>
          </table:table-cell>
          <table:table-cell table:style-name="ce281" office:value-type="float" office:value="159">
            <text:p>159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95"/>
          <table:covered-table-cell table:style-name="ce49"/>
          <table:table-cell table:style-name="ce166"/>
          <table:table-cell table:style-name="ce224" office:value-type="string">
            <text:p>Davinder S. Sagoo</text:p>
          </table:table-cell>
          <table:table-cell table:style-name="ce255" office:value-type="string">
            <text:p>Social Democratic Party Liberal Alliance</text:p>
          </table:table-cell>
          <table:table-cell table:style-name="ce281" office:value-type="float" office:value="127">
            <text:p>127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96"/>
          <table:covered-table-cell table:style-name="ce53"/>
          <table:table-cell table:style-name="ce170"/>
          <table:table-cell table:style-name="ce213" office:value-type="string">
            <text:p>Paramjit S. Bahra</text:p>
          </table:table-cell>
          <table:table-cell table:style-name="ce10" office:value-type="string">
            <text:p>Green</text:p>
          </table:table-cell>
          <table:table-cell table:style-name="ce289" office:value-type="float" office:value="57">
            <text:p>57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4"/>
          <table:table-cell table:style-name="ce119"/>
          <table:table-cell table:style-name="ce150"/>
          <table:table-cell table:style-name="ce143"/>
          <table:table-cell table:style-name="ce75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5">
            <text:p>Ordnance</text:p>
          </table:table-cell>
          <table:table-cell table:style-name="ce117" office:value-type="percentage" office:value="0.262" table:number-columns-spanned="1" table:number-rows-spanned="5">
            <text:p>26.20%</text:p>
          </table:table-cell>
          <table:table-cell table:style-name="ce165" office:value-type="string">
            <text:p>ü</text:p>
          </table:table-cell>
          <table:table-cell table:style-name="ce215" office:value-type="string">
            <text:p>Charles A. Flemwell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734">
            <text:p>73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Anne King</text:p>
          </table:table-cell>
          <table:covered-table-cell table:style-name="ce10"/>
          <table:table-cell table:style-name="ce281" office:value-type="float" office:value="662">
            <text:p>66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Jennifer Sutherland</text:p>
          </table:table-cell>
          <table:table-cell table:style-name="ce255" office:value-type="string">
            <text:p>Liberal &amp; Social Democratic Party Alliance</text:p>
          </table:table-cell>
          <table:table-cell table:style-name="ce281" office:value-type="float" office:value="158">
            <text:p>15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Francis J. Rowden</text:p>
          </table:table-cell>
          <table:table-cell table:style-name="ce255" office:value-type="string">
            <text:p>Social Democratic Party Liberal Alliance</text:p>
          </table:table-cell>
          <table:table-cell table:style-name="ce281" office:value-type="float" office:value="148">
            <text:p>14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Roger J.L. Ham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110">
            <text:p>11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9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number-columns-repeated="2" table:style-name="ce14"/>
          <table:table-cell table:style-name="ce76" office:value-type="string" table:number-columns-spanned="1" table:number-rows-spanned="10">
            <text:p>Park</text:p>
          </table:table-cell>
          <table:table-cell table:style-name="ce121" office:value-type="percentage" office:value="0.328" table:number-columns-spanned="1" table:number-rows-spanned="10">
            <text:p>32.8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Michael Brown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368">
            <text:p>1,36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John Lock</text:p>
          </table:table-cell>
          <table:covered-table-cell table:style-name="ce9"/>
          <table:table-cell table:style-name="ce282" office:value-type="float" office:value="1364">
            <text:p>1,36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22" office:value-type="string">
            <text:p>John Plant</text:p>
          </table:table-cell>
          <table:covered-table-cell table:style-name="ce10"/>
          <table:table-cell table:style-name="ce282" office:value-type="float" office:value="1239">
            <text:p>1,23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16" office:value-type="string">
            <text:p>Andrew J. Bolton</text:p>
          </table:table-cell>
          <table:table-cell table:style-name="ce259" office:value-type="string" table:number-columns-spanned="1" table:number-rows-spanned="2">
            <text:p>Social Democratic Party Liberal Alliance</text:p>
          </table:table-cell>
          <table:table-cell table:style-name="ce282" office:value-type="float" office:value="437">
            <text:p>43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16" office:value-type="string">
            <text:p>Frances L. Bolton</text:p>
          </table:table-cell>
          <table:covered-table-cell table:style-name="ce9"/>
          <table:table-cell table:style-name="ce282" office:value-type="float" office:value="436">
            <text:p>43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23" office:value-type="string">
            <text:p>Mohammed T. Jawed</text:p>
          </table:table-cell>
          <table:table-cell table:style-name="ce255" office:value-type="string">
            <text:p>Liberal &amp; Social Democratic Party Alliance</text:p>
          </table:table-cell>
          <table:table-cell table:style-name="ce282" office:value-type="float" office:value="434">
            <text:p>43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21" office:value-type="string">
            <text:p>Roger M. Barker-Green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2" office:value-type="float" office:value="408">
            <text:p>40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16" office:value-type="string">
            <text:p>Simon N.C. Pearce</text:p>
          </table:table-cell>
          <table:covered-table-cell table:style-name="ce9"/>
          <table:table-cell table:style-name="ce282" office:value-type="float" office:value="405">
            <text:p>40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22" office:value-type="string">
            <text:p>Richard C. Strauss</text:p>
          </table:table-cell>
          <table:covered-table-cell table:style-name="ce10"/>
          <table:table-cell table:style-name="ce282" office:value-type="float" office:value="362">
            <text:p>36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/>
          <table:table-cell table:style-name="ce222" office:value-type="string">
            <text:p>Leo M. Fletcher</text:p>
          </table:table-cell>
          <table:table-cell table:style-name="ce10" office:value-type="string">
            <text:p>Green</text:p>
          </table:table-cell>
          <table:table-cell table:style-name="ce282" office:value-type="float" office:value="215">
            <text:p>21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30"/>
          <table:table-cell table:style-name="ce31"/>
          <table:table-cell table:style-name="ce61"/>
          <table:table-cell table:style-name="ce123"/>
          <table:table-cell table:style-name="ce168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3" office:value-type="string" table:number-columns-spanned="1" table:number-rows-spanned="34">
            <text:p>Local</text:p>
          </table:table-cell>
          <table:table-cell table:style-name="ce40" office:value-type="float" office:value="1986" table:number-columns-spanned="1" table:number-rows-spanned="34">
            <text:p>1986</text:p>
          </table:table-cell>
          <table:table-cell table:style-name="ce62" office:value-type="string" table:number-columns-spanned="1" table:number-rows-spanned="8">
            <text:p>Plaistow</text:p>
          </table:table-cell>
          <table:table-cell table:style-name="ce121" office:value-type="percentage" office:value="0.286" table:number-columns-spanned="1" table:number-rows-spanned="8">
            <text:p>28.6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Christine Shepherd</text:p>
          </table:table-cell>
          <table:table-cell table:style-name="ce233" office:value-type="string" table:number-columns-spanned="1" table:number-rows-spanned="3">
            <text:p>Labour</text:p>
          </table:table-cell>
          <table:table-cell table:style-name="ce282" office:value-type="float" office:value="1118">
            <text:p>1,11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Alexander Thomson</text:p>
          </table:table-cell>
          <table:covered-table-cell table:style-name="ce9"/>
          <table:table-cell table:style-name="ce282" office:value-type="float" office:value="1047">
            <text:p>1,047</text:p>
          </table:table-cell>
          <table:table-cell table:style-name="ce308"/>
          <table:table-cell table:style-name="ce305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Anand N. Patil</text:p>
          </table:table-cell>
          <table:covered-table-cell table:style-name="ce10"/>
          <table:table-cell table:style-name="ce282" office:value-type="float" office:value="1022">
            <text:p>1,02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66"/>
          <table:table-cell table:style-name="ce223" office:value-type="string">
            <text:p>Bridget A. Watts</text:p>
          </table:table-cell>
          <table:table-cell table:style-name="ce255" office:value-type="string">
            <text:p>Liberal &amp; Social Democratic Party Alliance</text:p>
          </table:table-cell>
          <table:table-cell table:style-name="ce282" office:value-type="float" office:value="355">
            <text:p>35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66"/>
          <table:table-cell table:style-name="ce223" office:value-type="string">
            <text:p>Derek S. Vivash</text:p>
          </table:table-cell>
          <table:table-cell table:style-name="ce213" office:value-type="string">
            <text:p>Conservative</text:p>
          </table:table-cell>
          <table:table-cell table:style-name="ce282" office:value-type="float" office:value="298">
            <text:p>29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66"/>
          <table:table-cell table:style-name="ce223" office:value-type="string">
            <text:p>Ian W.F. Macfadyen</text:p>
          </table:table-cell>
          <table:table-cell table:style-name="ce260" office:value-type="string">
            <text:p>Liberal &amp; Social Democratic Party Alliance</text:p>
          </table:table-cell>
          <table:table-cell table:style-name="ce282" office:value-type="float" office:value="297">
            <text:p>29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48"/>
          <table:table-cell table:style-name="ce223" office:value-type="string">
            <text:p>Mary M. Vivash</text:p>
          </table:table-cell>
          <table:table-cell table:style-name="ce228" office:value-type="string">
            <text:p>Conservative</text:p>
          </table:table-cell>
          <table:table-cell table:style-name="ce282" office:value-type="float" office:value="256">
            <text:p>25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48"/>
          <table:table-cell table:style-name="ce223" office:value-type="string">
            <text:p>Mohammed Sarwar</text:p>
          </table:table-cell>
          <table:table-cell table:style-name="ce255" office:value-type="string">
            <text:p>Liberal &amp; Social Democratic Party Alliance</text:p>
          </table:table-cell>
          <table:table-cell table:style-name="ce282" office:value-type="float" office:value="228">
            <text:p>22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61"/>
          <table:table-cell table:style-name="ce123"/>
          <table:table-cell table:style-name="ce168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9">
            <text:p>Plashet</text:p>
          </table:table-cell>
          <table:table-cell table:style-name="ce117" office:value-type="percentage" office:value="0.334" table:number-columns-spanned="1" table:number-rows-spanned="9">
            <text:p>33.4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Maganbhai G. Patel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0" office:value-type="float" office:value="1442">
            <text:p>1,442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Jan Tallis</text:p>
          </table:table-cell>
          <table:covered-table-cell table:style-name="ce9"/>
          <table:table-cell table:style-name="ce281" office:value-type="float" office:value="1410">
            <text:p>1,41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Joseph C. Sambrano</text:p>
          </table:table-cell>
          <table:covered-table-cell table:style-name="ce10"/>
          <table:table-cell table:style-name="ce281" office:value-type="float" office:value="1282">
            <text:p>1,28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4" office:value-type="string">
            <text:p>Barry W. Roberts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520">
            <text:p>52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4" office:value-type="string">
            <text:p>Vera E. Ingleby</text:p>
          </table:table-cell>
          <table:covered-table-cell table:style-name="ce9"/>
          <table:table-cell table:style-name="ce281" office:value-type="float" office:value="506">
            <text:p>50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3" office:value-type="string">
            <text:p>Brendan M. Morley</text:p>
          </table:table-cell>
          <table:covered-table-cell table:style-name="ce10"/>
          <table:table-cell table:style-name="ce281" office:value-type="float" office:value="485">
            <text:p>48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4" office:value-type="string">
            <text:p>Terence R.J. Wells</text:p>
          </table:table-cell>
          <table:table-cell table:style-name="ce255" office:value-type="string" table:number-columns-spanned="1" table:number-rows-spanned="2">
            <text:p>Social Democratic Party Liberal Alliance</text:p>
          </table:table-cell>
          <table:table-cell table:style-name="ce281" office:value-type="float" office:value="472">
            <text:p>47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4" office:value-type="string">
            <text:p>Belboda J.B. Cooke</text:p>
          </table:table-cell>
          <table:covered-table-cell table:style-name="ce10"/>
          <table:table-cell table:style-name="ce281" office:value-type="float" office:value="455">
            <text:p>45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2" office:value-type="string">
            <text:p>Abdul K. Sheikh</text:p>
          </table:table-cell>
          <table:table-cell table:style-name="ce259" office:value-type="string">
            <text:p>Independent Newham Broad Alliance</text:p>
          </table:table-cell>
          <table:table-cell table:style-name="ce281" office:value-type="float" office:value="401">
            <text:p>40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4"/>
          <table:table-cell table:style-name="ce119"/>
          <table:table-cell table:style-name="ce150"/>
          <table:table-cell table:style-name="ce143"/>
          <table:table-cell table:style-name="ce75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5">
            <text:p>St. Stephens</text:p>
          </table:table-cell>
          <table:table-cell table:style-name="ce117" office:value-type="percentage" office:value="0.374" table:number-columns-spanned="1" table:number-rows-spanned="5">
            <text:p>37.40%</text:p>
          </table:table-cell>
          <table:table-cell table:style-name="ce165" office:value-type="string">
            <text:p>ü</text:p>
          </table:table-cell>
          <table:table-cell table:style-name="ce215" office:value-type="string">
            <text:p>Thomas Nolan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1279">
            <text:p>1,27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Linda A. Jordan</text:p>
          </table:table-cell>
          <table:covered-table-cell table:style-name="ce10"/>
          <table:table-cell table:style-name="ce281" office:value-type="float" office:value="1250">
            <text:p>1,25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2" office:value-type="string">
            <text:p>Ahmed S. Motala</text:p>
          </table:table-cell>
          <table:table-cell table:style-name="ce255" office:value-type="string" table:number-columns-spanned="1" table:number-rows-spanned="2">
            <text:p>Independent Newham Broad Alliance</text:p>
          </table:table-cell>
          <table:table-cell table:style-name="ce281" office:value-type="float" office:value="360">
            <text:p>36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5" office:value-type="string">
            <text:p>Bahadur S. Gahir</text:p>
          </table:table-cell>
          <table:covered-table-cell table:style-name="ce10"/>
          <table:table-cell table:style-name="ce281" office:value-type="float" office:value="321">
            <text:p>32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2" office:value-type="string">
            <text:p>Barbara M. Sutton</text:p>
          </table:table-cell>
          <table:table-cell table:style-name="ce259" office:value-type="string">
            <text:p>Conservative</text:p>
          </table:table-cell>
          <table:table-cell table:style-name="ce281" office:value-type="float" office:value="268">
            <text:p>26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57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6" office:value-type="string" table:number-columns-spanned="1" table:number-rows-spanned="9">
            <text:p>South</text:p>
          </table:table-cell>
          <table:table-cell table:style-name="ce121" office:value-type="percentage" office:value="0.337" table:number-columns-spanned="1" table:number-rows-spanned="9">
            <text:p>33.7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Edward F. Corbett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269">
            <text:p>1,26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Thomas A. Jenkinson</text:p>
          </table:table-cell>
          <table:covered-table-cell table:style-name="ce9"/>
          <table:table-cell table:style-name="ce282" office:value-type="float" office:value="1215">
            <text:p>1,21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John Wilson</text:p>
          </table:table-cell>
          <table:covered-table-cell table:style-name="ce10"/>
          <table:table-cell table:style-name="ce282" office:value-type="float" office:value="1103">
            <text:p>1,10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21" office:value-type="string">
            <text:p>Sean Cadogan</text:p>
          </table:table-cell>
          <table:table-cell table:style-name="ce256" office:value-type="string" table:number-columns-spanned="1" table:number-rows-spanned="3">
            <text:p>Conservative</text:p>
          </table:table-cell>
          <table:table-cell table:style-name="ce282" office:value-type="float" office:value="876">
            <text:p>87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16" office:value-type="string">
            <text:p>Craig J.P. Hands</text:p>
          </table:table-cell>
          <table:covered-table-cell table:style-name="ce9"/>
          <table:table-cell table:style-name="ce282" office:value-type="float" office:value="874">
            <text:p>87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22" office:value-type="string">
            <text:p>Damian P.J. Sutton</text:p>
          </table:table-cell>
          <table:covered-table-cell table:style-name="ce10"/>
          <table:table-cell table:style-name="ce282" office:value-type="float" office:value="836">
            <text:p>83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21" office:value-type="string">
            <text:p>James C. Evans</text:p>
          </table:table-cell>
          <table:table-cell table:style-name="ce10" office:value-type="string" table:number-columns-spanned="1" table:number-rows-spanned="3">
            <text:p>Social Democratic Party Liberal Alliance</text:p>
          </table:table-cell>
          <table:table-cell table:style-name="ce282" office:value-type="float" office:value="693">
            <text:p>69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16" office:value-type="string">
            <text:p>Alec J. Kellaway</text:p>
          </table:table-cell>
          <table:covered-table-cell table:style-name="ce9"/>
          <table:table-cell table:style-name="ce282" office:value-type="float" office:value="659">
            <text:p>65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22" office:value-type="string">
            <text:p>William A. Robinson</text:p>
          </table:table-cell>
          <table:covered-table-cell table:style-name="ce10"/>
          <table:table-cell table:style-name="ce282" office:value-type="float" office:value="619">
            <text:p>61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31" table:number-columns-repeated="2"/>
          <table:table-cell table:style-name="ce61"/>
          <table:table-cell table:style-name="ce123"/>
          <table:table-cell table:style-name="ce168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2"/>
          <table:table-cell table:style-name="ce314"/>
          <table:table-cell table:number-columns-repeated="1011"/>
        </table:table-row>
        <table:table-row table:style-name="ro2">
          <table:table-cell table:style-name="ce3" office:value-type="string" table:number-columns-spanned="1" table:number-rows-spanned="37">
            <text:p>Local</text:p>
          </table:table-cell>
          <table:table-cell table:style-name="ce40" office:value-type="float" office:value="1986" table:number-columns-spanned="1" table:number-rows-spanned="37">
            <text:p>1986</text:p>
          </table:table-cell>
          <table:table-cell table:style-name="ce76" office:value-type="string" table:number-columns-spanned="1" table:number-rows-spanned="7">
            <text:p>Stratford</text:p>
          </table:table-cell>
          <table:table-cell table:style-name="ce121" office:value-type="percentage" office:value="0.266" table:number-columns-spanned="1" table:number-rows-spanned="7">
            <text:p>26.6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James C. Riley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float" office:value="769">
            <text:p>76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James G. Newstead</text:p>
          </table:table-cell>
          <table:covered-table-cell table:style-name="ce10"/>
          <table:table-cell table:style-name="ce282" office:value-type="float" office:value="733">
            <text:p>73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62"/>
          <table:covered-table-cell table:style-name="ce122"/>
          <table:table-cell table:style-name="ce179"/>
          <table:table-cell table:style-name="ce221" office:value-type="string">
            <text:p>Williams G. Flynn</text:p>
          </table:table-cell>
          <table:table-cell table:style-name="ce256" office:value-type="string">
            <text:p>Conservative</text:p>
          </table:table-cell>
          <table:table-cell table:style-name="ce282" office:value-type="float" office:value="228">
            <text:p>22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62"/>
          <table:covered-table-cell table:style-name="ce122"/>
          <table:table-cell table:style-name="ce179"/>
          <table:table-cell table:style-name="ce223" office:value-type="string">
            <text:p>Michael J. Hogan</text:p>
          </table:table-cell>
          <table:table-cell table:style-name="ce229" office:value-type="string">
            <text:p>Liberal &amp; Social Democratic Party Alliance</text:p>
          </table:table-cell>
          <table:table-cell table:style-name="ce282" office:value-type="float" office:value="203">
            <text:p>20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62"/>
          <table:covered-table-cell table:style-name="ce122"/>
          <table:table-cell table:style-name="ce179"/>
          <table:table-cell table:style-name="ce223" office:value-type="string">
            <text:p>Antoinette Tuthill</text:p>
          </table:table-cell>
          <table:table-cell table:style-name="ce256" office:value-type="string">
            <text:p>Conservative</text:p>
          </table:table-cell>
          <table:table-cell table:style-name="ce282" office:value-type="float" office:value="174">
            <text:p>17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62"/>
          <table:covered-table-cell table:style-name="ce122"/>
          <table:table-cell table:style-name="ce179"/>
          <table:table-cell table:style-name="ce223" office:value-type="string">
            <text:p>Charmaine C. Pierre</text:p>
          </table:table-cell>
          <table:table-cell table:style-name="ce256" office:value-type="string">
            <text:p>Liberal &amp; Social Democratic Party Alliance</text:p>
          </table:table-cell>
          <table:table-cell table:style-name="ce282" office:value-type="float" office:value="167">
            <text:p>16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62"/>
          <table:covered-table-cell table:style-name="ce122"/>
          <table:table-cell table:style-name="ce179"/>
          <table:table-cell table:style-name="ce223" office:value-type="string">
            <text:p>Paul Bridewell Mason</text:p>
          </table:table-cell>
          <table:table-cell table:style-name="ce255" office:value-type="string">
            <text:p>Green</text:p>
          </table:table-cell>
          <table:table-cell table:style-name="ce282" office:value-type="float" office:value="50">
            <text:p>5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61"/>
          <table:table-cell table:style-name="ce128"/>
          <table:table-cell table:style-name="ce168"/>
          <table:table-cell table:style-name="ce206"/>
          <table:table-cell table:style-name="ce107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11">
            <text:p>Upton</text:p>
          </table:table-cell>
          <table:table-cell table:style-name="ce117" office:value-type="percentage" office:value="0.372" table:number-columns-spanned="1" table:number-rows-spanned="11">
            <text:p>37.2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John R. Clow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0" office:value-type="float" office:value="1915">
            <text:p>1,915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Muhammad Aslam</text:p>
          </table:table-cell>
          <table:covered-table-cell table:style-name="ce9"/>
          <table:table-cell table:style-name="ce281" office:value-type="float" office:value="1710">
            <text:p>1,71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Pamela Furness</text:p>
          </table:table-cell>
          <table:covered-table-cell table:style-name="ce10"/>
          <table:table-cell table:style-name="ce281" office:value-type="float" office:value="1695">
            <text:p>1,69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2" office:value-type="string">
            <text:p>Dilip Rana</text:p>
          </table:table-cell>
          <table:table-cell table:style-name="ce255" office:value-type="string" table:number-columns-spanned="1" table:number-rows-spanned="3">
            <text:p>Independent Newham Broad Alliance</text:p>
          </table:table-cell>
          <table:table-cell table:style-name="ce281" office:value-type="float" office:value="585">
            <text:p>58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Ahmed Din</text:p>
          </table:table-cell>
          <table:covered-table-cell table:style-name="ce9"/>
          <table:table-cell table:style-name="ce281" office:value-type="float" office:value="569">
            <text:p>56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3" office:value-type="string">
            <text:p>Bhikhu B. Vara</text:p>
          </table:table-cell>
          <table:covered-table-cell table:style-name="ce10"/>
          <table:table-cell table:style-name="ce281" office:value-type="float" office:value="417">
            <text:p>41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2" office:value-type="string">
            <text:p>Marilyn Barker-Green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415">
            <text:p>41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Anna Z. McWilton</text:p>
          </table:table-cell>
          <table:covered-table-cell table:style-name="ce255"/>
          <table:table-cell table:style-name="ce281" office:value-type="float" office:value="324">
            <text:p>32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3" office:value-type="string">
            <text:p>Kelvin C.V. McWilton</text:p>
          </table:table-cell>
          <table:covered-table-cell table:style-name="ce255"/>
          <table:table-cell table:style-name="ce281" office:value-type="float" office:value="324">
            <text:p>32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Arthur L Taylor</text:p>
          </table:table-cell>
          <table:table-cell table:style-name="ce255" office:value-type="string">
            <text:p>Green</text:p>
          </table:table-cell>
          <table:table-cell table:style-name="ce281" office:value-type="float" office:value="188">
            <text:p>18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Kenan Malik</text:p>
          </table:table-cell>
          <table:table-cell table:style-name="ce255" office:value-type="string">
            <text:p>Revolutionary Communist</text:p>
          </table:table-cell>
          <table:table-cell table:style-name="ce281" office:value-type="float" office:value="74">
            <text:p>7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4"/>
          <table:table-cell table:style-name="ce119"/>
          <table:table-cell table:style-name="ce150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9">
            <text:p>Wall End</text:p>
          </table:table-cell>
          <table:table-cell table:style-name="ce117" office:value-type="percentage" office:value="0.395" table:number-columns-spanned="1" table:number-rows-spanned="9">
            <text:p>39.5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Theodore L. Etherden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1" office:value-type="float" office:value="1568">
            <text:p>1,56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Sarah J. Reeves</text:p>
          </table:table-cell>
          <table:covered-table-cell table:style-name="ce9"/>
          <table:table-cell table:style-name="ce281" office:value-type="float" office:value="1552">
            <text:p>1,55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Bashirul Hafeez</text:p>
          </table:table-cell>
          <table:covered-table-cell table:style-name="ce10"/>
          <table:table-cell table:style-name="ce281" office:value-type="float" office:value="1523">
            <text:p>1,52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2" office:value-type="string">
            <text:p>Diane E. Harley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1003">
            <text:p>1,00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John P.R. Colthurst</text:p>
          </table:table-cell>
          <table:covered-table-cell table:style-name="ce9"/>
          <table:table-cell table:style-name="ce281" office:value-type="float" office:value="988">
            <text:p>98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3" office:value-type="string">
            <text:p>Anthony G. Moran</text:p>
          </table:table-cell>
          <table:covered-table-cell table:style-name="ce10"/>
          <table:table-cell table:style-name="ce281" office:value-type="float" office:value="878">
            <text:p>87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Richard H. Lomas</text:p>
          </table:table-cell>
          <table:table-cell table:style-name="ce259" office:value-type="string">
            <text:p>Liberal &amp; Social Democratic Party Alliance</text:p>
          </table:table-cell>
          <table:table-cell table:style-name="ce281" office:value-type="float" office:value="431">
            <text:p>43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Piara Mehtab</text:p>
          </table:table-cell>
          <table:table-cell table:style-name="ce255" office:value-type="string" table:number-columns-spanned="1" table:number-rows-spanned="2">
            <text:p>Independent Newham Broad Alliance</text:p>
          </table:table-cell>
          <table:table-cell table:style-name="ce281" office:value-type="float" office:value="302">
            <text:p>30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Leon Netto</text:p>
          </table:table-cell>
          <table:covered-table-cell table:style-name="ce10"/>
          <table:table-cell table:style-name="ce281" office:value-type="float" office:value="293">
            <text:p>29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9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6" office:value-type="string" table:number-columns-spanned="1" table:number-rows-spanned="7">
            <text:p>West Ham</text:p>
          </table:table-cell>
          <table:table-cell table:style-name="ce121" office:value-type="percentage" office:value="0.309" table:number-columns-spanned="1" table:number-rows-spanned="7">
            <text:p>30.9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Ronald N. Manley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float" office:value="1176">
            <text:p>1,17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John Isted</text:p>
          </table:table-cell>
          <table:covered-table-cell table:style-name="ce10"/>
          <table:table-cell table:style-name="ce282" office:value-type="float" office:value="1061">
            <text:p>1,06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21" office:value-type="string">
            <text:p>Dennis F. Privett</text:p>
          </table:table-cell>
          <table:table-cell table:style-name="ce256" office:value-type="string" table:number-columns-spanned="1" table:number-rows-spanned="2">
            <text:p>Conservative</text:p>
          </table:table-cell>
          <table:table-cell table:style-name="ce282" office:value-type="float" office:value="328">
            <text:p>32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22" office:value-type="string">
            <text:p>Georgina Williams</text:p>
          </table:table-cell>
          <table:covered-table-cell table:style-name="ce229"/>
          <table:table-cell table:style-name="ce282" office:value-type="float" office:value="258">
            <text:p>25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23" office:value-type="string">
            <text:p>Victor Schofield</text:p>
          </table:table-cell>
          <table:table-cell table:style-name="ce256" office:value-type="string">
            <text:p>Social Democratic Party Liberal Alliance</text:p>
          </table:table-cell>
          <table:table-cell table:style-name="ce282" office:value-type="float" office:value="248">
            <text:p>24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23" office:value-type="string">
            <text:p>Leslie Sutherland</text:p>
          </table:table-cell>
          <table:table-cell table:style-name="ce256" office:value-type="string">
            <text:p>Liberal &amp; Social Democratic Party Alliance</text:p>
          </table:table-cell>
          <table:table-cell table:style-name="ce282" office:value-type="float" office:value="201">
            <text:p>20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23" office:value-type="string">
            <text:p>Amanda J. Sandford</text:p>
          </table:table-cell>
          <table:table-cell table:style-name="ce255" office:value-type="string">
            <text:p>Green</text:p>
          </table:table-cell>
          <table:table-cell table:style-name="ce282" office:value-type="float" office:value="64">
            <text:p>6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27" table:number-columns-repeated="2"/>
          <table:table-cell table:style-name="ce42"/>
          <table:table-cell table:style-name="ce129"/>
          <table:table-cell table:style-name="ce171"/>
          <table:table-cell table:style-name="ce206"/>
          <table:table-cell table:style-name="ce107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8" table:number-columns-repeated="2"/>
          <table:table-cell table:style-name="ce84"/>
          <table:table-cell table:style-name="ce131"/>
          <table:table-cell table:style-name="ce173"/>
          <table:table-cell table:style-name="ce227"/>
          <table:table-cell table:style-name="ce258"/>
          <table:table-cell table:style-name="ce287"/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table-cell table:style-name="ce2" office:value-type="string">
            <text:p>ELECTION</text:p>
          </table:table-cell>
          <table:table-cell table:style-name="ce2" office:value-type="string">
            <text:p><text:s/>YEAR</text:p>
          </table:table-cell>
          <table:table-cell table:style-name="ce2" office:value-type="string">
            <text:p>CONSTITUENCY</text:p>
          </table:table-cell>
          <table:table-cell table:style-name="ce113" office:value-type="string">
            <text:p>TURNOUT</text:p>
          </table:table-cell>
          <table:table-cell table:style-name="ce161" office:value-type="string">
            <text:p>ELECTED</text:p>
          </table:table-cell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113" office:value-type="string">
            <text:p>VOTES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table-cell table:style-name="ce23" office:value-type="string" table:number-columns-spanned="1" table:number-rows-spanned="9">
            <text:p>Local By-Election</text:p>
          </table:table-cell>
          <table:table-cell table:style-name="ce48" office:value-type="date" office:date-value="1987-02-05" table:number-columns-spanned="1" table:number-rows-spanned="4">
            <text:p>05/02/1987</text:p>
          </table:table-cell>
          <table:table-cell table:style-name="ce72" office:value-type="string" table:number-columns-spanned="1" table:number-rows-spanned="4">
            <text:p>South</text:p>
          </table:table-cell>
          <table:table-cell table:style-name="ce117" office:value-type="percentage" office:value="0.2866" table:number-columns-spanned="1" table:number-rows-spanned="4">
            <text:p>28.66%</text:p>
          </table:table-cell>
          <table:table-cell table:style-name="ce165" office:value-type="string">
            <text:p>ü</text:p>
          </table:table-cell>
          <table:table-cell table:style-name="ce224" office:value-type="string">
            <text:p>Alec J. Kellaway</text:p>
          </table:table-cell>
          <table:table-cell table:style-name="ce256" office:value-type="string">
            <text:p>Social Democratic Party Liberal Alliance</text:p>
          </table:table-cell>
          <table:table-cell table:style-name="ce280" office:value-type="float" office:value="1000">
            <text:p>1,00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9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Doris A. Maxwell</text:p>
          </table:table-cell>
          <table:table-cell table:style-name="ce255" office:value-type="string">
            <text:p>Labour</text:p>
          </table:table-cell>
          <table:table-cell table:style-name="ce281" office:value-type="float" office:value="805">
            <text:p>805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20"/>
          <table:covered-table-cell table:style-name="ce49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Damian P.J. Sutton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769">
            <text:p>769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20"/>
          <table:covered-table-cell table:style-name="ce49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Terence C.J. Macdonald</text:p>
          </table:table-cell>
          <table:table-cell table:style-name="ce255" office:value-type="string">
            <text:p>Green</text:p>
          </table:table-cell>
          <table:table-cell table:style-name="ce281" office:value-type="float" office:value="68">
            <text:p>6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table-cell table:style-name="ce50"/>
          <table:table-cell table:style-name="ce74"/>
          <table:table-cell table:style-name="ce119"/>
          <table:table-cell table:style-name="ce150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table-cell table:style-name="ce48" office:value-type="date" office:date-value="1988-10-13" table:number-columns-spanned="1" table:number-rows-spanned="4">
            <text:p>13/10/1988</text:p>
          </table:table-cell>
          <table:table-cell table:style-name="ce70" office:value-type="string" table:number-columns-spanned="1" table:number-rows-spanned="4">
            <text:p>Little Ilford</text:p>
          </table:table-cell>
          <table:table-cell table:style-name="ce117" office:value-type="percentage" office:value="0.2489" table:number-columns-spanned="1" table:number-rows-spanned="4">
            <text:p>24.89%</text:p>
          </table:table-cell>
          <table:table-cell table:style-name="ce165" office:value-type="string">
            <text:p>ü</text:p>
          </table:table-cell>
          <table:table-cell table:style-name="ce224" office:value-type="string">
            <text:p>Lyn C. Brown</text:p>
          </table:table-cell>
          <table:table-cell table:style-name="ce255" office:value-type="string">
            <text:p>Labour</text:p>
          </table:table-cell>
          <table:table-cell table:style-name="ce281" office:value-type="float" office:value="1027">
            <text:p>1,02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5"/>
          <table:table-cell table:style-name="ce224" office:value-type="string">
            <text:p>Leslie E. Groombridge</text:p>
          </table:table-cell>
          <table:table-cell table:style-name="ce255" office:value-type="string">
            <text:p>Liberal Democrat</text:p>
          </table:table-cell>
          <table:table-cell table:style-name="ce281" office:value-type="float" office:value="614">
            <text:p>614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24" office:value-type="string">
            <text:p>John P.R. Colthurst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324">
            <text:p>324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24" office:value-type="string">
            <text:p>Dexter H. Hanoomansingh</text:p>
          </table:table-cell>
          <table:table-cell table:style-name="ce255" office:value-type="string">
            <text:p>Independent</text:p>
          </table:table-cell>
          <table:table-cell table:style-name="ce281" office:value-type="float" office:value="54">
            <text:p>54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table-cell table:style-name="ce20"/>
          <table:table-cell table:style-name="ce51"/>
          <table:table-cell table:style-name="ce92"/>
          <table:table-cell table:style-name="ce134"/>
          <table:table-cell table:style-name="ce178"/>
          <table:table-cell table:style-name="ce231"/>
          <table:table-cell table:style-name="ce262"/>
          <table:table-cell table:style-name="ce288"/>
          <table:table-cell table:style-name="ce304" table:number-columns-repeated="2"/>
          <table:table-cell table:number-columns-repeated="1014"/>
        </table:table-row>
        <table:table-row table:style-name="ro2">
          <table:table-cell table:style-name="ce28"/>
          <table:table-cell table:style-name="ce48" office:value-type="date" office:date-value="1988-10-13" table:number-columns-spanned="1" table:number-rows-spanned="5">
            <text:p>13/10/1988</text:p>
          </table:table-cell>
          <table:table-cell table:style-name="ce40" office:value-type="string" table:number-columns-spanned="1" table:number-rows-spanned="5">
            <text:p>St. Stephens</text:p>
          </table:table-cell>
          <table:table-cell table:style-name="ce117" office:value-type="percentage" office:value="0.2477" table:number-columns-spanned="1" table:number-rows-spanned="5">
            <text:p>24.77%</text:p>
          </table:table-cell>
          <table:table-cell table:style-name="ce165" office:value-type="string">
            <text:p>ü</text:p>
          </table:table-cell>
          <table:table-cell table:style-name="ce224" office:value-type="string">
            <text:p>Catherine J. Parry</text:p>
          </table:table-cell>
          <table:table-cell table:style-name="ce255" office:value-type="string">
            <text:p>Labour</text:p>
          </table:table-cell>
          <table:table-cell table:style-name="ce280" office:value-type="float" office:value="704">
            <text:p>704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table-cell table:style-name="ce28"/>
          <table:covered-table-cell table:style-name="ce54"/>
          <table:covered-table-cell table:style-name="ce41"/>
          <table:covered-table-cell table:style-name="ce118"/>
          <table:table-cell table:style-name="ce166"/>
          <table:table-cell table:style-name="ce224" office:value-type="string">
            <text:p>Charles R.P.G. Meaby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219">
            <text:p>219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table-cell table:style-name="ce28"/>
          <table:covered-table-cell table:style-name="ce54"/>
          <table:covered-table-cell table:style-name="ce41"/>
          <table:covered-table-cell table:style-name="ce118"/>
          <table:table-cell table:style-name="ce166"/>
          <table:table-cell table:style-name="ce224" office:value-type="string">
            <text:p>Baldev Barrah</text:p>
          </table:table-cell>
          <table:table-cell table:style-name="ce255" office:value-type="string">
            <text:p>Independent Labour</text:p>
          </table:table-cell>
          <table:table-cell table:style-name="ce281" office:value-type="float" office:value="214">
            <text:p>214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table-cell table:style-name="ce28"/>
          <table:covered-table-cell table:style-name="ce49"/>
          <table:covered-table-cell table:style-name="ce41"/>
          <table:covered-table-cell table:style-name="ce118"/>
          <table:table-cell table:style-name="ce166"/>
          <table:table-cell table:style-name="ce224" office:value-type="string">
            <text:p>Peter Bragg</text:p>
          </table:table-cell>
          <table:table-cell table:style-name="ce255" office:value-type="string">
            <text:p>Social Democratic Party</text:p>
          </table:table-cell>
          <table:table-cell table:style-name="ce281" office:value-type="float" office:value="143">
            <text:p>143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table-cell table:style-name="ce28"/>
          <table:covered-table-cell table:style-name="ce49"/>
          <table:covered-table-cell table:style-name="ce41"/>
          <table:covered-table-cell table:style-name="ce118"/>
          <table:table-cell table:style-name="ce166"/>
          <table:table-cell table:style-name="ce224" office:value-type="string">
            <text:p>Matthew M. Huntbach</text:p>
          </table:table-cell>
          <table:table-cell table:style-name="ce255" office:value-type="string">
            <text:p>Liberal Democrat</text:p>
          </table:table-cell>
          <table:table-cell table:style-name="ce281" office:value-type="float" office:value="49">
            <text:p>49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table-cell table:style-name="ce24" table:number-columns-repeated="2"/>
          <table:table-cell table:style-name="ce61"/>
          <table:table-cell table:style-name="ce123"/>
          <table:table-cell table:style-name="ce168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8" table:number-columns-repeated="2"/>
          <table:table-cell table:style-name="ce84"/>
          <table:table-cell table:style-name="ce131"/>
          <table:table-cell table:style-name="ce173"/>
          <table:table-cell table:style-name="ce208"/>
          <table:table-cell table:style-name="ce252"/>
          <table:table-cell table:style-name="ce276"/>
          <table:table-cell table:style-name="ce303"/>
          <table:table-cell table:style-name="ce315"/>
          <table:table-cell table:style-name="ce317" table:number-columns-repeated="1014"/>
        </table:table-row>
        <table:table-row table:style-name="ro2">
          <table:table-cell table:style-name="ce2" office:value-type="string">
            <text:p>ELECTION</text:p>
          </table:table-cell>
          <table:table-cell table:style-name="ce2" office:value-type="string">
            <text:p><text:s/>YEAR</text:p>
          </table:table-cell>
          <table:table-cell table:style-name="ce2" office:value-type="string">
            <text:p>BOROUGH</text:p>
          </table:table-cell>
          <table:table-cell table:style-name="ce113" office:value-type="string">
            <text:p>ELECTORS</text:p>
          </table:table-cell>
          <table:table-cell table:style-name="ce161" office:value-type="string">
            <text:p>TURNOUT</text:p>
          </table:table-cell>
          <table:table-cell table:style-name="ce209"/>
          <table:table-cell table:style-name="ce252"/>
          <table:table-cell table:style-name="ce276"/>
          <table:table-cell table:style-name="ce303"/>
          <table:table-cell table:style-name="ce313"/>
          <table:table-cell table:number-columns-repeated="2"/>
          <table:table-cell table:style-name="ce318" table:number-columns-repeated="1012"/>
        </table:table-row>
        <table:table-row table:style-name="ro2">
          <table:table-cell table:style-name="ce3" office:value-type="string" table:number-columns-spanned="1" table:number-rows-spanned="3">
            <text:p>Local</text:p>
          </table:table-cell>
          <table:table-cell table:style-name="ce40" office:value-type="float" office:value="1990" table:number-columns-spanned="1" table:number-rows-spanned="3">
            <text:p>1990</text:p>
          </table:table-cell>
          <table:table-cell table:style-name="ce70" office:value-type="string" table:number-columns-spanned="1" table:number-rows-spanned="3">
            <text:p>Newham</text:p>
          </table:table-cell>
          <table:table-cell table:style-name="ce114" office:value-type="float" office:value="157951" table:number-columns-spanned="1" table:number-rows-spanned="3">
            <text:p>157,951</text:p>
          </table:table-cell>
          <table:table-cell table:style-name="ce117" office:value-type="percentage" office:value="0.365" table:number-columns-spanned="1" table:number-rows-spanned="3">
            <text:p>36.50%</text:p>
          </table:table-cell>
          <table:table-cell table:style-name="ce210"/>
          <table:table-cell table:style-name="ce253"/>
          <table:table-cell table:style-name="ce130"/>
          <table:table-cell table:style-name="ce306"/>
          <table:table-cell table:number-columns-repeated="2"/>
          <table:table-cell table:style-name="ce313"/>
          <table:table-cell table:number-columns-repeated="1012"/>
        </table:table-row>
        <table:table-row table:style-name="ro2">
          <table:covered-table-cell table:style-name="ce4"/>
          <table:covered-table-cell table:style-name="ce41"/>
          <table:covered-table-cell table:style-name="ce71"/>
          <table:covered-table-cell table:style-name="ce115"/>
          <table:covered-table-cell table:style-name="ce118"/>
          <table:table-cell table:style-name="ce210"/>
          <table:table-cell table:style-name="ce253"/>
          <table:table-cell table:style-name="ce278"/>
          <table:table-cell table:style-name="ce306"/>
          <table:table-cell table:style-name="ce313" table:number-columns-repeated="1015"/>
        </table:table-row>
        <table:table-row table:style-name="ro2">
          <table:covered-table-cell table:style-name="ce4"/>
          <table:covered-table-cell table:style-name="ce41"/>
          <table:covered-table-cell table:style-name="ce71"/>
          <table:covered-table-cell table:style-name="ce115"/>
          <table:covered-table-cell table:style-name="ce118"/>
          <table:table-cell table:style-name="ce210"/>
          <table:table-cell table:style-name="ce253"/>
          <table:table-cell table:style-name="ce278"/>
          <table:table-cell table:style-name="ce306"/>
          <table:table-cell table:number-columns-repeated="1015"/>
        </table:table-row>
        <table:table-row table:style-name="ro2">
          <table:table-cell table:style-name="ce5"/>
          <table:table-cell table:style-name="ce42"/>
          <table:table-cell table:style-name="ce5"/>
          <table:table-cell table:style-name="ce116"/>
          <table:table-cell table:style-name="ce162"/>
          <table:table-cell table:style-name="ce195"/>
          <table:table-cell table:style-name="ce244"/>
          <table:table-cell table:style-name="ce129"/>
          <table:table-cell table:style-name="ce172" table:number-columns-repeated="2"/>
          <table:table-cell table:style-name="ce314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ELECTION</text:p>
          </table:table-cell>
          <table:table-cell table:style-name="ce2" office:value-type="string">
            <text:p><text:s/>YEAR</text:p>
          </table:table-cell>
          <table:table-cell table:style-name="ce2" office:value-type="string">
            <text:p>CONSTITUENCY</text:p>
          </table:table-cell>
          <table:table-cell table:style-name="ce113" office:value-type="string">
            <text:p>TURNOUT</text:p>
          </table:table-cell>
          <table:table-cell table:style-name="ce161" office:value-type="string">
            <text:p>ELECTED</text:p>
          </table:table-cell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113" office:value-type="string">
            <text:p>VOTES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table-cell table:style-name="ce23" office:value-type="string" table:number-columns-spanned="1" table:number-rows-spanned="21">
            <text:p>Local</text:p>
          </table:table-cell>
          <table:table-cell table:style-name="ce40" office:value-type="float" office:value="1990" table:number-columns-spanned="1" table:number-rows-spanned="21">
            <text:p>1990</text:p>
          </table:table-cell>
          <table:table-cell table:style-name="ce72" office:value-type="string" table:number-columns-spanned="1" table:number-rows-spanned="3">
            <text:p>Beckton</text:p>
          </table:table-cell>
          <table:table-cell table:style-name="ce117" office:value-type="percentage" office:value="0.269" table:number-columns-spanned="1" table:number-rows-spanned="3">
            <text:p>26.9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Maureen Knight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0" office:value-type="float" office:value="679">
            <text:p>67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Doris Maxwell</text:p>
          </table:table-cell>
          <table:covered-table-cell table:style-name="ce10"/>
          <table:table-cell table:style-name="ce281" office:value-type="float" office:value="608">
            <text:p>608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Margaret Byrne</text:p>
          </table:table-cell>
          <table:table-cell table:style-name="ce256" office:value-type="string">
            <text:p>Conservative</text:p>
          </table:table-cell>
          <table:table-cell table:style-name="ce281" office:value-type="float" office:value="384">
            <text:p>384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75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0" office:value-type="string" table:number-columns-spanned="1" table:number-rows-spanned="6">
            <text:p>Bemersyde</text:p>
          </table:table-cell>
          <table:table-cell table:style-name="ce117" office:value-type="percentage" office:value="0.424" table:number-columns-spanned="1" table:number-rows-spanned="6">
            <text:p>42.4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David P. Kellaway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923">
            <text:p>92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Peter E. Landman</text:p>
          </table:table-cell>
          <table:covered-table-cell table:style-name="ce10"/>
          <table:table-cell table:style-name="ce281" office:value-type="float" office:value="918">
            <text:p>918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5" office:value-type="string">
            <text:p>Paul Clark</text:p>
          </table:table-cell>
          <table:table-cell table:style-name="ce259" office:value-type="string">
            <text:p>Conservative</text:p>
          </table:table-cell>
          <table:table-cell table:style-name="ce281" office:value-type="float" office:value="625">
            <text:p>625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24" office:value-type="string">
            <text:p>David J. Corney</text:p>
          </table:table-cell>
          <table:table-cell table:style-name="ce255" office:value-type="string">
            <text:p>Liberal Democrat</text:p>
          </table:table-cell>
          <table:table-cell table:style-name="ce281" office:value-type="float" office:value="306">
            <text:p>306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24" office:value-type="string">
            <text:p>Simon K. Bridgeland</text:p>
          </table:table-cell>
          <table:table-cell table:style-name="ce255" office:value-type="string">
            <text:p>Green</text:p>
          </table:table-cell>
          <table:table-cell table:style-name="ce281" office:value-type="float" office:value="275">
            <text:p>27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24" office:value-type="string">
            <text:p>William Robinson</text:p>
          </table:table-cell>
          <table:table-cell table:style-name="ce255" office:value-type="string">
            <text:p>Liberal Democrat</text:p>
          </table:table-cell>
          <table:table-cell table:style-name="ce281" office:value-type="float" office:value="201">
            <text:p>20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57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0" office:value-type="string" table:number-columns-spanned="1" table:number-rows-spanned="4">
            <text:p>Canning Town and Grange</text:p>
          </table:table-cell>
          <table:table-cell table:style-name="ce121" office:value-type="percentage" office:value="0.311" table:number-columns-spanned="1" table:number-rows-spanned="4">
            <text:p>31.1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Charles Whincup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float" office:value="1033">
            <text:p>1,03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22" office:value-type="string">
            <text:p>Christopher B. Allen</text:p>
          </table:table-cell>
          <table:covered-table-cell table:style-name="ce10"/>
          <table:table-cell table:style-name="ce282" office:value-type="float" office:value="1020">
            <text:p>1,02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/>
          <table:table-cell table:style-name="ce223" office:value-type="string">
            <text:p>Jean D. Boorman</text:p>
          </table:table-cell>
          <table:table-cell table:style-name="ce255" office:value-type="string">
            <text:p>Conservative</text:p>
          </table:table-cell>
          <table:table-cell table:style-name="ce282" office:value-type="float" office:value="525">
            <text:p>52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/>
          <table:table-cell table:style-name="ce223" office:value-type="string">
            <text:p>Richard P. Sant</text:p>
          </table:table-cell>
          <table:table-cell table:style-name="ce255" office:value-type="string">
            <text:p>Green</text:p>
          </table:table-cell>
          <table:table-cell table:style-name="ce282" office:value-type="float" office:value="366">
            <text:p>36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61"/>
          <table:table-cell table:style-name="ce123"/>
          <table:table-cell table:style-name="ce168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0" office:value-type="string" table:number-columns-spanned="1" table:number-rows-spanned="5">
            <text:p>Castle</text:p>
          </table:table-cell>
          <table:table-cell table:style-name="ce121" office:value-type="percentage" office:value="0.354" table:number-columns-spanned="1" table:number-rows-spanned="5">
            <text:p>35.4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Ronald S. Langton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float" office:value="1125">
            <text:p>1,12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Sarah L. Murray</text:p>
          </table:table-cell>
          <table:covered-table-cell table:style-name="ce10"/>
          <table:table-cell table:style-name="ce282" office:value-type="float" office:value="1092">
            <text:p>1,09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1" office:value-type="string">
            <text:p>Roy A. Bull</text:p>
          </table:table-cell>
          <table:table-cell table:style-name="ce256" office:value-type="string" table:number-columns-spanned="1" table:number-rows-spanned="2">
            <text:p>Conservative</text:p>
          </table:table-cell>
          <table:table-cell table:style-name="ce282" office:value-type="float" office:value="498">
            <text:p>49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2" office:value-type="string">
            <text:p>Dorothy M. Neal</text:p>
          </table:table-cell>
          <table:covered-table-cell table:style-name="ce10"/>
          <table:table-cell table:style-name="ce282" office:value-type="float" office:value="441">
            <text:p>44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75"/>
          <table:table-cell table:style-name="ce218" office:value-type="string">
            <text:p>Rosanne D. Goodwins</text:p>
          </table:table-cell>
          <table:table-cell table:style-name="ce10" office:value-type="string">
            <text:p>Green</text:p>
          </table:table-cell>
          <table:table-cell table:style-name="ce283" office:value-type="float" office:value="305">
            <text:p>305</text:p>
          </table:table-cell>
          <table:table-cell table:style-name="ce308"/>
          <table:table-cell table:style-name="ce305"/>
          <table:table-cell table:style-name="ce313" table:number-columns-repeated="2"/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61"/>
          <table:table-cell table:style-name="ce123"/>
          <table:table-cell table:style-name="ce168"/>
          <table:table-cell table:style-name="ce217"/>
          <table:table-cell table:style-name="ce10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23" office:value-type="string" table:number-columns-spanned="1" table:number-rows-spanned="34">
            <text:p>Local</text:p>
          </table:table-cell>
          <table:table-cell table:style-name="ce40" office:value-type="float" office:value="1990" table:number-columns-spanned="1" table:number-rows-spanned="34">
            <text:p>1990</text:p>
          </table:table-cell>
          <table:table-cell table:style-name="ce72" office:value-type="string" table:number-columns-spanned="1" table:number-rows-spanned="5">
            <text:p>Central</text:p>
          </table:table-cell>
          <table:table-cell table:style-name="ce117" office:value-type="percentage" office:value="0.371" table:number-columns-spanned="1" table:number-rows-spanned="5">
            <text:p>37.1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Stanley Hopwood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0" office:value-type="float" office:value="1410">
            <text:p>1,410</text:p>
          </table:table-cell>
          <table:table-cell table:style-name="ce307"/>
          <table:table-cell table:style-name="ce304"/>
          <table:table-cell table:style-name="ce317" table:number-columns-repeated="2"/>
          <table:table-cell table:number-columns-repeated="1012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Pallavi B. Patel</text:p>
          </table:table-cell>
          <table:covered-table-cell table:style-name="ce10"/>
          <table:table-cell table:style-name="ce281" office:value-type="float" office:value="1323">
            <text:p>1,32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Dorothy I. Ford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1" office:value-type="float" office:value="457">
            <text:p>45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Danuta A. Gradosielska</text:p>
          </table:table-cell>
          <table:covered-table-cell table:style-name="ce10"/>
          <table:table-cell table:style-name="ce281" office:value-type="float" office:value="347">
            <text:p>34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14" office:value-type="string">
            <text:p>Rupert W.H. Goodwins</text:p>
          </table:table-cell>
          <table:table-cell table:style-name="ce259" office:value-type="string">
            <text:p>Green</text:p>
          </table:table-cell>
          <table:table-cell table:style-name="ce281" office:value-type="float" office:value="320">
            <text:p>32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90" office:value-type="string" table:number-columns-spanned="1" table:number-rows-spanned="9">
            <text:p>Custom House and Silvertown</text:p>
          </table:table-cell>
          <table:table-cell table:style-name="ce117" office:value-type="percentage" office:value="0.305" table:number-columns-spanned="1" table:number-rows-spanned="9">
            <text:p>30.5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William A. Chapman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1" office:value-type="float" office:value="1340">
            <text:p>1,34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Julia C.I. Garfield</text:p>
          </table:table-cell>
          <table:covered-table-cell table:style-name="ce9"/>
          <table:table-cell table:style-name="ce281" office:value-type="float" office:value="1321">
            <text:p>1,32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Kevin Gillespie</text:p>
          </table:table-cell>
          <table:covered-table-cell table:style-name="ce10"/>
          <table:table-cell table:style-name="ce281" office:value-type="float" office:value="1240">
            <text:p>1,24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2" office:value-type="string">
            <text:p>David C. Gladstone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931">
            <text:p>93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5" office:value-type="string">
            <text:p>Alan W. Taylor</text:p>
          </table:table-cell>
          <table:covered-table-cell table:style-name="ce9"/>
          <table:table-cell table:style-name="ce281" office:value-type="float" office:value="897">
            <text:p>89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3" office:value-type="string">
            <text:p>Geraldine M. Alden</text:p>
          </table:table-cell>
          <table:covered-table-cell table:style-name="ce10"/>
          <table:table-cell table:style-name="ce281" office:value-type="float" office:value="896">
            <text:p>89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5" office:value-type="string">
            <text:p>Elizabeth A. Campion</text:p>
          </table:table-cell>
          <table:table-cell table:style-name="ce255" office:value-type="string" table:number-columns-spanned="1" table:number-rows-spanned="3">
            <text:p>Liberal Democrat</text:p>
          </table:table-cell>
          <table:table-cell table:style-name="ce281" office:value-type="float" office:value="440">
            <text:p>44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5" office:value-type="string">
            <text:p>Peter R.W. Guest</text:p>
          </table:table-cell>
          <table:covered-table-cell table:style-name="ce9"/>
          <table:table-cell table:style-name="ce281" office:value-type="float" office:value="376">
            <text:p>37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91"/>
          <table:covered-table-cell table:style-name="ce118"/>
          <table:table-cell table:style-name="ce174"/>
          <table:table-cell table:style-name="ce213" office:value-type="string">
            <text:p>Nicola F. Thompson</text:p>
          </table:table-cell>
          <table:covered-table-cell table:style-name="ce10"/>
          <table:table-cell table:style-name="ce281" office:value-type="float" office:value="343">
            <text:p>34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9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0" office:value-type="string" table:number-columns-spanned="1" table:number-rows-spanned="9">
            <text:p>Forest Gate</text:p>
          </table:table-cell>
          <table:table-cell table:style-name="ce121" office:value-type="percentage" office:value="0.394" table:number-columns-spanned="1" table:number-rows-spanned="9">
            <text:p>39.4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Margaret P. Olley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616">
            <text:p>1,61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Conor M. McAuley</text:p>
          </table:table-cell>
          <table:covered-table-cell table:style-name="ce9"/>
          <table:table-cell table:style-name="ce282" office:value-type="float" office:value="1602">
            <text:p>1,60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Pamela Furness</text:p>
          </table:table-cell>
          <table:covered-table-cell table:style-name="ce10"/>
          <table:table-cell table:style-name="ce282" office:value-type="float" office:value="1599">
            <text:p>1,59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1" office:value-type="string">
            <text:p>Annette Degrandis</text:p>
          </table:table-cell>
          <table:table-cell table:style-name="ce256" office:value-type="string" table:number-columns-spanned="1" table:number-rows-spanned="2">
            <text:p>Green</text:p>
          </table:table-cell>
          <table:table-cell table:style-name="ce282" office:value-type="float" office:value="661">
            <text:p>66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Morgan Kelly</text:p>
          </table:table-cell>
          <table:covered-table-cell table:style-name="ce10"/>
          <table:table-cell table:style-name="ce282" office:value-type="float" office:value="644">
            <text:p>64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1" office:value-type="string">
            <text:p>William Bennett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2" office:value-type="float" office:value="608">
            <text:p>60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Helena D. Bernstein</text:p>
          </table:table-cell>
          <table:covered-table-cell table:style-name="ce9"/>
          <table:table-cell table:style-name="ce282" office:value-type="float" office:value="593">
            <text:p>59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2" office:value-type="string">
            <text:p>Pauline F. Finn</text:p>
          </table:table-cell>
          <table:covered-table-cell table:style-name="ce10"/>
          <table:table-cell table:style-name="ce282" office:value-type="float" office:value="575">
            <text:p>57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Paul S.J. Sandford</text:p>
          </table:table-cell>
          <table:table-cell table:style-name="ce10" office:value-type="string">
            <text:p>Green</text:p>
          </table:table-cell>
          <table:table-cell table:style-name="ce282" office:value-type="float" office:value="558">
            <text:p>55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51"/>
          <table:table-cell table:style-name="ce127"/>
          <table:table-cell table:style-name="ce154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0" office:value-type="string" table:number-columns-spanned="1" table:number-rows-spanned="8">
            <text:p>Greatfield</text:p>
          </table:table-cell>
          <table:table-cell table:style-name="ce121" office:value-type="percentage" office:value="0.454" table:number-columns-spanned="1" table:number-rows-spanned="8">
            <text:p>45.4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Kevin J. Jenkins</text:p>
          </table:table-cell>
          <table:table-cell table:style-name="ce228" office:value-type="string">
            <text:p>Labour</text:p>
          </table:table-cell>
          <table:table-cell table:style-name="ce282" office:value-type="float" office:value="1687">
            <text:p>1,68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21" office:value-type="string">
            <text:p>Sean Cadogan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2" office:value-type="float" office:value="1592">
            <text:p>1,59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Jacqueline M. Burns</text:p>
          </table:table-cell>
          <table:covered-table-cell table:style-name="ce9"/>
          <table:table-cell table:style-name="ce282" office:value-type="float" office:value="1524">
            <text:p>1,52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2" office:value-type="string">
            <text:p>Richard J. Arnopp</text:p>
          </table:table-cell>
          <table:covered-table-cell table:style-name="ce10"/>
          <table:table-cell table:style-name="ce282" office:value-type="float" office:value="1515">
            <text:p>1,51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16" office:value-type="string">
            <text:p>Bryan A. Collier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2" office:value-type="float" office:value="1515">
            <text:p>1,51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16" office:value-type="string">
            <text:p>Kulwant S. Mangat</text:p>
          </table:table-cell>
          <table:covered-table-cell table:style-name="ce10"/>
          <table:table-cell table:style-name="ce282" office:value-type="float" office:value="1318">
            <text:p>1,31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1" office:value-type="string">
            <text:p>Matthew M. Huntbach</text:p>
          </table:table-cell>
          <table:table-cell table:style-name="ce255" office:value-type="string" table:number-columns-spanned="1" table:number-rows-spanned="2">
            <text:p>Liberal Democrat</text:p>
          </table:table-cell>
          <table:table-cell table:style-name="ce282" office:value-type="float" office:value="645">
            <text:p>64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16" office:value-type="string">
            <text:p>Adrian Cole</text:p>
          </table:table-cell>
          <table:covered-table-cell table:style-name="ce10"/>
          <table:table-cell table:style-name="ce282" office:value-type="float" office:value="626">
            <text:p>62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51"/>
          <table:table-cell table:style-name="ce127"/>
          <table:table-cell table:style-name="ce154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23" office:value-type="string" table:number-columns-spanned="1" table:number-rows-spanned="31">
            <text:p>Local</text:p>
          </table:table-cell>
          <table:table-cell table:style-name="ce40" office:value-type="float" office:value="1990" table:number-columns-spanned="1" table:number-rows-spanned="31">
            <text:p>1990</text:p>
          </table:table-cell>
          <table:table-cell table:style-name="ce72" office:value-type="string" table:number-columns-spanned="1" table:number-rows-spanned="7">
            <text:p>Hudsons</text:p>
          </table:table-cell>
          <table:table-cell table:style-name="ce117" office:value-type="percentage" office:value="0.333" table:number-columns-spanned="1" table:number-rows-spanned="7">
            <text:p>33.3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Lyn C. Brown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0" office:value-type="float" office:value="1248">
            <text:p>1,248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Frederick C. Jones</text:p>
          </table:table-cell>
          <table:covered-table-cell table:style-name="ce9"/>
          <table:table-cell table:style-name="ce281" office:value-type="float" office:value="1211">
            <text:p>1,211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Graham J. Lane</text:p>
          </table:table-cell>
          <table:covered-table-cell table:style-name="ce10"/>
          <table:table-cell table:style-name="ce281" office:value-type="float" office:value="1162">
            <text:p>1,162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18"/>
          <table:table-cell table:style-name="ce166"/>
          <table:table-cell table:style-name="ce212" office:value-type="string">
            <text:p>Josephine M. Child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864">
            <text:p>864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18"/>
          <table:table-cell table:style-name="ce166"/>
          <table:table-cell table:style-name="ce215" office:value-type="string">
            <text:p>Mark Taylor</text:p>
          </table:table-cell>
          <table:covered-table-cell table:style-name="ce9"/>
          <table:table-cell table:style-name="ce281" office:value-type="float" office:value="851">
            <text:p>851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18"/>
          <table:table-cell table:style-name="ce166"/>
          <table:table-cell table:style-name="ce213" office:value-type="string">
            <text:p>Nicola M. Whitmore</text:p>
          </table:table-cell>
          <table:covered-table-cell table:style-name="ce10"/>
          <table:table-cell table:style-name="ce281" office:value-type="float" office:value="800">
            <text:p>800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18"/>
          <table:table-cell table:style-name="ce166"/>
          <table:table-cell table:style-name="ce224" office:value-type="string">
            <text:p>Walter C.T. Tee</text:p>
          </table:table-cell>
          <table:table-cell table:style-name="ce259" office:value-type="string">
            <text:p>Liberal Democrat</text:p>
          </table:table-cell>
          <table:table-cell table:style-name="ce281" office:value-type="float" office:value="324">
            <text:p>324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75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0" office:value-type="string" table:number-columns-spanned="1" table:number-rows-spanned="5">
            <text:p>Kensington</text:p>
          </table:table-cell>
          <table:table-cell table:style-name="ce117" office:value-type="percentage" office:value="0.423" table:number-columns-spanned="1" table:number-rows-spanned="5">
            <text:p>42.3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Kenneth C.R. Massey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1680">
            <text:p>1,68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Abdul K. Sheikh</text:p>
          </table:table-cell>
          <table:covered-table-cell table:style-name="ce10"/>
          <table:table-cell table:style-name="ce281" office:value-type="float" office:value="1618">
            <text:p>1,61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2" office:value-type="string">
            <text:p>Brian Johnson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1" office:value-type="float" office:value="315">
            <text:p>31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3" office:value-type="string">
            <text:p>Stephen R. Blower</text:p>
          </table:table-cell>
          <table:covered-table-cell table:style-name="ce10"/>
          <table:table-cell table:style-name="ce281" office:value-type="float" office:value="298">
            <text:p>29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24" office:value-type="string">
            <text:p>Rosalind Shanley-Jordaan</text:p>
          </table:table-cell>
          <table:table-cell table:style-name="ce255" office:value-type="string">
            <text:p>Green</text:p>
          </table:table-cell>
          <table:table-cell table:style-name="ce281" office:value-type="float" office:value="251">
            <text:p>25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57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table-cell table:style-name="ce40" office:value-type="string" table:number-columns-spanned="1" table:number-rows-spanned="9">
            <text:p>Little Ilford</text:p>
          </table:table-cell>
          <table:table-cell table:style-name="ce121" office:value-type="percentage" office:value="0.39" table:number-columns-spanned="1" table:number-rows-spanned="9">
            <text:p>39.0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Stephen C. Timms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738">
            <text:p>1,73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Patricia A. Heron</text:p>
          </table:table-cell>
          <table:covered-table-cell table:style-name="ce9"/>
          <table:table-cell table:style-name="ce282" office:value-type="float" office:value="1683">
            <text:p>1,68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Bobby Thomas</text:p>
          </table:table-cell>
          <table:covered-table-cell table:style-name="ce10"/>
          <table:table-cell table:style-name="ce282" office:value-type="float" office:value="1660">
            <text:p>1,66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1" office:value-type="string">
            <text:p>Valerie F. Leach</text:p>
          </table:table-cell>
          <table:table-cell table:style-name="ce256" office:value-type="string" table:number-columns-spanned="1" table:number-rows-spanned="3">
            <text:p>Liberal Democratic Focus Team</text:p>
          </table:table-cell>
          <table:table-cell table:style-name="ce282" office:value-type="float" office:value="958">
            <text:p>95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Leslie E. Groombridge</text:p>
          </table:table-cell>
          <table:covered-table-cell table:style-name="ce9"/>
          <table:table-cell table:style-name="ce282" office:value-type="float" office:value="921">
            <text:p>92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2" office:value-type="string">
            <text:p>Alan H. Stewart</text:p>
          </table:table-cell>
          <table:covered-table-cell table:style-name="ce10"/>
          <table:table-cell table:style-name="ce282" office:value-type="float" office:value="891">
            <text:p>89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1" office:value-type="string">
            <text:p>Vera E. Ingleby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2" office:value-type="float" office:value="324">
            <text:p>32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Steven P. Nash</text:p>
          </table:table-cell>
          <table:covered-table-cell table:style-name="ce9"/>
          <table:table-cell table:style-name="ce282" office:value-type="float" office:value="323">
            <text:p>32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2" office:value-type="string">
            <text:p>Khalid Z. Hussain</text:p>
          </table:table-cell>
          <table:covered-table-cell table:style-name="ce10"/>
          <table:table-cell table:style-name="ce282" office:value-type="float" office:value="303">
            <text:p>30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51"/>
          <table:table-cell table:style-name="ce127"/>
          <table:table-cell table:style-name="ce154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0" office:value-type="string" table:number-columns-spanned="1" table:number-rows-spanned="7">
            <text:p>Manor Park</text:p>
          </table:table-cell>
          <table:table-cell table:style-name="ce121" office:value-type="percentage" office:value="0.388" table:number-columns-spanned="1" table:number-rows-spanned="7">
            <text:p>38.8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Amarjit Singh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806">
            <text:p>1,80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Leela L. Pendle</text:p>
          </table:table-cell>
          <table:covered-table-cell table:style-name="ce9"/>
          <table:table-cell table:style-name="ce282" office:value-type="float" office:value="1773">
            <text:p>1,77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22" office:value-type="string">
            <text:p>Margaret Walls</text:p>
          </table:table-cell>
          <table:covered-table-cell table:style-name="ce10"/>
          <table:table-cell table:style-name="ce282" office:value-type="float" office:value="1768">
            <text:p>1,76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16" office:value-type="string">
            <text:p>Janet A. Lewis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2" office:value-type="float" office:value="733">
            <text:p>73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16" office:value-type="string">
            <text:p>Mary M. King</text:p>
          </table:table-cell>
          <table:covered-table-cell table:style-name="ce9"/>
          <table:table-cell table:style-name="ce282" office:value-type="float" office:value="714">
            <text:p>71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2" office:value-type="string">
            <text:p>Diane E. Harley</text:p>
          </table:table-cell>
          <table:covered-table-cell table:style-name="ce10"/>
          <table:table-cell table:style-name="ce282" office:value-type="float" office:value="707">
            <text:p>70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21" office:value-type="string">
            <text:p>Dennis L. Middleditch</text:p>
          </table:table-cell>
          <table:table-cell table:style-name="ce228" office:value-type="string">
            <text:p>Green</text:p>
          </table:table-cell>
          <table:table-cell table:style-name="ce282" office:value-type="float" office:value="483">
            <text:p>483</text:p>
          </table:table-cell>
          <table:table-cell table:style-name="ce308"/>
          <table:table-cell table:style-name="ce305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table-cell table:style-name="ce24" table:number-columns-repeated="2"/>
          <table:table-cell table:style-name="ce61"/>
          <table:table-cell table:style-name="ce123"/>
          <table:table-cell table:style-name="ce168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3" office:value-type="string" table:number-columns-spanned="1" table:number-rows-spanned="27">
            <text:p>Local</text:p>
          </table:table-cell>
          <table:table-cell table:style-name="ce40" office:value-type="float" office:value="1990" table:number-columns-spanned="1" table:number-rows-spanned="27">
            <text:p>1990</text:p>
          </table:table-cell>
          <table:table-cell table:style-name="ce93" office:value-type="string" table:number-columns-spanned="1" table:number-rows-spanned="5">
            <text:p>Monega</text:p>
          </table:table-cell>
          <table:table-cell table:style-name="ce135" office:value-type="percentage" office:value="0.4" table:number-columns-spanned="1" table:number-rows-spanned="5">
            <text:p>40.00%</text:p>
          </table:table-cell>
          <table:table-cell table:style-name="ce165" office:value-type="string">
            <text:p>ü</text:p>
          </table:table-cell>
          <table:table-cell table:style-name="ce225" office:value-type="string">
            <text:p>Lewis E. Boyce</text:p>
          </table:table-cell>
          <table:table-cell table:style-name="ce233" office:value-type="string" table:number-columns-spanned="1" table:number-rows-spanned="2">
            <text:p>Labour</text:p>
          </table:table-cell>
          <table:table-cell table:style-name="ce290" office:value-type="float" office:value="1692">
            <text:p>1,692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94"/>
          <table:covered-table-cell table:style-name="ce136"/>
          <table:table-cell table:style-name="ce166" office:value-type="string">
            <text:p>ü</text:p>
          </table:table-cell>
          <table:table-cell table:style-name="ce234" office:value-type="string">
            <text:p>Frederick E. York</text:p>
          </table:table-cell>
          <table:covered-table-cell table:style-name="ce10"/>
          <table:table-cell table:style-name="ce286" office:value-type="float" office:value="1597">
            <text:p>1,597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94"/>
          <table:covered-table-cell table:style-name="ce136"/>
          <table:table-cell table:style-name="ce177"/>
          <table:table-cell table:style-name="ce225" office:value-type="string">
            <text:p>John W. Douch</text:p>
          </table:table-cell>
          <table:table-cell table:style-name="ce225" office:value-type="string" table:number-columns-spanned="1" table:number-rows-spanned="2">
            <text:p>Conservative</text:p>
          </table:table-cell>
          <table:table-cell table:style-name="ce286" office:value-type="float" office:value="305">
            <text:p>305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94"/>
          <table:covered-table-cell table:style-name="ce136"/>
          <table:table-cell table:style-name="ce177"/>
          <table:table-cell table:style-name="ce232" office:value-type="string">
            <text:p>Joyce F. Douch</text:p>
          </table:table-cell>
          <table:covered-table-cell table:style-name="ce234"/>
          <table:table-cell table:style-name="ce286" office:value-type="float" office:value="285">
            <text:p>285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94"/>
          <table:covered-table-cell table:style-name="ce136"/>
          <table:table-cell table:style-name="ce177"/>
          <table:table-cell table:style-name="ce234" office:value-type="string">
            <text:p>Richard G. Melville</text:p>
          </table:table-cell>
          <table:table-cell table:style-name="ce225" office:value-type="string">
            <text:p>Green</text:p>
          </table:table-cell>
          <table:table-cell table:style-name="ce286" office:value-type="float" office:value="225">
            <text:p>225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table-cell table:style-name="ce51"/>
          <table:table-cell table:style-name="ce127"/>
          <table:table-cell table:style-name="ce154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80" office:value-type="string" table:number-columns-spanned="1" table:number-rows-spanned="8">
            <text:p>New Town</text:p>
          </table:table-cell>
          <table:table-cell table:style-name="ce133" office:value-type="percentage" office:value="0.383" table:number-columns-spanned="1" table:number-rows-spanned="8">
            <text:p>38.3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Carol A. Knights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0" office:value-type="float" office:value="945">
            <text:p>945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John Isted</text:p>
          </table:table-cell>
          <table:covered-table-cell table:style-name="ce10"/>
          <table:table-cell table:style-name="ce281" office:value-type="float" office:value="924">
            <text:p>92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95"/>
          <table:covered-table-cell table:style-name="ce49"/>
          <table:table-cell table:style-name="ce166"/>
          <table:table-cell table:style-name="ce212" office:value-type="string">
            <text:p>Henry C. Cleghorn</text:p>
          </table:table-cell>
          <table:table-cell table:style-name="ce255" office:value-type="string" table:number-columns-spanned="1" table:number-rows-spanned="2">
            <text:p>Independent</text:p>
          </table:table-cell>
          <table:table-cell table:style-name="ce281" office:value-type="float" office:value="663">
            <text:p>663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95"/>
          <table:covered-table-cell table:style-name="ce49"/>
          <table:table-cell table:style-name="ce166"/>
          <table:table-cell table:style-name="ce213" office:value-type="string">
            <text:p>Susan J. Ward</text:p>
          </table:table-cell>
          <table:covered-table-cell table:style-name="ce10"/>
          <table:table-cell table:style-name="ce281" office:value-type="float" office:value="591">
            <text:p>591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95"/>
          <table:covered-table-cell table:style-name="ce49"/>
          <table:table-cell table:style-name="ce166"/>
          <table:table-cell table:style-name="ce212" office:value-type="string">
            <text:p>Karen V. Brennan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1" office:value-type="float" office:value="216">
            <text:p>216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95"/>
          <table:covered-table-cell table:style-name="ce49"/>
          <table:table-cell table:style-name="ce166"/>
          <table:table-cell table:style-name="ce213" office:value-type="string">
            <text:p>Ana Z. McWilton</text:p>
          </table:table-cell>
          <table:covered-table-cell table:style-name="ce10"/>
          <table:table-cell table:style-name="ce281" office:value-type="float" office:value="178">
            <text:p>178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95"/>
          <table:covered-table-cell table:style-name="ce49"/>
          <table:table-cell table:style-name="ce166"/>
          <table:table-cell table:style-name="ce213" office:value-type="string">
            <text:p>Kim L. Smith</text:p>
          </table:table-cell>
          <table:table-cell table:style-name="ce10" office:value-type="string">
            <text:p>Green</text:p>
          </table:table-cell>
          <table:table-cell table:style-name="ce281" office:value-type="float" office:value="162">
            <text:p>162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96"/>
          <table:covered-table-cell table:style-name="ce53"/>
          <table:table-cell table:style-name="ce170"/>
          <table:table-cell table:style-name="ce213" office:value-type="string">
            <text:p>Dexter H. Hamoomansingh</text:p>
          </table:table-cell>
          <table:table-cell table:style-name="ce10" office:value-type="string">
            <text:p>Independent</text:p>
          </table:table-cell>
          <table:table-cell table:style-name="ce289" office:value-type="float" office:value="86">
            <text:p>86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4"/>
          <table:table-cell table:style-name="ce119"/>
          <table:table-cell table:style-name="ce150"/>
          <table:table-cell table:style-name="ce143"/>
          <table:table-cell table:style-name="ce75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4">
            <text:p>Ordnance</text:p>
          </table:table-cell>
          <table:table-cell table:style-name="ce117" office:value-type="percentage" office:value="0.285" table:number-columns-spanned="1" table:number-rows-spanned="4">
            <text:p>28.50%</text:p>
          </table:table-cell>
          <table:table-cell table:style-name="ce165" office:value-type="string">
            <text:p>ü</text:p>
          </table:table-cell>
          <table:table-cell table:style-name="ce215" office:value-type="string">
            <text:p>Michael Brown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629">
            <text:p>62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Anne King</text:p>
          </table:table-cell>
          <table:covered-table-cell table:style-name="ce10"/>
          <table:table-cell table:style-name="ce281" office:value-type="float" office:value="619">
            <text:p>61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Inge O'Toole</text:p>
          </table:table-cell>
          <table:table-cell table:style-name="ce255" office:value-type="string">
            <text:p>Green</text:p>
          </table:table-cell>
          <table:table-cell table:style-name="ce281" office:value-type="float" office:value="337">
            <text:p>33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Charles R.P.G. Meaby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320">
            <text:p>32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9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number-columns-repeated="2" table:style-name="ce14"/>
          <table:table-cell table:style-name="ce76" office:value-type="string" table:number-columns-spanned="1" table:number-rows-spanned="7">
            <text:p>Park</text:p>
          </table:table-cell>
          <table:table-cell table:style-name="ce121" office:value-type="percentage" office:value="0.334" table:number-columns-spanned="1" table:number-rows-spanned="7">
            <text:p>33.4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John F. Lock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649">
            <text:p>1,64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Dominic G. Gough</text:p>
          </table:table-cell>
          <table:covered-table-cell table:style-name="ce9"/>
          <table:table-cell table:style-name="ce282" office:value-type="float" office:value="1640">
            <text:p>1,64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22" office:value-type="string">
            <text:p>Akbar A. Chaudhary</text:p>
          </table:table-cell>
          <table:covered-table-cell table:style-name="ce10"/>
          <table:table-cell table:style-name="ce282" office:value-type="float" office:value="1624">
            <text:p>1,62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21" office:value-type="string">
            <text:p>June P.L Colton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2" office:value-type="float" office:value="584">
            <text:p>58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16" office:value-type="string">
            <text:p>Brian I. Maze</text:p>
          </table:table-cell>
          <table:covered-table-cell table:style-name="ce9"/>
          <table:table-cell table:style-name="ce282" office:value-type="float" office:value="503">
            <text:p>50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22" office:value-type="string">
            <text:p>Simon N.C. Pearce</text:p>
          </table:table-cell>
          <table:covered-table-cell table:style-name="ce10"/>
          <table:table-cell table:style-name="ce282" office:value-type="float" office:value="489">
            <text:p>48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21" office:value-type="string">
            <text:p>Arthur L. Taylor</text:p>
          </table:table-cell>
          <table:table-cell table:style-name="ce259" office:value-type="string">
            <text:p>Green</text:p>
          </table:table-cell>
          <table:table-cell table:style-name="ce282" office:value-type="float" office:value="476">
            <text:p>47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30"/>
          <table:table-cell table:style-name="ce31"/>
          <table:table-cell table:style-name="ce61"/>
          <table:table-cell table:style-name="ce123"/>
          <table:table-cell table:style-name="ce168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3" office:value-type="string" table:number-columns-spanned="1" table:number-rows-spanned="31">
            <text:p>Local</text:p>
          </table:table-cell>
          <table:table-cell table:style-name="ce40" office:value-type="float" office:value="1990" table:number-columns-spanned="1" table:number-rows-spanned="31">
            <text:p>1990</text:p>
          </table:table-cell>
          <table:table-cell table:style-name="ce62" office:value-type="string" table:number-columns-spanned="1" table:number-rows-spanned="6">
            <text:p>Plaistow</text:p>
          </table:table-cell>
          <table:table-cell table:style-name="ce121" office:value-type="percentage" office:value="0.353" table:number-columns-spanned="1" table:number-rows-spanned="6">
            <text:p>35.3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Jean A. Manley</text:p>
          </table:table-cell>
          <table:table-cell table:style-name="ce233" office:value-type="string" table:number-columns-spanned="1" table:number-rows-spanned="3">
            <text:p>Labour</text:p>
          </table:table-cell>
          <table:table-cell table:style-name="ce282" office:value-type="float" office:value="1350">
            <text:p>1,35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Anand N. Patil</text:p>
          </table:table-cell>
          <table:covered-table-cell table:style-name="ce9"/>
          <table:table-cell table:style-name="ce282" office:value-type="float" office:value="1105">
            <text:p>1,105</text:p>
          </table:table-cell>
          <table:table-cell table:style-name="ce308"/>
          <table:table-cell table:style-name="ce305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Riaz Ahmed</text:p>
          </table:table-cell>
          <table:covered-table-cell table:style-name="ce10"/>
          <table:table-cell table:style-name="ce282" office:value-type="float" office:value="1078">
            <text:p>1,07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66"/>
          <table:table-cell table:style-name="ce223" office:value-type="string">
            <text:p>Philip H. Rimmer</text:p>
          </table:table-cell>
          <table:table-cell table:style-name="ce255" office:value-type="string">
            <text:p>Green</text:p>
          </table:table-cell>
          <table:table-cell table:style-name="ce282" office:value-type="float" office:value="692">
            <text:p>69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66"/>
          <table:table-cell table:style-name="ce221" office:value-type="string">
            <text:p>Robert F. Williams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2" office:value-type="float" office:value="673">
            <text:p>67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66"/>
          <table:table-cell table:style-name="ce222" office:value-type="string">
            <text:p>Sylvia L. Williams</text:p>
          </table:table-cell>
          <table:covered-table-cell table:style-name="ce10"/>
          <table:table-cell table:style-name="ce282" office:value-type="float" office:value="622">
            <text:p>62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61"/>
          <table:table-cell table:style-name="ce123"/>
          <table:table-cell table:style-name="ce168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9">
            <text:p>Plashet</text:p>
          </table:table-cell>
          <table:table-cell table:style-name="ce117" office:value-type="percentage" office:value="0.361" table:number-columns-spanned="1" table:number-rows-spanned="9">
            <text:p>36.1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Khawar M. Khawaja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0" office:value-type="float" office:value="1698">
            <text:p>1,698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Judith A. Jorsling</text:p>
          </table:table-cell>
          <table:covered-table-cell table:style-name="ce9"/>
          <table:table-cell table:style-name="ce281" office:value-type="float" office:value="1658">
            <text:p>1,65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Clive M. Troubman</text:p>
          </table:table-cell>
          <table:covered-table-cell table:style-name="ce10"/>
          <table:table-cell table:style-name="ce281" office:value-type="float" office:value="1567">
            <text:p>1,56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Helen C. Jarvis</text:p>
          </table:table-cell>
          <table:table-cell table:style-name="ce255" office:value-type="string">
            <text:p>Green</text:p>
          </table:table-cell>
          <table:table-cell table:style-name="ce281" office:value-type="float" office:value="585">
            <text:p>58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Barry W. Roberts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557">
            <text:p>55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Amanda J. Sandford</text:p>
          </table:table-cell>
          <table:table-cell table:style-name="ce255" office:value-type="string">
            <text:p>Green</text:p>
          </table:table-cell>
          <table:table-cell table:style-name="ce281" office:value-type="float" office:value="553">
            <text:p>55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Sylvia E. Neal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549">
            <text:p>54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Harjinder S. Flora</text:p>
          </table:table-cell>
          <table:table-cell table:style-name="ce255" office:value-type="string">
            <text:p>Green</text:p>
          </table:table-cell>
          <table:table-cell table:style-name="ce281" office:value-type="float" office:value="533">
            <text:p>53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Ronald L. Poon-Affatt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437">
            <text:p>43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4"/>
          <table:table-cell table:style-name="ce119"/>
          <table:table-cell table:style-name="ce150"/>
          <table:table-cell table:style-name="ce143"/>
          <table:table-cell table:style-name="ce75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5">
            <text:p>St. Stephens</text:p>
          </table:table-cell>
          <table:table-cell table:style-name="ce117" office:value-type="percentage" office:value="0.39" table:number-columns-spanned="1" table:number-rows-spanned="5">
            <text:p>39.00%</text:p>
          </table:table-cell>
          <table:table-cell table:style-name="ce165" office:value-type="string">
            <text:p>ü</text:p>
          </table:table-cell>
          <table:table-cell table:style-name="ce215" office:value-type="string">
            <text:p>Linda A. Jordan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1432">
            <text:p>1,43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Dharam Sahdev</text:p>
          </table:table-cell>
          <table:covered-table-cell table:style-name="ce10"/>
          <table:table-cell table:style-name="ce281" office:value-type="float" office:value="1381">
            <text:p>1,38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2" office:value-type="string">
            <text:p>Brendan M. Morley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1" office:value-type="float" office:value="290">
            <text:p>29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5" office:value-type="string">
            <text:p>June M. Eason</text:p>
          </table:table-cell>
          <table:covered-table-cell table:style-name="ce10"/>
          <table:table-cell table:style-name="ce281" office:value-type="float" office:value="281">
            <text:p>28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2" office:value-type="string">
            <text:p>Julie Jackson</text:p>
          </table:table-cell>
          <table:table-cell table:style-name="ce259" office:value-type="string">
            <text:p>Green</text:p>
          </table:table-cell>
          <table:table-cell table:style-name="ce281" office:value-type="float" office:value="266">
            <text:p>26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57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6" office:value-type="string" table:number-columns-spanned="1" table:number-rows-spanned="8">
            <text:p>South</text:p>
          </table:table-cell>
          <table:table-cell table:style-name="ce121" office:value-type="percentage" office:value="0.388" table:number-columns-spanned="1" table:number-rows-spanned="8">
            <text:p>38.8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Alec J. Kellaway</text:p>
          </table:table-cell>
          <table:table-cell table:style-name="ce228" office:value-type="string">
            <text:p>Liberal Democrat</text:p>
          </table:table-cell>
          <table:table-cell table:style-name="ce282" office:value-type="float" office:value="1661">
            <text:p>1,66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21" office:value-type="string">
            <text:p>Thomas A. Jenkinson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2" office:value-type="float" office:value="1505">
            <text:p>1,50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Alexander Thomson</text:p>
          </table:table-cell>
          <table:covered-table-cell table:style-name="ce10"/>
          <table:table-cell table:style-name="ce282" office:value-type="float" office:value="1415">
            <text:p>1,41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23" office:value-type="string">
            <text:p>Stephen T. Bell</text:p>
          </table:table-cell>
          <table:table-cell table:style-name="ce256" office:value-type="string">
            <text:p>Liberal Democrat</text:p>
          </table:table-cell>
          <table:table-cell table:style-name="ce282" office:value-type="float" office:value="1357">
            <text:p>1,35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23" office:value-type="string">
            <text:p>Damian P.J. Sutton</text:p>
          </table:table-cell>
          <table:table-cell table:style-name="ce255" office:value-type="string">
            <text:p>Conservative</text:p>
          </table:table-cell>
          <table:table-cell table:style-name="ce282" office:value-type="float" office:value="1338">
            <text:p>1,33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23" office:value-type="string">
            <text:p>Neil J. Wilson</text:p>
          </table:table-cell>
          <table:table-cell table:style-name="ce255" office:value-type="string">
            <text:p>Labour</text:p>
          </table:table-cell>
          <table:table-cell table:style-name="ce282" office:value-type="float" office:value="1323">
            <text:p>1,32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23" office:value-type="string">
            <text:p>Laurence B. Springthorpe</text:p>
          </table:table-cell>
          <table:table-cell table:style-name="ce255" office:value-type="string">
            <text:p>Conservative</text:p>
          </table:table-cell>
          <table:table-cell table:style-name="ce282" office:value-type="float" office:value="1322">
            <text:p>1,32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23" office:value-type="string">
            <text:p>Paul R. Willett</text:p>
          </table:table-cell>
          <table:table-cell table:style-name="ce255" office:value-type="string">
            <text:p>Liberal Democrat</text:p>
          </table:table-cell>
          <table:table-cell table:style-name="ce282" office:value-type="float" office:value="1296">
            <text:p>1,29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31" table:number-columns-repeated="2"/>
          <table:table-cell table:style-name="ce61"/>
          <table:table-cell table:style-name="ce123"/>
          <table:table-cell table:style-name="ce168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2"/>
          <table:table-cell table:style-name="ce314"/>
          <table:table-cell table:number-columns-repeated="1011"/>
        </table:table-row>
        <table:table-row table:style-name="ro2">
          <table:table-cell table:style-name="ce3" office:value-type="string" table:number-columns-spanned="1" table:number-rows-spanned="28">
            <text:p>Local</text:p>
          </table:table-cell>
          <table:table-cell table:style-name="ce40" office:value-type="float" office:value="1990" table:number-columns-spanned="1" table:number-rows-spanned="28">
            <text:p>1990</text:p>
          </table:table-cell>
          <table:table-cell table:style-name="ce76" office:value-type="string" table:number-columns-spanned="1" table:number-rows-spanned="6">
            <text:p>Stratford</text:p>
          </table:table-cell>
          <table:table-cell table:style-name="ce121" office:value-type="percentage" office:value="0.328" table:number-columns-spanned="1" table:number-rows-spanned="6">
            <text:p>32.8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James C. Riley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float" office:value="937">
            <text:p>93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James G. Newstead</text:p>
          </table:table-cell>
          <table:covered-table-cell table:style-name="ce10"/>
          <table:table-cell table:style-name="ce282" office:value-type="float" office:value="936">
            <text:p>93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62"/>
          <table:covered-table-cell table:style-name="ce122"/>
          <table:table-cell table:style-name="ce179"/>
          <table:table-cell table:style-name="ce221" office:value-type="string">
            <text:p>William Flynn</text:p>
          </table:table-cell>
          <table:table-cell table:style-name="ce256" office:value-type="string">
            <text:p>Conservative</text:p>
          </table:table-cell>
          <table:table-cell table:style-name="ce282" office:value-type="float" office:value="314">
            <text:p>31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62"/>
          <table:covered-table-cell table:style-name="ce122"/>
          <table:table-cell table:style-name="ce179"/>
          <table:table-cell table:style-name="ce223" office:value-type="string">
            <text:p>Martin P.J. Edwardes</text:p>
          </table:table-cell>
          <table:table-cell table:style-name="ce229" office:value-type="string">
            <text:p>Liberal Democrat</text:p>
          </table:table-cell>
          <table:table-cell table:style-name="ce282" office:value-type="float" office:value="281">
            <text:p>28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62"/>
          <table:covered-table-cell table:style-name="ce122"/>
          <table:table-cell table:style-name="ce179"/>
          <table:table-cell table:style-name="ce223" office:value-type="string">
            <text:p>Armyn Hennessy</text:p>
          </table:table-cell>
          <table:table-cell table:style-name="ce256" office:value-type="string">
            <text:p>Conservative</text:p>
          </table:table-cell>
          <table:table-cell table:style-name="ce282" office:value-type="float" office:value="262">
            <text:p>26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62"/>
          <table:covered-table-cell table:style-name="ce122"/>
          <table:table-cell table:style-name="ce179"/>
          <table:table-cell table:style-name="ce223" office:value-type="string">
            <text:p>Charles F. Seber</text:p>
          </table:table-cell>
          <table:table-cell table:style-name="ce256" office:value-type="string">
            <text:p>Green</text:p>
          </table:table-cell>
          <table:table-cell table:style-name="ce282" office:value-type="float" office:value="218">
            <text:p>21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61"/>
          <table:table-cell table:style-name="ce128"/>
          <table:table-cell table:style-name="ce168"/>
          <table:table-cell table:style-name="ce206"/>
          <table:table-cell table:style-name="ce107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7">
            <text:p>Upton</text:p>
          </table:table-cell>
          <table:table-cell table:style-name="ce117" office:value-type="percentage" office:value="0.343" table:number-columns-spanned="1" table:number-rows-spanned="7">
            <text:p>34.3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Mian M. Aslam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0" office:value-type="float" office:value="1827">
            <text:p>1,827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Shama Ahmad</text:p>
          </table:table-cell>
          <table:covered-table-cell table:style-name="ce9"/>
          <table:table-cell table:style-name="ce281" office:value-type="float" office:value="1780">
            <text:p>1,78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Andrew P. Zachariades</text:p>
          </table:table-cell>
          <table:covered-table-cell table:style-name="ce10"/>
          <table:table-cell table:style-name="ce281" office:value-type="float" office:value="1702">
            <text:p>1,70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2" office:value-type="string">
            <text:p>Christine M. Hodgson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1" office:value-type="float" office:value="517">
            <text:p>51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Simon J.L. Linford</text:p>
          </table:table-cell>
          <table:covered-table-cell table:style-name="ce10"/>
          <table:table-cell table:style-name="ce281" office:value-type="float" office:value="450">
            <text:p>45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Anthony R. Kelly</text:p>
          </table:table-cell>
          <table:table-cell table:style-name="ce255" office:value-type="string">
            <text:p>Green</text:p>
          </table:table-cell>
          <table:table-cell table:style-name="ce281" office:value-type="float" office:value="429">
            <text:p>42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2" office:value-type="string">
            <text:p>John Lowry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412">
            <text:p>41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4"/>
          <table:table-cell table:style-name="ce119"/>
          <table:table-cell table:style-name="ce150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7">
            <text:p>Wall End</text:p>
          </table:table-cell>
          <table:table-cell table:style-name="ce117" office:value-type="percentage" office:value="0.386" table:number-columns-spanned="1" table:number-rows-spanned="7">
            <text:p>38.6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Sarah J. Reeves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1" office:value-type="float" office:value="1888">
            <text:p>1,88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Theodore L. Etherden</text:p>
          </table:table-cell>
          <table:covered-table-cell table:style-name="ce9"/>
          <table:table-cell table:style-name="ce281" office:value-type="float" office:value="1827">
            <text:p>1,82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Bashir Ul-Hafeez</text:p>
          </table:table-cell>
          <table:covered-table-cell table:style-name="ce10"/>
          <table:table-cell table:style-name="ce281" office:value-type="float" office:value="1564">
            <text:p>1,56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2" office:value-type="string">
            <text:p>Alexander G. Hope-Thompson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892">
            <text:p>89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Peter J. Doe</text:p>
          </table:table-cell>
          <table:covered-table-cell table:style-name="ce9"/>
          <table:table-cell table:style-name="ce281" office:value-type="float" office:value="879">
            <text:p>87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3" office:value-type="string">
            <text:p>Henry J.F. Prendergast</text:p>
          </table:table-cell>
          <table:covered-table-cell table:style-name="ce10"/>
          <table:table-cell table:style-name="ce281" office:value-type="float" office:value="846">
            <text:p>84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Nicholas Oakes</text:p>
          </table:table-cell>
          <table:table-cell table:style-name="ce259" office:value-type="string">
            <text:p>Green</text:p>
          </table:table-cell>
          <table:table-cell table:style-name="ce281" office:value-type="float" office:value="553">
            <text:p>55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9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6" office:value-type="string" table:number-columns-spanned="1" table:number-rows-spanned="5">
            <text:p>West Ham</text:p>
          </table:table-cell>
          <table:table-cell table:style-name="ce121" office:value-type="percentage" office:value="0.316" table:number-columns-spanned="1" table:number-rows-spanned="5">
            <text:p>31.6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Ronald N. Manley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float" office:value="1116">
            <text:p>1,11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James E. Goodman</text:p>
          </table:table-cell>
          <table:covered-table-cell table:style-name="ce10"/>
          <table:table-cell table:style-name="ce282" office:value-type="float" office:value="1052">
            <text:p>1,05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21" office:value-type="string">
            <text:p>Kelvin C.V. McWilton</text:p>
          </table:table-cell>
          <table:table-cell table:style-name="ce256" office:value-type="string" table:number-columns-spanned="1" table:number-rows-spanned="2">
            <text:p>Conservative</text:p>
          </table:table-cell>
          <table:table-cell table:style-name="ce282" office:value-type="float" office:value="445">
            <text:p>44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22" office:value-type="string">
            <text:p>Luigi Peluso</text:p>
          </table:table-cell>
          <table:covered-table-cell table:style-name="ce229"/>
          <table:table-cell table:style-name="ce282" office:value-type="float" office:value="351">
            <text:p>35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23" office:value-type="string">
            <text:p>Richard H. Thomas</text:p>
          </table:table-cell>
          <table:table-cell table:style-name="ce256" office:value-type="string">
            <text:p>Green</text:p>
          </table:table-cell>
          <table:table-cell table:style-name="ce282" office:value-type="float" office:value="300">
            <text:p>30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27" table:number-columns-repeated="2"/>
          <table:table-cell table:style-name="ce42"/>
          <table:table-cell table:style-name="ce129"/>
          <table:table-cell table:style-name="ce171"/>
          <table:table-cell table:style-name="ce206"/>
          <table:table-cell table:style-name="ce107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 table:number-rows-repeated="2">
          <table:table-cell table:style-name="ce17" table:number-columns-repeated="2"/>
          <table:table-cell table:style-name="ce83"/>
          <table:table-cell table:style-name="ce130"/>
          <table:table-cell table:style-name="ce172"/>
          <table:table-cell table:style-name="ce208"/>
          <table:table-cell table:style-name="ce252"/>
          <table:table-cell table:style-name="ce276"/>
          <table:table-cell table:style-name="ce303"/>
          <table:table-cell table:style-name="ce315"/>
          <table:table-cell table:style-name="ce313"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18" table:number-columns-repeated="2"/>
          <table:table-cell table:style-name="ce84"/>
          <table:table-cell table:style-name="ce131"/>
          <table:table-cell table:style-name="ce173"/>
          <table:table-cell table:style-name="ce227"/>
          <table:table-cell table:style-name="ce258"/>
          <table:table-cell table:style-name="ce287"/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table-cell table:style-name="ce2" office:value-type="string">
            <text:p>ELECTION</text:p>
          </table:table-cell>
          <table:table-cell table:style-name="ce2" office:value-type="string">
            <text:p><text:s/>YEAR</text:p>
          </table:table-cell>
          <table:table-cell table:style-name="ce2" office:value-type="string">
            <text:p>CONSTITUENCY</text:p>
          </table:table-cell>
          <table:table-cell table:style-name="ce113" office:value-type="string">
            <text:p>TURNOUT</text:p>
          </table:table-cell>
          <table:table-cell table:style-name="ce161" office:value-type="string">
            <text:p>ELECTED</text:p>
          </table:table-cell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113" office:value-type="string">
            <text:p>VOTES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table-cell table:style-name="ce32" office:value-type="string" table:number-columns-spanned="1" table:number-rows-spanned="37">
            <text:p>Local By-Election</text:p>
          </table:table-cell>
          <table:table-cell table:style-name="ce55" office:value-type="date" office:date-value="1991-06-27" table:number-columns-spanned="1" table:number-rows-spanned="4">
            <text:p>27/06/1991</text:p>
          </table:table-cell>
          <table:table-cell table:style-name="ce97" office:value-type="string" table:number-columns-spanned="1" table:number-rows-spanned="4">
            <text:p>Bemersyde</text:p>
          </table:table-cell>
          <table:table-cell table:style-name="ce137" office:value-type="percentage" office:value="0.36" table:number-columns-spanned="1" table:number-rows-spanned="4">
            <text:p>36.00%</text:p>
          </table:table-cell>
          <table:table-cell table:style-name="ce165" office:value-type="string">
            <text:p>ü</text:p>
          </table:table-cell>
          <table:table-cell table:style-name="ce233" office:value-type="string">
            <text:p>Paul Clark</text:p>
          </table:table-cell>
          <table:table-cell table:style-name="ce233" office:value-type="string">
            <text:p>Conservative</text:p>
          </table:table-cell>
          <table:table-cell table:style-name="ce290" office:value-type="float" office:value="552">
            <text:p>552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98"/>
          <table:covered-table-cell table:style-name="ce138"/>
          <table:table-cell table:style-name="ce180"/>
          <table:table-cell table:style-name="ce233" office:value-type="string">
            <text:p>Neil Wilson</text:p>
          </table:table-cell>
          <table:table-cell table:style-name="ce233" office:value-type="string">
            <text:p>Labour</text:p>
          </table:table-cell>
          <table:table-cell table:style-name="ce286" office:value-type="float" office:value="524">
            <text:p>524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98"/>
          <table:covered-table-cell table:style-name="ce138"/>
          <table:table-cell table:style-name="ce180"/>
          <table:table-cell table:style-name="ce233" office:value-type="string">
            <text:p>Les Groombridge</text:p>
          </table:table-cell>
          <table:table-cell table:style-name="ce233" office:value-type="string">
            <text:p>Liberal Democrat</text:p>
          </table:table-cell>
          <table:table-cell table:style-name="ce286" office:value-type="float" office:value="410">
            <text:p>410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98"/>
          <table:covered-table-cell table:style-name="ce138"/>
          <table:table-cell table:style-name="ce180"/>
          <table:table-cell table:style-name="ce233" office:value-type="string">
            <text:p>Philip Rimmer</text:p>
          </table:table-cell>
          <table:table-cell table:style-name="ce233" office:value-type="string">
            <text:p>Green</text:p>
          </table:table-cell>
          <table:table-cell table:style-name="ce286" office:value-type="float" office:value="91">
            <text:p>91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table-cell table:style-name="ce57" table:number-columns-repeated="2"/>
          <table:table-cell table:style-name="ce139"/>
          <table:table-cell table:style-name="ce167"/>
          <table:table-cell table:style-name="ce217" table:number-columns-repeated="2"/>
          <table:table-cell table:style-name="ce202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33"/>
          <table:table-cell table:style-name="ce6" office:value-type="string">
            <text:p><text:s/>YEAR</text:p>
          </table:table-cell>
          <table:table-cell table:style-name="ce2" office:value-type="string">
            <text:p>CONSTITUENCY</text:p>
          </table:table-cell>
          <table:table-cell table:style-name="ce113" office:value-type="string">
            <text:p>TURNOUT</text:p>
          </table:table-cell>
          <table:table-cell table:style-name="ce161" office:value-type="string">
            <text:p>ELECTED</text:p>
          </table:table-cell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113" office:value-type="string">
            <text:p>VOTES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table-cell table:style-name="ce55" office:value-type="date" office:date-value="1992-02-27" table:number-columns-spanned="1" table:number-rows-spanned="4">
            <text:p>27/02/1992</text:p>
          </table:table-cell>
          <table:table-cell table:style-name="ce97" office:value-type="string" table:number-columns-spanned="1" table:number-rows-spanned="4">
            <text:p>Forest Gate</text:p>
          </table:table-cell>
          <table:table-cell table:style-name="ce137" office:value-type="percentage" office:value="0.311" table:number-columns-spanned="1" table:number-rows-spanned="4">
            <text:p>31.10%</text:p>
          </table:table-cell>
          <table:table-cell table:style-name="ce165" office:value-type="string">
            <text:p>ü</text:p>
          </table:table-cell>
          <table:table-cell table:style-name="ce233" office:value-type="string">
            <text:p>Glynis Carpenter</text:p>
          </table:table-cell>
          <table:table-cell table:style-name="ce233" office:value-type="string">
            <text:p>Labour</text:p>
          </table:table-cell>
          <table:table-cell table:style-name="ce290" office:value-type="float" office:value="1094">
            <text:p>1,094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98"/>
          <table:covered-table-cell table:style-name="ce138"/>
          <table:table-cell table:style-name="ce180"/>
          <table:table-cell table:style-name="ce233" office:value-type="string">
            <text:p>Richard Arnopp</text:p>
          </table:table-cell>
          <table:table-cell table:style-name="ce233" office:value-type="string">
            <text:p>Conservative</text:p>
          </table:table-cell>
          <table:table-cell table:style-name="ce286" office:value-type="float" office:value="634">
            <text:p>634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98"/>
          <table:covered-table-cell table:style-name="ce138"/>
          <table:table-cell table:style-name="ce180"/>
          <table:table-cell table:style-name="ce233" office:value-type="string">
            <text:p>Stephen Bell</text:p>
          </table:table-cell>
          <table:table-cell table:style-name="ce233" office:value-type="string">
            <text:p>Liberal Democrat</text:p>
          </table:table-cell>
          <table:table-cell table:style-name="ce286" office:value-type="float" office:value="489">
            <text:p>489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98"/>
          <table:covered-table-cell table:style-name="ce138"/>
          <table:table-cell table:style-name="ce180"/>
          <table:table-cell table:style-name="ce233" office:value-type="string">
            <text:p>Arthur Taylor</text:p>
          </table:table-cell>
          <table:table-cell table:style-name="ce233" office:value-type="string">
            <text:p>Green</text:p>
          </table:table-cell>
          <table:table-cell table:style-name="ce286" office:value-type="float" office:value="128">
            <text:p>128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table-cell table:style-name="ce57" table:number-columns-repeated="2"/>
          <table:table-cell table:style-name="ce139"/>
          <table:table-cell table:style-name="ce167"/>
          <table:table-cell table:style-name="ce217" table:number-columns-repeated="2"/>
          <table:table-cell table:style-name="ce202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33"/>
          <table:table-cell table:style-name="ce55" office:value-type="date" office:date-value="1992-07-09" table:number-columns-spanned="1" table:number-rows-spanned="3">
            <text:p>09/07/1992</text:p>
          </table:table-cell>
          <table:table-cell table:style-name="ce97" office:value-type="string" table:number-columns-spanned="1" table:number-rows-spanned="3">
            <text:p>Central</text:p>
          </table:table-cell>
          <table:table-cell table:style-name="ce137" office:value-type="percentage" office:value="0.226" table:number-columns-spanned="1" table:number-rows-spanned="3">
            <text:p>22.60%</text:p>
          </table:table-cell>
          <table:table-cell table:style-name="ce165" office:value-type="string">
            <text:p>ü</text:p>
          </table:table-cell>
          <table:table-cell table:style-name="ce233" office:value-type="string">
            <text:p>Ian Corbett</text:p>
          </table:table-cell>
          <table:table-cell table:style-name="ce233" office:value-type="string">
            <text:p>Labour</text:p>
          </table:table-cell>
          <table:table-cell table:style-name="ce290" office:value-type="float" office:value="711">
            <text:p>711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98"/>
          <table:covered-table-cell table:style-name="ce138"/>
          <table:table-cell table:style-name="ce180"/>
          <table:table-cell table:style-name="ce233" office:value-type="string">
            <text:p>Thirugnanam Rameshan</text:p>
          </table:table-cell>
          <table:table-cell table:style-name="ce233" office:value-type="string">
            <text:p>Conservative</text:p>
          </table:table-cell>
          <table:table-cell table:style-name="ce286" office:value-type="float" office:value="416">
            <text:p>416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98"/>
          <table:covered-table-cell table:style-name="ce138"/>
          <table:table-cell table:style-name="ce180"/>
          <table:table-cell table:style-name="ce233" office:value-type="string">
            <text:p>Arthur Taylor</text:p>
          </table:table-cell>
          <table:table-cell table:style-name="ce233" office:value-type="string">
            <text:p>Green</text:p>
          </table:table-cell>
          <table:table-cell table:style-name="ce286" office:value-type="float" office:value="122">
            <text:p>122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table-cell table:style-name="ce57" table:number-columns-repeated="2"/>
          <table:table-cell table:style-name="ce139"/>
          <table:table-cell table:style-name="ce167"/>
          <table:table-cell table:style-name="ce217" table:number-columns-repeated="2"/>
          <table:table-cell table:style-name="ce202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33"/>
          <table:table-cell table:style-name="ce55" office:value-type="date" office:date-value="1992-07-09" table:number-columns-spanned="1" table:number-rows-spanned="6">
            <text:p>09/07/1992</text:p>
          </table:table-cell>
          <table:table-cell table:style-name="ce97" office:value-type="string" table:number-columns-spanned="1" table:number-rows-spanned="6">
            <text:p>Little Ilford</text:p>
          </table:table-cell>
          <table:table-cell table:style-name="ce137" office:value-type="percentage" office:value="0.239" table:number-columns-spanned="1" table:number-rows-spanned="6">
            <text:p>23.90%</text:p>
          </table:table-cell>
          <table:table-cell table:style-name="ce165" office:value-type="string">
            <text:p>ü</text:p>
          </table:table-cell>
          <table:table-cell table:style-name="ce233" office:value-type="string">
            <text:p>Andrew Baikie</text:p>
          </table:table-cell>
          <table:table-cell table:style-name="ce233" office:value-type="string">
            <text:p>Labour</text:p>
          </table:table-cell>
          <table:table-cell table:style-name="ce290" office:value-type="float" office:value="836">
            <text:p>836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98"/>
          <table:covered-table-cell table:style-name="ce138"/>
          <table:table-cell table:style-name="ce165" office:value-type="string">
            <text:p>ü</text:p>
          </table:table-cell>
          <table:table-cell table:style-name="ce233" office:value-type="string">
            <text:p>Robin Wales</text:p>
          </table:table-cell>
          <table:table-cell table:style-name="ce233" office:value-type="string">
            <text:p>Labour</text:p>
          </table:table-cell>
          <table:table-cell table:style-name="ce286" office:value-type="float" office:value="772">
            <text:p>772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98"/>
          <table:covered-table-cell table:style-name="ce138"/>
          <table:table-cell table:style-name="ce166"/>
          <table:table-cell table:style-name="ce233" office:value-type="string">
            <text:p>Les Groombridge</text:p>
          </table:table-cell>
          <table:table-cell table:style-name="ce233" office:value-type="string">
            <text:p>Liberal Democrat</text:p>
          </table:table-cell>
          <table:table-cell table:style-name="ce286" office:value-type="float" office:value="580">
            <text:p>580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98"/>
          <table:covered-table-cell table:style-name="ce138"/>
          <table:table-cell table:style-name="ce166"/>
          <table:table-cell table:style-name="ce233" office:value-type="string">
            <text:p>Ronnie King</text:p>
          </table:table-cell>
          <table:table-cell table:style-name="ce233" office:value-type="string">
            <text:p>Liberal Democrat</text:p>
          </table:table-cell>
          <table:table-cell table:style-name="ce286" office:value-type="float" office:value="551">
            <text:p>551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98"/>
          <table:covered-table-cell table:style-name="ce138"/>
          <table:table-cell table:style-name="ce180"/>
          <table:table-cell table:style-name="ce233" office:value-type="string">
            <text:p>Colin Robinson</text:p>
          </table:table-cell>
          <table:table-cell table:style-name="ce233" office:value-type="string">
            <text:p>Conservative</text:p>
          </table:table-cell>
          <table:table-cell table:style-name="ce286" office:value-type="float" office:value="485">
            <text:p>485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98"/>
          <table:covered-table-cell table:style-name="ce138"/>
          <table:table-cell table:style-name="ce180"/>
          <table:table-cell table:style-name="ce233" office:value-type="string">
            <text:p>Gary Whitmarsh</text:p>
          </table:table-cell>
          <table:table-cell table:style-name="ce233" office:value-type="string">
            <text:p>Conservative</text:p>
          </table:table-cell>
          <table:table-cell table:style-name="ce286" office:value-type="float" office:value="449">
            <text:p>449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table-cell table:style-name="ce57" table:number-columns-repeated="2"/>
          <table:table-cell table:style-name="ce139"/>
          <table:table-cell table:style-name="ce167"/>
          <table:table-cell table:style-name="ce217" table:number-columns-repeated="2"/>
          <table:table-cell table:style-name="ce202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33"/>
          <table:table-cell table:style-name="ce55" office:value-type="date" office:date-value="1992-11-26" table:number-columns-spanned="1" table:number-rows-spanned="3">
            <text:p>26/11/1992</text:p>
          </table:table-cell>
          <table:table-cell table:style-name="ce97" office:value-type="string" table:number-columns-spanned="1" table:number-rows-spanned="3">
            <text:p>Greatfield</text:p>
          </table:table-cell>
          <table:table-cell table:style-name="ce137" office:value-type="percentage" office:value="0.2609" table:number-columns-spanned="1" table:number-rows-spanned="3">
            <text:p>26.09%</text:p>
          </table:table-cell>
          <table:table-cell table:style-name="ce165" office:value-type="string">
            <text:p>ü</text:p>
          </table:table-cell>
          <table:table-cell table:style-name="ce233" office:value-type="string">
            <text:p>Gary Whitmarsh</text:p>
          </table:table-cell>
          <table:table-cell table:style-name="ce233" office:value-type="string">
            <text:p>Conservative</text:p>
          </table:table-cell>
          <table:table-cell table:style-name="ce290" office:value-type="float" office:value="818">
            <text:p>818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98"/>
          <table:covered-table-cell table:style-name="ce138"/>
          <table:table-cell table:style-name="ce180"/>
          <table:table-cell table:style-name="ce233" office:value-type="string">
            <text:p>Derek Jones</text:p>
          </table:table-cell>
          <table:table-cell table:style-name="ce233" office:value-type="string">
            <text:p>Labour</text:p>
          </table:table-cell>
          <table:table-cell table:style-name="ce286" office:value-type="float" office:value="780">
            <text:p>780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98"/>
          <table:covered-table-cell table:style-name="ce138"/>
          <table:table-cell table:style-name="ce180"/>
          <table:table-cell table:style-name="ce233" office:value-type="string">
            <text:p>Ronnie King</text:p>
          </table:table-cell>
          <table:table-cell table:style-name="ce233" office:value-type="string">
            <text:p>Liberal Democrat</text:p>
          </table:table-cell>
          <table:table-cell table:style-name="ce286" office:value-type="float" office:value="536">
            <text:p>536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table-cell table:style-name="ce57" table:number-columns-repeated="2"/>
          <table:table-cell table:style-name="ce139"/>
          <table:table-cell table:style-name="ce167"/>
          <table:table-cell table:style-name="ce217" table:number-columns-repeated="2"/>
          <table:table-cell table:style-name="ce202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33"/>
          <table:table-cell table:style-name="ce6" office:value-type="string">
            <text:p><text:s/>YEAR</text:p>
          </table:table-cell>
          <table:table-cell table:style-name="ce2" office:value-type="string">
            <text:p>CONSTITUENCY</text:p>
          </table:table-cell>
          <table:table-cell table:style-name="ce113" office:value-type="string">
            <text:p>TURNOUT</text:p>
          </table:table-cell>
          <table:table-cell table:style-name="ce161" office:value-type="string">
            <text:p>ELECTED</text:p>
          </table:table-cell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113" office:value-type="string">
            <text:p>VOTES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table-cell table:style-name="ce55" office:value-type="date" office:date-value="1993-05-06" table:number-columns-spanned="1" table:number-rows-spanned="4">
            <text:p>06/05/1993</text:p>
          </table:table-cell>
          <table:table-cell table:style-name="ce97" office:value-type="string" table:number-columns-spanned="1" table:number-rows-spanned="4">
            <text:p>Custom House &amp; Silvertown</text:p>
          </table:table-cell>
          <table:table-cell table:style-name="ce137" office:value-type="percentage" office:value="0.287" table:number-columns-spanned="1" table:number-rows-spanned="4">
            <text:p>28.70%</text:p>
          </table:table-cell>
          <table:table-cell table:style-name="ce165" office:value-type="string">
            <text:p>ü</text:p>
          </table:table-cell>
          <table:table-cell table:style-name="ce233" office:value-type="string">
            <text:p>Chris Rackley</text:p>
          </table:table-cell>
          <table:table-cell table:style-name="ce233" office:value-type="string">
            <text:p>Labour</text:p>
          </table:table-cell>
          <table:table-cell table:style-name="ce290" office:value-type="float" office:value="1137">
            <text:p>1,137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98"/>
          <table:covered-table-cell table:style-name="ce138"/>
          <table:table-cell table:style-name="ce180"/>
          <table:table-cell table:style-name="ce233" office:value-type="string">
            <text:p>David Gladstone</text:p>
          </table:table-cell>
          <table:table-cell table:style-name="ce233" office:value-type="string">
            <text:p>Conservative</text:p>
          </table:table-cell>
          <table:table-cell table:style-name="ce286" office:value-type="float" office:value="999">
            <text:p>999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98"/>
          <table:covered-table-cell table:style-name="ce138"/>
          <table:table-cell table:style-name="ce180"/>
          <table:table-cell table:style-name="ce233" office:value-type="string">
            <text:p>Pat Holland</text:p>
          </table:table-cell>
          <table:table-cell table:style-name="ce233" office:value-type="string">
            <text:p>Liberal Democrat</text:p>
          </table:table-cell>
          <table:table-cell table:style-name="ce286" office:value-type="float" office:value="306">
            <text:p>306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98"/>
          <table:covered-table-cell table:style-name="ce138"/>
          <table:table-cell table:style-name="ce180"/>
          <table:table-cell table:style-name="ce233" office:value-type="string">
            <text:p>Elizabeth Oram</text:p>
          </table:table-cell>
          <table:table-cell table:style-name="ce233" office:value-type="string">
            <text:p>Liberal</text:p>
          </table:table-cell>
          <table:table-cell table:style-name="ce286" office:value-type="float" office:value="56">
            <text:p>56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table-cell table:style-name="ce57" table:number-columns-repeated="2"/>
          <table:table-cell table:style-name="ce139"/>
          <table:table-cell table:style-name="ce167"/>
          <table:table-cell table:style-name="ce217" table:number-columns-repeated="2"/>
          <table:table-cell table:style-name="ce202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33"/>
          <table:table-cell table:style-name="ce55" office:value-type="date" office:date-value="1993-05-06" table:number-columns-spanned="1" table:number-rows-spanned="5">
            <text:p>06/05/1993</text:p>
          </table:table-cell>
          <table:table-cell table:style-name="ce97" office:value-type="string" table:number-columns-spanned="1" table:number-rows-spanned="5">
            <text:p>Park</text:p>
          </table:table-cell>
          <table:table-cell table:style-name="ce137" office:value-type="percentage" office:value="0.227" table:number-columns-spanned="1" table:number-rows-spanned="5">
            <text:p>22.70%</text:p>
          </table:table-cell>
          <table:table-cell table:style-name="ce165" office:value-type="string">
            <text:p>ü</text:p>
          </table:table-cell>
          <table:table-cell table:style-name="ce233" office:value-type="string">
            <text:p>John Saunders</text:p>
          </table:table-cell>
          <table:table-cell table:style-name="ce233" office:value-type="string">
            <text:p>Labour</text:p>
          </table:table-cell>
          <table:table-cell table:style-name="ce290" office:value-type="float" office:value="987">
            <text:p>987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98"/>
          <table:covered-table-cell table:style-name="ce138"/>
          <table:table-cell table:style-name="ce180"/>
          <table:table-cell table:style-name="ce233" office:value-type="string">
            <text:p>Charles Meaby</text:p>
          </table:table-cell>
          <table:table-cell table:style-name="ce233" office:value-type="string">
            <text:p>Conservative</text:p>
          </table:table-cell>
          <table:table-cell table:style-name="ce286" office:value-type="float" office:value="276">
            <text:p>276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98"/>
          <table:covered-table-cell table:style-name="ce138"/>
          <table:table-cell table:style-name="ce180"/>
          <table:table-cell table:style-name="ce233" office:value-type="string">
            <text:p>Ian Trebetherick</text:p>
          </table:table-cell>
          <table:table-cell table:style-name="ce233" office:value-type="string">
            <text:p>Green</text:p>
          </table:table-cell>
          <table:table-cell table:style-name="ce286" office:value-type="float" office:value="214">
            <text:p>214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98"/>
          <table:covered-table-cell table:style-name="ce138"/>
          <table:table-cell table:style-name="ce180"/>
          <table:table-cell table:style-name="ce233" office:value-type="string">
            <text:p>Gerard Batten</text:p>
          </table:table-cell>
          <table:table-cell table:style-name="ce233" office:value-type="string">
            <text:p>Anti-Federalist League</text:p>
          </table:table-cell>
          <table:table-cell table:style-name="ce286" office:value-type="float" office:value="75">
            <text:p>75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4"/>
          <table:covered-table-cell table:style-name="ce56"/>
          <table:covered-table-cell table:style-name="ce98"/>
          <table:covered-table-cell table:style-name="ce138"/>
          <table:table-cell table:style-name="ce180"/>
          <table:table-cell table:style-name="ce233" office:value-type="string">
            <text:p>Lord Toby Jug</text:p>
          </table:table-cell>
          <table:table-cell table:style-name="ce233" office:value-type="string">
            <text:p>Monster Raving Loony</text:p>
          </table:table-cell>
          <table:table-cell table:style-name="ce286" office:value-type="float" office:value="60">
            <text:p>60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table-cell table:style-name="ce35"/>
          <table:table-cell table:style-name="ce57" table:number-columns-repeated="2"/>
          <table:table-cell table:style-name="ce139"/>
          <table:table-cell table:style-name="ce167"/>
          <table:table-cell table:style-name="ce217" table:number-columns-repeated="2"/>
          <table:table-cell table:style-name="ce202"/>
          <table:table-cell table:style-name="ce303" table:number-columns-repeated="2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8" table:number-columns-repeated="2"/>
          <table:table-cell table:style-name="ce84"/>
          <table:table-cell table:style-name="ce131"/>
          <table:table-cell table:style-name="ce173"/>
          <table:table-cell table:style-name="ce208"/>
          <table:table-cell table:style-name="ce252"/>
          <table:table-cell table:style-name="ce276"/>
          <table:table-cell table:style-name="ce303"/>
          <table:table-cell table:style-name="ce315"/>
          <table:table-cell table:style-name="ce317" table:number-columns-repeated="1014"/>
        </table:table-row>
        <table:table-row table:style-name="ro2">
          <table:table-cell table:style-name="ce2" office:value-type="string">
            <text:p>ELECTION</text:p>
          </table:table-cell>
          <table:table-cell table:style-name="ce2" office:value-type="string">
            <text:p><text:s/>YEAR</text:p>
          </table:table-cell>
          <table:table-cell table:style-name="ce2" office:value-type="string">
            <text:p>BOROUGH</text:p>
          </table:table-cell>
          <table:table-cell table:style-name="ce113" office:value-type="string">
            <text:p>ELECTORS</text:p>
          </table:table-cell>
          <table:table-cell table:style-name="ce161" office:value-type="string">
            <text:p>TURNOUT</text:p>
          </table:table-cell>
          <table:table-cell table:style-name="ce209"/>
          <table:table-cell table:style-name="ce252"/>
          <table:table-cell table:style-name="ce276"/>
          <table:table-cell table:style-name="ce303"/>
          <table:table-cell table:style-name="ce313"/>
          <table:table-cell table:number-columns-repeated="2"/>
          <table:table-cell table:style-name="ce318" table:number-columns-repeated="1012"/>
        </table:table-row>
        <table:table-row table:style-name="ro2">
          <table:table-cell table:style-name="ce3" office:value-type="string" table:number-columns-spanned="1" table:number-rows-spanned="3">
            <text:p>Local</text:p>
          </table:table-cell>
          <table:table-cell table:style-name="ce40" office:value-type="float" office:value="1994" table:number-columns-spanned="1" table:number-rows-spanned="3">
            <text:p>1994</text:p>
          </table:table-cell>
          <table:table-cell table:style-name="ce70" office:value-type="string" table:number-columns-spanned="1" table:number-rows-spanned="3">
            <text:p>Newham</text:p>
          </table:table-cell>
          <table:table-cell table:style-name="ce114" office:value-type="float" office:value="151895" table:number-columns-spanned="1" table:number-rows-spanned="3">
            <text:p>151,895</text:p>
          </table:table-cell>
          <table:table-cell table:style-name="ce117" office:value-type="percentage" office:value="0.376" table:number-columns-spanned="1" table:number-rows-spanned="3">
            <text:p>37.60%</text:p>
          </table:table-cell>
          <table:table-cell table:style-name="ce210"/>
          <table:table-cell table:style-name="ce253"/>
          <table:table-cell table:style-name="ce130"/>
          <table:table-cell table:style-name="ce306"/>
          <table:table-cell table:number-columns-repeated="2"/>
          <table:table-cell table:style-name="ce313"/>
          <table:table-cell table:number-columns-repeated="1012"/>
        </table:table-row>
        <table:table-row table:style-name="ro2">
          <table:covered-table-cell table:style-name="ce4"/>
          <table:covered-table-cell table:style-name="ce41"/>
          <table:covered-table-cell table:style-name="ce71"/>
          <table:covered-table-cell table:style-name="ce115"/>
          <table:covered-table-cell table:style-name="ce118"/>
          <table:table-cell table:style-name="ce210"/>
          <table:table-cell table:style-name="ce253"/>
          <table:table-cell table:style-name="ce278"/>
          <table:table-cell table:style-name="ce306"/>
          <table:table-cell table:style-name="ce313" table:number-columns-repeated="1015"/>
        </table:table-row>
        <table:table-row table:style-name="ro2">
          <table:covered-table-cell table:style-name="ce4"/>
          <table:covered-table-cell table:style-name="ce41"/>
          <table:covered-table-cell table:style-name="ce71"/>
          <table:covered-table-cell table:style-name="ce115"/>
          <table:covered-table-cell table:style-name="ce118"/>
          <table:table-cell table:style-name="ce210"/>
          <table:table-cell table:style-name="ce253"/>
          <table:table-cell table:style-name="ce278"/>
          <table:table-cell table:style-name="ce306"/>
          <table:table-cell table:number-columns-repeated="1015"/>
        </table:table-row>
        <table:table-row table:style-name="ro2">
          <table:table-cell table:style-name="ce5"/>
          <table:table-cell table:style-name="ce42"/>
          <table:table-cell table:style-name="ce5"/>
          <table:table-cell table:style-name="ce116"/>
          <table:table-cell table:style-name="ce162"/>
          <table:table-cell table:style-name="ce195"/>
          <table:table-cell table:style-name="ce244"/>
          <table:table-cell table:style-name="ce129"/>
          <table:table-cell table:style-name="ce172" table:number-columns-repeated="2"/>
          <table:table-cell table:style-name="ce314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ELECTION</text:p>
          </table:table-cell>
          <table:table-cell table:style-name="ce2" office:value-type="string">
            <text:p><text:s/>YEAR</text:p>
          </table:table-cell>
          <table:table-cell table:style-name="ce2" office:value-type="string">
            <text:p>CONSTITUENCY</text:p>
          </table:table-cell>
          <table:table-cell table:style-name="ce113" office:value-type="string">
            <text:p>TURNOUT</text:p>
          </table:table-cell>
          <table:table-cell table:style-name="ce161" office:value-type="string">
            <text:p>ELECTED</text:p>
          </table:table-cell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113" office:value-type="string">
            <text:p>VOTES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table-cell table:style-name="ce23" office:value-type="string" table:number-columns-spanned="1" table:number-rows-spanned="24">
            <text:p>Local</text:p>
          </table:table-cell>
          <table:table-cell table:style-name="ce40" office:value-type="float" office:value="1994" table:number-columns-spanned="1" table:number-rows-spanned="24">
            <text:p>1994</text:p>
          </table:table-cell>
          <table:table-cell table:style-name="ce72" office:value-type="string" table:number-columns-spanned="1" table:number-rows-spanned="7">
            <text:p>Beckton</text:p>
          </table:table-cell>
          <table:table-cell table:style-name="ce117" office:value-type="percentage" office:value="0.399" table:number-columns-spanned="1" table:number-rows-spanned="7">
            <text:p>39.9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Maureen Knight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0" office:value-type="float" office:value="647">
            <text:p>64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Doris A. Maxwell</text:p>
          </table:table-cell>
          <table:covered-table-cell table:style-name="ce10"/>
          <table:table-cell table:style-name="ce281" office:value-type="float" office:value="523">
            <text:p>523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12" office:value-type="string">
            <text:p>Michael Davidson</text:p>
          </table:table-cell>
          <table:table-cell table:style-name="ce255" office:value-type="string" table:number-columns-spanned="1" table:number-rows-spanned="2">
            <text:p>British National Party</text:p>
          </table:table-cell>
          <table:table-cell table:style-name="ce281" office:value-type="float" office:value="459">
            <text:p>459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13" office:value-type="string">
            <text:p>Peter Hart</text:p>
          </table:table-cell>
          <table:covered-table-cell table:style-name="ce10"/>
          <table:table-cell table:style-name="ce281" office:value-type="float" office:value="457">
            <text:p>457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12" office:value-type="string">
            <text:p>Christopher P. Boden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1" office:value-type="float" office:value="290">
            <text:p>290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13" office:value-type="string">
            <text:p>Valerie E. Fursland</text:p>
          </table:table-cell>
          <table:covered-table-cell table:style-name="ce10"/>
          <table:table-cell table:style-name="ce281" office:value-type="float" office:value="266">
            <text:p>266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Malcolm Williamson</text:p>
          </table:table-cell>
          <table:table-cell table:style-name="ce256" office:value-type="string">
            <text:p>Independent</text:p>
          </table:table-cell>
          <table:table-cell table:style-name="ce281" office:value-type="float" office:value="142">
            <text:p>142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75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0" office:value-type="string" table:number-columns-spanned="1" table:number-rows-spanned="6">
            <text:p>Bemersyde</text:p>
          </table:table-cell>
          <table:table-cell table:style-name="ce117" office:value-type="percentage" office:value="0.438" table:number-columns-spanned="1" table:number-rows-spanned="6">
            <text:p>43.8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Christopher T. Rackley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853">
            <text:p>85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Victor F. Turner</text:p>
          </table:table-cell>
          <table:covered-table-cell table:style-name="ce10"/>
          <table:table-cell table:style-name="ce281" office:value-type="float" office:value="843">
            <text:p>843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2" office:value-type="string">
            <text:p>Paul Clark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1" office:value-type="float" office:value="703">
            <text:p>703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3" office:value-type="string">
            <text:p>Derek A.W. Wigger</text:p>
          </table:table-cell>
          <table:covered-table-cell table:style-name="ce10"/>
          <table:table-cell table:style-name="ce281" office:value-type="float" office:value="622">
            <text:p>622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2" office:value-type="string">
            <text:p>William A. Robinson</text:p>
          </table:table-cell>
          <table:table-cell table:style-name="ce255" office:value-type="string" table:number-columns-spanned="1" table:number-rows-spanned="2">
            <text:p>Liberal Democrat</text:p>
          </table:table-cell>
          <table:table-cell table:style-name="ce281" office:value-type="float" office:value="233">
            <text:p>23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3" office:value-type="string">
            <text:p>Philip J. Tyler</text:p>
          </table:table-cell>
          <table:covered-table-cell table:style-name="ce10"/>
          <table:table-cell table:style-name="ce281" office:value-type="float" office:value="224">
            <text:p>22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57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0" office:value-type="string" table:number-columns-spanned="1" table:number-rows-spanned="3">
            <text:p>Canning Town and Grange</text:p>
          </table:table-cell>
          <table:table-cell table:style-name="ce121" office:value-type="percentage" office:value="0.341" table:number-columns-spanned="1" table:number-rows-spanned="3">
            <text:p>34.1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Dennis R. Horwood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float" office:value="1021">
            <text:p>1,02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22" office:value-type="string">
            <text:p>Stephen P. Naulls</text:p>
          </table:table-cell>
          <table:covered-table-cell table:style-name="ce10"/>
          <table:table-cell table:style-name="ce282" office:value-type="float" office:value="914">
            <text:p>91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/>
          <table:table-cell table:style-name="ce223" office:value-type="string">
            <text:p>Ann L. Lewis</text:p>
          </table:table-cell>
          <table:table-cell table:style-name="ce255" office:value-type="string">
            <text:p>Conservative</text:p>
          </table:table-cell>
          <table:table-cell table:style-name="ce282" office:value-type="float" office:value="896">
            <text:p>89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61"/>
          <table:table-cell table:style-name="ce123"/>
          <table:table-cell table:style-name="ce168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0" office:value-type="string" table:number-columns-spanned="1" table:number-rows-spanned="5">
            <text:p>Castle</text:p>
          </table:table-cell>
          <table:table-cell table:style-name="ce121" office:value-type="percentage" office:value="0.374" table:number-columns-spanned="1" table:number-rows-spanned="5">
            <text:p>37.4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David P. McGladdery 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float" office:value="1147">
            <text:p>1,14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Mahmood Ahmad</text:p>
          </table:table-cell>
          <table:covered-table-cell table:style-name="ce10"/>
          <table:table-cell table:style-name="ce282" office:value-type="float" office:value="1017">
            <text:p>1,01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1" office:value-type="string">
            <text:p>Kathleen A. Chater</text:p>
          </table:table-cell>
          <table:table-cell table:style-name="ce228" office:value-type="string">
            <text:p>Liberal Democrat</text:p>
          </table:table-cell>
          <table:table-cell table:style-name="ce282" office:value-type="float" office:value="414">
            <text:p>41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1" office:value-type="string">
            <text:p>Karen Ullger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2" office:value-type="float" office:value="328">
            <text:p>32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75"/>
          <table:table-cell table:style-name="ce218" office:value-type="string">
            <text:p>Martin Ullger</text:p>
          </table:table-cell>
          <table:covered-table-cell table:style-name="ce10"/>
          <table:table-cell table:style-name="ce283" office:value-type="float" office:value="248">
            <text:p>248</text:p>
          </table:table-cell>
          <table:table-cell table:style-name="ce308"/>
          <table:table-cell table:style-name="ce305"/>
          <table:table-cell table:style-name="ce313" table:number-columns-repeated="2"/>
          <table:table-cell table:number-columns-repeated="1012"/>
        </table:table-row>
        <table:table-row table:style-name="ro2">
          <table:table-cell table:style-name="ce24" table:number-columns-repeated="2"/>
          <table:table-cell table:style-name="ce61"/>
          <table:table-cell table:style-name="ce123"/>
          <table:table-cell table:style-name="ce168"/>
          <table:table-cell table:style-name="ce217"/>
          <table:table-cell table:style-name="ce10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23" office:value-type="string" table:number-columns-spanned="1" table:number-rows-spanned="41">
            <text:p>Local</text:p>
          </table:table-cell>
          <table:table-cell table:style-name="ce40" office:value-type="float" office:value="1994" table:number-columns-spanned="1" table:number-rows-spanned="41">
            <text:p>1994</text:p>
          </table:table-cell>
          <table:table-cell table:style-name="ce72" office:value-type="string" table:number-columns-spanned="1" table:number-rows-spanned="6">
            <text:p>Central</text:p>
          </table:table-cell>
          <table:table-cell table:style-name="ce117" office:value-type="percentage" office:value="0.381" table:number-columns-spanned="1" table:number-rows-spanned="6">
            <text:p>38.1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Christopher B. Allen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0" office:value-type="float" office:value="1398">
            <text:p>1,398</text:p>
          </table:table-cell>
          <table:table-cell table:style-name="ce307"/>
          <table:table-cell table:style-name="ce304"/>
          <table:table-cell table:style-name="ce317" table:number-columns-repeated="2"/>
          <table:table-cell table:number-columns-repeated="1012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Stanley Hopwood</text:p>
          </table:table-cell>
          <table:covered-table-cell table:style-name="ce10"/>
          <table:table-cell table:style-name="ce281" office:value-type="float" office:value="1228">
            <text:p>1,22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Marion R. Gill</text:p>
          </table:table-cell>
          <table:table-cell table:style-name="ce255" office:value-type="string">
            <text:p>Liberal Democrat</text:p>
          </table:table-cell>
          <table:table-cell table:style-name="ce281" office:value-type="float" office:value="262">
            <text:p>26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David J. Hyde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239">
            <text:p>23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Bernard A. Barrow</text:p>
          </table:table-cell>
          <table:table-cell table:style-name="ce255" office:value-type="string">
            <text:p>Liberal Democrat</text:p>
          </table:table-cell>
          <table:table-cell table:style-name="ce281" office:value-type="float" office:value="229">
            <text:p>22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Pamela M. Kirkley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211">
            <text:p>21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90" office:value-type="string" table:number-columns-spanned="1" table:number-rows-spanned="10">
            <text:p>Custom House and Silvertown</text:p>
          </table:table-cell>
          <table:table-cell table:style-name="ce117" office:value-type="percentage" office:value="0.392" table:number-columns-spanned="1" table:number-rows-spanned="10">
            <text:p>39.2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William A. Chapman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1" office:value-type="float" office:value="1517">
            <text:p>1,51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Lyn C. Brown</text:p>
          </table:table-cell>
          <table:covered-table-cell table:style-name="ce9"/>
          <table:table-cell table:style-name="ce281" office:value-type="float" office:value="1434">
            <text:p>1,43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Ivor A. Bloom</text:p>
          </table:table-cell>
          <table:covered-table-cell table:style-name="ce10"/>
          <table:table-cell table:style-name="ce281" office:value-type="float" office:value="1375">
            <text:p>1,37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2" office:value-type="string">
            <text:p>David C. Gladstone</text:p>
          </table:table-cell>
          <table:table-cell table:style-name="ce259" office:value-type="string">
            <text:p>Conservative</text:p>
          </table:table-cell>
          <table:table-cell table:style-name="ce281" office:value-type="float" office:value="805">
            <text:p>80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2" office:value-type="string">
            <text:p>Jeff Edmonds</text:p>
          </table:table-cell>
          <table:table-cell table:style-name="ce255" office:value-type="string" table:number-columns-spanned="1" table:number-rows-spanned="3">
            <text:p>British National Party</text:p>
          </table:table-cell>
          <table:table-cell table:style-name="ce281" office:value-type="float" office:value="759">
            <text:p>75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5" office:value-type="string">
            <text:p>Vincent Parker</text:p>
          </table:table-cell>
          <table:covered-table-cell table:style-name="ce9"/>
          <table:table-cell table:style-name="ce281" office:value-type="float" office:value="737">
            <text:p>73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3" office:value-type="string">
            <text:p>Kevin Vinecombe</text:p>
          </table:table-cell>
          <table:covered-table-cell table:style-name="ce10"/>
          <table:table-cell table:style-name="ce281" office:value-type="float" office:value="672">
            <text:p>67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2" office:value-type="string">
            <text:p>Anthoulla Osben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1" office:value-type="float" office:value="586">
            <text:p>58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3" office:value-type="string">
            <text:p>Raymond Wallsgrave</text:p>
          </table:table-cell>
          <table:covered-table-cell table:style-name="ce10"/>
          <table:table-cell table:style-name="ce281" office:value-type="float" office:value="567">
            <text:p>56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91"/>
          <table:covered-table-cell table:style-name="ce118"/>
          <table:table-cell table:style-name="ce174"/>
          <table:table-cell table:style-name="ce213" office:value-type="string">
            <text:p>John C. Ringwood</text:p>
          </table:table-cell>
          <table:table-cell table:style-name="ce10" office:value-type="string">
            <text:p>Independent</text:p>
          </table:table-cell>
          <table:table-cell table:style-name="ce281" office:value-type="float" office:value="532">
            <text:p>53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9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0" office:value-type="string" table:number-columns-spanned="1" table:number-rows-spanned="10">
            <text:p>Forest Gate</text:p>
          </table:table-cell>
          <table:table-cell table:style-name="ce121" office:value-type="percentage" office:value="0.381" table:number-columns-spanned="1" table:number-rows-spanned="10">
            <text:p>38.1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Glynis A. Carpenter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849">
            <text:p>1,84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Shama Ahmad</text:p>
          </table:table-cell>
          <table:covered-table-cell table:style-name="ce9"/>
          <table:table-cell table:style-name="ce282" office:value-type="float" office:value="1601">
            <text:p>1,60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22" office:value-type="string">
            <text:p>Conor M. McAuley</text:p>
          </table:table-cell>
          <table:covered-table-cell table:style-name="ce10"/>
          <table:table-cell table:style-name="ce282" office:value-type="float" office:value="1528">
            <text:p>1,52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John M. Gray</text:p>
          </table:table-cell>
          <table:table-cell table:style-name="ce256" office:value-type="string">
            <text:p>Liberal Democrat</text:p>
          </table:table-cell>
          <table:table-cell table:style-name="ce282" office:value-type="float" office:value="544">
            <text:p>54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Christine Hodgson</text:p>
          </table:table-cell>
          <table:table-cell table:style-name="ce255" office:value-type="string">
            <text:p>Conservative</text:p>
          </table:table-cell>
          <table:table-cell table:style-name="ce282" office:value-type="float" office:value="471">
            <text:p>47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Louise Pritchard</text:p>
          </table:table-cell>
          <table:table-cell table:style-name="ce255" office:value-type="string">
            <text:p>Green</text:p>
          </table:table-cell>
          <table:table-cell table:style-name="ce282" office:value-type="float" office:value="450">
            <text:p>45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1" office:value-type="string">
            <text:p>Jonathan Ivinson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2" office:value-type="float" office:value="429">
            <text:p>42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2" office:value-type="string">
            <text:p>Doris Rees</text:p>
          </table:table-cell>
          <table:covered-table-cell table:style-name="ce10"/>
          <table:table-cell table:style-name="ce282" office:value-type="float" office:value="409">
            <text:p>40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Jean M. Tee</text:p>
          </table:table-cell>
          <table:table-cell table:style-name="ce255" office:value-type="string" table:number-columns-spanned="1" table:number-rows-spanned="2">
            <text:p>Liberal Democrat</text:p>
          </table:table-cell>
          <table:table-cell table:style-name="ce282" office:value-type="float" office:value="408">
            <text:p>40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2" office:value-type="string">
            <text:p>Walter C. Tee</text:p>
          </table:table-cell>
          <table:covered-table-cell table:style-name="ce10"/>
          <table:table-cell table:style-name="ce282" office:value-type="float" office:value="310">
            <text:p>31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51"/>
          <table:table-cell table:style-name="ce127"/>
          <table:table-cell table:style-name="ce154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0" office:value-type="string" table:number-columns-spanned="1" table:number-rows-spanned="12">
            <text:p>Greatfield</text:p>
          </table:table-cell>
          <table:table-cell table:style-name="ce121" office:value-type="percentage" office:value="0.457" table:number-columns-spanned="1" table:number-rows-spanned="12">
            <text:p>45.7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Kevin J. Jenkins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411">
            <text:p>1,41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Ian K. Corbett</text:p>
          </table:table-cell>
          <table:covered-table-cell table:style-name="ce9"/>
          <table:table-cell table:style-name="ce282" office:value-type="float" office:value="1282">
            <text:p>1,28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Valerie M.J. Fone</text:p>
          </table:table-cell>
          <table:covered-table-cell table:style-name="ce10"/>
          <table:table-cell table:style-name="ce282" office:value-type="float" office:value="1192">
            <text:p>1,19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3" office:value-type="string">
            <text:p>Susan M. Craig</text:p>
          </table:table-cell>
          <table:table-cell table:style-name="ce255" office:value-type="string">
            <text:p>Conservative</text:p>
          </table:table-cell>
          <table:table-cell table:style-name="ce282" office:value-type="float" office:value="804">
            <text:p>80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1" office:value-type="string">
            <text:p>Kathleen V. King</text:p>
          </table:table-cell>
          <table:table-cell table:style-name="ce255" office:value-type="string" table:number-columns-spanned="1" table:number-rows-spanned="2">
            <text:p>Liberal Democrat</text:p>
          </table:table-cell>
          <table:table-cell table:style-name="ce282" office:value-type="float" office:value="795">
            <text:p>79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2" office:value-type="string">
            <text:p>Kenneth Flemwell</text:p>
          </table:table-cell>
          <table:covered-table-cell table:style-name="ce10"/>
          <table:table-cell table:style-name="ce282" office:value-type="float" office:value="792">
            <text:p>79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16" office:value-type="string">
            <text:p>Lee M. Simm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2" office:value-type="float" office:value="749">
            <text:p>74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16" office:value-type="string">
            <text:p>Kenneth J. Ready</text:p>
          </table:table-cell>
          <table:covered-table-cell table:style-name="ce10"/>
          <table:table-cell table:style-name="ce282" office:value-type="float" office:value="733">
            <text:p>73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3" office:value-type="string">
            <text:p>David N. Oxford</text:p>
          </table:table-cell>
          <table:table-cell table:style-name="ce255" office:value-type="string">
            <text:p>Liberal Democrat</text:p>
          </table:table-cell>
          <table:table-cell table:style-name="ce282" office:value-type="float" office:value="683">
            <text:p>68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16" office:value-type="string">
            <text:p>Frederick C. Jones</text:p>
          </table:table-cell>
          <table:table-cell table:style-name="ce255" office:value-type="string" table:number-columns-spanned="1" table:number-rows-spanned="3">
            <text:p>Independent Liberal Democrat</text:p>
          </table:table-cell>
          <table:table-cell table:style-name="ce282" office:value-type="float" office:value="581">
            <text:p>58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16" office:value-type="string">
            <text:p>William G. Jeffrey</text:p>
          </table:table-cell>
          <table:covered-table-cell table:style-name="ce9"/>
          <table:table-cell table:style-name="ce282" office:value-type="float" office:value="486">
            <text:p>48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2" office:value-type="string">
            <text:p>Michael G. Shimmen</text:p>
          </table:table-cell>
          <table:covered-table-cell table:style-name="ce10"/>
          <table:table-cell table:style-name="ce282" office:value-type="float" office:value="426">
            <text:p>42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51"/>
          <table:table-cell table:style-name="ce127"/>
          <table:table-cell table:style-name="ce154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23" office:value-type="string" table:number-columns-spanned="1" table:number-rows-spanned="33">
            <text:p>Local</text:p>
          </table:table-cell>
          <table:table-cell table:style-name="ce40" office:value-type="float" office:value="1994" table:number-columns-spanned="1" table:number-rows-spanned="33">
            <text:p>1994</text:p>
          </table:table-cell>
          <table:table-cell table:style-name="ce72" office:value-type="string" table:number-columns-spanned="1" table:number-rows-spanned="6">
            <text:p>Hudsons</text:p>
          </table:table-cell>
          <table:table-cell table:style-name="ce117" office:value-type="percentage" office:value="0.389" table:number-columns-spanned="1" table:number-rows-spanned="6">
            <text:p>38.9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Bryan A. Collier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0" office:value-type="float" office:value="1282">
            <text:p>1,282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Graham J. Lane</text:p>
          </table:table-cell>
          <table:covered-table-cell table:style-name="ce9"/>
          <table:table-cell table:style-name="ce281" office:value-type="float" office:value="1246">
            <text:p>1,246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Neil J. Wilson</text:p>
          </table:table-cell>
          <table:covered-table-cell table:style-name="ce10"/>
          <table:table-cell table:style-name="ce281" office:value-type="float" office:value="1199">
            <text:p>1,199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18"/>
          <table:table-cell table:style-name="ce166"/>
          <table:table-cell table:style-name="ce215" office:value-type="string">
            <text:p>Jeffrey Spencer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1122">
            <text:p>1,122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18"/>
          <table:table-cell table:style-name="ce166"/>
          <table:table-cell table:style-name="ce215" office:value-type="string">
            <text:p>Stephen J. Hunt</text:p>
          </table:table-cell>
          <table:covered-table-cell table:style-name="ce9"/>
          <table:table-cell table:style-name="ce281" office:value-type="float" office:value="1114">
            <text:p>1,114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18"/>
          <table:table-cell table:style-name="ce166"/>
          <table:table-cell table:style-name="ce215" office:value-type="string">
            <text:p>Alan W.L. Price</text:p>
          </table:table-cell>
          <table:covered-table-cell table:style-name="ce10"/>
          <table:table-cell table:style-name="ce281" office:value-type="float" office:value="1014">
            <text:p>1,014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75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0" office:value-type="string" table:number-columns-spanned="1" table:number-rows-spanned="6">
            <text:p>Kensington</text:p>
          </table:table-cell>
          <table:table-cell table:style-name="ce117" office:value-type="percentage" office:value="0.459" table:number-columns-spanned="1" table:number-rows-spanned="6">
            <text:p>45.9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Kuldip Singh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1352">
            <text:p>1,35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Lester T. Hudson</text:p>
          </table:table-cell>
          <table:covered-table-cell table:style-name="ce10"/>
          <table:table-cell table:style-name="ce281" office:value-type="float" office:value="1328">
            <text:p>1,32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2" office:value-type="string">
            <text:p>Mohammed Fozdar</text:p>
          </table:table-cell>
          <table:table-cell table:style-name="ce255" office:value-type="string" table:number-columns-spanned="1" table:number-rows-spanned="2">
            <text:p>Liberal Democrat</text:p>
          </table:table-cell>
          <table:table-cell table:style-name="ce281" office:value-type="float" office:value="802">
            <text:p>80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3" office:value-type="string">
            <text:p>Stephen T. Bell</text:p>
          </table:table-cell>
          <table:covered-table-cell table:style-name="ce10"/>
          <table:table-cell table:style-name="ce281" office:value-type="float" office:value="733">
            <text:p>73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5" office:value-type="string">
            <text:p>Tina M. O'Flynn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1" office:value-type="float" office:value="186">
            <text:p>18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3" office:value-type="string">
            <text:p>Carol A. Sarsfield</text:p>
          </table:table-cell>
          <table:covered-table-cell table:style-name="ce10"/>
          <table:table-cell table:style-name="ce281" office:value-type="float" office:value="178">
            <text:p>17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57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table-cell table:style-name="ce40" office:value-type="string" table:number-columns-spanned="1" table:number-rows-spanned="9">
            <text:p>Little Ilford</text:p>
          </table:table-cell>
          <table:table-cell table:style-name="ce121" office:value-type="percentage" office:value="0.364" table:number-columns-spanned="1" table:number-rows-spanned="9">
            <text:p>36.4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Stephen C. Timms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750">
            <text:p>1,75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Paul L. Douglas</text:p>
          </table:table-cell>
          <table:covered-table-cell table:style-name="ce9"/>
          <table:table-cell table:style-name="ce282" office:value-type="float" office:value="1653">
            <text:p>1,65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Andrew R.E. Baikie</text:p>
          </table:table-cell>
          <table:covered-table-cell table:style-name="ce10"/>
          <table:table-cell table:style-name="ce282" office:value-type="float" office:value="1546">
            <text:p>1,54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1" office:value-type="string">
            <text:p>Mohammed Bashir</text:p>
          </table:table-cell>
          <table:table-cell table:style-name="ce256" office:value-type="string" table:number-columns-spanned="1" table:number-rows-spanned="2">
            <text:p>Liberal Democrat</text:p>
          </table:table-cell>
          <table:table-cell table:style-name="ce282" office:value-type="float" office:value="374">
            <text:p>37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Stuart J. Hunt</text:p>
          </table:table-cell>
          <table:covered-table-cell table:style-name="ce10"/>
          <table:table-cell table:style-name="ce282" office:value-type="float" office:value="358">
            <text:p>35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Linda V. Lindsay</text:p>
          </table:table-cell>
          <table:table-cell table:style-name="ce255" office:value-type="string">
            <text:p>Conservative</text:p>
          </table:table-cell>
          <table:table-cell table:style-name="ce282" office:value-type="float" office:value="336">
            <text:p>33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Chaudhury A. Koher</text:p>
          </table:table-cell>
          <table:table-cell table:style-name="ce255" office:value-type="string">
            <text:p>Liberal Democrat</text:p>
          </table:table-cell>
          <table:table-cell table:style-name="ce282" office:value-type="float" office:value="335">
            <text:p>33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Colin D. Robinson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2" office:value-type="float" office:value="313">
            <text:p>31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2" office:value-type="string">
            <text:p>Gary C. Whitmarsh</text:p>
          </table:table-cell>
          <table:covered-table-cell table:style-name="ce10"/>
          <table:table-cell table:style-name="ce282" office:value-type="float" office:value="299">
            <text:p>29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51"/>
          <table:table-cell table:style-name="ce127"/>
          <table:table-cell table:style-name="ce154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0" office:value-type="string" table:number-columns-spanned="1" table:number-rows-spanned="9">
            <text:p>Manor Park</text:p>
          </table:table-cell>
          <table:table-cell table:style-name="ce121" office:value-type="percentage" office:value="0.392" table:number-columns-spanned="1" table:number-rows-spanned="9">
            <text:p>39.2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Amarjit Singh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892">
            <text:p>1,89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Josephine H. Corbett</text:p>
          </table:table-cell>
          <table:covered-table-cell table:style-name="ce9"/>
          <table:table-cell table:style-name="ce282" office:value-type="float" office:value="1778">
            <text:p>1,77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22" office:value-type="string">
            <text:p>Robert A. Wales</text:p>
          </table:table-cell>
          <table:covered-table-cell table:style-name="ce10"/>
          <table:table-cell table:style-name="ce282" office:value-type="float" office:value="1621">
            <text:p>1,62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3" office:value-type="string">
            <text:p>Maureen V. Smith</text:p>
          </table:table-cell>
          <table:table-cell table:style-name="ce255" office:value-type="string">
            <text:p>Liberal Democrat</text:p>
          </table:table-cell>
          <table:table-cell table:style-name="ce282" office:value-type="float" office:value="417">
            <text:p>41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3" office:value-type="string">
            <text:p>Stewart Lindsay</text:p>
          </table:table-cell>
          <table:table-cell table:style-name="ce255" office:value-type="string">
            <text:p>Conservative</text:p>
          </table:table-cell>
          <table:table-cell table:style-name="ce282" office:value-type="float" office:value="413">
            <text:p>41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1" office:value-type="string">
            <text:p>Sidney Berman</text:p>
          </table:table-cell>
          <table:table-cell table:style-name="ce255" office:value-type="string" table:number-columns-spanned="1" table:number-rows-spanned="2">
            <text:p>Liberal Democrat</text:p>
          </table:table-cell>
          <table:table-cell table:style-name="ce282" office:value-type="float" office:value="403">
            <text:p>40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16" office:value-type="string">
            <text:p>Pauline O-A. Huntbach</text:p>
          </table:table-cell>
          <table:covered-table-cell table:style-name="ce10"/>
          <table:table-cell table:style-name="ce282" office:value-type="float" office:value="364">
            <text:p>36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1" office:value-type="string">
            <text:p>Ronald D. Tatum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2" office:value-type="float" office:value="364">
            <text:p>36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22" office:value-type="string">
            <text:p>Harold K. Wilkins</text:p>
          </table:table-cell>
          <table:covered-table-cell table:style-name="ce10"/>
          <table:table-cell table:style-name="ce282" office:value-type="float" office:value="343">
            <text:p>343</text:p>
          </table:table-cell>
          <table:table-cell table:style-name="ce308"/>
          <table:table-cell table:style-name="ce305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table-cell table:style-name="ce24" table:number-columns-repeated="2"/>
          <table:table-cell table:style-name="ce61"/>
          <table:table-cell table:style-name="ce123"/>
          <table:table-cell table:style-name="ce168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3" office:value-type="string" table:number-columns-spanned="1" table:number-rows-spanned="27">
            <text:p>Local</text:p>
          </table:table-cell>
          <table:table-cell table:style-name="ce40" office:value-type="float" office:value="1994" table:number-columns-spanned="1" table:number-rows-spanned="27">
            <text:p>1994</text:p>
          </table:table-cell>
          <table:table-cell table:style-name="ce93" office:value-type="string" table:number-columns-spanned="1" table:number-rows-spanned="5">
            <text:p>Monega</text:p>
          </table:table-cell>
          <table:table-cell table:style-name="ce135" office:value-type="percentage" office:value="0.418" table:number-columns-spanned="1" table:number-rows-spanned="5">
            <text:p>41.80%</text:p>
          </table:table-cell>
          <table:table-cell table:style-name="ce165" office:value-type="string">
            <text:p>ü</text:p>
          </table:table-cell>
          <table:table-cell table:style-name="ce225" office:value-type="string">
            <text:p>William H. Brown</text:p>
          </table:table-cell>
          <table:table-cell table:style-name="ce233" office:value-type="string" table:number-columns-spanned="1" table:number-rows-spanned="2">
            <text:p>Labour</text:p>
          </table:table-cell>
          <table:table-cell table:style-name="ce290" office:value-type="float" office:value="1598">
            <text:p>1,598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94"/>
          <table:covered-table-cell table:style-name="ce136"/>
          <table:table-cell table:style-name="ce166" office:value-type="string">
            <text:p>ü</text:p>
          </table:table-cell>
          <table:table-cell table:style-name="ce234" office:value-type="string">
            <text:p>Christopher J. Seddon</text:p>
          </table:table-cell>
          <table:covered-table-cell table:style-name="ce10"/>
          <table:table-cell table:style-name="ce286" office:value-type="float" office:value="1245">
            <text:p>1,245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94"/>
          <table:covered-table-cell table:style-name="ce136"/>
          <table:table-cell table:style-name="ce177"/>
          <table:table-cell table:style-name="ce233" office:value-type="string">
            <text:p>Jagdish K.L. Amin</text:p>
          </table:table-cell>
          <table:table-cell table:style-name="ce233" office:value-type="string">
            <text:p>Independent</text:p>
          </table:table-cell>
          <table:table-cell table:style-name="ce286" office:value-type="float" office:value="477">
            <text:p>477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94"/>
          <table:covered-table-cell table:style-name="ce136"/>
          <table:table-cell table:style-name="ce177"/>
          <table:table-cell table:style-name="ce234" office:value-type="string">
            <text:p>Susan Clark</text:p>
          </table:table-cell>
          <table:table-cell table:style-name="ce233" office:value-type="string" table:number-columns-spanned="1" table:number-rows-spanned="2">
            <text:p>Conservative</text:p>
          </table:table-cell>
          <table:table-cell table:style-name="ce286" office:value-type="float" office:value="330">
            <text:p>330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94"/>
          <table:covered-table-cell table:style-name="ce136"/>
          <table:table-cell table:style-name="ce177"/>
          <table:table-cell table:style-name="ce232" office:value-type="string">
            <text:p>Denys C. Gates</text:p>
          </table:table-cell>
          <table:covered-table-cell table:style-name="ce10"/>
          <table:table-cell table:style-name="ce286" office:value-type="float" office:value="282">
            <text:p>282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table-cell table:style-name="ce51"/>
          <table:table-cell table:style-name="ce127"/>
          <table:table-cell table:style-name="ce154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5">
            <text:p>New Town</text:p>
          </table:table-cell>
          <table:table-cell table:style-name="ce117" office:value-type="percentage" office:value="0.322" table:number-columns-spanned="1" table:number-rows-spanned="5">
            <text:p>32.2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Carol A. Knights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0" office:value-type="float" office:value="1188">
            <text:p>1,188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John Isted</text:p>
          </table:table-cell>
          <table:covered-table-cell table:style-name="ce10"/>
          <table:table-cell table:style-name="ce281" office:value-type="float" office:value="929">
            <text:p>92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95"/>
          <table:covered-table-cell table:style-name="ce49"/>
          <table:table-cell table:style-name="ce166"/>
          <table:table-cell table:style-name="ce212" office:value-type="string">
            <text:p>Charles R.P.G. Meaby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1" office:value-type="float" office:value="314">
            <text:p>314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95"/>
          <table:covered-table-cell table:style-name="ce49"/>
          <table:table-cell table:style-name="ce166"/>
          <table:table-cell table:style-name="ce213" office:value-type="string">
            <text:p>Ian A. Riddoch</text:p>
          </table:table-cell>
          <table:covered-table-cell table:style-name="ce10"/>
          <table:table-cell table:style-name="ce281" office:value-type="float" office:value="299">
            <text:p>299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95"/>
          <table:covered-table-cell table:style-name="ce49"/>
          <table:table-cell table:style-name="ce166"/>
          <table:table-cell table:style-name="ce215" office:value-type="string">
            <text:p>Amanda J. Sandford</text:p>
          </table:table-cell>
          <table:table-cell table:style-name="ce9" office:value-type="string">
            <text:p>Green</text:p>
          </table:table-cell>
          <table:table-cell table:style-name="ce281" office:value-type="float" office:value="207">
            <text:p>207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4"/>
          <table:table-cell table:style-name="ce119"/>
          <table:table-cell table:style-name="ce150"/>
          <table:table-cell table:style-name="ce143"/>
          <table:table-cell table:style-name="ce75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8">
            <text:p>Ordnance</text:p>
          </table:table-cell>
          <table:table-cell table:style-name="ce117" office:value-type="percentage" office:value="0.331" table:number-columns-spanned="1" table:number-rows-spanned="8">
            <text:p>33.1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Michael Brown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631">
            <text:p>63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Judith A. Jorsling</text:p>
          </table:table-cell>
          <table:covered-table-cell table:style-name="ce10"/>
          <table:table-cell table:style-name="ce281" office:value-type="float" office:value="562">
            <text:p>56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2" office:value-type="string">
            <text:p>Leslie E. Groombridge</text:p>
          </table:table-cell>
          <table:table-cell table:style-name="ce255" office:value-type="string" table:number-columns-spanned="1" table:number-rows-spanned="2">
            <text:p>Independent Liberal Democrat</text:p>
          </table:table-cell>
          <table:table-cell table:style-name="ce281" office:value-type="float" office:value="254">
            <text:p>25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5" office:value-type="string">
            <text:p>Alan H. Stewart</text:p>
          </table:table-cell>
          <table:covered-table-cell table:style-name="ce10"/>
          <table:table-cell table:style-name="ce281" office:value-type="float" office:value="221">
            <text:p>22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Shelley L. Williams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206">
            <text:p>20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5" office:value-type="string">
            <text:p>Martin P.J. Edwardes</text:p>
          </table:table-cell>
          <table:table-cell table:style-name="ce255" office:value-type="string" table:number-columns-spanned="1" table:number-rows-spanned="2">
            <text:p>Liberal Democrat</text:p>
          </table:table-cell>
          <table:table-cell table:style-name="ce281" office:value-type="float" office:value="166">
            <text:p>16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5" office:value-type="string">
            <text:p>Maurice S. Page</text:p>
          </table:table-cell>
          <table:covered-table-cell table:style-name="ce10"/>
          <table:table-cell table:style-name="ce281" office:value-type="float" office:value="154">
            <text:p>15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Alan J. Cannetti</text:p>
          </table:table-cell>
          <table:table-cell table:style-name="ce255" office:value-type="string">
            <text:p>Green</text:p>
          </table:table-cell>
          <table:table-cell table:style-name="ce281" office:value-type="float" office:value="123">
            <text:p>12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9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number-columns-repeated="2" table:style-name="ce14"/>
          <table:table-cell table:style-name="ce76" office:value-type="string" table:number-columns-spanned="1" table:number-rows-spanned="6">
            <text:p>Park</text:p>
          </table:table-cell>
          <table:table-cell table:style-name="ce121" office:value-type="percentage" office:value="0.338" table:number-columns-spanned="1" table:number-rows-spanned="6">
            <text:p>33.8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Akbar A. Chaudhary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471">
            <text:p>1,47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Alan Griffiths</text:p>
          </table:table-cell>
          <table:covered-table-cell table:style-name="ce9"/>
          <table:table-cell table:style-name="ce282" office:value-type="float" office:value="1455">
            <text:p>1,45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John E. Saunders</text:p>
          </table:table-cell>
          <table:covered-table-cell table:style-name="ce10"/>
          <table:table-cell table:style-name="ce282" office:value-type="float" office:value="1426">
            <text:p>1,42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21" office:value-type="string">
            <text:p>Edna R. Crawford-Harris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2" office:value-type="float" office:value="388">
            <text:p>38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16" office:value-type="string">
            <text:p>Daniel A. Cripps</text:p>
          </table:table-cell>
          <table:covered-table-cell table:style-name="ce9"/>
          <table:table-cell table:style-name="ce282" office:value-type="float" office:value="358">
            <text:p>35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22" office:value-type="string">
            <text:p>Philip R. Turner</text:p>
          </table:table-cell>
          <table:covered-table-cell table:style-name="ce10"/>
          <table:table-cell table:style-name="ce282" office:value-type="float" office:value="341">
            <text:p>34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30"/>
          <table:table-cell table:style-name="ce31"/>
          <table:table-cell table:style-name="ce61"/>
          <table:table-cell table:style-name="ce123"/>
          <table:table-cell table:style-name="ce168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3" office:value-type="string" table:number-columns-spanned="1" table:number-rows-spanned="36">
            <text:p>Local</text:p>
          </table:table-cell>
          <table:table-cell table:style-name="ce40" office:value-type="float" office:value="1994" table:number-columns-spanned="1" table:number-rows-spanned="36">
            <text:p>1994</text:p>
          </table:table-cell>
          <table:table-cell table:style-name="ce62" office:value-type="string" table:number-columns-spanned="1" table:number-rows-spanned="11">
            <text:p>Plaistow</text:p>
          </table:table-cell>
          <table:table-cell table:style-name="ce121" office:value-type="percentage" office:value="0.343" table:number-columns-spanned="1" table:number-rows-spanned="11">
            <text:p>34.3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Frederick P. Warwick</text:p>
          </table:table-cell>
          <table:table-cell table:style-name="ce233" office:value-type="string" table:number-columns-spanned="1" table:number-rows-spanned="3">
            <text:p>Labour</text:p>
          </table:table-cell>
          <table:table-cell table:style-name="ce282" office:value-type="float" office:value="1077">
            <text:p>1,07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Riaz Ahmed</text:p>
          </table:table-cell>
          <table:covered-table-cell table:style-name="ce9"/>
          <table:table-cell table:style-name="ce282" office:value-type="float" office:value="1043">
            <text:p>1,043</text:p>
          </table:table-cell>
          <table:table-cell table:style-name="ce308"/>
          <table:table-cell table:style-name="ce305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Anand N. Patil</text:p>
          </table:table-cell>
          <table:covered-table-cell table:style-name="ce10"/>
          <table:table-cell table:style-name="ce282" office:value-type="float" office:value="972">
            <text:p>97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66"/>
          <table:table-cell table:style-name="ce221" office:value-type="string">
            <text:p>Susan F. Jackson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2" office:value-type="float" office:value="380">
            <text:p>38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66"/>
          <table:table-cell table:style-name="ce216" office:value-type="string">
            <text:p>Albert M. Stephens</text:p>
          </table:table-cell>
          <table:covered-table-cell table:style-name="ce9"/>
          <table:table-cell table:style-name="ce282" office:value-type="float" office:value="370">
            <text:p>37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66"/>
          <table:table-cell table:style-name="ce222" office:value-type="string">
            <text:p>Margaret E. Stephens</text:p>
          </table:table-cell>
          <table:covered-table-cell table:style-name="ce10"/>
          <table:table-cell table:style-name="ce282" office:value-type="float" office:value="341">
            <text:p>34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66"/>
          <table:table-cell table:style-name="ce221" office:value-type="string">
            <text:p>Josephine M. Williamson</text:p>
          </table:table-cell>
          <table:table-cell table:style-name="ce255" office:value-type="string" table:number-columns-spanned="1" table:number-rows-spanned="2">
            <text:p>Independent Liberal Democrat</text:p>
          </table:table-cell>
          <table:table-cell table:style-name="ce282" office:value-type="float" office:value="332">
            <text:p>33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66"/>
          <table:table-cell table:style-name="ce222" office:value-type="string">
            <text:p>Ligaya Stewart</text:p>
          </table:table-cell>
          <table:covered-table-cell table:style-name="ce10"/>
          <table:table-cell table:style-name="ce282" office:value-type="float" office:value="275">
            <text:p>27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66"/>
          <table:table-cell table:style-name="ce216" office:value-type="string">
            <text:p>Jacqueline M. Chandler-Oatts</text:p>
          </table:table-cell>
          <table:table-cell table:style-name="ce255" office:value-type="string" table:number-columns-spanned="1" table:number-rows-spanned="3">
            <text:p>Green</text:p>
          </table:table-cell>
          <table:table-cell table:style-name="ce282" office:value-type="float" office:value="211">
            <text:p>21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66"/>
          <table:table-cell table:style-name="ce216" office:value-type="string">
            <text:p>Arthur L. Taylor</text:p>
          </table:table-cell>
          <table:covered-table-cell table:style-name="ce9"/>
          <table:table-cell table:style-name="ce282" office:value-type="float" office:value="190">
            <text:p>19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66"/>
          <table:table-cell table:style-name="ce222" office:value-type="string">
            <text:p>Graeme M. Cambage</text:p>
          </table:table-cell>
          <table:covered-table-cell table:style-name="ce10"/>
          <table:table-cell table:style-name="ce282" office:value-type="float" office:value="153">
            <text:p>15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61"/>
          <table:table-cell table:style-name="ce123"/>
          <table:table-cell table:style-name="ce168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6">
            <text:p>Plashet</text:p>
          </table:table-cell>
          <table:table-cell table:style-name="ce117" office:value-type="percentage" office:value="0.354" table:number-columns-spanned="1" table:number-rows-spanned="6">
            <text:p>35.4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John P. Thorne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0" office:value-type="float" office:value="1665">
            <text:p>1,665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Mohammad K. Khawaja</text:p>
          </table:table-cell>
          <table:covered-table-cell table:style-name="ce9"/>
          <table:table-cell table:style-name="ce281" office:value-type="float" office:value="1493">
            <text:p>1,49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Qaisra E. Khan</text:p>
          </table:table-cell>
          <table:covered-table-cell table:style-name="ce10"/>
          <table:table-cell table:style-name="ce281" office:value-type="float" office:value="1423">
            <text:p>1,42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2" office:value-type="string">
            <text:p>Josephine M. Child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1" office:value-type="float" office:value="531">
            <text:p>53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3" office:value-type="string">
            <text:p>Simon N.C. Pearce</text:p>
          </table:table-cell>
          <table:covered-table-cell table:style-name="ce10"/>
          <table:table-cell table:style-name="ce281" office:value-type="float" office:value="477">
            <text:p>47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5" office:value-type="string">
            <text:p>Paul S.J. Sandford</text:p>
          </table:table-cell>
          <table:table-cell table:style-name="ce9" office:value-type="string">
            <text:p>Green</text:p>
          </table:table-cell>
          <table:table-cell table:style-name="ce281" office:value-type="float" office:value="453">
            <text:p>45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4"/>
          <table:table-cell table:style-name="ce119"/>
          <table:table-cell table:style-name="ce150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4">
            <text:p>St. Stephens</text:p>
          </table:table-cell>
          <table:table-cell table:style-name="ce117" office:value-type="percentage" office:value="0.364" table:number-columns-spanned="1" table:number-rows-spanned="4">
            <text:p>36.4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Abdul Hakim 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1276">
            <text:p>1,27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Abdul K. Sheikh</text:p>
          </table:table-cell>
          <table:covered-table-cell table:style-name="ce10"/>
          <table:table-cell table:style-name="ce281" office:value-type="float" office:value="1193">
            <text:p>1,19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5" office:value-type="string">
            <text:p>Dorothy I. Ford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1" office:value-type="float" office:value="359">
            <text:p>35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5" office:value-type="string">
            <text:p>Stanley C. Kempster</text:p>
          </table:table-cell>
          <table:covered-table-cell table:style-name="ce10"/>
          <table:table-cell table:style-name="ce281" office:value-type="float" office:value="324">
            <text:p>32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57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6" office:value-type="string" table:number-columns-spanned="1" table:number-rows-spanned="12">
            <text:p>South</text:p>
          </table:table-cell>
          <table:table-cell table:style-name="ce121" office:value-type="percentage" office:value="0.374" table:number-columns-spanned="1" table:number-rows-spanned="12">
            <text:p>37.4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Thomas A. Jenkinson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float" office:value="1462">
            <text:p>1,46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Theodore L. Etherden</text:p>
          </table:table-cell>
          <table:covered-table-cell table:style-name="ce10"/>
          <table:table-cell table:style-name="ce282" office:value-type="float" office:value="1421">
            <text:p>1,42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23" office:value-type="string">
            <text:p>Alec J. Kellaway</text:p>
          </table:table-cell>
          <table:table-cell table:style-name="ce255" office:value-type="string">
            <text:p>Liberal Democrat</text:p>
          </table:table-cell>
          <table:table-cell table:style-name="ce282" office:value-type="float" office:value="1340">
            <text:p>1,34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21" office:value-type="string">
            <text:p>Anthony B. McAlmont</text:p>
          </table:table-cell>
          <table:table-cell table:style-name="ce228" office:value-type="string">
            <text:p>Labour</text:p>
          </table:table-cell>
          <table:table-cell table:style-name="ce282" office:value-type="float" office:value="1267">
            <text:p>1,26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21" office:value-type="string">
            <text:p>Elizabeth B. Laird</text:p>
          </table:table-cell>
          <table:table-cell table:style-name="ce256" office:value-type="string" table:number-columns-spanned="1" table:number-rows-spanned="2">
            <text:p>Liberal Democrat</text:p>
          </table:table-cell>
          <table:table-cell table:style-name="ce282" office:value-type="float" office:value="1136">
            <text:p>1,13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22" office:value-type="string">
            <text:p>Elizabeth C. Lutzeier</text:p>
          </table:table-cell>
          <table:covered-table-cell table:style-name="ce10"/>
          <table:table-cell table:style-name="ce282" office:value-type="float" office:value="1039">
            <text:p>1,03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16" office:value-type="string">
            <text:p>Venetia Hazel</text:p>
          </table:table-cell>
          <table:table-cell table:style-name="ce256" office:value-type="string" table:number-columns-spanned="1" table:number-rows-spanned="3">
            <text:p>Conservative</text:p>
          </table:table-cell>
          <table:table-cell table:style-name="ce282" office:value-type="float" office:value="814">
            <text:p>81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16" office:value-type="string">
            <text:p>Barry W. Roberts</text:p>
          </table:table-cell>
          <table:covered-table-cell table:style-name="ce9"/>
          <table:table-cell table:style-name="ce282" office:value-type="float" office:value="793">
            <text:p>79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16" office:value-type="string">
            <text:p>Norman S.I. Lewis</text:p>
          </table:table-cell>
          <table:covered-table-cell table:style-name="ce10"/>
          <table:table-cell table:style-name="ce282" office:value-type="float" office:value="759">
            <text:p>75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21" office:value-type="string">
            <text:p>Alexander Thomson</text:p>
          </table:table-cell>
          <table:table-cell table:style-name="ce255" office:value-type="string" table:number-columns-spanned="1" table:number-rows-spanned="3">
            <text:p>Independent</text:p>
          </table:table-cell>
          <table:table-cell table:style-name="ce282" office:value-type="float" office:value="647">
            <text:p>64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16" office:value-type="string">
            <text:p>Lillian A.E. Hopes</text:p>
          </table:table-cell>
          <table:covered-table-cell table:style-name="ce9"/>
          <table:table-cell table:style-name="ce282" office:value-type="float" office:value="570">
            <text:p>57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22" office:value-type="string">
            <text:p>Lawrence B. Springthorpe</text:p>
          </table:table-cell>
          <table:covered-table-cell table:style-name="ce10"/>
          <table:table-cell table:style-name="ce282" office:value-type="float" office:value="496">
            <text:p>49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31" table:number-columns-repeated="2"/>
          <table:table-cell table:style-name="ce61"/>
          <table:table-cell table:style-name="ce123"/>
          <table:table-cell table:style-name="ce168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2"/>
          <table:table-cell table:style-name="ce314"/>
          <table:table-cell table:number-columns-repeated="1011"/>
        </table:table-row>
        <table:table-row table:style-name="ro2">
          <table:table-cell table:style-name="ce3" office:value-type="string" table:number-columns-spanned="1" table:number-rows-spanned="32">
            <text:p>Local</text:p>
          </table:table-cell>
          <table:table-cell table:style-name="ce40" office:value-type="float" office:value="1994" table:number-columns-spanned="1" table:number-rows-spanned="32">
            <text:p>1994</text:p>
          </table:table-cell>
          <table:table-cell table:style-name="ce76" office:value-type="string" table:number-columns-spanned="1" table:number-rows-spanned="7">
            <text:p>Stratford</text:p>
          </table:table-cell>
          <table:table-cell table:style-name="ce121" office:value-type="percentage" office:value="0.345" table:number-columns-spanned="1" table:number-rows-spanned="7">
            <text:p>34.5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James C. Riley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float" office:value="876">
            <text:p>87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James G. Newstead</text:p>
          </table:table-cell>
          <table:covered-table-cell table:style-name="ce10"/>
          <table:table-cell table:style-name="ce282" office:value-type="float" office:value="835">
            <text:p>83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62"/>
          <table:covered-table-cell table:style-name="ce122"/>
          <table:table-cell table:style-name="ce179"/>
          <table:table-cell table:style-name="ce221" office:value-type="string">
            <text:p>Fergus M. Dodd</text:p>
          </table:table-cell>
          <table:table-cell table:style-name="ce256" office:value-type="string" table:number-columns-spanned="1" table:number-rows-spanned="2">
            <text:p>Liberal Democrat</text:p>
          </table:table-cell>
          <table:table-cell table:style-name="ce282" office:value-type="float" office:value="334">
            <text:p>33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62"/>
          <table:covered-table-cell table:style-name="ce122"/>
          <table:table-cell table:style-name="ce179"/>
          <table:table-cell table:style-name="ce222" office:value-type="string">
            <text:p>Paul Hyde</text:p>
          </table:table-cell>
          <table:covered-table-cell table:style-name="ce10"/>
          <table:table-cell table:style-name="ce282" office:value-type="float" office:value="293">
            <text:p>29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62"/>
          <table:covered-table-cell table:style-name="ce122"/>
          <table:table-cell table:style-name="ce179"/>
          <table:table-cell table:style-name="ce221" office:value-type="string">
            <text:p>Darren A. Lawrence</text:p>
          </table:table-cell>
          <table:table-cell table:style-name="ce256" office:value-type="string" table:number-columns-spanned="1" table:number-rows-spanned="2">
            <text:p>Conservative</text:p>
          </table:table-cell>
          <table:table-cell table:style-name="ce282" office:value-type="float" office:value="197">
            <text:p>19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62"/>
          <table:covered-table-cell table:style-name="ce122"/>
          <table:table-cell table:style-name="ce179"/>
          <table:table-cell table:style-name="ce222" office:value-type="string">
            <text:p>Nigel R. Nadolski</text:p>
          </table:table-cell>
          <table:covered-table-cell table:style-name="ce10"/>
          <table:table-cell table:style-name="ce282" office:value-type="float" office:value="134">
            <text:p>13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62"/>
          <table:covered-table-cell table:style-name="ce122"/>
          <table:table-cell table:style-name="ce179"/>
          <table:table-cell table:style-name="ce223" office:value-type="string">
            <text:p>Harjinder S. Flora</text:p>
          </table:table-cell>
          <table:table-cell table:style-name="ce256" office:value-type="string">
            <text:p>Green</text:p>
          </table:table-cell>
          <table:table-cell table:style-name="ce282" office:value-type="float" office:value="107">
            <text:p>10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61"/>
          <table:table-cell table:style-name="ce128"/>
          <table:table-cell table:style-name="ce168"/>
          <table:table-cell table:style-name="ce206"/>
          <table:table-cell table:style-name="ce107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7">
            <text:p>Upton</text:p>
          </table:table-cell>
          <table:table-cell table:style-name="ce117" office:value-type="percentage" office:value="0.381" table:number-columns-spanned="1" table:number-rows-spanned="7">
            <text:p>38.1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Mian M. Aslam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0" office:value-type="float" office:value="1784">
            <text:p>1,784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Francis Dowling</text:p>
          </table:table-cell>
          <table:covered-table-cell table:style-name="ce9"/>
          <table:table-cell table:style-name="ce281" office:value-type="float" office:value="1731">
            <text:p>1,73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Andrew Zachariades</text:p>
          </table:table-cell>
          <table:covered-table-cell table:style-name="ce10"/>
          <table:table-cell table:style-name="ce281" office:value-type="float" office:value="1443">
            <text:p>1,44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2" office:value-type="string">
            <text:p>Brian R. Armstrong</text:p>
          </table:table-cell>
          <table:table-cell table:style-name="ce259" office:value-type="string">
            <text:p>Conservative</text:p>
          </table:table-cell>
          <table:table-cell table:style-name="ce281" office:value-type="float" office:value="400">
            <text:p>40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Michael D. Dommett</text:p>
          </table:table-cell>
          <table:table-cell table:style-name="ce255" office:value-type="string">
            <text:p>Liberal Democrat</text:p>
          </table:table-cell>
          <table:table-cell table:style-name="ce281" office:value-type="float" office:value="376">
            <text:p>37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Sarah L.W. Jones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1" office:value-type="float" office:value="376">
            <text:p>37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3" office:value-type="string">
            <text:p>Armyn Z. Hennessy</text:p>
          </table:table-cell>
          <table:covered-table-cell table:style-name="ce10"/>
          <table:table-cell table:style-name="ce281" office:value-type="float" office:value="318">
            <text:p>31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4"/>
          <table:table-cell table:style-name="ce119"/>
          <table:table-cell table:style-name="ce150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11">
            <text:p>Wall End</text:p>
          </table:table-cell>
          <table:table-cell table:style-name="ce117" office:value-type="percentage" office:value="0.371" table:number-columns-spanned="1" table:number-rows-spanned="11">
            <text:p>37.1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Kulwant Mangat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1" office:value-type="float" office:value="1514">
            <text:p>1,51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Bashir Hafeez</text:p>
          </table:table-cell>
          <table:covered-table-cell table:style-name="ce9"/>
          <table:table-cell table:style-name="ce281" office:value-type="float" office:value="1510">
            <text:p>1,51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Edward H. Sparrowhawk</text:p>
          </table:table-cell>
          <table:covered-table-cell table:style-name="ce10"/>
          <table:table-cell table:style-name="ce281" office:value-type="float" office:value="1508">
            <text:p>1,50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Mary Holland</text:p>
          </table:table-cell>
          <table:table-cell table:style-name="ce255" office:value-type="string">
            <text:p>Liberal Democrat</text:p>
          </table:table-cell>
          <table:table-cell table:style-name="ce281" office:value-type="float" office:value="554">
            <text:p>55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Thomas R.J. Clark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546">
            <text:p>54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Lillian M.Mcl. Erskine</text:p>
          </table:table-cell>
          <table:table-cell table:style-name="ce255" office:value-type="string">
            <text:p>Independent</text:p>
          </table:table-cell>
          <table:table-cell table:style-name="ce281" office:value-type="float" office:value="477">
            <text:p>47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5" office:value-type="string">
            <text:p>Christopher J. Lees-Smith</text:p>
          </table:table-cell>
          <table:table-cell table:style-name="ce255" office:value-type="string" table:number-columns-spanned="1" table:number-rows-spanned="2">
            <text:p>Liberal Democrat</text:p>
          </table:table-cell>
          <table:table-cell table:style-name="ce281" office:value-type="float" office:value="445">
            <text:p>44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Ruth Holland</text:p>
          </table:table-cell>
          <table:covered-table-cell table:style-name="ce10"/>
          <table:table-cell table:style-name="ce281" office:value-type="float" office:value="441">
            <text:p>44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2" office:value-type="string">
            <text:p>Abdul Hadi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1" office:value-type="float" office:value="387">
            <text:p>38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3" office:value-type="string">
            <text:p>Nayran P. Nair</text:p>
          </table:table-cell>
          <table:covered-table-cell table:style-name="ce10"/>
          <table:table-cell table:style-name="ce281" office:value-type="float" office:value="327">
            <text:p>32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13" office:value-type="string">
            <text:p>Charles F. Seber</text:p>
          </table:table-cell>
          <table:table-cell table:style-name="ce10" office:value-type="string">
            <text:p>Green</text:p>
          </table:table-cell>
          <table:table-cell table:style-name="ce281" office:value-type="float" office:value="211">
            <text:p>21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9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6" office:value-type="string" table:number-columns-spanned="1" table:number-rows-spanned="4">
            <text:p>West Ham</text:p>
          </table:table-cell>
          <table:table-cell table:style-name="ce121" office:value-type="percentage" office:value="0.292" table:number-columns-spanned="1" table:number-rows-spanned="4">
            <text:p>29.2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Ronald N. Manley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float" office:value="1111">
            <text:p>1,11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Murtland O. Inverary</text:p>
          </table:table-cell>
          <table:covered-table-cell table:style-name="ce10"/>
          <table:table-cell table:style-name="ce282" office:value-type="float" office:value="990">
            <text:p>99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21" office:value-type="string">
            <text:p>Nevzat Duran</text:p>
          </table:table-cell>
          <table:table-cell table:style-name="ce256" office:value-type="string" table:number-columns-spanned="1" table:number-rows-spanned="2">
            <text:p>Conservative</text:p>
          </table:table-cell>
          <table:table-cell table:style-name="ce282" office:value-type="float" office:value="352">
            <text:p>35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22" office:value-type="string">
            <text:p>John B. Steinberg</text:p>
          </table:table-cell>
          <table:covered-table-cell table:style-name="ce229"/>
          <table:table-cell table:style-name="ce282" office:value-type="float" office:value="342">
            <text:p>34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27" table:number-columns-repeated="2"/>
          <table:table-cell table:style-name="ce42"/>
          <table:table-cell table:style-name="ce129"/>
          <table:table-cell table:style-name="ce171"/>
          <table:table-cell table:style-name="ce206"/>
          <table:table-cell table:style-name="ce107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8" table:number-columns-repeated="2"/>
          <table:table-cell table:style-name="ce84"/>
          <table:table-cell table:style-name="ce131"/>
          <table:table-cell table:style-name="ce173"/>
          <table:table-cell table:style-name="ce227"/>
          <table:table-cell table:style-name="ce258"/>
          <table:table-cell table:style-name="ce287"/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table-cell table:style-name="ce2" office:value-type="string">
            <text:p>ELECTION</text:p>
          </table:table-cell>
          <table:table-cell table:style-name="ce2" office:value-type="string">
            <text:p><text:s/>YEAR</text:p>
          </table:table-cell>
          <table:table-cell table:style-name="ce2" office:value-type="string">
            <text:p>CONSTITUENCY</text:p>
          </table:table-cell>
          <table:table-cell table:style-name="ce113" office:value-type="string">
            <text:p>TURNOUT</text:p>
          </table:table-cell>
          <table:table-cell table:style-name="ce161" office:value-type="string">
            <text:p>ELECTED</text:p>
          </table:table-cell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113" office:value-type="string">
            <text:p>VOTES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table-cell table:style-name="ce32" office:value-type="string" table:number-columns-spanned="1" table:number-rows-spanned="40">
            <text:p>Local By-Election</text:p>
          </table:table-cell>
          <table:table-cell table:style-name="ce58" office:value-type="date" office:date-value="1995-01-26" table:number-columns-spanned="1" table:number-rows-spanned="5">
            <text:p>26/01/1995</text:p>
          </table:table-cell>
          <table:table-cell table:style-name="ce99" office:value-type="string" table:number-columns-spanned="1" table:number-rows-spanned="5">
            <text:p>South</text:p>
          </table:table-cell>
          <table:table-cell table:style-name="ce140" office:value-type="percentage" office:value="0.245" table:number-columns-spanned="1" table:number-rows-spanned="5">
            <text:p>24.50%</text:p>
          </table:table-cell>
          <table:table-cell table:style-name="ce165" office:value-type="string">
            <text:p>ü</text:p>
          </table:table-cell>
          <table:table-cell table:style-name="ce233" office:value-type="string">
            <text:p>Sarah Ruiz</text:p>
          </table:table-cell>
          <table:table-cell table:style-name="ce233" office:value-type="string">
            <text:p>Labour</text:p>
          </table:table-cell>
          <table:table-cell table:style-name="ce290" office:value-type="float" office:value="1441">
            <text:p>1,441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100"/>
          <table:covered-table-cell table:style-name="ce138"/>
          <table:table-cell table:style-name="ce180"/>
          <table:table-cell table:style-name="ce233" office:value-type="string">
            <text:p>Christopher Boden</text:p>
          </table:table-cell>
          <table:table-cell table:style-name="ce233" office:value-type="string">
            <text:p>Conservative</text:p>
          </table:table-cell>
          <table:table-cell table:style-name="ce286" office:value-type="float" office:value="473">
            <text:p>473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100"/>
          <table:covered-table-cell table:style-name="ce138"/>
          <table:table-cell table:style-name="ce180"/>
          <table:table-cell table:style-name="ce233" office:value-type="string">
            <text:p>Peter Hart</text:p>
          </table:table-cell>
          <table:table-cell table:style-name="ce233" office:value-type="string">
            <text:p>British National Party</text:p>
          </table:table-cell>
          <table:table-cell table:style-name="ce286" office:value-type="float" office:value="360">
            <text:p>360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100"/>
          <table:covered-table-cell table:style-name="ce138"/>
          <table:table-cell table:style-name="ce180"/>
          <table:table-cell table:style-name="ce233" office:value-type="string">
            <text:p>Alex Thompson</text:p>
          </table:table-cell>
          <table:table-cell table:style-name="ce233" office:value-type="string">
            <text:p>Newham Independent</text:p>
          </table:table-cell>
          <table:table-cell table:style-name="ce286" office:value-type="float" office:value="276">
            <text:p>276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7"/>
          <table:covered-table-cell table:style-name="ce101"/>
          <table:covered-table-cell table:style-name="ce141"/>
          <table:table-cell table:style-name="ce181"/>
          <table:table-cell table:style-name="ce233" office:value-type="string">
            <text:p>Elizabeth Laird</text:p>
          </table:table-cell>
          <table:table-cell table:style-name="ce233" office:value-type="string">
            <text:p>Liberal Democrat</text:p>
          </table:table-cell>
          <table:table-cell table:style-name="ce291" office:value-type="float" office:value="248">
            <text:p>248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table-cell table:style-name="ce57" table:number-columns-repeated="2"/>
          <table:table-cell table:style-name="ce139"/>
          <table:table-cell table:style-name="ce167"/>
          <table:table-cell table:style-name="ce217" table:number-columns-repeated="2"/>
          <table:table-cell table:style-name="ce202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33"/>
          <table:table-cell table:style-name="ce58" office:value-type="date" office:date-value="1996-11-21" table:number-columns-spanned="1" table:number-rows-spanned="6">
            <text:p>21/11/1996</text:p>
          </table:table-cell>
          <table:table-cell table:style-name="ce99" office:value-type="string" table:number-columns-spanned="1" table:number-rows-spanned="6">
            <text:p>Forest Gate</text:p>
          </table:table-cell>
          <table:table-cell table:style-name="ce140" office:value-type="percentage" office:value="0.234" table:number-columns-spanned="1" table:number-rows-spanned="6">
            <text:p>23.40%</text:p>
          </table:table-cell>
          <table:table-cell table:style-name="ce165" office:value-type="string">
            <text:p>ü</text:p>
          </table:table-cell>
          <table:table-cell table:style-name="ce233" office:value-type="string">
            <text:p>Graeme M. Cambage</text:p>
          </table:table-cell>
          <table:table-cell table:style-name="ce233" office:value-type="string">
            <text:p>Labour</text:p>
          </table:table-cell>
          <table:table-cell table:style-name="ce290" office:value-type="float" office:value="757">
            <text:p>757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100"/>
          <table:covered-table-cell table:style-name="ce138"/>
          <table:table-cell table:style-name="ce180"/>
          <table:table-cell table:style-name="ce233" office:value-type="string">
            <text:p>Anne E.J. Brook</text:p>
          </table:table-cell>
          <table:table-cell table:style-name="ce233" office:value-type="string">
            <text:p>Socialist Labour</text:p>
          </table:table-cell>
          <table:table-cell table:style-name="ce286" office:value-type="float" office:value="326">
            <text:p>326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100"/>
          <table:covered-table-cell table:style-name="ce138"/>
          <table:table-cell table:style-name="ce180"/>
          <table:table-cell table:style-name="ce233" office:value-type="string">
            <text:p>Ian A. Riddoch</text:p>
          </table:table-cell>
          <table:table-cell table:style-name="ce233" office:value-type="string">
            <text:p>Conservative</text:p>
          </table:table-cell>
          <table:table-cell table:style-name="ce286" office:value-type="float" office:value="205">
            <text:p>205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100"/>
          <table:covered-table-cell table:style-name="ce138"/>
          <table:table-cell table:style-name="ce180"/>
          <table:table-cell table:style-name="ce233" office:value-type="string">
            <text:p>Fergus M. Dodd</text:p>
          </table:table-cell>
          <table:table-cell table:style-name="ce233" office:value-type="string">
            <text:p>Independent</text:p>
          </table:table-cell>
          <table:table-cell table:style-name="ce286" office:value-type="float" office:value="138">
            <text:p>138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100"/>
          <table:covered-table-cell table:style-name="ce138"/>
          <table:table-cell table:style-name="ce180"/>
          <table:table-cell table:style-name="ce233" office:value-type="string">
            <text:p>Colin D. Smith</text:p>
          </table:table-cell>
          <table:table-cell table:style-name="ce233" office:value-type="string">
            <text:p>British National Party</text:p>
          </table:table-cell>
          <table:table-cell table:style-name="ce286" office:value-type="float" office:value="86">
            <text:p>86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7"/>
          <table:covered-table-cell table:style-name="ce101"/>
          <table:covered-table-cell table:style-name="ce141"/>
          <table:table-cell table:style-name="ce181"/>
          <table:table-cell table:style-name="ce233" office:value-type="string">
            <text:p>Elizabeth C. Lutzeier</text:p>
          </table:table-cell>
          <table:table-cell table:style-name="ce233" office:value-type="string">
            <text:p>Liberal Democrat</text:p>
          </table:table-cell>
          <table:table-cell table:style-name="ce291" office:value-type="float" office:value="63">
            <text:p>63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table-cell table:style-name="ce57" table:number-columns-repeated="2"/>
          <table:table-cell table:style-name="ce139"/>
          <table:table-cell table:style-name="ce167"/>
          <table:table-cell table:style-name="ce217" table:number-columns-repeated="2"/>
          <table:table-cell table:style-name="ce202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33"/>
          <table:table-cell table:style-name="ce59" office:value-type="date" office:date-value="1997-01-23" table:number-columns-spanned="1" table:number-rows-spanned="3">
            <text:p>23/01/1997</text:p>
          </table:table-cell>
          <table:table-cell table:style-name="ce72" office:value-type="string" table:number-columns-spanned="1" table:number-rows-spanned="3">
            <text:p>Central</text:p>
          </table:table-cell>
          <table:table-cell table:style-name="ce117" office:value-type="percentage" office:value="0.262" table:number-columns-spanned="1" table:number-rows-spanned="3">
            <text:p>26.20%</text:p>
          </table:table-cell>
          <table:table-cell table:style-name="ce165" office:value-type="string">
            <text:p>ü</text:p>
          </table:table-cell>
          <table:table-cell table:style-name="ce224" office:value-type="string">
            <text:p>Sardar Ali</text:p>
          </table:table-cell>
          <table:table-cell table:style-name="ce256" office:value-type="string">
            <text:p>Labour</text:p>
          </table:table-cell>
          <table:table-cell table:style-name="ce280" office:value-type="float" office:value="910">
            <text:p>91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33"/>
          <table:covered-table-cell table:style-name="ce60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Carol A. Costantino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258">
            <text:p>258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33"/>
          <table:covered-table-cell table:style-name="ce60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Michael P. Davidson</text:p>
          </table:table-cell>
          <table:table-cell table:style-name="ce255" office:value-type="string">
            <text:p>British National Party</text:p>
          </table:table-cell>
          <table:table-cell table:style-name="ce281" office:value-type="float" office:value="91">
            <text:p>91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33"/>
          <table:table-cell table:style-name="ce61"/>
          <table:table-cell table:style-name="ce74"/>
          <table:table-cell table:style-name="ce119"/>
          <table:table-cell table:style-name="ce150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33"/>
          <table:table-cell table:style-name="ce59" office:value-type="date" office:date-value="1997-05-01" table:number-columns-spanned="1" table:number-rows-spanned="5">
            <text:p>01/05/1997</text:p>
          </table:table-cell>
          <table:table-cell table:style-name="ce70" office:value-type="string" table:number-columns-spanned="1" table:number-rows-spanned="5">
            <text:p>Canning Town and Grange</text:p>
          </table:table-cell>
          <table:table-cell table:style-name="ce117" office:value-type="percentage" office:value="0.537" table:number-columns-spanned="1" table:number-rows-spanned="5">
            <text:p>53.70%</text:p>
          </table:table-cell>
          <table:table-cell table:style-name="ce165" office:value-type="string">
            <text:p>ü</text:p>
          </table:table-cell>
          <table:table-cell table:style-name="ce224" office:value-type="string">
            <text:p>Clive W. Furness</text:p>
          </table:table-cell>
          <table:table-cell table:style-name="ce255" office:value-type="string">
            <text:p>Labour</text:p>
          </table:table-cell>
          <table:table-cell table:style-name="ce281" office:value-type="float" office:value="1567">
            <text:p>1,56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33"/>
          <table:covered-table-cell table:style-name="ce62"/>
          <table:covered-table-cell table:style-name="ce85"/>
          <table:covered-table-cell table:style-name="ce118"/>
          <table:table-cell table:style-name="ce166"/>
          <table:table-cell table:style-name="ce224" office:value-type="string">
            <text:p>Christopher Boden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558">
            <text:p>558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33"/>
          <table:covered-table-cell table:style-name="ce62"/>
          <table:covered-table-cell table:style-name="ce85"/>
          <table:covered-table-cell table:style-name="ce118"/>
          <table:table-cell table:style-name="ce166"/>
          <table:table-cell table:style-name="ce224" office:value-type="string">
            <text:p>Michael P. Davidson</text:p>
          </table:table-cell>
          <table:table-cell table:style-name="ce255" office:value-type="string">
            <text:p>British National Party</text:p>
          </table:table-cell>
          <table:table-cell table:style-name="ce281" office:value-type="float" office:value="407">
            <text:p>407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33"/>
          <table:covered-table-cell table:style-name="ce62"/>
          <table:covered-table-cell table:style-name="ce85"/>
          <table:covered-table-cell table:style-name="ce118"/>
          <table:table-cell table:style-name="ce166"/>
          <table:table-cell table:style-name="ce224" office:value-type="string">
            <text:p>Kathleen V. King</text:p>
          </table:table-cell>
          <table:table-cell table:style-name="ce255" office:value-type="string">
            <text:p>Liberal Democrat</text:p>
          </table:table-cell>
          <table:table-cell table:style-name="ce281" office:value-type="float" office:value="282">
            <text:p>282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33"/>
          <table:covered-table-cell table:style-name="ce62"/>
          <table:covered-table-cell table:style-name="ce85"/>
          <table:covered-table-cell table:style-name="ce118"/>
          <table:table-cell table:style-name="ce166"/>
          <table:table-cell table:style-name="ce224" office:value-type="string">
            <text:p>Keith W. Woodman</text:p>
          </table:table-cell>
          <table:table-cell table:style-name="ce255" office:value-type="string">
            <text:p>Newham Independent</text:p>
          </table:table-cell>
          <table:table-cell table:style-name="ce281" office:value-type="float" office:value="122">
            <text:p>122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33"/>
          <table:table-cell table:style-name="ce51"/>
          <table:table-cell table:style-name="ce92"/>
          <table:table-cell table:style-name="ce134"/>
          <table:table-cell table:style-name="ce178"/>
          <table:table-cell table:style-name="ce231"/>
          <table:table-cell table:style-name="ce262"/>
          <table:table-cell table:style-name="ce288"/>
          <table:table-cell table:style-name="ce304" table:number-columns-repeated="2"/>
          <table:table-cell table:number-columns-repeated="1014"/>
        </table:table-row>
        <table:table-row table:style-name="ro2">
          <table:covered-table-cell table:style-name="ce33"/>
          <table:table-cell table:style-name="ce59" office:value-type="date" office:date-value="1997-05-01" table:number-columns-spanned="1" table:number-rows-spanned="5">
            <text:p>01/05/1997</text:p>
          </table:table-cell>
          <table:table-cell table:style-name="ce40" office:value-type="string" table:number-columns-spanned="1" table:number-rows-spanned="5">
            <text:p>Little Ilford</text:p>
          </table:table-cell>
          <table:table-cell table:style-name="ce117" office:value-type="percentage" office:value="0.564" table:number-columns-spanned="1" table:number-rows-spanned="5">
            <text:p>56.40%</text:p>
          </table:table-cell>
          <table:table-cell table:style-name="ce165" office:value-type="string">
            <text:p>ü</text:p>
          </table:table-cell>
          <table:table-cell table:style-name="ce224" office:value-type="string">
            <text:p>Joseph Ejiofor</text:p>
          </table:table-cell>
          <table:table-cell table:style-name="ce255" office:value-type="string">
            <text:p>Labour</text:p>
          </table:table-cell>
          <table:table-cell table:style-name="ce280" office:value-type="float" office:value="2450">
            <text:p>2,450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style-name="ce33"/>
          <table:covered-table-cell table:style-name="ce63"/>
          <table:covered-table-cell table:style-name="ce41"/>
          <table:covered-table-cell table:style-name="ce118"/>
          <table:table-cell table:style-name="ce166"/>
          <table:table-cell table:style-name="ce224" office:value-type="string">
            <text:p>Zubaida N. Hashmi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449">
            <text:p>449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style-name="ce33"/>
          <table:covered-table-cell table:style-name="ce63"/>
          <table:covered-table-cell table:style-name="ce41"/>
          <table:covered-table-cell table:style-name="ce118"/>
          <table:table-cell table:style-name="ce166"/>
          <table:table-cell table:style-name="ce224" office:value-type="string">
            <text:p>David C. Oxford</text:p>
          </table:table-cell>
          <table:table-cell table:style-name="ce255" office:value-type="string">
            <text:p>Liberal Democrat</text:p>
          </table:table-cell>
          <table:table-cell table:style-name="ce281" office:value-type="float" office:value="413">
            <text:p>413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style-name="ce33"/>
          <table:covered-table-cell table:style-name="ce60"/>
          <table:covered-table-cell table:style-name="ce41"/>
          <table:covered-table-cell table:style-name="ce118"/>
          <table:table-cell table:style-name="ce166"/>
          <table:table-cell table:style-name="ce224" office:value-type="string">
            <text:p>Frederick C. Jones</text:p>
          </table:table-cell>
          <table:table-cell table:style-name="ce255" office:value-type="string">
            <text:p>Newham Independent</text:p>
          </table:table-cell>
          <table:table-cell table:style-name="ce281" office:value-type="float" office:value="410">
            <text:p>410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style-name="ce33"/>
          <table:covered-table-cell table:style-name="ce60"/>
          <table:covered-table-cell table:style-name="ce41"/>
          <table:covered-table-cell table:style-name="ce118"/>
          <table:table-cell table:style-name="ce166"/>
          <table:table-cell table:style-name="ce224" office:value-type="string">
            <text:p>Pauline Smith</text:p>
          </table:table-cell>
          <table:table-cell table:style-name="ce255" office:value-type="string">
            <text:p>British National Party</text:p>
          </table:table-cell>
          <table:table-cell table:style-name="ce281" office:value-type="float" office:value="158">
            <text:p>158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style-name="ce33"/>
          <table:table-cell table:style-name="ce24"/>
          <table:table-cell table:style-name="ce61"/>
          <table:table-cell table:style-name="ce123"/>
          <table:table-cell table:style-name="ce168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1">
          <table:covered-table-cell table:style-name="ce33"/>
          <table:table-cell table:style-name="ce64" office:value-type="date" office:date-value="1997-05-01" table:number-columns-spanned="1" table:number-rows-spanned="5">
            <text:p>01/05/1997</text:p>
          </table:table-cell>
          <table:table-cell table:style-name="ce102" office:value-type="string" table:number-columns-spanned="1" table:number-rows-spanned="5">
            <text:p>South</text:p>
          </table:table-cell>
          <table:table-cell table:style-name="ce142" office:value-type="percentage" office:value="0.573" table:number-columns-spanned="1" table:number-rows-spanned="5">
            <text:p>57.30%</text:p>
          </table:table-cell>
          <table:table-cell table:style-name="ce165" office:value-type="string">
            <text:p>ü</text:p>
          </table:table-cell>
          <table:table-cell table:style-name="ce235" office:value-type="string">
            <text:p>Quintin B. Peppiatt</text:p>
          </table:table-cell>
          <table:table-cell table:style-name="ce263" office:value-type="string">
            <text:p>Labour</text:p>
          </table:table-cell>
          <table:table-cell table:style-name="ce292" office:value-type="float" office:value="3705">
            <text:p>3,705</text:p>
          </table:table-cell>
          <table:table-cell table:number-columns-repeated="1016"/>
        </table:table-row>
        <table:table-row table:style-name="ro1">
          <table:covered-table-cell table:number-columns-repeated="2" table:style-name="ce33"/>
          <table:covered-table-cell table:style-name="ce67"/>
          <table:covered-table-cell table:style-name="ce9"/>
          <table:table-cell table:style-name="ce182"/>
          <table:table-cell table:style-name="ce235" office:value-type="string">
            <text:p>Jeanette A. Worth</text:p>
          </table:table-cell>
          <table:table-cell table:style-name="ce263" office:value-type="string">
            <text:p>Conservative</text:p>
          </table:table-cell>
          <table:table-cell table:style-name="ce293" office:value-type="float" office:value="1396">
            <text:p>1,396</text:p>
          </table:table-cell>
          <table:table-cell table:number-columns-repeated="1016"/>
        </table:table-row>
        <table:table-row table:style-name="ro1">
          <table:covered-table-cell table:number-columns-repeated="2" table:style-name="ce33"/>
          <table:covered-table-cell table:style-name="ce67"/>
          <table:covered-table-cell table:style-name="ce9"/>
          <table:table-cell table:style-name="ce182"/>
          <table:table-cell table:style-name="ce235" office:value-type="string">
            <text:p>Stephen T. Bell</text:p>
          </table:table-cell>
          <table:table-cell table:style-name="ce263" office:value-type="string">
            <text:p>Liberal Democrat</text:p>
          </table:table-cell>
          <table:table-cell table:style-name="ce293" office:value-type="float" office:value="948">
            <text:p>948</text:p>
          </table:table-cell>
          <table:table-cell table:number-columns-repeated="1016"/>
        </table:table-row>
        <table:table-row table:style-name="ro1">
          <table:covered-table-cell table:number-columns-repeated="2" table:style-name="ce33"/>
          <table:covered-table-cell table:style-name="ce67"/>
          <table:covered-table-cell table:style-name="ce9"/>
          <table:table-cell table:style-name="ce182"/>
          <table:table-cell table:style-name="ce235" office:value-type="string">
            <text:p>Peter Hart</text:p>
          </table:table-cell>
          <table:table-cell table:style-name="ce263" office:value-type="string">
            <text:p>British National Party</text:p>
          </table:table-cell>
          <table:table-cell table:style-name="ce293" office:value-type="float" office:value="642">
            <text:p>642</text:p>
          </table:table-cell>
          <table:table-cell table:number-columns-repeated="1016"/>
        </table:table-row>
        <table:table-row table:style-name="ro1">
          <table:covered-table-cell table:style-name="ce33"/>
          <table:covered-table-cell table:style-name="ce34"/>
          <table:covered-table-cell table:style-name="ce68"/>
          <table:covered-table-cell table:style-name="ce10"/>
          <table:table-cell table:style-name="ce183"/>
          <table:table-cell table:style-name="ce235" office:value-type="string">
            <text:p>Lillian A.E. Hopes</text:p>
          </table:table-cell>
          <table:table-cell table:style-name="ce263" office:value-type="string">
            <text:p>Newham Independent</text:p>
          </table:table-cell>
          <table:table-cell table:style-name="ce294" office:value-type="float" office:value="209">
            <text:p>209</text:p>
          </table:table-cell>
          <table:table-cell table:number-columns-repeated="1016"/>
        </table:table-row>
        <table:table-row table:style-name="ro1">
          <table:covered-table-cell table:style-name="ce33"/>
          <table:table-cell table:style-name="ce65"/>
          <table:table-cell table:style-name="ce35"/>
          <table:table-cell table:style-name="ce143"/>
          <table:table-cell table:style-name="ce36"/>
          <table:table-cell table:style-name="ce236"/>
          <table:table-cell table:style-name="ce143"/>
          <table:table-cell table:style-name="ce295"/>
          <table:table-cell table:number-columns-repeated="1016"/>
        </table:table-row>
        <table:table-row table:style-name="ro1">
          <table:covered-table-cell table:style-name="ce33"/>
          <table:table-cell table:style-name="ce66" office:value-type="date" office:date-value="1997-10-23" table:number-columns-spanned="1" table:number-rows-spanned="5">
            <text:p>23/10/1997</text:p>
          </table:table-cell>
          <table:table-cell table:style-name="ce102" office:value-type="string" table:number-columns-spanned="1" table:number-rows-spanned="5">
            <text:p>Ordnance</text:p>
          </table:table-cell>
          <table:table-cell table:style-name="ce142" office:value-type="percentage" office:value="0.205" table:number-columns-spanned="1" table:number-rows-spanned="5">
            <text:p>20.50%</text:p>
          </table:table-cell>
          <table:table-cell table:style-name="ce165" office:value-type="string">
            <text:p>ü</text:p>
          </table:table-cell>
          <table:table-cell table:style-name="ce224" office:value-type="string">
            <text:p>Megan Harris</text:p>
          </table:table-cell>
          <table:table-cell table:style-name="ce263" office:value-type="string">
            <text:p>Labour</text:p>
          </table:table-cell>
          <table:table-cell table:style-name="ce292" office:value-type="float" office:value="465">
            <text:p>465</text:p>
          </table:table-cell>
          <table:table-cell table:number-columns-repeated="1016"/>
        </table:table-row>
        <table:table-row table:style-name="ro1">
          <table:covered-table-cell table:style-name="ce33"/>
          <table:covered-table-cell table:number-columns-repeated="3" table:style-name="ce67"/>
          <table:table-cell table:style-name="ce182"/>
          <table:table-cell table:style-name="ce224" office:value-type="string">
            <text:p>Peter R.W. Guest</text:p>
          </table:table-cell>
          <table:table-cell table:style-name="ce263" office:value-type="string">
            <text:p>Liberal Democrat</text:p>
          </table:table-cell>
          <table:table-cell table:style-name="ce293" office:value-type="float" office:value="99">
            <text:p>99</text:p>
          </table:table-cell>
          <table:table-cell table:number-columns-repeated="1016"/>
        </table:table-row>
        <table:table-row table:style-name="ro1">
          <table:covered-table-cell table:style-name="ce33"/>
          <table:covered-table-cell table:number-columns-repeated="3" table:style-name="ce67"/>
          <table:table-cell table:style-name="ce182"/>
          <table:table-cell table:style-name="ce224" office:value-type="string">
            <text:p>Kenneth F. Francis</text:p>
          </table:table-cell>
          <table:table-cell table:style-name="ce263" office:value-type="string">
            <text:p>British National Party</text:p>
          </table:table-cell>
          <table:table-cell table:style-name="ce293" office:value-type="float" office:value="84">
            <text:p>84</text:p>
          </table:table-cell>
          <table:table-cell table:number-columns-repeated="1016"/>
        </table:table-row>
        <table:table-row table:style-name="ro1">
          <table:covered-table-cell table:style-name="ce33"/>
          <table:covered-table-cell table:number-columns-repeated="3" table:style-name="ce67"/>
          <table:table-cell table:style-name="ce182"/>
          <table:table-cell table:style-name="ce224" office:value-type="string">
            <text:p>Terence C. Macdonald</text:p>
          </table:table-cell>
          <table:table-cell table:style-name="ce263" office:value-type="string">
            <text:p>Newham Independent</text:p>
          </table:table-cell>
          <table:table-cell table:style-name="ce293" office:value-type="float" office:value="59">
            <text:p>59</text:p>
          </table:table-cell>
          <table:table-cell table:number-columns-repeated="1016"/>
        </table:table-row>
        <table:table-row table:style-name="ro1">
          <table:covered-table-cell table:style-name="ce34"/>
          <table:covered-table-cell table:number-columns-repeated="3" table:style-name="ce68"/>
          <table:table-cell table:style-name="ce182"/>
          <table:table-cell table:style-name="ce224" office:value-type="string">
            <text:p>Richard J. Arnopp</text:p>
          </table:table-cell>
          <table:table-cell table:style-name="ce263" office:value-type="string">
            <text:p>Conservative</text:p>
          </table:table-cell>
          <table:table-cell table:style-name="ce293" office:value-type="float" office:value="41">
            <text:p>41</text:p>
          </table:table-cell>
          <table:table-cell table:number-columns-repeated="1016"/>
        </table:table-row>
        <table:table-row table:style-name="ro1">
          <table:table-cell table:style-name="ce36" table:number-columns-repeated="5"/>
          <table:table-cell table:style-name="ce236"/>
          <table:table-cell table:style-name="ce36" table:number-columns-repeated="2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8" table:number-columns-repeated="2"/>
          <table:table-cell table:style-name="ce84"/>
          <table:table-cell table:style-name="ce131"/>
          <table:table-cell table:style-name="ce173"/>
          <table:table-cell table:style-name="ce208"/>
          <table:table-cell table:style-name="ce252"/>
          <table:table-cell table:style-name="ce276"/>
          <table:table-cell table:style-name="ce303"/>
          <table:table-cell table:style-name="ce315"/>
          <table:table-cell table:style-name="ce317" table:number-columns-repeated="1014"/>
        </table:table-row>
        <table:table-row table:style-name="ro2">
          <table:table-cell table:style-name="ce2" office:value-type="string">
            <text:p>ELECTION</text:p>
          </table:table-cell>
          <table:table-cell table:style-name="ce2" office:value-type="string">
            <text:p><text:s/>YEAR</text:p>
          </table:table-cell>
          <table:table-cell table:style-name="ce2" office:value-type="string">
            <text:p>BOROUGH</text:p>
          </table:table-cell>
          <table:table-cell table:style-name="ce113" office:value-type="string">
            <text:p>ELECTORS</text:p>
          </table:table-cell>
          <table:table-cell table:style-name="ce161" office:value-type="string">
            <text:p>TURNOUT</text:p>
          </table:table-cell>
          <table:table-cell table:style-name="ce209"/>
          <table:table-cell table:style-name="ce252"/>
          <table:table-cell table:style-name="ce276"/>
          <table:table-cell table:style-name="ce303"/>
          <table:table-cell table:style-name="ce313"/>
          <table:table-cell table:number-columns-repeated="2"/>
          <table:table-cell table:style-name="ce318" table:number-columns-repeated="1012"/>
        </table:table-row>
        <table:table-row table:style-name="ro2">
          <table:table-cell table:style-name="ce3" office:value-type="string" table:number-columns-spanned="1" table:number-rows-spanned="3">
            <text:p>Local</text:p>
          </table:table-cell>
          <table:table-cell table:style-name="ce40" office:value-type="float" office:value="1998" table:number-columns-spanned="1" table:number-rows-spanned="3">
            <text:p>1998</text:p>
          </table:table-cell>
          <table:table-cell table:style-name="ce70" office:value-type="string" table:number-columns-spanned="1" table:number-rows-spanned="3">
            <text:p>Newham</text:p>
          </table:table-cell>
          <table:table-cell table:style-name="ce114" office:value-type="float" office:value="139273" table:number-columns-spanned="1" table:number-rows-spanned="3">
            <text:p>139,273</text:p>
          </table:table-cell>
          <table:table-cell table:style-name="ce117" office:value-type="percentage" office:value="0.284" table:number-columns-spanned="1" table:number-rows-spanned="3">
            <text:p>28.40%</text:p>
          </table:table-cell>
          <table:table-cell table:style-name="ce210"/>
          <table:table-cell table:style-name="ce253"/>
          <table:table-cell table:style-name="ce130"/>
          <table:table-cell table:style-name="ce306"/>
          <table:table-cell table:number-columns-repeated="2"/>
          <table:table-cell table:style-name="ce313"/>
          <table:table-cell table:number-columns-repeated="1012"/>
        </table:table-row>
        <table:table-row table:style-name="ro2">
          <table:covered-table-cell table:style-name="ce4"/>
          <table:covered-table-cell table:style-name="ce41"/>
          <table:covered-table-cell table:style-name="ce71"/>
          <table:covered-table-cell table:style-name="ce115"/>
          <table:covered-table-cell table:style-name="ce118"/>
          <table:table-cell table:style-name="ce210"/>
          <table:table-cell table:style-name="ce253"/>
          <table:table-cell table:style-name="ce278"/>
          <table:table-cell table:style-name="ce306"/>
          <table:table-cell table:style-name="ce313" table:number-columns-repeated="1015"/>
        </table:table-row>
        <table:table-row table:style-name="ro2">
          <table:covered-table-cell table:style-name="ce4"/>
          <table:covered-table-cell table:style-name="ce41"/>
          <table:covered-table-cell table:style-name="ce71"/>
          <table:covered-table-cell table:style-name="ce115"/>
          <table:covered-table-cell table:style-name="ce118"/>
          <table:table-cell table:style-name="ce210"/>
          <table:table-cell table:style-name="ce253"/>
          <table:table-cell table:style-name="ce278"/>
          <table:table-cell table:style-name="ce306"/>
          <table:table-cell table:number-columns-repeated="1015"/>
        </table:table-row>
        <table:table-row table:style-name="ro2">
          <table:table-cell table:style-name="ce5"/>
          <table:table-cell table:style-name="ce42"/>
          <table:table-cell table:style-name="ce5"/>
          <table:table-cell table:style-name="ce116"/>
          <table:table-cell table:style-name="ce162"/>
          <table:table-cell table:style-name="ce195"/>
          <table:table-cell table:style-name="ce244"/>
          <table:table-cell table:style-name="ce129"/>
          <table:table-cell table:style-name="ce172" table:number-columns-repeated="2"/>
          <table:table-cell table:style-name="ce314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ELECTION</text:p>
          </table:table-cell>
          <table:table-cell table:style-name="ce2" office:value-type="string">
            <text:p><text:s/>YEAR</text:p>
          </table:table-cell>
          <table:table-cell table:style-name="ce2" office:value-type="string">
            <text:p>CONSTITUENCY</text:p>
          </table:table-cell>
          <table:table-cell table:style-name="ce113" office:value-type="string">
            <text:p>TURNOUT</text:p>
          </table:table-cell>
          <table:table-cell table:style-name="ce161" office:value-type="string">
            <text:p>ELECTED</text:p>
          </table:table-cell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113" office:value-type="string">
            <text:p>VOTES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table-cell table:style-name="ce23" office:value-type="string" table:number-columns-spanned="1" table:number-rows-spanned="19">
            <text:p>Local</text:p>
          </table:table-cell>
          <table:table-cell table:style-name="ce40" office:value-type="float" office:value="1998" table:number-columns-spanned="1" table:number-rows-spanned="19">
            <text:p>1998</text:p>
          </table:table-cell>
          <table:table-cell table:style-name="ce72" office:value-type="string" table:number-columns-spanned="1" table:number-rows-spanned="4">
            <text:p>Beckton</text:p>
          </table:table-cell>
          <table:table-cell table:style-name="ce117" office:value-type="percentage" office:value="0.252" table:number-columns-spanned="1" table:number-rows-spanned="4">
            <text:p>25.2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Maureen Knight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0" office:value-type="float" office:value="688">
            <text:p>68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Sarah J. Ruiz</text:p>
          </table:table-cell>
          <table:covered-table-cell table:style-name="ce10"/>
          <table:table-cell table:style-name="ce281" office:value-type="float" office:value="461">
            <text:p>461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Peter Hart</text:p>
          </table:table-cell>
          <table:table-cell table:style-name="ce255" office:value-type="string">
            <text:p>British National Party</text:p>
          </table:table-cell>
          <table:table-cell table:style-name="ce281" office:value-type="float" office:value="168">
            <text:p>168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Nigel Lucker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168">
            <text:p>168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75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0" office:value-type="string" table:number-columns-spanned="1" table:number-rows-spanned="3">
            <text:p>Bemersyde</text:p>
          </table:table-cell>
          <table:table-cell table:style-name="ce117" office:value-type="percentage" office:value="0.316" table:number-columns-spanned="1" table:number-rows-spanned="3">
            <text:p>31.6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Victor F. Turner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898">
            <text:p>89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Gregory J. Vincent</text:p>
          </table:table-cell>
          <table:covered-table-cell table:style-name="ce10"/>
          <table:table-cell table:style-name="ce281" office:value-type="float" office:value="815">
            <text:p>815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2" office:value-type="string">
            <text:p>Donald Freeman</text:p>
          </table:table-cell>
          <table:table-cell table:style-name="ce259" office:value-type="string">
            <text:p>Newham Independent</text:p>
          </table:table-cell>
          <table:table-cell table:style-name="ce281" office:value-type="float" office:value="334">
            <text:p>334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table-cell table:style-name="ce57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0" office:value-type="string" table:number-columns-spanned="1" table:number-rows-spanned="6">
            <text:p>Canning Town and Grange</text:p>
          </table:table-cell>
          <table:table-cell table:style-name="ce121" office:value-type="percentage" office:value="0.228" table:number-columns-spanned="1" table:number-rows-spanned="6">
            <text:p>22.8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Clive W. Furness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float" office:value="797">
            <text:p>79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22" office:value-type="string">
            <text:p>Robert A. Wales</text:p>
          </table:table-cell>
          <table:covered-table-cell table:style-name="ce10"/>
          <table:table-cell table:style-name="ce282" office:value-type="float" office:value="617">
            <text:p>61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/>
          <table:table-cell table:style-name="ce222" office:value-type="string">
            <text:p>Brendan M. Morley</text:p>
          </table:table-cell>
          <table:table-cell table:style-name="ce10" office:value-type="string">
            <text:p>Conservative</text:p>
          </table:table-cell>
          <table:table-cell table:style-name="ce282" office:value-type="float" office:value="191">
            <text:p>19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/>
          <table:table-cell table:style-name="ce222" office:value-type="string">
            <text:p>Michael Davidson</text:p>
          </table:table-cell>
          <table:table-cell table:style-name="ce10" office:value-type="string">
            <text:p>British National Party</text:p>
          </table:table-cell>
          <table:table-cell table:style-name="ce282" office:value-type="float" office:value="186">
            <text:p>18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/>
          <table:table-cell table:style-name="ce222" office:value-type="string">
            <text:p>Kathleen A. Chater</text:p>
          </table:table-cell>
          <table:table-cell table:style-name="ce10" office:value-type="string">
            <text:p>Liberal Democrat</text:p>
          </table:table-cell>
          <table:table-cell table:style-name="ce282" office:value-type="float" office:value="167">
            <text:p>16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/>
          <table:table-cell table:style-name="ce223" office:value-type="string">
            <text:p>Simon N.C. Pearce</text:p>
          </table:table-cell>
          <table:table-cell table:style-name="ce255" office:value-type="string">
            <text:p>Conservative</text:p>
          </table:table-cell>
          <table:table-cell table:style-name="ce282" office:value-type="float" office:value="145">
            <text:p>14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61"/>
          <table:table-cell table:style-name="ce123"/>
          <table:table-cell table:style-name="ce168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0" office:value-type="string" table:number-columns-spanned="1" table:number-rows-spanned="3">
            <text:p>Castle</text:p>
          </table:table-cell>
          <table:table-cell table:style-name="ce121" office:value-type="percentage" office:value="0.31" table:number-columns-spanned="1" table:number-rows-spanned="3">
            <text:p>31.0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David P. McGladdery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float" office:value="1096">
            <text:p>1,09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Mahmood Ahmad</text:p>
          </table:table-cell>
          <table:covered-table-cell table:style-name="ce10"/>
          <table:table-cell table:style-name="ce282" office:value-type="float" office:value="914">
            <text:p>91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1" office:value-type="string">
            <text:p>Linda V. Lindsay</text:p>
          </table:table-cell>
          <table:table-cell table:style-name="ce228" office:value-type="string">
            <text:p>Conservative</text:p>
          </table:table-cell>
          <table:table-cell table:style-name="ce282" office:value-type="float" office:value="445">
            <text:p>44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24" table:number-columns-repeated="2"/>
          <table:table-cell table:style-name="ce61"/>
          <table:table-cell table:style-name="ce123"/>
          <table:table-cell table:style-name="ce168"/>
          <table:table-cell table:style-name="ce217"/>
          <table:table-cell table:style-name="ce10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23" office:value-type="string" table:number-columns-spanned="1" table:number-rows-spanned="33">
            <text:p>Local</text:p>
          </table:table-cell>
          <table:table-cell table:style-name="ce40" office:value-type="float" office:value="1998" table:number-columns-spanned="1" table:number-rows-spanned="33">
            <text:p>1998</text:p>
          </table:table-cell>
          <table:table-cell table:style-name="ce72" office:value-type="string" table:number-columns-spanned="1" table:number-rows-spanned="4">
            <text:p>Central</text:p>
          </table:table-cell>
          <table:table-cell table:style-name="ce117" office:value-type="percentage" office:value="0.332" table:number-columns-spanned="1" table:number-rows-spanned="4">
            <text:p>33.2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June E.D. Leitch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0" office:value-type="float" office:value="992">
            <text:p>992</text:p>
          </table:table-cell>
          <table:table-cell table:style-name="ce307"/>
          <table:table-cell table:style-name="ce304"/>
          <table:table-cell table:style-name="ce317" table:number-columns-repeated="2"/>
          <table:table-cell table:number-columns-repeated="1012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Mary M.A. Skyers</text:p>
          </table:table-cell>
          <table:covered-table-cell table:style-name="ce10"/>
          <table:table-cell table:style-name="ce281" office:value-type="float" office:value="945">
            <text:p>94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Imran Khan</text:p>
          </table:table-cell>
          <table:table-cell table:style-name="ce255" office:value-type="string">
            <text:p>Socialist Labour</text:p>
          </table:table-cell>
          <table:table-cell table:style-name="ce281" office:value-type="float" office:value="478">
            <text:p>47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Leslie A. Smith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321">
            <text:p>32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90" office:value-type="string" table:number-columns-spanned="1" table:number-rows-spanned="11">
            <text:p>Custom House and Silvertown</text:p>
          </table:table-cell>
          <table:table-cell table:style-name="ce117" office:value-type="percentage" office:value="0.232" table:number-columns-spanned="1" table:number-rows-spanned="11">
            <text:p>23.2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William A. Chapman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1" office:value-type="float" office:value="1022">
            <text:p>1,02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Lyn C. Brown</text:p>
          </table:table-cell>
          <table:covered-table-cell table:style-name="ce9"/>
          <table:table-cell table:style-name="ce281" office:value-type="float" office:value="1012">
            <text:p>1,01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Christopher T. Rackley</text:p>
          </table:table-cell>
          <table:covered-table-cell table:style-name="ce10"/>
          <table:table-cell table:style-name="ce281" office:value-type="float" office:value="916">
            <text:p>91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2" office:value-type="string">
            <text:p>David C. Gladstone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524">
            <text:p>52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5" office:value-type="string">
            <text:p>Christopher P. Boden</text:p>
          </table:table-cell>
          <table:covered-table-cell table:style-name="ce9"/>
          <table:table-cell table:style-name="ce281" office:value-type="float" office:value="479">
            <text:p>47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3" office:value-type="string">
            <text:p>Ann L. Lewis</text:p>
          </table:table-cell>
          <table:covered-table-cell table:style-name="ce10"/>
          <table:table-cell table:style-name="ce281" office:value-type="float" office:value="440">
            <text:p>44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2" office:value-type="string">
            <text:p>John Kitchener</text:p>
          </table:table-cell>
          <table:table-cell table:style-name="ce255" office:value-type="string" table:number-columns-spanned="1" table:number-rows-spanned="3">
            <text:p>British National Party</text:p>
          </table:table-cell>
          <table:table-cell table:style-name="ce281" office:value-type="float" office:value="254">
            <text:p>25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5" office:value-type="string">
            <text:p>Matthew Marion</text:p>
          </table:table-cell>
          <table:covered-table-cell table:style-name="ce9"/>
          <table:table-cell table:style-name="ce281" office:value-type="float" office:value="232">
            <text:p>23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3" office:value-type="string">
            <text:p>Brian Reeves</text:p>
          </table:table-cell>
          <table:covered-table-cell table:style-name="ce10"/>
          <table:table-cell table:style-name="ce281" office:value-type="float" office:value="220">
            <text:p>22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3" office:value-type="string">
            <text:p>Colin J. Brown</text:p>
          </table:table-cell>
          <table:table-cell table:style-name="ce10" office:value-type="string">
            <text:p>Newham Independent</text:p>
          </table:table-cell>
          <table:table-cell table:style-name="ce281" office:value-type="float" office:value="202">
            <text:p>20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91"/>
          <table:covered-table-cell table:style-name="ce118"/>
          <table:table-cell table:style-name="ce174"/>
          <table:table-cell table:style-name="ce213" office:value-type="string">
            <text:p>Elizabeth Laird</text:p>
          </table:table-cell>
          <table:table-cell table:style-name="ce10" office:value-type="string">
            <text:p>Liberal Democrat</text:p>
          </table:table-cell>
          <table:table-cell table:style-name="ce281" office:value-type="float" office:value="202">
            <text:p>20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9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0" office:value-type="string" table:number-columns-spanned="1" table:number-rows-spanned="6">
            <text:p>Forest Gate</text:p>
          </table:table-cell>
          <table:table-cell table:style-name="ce121" office:value-type="percentage" office:value="0.295" table:number-columns-spanned="1" table:number-rows-spanned="6">
            <text:p>29.5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Paul M. Brickell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260">
            <text:p>1,26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Conor M. McAuley</text:p>
          </table:table-cell>
          <table:covered-table-cell table:style-name="ce9"/>
          <table:table-cell table:style-name="ce282" office:value-type="float" office:value="1051">
            <text:p>1,05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22" office:value-type="string">
            <text:p>Shama M. Ahmad</text:p>
          </table:table-cell>
          <table:covered-table-cell table:style-name="ce10"/>
          <table:table-cell table:style-name="ce282" office:value-type="float" office:value="1045">
            <text:p>1,04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Anne E.J. Brook</text:p>
          </table:table-cell>
          <table:table-cell table:style-name="ce256" office:value-type="string">
            <text:p>Socialist Labour</text:p>
          </table:table-cell>
          <table:table-cell table:style-name="ce282" office:value-type="float" office:value="553">
            <text:p>55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John Gray</text:p>
          </table:table-cell>
          <table:table-cell table:style-name="ce255" office:value-type="string">
            <text:p>Liberal Democrat</text:p>
          </table:table-cell>
          <table:table-cell table:style-name="ce282" office:value-type="float" office:value="469">
            <text:p>46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Armyn Hennesy</text:p>
          </table:table-cell>
          <table:table-cell table:style-name="ce255" office:value-type="string">
            <text:p>Conservative</text:p>
          </table:table-cell>
          <table:table-cell table:style-name="ce282" office:value-type="float" office:value="369">
            <text:p>36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51"/>
          <table:table-cell table:style-name="ce127"/>
          <table:table-cell table:style-name="ce154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0" office:value-type="string" table:number-columns-spanned="1" table:number-rows-spanned="9">
            <text:p>Greatfield</text:p>
          </table:table-cell>
          <table:table-cell table:style-name="ce121" office:value-type="percentage" office:value="0.289" table:number-columns-spanned="1" table:number-rows-spanned="9">
            <text:p>28.9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Kevin J. Jenkins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274">
            <text:p>1,27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Ian K. Corbett</text:p>
          </table:table-cell>
          <table:covered-table-cell table:style-name="ce9"/>
          <table:table-cell table:style-name="ce282" office:value-type="float" office:value="1138">
            <text:p>1,13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Valerie M.J. Fone</text:p>
          </table:table-cell>
          <table:covered-table-cell table:style-name="ce10"/>
          <table:table-cell table:style-name="ce282" office:value-type="float" office:value="1046">
            <text:p>1,04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3" office:value-type="string">
            <text:p>Frederick C. Jones</text:p>
          </table:table-cell>
          <table:table-cell table:style-name="ce255" office:value-type="string">
            <text:p>Newham Independent</text:p>
          </table:table-cell>
          <table:table-cell table:style-name="ce282" office:value-type="float" office:value="408">
            <text:p>40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1" office:value-type="string">
            <text:p>Lillian A. Hope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2" office:value-type="float" office:value="380">
            <text:p>38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2" office:value-type="string">
            <text:p>Caroline Costantino</text:p>
          </table:table-cell>
          <table:covered-table-cell table:style-name="ce10"/>
          <table:table-cell table:style-name="ce282" office:value-type="float" office:value="372">
            <text:p>37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3" office:value-type="string">
            <text:p>Terence C. Macdonald</text:p>
          </table:table-cell>
          <table:table-cell table:style-name="ce255" office:value-type="string">
            <text:p>Newham Independent</text:p>
          </table:table-cell>
          <table:table-cell table:style-name="ce282" office:value-type="float" office:value="370">
            <text:p>37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3" office:value-type="string">
            <text:p>Kathleen V. King</text:p>
          </table:table-cell>
          <table:table-cell table:style-name="ce255" office:value-type="string">
            <text:p>Liberal Democrat</text:p>
          </table:table-cell>
          <table:table-cell table:style-name="ce282" office:value-type="float" office:value="332">
            <text:p>33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3" office:value-type="string">
            <text:p>Michael B. Hipperson</text:p>
          </table:table-cell>
          <table:table-cell table:style-name="ce255" office:value-type="string">
            <text:p>National Democrats</text:p>
          </table:table-cell>
          <table:table-cell table:style-name="ce282" office:value-type="float" office:value="183">
            <text:p>18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51"/>
          <table:table-cell table:style-name="ce127"/>
          <table:table-cell table:style-name="ce154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23" office:value-type="string" table:number-columns-spanned="1" table:number-rows-spanned="24">
            <text:p>Local</text:p>
          </table:table-cell>
          <table:table-cell table:style-name="ce40" office:value-type="float" office:value="1998" table:number-columns-spanned="1" table:number-rows-spanned="24">
            <text:p>1998</text:p>
          </table:table-cell>
          <table:table-cell table:style-name="ce72" office:value-type="string" table:number-columns-spanned="1" table:number-rows-spanned="5">
            <text:p>Hudsons</text:p>
          </table:table-cell>
          <table:table-cell table:style-name="ce117" office:value-type="percentage" office:value="0.261" table:number-columns-spanned="1" table:number-rows-spanned="5">
            <text:p>26.1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Bryan A. Collier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0" office:value-type="float" office:value="1130">
            <text:p>1,130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Graham J. Lane</text:p>
          </table:table-cell>
          <table:covered-table-cell table:style-name="ce9"/>
          <table:table-cell table:style-name="ce281" office:value-type="float" office:value="1015">
            <text:p>1,015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Neil J. Wilson</text:p>
          </table:table-cell>
          <table:covered-table-cell table:style-name="ce10"/>
          <table:table-cell table:style-name="ce281" office:value-type="float" office:value="997">
            <text:p>997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18"/>
          <table:table-cell table:style-name="ce166"/>
          <table:table-cell table:style-name="ce224" office:value-type="string">
            <text:p>Carl E. Juhanson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322">
            <text:p>322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18"/>
          <table:table-cell table:style-name="ce166"/>
          <table:table-cell table:style-name="ce224" office:value-type="string">
            <text:p>Gill Lewis</text:p>
          </table:table-cell>
          <table:table-cell table:style-name="ce255" office:value-type="string">
            <text:p>Liberal Democrat</text:p>
          </table:table-cell>
          <table:table-cell table:style-name="ce281" office:value-type="float" office:value="303">
            <text:p>303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75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0" office:value-type="string" table:number-columns-spanned="1" table:number-rows-spanned="3">
            <text:p>Kensington</text:p>
          </table:table-cell>
          <table:table-cell table:style-name="ce117" office:value-type="percentage" office:value="0.338" table:number-columns-spanned="1" table:number-rows-spanned="3">
            <text:p>33.8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Sukhdev S. Marway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1288">
            <text:p>1,28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Sardar Ali</text:p>
          </table:table-cell>
          <table:covered-table-cell table:style-name="ce10"/>
          <table:table-cell table:style-name="ce281" office:value-type="float" office:value="1189">
            <text:p>1,18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/>
          <table:table-cell table:style-name="ce212" office:value-type="string">
            <text:p>Barbara M. Postles</text:p>
          </table:table-cell>
          <table:table-cell table:style-name="ce259" office:value-type="string">
            <text:p>Conservative</text:p>
          </table:table-cell>
          <table:table-cell table:style-name="ce281" office:value-type="float" office:value="307">
            <text:p>30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57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20"/>
          <table:covered-table-cell table:style-name="ce41"/>
          <table:table-cell table:style-name="ce40" office:value-type="string" table:number-columns-spanned="1" table:number-rows-spanned="7">
            <text:p>Little Ilford</text:p>
          </table:table-cell>
          <table:table-cell table:style-name="ce121" office:value-type="percentage" office:value="0.266" table:number-columns-spanned="1" table:number-rows-spanned="7">
            <text:p>26.6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Andrew R.E. Balkie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106">
            <text:p>1,10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Richard J. Crawford</text:p>
          </table:table-cell>
          <table:covered-table-cell table:style-name="ce9"/>
          <table:table-cell table:style-name="ce282" office:value-type="float" office:value="1098">
            <text:p>1,09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Joseph Ejiofor</text:p>
          </table:table-cell>
          <table:covered-table-cell table:style-name="ce10"/>
          <table:table-cell table:style-name="ce282" office:value-type="float" office:value="946">
            <text:p>94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Brian W. Berry</text:p>
          </table:table-cell>
          <table:table-cell table:style-name="ce256" office:value-type="string">
            <text:p>Independent</text:p>
          </table:table-cell>
          <table:table-cell table:style-name="ce282" office:value-type="float" office:value="453">
            <text:p>45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Malkjit S. Natt</text:p>
          </table:table-cell>
          <table:table-cell table:style-name="ce255" office:value-type="string">
            <text:p>Socialist Labour</text:p>
          </table:table-cell>
          <table:table-cell table:style-name="ce282" office:value-type="float" office:value="387">
            <text:p>38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Kenneth J. Ready</text:p>
          </table:table-cell>
          <table:table-cell table:style-name="ce255" office:value-type="string">
            <text:p>Conservative</text:p>
          </table:table-cell>
          <table:table-cell table:style-name="ce282" office:value-type="float" office:value="246">
            <text:p>24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Josephine Phillips</text:p>
          </table:table-cell>
          <table:table-cell table:style-name="ce255" office:value-type="string">
            <text:p>Newham Independent</text:p>
          </table:table-cell>
          <table:table-cell table:style-name="ce282" office:value-type="float" office:value="228">
            <text:p>22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51"/>
          <table:table-cell table:style-name="ce127"/>
          <table:table-cell table:style-name="ce154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0" office:value-type="string" table:number-columns-spanned="1" table:number-rows-spanned="6">
            <text:p>Manor Park</text:p>
          </table:table-cell>
          <table:table-cell table:style-name="ce121" office:value-type="percentage" office:value="0.282" table:number-columns-spanned="1" table:number-rows-spanned="6">
            <text:p>28.2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David Gilles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220">
            <text:p>1,22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Amarjit Singh</text:p>
          </table:table-cell>
          <table:covered-table-cell table:style-name="ce9"/>
          <table:table-cell table:style-name="ce282" office:value-type="float" office:value="1119">
            <text:p>1,11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22" office:value-type="string">
            <text:p>Qaisra E. Khan</text:p>
          </table:table-cell>
          <table:covered-table-cell table:style-name="ce10"/>
          <table:table-cell table:style-name="ce282" office:value-type="float" office:value="1047">
            <text:p>1,04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3" office:value-type="string">
            <text:p>Tawfique A. Choudhury</text:p>
          </table:table-cell>
          <table:table-cell table:style-name="ce255" office:value-type="string">
            <text:p>Socialist Labour</text:p>
          </table:table-cell>
          <table:table-cell table:style-name="ce282" office:value-type="float" office:value="758">
            <text:p>75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3" office:value-type="string">
            <text:p>Susan M. Craig</text:p>
          </table:table-cell>
          <table:table-cell table:style-name="ce255" office:value-type="string">
            <text:p>Conservative</text:p>
          </table:table-cell>
          <table:table-cell table:style-name="ce282" office:value-type="float" office:value="469">
            <text:p>46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/>
          <table:table-cell table:style-name="ce221" office:value-type="string">
            <text:p>William A. Robinson</text:p>
          </table:table-cell>
          <table:table-cell table:style-name="ce259" office:value-type="string">
            <text:p>Liberal Democrat</text:p>
          </table:table-cell>
          <table:table-cell table:style-name="ce282" office:value-type="float" office:value="437">
            <text:p>43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24" table:number-columns-repeated="2"/>
          <table:table-cell table:style-name="ce61"/>
          <table:table-cell table:style-name="ce123"/>
          <table:table-cell table:style-name="ce168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3" office:value-type="string" table:number-columns-spanned="1" table:number-rows-spanned="26">
            <text:p>Local</text:p>
          </table:table-cell>
          <table:table-cell table:style-name="ce40" office:value-type="float" office:value="1998" table:number-columns-spanned="1" table:number-rows-spanned="26">
            <text:p>1998</text:p>
          </table:table-cell>
          <table:table-cell table:style-name="ce93" office:value-type="string" table:number-columns-spanned="1" table:number-rows-spanned="5">
            <text:p>Monega</text:p>
          </table:table-cell>
          <table:table-cell table:style-name="ce135" office:value-type="percentage" office:value="0.353" table:number-columns-spanned="1" table:number-rows-spanned="5">
            <text:p>35.30%</text:p>
          </table:table-cell>
          <table:table-cell table:style-name="ce165" office:value-type="string">
            <text:p>ü</text:p>
          </table:table-cell>
          <table:table-cell table:style-name="ce225" office:value-type="string">
            <text:p>William H. Brown</text:p>
          </table:table-cell>
          <table:table-cell table:style-name="ce233" office:value-type="string" table:number-columns-spanned="1" table:number-rows-spanned="2">
            <text:p>Labour</text:p>
          </table:table-cell>
          <table:table-cell table:style-name="ce290" office:value-type="float" office:value="1415">
            <text:p>1,415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94"/>
          <table:covered-table-cell table:style-name="ce136"/>
          <table:table-cell table:style-name="ce166" office:value-type="string">
            <text:p>ü</text:p>
          </table:table-cell>
          <table:table-cell table:style-name="ce234" office:value-type="string">
            <text:p>Lester T. Hudson</text:p>
          </table:table-cell>
          <table:covered-table-cell table:style-name="ce10"/>
          <table:table-cell table:style-name="ce286" office:value-type="float" office:value="1036">
            <text:p>1,036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94"/>
          <table:covered-table-cell table:style-name="ce136"/>
          <table:table-cell table:style-name="ce177"/>
          <table:table-cell table:style-name="ce233" office:value-type="string">
            <text:p>Graham E. Postles</text:p>
          </table:table-cell>
          <table:table-cell table:style-name="ce233" office:value-type="string">
            <text:p>Conservative</text:p>
          </table:table-cell>
          <table:table-cell table:style-name="ce286" office:value-type="float" office:value="219">
            <text:p>219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94"/>
          <table:covered-table-cell table:style-name="ce136"/>
          <table:table-cell table:style-name="ce177"/>
          <table:table-cell table:style-name="ce233" office:value-type="string">
            <text:p>Jean M. Tee</text:p>
          </table:table-cell>
          <table:table-cell table:style-name="ce233" office:value-type="string">
            <text:p>Liberal Democrat</text:p>
          </table:table-cell>
          <table:table-cell table:style-name="ce286" office:value-type="float" office:value="211">
            <text:p>211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covered-table-cell table:style-name="ce94"/>
          <table:covered-table-cell table:style-name="ce136"/>
          <table:table-cell table:style-name="ce177"/>
          <table:table-cell table:style-name="ce233" office:value-type="string">
            <text:p>Theresa J. Gerald</text:p>
          </table:table-cell>
          <table:table-cell table:style-name="ce255" office:value-type="string">
            <text:p>Socialist Labour</text:p>
          </table:table-cell>
          <table:table-cell table:style-name="ce286" office:value-type="float" office:value="190">
            <text:p>190</text:p>
          </table:table-cell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covered-table-cell table:number-columns-repeated="2" table:style-name="ce14"/>
          <table:table-cell table:style-name="ce51"/>
          <table:table-cell table:style-name="ce127"/>
          <table:table-cell table:style-name="ce154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5">
            <text:p>New Town</text:p>
          </table:table-cell>
          <table:table-cell table:style-name="ce117" office:value-type="percentage" office:value="0.252" table:number-columns-spanned="1" table:number-rows-spanned="5">
            <text:p>25.2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Anthony B. McAlmont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0" office:value-type="float" office:value="715">
            <text:p>715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Winston Vaughan</text:p>
          </table:table-cell>
          <table:covered-table-cell table:style-name="ce10"/>
          <table:table-cell table:style-name="ce281" office:value-type="float" office:value="660">
            <text:p>66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95"/>
          <table:covered-table-cell table:style-name="ce49"/>
          <table:table-cell table:style-name="ce166"/>
          <table:table-cell table:style-name="ce224" office:value-type="string">
            <text:p>Elizabeth Gibb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263">
            <text:p>263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95"/>
          <table:covered-table-cell table:style-name="ce49"/>
          <table:table-cell table:style-name="ce166"/>
          <table:table-cell table:style-name="ce224" office:value-type="string">
            <text:p>Ligaya Stewart</text:p>
          </table:table-cell>
          <table:table-cell table:style-name="ce255" office:value-type="string">
            <text:p>Newham Independent</text:p>
          </table:table-cell>
          <table:table-cell table:style-name="ce281" office:value-type="float" office:value="230">
            <text:p>230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95"/>
          <table:covered-table-cell table:style-name="ce49"/>
          <table:table-cell table:style-name="ce166"/>
          <table:table-cell table:style-name="ce224" office:value-type="string">
            <text:p>Danuta A. Gradosielska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141">
            <text:p>141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4"/>
          <table:table-cell table:style-name="ce119"/>
          <table:table-cell table:style-name="ce150"/>
          <table:table-cell table:style-name="ce143"/>
          <table:table-cell table:style-name="ce75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8">
            <text:p>Ordnance</text:p>
          </table:table-cell>
          <table:table-cell table:style-name="ce117" office:value-type="percentage" office:value="0.303" table:number-columns-spanned="1" table:number-rows-spanned="8">
            <text:p>30.3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Marie S. Collier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475">
            <text:p>47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Megan Harris</text:p>
          </table:table-cell>
          <table:covered-table-cell table:style-name="ce10"/>
          <table:table-cell table:style-name="ce281" office:value-type="float" office:value="407">
            <text:p>40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2" office:value-type="string">
            <text:p>Alan Craig</text:p>
          </table:table-cell>
          <table:table-cell table:style-name="ce255" office:value-type="string" table:number-columns-spanned="1" table:number-rows-spanned="2">
            <text:p>Independent</text:p>
          </table:table-cell>
          <table:table-cell table:style-name="ce281" office:value-type="float" office:value="311">
            <text:p>31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5" office:value-type="string">
            <text:p>Benjamin Stafford</text:p>
          </table:table-cell>
          <table:covered-table-cell table:style-name="ce10"/>
          <table:table-cell table:style-name="ce281" office:value-type="float" office:value="225">
            <text:p>22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Peter R.W. Guest</text:p>
          </table:table-cell>
          <table:table-cell table:style-name="ce255" office:value-type="string">
            <text:p>Liberal Democrat</text:p>
          </table:table-cell>
          <table:table-cell table:style-name="ce281" office:value-type="float" office:value="175">
            <text:p>17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5" office:value-type="string">
            <text:p>Kenneth F. Francis</text:p>
          </table:table-cell>
          <table:table-cell table:style-name="ce259" office:value-type="string">
            <text:p>British National Party</text:p>
          </table:table-cell>
          <table:table-cell table:style-name="ce281" office:value-type="float" office:value="101">
            <text:p>10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2" office:value-type="string">
            <text:p>Geraldine M. Alden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1" office:value-type="float" office:value="78">
            <text:p>7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3" office:value-type="string">
            <text:p>Richard J. Arnopp</text:p>
          </table:table-cell>
          <table:covered-table-cell table:style-name="ce255"/>
          <table:table-cell table:style-name="ce281" office:value-type="float" office:value="67">
            <text:p>6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9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number-columns-repeated="2" table:style-name="ce14"/>
          <table:table-cell table:style-name="ce76" office:value-type="string" table:number-columns-spanned="1" table:number-rows-spanned="5">
            <text:p>Park</text:p>
          </table:table-cell>
          <table:table-cell table:style-name="ce121" office:value-type="percentage" office:value="0.28" table:number-columns-spanned="1" table:number-rows-spanned="5">
            <text:p>28.0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Alan Griffiths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193">
            <text:p>1,19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Akbar A. Chaudhary</text:p>
          </table:table-cell>
          <table:covered-table-cell table:style-name="ce9"/>
          <table:table-cell table:style-name="ce282" office:value-type="float" office:value="1171">
            <text:p>1,17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John E. Saunders</text:p>
          </table:table-cell>
          <table:covered-table-cell table:style-name="ce10"/>
          <table:table-cell table:style-name="ce282" office:value-type="float" office:value="1072">
            <text:p>1,07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23" office:value-type="string">
            <text:p>Richard Fox-Davies</text:p>
          </table:table-cell>
          <table:table-cell table:style-name="ce255" office:value-type="string">
            <text:p>Liberal Democrat</text:p>
          </table:table-cell>
          <table:table-cell table:style-name="ce282" office:value-type="float" office:value="449">
            <text:p>44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23" office:value-type="string">
            <text:p>Brian I. Maze</text:p>
          </table:table-cell>
          <table:table-cell table:style-name="ce255" office:value-type="string">
            <text:p>Conservative</text:p>
          </table:table-cell>
          <table:table-cell table:style-name="ce282" office:value-type="float" office:value="345">
            <text:p>34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30"/>
          <table:table-cell table:style-name="ce31"/>
          <table:table-cell table:style-name="ce61"/>
          <table:table-cell table:style-name="ce123"/>
          <table:table-cell table:style-name="ce168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3" office:value-type="string" table:number-columns-spanned="1" table:number-rows-spanned="29">
            <text:p>Local</text:p>
          </table:table-cell>
          <table:table-cell table:style-name="ce40" office:value-type="float" office:value="1998" table:number-columns-spanned="1" table:number-rows-spanned="29">
            <text:p>1998</text:p>
          </table:table-cell>
          <table:table-cell table:style-name="ce62" office:value-type="string" table:number-columns-spanned="1" table:number-rows-spanned="4">
            <text:p>Plaistow</text:p>
          </table:table-cell>
          <table:table-cell table:style-name="ce121" office:value-type="percentage" office:value="0.263" table:number-columns-spanned="1" table:number-rows-spanned="4">
            <text:p>26.3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Frederick Warwick</text:p>
          </table:table-cell>
          <table:table-cell table:style-name="ce233" office:value-type="string" table:number-columns-spanned="1" table:number-rows-spanned="3">
            <text:p>Labour</text:p>
          </table:table-cell>
          <table:table-cell table:style-name="ce282" office:value-type="float" office:value="1083">
            <text:p>1,08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Riaz Ahmed</text:p>
          </table:table-cell>
          <table:covered-table-cell table:style-name="ce9"/>
          <table:table-cell table:style-name="ce282" office:value-type="float" office:value="1011">
            <text:p>1,011</text:p>
          </table:table-cell>
          <table:table-cell table:style-name="ce308"/>
          <table:table-cell table:style-name="ce305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Joy Laguda</text:p>
          </table:table-cell>
          <table:covered-table-cell table:style-name="ce10"/>
          <table:table-cell table:style-name="ce282" office:value-type="float" office:value="1008">
            <text:p>1,00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18"/>
          <table:table-cell table:style-name="ce166"/>
          <table:table-cell table:style-name="ce221" office:value-type="string">
            <text:p>Eva Blint</text:p>
          </table:table-cell>
          <table:table-cell table:style-name="ce259" office:value-type="string">
            <text:p>Conservative</text:p>
          </table:table-cell>
          <table:table-cell table:style-name="ce282" office:value-type="float" office:value="449">
            <text:p>44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61"/>
          <table:table-cell table:style-name="ce123"/>
          <table:table-cell table:style-name="ce168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7">
            <text:p>Plashet</text:p>
          </table:table-cell>
          <table:table-cell table:style-name="ce117" office:value-type="percentage" office:value="0.303" table:number-columns-spanned="1" table:number-rows-spanned="7">
            <text:p>30.3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John P. Thorne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0" office:value-type="float" office:value="1231">
            <text:p>1,231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Rupinder Nandra</text:p>
          </table:table-cell>
          <table:covered-table-cell table:style-name="ce9"/>
          <table:table-cell table:style-name="ce281" office:value-type="float" office:value="1192">
            <text:p>1,19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Harbans S. Jabbal</text:p>
          </table:table-cell>
          <table:covered-table-cell table:style-name="ce10"/>
          <table:table-cell table:style-name="ce281" office:value-type="float" office:value="1175">
            <text:p>1,17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2" office:value-type="string">
            <text:p>Nafis Rafiq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600">
            <text:p>60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5" office:value-type="string">
            <text:p>Josephine M. Child</text:p>
          </table:table-cell>
          <table:covered-table-cell table:style-name="ce9"/>
          <table:table-cell table:style-name="ce281" office:value-type="float" office:value="482">
            <text:p>48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3" office:value-type="string">
            <text:p>Barry W. Roberts</text:p>
          </table:table-cell>
          <table:covered-table-cell table:style-name="ce10"/>
          <table:table-cell table:style-name="ce281" office:value-type="float" office:value="402">
            <text:p>40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15" office:value-type="string">
            <text:p>Caron L. Thatcher</text:p>
          </table:table-cell>
          <table:table-cell table:style-name="ce9" office:value-type="string">
            <text:p>Socialist Labour</text:p>
          </table:table-cell>
          <table:table-cell table:style-name="ce281" office:value-type="float" office:value="300">
            <text:p>30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4"/>
          <table:table-cell table:style-name="ce119"/>
          <table:table-cell table:style-name="ce150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5">
            <text:p>St. Stephens</text:p>
          </table:table-cell>
          <table:table-cell table:style-name="ce117" office:value-type="percentage" office:value="0.348" table:number-columns-spanned="1" table:number-rows-spanned="5">
            <text:p>34.8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Unmesh Desai</text:p>
          </table:table-cell>
          <table:table-cell table:style-name="ce255" office:value-type="string" table:number-columns-spanned="1" table:number-rows-spanned="2">
            <text:p>Labour</text:p>
          </table:table-cell>
          <table:table-cell table:style-name="ce281" office:value-type="float" office:value="1038">
            <text:p>1,03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Abdul Shakoor</text:p>
          </table:table-cell>
          <table:covered-table-cell table:style-name="ce10"/>
          <table:table-cell table:style-name="ce281" office:value-type="float" office:value="933">
            <text:p>93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Yasmin A. Ali</text:p>
          </table:table-cell>
          <table:table-cell table:style-name="ce255" office:value-type="string">
            <text:p>Socialist Labour</text:p>
          </table:table-cell>
          <table:table-cell table:style-name="ce281" office:value-type="float" office:value="302">
            <text:p>30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Balakrishnan S. Balakrishnan</text:p>
          </table:table-cell>
          <table:table-cell table:style-name="ce255" office:value-type="string">
            <text:p>Independent</text:p>
          </table:table-cell>
          <table:table-cell table:style-name="ce281" office:value-type="float" office:value="231">
            <text:p>23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Stewart Lindsay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192">
            <text:p>19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57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6" office:value-type="string" table:number-columns-spanned="1" table:number-rows-spanned="10">
            <text:p>South</text:p>
          </table:table-cell>
          <table:table-cell table:style-name="ce121" office:value-type="percentage" office:value="0.245" table:number-columns-spanned="1" table:number-rows-spanned="10">
            <text:p>24.5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Alec J. Kellaway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930">
            <text:p>1,93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Quintin Peppiatt</text:p>
          </table:table-cell>
          <table:covered-table-cell table:style-name="ce9"/>
          <table:table-cell table:style-name="ce282" office:value-type="float" office:value="1763">
            <text:p>1,76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22" office:value-type="string">
            <text:p>Christopher J. Seddon</text:p>
          </table:table-cell>
          <table:covered-table-cell table:style-name="ce10"/>
          <table:table-cell table:style-name="ce282" office:value-type="float" office:value="1703">
            <text:p>1,70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21" office:value-type="string">
            <text:p>Stephen T. Bell</text:p>
          </table:table-cell>
          <table:table-cell table:style-name="ce228" office:value-type="string">
            <text:p>Liberal Democrat</text:p>
          </table:table-cell>
          <table:table-cell table:style-name="ce282" office:value-type="float" office:value="595">
            <text:p>59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21" office:value-type="string">
            <text:p>Glyn A. Weare</text:p>
          </table:table-cell>
          <table:table-cell table:style-name="ce256" office:value-type="string" table:number-columns-spanned="1" table:number-rows-spanned="2">
            <text:p>Conservative</text:p>
          </table:table-cell>
          <table:table-cell table:style-name="ce282" office:value-type="float" office:value="570">
            <text:p>57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22" office:value-type="string">
            <text:p>Antony M. Costantino</text:p>
          </table:table-cell>
          <table:covered-table-cell table:style-name="ce10"/>
          <table:table-cell table:style-name="ce282" office:value-type="float" office:value="539">
            <text:p>53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16" office:value-type="string">
            <text:p>Caroline E. Lee</text:p>
          </table:table-cell>
          <table:table-cell table:style-name="ce256" office:value-type="string" table:number-columns-spanned="1" table:number-rows-spanned="3">
            <text:p>British National Party</text:p>
          </table:table-cell>
          <table:table-cell table:style-name="ce282" office:value-type="float" office:value="283">
            <text:p>28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16" office:value-type="string">
            <text:p>Colin Smith</text:p>
          </table:table-cell>
          <table:covered-table-cell table:style-name="ce9"/>
          <table:table-cell table:style-name="ce282" office:value-type="float" office:value="240">
            <text:p>24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16" office:value-type="string">
            <text:p>Jay Lee</text:p>
          </table:table-cell>
          <table:covered-table-cell table:style-name="ce10"/>
          <table:table-cell table:style-name="ce282" office:value-type="float" office:value="224">
            <text:p>22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48"/>
          <table:table-cell table:style-name="ce221" office:value-type="string">
            <text:p>Ian H.M. Anderson</text:p>
          </table:table-cell>
          <table:table-cell table:style-name="ce259" office:value-type="string">
            <text:p>National Democrats</text:p>
          </table:table-cell>
          <table:table-cell table:style-name="ce282" office:value-type="float" office:value="196">
            <text:p>19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31" table:number-columns-repeated="2"/>
          <table:table-cell table:style-name="ce61"/>
          <table:table-cell table:style-name="ce123"/>
          <table:table-cell table:style-name="ce168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2"/>
          <table:table-cell table:style-name="ce314"/>
          <table:table-cell table:number-columns-repeated="1011"/>
        </table:table-row>
        <table:table-row table:style-name="ro2">
          <table:table-cell table:style-name="ce3" office:value-type="string" table:number-columns-spanned="1" table:number-rows-spanned="25">
            <text:p>Local</text:p>
          </table:table-cell>
          <table:table-cell table:style-name="ce40" office:value-type="float" office:value="1998" table:number-columns-spanned="1" table:number-rows-spanned="25">
            <text:p>1998</text:p>
          </table:table-cell>
          <table:table-cell table:style-name="ce76" office:value-type="string" table:number-columns-spanned="1" table:number-rows-spanned="6">
            <text:p>Stratford</text:p>
          </table:table-cell>
          <table:table-cell table:style-name="ce121" office:value-type="percentage" office:value="0.272" table:number-columns-spanned="1" table:number-rows-spanned="6">
            <text:p>27.2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James C. Riley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float" office:value="770">
            <text:p>77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James G. Newstead</text:p>
          </table:table-cell>
          <table:covered-table-cell table:style-name="ce10"/>
          <table:table-cell table:style-name="ce282" office:value-type="float" office:value="699">
            <text:p>69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62"/>
          <table:covered-table-cell table:style-name="ce122"/>
          <table:table-cell table:style-name="ce179"/>
          <table:table-cell table:style-name="ce221" office:value-type="string">
            <text:p>Alan H. Stewart</text:p>
          </table:table-cell>
          <table:table-cell table:style-name="ce256" office:value-type="string" table:number-columns-spanned="1" table:number-rows-spanned="2">
            <text:p>Newham Independent</text:p>
          </table:table-cell>
          <table:table-cell table:style-name="ce282" office:value-type="float" office:value="192">
            <text:p>19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62"/>
          <table:covered-table-cell table:style-name="ce122"/>
          <table:table-cell table:style-name="ce179"/>
          <table:table-cell table:style-name="ce222" office:value-type="string">
            <text:p>Conor Loughran</text:p>
          </table:table-cell>
          <table:covered-table-cell table:style-name="ce10"/>
          <table:table-cell table:style-name="ce282" office:value-type="float" office:value="146">
            <text:p>14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62"/>
          <table:covered-table-cell table:style-name="ce122"/>
          <table:table-cell table:style-name="ce179"/>
          <table:table-cell table:style-name="ce223" office:value-type="string">
            <text:p>Nigel R. Nadolski</text:p>
          </table:table-cell>
          <table:table-cell table:style-name="ce256" office:value-type="string">
            <text:p>Conservative</text:p>
          </table:table-cell>
          <table:table-cell table:style-name="ce282" office:value-type="float" office:value="142">
            <text:p>14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62"/>
          <table:covered-table-cell table:style-name="ce122"/>
          <table:table-cell table:style-name="ce179"/>
          <table:table-cell table:style-name="ce223" office:value-type="string">
            <text:p>Lord T. Jug</text:p>
          </table:table-cell>
          <table:table-cell table:style-name="ce255" office:value-type="string">
            <text:p>Monster Raving Loony</text:p>
          </table:table-cell>
          <table:table-cell table:style-name="ce282" office:value-type="float" office:value="76">
            <text:p>7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61"/>
          <table:table-cell table:style-name="ce128"/>
          <table:table-cell table:style-name="ce168"/>
          <table:table-cell table:style-name="ce206"/>
          <table:table-cell table:style-name="ce107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3">
            <text:p>Upton</text:p>
          </table:table-cell>
          <table:table-cell table:style-name="ce117" office:value-type="string" table:number-columns-spanned="1" table:number-rows-spanned="3">
            <text:p>NOT CONTESTED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Nurul H. Ali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0" office:value-type="string">
            <text:p>n/a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Abdul K. Sheikh</text:p>
          </table:table-cell>
          <table:covered-table-cell table:style-name="ce9"/>
          <table:table-cell table:style-name="ce281" office:value-type="string">
            <text:p>n/a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Harvinder S. Virdee</text:p>
          </table:table-cell>
          <table:covered-table-cell table:style-name="ce10"/>
          <table:table-cell table:style-name="ce281" office:value-type="string">
            <text:p>n/a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4"/>
          <table:table-cell table:style-name="ce119"/>
          <table:table-cell table:style-name="ce150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2" office:value-type="string" table:number-columns-spanned="1" table:number-rows-spanned="8">
            <text:p>Wall End</text:p>
          </table:table-cell>
          <table:table-cell table:style-name="ce117" office:value-type="percentage" office:value="0.342" table:number-columns-spanned="1" table:number-rows-spanned="8">
            <text:p>34.2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Edward H. Sparrowhawk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1" office:value-type="float" office:value="1267">
            <text:p>1,26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Paul D. Sathianesan</text:p>
          </table:table-cell>
          <table:covered-table-cell table:style-name="ce9"/>
          <table:table-cell table:style-name="ce281" office:value-type="float" office:value="1252">
            <text:p>1,25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Kulwant S. Mangat</text:p>
          </table:table-cell>
          <table:covered-table-cell table:style-name="ce10"/>
          <table:table-cell table:style-name="ce281" office:value-type="float" office:value="1081">
            <text:p>1,08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Jeannette A. Worth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633">
            <text:p>63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Terence J. Aird</text:p>
          </table:table-cell>
          <table:table-cell table:style-name="ce255" office:value-type="string">
            <text:p>Residents Association</text:p>
          </table:table-cell>
          <table:table-cell table:style-name="ce281" office:value-type="float" office:value="594">
            <text:p>59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Zubaida N. Hashmi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513">
            <text:p>51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Bashir-Ul Hafeez</text:p>
          </table:table-cell>
          <table:table-cell table:style-name="ce255" office:value-type="string">
            <text:p>Residents Association</text:p>
          </table:table-cell>
          <table:table-cell table:style-name="ce281" office:value-type="float" office:value="505">
            <text:p>50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Carolyn M. Sikorski</text:p>
          </table:table-cell>
          <table:table-cell table:style-name="ce255" office:value-type="string">
            <text:p>Socialist Labour</text:p>
          </table:table-cell>
          <table:table-cell table:style-name="ce281" office:value-type="float" office:value="206">
            <text:p>20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9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number-columns-repeated="2" table:style-name="ce14"/>
          <table:table-cell table:style-name="ce76" office:value-type="string" table:number-columns-spanned="1" table:number-rows-spanned="5">
            <text:p>West Ham</text:p>
          </table:table-cell>
          <table:table-cell table:style-name="ce121" office:value-type="percentage" office:value="0.245" table:number-columns-spanned="1" table:number-rows-spanned="5">
            <text:p>24.5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Ronald Manley</text:p>
          </table:table-cell>
          <table:table-cell table:style-name="ce256" office:value-type="string" table:number-columns-spanned="1" table:number-rows-spanned="2">
            <text:p>Labour</text:p>
          </table:table-cell>
          <table:table-cell table:style-name="ce282" office:value-type="float" office:value="949">
            <text:p>94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Graeme M. Cambage</text:p>
          </table:table-cell>
          <table:covered-table-cell table:style-name="ce10"/>
          <table:table-cell table:style-name="ce282" office:value-type="float" office:value="775">
            <text:p>77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23" office:value-type="string">
            <text:p>Charles R.P.G. Meaby</text:p>
          </table:table-cell>
          <table:table-cell table:style-name="ce256" office:value-type="string">
            <text:p>Conservative</text:p>
          </table:table-cell>
          <table:table-cell table:style-name="ce282" office:value-type="float" office:value="222">
            <text:p>22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23" office:value-type="string">
            <text:p>Paul Borg</text:p>
          </table:table-cell>
          <table:table-cell table:style-name="ce256" office:value-type="string">
            <text:p>British National Party</text:p>
          </table:table-cell>
          <table:table-cell table:style-name="ce282" office:value-type="float" office:value="165">
            <text:p>16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number-columns-repeated="2" table:style-name="ce14"/>
          <table:covered-table-cell table:style-name="ce62"/>
          <table:covered-table-cell table:style-name="ce122"/>
          <table:table-cell table:style-name="ce179"/>
          <table:table-cell table:style-name="ce223" office:value-type="string">
            <text:p>Khatija S.B. Meaby</text:p>
          </table:table-cell>
          <table:table-cell table:style-name="ce256" office:value-type="string">
            <text:p>Conservative</text:p>
          </table:table-cell>
          <table:table-cell table:style-name="ce282" office:value-type="float" office:value="112">
            <text:p>11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27" table:number-columns-repeated="2"/>
          <table:table-cell table:style-name="ce42"/>
          <table:table-cell table:style-name="ce129"/>
          <table:table-cell table:style-name="ce171"/>
          <table:table-cell table:style-name="ce206"/>
          <table:table-cell table:style-name="ce107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8" table:number-columns-repeated="2"/>
          <table:table-cell table:style-name="ce84"/>
          <table:table-cell table:style-name="ce131"/>
          <table:table-cell table:style-name="ce173"/>
          <table:table-cell table:style-name="ce227"/>
          <table:table-cell table:style-name="ce258"/>
          <table:table-cell table:style-name="ce287"/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table-cell table:style-name="ce2" office:value-type="string">
            <text:p>ELECTION</text:p>
          </table:table-cell>
          <table:table-cell table:style-name="ce2" office:value-type="string">
            <text:p><text:s/>YEAR</text:p>
          </table:table-cell>
          <table:table-cell table:style-name="ce2" office:value-type="string">
            <text:p>CONSTITUENCY</text:p>
          </table:table-cell>
          <table:table-cell table:style-name="ce113" office:value-type="string">
            <text:p>TURNOUT</text:p>
          </table:table-cell>
          <table:table-cell table:style-name="ce161" office:value-type="string">
            <text:p>ELECTED</text:p>
          </table:table-cell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113" office:value-type="string">
            <text:p>VOTES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table-cell table:style-name="ce37" office:value-type="string" table:number-columns-spanned="1" table:number-rows-spanned="24">
            <text:p>Local By-Election</text:p>
          </table:table-cell>
          <table:table-cell table:style-name="ce58" office:value-type="date" office:date-value="1998-07-23" table:number-columns-spanned="1" table:number-rows-spanned="5">
            <text:p>23/07/1998</text:p>
          </table:table-cell>
          <table:table-cell table:style-name="ce103" office:value-type="string" table:number-columns-spanned="1" table:number-rows-spanned="5">
            <text:p>Custom House and Silvertown</text:p>
          </table:table-cell>
          <table:table-cell table:style-name="ce140" office:value-type="percentage" office:value="0.113" table:number-columns-spanned="1" table:number-rows-spanned="5">
            <text:p>11.30%</text:p>
          </table:table-cell>
          <table:table-cell table:style-name="ce165" office:value-type="string">
            <text:p>ü</text:p>
          </table:table-cell>
          <table:table-cell table:style-name="ce233" office:value-type="string">
            <text:p>Patricia M. Holland</text:p>
          </table:table-cell>
          <table:table-cell table:style-name="ce233" office:value-type="string">
            <text:p>Labour</text:p>
          </table:table-cell>
          <table:table-cell table:style-name="ce290" office:value-type="float" office:value="526">
            <text:p>526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98"/>
          <table:covered-table-cell table:style-name="ce138"/>
          <table:table-cell table:style-name="ce180"/>
          <table:table-cell table:style-name="ce233" office:value-type="string">
            <text:p>Christopher P. Boden</text:p>
          </table:table-cell>
          <table:table-cell table:style-name="ce233" office:value-type="string">
            <text:p>Conservative</text:p>
          </table:table-cell>
          <table:table-cell table:style-name="ce286" office:value-type="float" office:value="149">
            <text:p>149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98"/>
          <table:covered-table-cell table:style-name="ce138"/>
          <table:table-cell table:style-name="ce180"/>
          <table:table-cell table:style-name="ce233" office:value-type="string">
            <text:p>Paul Borg</text:p>
          </table:table-cell>
          <table:table-cell table:style-name="ce233" office:value-type="string">
            <text:p>British National Party</text:p>
          </table:table-cell>
          <table:table-cell table:style-name="ce286" office:value-type="float" office:value="112">
            <text:p>112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98"/>
          <table:covered-table-cell table:style-name="ce138"/>
          <table:table-cell table:style-name="ce180"/>
          <table:table-cell table:style-name="ce233" office:value-type="string">
            <text:p>Colin J. Brown</text:p>
          </table:table-cell>
          <table:table-cell table:style-name="ce233" office:value-type="string">
            <text:p>Newham Independent</text:p>
          </table:table-cell>
          <table:table-cell table:style-name="ce286" office:value-type="float" office:value="110">
            <text:p>110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7"/>
          <table:covered-table-cell table:style-name="ce104"/>
          <table:covered-table-cell table:style-name="ce141"/>
          <table:table-cell table:style-name="ce181"/>
          <table:table-cell table:style-name="ce233" office:value-type="string">
            <text:p>Raymond P. Hollands</text:p>
          </table:table-cell>
          <table:table-cell table:style-name="ce233" office:value-type="string">
            <text:p>Independent Labour</text:p>
          </table:table-cell>
          <table:table-cell table:style-name="ce291" office:value-type="float" office:value="56">
            <text:p>56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table-cell table:style-name="ce57" table:number-columns-repeated="2"/>
          <table:table-cell table:style-name="ce139"/>
          <table:table-cell table:style-name="ce167"/>
          <table:table-cell table:style-name="ce217" table:number-columns-repeated="2"/>
          <table:table-cell table:style-name="ce202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33"/>
          <table:table-cell table:style-name="ce55" office:value-type="date" office:date-value="2000-02-24" table:number-columns-spanned="1" table:number-rows-spanned="3">
            <text:p>24/02/2000</text:p>
          </table:table-cell>
          <table:table-cell table:style-name="ce105" office:value-type="string" table:number-columns-spanned="1" table:number-rows-spanned="3">
            <text:p>Plashet</text:p>
          </table:table-cell>
          <table:table-cell table:style-name="ce137" office:value-type="percentage" office:value="0.213" table:number-columns-spanned="1" table:number-rows-spanned="3">
            <text:p>21.30%</text:p>
          </table:table-cell>
          <table:table-cell table:style-name="ce165" office:value-type="string">
            <text:p>ü</text:p>
          </table:table-cell>
          <table:table-cell table:style-name="ce233" office:value-type="string">
            <text:p>Regina T. Williams</text:p>
          </table:table-cell>
          <table:table-cell table:style-name="ce233" office:value-type="string">
            <text:p>Labour</text:p>
          </table:table-cell>
          <table:table-cell table:style-name="ce290" office:value-type="float" office:value="826">
            <text:p>826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100"/>
          <table:covered-table-cell table:style-name="ce138"/>
          <table:table-cell table:style-name="ce180"/>
          <table:table-cell table:style-name="ce233" office:value-type="string">
            <text:p>Reza A.S. Choudhury</text:p>
          </table:table-cell>
          <table:table-cell table:style-name="ce233" office:value-type="string">
            <text:p>Conservative</text:p>
          </table:table-cell>
          <table:table-cell table:style-name="ce286" office:value-type="float" office:value="585">
            <text:p>585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100"/>
          <table:covered-table-cell table:style-name="ce138"/>
          <table:table-cell table:style-name="ce180"/>
          <table:table-cell table:style-name="ce233" office:value-type="string">
            <text:p>Swaminathan Balakrishnan</text:p>
          </table:table-cell>
          <table:table-cell table:style-name="ce233" office:value-type="string">
            <text:p>Newham Independent</text:p>
          </table:table-cell>
          <table:table-cell table:style-name="ce286" office:value-type="float" office:value="135">
            <text:p>135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table-cell table:style-name="ce57" table:number-columns-repeated="2"/>
          <table:table-cell table:style-name="ce139"/>
          <table:table-cell table:style-name="ce167"/>
          <table:table-cell table:style-name="ce217" table:number-columns-repeated="2"/>
          <table:table-cell table:style-name="ce202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33"/>
          <table:table-cell table:style-name="ce59" office:value-type="date" office:date-value="2000-10-19" table:number-columns-spanned="1" table:number-rows-spanned="3">
            <text:p>19/10/2000</text:p>
          </table:table-cell>
          <table:table-cell table:style-name="ce72" office:value-type="string" table:number-columns-spanned="1" table:number-rows-spanned="3">
            <text:p>Stratford</text:p>
          </table:table-cell>
          <table:table-cell table:style-name="ce117" office:value-type="percentage" office:value="0.168" table:number-columns-spanned="1" table:number-rows-spanned="3">
            <text:p>16.80%</text:p>
          </table:table-cell>
          <table:table-cell table:style-name="ce165" office:value-type="string">
            <text:p>ü</text:p>
          </table:table-cell>
          <table:table-cell table:style-name="ce224" office:value-type="string">
            <text:p>Judith Garfield</text:p>
          </table:table-cell>
          <table:table-cell table:style-name="ce256" office:value-type="string">
            <text:p>Labour</text:p>
          </table:table-cell>
          <table:table-cell table:style-name="ce280" office:value-type="float" office:value="465">
            <text:p>46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33"/>
          <table:covered-table-cell table:style-name="ce60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Douglas Taylor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270">
            <text:p>270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33"/>
          <table:covered-table-cell table:style-name="ce60"/>
          <table:covered-table-cell table:style-name="ce73"/>
          <table:covered-table-cell table:style-name="ce118"/>
          <table:table-cell table:style-name="ce166"/>
          <table:table-cell table:style-name="ce224" office:value-type="string">
            <text:p>Paul Phillips</text:p>
          </table:table-cell>
          <table:table-cell table:style-name="ce255" office:value-type="string">
            <text:p>Socialist Alliance</text:p>
          </table:table-cell>
          <table:table-cell table:style-name="ce281" office:value-type="float" office:value="60">
            <text:p>60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33"/>
          <table:table-cell table:style-name="ce61"/>
          <table:table-cell table:style-name="ce74"/>
          <table:table-cell table:style-name="ce119"/>
          <table:table-cell table:style-name="ce150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33"/>
          <table:table-cell table:style-name="ce59" office:value-type="date" office:date-value="2000-12-07" table:number-columns-spanned="1" table:number-rows-spanned="3">
            <text:p>07/12/2000</text:p>
          </table:table-cell>
          <table:table-cell table:style-name="ce70" office:value-type="string" table:number-columns-spanned="1" table:number-rows-spanned="3">
            <text:p>Custom House and Silvertown</text:p>
          </table:table-cell>
          <table:table-cell table:style-name="ce117" office:value-type="percentage" office:value="0.106" table:number-columns-spanned="1" table:number-rows-spanned="3">
            <text:p>10.60%</text:p>
          </table:table-cell>
          <table:table-cell table:style-name="ce165" office:value-type="string">
            <text:p>ü</text:p>
          </table:table-cell>
          <table:table-cell table:style-name="ce224" office:value-type="string">
            <text:p>David Pinder</text:p>
          </table:table-cell>
          <table:table-cell table:style-name="ce255" office:value-type="string">
            <text:p>Labour</text:p>
          </table:table-cell>
          <table:table-cell table:style-name="ce281" office:value-type="float" office:value="578">
            <text:p>57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33"/>
          <table:covered-table-cell table:style-name="ce62"/>
          <table:covered-table-cell table:style-name="ce85"/>
          <table:covered-table-cell table:style-name="ce118"/>
          <table:table-cell table:style-name="ce166"/>
          <table:table-cell table:style-name="ce224" office:value-type="string">
            <text:p>Paul Maynard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329">
            <text:p>329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33"/>
          <table:covered-table-cell table:style-name="ce62"/>
          <table:covered-table-cell table:style-name="ce85"/>
          <table:covered-table-cell table:style-name="ce118"/>
          <table:table-cell table:style-name="ce166"/>
          <table:table-cell table:style-name="ce224" office:value-type="string">
            <text:p>Maureen Stephenson</text:p>
          </table:table-cell>
          <table:table-cell table:style-name="ce255" office:value-type="string">
            <text:p>Socialist Alliance</text:p>
          </table:table-cell>
          <table:table-cell table:style-name="ce281" office:value-type="float" office:value="55">
            <text:p>55</text:p>
          </table:table-cell>
          <table:table-cell table:style-name="ce307"/>
          <table:table-cell table:style-name="ce304"/>
          <table:table-cell table:number-columns-repeated="2"/>
          <table:table-cell table:style-name="ce313"/>
          <table:table-cell table:number-columns-repeated="1011"/>
        </table:table-row>
        <table:table-row table:style-name="ro2">
          <table:covered-table-cell table:style-name="ce33"/>
          <table:table-cell table:style-name="ce51"/>
          <table:table-cell table:style-name="ce92"/>
          <table:table-cell table:style-name="ce134"/>
          <table:table-cell table:style-name="ce178"/>
          <table:table-cell table:style-name="ce231"/>
          <table:table-cell table:style-name="ce262"/>
          <table:table-cell table:style-name="ce288"/>
          <table:table-cell table:style-name="ce304" table:number-columns-repeated="2"/>
          <table:table-cell table:number-columns-repeated="1014"/>
        </table:table-row>
        <table:table-row table:style-name="ro2">
          <table:covered-table-cell table:style-name="ce33"/>
          <table:table-cell table:style-name="ce59" office:value-type="date" office:date-value="2001-03-29" table:number-columns-spanned="1" table:number-rows-spanned="5">
            <text:p>29/03/2001</text:p>
          </table:table-cell>
          <table:table-cell table:style-name="ce40" office:value-type="string" table:number-columns-spanned="1" table:number-rows-spanned="5">
            <text:p>Little Ilford</text:p>
          </table:table-cell>
          <table:table-cell table:style-name="ce117" office:value-type="percentage" office:value="0.564" table:number-columns-spanned="1" table:number-rows-spanned="5">
            <text:p>56.40%</text:p>
          </table:table-cell>
          <table:table-cell table:style-name="ce165" office:value-type="string">
            <text:p>ü</text:p>
          </table:table-cell>
          <table:table-cell table:style-name="ce224" office:value-type="string">
            <text:p>Joseph Ejiofor</text:p>
          </table:table-cell>
          <table:table-cell table:style-name="ce255" office:value-type="string">
            <text:p>Labour</text:p>
          </table:table-cell>
          <table:table-cell table:style-name="ce280" office:value-type="float" office:value="2450">
            <text:p>2,450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style-name="ce33"/>
          <table:covered-table-cell table:style-name="ce63"/>
          <table:covered-table-cell table:style-name="ce41"/>
          <table:covered-table-cell table:style-name="ce118"/>
          <table:table-cell table:style-name="ce166"/>
          <table:table-cell table:style-name="ce224" office:value-type="string">
            <text:p>Zubaida N. Hashmi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449">
            <text:p>449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style-name="ce33"/>
          <table:covered-table-cell table:style-name="ce63"/>
          <table:covered-table-cell table:style-name="ce41"/>
          <table:covered-table-cell table:style-name="ce118"/>
          <table:table-cell table:style-name="ce166"/>
          <table:table-cell table:style-name="ce224" office:value-type="string">
            <text:p>David C. Oxford</text:p>
          </table:table-cell>
          <table:table-cell table:style-name="ce255" office:value-type="string">
            <text:p>Liberal Democrat</text:p>
          </table:table-cell>
          <table:table-cell table:style-name="ce281" office:value-type="float" office:value="413">
            <text:p>413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style-name="ce33"/>
          <table:covered-table-cell table:style-name="ce60"/>
          <table:covered-table-cell table:style-name="ce41"/>
          <table:covered-table-cell table:style-name="ce118"/>
          <table:table-cell table:style-name="ce166"/>
          <table:table-cell table:style-name="ce224" office:value-type="string">
            <text:p>Frederick C. Jones</text:p>
          </table:table-cell>
          <table:table-cell table:style-name="ce255" office:value-type="string">
            <text:p>Newham Independent</text:p>
          </table:table-cell>
          <table:table-cell table:style-name="ce281" office:value-type="float" office:value="410">
            <text:p>410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style-name="ce33"/>
          <table:covered-table-cell table:style-name="ce60"/>
          <table:covered-table-cell table:style-name="ce41"/>
          <table:covered-table-cell table:style-name="ce118"/>
          <table:table-cell table:style-name="ce166"/>
          <table:table-cell table:style-name="ce224" office:value-type="string">
            <text:p>Pauline Smith</text:p>
          </table:table-cell>
          <table:table-cell table:style-name="ce255" office:value-type="string">
            <text:p>British National Party</text:p>
          </table:table-cell>
          <table:table-cell table:style-name="ce281" office:value-type="float" office:value="158">
            <text:p>158</text:p>
          </table:table-cell>
          <table:table-cell table:style-name="ce304" table:number-columns-repeated="2"/>
          <table:table-cell table:number-columns-repeated="1014"/>
        </table:table-row>
        <table:table-row table:style-name="ro2">
          <table:covered-table-cell table:style-name="ce33"/>
          <table:table-cell table:style-name="ce24"/>
          <table:table-cell table:style-name="ce61"/>
          <table:table-cell table:style-name="ce123"/>
          <table:table-cell table:style-name="ce168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table:number-columns-repeated="5"/>
          <table:table-cell table:style-name="ce191"/>
          <table:table-cell table:style-name="ce1" table:number-columns-repeated="4"/>
          <table:table-cell table:number-columns-repeated="1014"/>
        </table:table-row>
        <table:table-row table:style-name="ro2">
          <table:table-cell table:style-name="ce2" office:value-type="string">
            <text:p>ELECTION</text:p>
          </table:table-cell>
          <table:table-cell table:style-name="ce2" office:value-type="string">
            <text:p><text:s/>YEAR</text:p>
          </table:table-cell>
          <table:table-cell table:style-name="ce2" office:value-type="string">
            <text:p>CONSTITUENCY</text:p>
          </table:table-cell>
          <table:table-cell table:style-name="ce113" office:value-type="string">
            <text:p>ELECTORS</text:p>
          </table:table-cell>
          <table:table-cell table:style-name="ce161" office:value-type="string">
            <text:p>TURNOUT</text:p>
          </table:table-cell>
          <table:table-cell table:style-name="ce2" office:value-type="string">
            <text:p>MAYOR CANDIDATES</text:p>
          </table:table-cell>
          <table:table-cell table:style-name="ce2" office:value-type="string">
            <text:p>PARTY</text:p>
          </table:table-cell>
          <table:table-cell table:style-name="ce113" office:value-type="string">
            <text:p>VOTES</text:p>
          </table:table-cell>
          <table:table-cell table:style-name="ce161" office:value-type="string">
            <text:p>VOTES 2ND PREF</text:p>
          </table:table-cell>
          <table:table-cell table:style-name="ce161" office:value-type="string">
            <text:p>%</text:p>
          </table:table-cell>
          <table:table-cell table:style-name="ce313"/>
          <table:table-cell table:number-columns-repeated="1013"/>
        </table:table-row>
        <table:table-row table:style-name="ro2">
          <table:table-cell table:style-name="ce8" office:value-type="string" table:number-columns-spanned="1" table:number-rows-spanned="6">
            <text:p>Newham Mayor</text:p>
          </table:table-cell>
          <table:table-cell table:style-name="ce43" office:value-type="float" office:value="2002" table:number-columns-spanned="1" table:number-rows-spanned="6">
            <text:p>2002</text:p>
          </table:table-cell>
          <table:table-cell table:style-name="ce90" office:value-type="string" table:number-columns-spanned="1" table:number-rows-spanned="6">
            <text:p>Newham</text:p>
          </table:table-cell>
          <table:table-cell table:style-name="ce144" office:value-type="float" office:value="157505" table:number-columns-spanned="1" table:number-rows-spanned="6">
            <text:p>157,505</text:p>
          </table:table-cell>
          <table:table-cell table:style-name="ce147" office:value-type="float" office:value="25.49" table:number-columns-spanned="1" table:number-rows-spanned="6">
            <text:p>25.49</text:p>
          </table:table-cell>
          <table:table-cell table:style-name="ce224" office:value-type="string">
            <text:p>Robert Andrew Wales</text:p>
          </table:table-cell>
          <table:table-cell table:style-name="ce242" office:value-type="string">
            <text:p>Labour</text:p>
          </table:table-cell>
          <table:table-cell table:style-name="ce158" office:value-type="float" office:value="20384">
            <text:p>20,384</text:p>
          </table:table-cell>
          <table:table-cell table:style-name="ce310" office:value-type="string">
            <text:p>n/a</text:p>
          </table:table-cell>
          <table:table-cell table:style-name="ce152" office:value-type="float" office:value="50.77">
            <text:p>50.77</text:p>
          </table:table-cell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71"/>
          <table:covered-table-cell table:style-name="ce115"/>
          <table:covered-table-cell table:style-name="ce148"/>
          <table:table-cell table:style-name="ce224" office:value-type="string">
            <text:p>Tawfique Ahmad Choudhury</text:p>
          </table:table-cell>
          <table:table-cell table:style-name="ce264" office:value-type="string">
            <text:p>Independent</text:p>
          </table:table-cell>
          <table:table-cell table:style-name="ce271" office:value-type="float" office:value="5907">
            <text:p>5907</text:p>
          </table:table-cell>
          <table:table-cell table:style-name="ce311"/>
          <table:table-cell table:style-name="ce153" office:value-type="float" office:value="14.71">
            <text:p>14.71</text:p>
          </table:table-cell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71"/>
          <table:covered-table-cell table:style-name="ce115"/>
          <table:covered-table-cell table:style-name="ce148"/>
          <table:table-cell table:style-name="ce224" office:value-type="string">
            <text:p>Graham Eric Postles</text:p>
          </table:table-cell>
          <table:table-cell table:style-name="ce264" office:value-type="string">
            <text:p>Conservative</text:p>
          </table:table-cell>
          <table:table-cell table:style-name="ce271" office:value-type="float" office:value="4635">
            <text:p>4635</text:p>
          </table:table-cell>
          <table:table-cell table:style-name="ce311"/>
          <table:table-cell table:style-name="ce153" office:value-type="float" office:value="11.55">
            <text:p>11.55</text:p>
          </table:table-cell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71"/>
          <table:covered-table-cell table:style-name="ce115"/>
          <table:covered-table-cell table:style-name="ce148"/>
          <table:table-cell table:style-name="ce224" office:value-type="string">
            <text:p>Alan Craig</text:p>
          </table:table-cell>
          <table:table-cell table:style-name="ce264" office:value-type="string">
            <text:p>CPA</text:p>
          </table:table-cell>
          <table:table-cell table:style-name="ce296" office:value-type="float" office:value="3649">
            <text:p>3,649</text:p>
          </table:table-cell>
          <table:table-cell table:style-name="ce311"/>
          <table:table-cell table:style-name="ce153" office:value-type="float" office:value="9.09">
            <text:p>9.09</text:p>
          </table:table-cell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71"/>
          <table:covered-table-cell table:style-name="ce115"/>
          <table:covered-table-cell table:style-name="ce148"/>
          <table:table-cell table:style-name="ce224" office:value-type="string">
            <text:p>Michael Davidson</text:p>
          </table:table-cell>
          <table:table-cell table:style-name="ce264" office:value-type="string">
            <text:p>BNP</text:p>
          </table:table-cell>
          <table:table-cell table:style-name="ce296" office:value-type="float" office:value="2881">
            <text:p>2,881</text:p>
          </table:table-cell>
          <table:table-cell table:style-name="ce311"/>
          <table:table-cell table:style-name="ce153" office:value-type="float" office:value="7.18">
            <text:p>7.18</text:p>
          </table:table-cell>
          <table:table-cell table:number-columns-repeated="1014"/>
        </table:table-row>
        <table:table-row table:style-name="ro2">
          <table:covered-table-cell table:style-name="ce38"/>
          <table:covered-table-cell table:style-name="ce69"/>
          <table:covered-table-cell table:style-name="ce106"/>
          <table:covered-table-cell table:style-name="ce145"/>
          <table:covered-table-cell table:style-name="ce149"/>
          <table:table-cell table:style-name="ce224" office:value-type="string">
            <text:p>Gabrielle Clare Rolfe</text:p>
          </table:table-cell>
          <table:table-cell table:style-name="ce53" office:value-type="string">
            <text:p>Green</text:p>
          </table:table-cell>
          <table:table-cell table:style-name="ce297" office:value-type="float" office:value="2691">
            <text:p>2,691</text:p>
          </table:table-cell>
          <table:table-cell table:style-name="ce171"/>
          <table:table-cell table:style-name="ce157" office:value-type="float" office:value="6.7">
            <text:p>6.70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42"/>
          <table:table-cell table:style-name="ce5"/>
          <table:table-cell table:style-name="ce116"/>
          <table:table-cell table:style-name="ce162"/>
          <table:table-cell table:style-name="ce195"/>
          <table:table-cell table:style-name="ce244"/>
          <table:table-cell table:style-name="ce129"/>
          <table:table-cell table:style-name="ce171" table:number-columns-repeated="2"/>
          <table:table-cell table:style-name="ce314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ELECTION</text:p>
          </table:table-cell>
          <table:table-cell table:style-name="ce2" office:value-type="string">
            <text:p><text:s/>YEAR</text:p>
          </table:table-cell>
          <table:table-cell table:style-name="ce2" office:value-type="string">
            <text:p>CONSTITUENCY</text:p>
          </table:table-cell>
          <table:table-cell table:style-name="ce113" office:value-type="string">
            <text:p>TURNOUT</text:p>
          </table:table-cell>
          <table:table-cell table:style-name="ce161" office:value-type="string">
            <text:p>ELECTED</text:p>
          </table:table-cell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113" office:value-type="string">
            <text:p>VOTES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table-cell table:style-name="ce19" office:value-type="string" table:number-columns-spanned="1" table:number-rows-spanned="30">
            <text:p>Local</text:p>
          </table:table-cell>
          <table:table-cell table:style-name="ce43" office:value-type="float" office:value="2002" table:number-columns-spanned="1" table:number-rows-spanned="30">
            <text:p>2002</text:p>
          </table:table-cell>
          <table:table-cell table:style-name="ce72" office:value-type="string" table:number-columns-spanned="1" table:number-rows-spanned="7">
            <text:p>Beckton</text:p>
          </table:table-cell>
          <table:table-cell table:style-name="ce133" office:value-type="percentage" office:value="0.213" table:number-columns-spanned="1" table:number-rows-spanned="7">
            <text:p>21.3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Alec James Kellaway</text:p>
          </table:table-cell>
          <table:table-cell table:style-name="ce259" office:value-type="string" table:number-columns-spanned="1" table:number-rows-spanned="3">
            <text:p>Labour</text:p>
          </table:table-cell>
          <table:table-cell table:style-name="ce280" office:value-type="float" office:value="945">
            <text:p>94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5" office:value-type="string">
            <text:p>ü</text:p>
          </table:table-cell>
          <table:table-cell table:style-name="ce215" office:value-type="string">
            <text:p>Ayesha Chowdhury</text:p>
          </table:table-cell>
          <table:covered-table-cell table:style-name="ce9"/>
          <table:table-cell table:style-name="ce281" office:value-type="float" office:value="930">
            <text:p>930</text:p>
          </table:table-cell>
          <table:table-cell table:style-name="ce307"/>
          <table:table-cell table:style-name="ce304"/>
          <table:table-cell table:style-name="ce313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4" office:value-type="string">
            <text:p>Christopher John Seddon</text:p>
          </table:table-cell>
          <table:covered-table-cell table:style-name="ce9"/>
          <table:table-cell table:style-name="ce281" office:value-type="float" office:value="860">
            <text:p>86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Stephen Thomas Bell</text:p>
          </table:table-cell>
          <table:table-cell table:style-name="ce224" office:value-type="string">
            <text:p>Lib. Democrats</text:p>
          </table:table-cell>
          <table:table-cell table:style-name="ce281" office:value-type="float" office:value="369">
            <text:p>36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Damian Philip James Sutton</text:p>
          </table:table-cell>
          <table:table-cell table:style-name="ce224" office:value-type="string">
            <text:p>Conservative</text:p>
          </table:table-cell>
          <table:table-cell table:style-name="ce281" office:value-type="float" office:value="348">
            <text:p>34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Nick Robin Davies</text:p>
          </table:table-cell>
          <table:table-cell table:style-name="ce224" office:value-type="string">
            <text:p>Green</text:p>
          </table:table-cell>
          <table:table-cell table:style-name="ce281" office:value-type="float" office:value="277">
            <text:p>27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26"/>
          <table:table-cell table:style-name="ce174"/>
          <table:table-cell table:style-name="ce224" office:value-type="string">
            <text:p>Margaret Stones</text:p>
          </table:table-cell>
          <table:table-cell table:style-name="ce215" office:value-type="string">
            <text:p>BNP</text:p>
          </table:table-cell>
          <table:table-cell table:style-name="ce281" office:value-type="float" office:value="217">
            <text:p>21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90" office:value-type="string" table:number-columns-spanned="1" table:number-rows-spanned="6">
            <text:p>Boleyn</text:p>
          </table:table-cell>
          <table:table-cell table:style-name="ce133" office:value-type="percentage" office:value="0.275" table:number-columns-spanned="1" table:number-rows-spanned="6">
            <text:p>27.50%</text:p>
          </table:table-cell>
          <table:table-cell table:style-name="ce165" office:value-type="string">
            <text:p>ü</text:p>
          </table:table-cell>
          <table:table-cell table:style-name="ce215" office:value-type="string">
            <text:p>June Elizabeth Dick Leitch</text:p>
          </table:table-cell>
          <table:table-cell table:style-name="ce259" office:value-type="string" table:number-columns-spanned="1" table:number-rows-spanned="3">
            <text:p>Labour</text:p>
          </table:table-cell>
          <table:table-cell table:style-name="ce281" office:value-type="float" office:value="1321">
            <text:p>1,32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Sardar Ali</text:p>
          </table:table-cell>
          <table:covered-table-cell table:style-name="ce9"/>
          <table:table-cell table:style-name="ce281" office:value-type="float" office:value="1224">
            <text:p>1,22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Joseph Ejiofor</text:p>
          </table:table-cell>
          <table:covered-table-cell table:style-name="ce9"/>
          <table:table-cell table:style-name="ce281" office:value-type="float" office:value="1122">
            <text:p>1,12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24" office:value-type="string">
            <text:p>Elaine Veronica Mary Sutton</text:p>
          </table:table-cell>
          <table:table-cell table:style-name="ce224" office:value-type="string">
            <text:p>Conservative</text:p>
          </table:table-cell>
          <table:table-cell table:style-name="ce281" office:value-type="float" office:value="579">
            <text:p>57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24" office:value-type="string">
            <text:p>Marya Amelia Elizabeth Spence</text:p>
          </table:table-cell>
          <table:table-cell table:style-name="ce224" office:value-type="string">
            <text:p>Green</text:p>
          </table:table-cell>
          <table:table-cell table:style-name="ce281" office:value-type="float" office:value="507">
            <text:p>50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91"/>
          <table:covered-table-cell table:style-name="ce126"/>
          <table:table-cell table:style-name="ce174"/>
          <table:table-cell table:style-name="ce224" office:value-type="string">
            <text:p>Joy Shekarau-Jibril</text:p>
          </table:table-cell>
          <table:table-cell table:style-name="ce215" office:value-type="string">
            <text:p>CPA</text:p>
          </table:table-cell>
          <table:table-cell table:style-name="ce281" office:value-type="float" office:value="289">
            <text:p>28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107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3" office:value-type="string" table:number-columns-spanned="1" table:number-rows-spanned="8">
            <text:p>Canning Town North</text:p>
          </table:table-cell>
          <table:table-cell table:style-name="ce125" office:value-type="percentage" office:value="0.228" table:number-columns-spanned="1" table:number-rows-spanned="8">
            <text:p>22.8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Marie Sylvia Collier</text:p>
          </table:table-cell>
          <table:table-cell table:style-name="ce228" office:value-type="string" table:number-columns-spanned="1" table:number-rows-spanned="3">
            <text:p>Labour</text:p>
          </table:table-cell>
          <table:table-cell table:style-name="ce282" office:value-type="float" office:value="948">
            <text:p>94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Clive William Furness</text:p>
          </table:table-cell>
          <table:covered-table-cell table:style-name="ce257"/>
          <table:table-cell table:style-name="ce282" office:value-type="float" office:value="901">
            <text:p>90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Paul William Schafer</text:p>
          </table:table-cell>
          <table:covered-table-cell table:style-name="ce257"/>
          <table:table-cell table:style-name="ce282" office:value-type="float" office:value="784">
            <text:p>78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Kara Louise Greig</text:p>
          </table:table-cell>
          <table:table-cell table:style-name="ce223" office:value-type="string">
            <text:p>Green</text:p>
          </table:table-cell>
          <table:table-cell table:style-name="ce282" office:value-type="float" office:value="426">
            <text:p>42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Michael Davidson</text:p>
          </table:table-cell>
          <table:table-cell table:style-name="ce223" office:value-type="string">
            <text:p>BNP</text:p>
          </table:table-cell>
          <table:table-cell table:style-name="ce282" office:value-type="float" office:value="389">
            <text:p>38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Sydney James Burnett</text:p>
          </table:table-cell>
          <table:table-cell table:style-name="ce223" office:value-type="string">
            <text:p>CPA</text:p>
          </table:table-cell>
          <table:table-cell table:style-name="ce282" office:value-type="float" office:value="322">
            <text:p>32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Edward O. Chikwe Nkemnacho</text:p>
          </table:table-cell>
          <table:table-cell table:style-name="ce223" office:value-type="string">
            <text:p>Independent</text:p>
          </table:table-cell>
          <table:table-cell table:style-name="ce282" office:value-type="float" office:value="187">
            <text:p>18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1"/>
          <table:covered-table-cell table:style-name="ce69"/>
          <table:covered-table-cell table:style-name="ce132"/>
          <table:table-cell table:style-name="ce149"/>
          <table:table-cell table:style-name="ce223" office:value-type="string">
            <text:p>Robert John Siggins</text:p>
          </table:table-cell>
          <table:table-cell table:style-name="ce216" office:value-type="string">
            <text:p>S. Labour P.</text:p>
          </table:table-cell>
          <table:table-cell table:style-name="ce282" office:value-type="float" office:value="122">
            <text:p>12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51"/>
          <table:table-cell table:style-name="ce127"/>
          <table:table-cell table:style-name="ce154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3" office:value-type="string" table:number-columns-spanned="1" table:number-rows-spanned="6">
            <text:p>Canning Town South</text:p>
          </table:table-cell>
          <table:table-cell table:style-name="ce125" office:value-type="percentage" office:value="0.262" table:number-columns-spanned="1" table:number-rows-spanned="6">
            <text:p>26.2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Alan Craig</text:p>
          </table:table-cell>
          <table:table-cell table:style-name="ce216" office:value-type="string">
            <text:p>CPA</text:p>
          </table:table-cell>
          <table:table-cell table:style-name="ce282" office:value-type="float" office:value="959">
            <text:p>95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21" office:value-type="string">
            <text:p>Alan William Taylor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946">
            <text:p>94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Maureen Jones</text:p>
          </table:table-cell>
          <table:covered-table-cell table:style-name="ce256"/>
          <table:table-cell table:style-name="ce282" office:value-type="float" office:value="887">
            <text:p>88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22" office:value-type="string">
            <text:p>Simon Tucker</text:p>
          </table:table-cell>
          <table:covered-table-cell table:style-name="ce256"/>
          <table:table-cell table:style-name="ce282" office:value-type="float" office:value="808">
            <text:p>80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Benjamin Stafford</text:p>
          </table:table-cell>
          <table:table-cell table:style-name="ce229" office:value-type="string" table:number-columns-spanned="1" table:number-rows-spanned="2">
            <text:p>CPA</text:p>
          </table:table-cell>
          <table:table-cell table:style-name="ce282" office:value-type="float" office:value="739">
            <text:p>73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2"/>
          <table:covered-table-cell table:style-name="ce47"/>
          <table:covered-table-cell table:style-name="ce69"/>
          <table:covered-table-cell table:style-name="ce126"/>
          <table:table-cell table:style-name="ce149"/>
          <table:table-cell table:style-name="ce222" office:value-type="string">
            <text:p>Rose Doofan Irtwangejibril</text:p>
          </table:table-cell>
          <table:covered-table-cell table:style-name="ce229"/>
          <table:table-cell table:style-name="ce298" office:value-type="float" office:value="525">
            <text:p>525</text:p>
          </table:table-cell>
          <table:table-cell table:style-name="ce308"/>
          <table:table-cell table:style-name="ce305"/>
          <table:table-cell table:style-name="ce314" table:number-columns-repeated="2"/>
          <table:table-cell table:number-columns-repeated="1012"/>
        </table:table-row>
        <table:table-row table:style-name="ro2">
          <table:table-cell table:style-name="ce11" table:number-columns-repeated="2"/>
          <table:table-cell table:style-name="ce51"/>
          <table:table-cell table:style-name="ce127"/>
          <table:table-cell table:style-name="ce154"/>
          <table:table-cell table:style-name="ce220"/>
          <table:table-cell table:style-name="ce107"/>
          <table:table-cell table:style-name="ce285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19" office:value-type="string" table:number-columns-spanned="1" table:number-rows-spanned="29">
            <text:p>Local</text:p>
          </table:table-cell>
          <table:table-cell table:style-name="ce43" office:value-type="float" office:value="2002" table:number-columns-spanned="1" table:number-rows-spanned="29">
            <text:p>2002</text:p>
          </table:table-cell>
          <table:table-cell table:style-name="ce72" office:value-type="string" table:number-columns-spanned="1" table:number-rows-spanned="8">
            <text:p>Custom House</text:p>
          </table:table-cell>
          <table:table-cell table:style-name="ce133" office:value-type="percentage" office:value="0.203" table:number-columns-spanned="1" table:number-rows-spanned="8">
            <text:p>20.3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Patricia Mary Holland</text:p>
          </table:table-cell>
          <table:table-cell table:style-name="ce259" office:value-type="string" table:number-columns-spanned="1" table:number-rows-spanned="3">
            <text:p>Labour</text:p>
          </table:table-cell>
          <table:table-cell table:style-name="ce280" office:value-type="float" office:value="887">
            <text:p>887</text:p>
          </table:table-cell>
          <table:table-cell table:style-name="ce307"/>
          <table:table-cell table:style-name="ce304"/>
          <table:table-cell table:style-name="ce317" table:number-columns-repeated="2"/>
          <table:table-cell table:number-columns-repeated="1012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Ronald Norman Manley</text:p>
          </table:table-cell>
          <table:covered-table-cell table:style-name="ce9"/>
          <table:table-cell table:style-name="ce281" office:value-type="float" office:value="765">
            <text:p>76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4" office:value-type="string">
            <text:p>Conor Michael McAuley</text:p>
          </table:table-cell>
          <table:covered-table-cell table:style-name="ce9"/>
          <table:table-cell table:style-name="ce281" office:value-type="float" office:value="709">
            <text:p>70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2" office:value-type="string">
            <text:p>Paul Maynard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519">
            <text:p>51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James Arthur Clark</text:p>
          </table:table-cell>
          <table:covered-table-cell table:style-name="ce255"/>
          <table:table-cell table:style-name="ce281" office:value-type="float" office:value="467">
            <text:p>46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3" office:value-type="string">
            <text:p>Douglas Samuel Taylor</text:p>
          </table:table-cell>
          <table:covered-table-cell table:style-name="ce255"/>
          <table:table-cell table:style-name="ce281" office:value-type="float" office:value="416">
            <text:p>41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Mary Elizabeth Robinson</text:p>
          </table:table-cell>
          <table:table-cell table:style-name="ce224" office:value-type="string">
            <text:p>Green</text:p>
          </table:table-cell>
          <table:table-cell table:style-name="ce281" office:value-type="float" office:value="240">
            <text:p>24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26"/>
          <table:table-cell table:style-name="ce174"/>
          <table:table-cell table:style-name="ce224" office:value-type="string">
            <text:p>Bolanle Shasanmi</text:p>
          </table:table-cell>
          <table:table-cell table:style-name="ce215" office:value-type="string">
            <text:p>CPA</text:p>
          </table:table-cell>
          <table:table-cell table:style-name="ce281" office:value-type="float" office:value="229">
            <text:p>22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90" office:value-type="string" table:number-columns-spanned="1" table:number-rows-spanned="5">
            <text:p>East Ham Central</text:p>
          </table:table-cell>
          <table:table-cell table:style-name="ce117" office:value-type="percentage" office:value="0.294" table:number-columns-spanned="1" table:number-rows-spanned="5">
            <text:p>29.40%</text:p>
          </table:table-cell>
          <table:table-cell table:style-name="ce165" office:value-type="string">
            <text:p>ü</text:p>
          </table:table-cell>
          <table:table-cell table:style-name="ce215" office:value-type="string">
            <text:p>Mary Marjorie Alicia Skyers</text:p>
          </table:table-cell>
          <table:table-cell table:style-name="ce259" office:value-type="string" table:number-columns-spanned="1" table:number-rows-spanned="3">
            <text:p>Labour</text:p>
          </table:table-cell>
          <table:table-cell table:style-name="ce281" office:value-type="float" office:value="1538">
            <text:p>1,53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Ian Keith Corbett</text:p>
          </table:table-cell>
          <table:covered-table-cell table:style-name="ce9"/>
          <table:table-cell table:style-name="ce281" office:value-type="float" office:value="1479">
            <text:p>1,47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Unmesh Desai</text:p>
          </table:table-cell>
          <table:covered-table-cell table:style-name="ce9"/>
          <table:table-cell table:style-name="ce281" office:value-type="float" office:value="1437">
            <text:p>1,43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24" office:value-type="string">
            <text:p>Stewart Lindsay</text:p>
          </table:table-cell>
          <table:table-cell table:style-name="ce224" office:value-type="string">
            <text:p>Conservative</text:p>
          </table:table-cell>
          <table:table-cell table:style-name="ce281" office:value-type="float" office:value="587">
            <text:p>58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91"/>
          <table:covered-table-cell table:style-name="ce118"/>
          <table:table-cell table:style-name="ce174"/>
          <table:table-cell table:style-name="ce224" office:value-type="string">
            <text:p>Diane Margaret McBrinn</text:p>
          </table:table-cell>
          <table:table-cell table:style-name="ce215" office:value-type="string">
            <text:p>Green</text:p>
          </table:table-cell>
          <table:table-cell table:style-name="ce281" office:value-type="float" office:value="446">
            <text:p>44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9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3" office:value-type="string" table:number-columns-spanned="1" table:number-rows-spanned="8">
            <text:p>East Ham North</text:p>
          </table:table-cell>
          <table:table-cell table:style-name="ce125" office:value-type="percentage" office:value="0.346" table:number-columns-spanned="1" table:number-rows-spanned="8">
            <text:p>34.6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Sukhdev Singh Marway</text:p>
          </table:table-cell>
          <table:table-cell table:style-name="ce228" office:value-type="string" table:number-columns-spanned="1" table:number-rows-spanned="3">
            <text:p>Labour</text:p>
          </table:table-cell>
          <table:table-cell table:style-name="ce282" office:value-type="float" office:value="1367">
            <text:p>1,36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Lester Thompson Hudson</text:p>
          </table:table-cell>
          <table:covered-table-cell table:style-name="ce257"/>
          <table:table-cell table:style-name="ce282" office:value-type="float" office:value="1248">
            <text:p>1,24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Patricia Lilian Sheekey</text:p>
          </table:table-cell>
          <table:covered-table-cell table:style-name="ce257"/>
          <table:table-cell table:style-name="ce282" office:value-type="float" office:value="1244">
            <text:p>1,24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Mohammed Akram</text:p>
          </table:table-cell>
          <table:table-cell table:style-name="ce223" office:value-type="string">
            <text:p>Conservative</text:p>
          </table:table-cell>
          <table:table-cell table:style-name="ce282" office:value-type="float" office:value="896">
            <text:p>89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Swaminathan Balakrishnan</text:p>
          </table:table-cell>
          <table:table-cell table:style-name="ce223" office:value-type="string">
            <text:p>Independent</text:p>
          </table:table-cell>
          <table:table-cell table:style-name="ce282" office:value-type="float" office:value="578">
            <text:p>57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Kathleen Veronica King</text:p>
          </table:table-cell>
          <table:table-cell table:style-name="ce223" office:value-type="string">
            <text:p>Lib. Democrats</text:p>
          </table:table-cell>
          <table:table-cell table:style-name="ce282" office:value-type="float" office:value="313">
            <text:p>31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Gary Hewitt</text:p>
          </table:table-cell>
          <table:table-cell table:style-name="ce223" office:value-type="string">
            <text:p>Green</text:p>
          </table:table-cell>
          <table:table-cell table:style-name="ce282" office:value-type="float" office:value="252">
            <text:p>25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1"/>
          <table:covered-table-cell table:style-name="ce69"/>
          <table:covered-table-cell table:style-name="ce132"/>
          <table:table-cell table:style-name="ce149"/>
          <table:table-cell table:style-name="ce223" office:value-type="string">
            <text:p>Berlyne Hamilton</text:p>
          </table:table-cell>
          <table:table-cell table:style-name="ce216" office:value-type="string">
            <text:p>Socialist Alliance</text:p>
          </table:table-cell>
          <table:table-cell table:style-name="ce282" office:value-type="float" office:value="177">
            <text:p>17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51"/>
          <table:table-cell table:style-name="ce127"/>
          <table:table-cell table:style-name="ce154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3" office:value-type="string" table:number-columns-spanned="1" table:number-rows-spanned="5">
            <text:p>East Ham South</text:p>
          </table:table-cell>
          <table:table-cell table:style-name="ce125" office:value-type="percentage" office:value="0.245" table:number-columns-spanned="1" table:number-rows-spanned="5">
            <text:p>24.5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Kevin Jenkins</text:p>
          </table:table-cell>
          <table:table-cell table:style-name="ce228" office:value-type="string" table:number-columns-spanned="1" table:number-rows-spanned="3">
            <text:p>Labour</text:p>
          </table:table-cell>
          <table:table-cell table:style-name="ce282" office:value-type="float" office:value="1244">
            <text:p>1,24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Quintin Brian Peppiatt</text:p>
          </table:table-cell>
          <table:covered-table-cell table:style-name="ce257"/>
          <table:table-cell table:style-name="ce282" office:value-type="float" office:value="1081">
            <text:p>1,08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Pearson John Shillingford</text:p>
          </table:table-cell>
          <table:covered-table-cell table:style-name="ce257"/>
          <table:table-cell table:style-name="ce282" office:value-type="float" office:value="981">
            <text:p>98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23" office:value-type="string">
            <text:p>Linda Violet Lindsay</text:p>
          </table:table-cell>
          <table:table-cell table:style-name="ce223" office:value-type="string">
            <text:p>Conservative</text:p>
          </table:table-cell>
          <table:table-cell table:style-name="ce282" office:value-type="float" office:value="586">
            <text:p>58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2"/>
          <table:covered-table-cell table:style-name="ce47"/>
          <table:covered-table-cell table:style-name="ce69"/>
          <table:covered-table-cell table:style-name="ce126"/>
          <table:table-cell table:style-name="ce149"/>
          <table:table-cell table:style-name="ce223" office:value-type="string">
            <text:p>Frederick Charles Jones</text:p>
          </table:table-cell>
          <table:table-cell table:style-name="ce216" office:value-type="string">
            <text:p>Newham Independent A.</text:p>
          </table:table-cell>
          <table:table-cell table:style-name="ce282" office:value-type="float" office:value="503">
            <text:p>50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51"/>
          <table:table-cell table:style-name="ce127"/>
          <table:table-cell table:style-name="ce154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19" office:value-type="string" table:number-columns-spanned="1" table:number-rows-spanned="30">
            <text:p>Local</text:p>
          </table:table-cell>
          <table:table-cell table:style-name="ce43" office:value-type="float" office:value="2002" table:number-columns-spanned="1" table:number-rows-spanned="30">
            <text:p>2002</text:p>
          </table:table-cell>
          <table:table-cell table:style-name="ce72" office:value-type="string" table:number-columns-spanned="1" table:number-rows-spanned="7">
            <text:p>Forest Gate North</text:p>
          </table:table-cell>
          <table:table-cell table:style-name="ce117" office:value-type="percentage" office:value="0.265" table:number-columns-spanned="1" table:number-rows-spanned="7">
            <text:p>26.5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Paul Martin Brickell</text:p>
          </table:table-cell>
          <table:table-cell table:style-name="ce259" office:value-type="string" table:number-columns-spanned="1" table:number-rows-spanned="3">
            <text:p>Labour</text:p>
          </table:table-cell>
          <table:table-cell table:style-name="ce280" office:value-type="float" office:value="1333">
            <text:p>1,333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John Edward Saunders</text:p>
          </table:table-cell>
          <table:covered-table-cell table:style-name="ce9"/>
          <table:table-cell table:style-name="ce281" office:value-type="float" office:value="1265">
            <text:p>1,26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4" office:value-type="string">
            <text:p>Shama Ahmad</text:p>
          </table:table-cell>
          <table:covered-table-cell table:style-name="ce9"/>
          <table:table-cell table:style-name="ce281" office:value-type="float" office:value="1253">
            <text:p>1,25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Mary Elizabeth Forse</text:p>
          </table:table-cell>
          <table:table-cell table:style-name="ce255" office:value-type="string">
            <text:p>Green</text:p>
          </table:table-cell>
          <table:table-cell table:style-name="ce281" office:value-type="float" office:value="628">
            <text:p>62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Charles R.P.G Meaby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344">
            <text:p>34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Paul Phillips</text:p>
          </table:table-cell>
          <table:table-cell table:style-name="ce255" office:value-type="string">
            <text:p>Socialist Alliance</text:p>
          </table:table-cell>
          <table:table-cell table:style-name="ce281" office:value-type="float" office:value="272">
            <text:p>27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Gerard Joseph Batten</text:p>
          </table:table-cell>
          <table:table-cell table:style-name="ce215" office:value-type="string">
            <text:p>UKIP</text:p>
          </table:table-cell>
          <table:table-cell table:style-name="ce281" office:value-type="float" office:value="233">
            <text:p>23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90" office:value-type="string" table:number-columns-spanned="1" table:number-rows-spanned="8">
            <text:p>Forest Gate South</text:p>
          </table:table-cell>
          <table:table-cell table:style-name="ce133" office:value-type="percentage" office:value="0.265" table:number-columns-spanned="1" table:number-rows-spanned="8">
            <text:p>26.50%</text:p>
          </table:table-cell>
          <table:table-cell table:style-name="ce165" office:value-type="string">
            <text:p>ü</text:p>
          </table:table-cell>
          <table:table-cell table:style-name="ce215" office:value-type="string">
            <text:p>Akbar Ali Chaudhary</text:p>
          </table:table-cell>
          <table:table-cell table:style-name="ce259" office:value-type="string" table:number-columns-spanned="1" table:number-rows-spanned="3">
            <text:p>Labour</text:p>
          </table:table-cell>
          <table:table-cell table:style-name="ce281" office:value-type="float" office:value="1274">
            <text:p>1,27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Alan Griffiths</text:p>
          </table:table-cell>
          <table:covered-table-cell table:style-name="ce9"/>
          <table:table-cell table:style-name="ce281" office:value-type="float" office:value="1142">
            <text:p>1,14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Winston Theodore Vaughan</text:p>
          </table:table-cell>
          <table:covered-table-cell table:style-name="ce9"/>
          <table:table-cell table:style-name="ce281" office:value-type="float" office:value="1102">
            <text:p>1,10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2" office:value-type="string">
            <text:p>John Morrison Gray</text:p>
          </table:table-cell>
          <table:table-cell table:style-name="ce255" office:value-type="string" table:number-columns-spanned="1" table:number-rows-spanned="3">
            <text:p>Lib. Democrats</text:p>
          </table:table-cell>
          <table:table-cell table:style-name="ce281" office:value-type="float" office:value="472">
            <text:p>47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5" office:value-type="string">
            <text:p>Patricia Margaret Mahoney</text:p>
          </table:table-cell>
          <table:covered-table-cell table:style-name="ce255"/>
          <table:table-cell table:style-name="ce281" office:value-type="float" office:value="460">
            <text:p>46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3" office:value-type="string">
            <text:p>Christopher Anthony Lomax</text:p>
          </table:table-cell>
          <table:covered-table-cell table:style-name="ce255"/>
          <table:table-cell table:style-name="ce281" office:value-type="float" office:value="443">
            <text:p>44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24" office:value-type="string">
            <text:p>Brian Lliffe Maze</text:p>
          </table:table-cell>
          <table:table-cell table:style-name="ce224" office:value-type="string">
            <text:p>Conservative</text:p>
          </table:table-cell>
          <table:table-cell table:style-name="ce281" office:value-type="float" office:value="323">
            <text:p>32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91"/>
          <table:covered-table-cell table:style-name="ce126"/>
          <table:table-cell table:style-name="ce174"/>
          <table:table-cell table:style-name="ce224" office:value-type="string">
            <text:p>Mubin Haq</text:p>
          </table:table-cell>
          <table:table-cell table:style-name="ce215" office:value-type="string">
            <text:p>Socialist Alliance</text:p>
          </table:table-cell>
          <table:table-cell table:style-name="ce281" office:value-type="float" office:value="276">
            <text:p>27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9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3" office:value-type="string" table:number-columns-spanned="1" table:number-rows-spanned="7">
            <text:p>Green Street East</text:p>
          </table:table-cell>
          <table:table-cell table:style-name="ce125" office:value-type="percentage" office:value="0.322" table:number-columns-spanned="1" table:number-rows-spanned="7">
            <text:p>32.2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Lyn Carol Brown</text:p>
          </table:table-cell>
          <table:table-cell table:style-name="ce228" office:value-type="string" table:number-columns-spanned="1" table:number-rows-spanned="3">
            <text:p>Labour</text:p>
          </table:table-cell>
          <table:table-cell table:style-name="ce282" office:value-type="float" office:value="1488">
            <text:p>1,48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Mahmood Ahmad</text:p>
          </table:table-cell>
          <table:covered-table-cell table:style-name="ce9"/>
          <table:table-cell table:style-name="ce282" office:value-type="float" office:value="1403">
            <text:p>1,40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Abdul Shakoor</text:p>
          </table:table-cell>
          <table:covered-table-cell table:style-name="ce9"/>
          <table:table-cell table:style-name="ce282" office:value-type="float" office:value="1319">
            <text:p>1,31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Abdullah Atcha</text:p>
          </table:table-cell>
          <table:table-cell table:style-name="ce223" office:value-type="string">
            <text:p>Conservative</text:p>
          </table:table-cell>
          <table:table-cell table:style-name="ce282" office:value-type="float" office:value="635">
            <text:p>63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Nazma Begum Uddin</text:p>
          </table:table-cell>
          <table:table-cell table:style-name="ce223" office:value-type="string">
            <text:p>Independent</text:p>
          </table:table-cell>
          <table:table-cell table:style-name="ce282" office:value-type="float" office:value="381">
            <text:p>38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Sandra Eileen Springall</text:p>
          </table:table-cell>
          <table:table-cell table:style-name="ce223" office:value-type="string">
            <text:p>Green</text:p>
          </table:table-cell>
          <table:table-cell table:style-name="ce282" office:value-type="float" office:value="341">
            <text:p>34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69"/>
          <table:covered-table-cell table:style-name="ce132"/>
          <table:table-cell table:style-name="ce149"/>
          <table:table-cell table:style-name="ce223" office:value-type="string">
            <text:p>Giash Uddin Talukdar</text:p>
          </table:table-cell>
          <table:table-cell table:style-name="ce216" office:value-type="string">
            <text:p>Independent</text:p>
          </table:table-cell>
          <table:table-cell table:style-name="ce282" office:value-type="float" office:value="299">
            <text:p>29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51"/>
          <table:table-cell table:style-name="ce127"/>
          <table:table-cell table:style-name="ce154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3" office:value-type="string" table:number-columns-spanned="1" table:number-rows-spanned="5">
            <text:p>Green Street West</text:p>
          </table:table-cell>
          <table:table-cell table:style-name="ce125" office:value-type="percentage" office:value="0.315" table:number-columns-spanned="1" table:number-rows-spanned="5">
            <text:p>31.5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Abdul Karim Sheikh</text:p>
          </table:table-cell>
          <table:table-cell table:style-name="ce228" office:value-type="string" table:number-columns-spanned="1" table:number-rows-spanned="3">
            <text:p>Labour</text:p>
          </table:table-cell>
          <table:table-cell table:style-name="ce282" office:value-type="float" office:value="1594">
            <text:p>1,59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Rustam Hasan Talati</text:p>
          </table:table-cell>
          <table:covered-table-cell table:style-name="ce257"/>
          <table:table-cell table:style-name="ce282" office:value-type="float" office:value="1448">
            <text:p>1,44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Harvinder Singh Virdee</text:p>
          </table:table-cell>
          <table:covered-table-cell table:style-name="ce257"/>
          <table:table-cell table:style-name="ce282" office:value-type="float" office:value="1439">
            <text:p>1,43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23" office:value-type="string">
            <text:p>Reza Ahmed Shafi Choudhury</text:p>
          </table:table-cell>
          <table:table-cell table:style-name="ce223" office:value-type="string">
            <text:p>Conservative</text:p>
          </table:table-cell>
          <table:table-cell table:style-name="ce282" office:value-type="float" office:value="826">
            <text:p>82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2"/>
          <table:covered-table-cell table:style-name="ce47"/>
          <table:covered-table-cell table:style-name="ce69"/>
          <table:covered-table-cell table:style-name="ce126"/>
          <table:table-cell table:style-name="ce149"/>
          <table:table-cell table:style-name="ce223" office:value-type="string">
            <text:p>John Harold Widdowson</text:p>
          </table:table-cell>
          <table:table-cell table:style-name="ce216" office:value-type="string">
            <text:p>Green</text:p>
          </table:table-cell>
          <table:table-cell table:style-name="ce282" office:value-type="float" office:value="371">
            <text:p>37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51"/>
          <table:table-cell table:style-name="ce127"/>
          <table:table-cell table:style-name="ce154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19" office:value-type="string" table:number-columns-spanned="1" table:number-rows-spanned="34">
            <text:p>Local</text:p>
          </table:table-cell>
          <table:table-cell table:style-name="ce43" office:value-type="float" office:value="2002" table:number-columns-spanned="1" table:number-rows-spanned="34">
            <text:p>2002</text:p>
          </table:table-cell>
          <table:table-cell table:style-name="ce72" office:value-type="string" table:number-columns-spanned="1" table:number-rows-spanned="7">
            <text:p>Little Ilford</text:p>
          </table:table-cell>
          <table:table-cell table:style-name="ce117" office:value-type="percentage" office:value="0.268" table:number-columns-spanned="1" table:number-rows-spanned="7">
            <text:p>26.8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Josephine Hilary Corbett</text:p>
          </table:table-cell>
          <table:table-cell table:style-name="ce259" office:value-type="string" table:number-columns-spanned="1" table:number-rows-spanned="3">
            <text:p>Labour</text:p>
          </table:table-cell>
          <table:table-cell table:style-name="ce280" office:value-type="float" office:value="1086">
            <text:p>1,086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Andrew Robert Ernest Baikie</text:p>
          </table:table-cell>
          <table:covered-table-cell table:style-name="ce9"/>
          <table:table-cell table:style-name="ce281" office:value-type="float" office:value="1063">
            <text:p>1,06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4" office:value-type="string">
            <text:p>Richard James Crawford</text:p>
          </table:table-cell>
          <table:covered-table-cell table:style-name="ce9"/>
          <table:table-cell table:style-name="ce281" office:value-type="float" office:value="1052">
            <text:p>1,05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2" office:value-type="string">
            <text:p>Akmul Hussain Choudhury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869">
            <text:p>86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5" office:value-type="string">
            <text:p>Faizur Rahman</text:p>
          </table:table-cell>
          <table:covered-table-cell table:style-name="ce255"/>
          <table:table-cell table:style-name="ce281" office:value-type="float" office:value="844">
            <text:p>84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3" office:value-type="string">
            <text:p>Harun Rashid</text:p>
          </table:table-cell>
          <table:covered-table-cell table:style-name="ce255"/>
          <table:table-cell table:style-name="ce281" office:value-type="float" office:value="795">
            <text:p>79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14" office:value-type="string">
            <text:p>Mee Foong Lee</text:p>
          </table:table-cell>
          <table:table-cell table:style-name="ce215" office:value-type="string">
            <text:p>Green</text:p>
          </table:table-cell>
          <table:table-cell table:style-name="ce281" office:value-type="float" office:value="257">
            <text:p>25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90" office:value-type="string" table:number-columns-spanned="1" table:number-rows-spanned="7">
            <text:p>Manor Park</text:p>
          </table:table-cell>
          <table:table-cell table:style-name="ce133" office:value-type="percentage" office:value="0.342" table:number-columns-spanned="1" table:number-rows-spanned="7">
            <text:p>34.20%</text:p>
          </table:table-cell>
          <table:table-cell table:style-name="ce165" office:value-type="string">
            <text:p>ü</text:p>
          </table:table-cell>
          <table:table-cell table:style-name="ce215" office:value-type="string">
            <text:p>Amarjit Singh</text:p>
          </table:table-cell>
          <table:table-cell table:style-name="ce259" office:value-type="string" table:number-columns-spanned="1" table:number-rows-spanned="3">
            <text:p>Labour</text:p>
          </table:table-cell>
          <table:table-cell table:style-name="ce281" office:value-type="float" office:value="1236">
            <text:p>1,23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Christine Helen Bowden</text:p>
          </table:table-cell>
          <table:covered-table-cell table:style-name="ce9"/>
          <table:table-cell table:style-name="ce281" office:value-type="float" office:value="1219">
            <text:p>1,21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Khalilur Kazi</text:p>
          </table:table-cell>
          <table:covered-table-cell table:style-name="ce9"/>
          <table:table-cell table:style-name="ce281" office:value-type="float" office:value="1149">
            <text:p>1,14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2" office:value-type="string">
            <text:p>Mahbub Ahmed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1009">
            <text:p>1,00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5" office:value-type="string">
            <text:p>Shahidur Chowdhury</text:p>
          </table:table-cell>
          <table:covered-table-cell table:style-name="ce255"/>
          <table:table-cell table:style-name="ce281" office:value-type="float" office:value="968">
            <text:p>96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3" office:value-type="string">
            <text:p>Kaisar Jalal</text:p>
          </table:table-cell>
          <table:covered-table-cell table:style-name="ce255"/>
          <table:table-cell table:style-name="ce281" office:value-type="float" office:value="890">
            <text:p>89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91"/>
          <table:covered-table-cell table:style-name="ce126"/>
          <table:table-cell table:style-name="ce174"/>
          <table:table-cell table:style-name="ce215" office:value-type="string">
            <text:p>Ronald Metcalf Smith</text:p>
          </table:table-cell>
          <table:table-cell table:style-name="ce215" office:value-type="string">
            <text:p>Green</text:p>
          </table:table-cell>
          <table:table-cell table:style-name="ce281" office:value-type="float" office:value="444">
            <text:p>44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9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3" office:value-type="string" table:number-columns-spanned="1" table:number-rows-spanned="7">
            <text:p>Plaistow North</text:p>
          </table:table-cell>
          <table:table-cell table:style-name="ce125" office:value-type="percentage" office:value="0.27" table:number-columns-spanned="1" table:number-rows-spanned="7">
            <text:p>27.0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Regina Tina Williams</text:p>
          </table:table-cell>
          <table:table-cell table:style-name="ce228" office:value-type="string" table:number-columns-spanned="1" table:number-rows-spanned="3">
            <text:p>Labour</text:p>
          </table:table-cell>
          <table:table-cell table:style-name="ce282" office:value-type="float" office:value="1224">
            <text:p>1,22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Riaz Ahmed Mirza</text:p>
          </table:table-cell>
          <table:covered-table-cell table:style-name="ce9"/>
          <table:table-cell table:style-name="ce282" office:value-type="float" office:value="1163">
            <text:p>1,16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Joy Hazvirehwi Laguda</text:p>
          </table:table-cell>
          <table:covered-table-cell table:style-name="ce9"/>
          <table:table-cell table:style-name="ce282" office:value-type="float" office:value="1110">
            <text:p>1,11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Frederick Warwick</text:p>
          </table:table-cell>
          <table:table-cell table:style-name="ce223" office:value-type="string">
            <text:p>Independent</text:p>
          </table:table-cell>
          <table:table-cell table:style-name="ce282" office:value-type="float" office:value="507">
            <text:p>50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Jacqueline Mary Chandler-Oatts</text:p>
          </table:table-cell>
          <table:table-cell table:style-name="ce223" office:value-type="string">
            <text:p>Green</text:p>
          </table:table-cell>
          <table:table-cell table:style-name="ce282" office:value-type="float" office:value="356">
            <text:p>35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Johanna Lois Watson</text:p>
          </table:table-cell>
          <table:table-cell table:style-name="ce229" office:value-type="string" table:number-columns-spanned="1" table:number-rows-spanned="2">
            <text:p>Conservative</text:p>
          </table:table-cell>
          <table:table-cell table:style-name="ce282" office:value-type="float" office:value="342">
            <text:p>34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69"/>
          <table:covered-table-cell table:style-name="ce132"/>
          <table:table-cell table:style-name="ce149"/>
          <table:table-cell table:style-name="ce216" office:value-type="string">
            <text:p>Anthoulla Osben</text:p>
          </table:table-cell>
          <table:covered-table-cell table:style-name="ce229"/>
          <table:table-cell table:style-name="ce282" office:value-type="float" office:value="278">
            <text:p>27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51"/>
          <table:table-cell table:style-name="ce127"/>
          <table:table-cell table:style-name="ce154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3" office:value-type="string" table:number-columns-spanned="1" table:number-rows-spanned="10">
            <text:p>Plaistow South</text:p>
          </table:table-cell>
          <table:table-cell table:style-name="ce125" office:value-type="percentage" office:value="0.25" table:number-columns-spanned="1" table:number-rows-spanned="10">
            <text:p>25.0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Neil James Wilson</text:p>
          </table:table-cell>
          <table:table-cell table:style-name="ce228" office:value-type="string" table:number-columns-spanned="1" table:number-rows-spanned="3">
            <text:p>Labour</text:p>
          </table:table-cell>
          <table:table-cell table:style-name="ce282" office:value-type="float" office:value="1180">
            <text:p>1,18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Graham John Lane</text:p>
          </table:table-cell>
          <table:covered-table-cell table:style-name="ce257"/>
          <table:table-cell table:style-name="ce282" office:value-type="float" office:value="1138">
            <text:p>1,13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Bryan Arthur Collier</text:p>
          </table:table-cell>
          <table:covered-table-cell table:style-name="ce257"/>
          <table:table-cell table:style-name="ce282" office:value-type="float" office:value="1064">
            <text:p>1,06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21" office:value-type="string">
            <text:p>Jacqueline Mellisa Burns</text:p>
          </table:table-cell>
          <table:table-cell table:style-name="ce256" office:value-type="string" table:number-columns-spanned="1" table:number-rows-spanned="2">
            <text:p>Conservative</text:p>
          </table:table-cell>
          <table:table-cell table:style-name="ce282" office:value-type="float" office:value="374">
            <text:p>37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22" office:value-type="string">
            <text:p>Barry William Roberts</text:p>
          </table:table-cell>
          <table:covered-table-cell table:style-name="ce256"/>
          <table:table-cell table:style-name="ce282" office:value-type="float" office:value="355">
            <text:p>35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23" office:value-type="string">
            <text:p>Gabrielle Clare Rolfe</text:p>
          </table:table-cell>
          <table:table-cell table:style-name="ce223" office:value-type="string">
            <text:p>Green</text:p>
          </table:table-cell>
          <table:table-cell table:style-name="ce282" office:value-type="float" office:value="340">
            <text:p>34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23" office:value-type="string">
            <text:p>Jamieson Woods Moore</text:p>
          </table:table-cell>
          <table:table-cell table:style-name="ce223" office:value-type="string">
            <text:p>Lib. Democrats</text:p>
          </table:table-cell>
          <table:table-cell table:style-name="ce282" office:value-type="float" office:value="320">
            <text:p>32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23" office:value-type="string">
            <text:p>Danuta Anna Gradosielska</text:p>
          </table:table-cell>
          <table:table-cell table:style-name="ce223" office:value-type="string">
            <text:p>Conservative</text:p>
          </table:table-cell>
          <table:table-cell table:style-name="ce282" office:value-type="float" office:value="263">
            <text:p>26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16" office:value-type="string">
            <text:p>Josephine Phillips</text:p>
          </table:table-cell>
          <table:table-cell table:style-name="ce229" office:value-type="string" table:number-columns-spanned="1" table:number-rows-spanned="2">
            <text:p>Newham Independent A.</text:p>
          </table:table-cell>
          <table:table-cell table:style-name="ce282" office:value-type="float" office:value="147">
            <text:p>14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2"/>
          <table:covered-table-cell table:style-name="ce47"/>
          <table:covered-table-cell table:style-name="ce69"/>
          <table:covered-table-cell table:style-name="ce126"/>
          <table:table-cell table:style-name="ce149"/>
          <table:table-cell table:style-name="ce222" office:value-type="string">
            <text:p>Donald Edward Freeman</text:p>
          </table:table-cell>
          <table:covered-table-cell table:style-name="ce229"/>
          <table:table-cell table:style-name="ce282" office:value-type="float" office:value="139">
            <text:p>13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51"/>
          <table:table-cell table:style-name="ce127"/>
          <table:table-cell table:style-name="ce154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19" office:value-type="string" table:number-columns-spanned="1" table:number-rows-spanned="36">
            <text:p>Local</text:p>
          </table:table-cell>
          <table:table-cell table:style-name="ce43" office:value-type="float" office:value="2002" table:number-columns-spanned="1" table:number-rows-spanned="36">
            <text:p>2002</text:p>
          </table:table-cell>
          <table:table-cell table:style-name="ce72" office:value-type="string" table:number-columns-spanned="1" table:number-rows-spanned="9">
            <text:p>Royal Docks</text:p>
          </table:table-cell>
          <table:table-cell table:style-name="ce133" office:value-type="percentage" office:value="0.197" table:number-columns-spanned="1" table:number-rows-spanned="9">
            <text:p>19.70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Michael Law</text:p>
          </table:table-cell>
          <table:table-cell table:style-name="ce259" office:value-type="string" table:number-columns-spanned="1" table:number-rows-spanned="3">
            <text:p>Labour</text:p>
          </table:table-cell>
          <table:table-cell table:style-name="ce280" office:value-type="float" office:value="433">
            <text:p>433</text:p>
          </table:table-cell>
          <table:table-cell table:style-name="ce307"/>
          <table:table-cell table:style-name="ce304"/>
          <table:table-cell table:style-name="ce317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Victor Francis Turner</text:p>
          </table:table-cell>
          <table:covered-table-cell table:style-name="ce9"/>
          <table:table-cell table:style-name="ce281" office:value-type="float" office:value="398">
            <text:p>39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66" office:value-type="string">
            <text:p>ü</text:p>
          </table:table-cell>
          <table:table-cell table:style-name="ce214" office:value-type="string">
            <text:p>Sarah Jane Ruiz</text:p>
          </table:table-cell>
          <table:covered-table-cell table:style-name="ce9"/>
          <table:table-cell table:style-name="ce281" office:value-type="float" office:value="346">
            <text:p>34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Ayotunde Ayoola Thanni</text:p>
          </table:table-cell>
          <table:table-cell table:style-name="ce255" office:value-type="string">
            <text:p>Independent</text:p>
          </table:table-cell>
          <table:table-cell table:style-name="ce281" office:value-type="float" office:value="196">
            <text:p>19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Graham Eric Postles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175">
            <text:p>17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Beatrice Appiah</text:p>
          </table:table-cell>
          <table:table-cell table:style-name="ce255" office:value-type="string">
            <text:p>CPA</text:p>
          </table:table-cell>
          <table:table-cell table:style-name="ce281" office:value-type="float" office:value="168">
            <text:p>16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Glyn Albert Weare</text:p>
          </table:table-cell>
          <table:table-cell table:style-name="ce224" office:value-type="string">
            <text:p>Conservative</text:p>
          </table:table-cell>
          <table:table-cell table:style-name="ce281" office:value-type="float" office:value="159">
            <text:p>15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18"/>
          <table:table-cell table:style-name="ce174"/>
          <table:table-cell table:style-name="ce224" office:value-type="string">
            <text:p>Mark Lond</text:p>
          </table:table-cell>
          <table:table-cell table:style-name="ce224" office:value-type="string">
            <text:p>BNP</text:p>
          </table:table-cell>
          <table:table-cell table:style-name="ce281" office:value-type="float" office:value="130">
            <text:p>13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26"/>
          <table:table-cell table:style-name="ce174"/>
          <table:table-cell table:style-name="ce224" office:value-type="string">
            <text:p>Funmike Kaitling Daodu</text:p>
          </table:table-cell>
          <table:table-cell table:style-name="ce215" office:value-type="string">
            <text:p>CPA</text:p>
          </table:table-cell>
          <table:table-cell table:style-name="ce281" office:value-type="float" office:value="103">
            <text:p>10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19"/>
          <table:table-cell table:style-name="ce150"/>
          <table:table-cell table:style-name="ce143"/>
          <table:table-cell table:style-name="ce265"/>
          <table:table-cell table:style-name="ce249"/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90" office:value-type="string" table:number-columns-spanned="1" table:number-rows-spanned="8">
            <text:p>Stratford &amp; New Town</text:p>
          </table:table-cell>
          <table:table-cell table:style-name="ce133" office:value-type="percentage" office:value="0.23" table:number-columns-spanned="1" table:number-rows-spanned="8">
            <text:p>23.00%</text:p>
          </table:table-cell>
          <table:table-cell table:style-name="ce165" office:value-type="string">
            <text:p>ü</text:p>
          </table:table-cell>
          <table:table-cell table:style-name="ce215" office:value-type="string">
            <text:p>Judith Anne Naomi Garfield</text:p>
          </table:table-cell>
          <table:table-cell table:style-name="ce259" office:value-type="string" table:number-columns-spanned="1" table:number-rows-spanned="3">
            <text:p>Labour</text:p>
          </table:table-cell>
          <table:table-cell table:style-name="ce281" office:value-type="float" office:value="1163">
            <text:p>1,16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David Griffin</text:p>
          </table:table-cell>
          <table:covered-table-cell table:style-name="ce9"/>
          <table:table-cell table:style-name="ce281" office:value-type="float" office:value="1090">
            <text:p>1,09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Anthony Berchinan McAlmont</text:p>
          </table:table-cell>
          <table:covered-table-cell table:style-name="ce9"/>
          <table:table-cell table:style-name="ce281" office:value-type="float" office:value="938">
            <text:p>93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24" office:value-type="string">
            <text:p>Oisen</text:p>
          </table:table-cell>
          <table:table-cell table:style-name="ce224" office:value-type="string">
            <text:p>Green</text:p>
          </table:table-cell>
          <table:table-cell table:style-name="ce281" office:value-type="float" office:value="398">
            <text:p>39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5" office:value-type="string">
            <text:p>Richard John Arnopp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374">
            <text:p>37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5" office:value-type="string">
            <text:p>Armyn Hennessy</text:p>
          </table:table-cell>
          <table:covered-table-cell table:style-name="ce255"/>
          <table:table-cell table:style-name="ce281" office:value-type="float" office:value="330">
            <text:p>33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18"/>
          <table:table-cell table:style-name="ce174"/>
          <table:table-cell table:style-name="ce215" office:value-type="string">
            <text:p>Nigel Ralph Nadolski</text:p>
          </table:table-cell>
          <table:covered-table-cell table:style-name="ce255"/>
          <table:table-cell table:style-name="ce281" office:value-type="float" office:value="286">
            <text:p>28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91"/>
          <table:covered-table-cell table:style-name="ce126"/>
          <table:table-cell table:style-name="ce174"/>
          <table:table-cell table:style-name="ce224" office:value-type="string">
            <text:p>Victoria Way</text:p>
          </table:table-cell>
          <table:table-cell table:style-name="ce215" office:value-type="string">
            <text:p>CPA</text:p>
          </table:table-cell>
          <table:table-cell table:style-name="ce281" office:value-type="float" office:value="211">
            <text:p>21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107"/>
          <table:table-cell table:style-name="ce124"/>
          <table:table-cell table:style-name="ce151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3" office:value-type="string" table:number-columns-spanned="1" table:number-rows-spanned="10">
            <text:p>Wall End</text:p>
          </table:table-cell>
          <table:table-cell table:style-name="ce125" office:value-type="percentage" office:value="0.34" table:number-columns-spanned="1" table:number-rows-spanned="10">
            <text:p>34.0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Paul Duraisamy Sathianesan</text:p>
          </table:table-cell>
          <table:table-cell table:style-name="ce228" office:value-type="string" table:number-columns-spanned="1" table:number-rows-spanned="3">
            <text:p>Labour</text:p>
          </table:table-cell>
          <table:table-cell table:style-name="ce282" office:value-type="float" office:value="1608">
            <text:p>1,60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Edward Henry Sparrowhawk</text:p>
          </table:table-cell>
          <table:covered-table-cell table:style-name="ce9"/>
          <table:table-cell table:style-name="ce282" office:value-type="float" office:value="1426">
            <text:p>1,42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Omanakutty Gangadharan</text:p>
          </table:table-cell>
          <table:covered-table-cell table:style-name="ce9"/>
          <table:table-cell table:style-name="ce282" office:value-type="float" office:value="1350">
            <text:p>1,35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Zubaida Nishat Hashmi</text:p>
          </table:table-cell>
          <table:table-cell table:style-name="ce223" office:value-type="string">
            <text:p>Conservative</text:p>
          </table:table-cell>
          <table:table-cell table:style-name="ce282" office:value-type="float" office:value="433">
            <text:p>43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Terence James Aird</text:p>
          </table:table-cell>
          <table:table-cell table:style-name="ce223" office:value-type="string">
            <text:p>Newham Independent A.</text:p>
          </table:table-cell>
          <table:table-cell table:style-name="ce282" office:value-type="float" office:value="410">
            <text:p>41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Leslie Albert Smith</text:p>
          </table:table-cell>
          <table:table-cell table:style-name="ce223" office:value-type="string">
            <text:p>Conservative</text:p>
          </table:table-cell>
          <table:table-cell table:style-name="ce282" office:value-type="float" office:value="400">
            <text:p>40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David George Piper</text:p>
          </table:table-cell>
          <table:table-cell table:style-name="ce256" office:value-type="string" table:number-columns-spanned="1" table:number-rows-spanned="2">
            <text:p>Newham Independent A.</text:p>
          </table:table-cell>
          <table:table-cell table:style-name="ce282" office:value-type="float" office:value="373">
            <text:p>37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16" office:value-type="string">
            <text:p>Trudy Victoria Cannin</text:p>
          </table:table-cell>
          <table:covered-table-cell table:style-name="ce256"/>
          <table:table-cell table:style-name="ce282" office:value-type="float" office:value="359">
            <text:p>35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22"/>
          <table:table-cell table:style-name="ce148"/>
          <table:table-cell table:style-name="ce223" office:value-type="string">
            <text:p>Howard Mendick</text:p>
          </table:table-cell>
          <table:table-cell table:style-name="ce223" office:value-type="string">
            <text:p>Green</text:p>
          </table:table-cell>
          <table:table-cell table:style-name="ce282" office:value-type="float" office:value="257">
            <text:p>25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1"/>
          <table:covered-table-cell table:style-name="ce69"/>
          <table:covered-table-cell table:style-name="ce132"/>
          <table:table-cell table:style-name="ce149"/>
          <table:table-cell table:style-name="ce223" office:value-type="string">
            <text:p>Robert Paul Davies</text:p>
          </table:table-cell>
          <table:table-cell table:style-name="ce216" office:value-type="string">
            <text:p>Socialist Alliance</text:p>
          </table:table-cell>
          <table:table-cell table:style-name="ce282" office:value-type="float" office:value="181">
            <text:p>18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51"/>
          <table:table-cell table:style-name="ce127"/>
          <table:table-cell table:style-name="ce154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3" office:value-type="string" table:number-columns-spanned="1" table:number-rows-spanned="6">
            <text:p>West Ham</text:p>
          </table:table-cell>
          <table:table-cell table:style-name="ce125" office:value-type="percentage" office:value="0.241" table:number-columns-spanned="1" table:number-rows-spanned="6">
            <text:p>24.1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John Charles Whitworth</text:p>
          </table:table-cell>
          <table:table-cell table:style-name="ce228" office:value-type="string" table:number-columns-spanned="1" table:number-rows-spanned="3">
            <text:p>Labour</text:p>
          </table:table-cell>
          <table:table-cell table:style-name="ce282" office:value-type="float" office:value="1150">
            <text:p>1,15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Megan Harris</text:p>
          </table:table-cell>
          <table:covered-table-cell table:style-name="ce257"/>
          <table:table-cell table:style-name="ce282" office:value-type="float" office:value="1057">
            <text:p>1,05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Murtland Oliver Inverary</text:p>
          </table:table-cell>
          <table:covered-table-cell table:style-name="ce257"/>
          <table:table-cell table:style-name="ce282" office:value-type="float" office:value="965">
            <text:p>96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23" office:value-type="string">
            <text:p>Josephine Mary Child</text:p>
          </table:table-cell>
          <table:table-cell table:style-name="ce223" office:value-type="string">
            <text:p>Conservative</text:p>
          </table:table-cell>
          <table:table-cell table:style-name="ce282" office:value-type="float" office:value="459">
            <text:p>45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18"/>
          <table:table-cell table:style-name="ce148"/>
          <table:table-cell table:style-name="ce223" office:value-type="string">
            <text:p>Rita Amanda Reale</text:p>
          </table:table-cell>
          <table:table-cell table:style-name="ce223" office:value-type="string">
            <text:p>Green</text:p>
          </table:table-cell>
          <table:table-cell table:style-name="ce282" office:value-type="float" office:value="453">
            <text:p>45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2"/>
          <table:covered-table-cell table:style-name="ce47"/>
          <table:covered-table-cell table:style-name="ce69"/>
          <table:covered-table-cell table:style-name="ce126"/>
          <table:table-cell table:style-name="ce149"/>
          <table:table-cell table:style-name="ce223" office:value-type="string">
            <text:p>Kathleen Alice Chater</text:p>
          </table:table-cell>
          <table:table-cell table:style-name="ce223" office:value-type="string">
            <text:p>Lib. Democrats</text:p>
          </table:table-cell>
          <table:table-cell table:style-name="ce282" office:value-type="float" office:value="443">
            <text:p>44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51"/>
          <table:table-cell table:style-name="ce146"/>
          <table:table-cell table:style-name="ce154"/>
          <table:table-cell table:style-name="ce206"/>
          <table:table-cell table:style-name="ce107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table:number-columns-repeated="5"/>
          <table:table-cell table:style-name="ce191"/>
          <table:table-cell table:style-name="ce1" table:number-columns-repeated="4"/>
          <table:table-cell table:number-columns-repeated="1014"/>
        </table:table-row>
        <table:table-row table:style-name="ro2">
          <table:table-cell table:style-name="ce2" office:value-type="string">
            <text:p>ELECTION</text:p>
          </table:table-cell>
          <table:table-cell table:style-name="ce2" office:value-type="string">
            <text:p><text:s/>YEAR</text:p>
          </table:table-cell>
          <table:table-cell table:style-name="ce2" office:value-type="string">
            <text:p>CONSTITUENCY</text:p>
          </table:table-cell>
          <table:table-cell table:style-name="ce113" office:value-type="string">
            <text:p>ELECTORS</text:p>
          </table:table-cell>
          <table:table-cell table:style-name="ce161" office:value-type="string">
            <text:p>TURNOUT</text:p>
          </table:table-cell>
          <table:table-cell table:style-name="ce2" office:value-type="string">
            <text:p>MAYOR CANDIDATES</text:p>
          </table:table-cell>
          <table:table-cell table:style-name="ce2" office:value-type="string">
            <text:p>PARTY</text:p>
          </table:table-cell>
          <table:table-cell table:style-name="ce113" office:value-type="string">
            <text:p>VOTES</text:p>
          </table:table-cell>
          <table:table-cell table:style-name="ce161" office:value-type="string">
            <text:p>VOTES 2ND PREF</text:p>
          </table:table-cell>
          <table:table-cell table:style-name="ce161" office:value-type="string">
            <text:p>%</text:p>
          </table:table-cell>
          <table:table-cell table:number-columns-repeated="1014"/>
        </table:table-row>
        <table:table-row table:style-name="ro2">
          <table:table-cell table:style-name="ce3" office:value-type="string" table:number-columns-spanned="1" table:number-rows-spanned="5">
            <text:p>Newham Mayor</text:p>
          </table:table-cell>
          <table:table-cell table:style-name="ce40" office:value-type="float" office:value="2006" table:number-columns-spanned="1" table:number-rows-spanned="5">
            <text:p>2006</text:p>
          </table:table-cell>
          <table:table-cell table:style-name="ce70" office:value-type="string" table:number-columns-spanned="1" table:number-rows-spanned="5">
            <text:p>Newham</text:p>
          </table:table-cell>
          <table:table-cell table:style-name="ce114" office:value-type="float" office:value="187702" table:number-columns-spanned="1" table:number-rows-spanned="5">
            <text:p>187,702</text:p>
          </table:table-cell>
          <table:table-cell table:style-name="ce156" office:value-type="float" office:value="34.47" table:number-columns-spanned="1" table:number-rows-spanned="5">
            <text:p>34.47</text:p>
          </table:table-cell>
          <table:table-cell table:style-name="ce224" office:value-type="string">
            <text:p>Robin Wales</text:p>
          </table:table-cell>
          <table:table-cell table:style-name="ce242" office:value-type="string">
            <text:p>Labour</text:p>
          </table:table-cell>
          <table:table-cell table:style-name="ce158" office:value-type="string">
            <text:p>28,655 (1ST PREF)</text:p>
          </table:table-cell>
          <table:table-cell table:style-name="ce158" office:value-type="float" office:value="2983">
            <text:p>2,983</text:p>
          </table:table-cell>
          <table:table-cell table:style-name="ce152" office:value-type="float" office:value="68.2">
            <text:p>68.20</text:p>
          </table:table-cell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71"/>
          <table:covered-table-cell table:style-name="ce115"/>
          <table:covered-table-cell table:style-name="ce148"/>
          <table:table-cell table:style-name="ce224" office:value-type="string">
            <text:p>Jafar Abdurahman Akhtar</text:p>
          </table:table-cell>
          <table:table-cell table:style-name="ce264" office:value-type="string">
            <text:p>Respect</text:p>
          </table:table-cell>
          <table:table-cell table:style-name="ce271" office:value-type="string">
            <text:p>12,898 (1ST PREF)</text:p>
          </table:table-cell>
          <table:table-cell table:style-name="ce296" office:value-type="float" office:value="5406">
            <text:p>5,406</text:p>
          </table:table-cell>
          <table:table-cell table:style-name="ce153" office:value-type="float" office:value="31.8">
            <text:p>31.80</text:p>
          </table:table-cell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71"/>
          <table:covered-table-cell table:style-name="ce115"/>
          <table:covered-table-cell table:style-name="ce148"/>
          <table:table-cell table:style-name="ce224" office:value-type="string">
            <text:p>Reza Ahmed Shafi Choudhury</text:p>
          </table:table-cell>
          <table:table-cell table:style-name="ce264" office:value-type="string">
            <text:p>Conservative</text:p>
          </table:table-cell>
          <table:table-cell table:style-name="ce296" office:value-type="float" office:value="8822">
            <text:p>8,822</text:p>
          </table:table-cell>
          <table:table-cell table:style-name="ce296"/>
          <table:table-cell table:style-name="ce153" office:value-type="float" office:value="14.7">
            <text:p>14.70</text:p>
          </table:table-cell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71"/>
          <table:covered-table-cell table:style-name="ce115"/>
          <table:covered-table-cell table:style-name="ce148"/>
          <table:table-cell table:style-name="ce224" office:value-type="string">
            <text:p>Alan Craig</text:p>
          </table:table-cell>
          <table:table-cell table:style-name="ce264" office:value-type="string">
            <text:p>CPA</text:p>
          </table:table-cell>
          <table:table-cell table:style-name="ce296" office:value-type="float" office:value="6559">
            <text:p>6,559</text:p>
          </table:table-cell>
          <table:table-cell table:style-name="ce296"/>
          <table:table-cell table:style-name="ce153" office:value-type="float" office:value="11">
            <text:p>11.00</text:p>
          </table:table-cell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71"/>
          <table:covered-table-cell table:style-name="ce115"/>
          <table:covered-table-cell table:style-name="ce148"/>
          <table:table-cell table:style-name="ce224" office:value-type="string">
            <text:p>Anwar Hussain</text:p>
          </table:table-cell>
          <table:table-cell table:style-name="ce49" office:value-type="string">
            <text:p>Lib. Democrats</text:p>
          </table:table-cell>
          <table:table-cell table:style-name="ce296" office:value-type="float" office:value="2886">
            <text:p>2,886</text:p>
          </table:table-cell>
          <table:table-cell table:style-name="ce296"/>
          <table:table-cell table:style-name="ce153" office:value-type="float" office:value="4.8">
            <text:p>4.80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42"/>
          <table:table-cell table:style-name="ce5"/>
          <table:table-cell table:style-name="ce116"/>
          <table:table-cell table:style-name="ce162"/>
          <table:table-cell table:style-name="ce195"/>
          <table:table-cell table:style-name="ce244"/>
          <table:table-cell table:style-name="ce129"/>
          <table:table-cell table:style-name="ce171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ELECTION</text:p>
          </table:table-cell>
          <table:table-cell table:style-name="ce2" office:value-type="string">
            <text:p><text:s/>YEAR</text:p>
          </table:table-cell>
          <table:table-cell table:style-name="ce2" office:value-type="string">
            <text:p>CONSTITUENCY</text:p>
          </table:table-cell>
          <table:table-cell table:style-name="ce113" office:value-type="string">
            <text:p>TURNOUT</text:p>
          </table:table-cell>
          <table:table-cell table:style-name="ce161" office:value-type="string">
            <text:p>ELECTED</text:p>
          </table:table-cell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113" office:value-type="string">
            <text:p>VOTES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table-cell table:style-name="ce19" office:value-type="string" table:number-columns-spanned="1" table:number-rows-spanned="48">
            <text:p>Local</text:p>
          </table:table-cell>
          <table:table-cell table:style-name="ce43" office:value-type="float" office:value="2006" table:number-columns-spanned="1" table:number-rows-spanned="48">
            <text:p>2006</text:p>
          </table:table-cell>
          <table:table-cell table:style-name="ce72" office:value-type="string" table:number-columns-spanned="1" table:number-rows-spanned="11">
            <text:p>Beckton</text:p>
          </table:table-cell>
          <table:table-cell table:style-name="ce147" office:value-type="float" office:value="26.64" table:number-columns-spanned="1" table:number-rows-spanned="11">
            <text:p>26.64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Alec James Kellaway</text:p>
          </table:table-cell>
          <table:table-cell table:style-name="ce259" office:value-type="string" table:number-columns-spanned="1" table:number-rows-spanned="3">
            <text:p>Labour</text:p>
          </table:table-cell>
          <table:table-cell table:style-name="ce280" office:value-type="float" office:value="1188">
            <text:p>1,18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65" office:value-type="string">
            <text:p>ü</text:p>
          </table:table-cell>
          <table:table-cell table:style-name="ce215" office:value-type="string">
            <text:p>Christine Helen Bowden</text:p>
          </table:table-cell>
          <table:covered-table-cell table:style-name="ce9"/>
          <table:table-cell table:style-name="ce281" office:value-type="float" office:value="1187">
            <text:p>1,18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66" office:value-type="string">
            <text:p>ü</text:p>
          </table:table-cell>
          <table:table-cell table:style-name="ce214" office:value-type="string">
            <text:p>Ayesha Chowdhury</text:p>
          </table:table-cell>
          <table:covered-table-cell table:style-name="ce9"/>
          <table:table-cell table:style-name="ce281" office:value-type="float" office:value="1130">
            <text:p>1,13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74"/>
          <table:table-cell table:style-name="ce212" office:value-type="string">
            <text:p>Reza A. F. Choudhury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627">
            <text:p>62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74"/>
          <table:table-cell table:style-name="ce215" office:value-type="string">
            <text:p>Paul Clark</text:p>
          </table:table-cell>
          <table:covered-table-cell table:style-name="ce255"/>
          <table:table-cell table:style-name="ce281" office:value-type="float" office:value="593">
            <text:p>59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74"/>
          <table:table-cell table:style-name="ce213" office:value-type="string">
            <text:p>Rashid Salik</text:p>
          </table:table-cell>
          <table:covered-table-cell table:style-name="ce255"/>
          <table:table-cell table:style-name="ce281" office:value-type="float" office:value="455">
            <text:p>45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74"/>
          <table:table-cell table:style-name="ce214" office:value-type="string">
            <text:p>Aisha Siddiqah</text:p>
          </table:table-cell>
          <table:table-cell table:style-name="ce255" office:value-type="string" table:number-columns-spanned="1" table:number-rows-spanned="3">
            <text:p>Respect</text:p>
          </table:table-cell>
          <table:table-cell table:style-name="ce281" office:value-type="float" office:value="448">
            <text:p>44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74"/>
          <table:table-cell table:style-name="ce214" office:value-type="string">
            <text:p>Tipu Rahman</text:p>
          </table:table-cell>
          <table:covered-table-cell table:style-name="ce255"/>
          <table:table-cell table:style-name="ce281" office:value-type="float" office:value="413">
            <text:p>41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74"/>
          <table:table-cell table:style-name="ce214" office:value-type="string">
            <text:p>Mubin Haq</text:p>
          </table:table-cell>
          <table:covered-table-cell table:style-name="ce255"/>
          <table:table-cell table:style-name="ce281" office:value-type="float" office:value="386">
            <text:p>38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74"/>
          <table:table-cell table:style-name="ce224" office:value-type="string">
            <text:p>Lynn Denise Donaldson</text:p>
          </table:table-cell>
          <table:table-cell table:style-name="ce224" office:value-type="string">
            <text:p>CPA</text:p>
          </table:table-cell>
          <table:table-cell table:style-name="ce281" office:value-type="float" office:value="369">
            <text:p>36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9"/>
          <table:table-cell table:style-name="ce174"/>
          <table:table-cell table:style-name="ce224" office:value-type="string">
            <text:p>Jason Yasin</text:p>
          </table:table-cell>
          <table:table-cell table:style-name="ce215" office:value-type="string">
            <text:p>CPA</text:p>
          </table:table-cell>
          <table:table-cell table:style-name="ce281" office:value-type="float" office:value="230">
            <text:p>23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50" table:number-columns-repeated="2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90" office:value-type="string" table:number-columns-spanned="1" table:number-rows-spanned="10">
            <text:p>Boleyn</text:p>
          </table:table-cell>
          <table:table-cell table:style-name="ce147" office:value-type="float" office:value="37.75" table:number-columns-spanned="1" table:number-rows-spanned="10">
            <text:p>37.75</text:p>
          </table:table-cell>
          <table:table-cell table:style-name="ce165" office:value-type="string">
            <text:p>ü</text:p>
          </table:table-cell>
          <table:table-cell table:style-name="ce215" office:value-type="string">
            <text:p>June Elizabeth Dick Leitch</text:p>
          </table:table-cell>
          <table:table-cell table:style-name="ce259" office:value-type="string" table:number-columns-spanned="1" table:number-rows-spanned="3">
            <text:p>Labour</text:p>
          </table:table-cell>
          <table:table-cell table:style-name="ce281" office:value-type="float" office:value="1627">
            <text:p>1,62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66" office:value-type="string">
            <text:p>ü</text:p>
          </table:table-cell>
          <table:table-cell table:style-name="ce215" office:value-type="string">
            <text:p>Riaz Ahmed Mirza</text:p>
          </table:table-cell>
          <table:covered-table-cell table:style-name="ce9"/>
          <table:table-cell table:style-name="ce281" office:value-type="float" office:value="1547">
            <text:p>1,54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66" office:value-type="string">
            <text:p>ü</text:p>
          </table:table-cell>
          <table:table-cell table:style-name="ce215" office:value-type="string">
            <text:p>Pearson John Shillingford</text:p>
          </table:table-cell>
          <table:covered-table-cell table:style-name="ce9"/>
          <table:table-cell table:style-name="ce281" office:value-type="float" office:value="1512">
            <text:p>1,51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66"/>
          <table:table-cell table:style-name="ce212" office:value-type="string">
            <text:p>Moshiur Molla</text:p>
          </table:table-cell>
          <table:table-cell table:style-name="ce255" office:value-type="string" table:number-columns-spanned="1" table:number-rows-spanned="3">
            <text:p>Respect</text:p>
          </table:table-cell>
          <table:table-cell table:style-name="ce281" office:value-type="float" office:value="1219">
            <text:p>1,21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66"/>
          <table:table-cell table:style-name="ce215" office:value-type="string">
            <text:p>Edward John Davies</text:p>
          </table:table-cell>
          <table:covered-table-cell table:style-name="ce255"/>
          <table:table-cell table:style-name="ce281" office:value-type="float" office:value="1082">
            <text:p>1,08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66"/>
          <table:table-cell table:style-name="ce213" office:value-type="string">
            <text:p>Omar Khawaja</text:p>
          </table:table-cell>
          <table:covered-table-cell table:style-name="ce255"/>
          <table:table-cell table:style-name="ce281" office:value-type="float" office:value="1007">
            <text:p>1,00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84"/>
          <table:table-cell table:style-name="ce215" office:value-type="string">
            <text:p>Aminur Raja Choudhury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528">
            <text:p>52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74"/>
          <table:table-cell table:style-name="ce215" office:value-type="string">
            <text:p>Ahmed Iqbal</text:p>
          </table:table-cell>
          <table:covered-table-cell table:style-name="ce255"/>
          <table:table-cell table:style-name="ce281" office:value-type="float" office:value="484">
            <text:p>48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74"/>
          <table:table-cell table:style-name="ce215" office:value-type="string">
            <text:p>Rose Irtwange</text:p>
          </table:table-cell>
          <table:covered-table-cell table:style-name="ce255"/>
          <table:table-cell table:style-name="ce281" office:value-type="float" office:value="426">
            <text:p>42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91"/>
          <table:covered-table-cell table:style-name="ce149"/>
          <table:table-cell table:style-name="ce174"/>
          <table:table-cell table:style-name="ce224" office:value-type="string">
            <text:p>David John Bamber</text:p>
          </table:table-cell>
          <table:table-cell table:style-name="ce215" office:value-type="string">
            <text:p>CPA</text:p>
          </table:table-cell>
          <table:table-cell table:style-name="ce281" office:value-type="float" office:value="308">
            <text:p>30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107"/>
          <table:table-cell table:style-name="ce151" table:number-columns-repeated="2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0" office:value-type="string" table:number-columns-spanned="1" table:number-rows-spanned="12">
            <text:p>Canning Town North</text:p>
          </table:table-cell>
          <table:table-cell table:style-name="ce152" office:value-type="float" office:value="27.54" table:number-columns-spanned="1" table:number-rows-spanned="12">
            <text:p>27.54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Marie Sylvia Collier</text:p>
          </table:table-cell>
          <table:table-cell table:style-name="ce228" office:value-type="string" table:number-columns-spanned="1" table:number-rows-spanned="3">
            <text:p>Labour</text:p>
          </table:table-cell>
          <table:table-cell table:style-name="ce282" office:value-type="float" office:value="1443">
            <text:p>1,44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66" office:value-type="string">
            <text:p>ü</text:p>
          </table:table-cell>
          <table:table-cell table:style-name="ce216" office:value-type="string">
            <text:p>Paul W. L. Schafer</text:p>
          </table:table-cell>
          <table:covered-table-cell table:style-name="ce9"/>
          <table:table-cell table:style-name="ce282" office:value-type="float" office:value="1310">
            <text:p>1,31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66" office:value-type="string">
            <text:p>ü</text:p>
          </table:table-cell>
          <table:table-cell table:style-name="ce216" office:value-type="string">
            <text:p>Clive William Furness</text:p>
          </table:table-cell>
          <table:covered-table-cell table:style-name="ce9"/>
          <table:table-cell table:style-name="ce282" office:value-type="float" office:value="1232">
            <text:p>1,23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21" office:value-type="string">
            <text:p>Sydney James Burnett</text:p>
          </table:table-cell>
          <table:table-cell table:style-name="ce256" office:value-type="string" table:number-columns-spanned="1" table:number-rows-spanned="2">
            <text:p>CPA</text:p>
          </table:table-cell>
          <table:table-cell table:style-name="ce282" office:value-type="float" office:value="524">
            <text:p>52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22" office:value-type="string">
            <text:p>John Jackson</text:p>
          </table:table-cell>
          <table:covered-table-cell table:style-name="ce256"/>
          <table:table-cell table:style-name="ce282" office:value-type="float" office:value="507">
            <text:p>50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16" office:value-type="string">
            <text:p>Mohammed Ayna Miah</text:p>
          </table:table-cell>
          <table:table-cell table:style-name="ce256" office:value-type="string" table:number-columns-spanned="1" table:number-rows-spanned="2">
            <text:p>Conservative</text:p>
          </table:table-cell>
          <table:table-cell table:style-name="ce282" office:value-type="float" office:value="373">
            <text:p>37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16" office:value-type="string">
            <text:p>Nazrul Islam</text:p>
          </table:table-cell>
          <table:covered-table-cell table:style-name="ce256"/>
          <table:table-cell table:style-name="ce282" office:value-type="float" office:value="345">
            <text:p>34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23" office:value-type="string">
            <text:p>Pervaiz Akhter Khan</text:p>
          </table:table-cell>
          <table:table-cell table:style-name="ce223" office:value-type="string">
            <text:p>CPA</text:p>
          </table:table-cell>
          <table:table-cell table:style-name="ce282" office:value-type="float" office:value="326">
            <text:p>32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16" office:value-type="string">
            <text:p>Mohamed Ali Farah</text:p>
          </table:table-cell>
          <table:table-cell table:style-name="ce256" office:value-type="string" table:number-columns-spanned="1" table:number-rows-spanned="2">
            <text:p>Respect</text:p>
          </table:table-cell>
          <table:table-cell table:style-name="ce282" office:value-type="float" office:value="313">
            <text:p>31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16" office:value-type="string">
            <text:p>Sayed Hussain Mohammed</text:p>
          </table:table-cell>
          <table:covered-table-cell table:style-name="ce256"/>
          <table:table-cell table:style-name="ce282" office:value-type="float" office:value="311">
            <text:p>31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23" office:value-type="string">
            <text:p>Felicia Azuka Nwoye</text:p>
          </table:table-cell>
          <table:table-cell table:style-name="ce223" office:value-type="string">
            <text:p>Conservative</text:p>
          </table:table-cell>
          <table:table-cell table:style-name="ce282" office:value-type="float" office:value="293">
            <text:p>29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16" office:value-type="string">
            <text:p>Yuri Rohan Prasad</text:p>
          </table:table-cell>
          <table:table-cell table:style-name="ce216" office:value-type="string">
            <text:p>Respect</text:p>
          </table:table-cell>
          <table:table-cell table:style-name="ce282" office:value-type="float" office:value="225">
            <text:p>22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51"/>
          <table:table-cell table:style-name="ce154" table:number-columns-repeated="2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3" office:value-type="string" table:number-columns-spanned="1" table:number-rows-spanned="12">
            <text:p>Canning Town South</text:p>
          </table:table-cell>
          <table:table-cell table:style-name="ce155" office:value-type="float" office:value="32.85" table:number-columns-spanned="1" table:number-rows-spanned="12">
            <text:p>32.85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Alan Craig</text:p>
          </table:table-cell>
          <table:table-cell table:style-name="ce228" office:value-type="string" table:number-columns-spanned="1" table:number-rows-spanned="3">
            <text:p>CPA</text:p>
          </table:table-cell>
          <table:table-cell table:style-name="ce282" office:value-type="float" office:value="1536">
            <text:p>1,53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 office:value-type="string">
            <text:p>ü</text:p>
          </table:table-cell>
          <table:table-cell table:style-name="ce216" office:value-type="string">
            <text:p>Denise Stafford</text:p>
          </table:table-cell>
          <table:covered-table-cell table:style-name="ce9"/>
          <table:table-cell table:style-name="ce282" office:value-type="float" office:value="1170">
            <text:p>1,17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 office:value-type="string">
            <text:p>ü</text:p>
          </table:table-cell>
          <table:table-cell table:style-name="ce216" office:value-type="string">
            <text:p>Simeon Adewole Ademolake</text:p>
          </table:table-cell>
          <table:covered-table-cell table:style-name="ce9"/>
          <table:table-cell table:style-name="ce282" office:value-type="float" office:value="1091">
            <text:p>1,09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/>
          <table:table-cell table:style-name="ce221" office:value-type="string">
            <text:p>Bryan Collier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927">
            <text:p>92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/>
          <table:table-cell table:style-name="ce216" office:value-type="string">
            <text:p>Alan Griffiths</text:p>
          </table:table-cell>
          <table:covered-table-cell table:style-name="ce256"/>
          <table:table-cell table:style-name="ce282" office:value-type="float" office:value="887">
            <text:p>88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/>
          <table:table-cell table:style-name="ce222" office:value-type="string">
            <text:p>Julie Ann Sussex</text:p>
          </table:table-cell>
          <table:covered-table-cell table:style-name="ce256"/>
          <table:table-cell table:style-name="ce282" office:value-type="float" office:value="855">
            <text:p>85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/>
          <table:table-cell table:style-name="ce216" office:value-type="string">
            <text:p>Christopher Brian Buckwell</text:p>
          </table:table-cell>
          <table:table-cell table:style-name="ce256" office:value-type="string" table:number-columns-spanned="1" table:number-rows-spanned="2">
            <text:p>Conservative</text:p>
          </table:table-cell>
          <table:table-cell table:style-name="ce282" office:value-type="float" office:value="332">
            <text:p>33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/>
          <table:table-cell table:style-name="ce216" office:value-type="string">
            <text:p>Abul K. Mohammed Abdullah</text:p>
          </table:table-cell>
          <table:covered-table-cell table:style-name="ce256"/>
          <table:table-cell table:style-name="ce282" office:value-type="float" office:value="306">
            <text:p>30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/>
          <table:table-cell table:style-name="ce221" office:value-type="string">
            <text:p>Khadija Hassan</text:p>
          </table:table-cell>
          <table:table-cell table:style-name="ce256" office:value-type="string" table:number-columns-spanned="1" table:number-rows-spanned="2">
            <text:p>Respect</text:p>
          </table:table-cell>
          <table:table-cell table:style-name="ce282" office:value-type="float" office:value="225">
            <text:p>22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48"/>
          <table:table-cell table:style-name="ce222" office:value-type="string">
            <text:p>Mohammed Abdur Rob</text:p>
          </table:table-cell>
          <table:covered-table-cell table:style-name="ce256"/>
          <table:table-cell table:style-name="ce282" office:value-type="float" office:value="193">
            <text:p>19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48"/>
          <table:table-cell table:style-name="ce216" office:value-type="string">
            <text:p>Bakary Ceesay</text:p>
          </table:table-cell>
          <table:table-cell table:style-name="ce256" office:value-type="string">
            <text:p>Conservative</text:p>
          </table:table-cell>
          <table:table-cell table:style-name="ce282" office:value-type="float" office:value="193">
            <text:p>19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2"/>
          <table:covered-table-cell table:style-name="ce47"/>
          <table:covered-table-cell table:style-name="ce69"/>
          <table:covered-table-cell table:style-name="ce149"/>
          <table:table-cell table:style-name="ce149"/>
          <table:table-cell table:style-name="ce223" office:value-type="string">
            <text:p>Berlyne Hamilton</text:p>
          </table:table-cell>
          <table:table-cell table:style-name="ce229" office:value-type="string">
            <text:p>Respect</text:p>
          </table:table-cell>
          <table:table-cell table:style-name="ce298" office:value-type="float" office:value="192">
            <text:p>19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51"/>
          <table:table-cell table:style-name="ce154" table:number-columns-repeated="2"/>
          <table:table-cell table:style-name="ce220"/>
          <table:table-cell table:style-name="ce107"/>
          <table:table-cell table:style-name="ce285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19" office:value-type="string" table:number-columns-spanned="1" table:number-rows-spanned="50">
            <text:p>Local</text:p>
          </table:table-cell>
          <table:table-cell table:style-name="ce43" office:value-type="float" office:value="2006" table:number-columns-spanned="1" table:number-rows-spanned="50">
            <text:p>2006</text:p>
          </table:table-cell>
          <table:table-cell table:style-name="ce72" office:value-type="string" table:number-columns-spanned="1" table:number-rows-spanned="12">
            <text:p>Custom House</text:p>
          </table:table-cell>
          <table:table-cell table:style-name="ce147" office:value-type="float" office:value="28.83" table:number-columns-spanned="1" table:number-rows-spanned="12">
            <text:p>28.83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Patricia Mary Holland</text:p>
          </table:table-cell>
          <table:table-cell table:style-name="ce259" office:value-type="string" table:number-columns-spanned="1" table:number-rows-spanned="3">
            <text:p>Labour</text:p>
          </table:table-cell>
          <table:table-cell table:style-name="ce280" office:value-type="float" office:value="1289">
            <text:p>1,28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66" office:value-type="string">
            <text:p>ü</text:p>
          </table:table-cell>
          <table:table-cell table:style-name="ce215" office:value-type="string">
            <text:p>James Butler</text:p>
          </table:table-cell>
          <table:covered-table-cell table:style-name="ce9"/>
          <table:table-cell table:style-name="ce281" office:value-type="float" office:value="1165">
            <text:p>1,16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66" office:value-type="string">
            <text:p>ü</text:p>
          </table:table-cell>
          <table:table-cell table:style-name="ce214" office:value-type="string">
            <text:p>Conor Michael McAuley</text:p>
          </table:table-cell>
          <table:covered-table-cell table:style-name="ce9"/>
          <table:table-cell table:style-name="ce281" office:value-type="float" office:value="1008">
            <text:p>1,00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74"/>
          <table:table-cell table:style-name="ce212" office:value-type="string">
            <text:p>Beatrice Appiah</text:p>
          </table:table-cell>
          <table:table-cell table:style-name="ce255" office:value-type="string" table:number-columns-spanned="1" table:number-rows-spanned="3">
            <text:p>CPA</text:p>
          </table:table-cell>
          <table:table-cell table:style-name="ce281" office:value-type="float" office:value="734">
            <text:p>73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74"/>
          <table:table-cell table:style-name="ce215" office:value-type="string">
            <text:p>Malcolm Williamson</text:p>
          </table:table-cell>
          <table:covered-table-cell table:style-name="ce255"/>
          <table:table-cell table:style-name="ce281" office:value-type="float" office:value="685">
            <text:p>68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74"/>
          <table:table-cell table:style-name="ce213" office:value-type="string">
            <text:p>Thomas Conquest</text:p>
          </table:table-cell>
          <table:covered-table-cell table:style-name="ce255"/>
          <table:table-cell table:style-name="ce281" office:value-type="float" office:value="671">
            <text:p>67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74"/>
          <table:table-cell table:style-name="ce214" office:value-type="string">
            <text:p>Adrian Trevor Machin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1" office:value-type="float" office:value="328">
            <text:p>32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74"/>
          <table:table-cell table:style-name="ce214" office:value-type="string">
            <text:p>Bahri James Chinn</text:p>
          </table:table-cell>
          <table:covered-table-cell table:style-name="ce255"/>
          <table:table-cell table:style-name="ce281" office:value-type="float" office:value="298">
            <text:p>29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74"/>
          <table:table-cell table:style-name="ce224" office:value-type="string">
            <text:p>Abdul Qayyum Ghani</text:p>
          </table:table-cell>
          <table:table-cell table:style-name="ce255" office:value-type="string">
            <text:p>Respect</text:p>
          </table:table-cell>
          <table:table-cell table:style-name="ce281" office:value-type="float" office:value="295">
            <text:p>29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74"/>
          <table:table-cell table:style-name="ce224" office:value-type="string">
            <text:p>Navnit R. Ranchhoddas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262">
            <text:p>26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74"/>
          <table:table-cell table:style-name="ce214" office:value-type="string">
            <text:p>Kevin Peter Davis</text:p>
          </table:table-cell>
          <table:table-cell table:style-name="ce10" office:value-type="string" table:number-columns-spanned="1" table:number-rows-spanned="2">
            <text:p>Respect</text:p>
          </table:table-cell>
          <table:table-cell table:style-name="ce281" office:value-type="float" office:value="254">
            <text:p>25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9"/>
          <table:table-cell table:style-name="ce174"/>
          <table:table-cell table:style-name="ce214" office:value-type="string">
            <text:p>Ghada Razuki</text:p>
          </table:table-cell>
          <table:covered-table-cell table:style-name="ce10"/>
          <table:table-cell table:style-name="ce281" office:value-type="float" office:value="215">
            <text:p>21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50" table:number-columns-repeated="2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90" office:value-type="string" table:number-columns-spanned="1" table:number-rows-spanned="10">
            <text:p>East Ham Central</text:p>
          </table:table-cell>
          <table:table-cell table:style-name="ce156" office:value-type="float" office:value="38.29" table:number-columns-spanned="1" table:number-rows-spanned="10">
            <text:p>38.29</text:p>
          </table:table-cell>
          <table:table-cell table:style-name="ce165" office:value-type="string">
            <text:p>ü</text:p>
          </table:table-cell>
          <table:table-cell table:style-name="ce215" office:value-type="string">
            <text:p>Mary Marjorie Skyers</text:p>
          </table:table-cell>
          <table:table-cell table:style-name="ce259" office:value-type="string" table:number-columns-spanned="1" table:number-rows-spanned="3">
            <text:p>Labour</text:p>
          </table:table-cell>
          <table:table-cell table:style-name="ce281" office:value-type="float" office:value="1821">
            <text:p>1,82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66" office:value-type="string">
            <text:p>ü</text:p>
          </table:table-cell>
          <table:table-cell table:style-name="ce215" office:value-type="string">
            <text:p>Ian Keith Corbett</text:p>
          </table:table-cell>
          <table:covered-table-cell table:style-name="ce9"/>
          <table:table-cell table:style-name="ce281" office:value-type="float" office:value="1757">
            <text:p>1,75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66" office:value-type="string">
            <text:p>ü</text:p>
          </table:table-cell>
          <table:table-cell table:style-name="ce215" office:value-type="string">
            <text:p>Unmesh Desai</text:p>
          </table:table-cell>
          <table:covered-table-cell table:style-name="ce9"/>
          <table:table-cell table:style-name="ce281" office:value-type="float" office:value="1720">
            <text:p>1,72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66"/>
          <table:table-cell table:style-name="ce212" office:value-type="string">
            <text:p>Mohammed Iqbal Nakhuda</text:p>
          </table:table-cell>
          <table:table-cell table:style-name="ce255" office:value-type="string" table:number-columns-spanned="1" table:number-rows-spanned="3">
            <text:p>Respect</text:p>
          </table:table-cell>
          <table:table-cell table:style-name="ce281" office:value-type="float" office:value="1090">
            <text:p>1,09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66"/>
          <table:table-cell table:style-name="ce215" office:value-type="string">
            <text:p>Fazan Khaliq</text:p>
          </table:table-cell>
          <table:covered-table-cell table:style-name="ce255"/>
          <table:table-cell table:style-name="ce281" office:value-type="float" office:value="1086">
            <text:p>1,08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66"/>
          <table:table-cell table:style-name="ce213" office:value-type="string">
            <text:p>Charanjeet Hullen</text:p>
          </table:table-cell>
          <table:covered-table-cell table:style-name="ce255"/>
          <table:table-cell table:style-name="ce281" office:value-type="float" office:value="961">
            <text:p>96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66"/>
          <table:table-cell table:style-name="ce215" office:value-type="string">
            <text:p>Tufail Topu Basith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535">
            <text:p>53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84"/>
          <table:table-cell table:style-name="ce215" office:value-type="string">
            <text:p>Sadir Najib Hussain</text:p>
          </table:table-cell>
          <table:covered-table-cell table:style-name="ce255"/>
          <table:table-cell table:style-name="ce281" office:value-type="float" office:value="524">
            <text:p>52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74"/>
          <table:table-cell table:style-name="ce215" office:value-type="string">
            <text:p>Sadeque Miah</text:p>
          </table:table-cell>
          <table:covered-table-cell table:style-name="ce255"/>
          <table:table-cell table:style-name="ce281" office:value-type="float" office:value="446">
            <text:p>44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91"/>
          <table:covered-table-cell table:style-name="ce148"/>
          <table:table-cell table:style-name="ce174"/>
          <table:table-cell table:style-name="ce224" office:value-type="string">
            <text:p>Harold Bhatty</text:p>
          </table:table-cell>
          <table:table-cell table:style-name="ce215" office:value-type="string">
            <text:p>CPA</text:p>
          </table:table-cell>
          <table:table-cell table:style-name="ce281" office:value-type="float" office:value="310">
            <text:p>31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9"/>
          <table:table-cell table:style-name="ce151" table:number-columns-repeated="2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3" office:value-type="string" table:number-columns-spanned="1" table:number-rows-spanned="11">
            <text:p>East Ham North</text:p>
          </table:table-cell>
          <table:table-cell table:style-name="ce155" office:value-type="float" office:value="45.24" table:number-columns-spanned="1" table:number-rows-spanned="11">
            <text:p>45.24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Paul Duraisamy Sathianesan</text:p>
          </table:table-cell>
          <table:table-cell table:style-name="ce228" office:value-type="string" table:number-columns-spanned="1" table:number-rows-spanned="3">
            <text:p>Labour</text:p>
          </table:table-cell>
          <table:table-cell table:style-name="ce282" office:value-type="float" office:value="1939">
            <text:p>1,93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66" office:value-type="string">
            <text:p>ü</text:p>
          </table:table-cell>
          <table:table-cell table:style-name="ce216" office:value-type="string">
            <text:p>Sukhdev Singh Marway</text:p>
          </table:table-cell>
          <table:covered-table-cell table:style-name="ce9"/>
          <table:table-cell table:style-name="ce282" office:value-type="float" office:value="1760">
            <text:p>1,76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66" office:value-type="string">
            <text:p>ü</text:p>
          </table:table-cell>
          <table:table-cell table:style-name="ce216" office:value-type="string">
            <text:p>Patricia Lilian Sheekey</text:p>
          </table:table-cell>
          <table:covered-table-cell table:style-name="ce9"/>
          <table:table-cell table:style-name="ce282" office:value-type="float" office:value="1718">
            <text:p>1,71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21" office:value-type="string">
            <text:p>Ashfaq Ahmed</text:p>
          </table:table-cell>
          <table:table-cell table:style-name="ce256" office:value-type="string" table:number-columns-spanned="1" table:number-rows-spanned="3">
            <text:p>Respect</text:p>
          </table:table-cell>
          <table:table-cell table:style-name="ce282" office:value-type="float" office:value="1390">
            <text:p>1,39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16" office:value-type="string">
            <text:p>Mohammed Khawaja</text:p>
          </table:table-cell>
          <table:covered-table-cell table:style-name="ce256"/>
          <table:table-cell table:style-name="ce282" office:value-type="float" office:value="1308">
            <text:p>1,30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22" office:value-type="string">
            <text:p>Sarah Jane Ruiz</text:p>
          </table:table-cell>
          <table:covered-table-cell table:style-name="ce256"/>
          <table:table-cell table:style-name="ce282" office:value-type="float" office:value="1299">
            <text:p>1,29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16" office:value-type="string">
            <text:p>Mohammed Akram</text:p>
          </table:table-cell>
          <table:table-cell table:style-name="ce256" office:value-type="string" table:number-columns-spanned="1" table:number-rows-spanned="3">
            <text:p>Conservative</text:p>
          </table:table-cell>
          <table:table-cell table:style-name="ce282" office:value-type="float" office:value="685">
            <text:p>68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16" office:value-type="string">
            <text:p>Chaudhry Sabir Hussain</text:p>
          </table:table-cell>
          <table:covered-table-cell table:style-name="ce256"/>
          <table:table-cell table:style-name="ce282" office:value-type="float" office:value="593">
            <text:p>59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16" office:value-type="string">
            <text:p>Gopinathan Benoy</text:p>
          </table:table-cell>
          <table:covered-table-cell table:style-name="ce256"/>
          <table:table-cell table:style-name="ce282" office:value-type="float" office:value="589">
            <text:p>58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23" office:value-type="string">
            <text:p>Shana Yarnell</text:p>
          </table:table-cell>
          <table:table-cell table:style-name="ce223" office:value-type="string">
            <text:p>Green</text:p>
          </table:table-cell>
          <table:table-cell table:style-name="ce282" office:value-type="float" office:value="212">
            <text:p>21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1"/>
          <table:covered-table-cell table:style-name="ce69"/>
          <table:covered-table-cell table:style-name="ce157"/>
          <table:table-cell table:style-name="ce149"/>
          <table:table-cell table:style-name="ce223" office:value-type="string">
            <text:p>Emmanuel Yaw Kpikpi</text:p>
          </table:table-cell>
          <table:table-cell table:style-name="ce216" office:value-type="string">
            <text:p>CPA</text:p>
          </table:table-cell>
          <table:table-cell table:style-name="ce282" office:value-type="float" office:value="136">
            <text:p>13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51"/>
          <table:table-cell table:style-name="ce154" table:number-columns-repeated="2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3" office:value-type="string" table:number-columns-spanned="1" table:number-rows-spanned="14">
            <text:p>East Ham South</text:p>
          </table:table-cell>
          <table:table-cell table:style-name="ce155" office:value-type="float" office:value="33.88" table:number-columns-spanned="1" table:number-rows-spanned="14">
            <text:p>33.88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Kevin John Jenkins</text:p>
          </table:table-cell>
          <table:table-cell table:style-name="ce228" office:value-type="string" table:number-columns-spanned="1" table:number-rows-spanned="3">
            <text:p>Labour</text:p>
          </table:table-cell>
          <table:table-cell table:style-name="ce282" office:value-type="float" office:value="1569">
            <text:p>1,56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 office:value-type="string">
            <text:p>ü</text:p>
          </table:table-cell>
          <table:table-cell table:style-name="ce216" office:value-type="string">
            <text:p>Quintin Brian Peppiatt</text:p>
          </table:table-cell>
          <table:covered-table-cell table:style-name="ce9"/>
          <table:table-cell table:style-name="ce282" office:value-type="float" office:value="1453">
            <text:p>1,45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 office:value-type="string">
            <text:p>ü</text:p>
          </table:table-cell>
          <table:table-cell table:style-name="ce216" office:value-type="string">
            <text:p>Lakmini Sewwandi Shah</text:p>
          </table:table-cell>
          <table:covered-table-cell table:style-name="ce9"/>
          <table:table-cell table:style-name="ce282" office:value-type="float" office:value="1224">
            <text:p>1,22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/>
          <table:table-cell table:style-name="ce223" office:value-type="string">
            <text:p>Rezia Begum Choudhury</text:p>
          </table:table-cell>
          <table:table-cell table:style-name="ce256" office:value-type="string">
            <text:p>Conservative</text:p>
          </table:table-cell>
          <table:table-cell table:style-name="ce282" office:value-type="float" office:value="588">
            <text:p>58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/>
          <table:table-cell table:style-name="ce223" office:value-type="string">
            <text:p>Raheela Ajmal Ali</text:p>
          </table:table-cell>
          <table:table-cell table:style-name="ce256" office:value-type="string">
            <text:p>Respect</text:p>
          </table:table-cell>
          <table:table-cell table:style-name="ce282" office:value-type="float" office:value="556">
            <text:p>55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/>
          <table:table-cell table:style-name="ce223" office:value-type="string">
            <text:p>Enamul Haque</text:p>
          </table:table-cell>
          <table:table-cell table:style-name="ce256" office:value-type="string">
            <text:p>Conservative</text:p>
          </table:table-cell>
          <table:table-cell table:style-name="ce282" office:value-type="float" office:value="501">
            <text:p>50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/>
          <table:table-cell table:style-name="ce216" office:value-type="string">
            <text:p>Riaz Uddin</text:p>
          </table:table-cell>
          <table:table-cell table:style-name="ce256" office:value-type="string" table:number-columns-spanned="1" table:number-rows-spanned="2">
            <text:p>Respect</text:p>
          </table:table-cell>
          <table:table-cell table:style-name="ce282" office:value-type="float" office:value="465">
            <text:p>46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/>
          <table:table-cell table:style-name="ce216" office:value-type="string">
            <text:p>Roderick Finlayson</text:p>
          </table:table-cell>
          <table:covered-table-cell table:style-name="ce256"/>
          <table:table-cell table:style-name="ce282" office:value-type="float" office:value="450">
            <text:p>45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/>
          <table:table-cell table:style-name="ce223" office:value-type="string">
            <text:p>Muhammed Ashraf Ul Islam</text:p>
          </table:table-cell>
          <table:table-cell table:style-name="ce256" office:value-type="string">
            <text:p>Conservative</text:p>
          </table:table-cell>
          <table:table-cell table:style-name="ce282" office:value-type="float" office:value="449">
            <text:p>44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/>
          <table:table-cell table:style-name="ce223" office:value-type="string">
            <text:p>Frederick Charles Jones</text:p>
          </table:table-cell>
          <table:table-cell table:style-name="ce256" office:value-type="string">
            <text:p>Independent</text:p>
          </table:table-cell>
          <table:table-cell table:style-name="ce282" office:value-type="float" office:value="367">
            <text:p>36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/>
          <table:table-cell table:style-name="ce223" office:value-type="string">
            <text:p>Keith Mcllveen</text:p>
          </table:table-cell>
          <table:table-cell table:style-name="ce256" office:value-type="string">
            <text:p>Green</text:p>
          </table:table-cell>
          <table:table-cell table:style-name="ce282" office:value-type="float" office:value="316">
            <text:p>31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/>
          <table:table-cell table:style-name="ce223" office:value-type="string">
            <text:p>Kwame Otti</text:p>
          </table:table-cell>
          <table:table-cell table:style-name="ce256" office:value-type="string">
            <text:p>CPA</text:p>
          </table:table-cell>
          <table:table-cell table:style-name="ce282" office:value-type="float" office:value="305">
            <text:p>30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48"/>
          <table:table-cell table:style-name="ce216" office:value-type="string">
            <text:p>Abdul Kayum</text:p>
          </table:table-cell>
          <table:table-cell table:style-name="ce229" office:value-type="string" table:number-columns-spanned="1" table:number-rows-spanned="2">
            <text:p>Lib. Democrats</text:p>
          </table:table-cell>
          <table:table-cell table:style-name="ce282" office:value-type="float" office:value="241">
            <text:p>24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2"/>
          <table:covered-table-cell table:style-name="ce47"/>
          <table:covered-table-cell table:style-name="ce69"/>
          <table:covered-table-cell table:style-name="ce149"/>
          <table:table-cell table:style-name="ce149"/>
          <table:table-cell table:style-name="ce216" office:value-type="string">
            <text:p>Anwar Hussain</text:p>
          </table:table-cell>
          <table:covered-table-cell table:style-name="ce229"/>
          <table:table-cell table:style-name="ce282" office:value-type="float" office:value="223">
            <text:p>22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51"/>
          <table:table-cell table:style-name="ce154" table:number-columns-repeated="2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19" office:value-type="string" table:number-columns-spanned="1" table:number-rows-spanned="51">
            <text:p>Local</text:p>
          </table:table-cell>
          <table:table-cell table:style-name="ce43" office:value-type="float" office:value="2006" table:number-columns-spanned="1" table:number-rows-spanned="51">
            <text:p>2006</text:p>
          </table:table-cell>
          <table:table-cell table:style-name="ce72" office:value-type="string" table:number-columns-spanned="1" table:number-rows-spanned="11">
            <text:p>Forest Gate North</text:p>
          </table:table-cell>
          <table:table-cell table:style-name="ce156" office:value-type="float" office:value="35.34" table:number-columns-spanned="1" table:number-rows-spanned="11">
            <text:p>35.34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Paul Martin Brickell</text:p>
          </table:table-cell>
          <table:table-cell table:style-name="ce259" office:value-type="string" table:number-columns-spanned="1" table:number-rows-spanned="3">
            <text:p>Labour</text:p>
          </table:table-cell>
          <table:table-cell table:style-name="ce280" office:value-type="float" office:value="1678">
            <text:p>1,67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66" office:value-type="string">
            <text:p>ü</text:p>
          </table:table-cell>
          <table:table-cell table:style-name="ce215" office:value-type="string">
            <text:p>Michael Arthur Nicholas</text:p>
          </table:table-cell>
          <table:covered-table-cell table:style-name="ce9"/>
          <table:table-cell table:style-name="ce281" office:value-type="float" office:value="1552">
            <text:p>1,55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66" office:value-type="string">
            <text:p>ü</text:p>
          </table:table-cell>
          <table:table-cell table:style-name="ce214" office:value-type="string">
            <text:p>Shama S. M. Ahmad</text:p>
          </table:table-cell>
          <table:covered-table-cell table:style-name="ce9"/>
          <table:table-cell table:style-name="ce281" office:value-type="float" office:value="1443">
            <text:p>1,44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66"/>
          <table:table-cell table:style-name="ce212" office:value-type="string">
            <text:p>Muhammed Zaki Ahmed</text:p>
          </table:table-cell>
          <table:table-cell table:style-name="ce255" office:value-type="string" table:number-columns-spanned="1" table:number-rows-spanned="3">
            <text:p>Respect</text:p>
          </table:table-cell>
          <table:table-cell table:style-name="ce281" office:value-type="float" office:value="757">
            <text:p>75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66"/>
          <table:table-cell table:style-name="ce215" office:value-type="string">
            <text:p>Imran Mustak</text:p>
          </table:table-cell>
          <table:covered-table-cell table:style-name="ce255"/>
          <table:table-cell table:style-name="ce281" office:value-type="float" office:value="720">
            <text:p>72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66"/>
          <table:table-cell table:style-name="ce213" office:value-type="string">
            <text:p>April Williams</text:p>
          </table:table-cell>
          <table:covered-table-cell table:style-name="ce255"/>
          <table:table-cell table:style-name="ce281" office:value-type="float" office:value="673">
            <text:p>67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66"/>
          <table:table-cell table:style-name="ce214" office:value-type="string">
            <text:p>Jane Alison Lithgow</text:p>
          </table:table-cell>
          <table:table-cell table:style-name="ce255" office:value-type="string">
            <text:p>Green</text:p>
          </table:table-cell>
          <table:table-cell table:style-name="ce281" office:value-type="float" office:value="603">
            <text:p>60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74"/>
          <table:table-cell table:style-name="ce212" office:value-type="string">
            <text:p>Jacqueline Melissa Burns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517">
            <text:p>51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74"/>
          <table:table-cell table:style-name="ce215" office:value-type="string">
            <text:p>Charles R.P.G. Meaby </text:p>
          </table:table-cell>
          <table:covered-table-cell table:style-name="ce255"/>
          <table:table-cell table:style-name="ce281" office:value-type="float" office:value="454">
            <text:p>45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74"/>
          <table:table-cell table:style-name="ce213" office:value-type="string">
            <text:p>Brian Lliff Maze</text:p>
          </table:table-cell>
          <table:covered-table-cell table:style-name="ce255"/>
          <table:table-cell table:style-name="ce281" office:value-type="float" office:value="418">
            <text:p>41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74"/>
          <table:table-cell table:style-name="ce214" office:value-type="string">
            <text:p>Stephen Craig Williamson</text:p>
          </table:table-cell>
          <table:table-cell table:style-name="ce215" office:value-type="string">
            <text:p>CPA</text:p>
          </table:table-cell>
          <table:table-cell table:style-name="ce281" office:value-type="float" office:value="409">
            <text:p>40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50" table:number-columns-repeated="2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90" office:value-type="string" table:number-columns-spanned="1" table:number-rows-spanned="11">
            <text:p>Forest Gate South</text:p>
          </table:table-cell>
          <table:table-cell table:style-name="ce147" office:value-type="float" office:value="35.64" table:number-columns-spanned="1" table:number-rows-spanned="11">
            <text:p>35.64</text:p>
          </table:table-cell>
          <table:table-cell table:style-name="ce165" office:value-type="string">
            <text:p>ü</text:p>
          </table:table-cell>
          <table:table-cell table:style-name="ce215" office:value-type="string">
            <text:p>Judith A.N. Garfield</text:p>
          </table:table-cell>
          <table:table-cell table:style-name="ce259" office:value-type="string" table:number-columns-spanned="1" table:number-rows-spanned="3">
            <text:p>Labour</text:p>
          </table:table-cell>
          <table:table-cell table:style-name="ce281" office:value-type="float" office:value="1410">
            <text:p>1,41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66" office:value-type="string">
            <text:p>ü</text:p>
          </table:table-cell>
          <table:table-cell table:style-name="ce215" office:value-type="string">
            <text:p>Winston Theodore Vaughan</text:p>
          </table:table-cell>
          <table:covered-table-cell table:style-name="ce9"/>
          <table:table-cell table:style-name="ce281" office:value-type="float" office:value="1408">
            <text:p>1,40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66" office:value-type="string">
            <text:p>ü</text:p>
          </table:table-cell>
          <table:table-cell table:style-name="ce215" office:value-type="string">
            <text:p>Akbar Ali Chaudhary</text:p>
          </table:table-cell>
          <table:covered-table-cell table:style-name="ce9"/>
          <table:table-cell table:style-name="ce281" office:value-type="float" office:value="1384">
            <text:p>1,38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74"/>
          <table:table-cell table:style-name="ce212" office:value-type="string">
            <text:p>Salim Patel</text:p>
          </table:table-cell>
          <table:table-cell table:style-name="ce255" office:value-type="string" table:number-columns-spanned="1" table:number-rows-spanned="3">
            <text:p>Respect</text:p>
          </table:table-cell>
          <table:table-cell table:style-name="ce281" office:value-type="float" office:value="1296">
            <text:p>1,29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74"/>
          <table:table-cell table:style-name="ce215" office:value-type="string">
            <text:p>Simon Jacob Shaw</text:p>
          </table:table-cell>
          <table:covered-table-cell table:style-name="ce255"/>
          <table:table-cell table:style-name="ce281" office:value-type="float" office:value="1285">
            <text:p>1,28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74"/>
          <table:table-cell table:style-name="ce213" office:value-type="string">
            <text:p>Zenib Jalil</text:p>
          </table:table-cell>
          <table:covered-table-cell table:style-name="ce255"/>
          <table:table-cell table:style-name="ce281" office:value-type="float" office:value="1250">
            <text:p>1,25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74"/>
          <table:table-cell table:style-name="ce215" office:value-type="string">
            <text:p>Adrian John Hedges</text:p>
          </table:table-cell>
          <table:table-cell table:style-name="ce255" office:value-type="string">
            <text:p>Green</text:p>
          </table:table-cell>
          <table:table-cell table:style-name="ce281" office:value-type="float" office:value="450">
            <text:p>45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74"/>
          <table:table-cell table:style-name="ce212" office:value-type="string">
            <text:p>Barry William Roberts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430">
            <text:p>43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74"/>
          <table:table-cell table:style-name="ce215" office:value-type="string">
            <text:p>David Michael Eveleigh</text:p>
          </table:table-cell>
          <table:covered-table-cell table:style-name="ce255"/>
          <table:table-cell table:style-name="ce281" office:value-type="float" office:value="425">
            <text:p>42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74"/>
          <table:table-cell table:style-name="ce213" office:value-type="string">
            <text:p>Ikram Wahid</text:p>
          </table:table-cell>
          <table:covered-table-cell table:style-name="ce255"/>
          <table:table-cell table:style-name="ce281" office:value-type="float" office:value="380">
            <text:p>38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91"/>
          <table:covered-table-cell table:style-name="ce149"/>
          <table:table-cell table:style-name="ce174"/>
          <table:table-cell table:style-name="ce215" office:value-type="string">
            <text:p>Reginald Leonard Eade</text:p>
          </table:table-cell>
          <table:table-cell table:style-name="ce215" office:value-type="string">
            <text:p>CPA</text:p>
          </table:table-cell>
          <table:table-cell table:style-name="ce281" office:value-type="float" office:value="308">
            <text:p>30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9"/>
          <table:table-cell table:style-name="ce151" table:number-columns-repeated="2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3" office:value-type="string" table:number-columns-spanned="1" table:number-rows-spanned="12">
            <text:p>Green Street East</text:p>
          </table:table-cell>
          <table:table-cell table:style-name="ce155" office:value-type="float" office:value="40.13" table:number-columns-spanned="1" table:number-rows-spanned="12">
            <text:p>40.13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Rohima Rahman</text:p>
          </table:table-cell>
          <table:table-cell table:style-name="ce228" office:value-type="string" table:number-columns-spanned="1" table:number-rows-spanned="3">
            <text:p>Labour</text:p>
          </table:table-cell>
          <table:table-cell table:style-name="ce282" office:value-type="float" office:value="1869">
            <text:p>1,86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66" office:value-type="string">
            <text:p>ü</text:p>
          </table:table-cell>
          <table:table-cell table:style-name="ce216" office:value-type="string">
            <text:p>Sharaf Mahmood</text:p>
          </table:table-cell>
          <table:covered-table-cell table:style-name="ce9"/>
          <table:table-cell table:style-name="ce282" office:value-type="float" office:value="1815">
            <text:p>1,81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66" office:value-type="string">
            <text:p>ü</text:p>
          </table:table-cell>
          <table:table-cell table:style-name="ce216" office:value-type="string">
            <text:p>Abdul Shakoor</text:p>
          </table:table-cell>
          <table:covered-table-cell table:style-name="ce9"/>
          <table:table-cell table:style-name="ce282" office:value-type="float" office:value="1716">
            <text:p>1,71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66"/>
          <table:table-cell table:style-name="ce221" office:value-type="string">
            <text:p>Abdurahman Akhtar Jafar</text:p>
          </table:table-cell>
          <table:table-cell table:style-name="ce255" office:value-type="string" table:number-columns-spanned="1" table:number-rows-spanned="3">
            <text:p>Respect</text:p>
          </table:table-cell>
          <table:table-cell table:style-name="ce282" office:value-type="float" office:value="1260">
            <text:p>1,26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66"/>
          <table:table-cell table:style-name="ce216" office:value-type="string">
            <text:p>Abdul Khaliq Mian</text:p>
          </table:table-cell>
          <table:covered-table-cell table:style-name="ce255"/>
          <table:table-cell table:style-name="ce282" office:value-type="float" office:value="1180">
            <text:p>1,18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66"/>
          <table:table-cell table:style-name="ce222" office:value-type="string">
            <text:p>Kevin Francis Corr</text:p>
          </table:table-cell>
          <table:covered-table-cell table:style-name="ce255"/>
          <table:table-cell table:style-name="ce282" office:value-type="float" office:value="1168">
            <text:p>1,16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66"/>
          <table:table-cell table:style-name="ce216" office:value-type="string">
            <text:p>Shamim Ahmed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2" office:value-type="float" office:value="452">
            <text:p>45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16" office:value-type="string">
            <text:p>Mohammed A.N. Choudhury</text:p>
          </table:table-cell>
          <table:covered-table-cell table:style-name="ce255"/>
          <table:table-cell table:style-name="ce282" office:value-type="float" office:value="393">
            <text:p>39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23" office:value-type="string">
            <text:p>Abigail Louise Kingston</text:p>
          </table:table-cell>
          <table:table-cell table:style-name="ce223" office:value-type="string">
            <text:p>Green</text:p>
          </table:table-cell>
          <table:table-cell table:style-name="ce282" office:value-type="float" office:value="316">
            <text:p>31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23" office:value-type="string">
            <text:p>Kaisar Uddin Jalal</text:p>
          </table:table-cell>
          <table:table-cell table:style-name="ce223" office:value-type="string">
            <text:p>Conservative</text:p>
          </table:table-cell>
          <table:table-cell table:style-name="ce282" office:value-type="float" office:value="311">
            <text:p>31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23" office:value-type="string">
            <text:p>Mahbub Choudhury</text:p>
          </table:table-cell>
          <table:table-cell table:style-name="ce223" office:value-type="string">
            <text:p>Lib. Democrats</text:p>
          </table:table-cell>
          <table:table-cell table:style-name="ce282" office:value-type="float" office:value="294">
            <text:p>29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69"/>
          <table:covered-table-cell table:style-name="ce157"/>
          <table:table-cell table:style-name="ce149"/>
          <table:table-cell table:style-name="ce223" office:value-type="string">
            <text:p>Nigel Lee Weekes</text:p>
          </table:table-cell>
          <table:table-cell table:style-name="ce216" office:value-type="string">
            <text:p>CPA</text:p>
          </table:table-cell>
          <table:table-cell table:style-name="ce282" office:value-type="float" office:value="272">
            <text:p>27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51"/>
          <table:table-cell table:style-name="ce154" table:number-columns-repeated="2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3" office:value-type="string" table:number-columns-spanned="1" table:number-rows-spanned="14">
            <text:p>Green Street West</text:p>
          </table:table-cell>
          <table:table-cell table:style-name="ce155" office:value-type="float" office:value="43.89" table:number-columns-spanned="1" table:number-rows-spanned="14">
            <text:p>43.89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Asif Karim</text:p>
          </table:table-cell>
          <table:table-cell table:style-name="ce228" office:value-type="string" table:number-columns-spanned="1" table:number-rows-spanned="3">
            <text:p>Respect</text:p>
          </table:table-cell>
          <table:table-cell table:style-name="ce282" office:value-type="float" office:value="1829">
            <text:p>1,82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 office:value-type="string">
            <text:p>ü</text:p>
          </table:table-cell>
          <table:table-cell table:style-name="ce216" office:value-type="string">
            <text:p>Abdul Karim Sheikh</text:p>
          </table:table-cell>
          <table:covered-table-cell table:style-name="ce9"/>
          <table:table-cell table:style-name="ce282" office:value-type="float" office:value="1784">
            <text:p>1,78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 office:value-type="string">
            <text:p>ü</text:p>
          </table:table-cell>
          <table:table-cell table:style-name="ce216" office:value-type="string">
            <text:p>Hanif Abdulmuhit</text:p>
          </table:table-cell>
          <table:covered-table-cell table:style-name="ce9"/>
          <table:table-cell table:style-name="ce282" office:value-type="float" office:value="1751">
            <text:p>1,75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/>
          <table:table-cell table:style-name="ce221" office:value-type="string">
            <text:p>Rustam Hasan Talati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1585">
            <text:p>1,58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/>
          <table:table-cell table:style-name="ce216" office:value-type="string">
            <text:p>Harvinder Singh Virdee</text:p>
          </table:table-cell>
          <table:covered-table-cell table:style-name="ce256"/>
          <table:table-cell table:style-name="ce282" office:value-type="float" office:value="1511">
            <text:p>1,51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/>
          <table:table-cell table:style-name="ce222" office:value-type="string">
            <text:p>Nirmal Kaur Chadha</text:p>
          </table:table-cell>
          <table:covered-table-cell table:style-name="ce256"/>
          <table:table-cell table:style-name="ce282" office:value-type="float" office:value="1422">
            <text:p>1,42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/>
          <table:table-cell table:style-name="ce223" office:value-type="string">
            <text:p>Phyllis Edith Paice</text:p>
          </table:table-cell>
          <table:table-cell table:style-name="ce256" office:value-type="string">
            <text:p>Conservative</text:p>
          </table:table-cell>
          <table:table-cell table:style-name="ce282" office:value-type="float" office:value="300">
            <text:p>30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/>
          <table:table-cell table:style-name="ce223" office:value-type="string">
            <text:p>Shamimara Choudhury</text:p>
          </table:table-cell>
          <table:table-cell table:style-name="ce256" office:value-type="string">
            <text:p>Lib. Democrats</text:p>
          </table:table-cell>
          <table:table-cell table:style-name="ce282" office:value-type="float" office:value="264">
            <text:p>26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/>
          <table:table-cell table:style-name="ce216" office:value-type="string">
            <text:p>Khatija Suleman Meaby</text:p>
          </table:table-cell>
          <table:table-cell table:style-name="ce256" office:value-type="string" table:number-columns-spanned="1" table:number-rows-spanned="2">
            <text:p>Conservative</text:p>
          </table:table-cell>
          <table:table-cell table:style-name="ce282" office:value-type="float" office:value="256">
            <text:p>25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/>
          <table:table-cell table:style-name="ce216" office:value-type="string">
            <text:p>Zubaida Nishat Hashmi</text:p>
          </table:table-cell>
          <table:covered-table-cell table:style-name="ce255"/>
          <table:table-cell table:style-name="ce282" office:value-type="float" office:value="235">
            <text:p>23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/>
          <table:table-cell table:style-name="ce223" office:value-type="string">
            <text:p>Emran Chowdhury</text:p>
          </table:table-cell>
          <table:table-cell table:style-name="ce256" office:value-type="string">
            <text:p>Lib. Democrats</text:p>
          </table:table-cell>
          <table:table-cell table:style-name="ce282" office:value-type="float" office:value="235">
            <text:p>23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/>
          <table:table-cell table:style-name="ce223" office:value-type="string">
            <text:p>Mary Elizabeth Forse</text:p>
          </table:table-cell>
          <table:table-cell table:style-name="ce256" office:value-type="string">
            <text:p>Green</text:p>
          </table:table-cell>
          <table:table-cell table:style-name="ce282" office:value-type="float" office:value="223">
            <text:p>22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48"/>
          <table:table-cell table:style-name="ce223" office:value-type="string">
            <text:p>Abdul Mohshin</text:p>
          </table:table-cell>
          <table:table-cell table:style-name="ce223" office:value-type="string">
            <text:p>Independent</text:p>
          </table:table-cell>
          <table:table-cell table:style-name="ce282" office:value-type="float" office:value="180">
            <text:p>18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2"/>
          <table:covered-table-cell table:style-name="ce47"/>
          <table:covered-table-cell table:style-name="ce69"/>
          <table:covered-table-cell table:style-name="ce149"/>
          <table:table-cell table:style-name="ce149"/>
          <table:table-cell table:style-name="ce223" office:value-type="string">
            <text:p>Alessandra Awolowo</text:p>
          </table:table-cell>
          <table:table-cell table:style-name="ce216" office:value-type="string">
            <text:p>CPA</text:p>
          </table:table-cell>
          <table:table-cell table:style-name="ce282" office:value-type="float" office:value="144">
            <text:p>14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51"/>
          <table:table-cell table:style-name="ce154" table:number-columns-repeated="2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19" office:value-type="string" table:number-columns-spanned="1" table:number-rows-spanned="52">
            <text:p>Local</text:p>
          </table:table-cell>
          <table:table-cell table:style-name="ce43" office:value-type="float" office:value="2006" table:number-columns-spanned="1" table:number-rows-spanned="52">
            <text:p>2006</text:p>
          </table:table-cell>
          <table:table-cell table:style-name="ce72" office:value-type="string" table:number-columns-spanned="1" table:number-rows-spanned="13">
            <text:p>Little Ilford</text:p>
          </table:table-cell>
          <table:table-cell table:style-name="ce156" office:value-type="float" office:value="34.92" table:number-columns-spanned="1" table:number-rows-spanned="13">
            <text:p>34.92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Josephine Hilary Corbett</text:p>
          </table:table-cell>
          <table:table-cell table:style-name="ce259" office:value-type="string" table:number-columns-spanned="1" table:number-rows-spanned="3">
            <text:p>Labour</text:p>
          </table:table-cell>
          <table:table-cell table:style-name="ce280" office:value-type="float" office:value="1387">
            <text:p>1,38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66" office:value-type="string">
            <text:p>ü</text:p>
          </table:table-cell>
          <table:table-cell table:style-name="ce215" office:value-type="string">
            <text:p>Andrew Robert E. Baikie</text:p>
          </table:table-cell>
          <table:covered-table-cell table:style-name="ce9"/>
          <table:table-cell table:style-name="ce281" office:value-type="float" office:value="1351">
            <text:p>1,35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66" office:value-type="string">
            <text:p>ü</text:p>
          </table:table-cell>
          <table:table-cell table:style-name="ce214" office:value-type="string">
            <text:p>Khalil Kazi</text:p>
          </table:table-cell>
          <table:covered-table-cell table:style-name="ce9"/>
          <table:table-cell table:style-name="ce281" office:value-type="float" office:value="1261">
            <text:p>1,26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66"/>
          <table:table-cell table:style-name="ce212" office:value-type="string">
            <text:p>Sajid Rehman</text:p>
          </table:table-cell>
          <table:table-cell table:style-name="ce255" office:value-type="string" table:number-columns-spanned="1" table:number-rows-spanned="2">
            <text:p>Respect</text:p>
          </table:table-cell>
          <table:table-cell table:style-name="ce281" office:value-type="float" office:value="815">
            <text:p>81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66"/>
          <table:table-cell table:style-name="ce213" office:value-type="string">
            <text:p>Rebecca Palmer</text:p>
          </table:table-cell>
          <table:covered-table-cell table:style-name="ce255"/>
          <table:table-cell table:style-name="ce281" office:value-type="float" office:value="809">
            <text:p>80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66"/>
          <table:table-cell table:style-name="ce214" office:value-type="string">
            <text:p>Mahbub Ahmed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732">
            <text:p>73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66"/>
          <table:table-cell table:style-name="ce224" office:value-type="string">
            <text:p>Summer Shahbaz</text:p>
          </table:table-cell>
          <table:table-cell table:style-name="ce255" office:value-type="string">
            <text:p>Respect</text:p>
          </table:table-cell>
          <table:table-cell table:style-name="ce281" office:value-type="float" office:value="699">
            <text:p>69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66"/>
          <table:table-cell table:style-name="ce214" office:value-type="string">
            <text:p>Fatema Polly Hussain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1" office:value-type="float" office:value="555">
            <text:p>55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66"/>
          <table:table-cell table:style-name="ce214" office:value-type="string">
            <text:p>Alizaman Aurongozeb</text:p>
          </table:table-cell>
          <table:covered-table-cell table:style-name="ce255"/>
          <table:table-cell table:style-name="ce281" office:value-type="float" office:value="509">
            <text:p>50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66"/>
          <table:table-cell table:style-name="ce224" office:value-type="string">
            <text:p>Trevor Watson</text:p>
          </table:table-cell>
          <table:table-cell table:style-name="ce255" office:value-type="string">
            <text:p>Lib. Democrats</text:p>
          </table:table-cell>
          <table:table-cell table:style-name="ce281" office:value-type="float" office:value="382">
            <text:p>38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74"/>
          <table:table-cell table:style-name="ce224" office:value-type="string">
            <text:p>Reginald Gardner</text:p>
          </table:table-cell>
          <table:table-cell table:style-name="ce255" office:value-type="string">
            <text:p>CPA</text:p>
          </table:table-cell>
          <table:table-cell table:style-name="ce281" office:value-type="float" office:value="266">
            <text:p>26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74"/>
          <table:table-cell table:style-name="ce224" office:value-type="string">
            <text:p>Mehmet Kani</text:p>
          </table:table-cell>
          <table:table-cell table:style-name="ce255" office:value-type="string">
            <text:p>Green</text:p>
          </table:table-cell>
          <table:table-cell table:style-name="ce281" office:value-type="float" office:value="218">
            <text:p>21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74"/>
          <table:table-cell table:style-name="ce224" office:value-type="string">
            <text:p>Mohammad Tanveer Anjum</text:p>
          </table:table-cell>
          <table:table-cell table:style-name="ce9" office:value-type="string">
            <text:p>British Public</text:p>
          </table:table-cell>
          <table:table-cell table:style-name="ce281" office:value-type="float" office:value="129">
            <text:p>12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50" table:number-columns-repeated="2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90" office:value-type="string" table:number-columns-spanned="1" table:number-rows-spanned="11">
            <text:p>Manor Park</text:p>
          </table:table-cell>
          <table:table-cell table:style-name="ce147" office:value-type="float" office:value="36.21" table:number-columns-spanned="1" table:number-rows-spanned="11">
            <text:p>36.21</text:p>
          </table:table-cell>
          <table:table-cell table:style-name="ce165" office:value-type="string">
            <text:p>ü</text:p>
          </table:table-cell>
          <table:table-cell table:style-name="ce215" office:value-type="string">
            <text:p>Kay Diane Scoresby</text:p>
          </table:table-cell>
          <table:table-cell table:style-name="ce259" office:value-type="string" table:number-columns-spanned="1" table:number-rows-spanned="3">
            <text:p>Labour</text:p>
          </table:table-cell>
          <table:table-cell table:style-name="ce281" office:value-type="float" office:value="1491">
            <text:p>1,49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66" office:value-type="string">
            <text:p>ü</text:p>
          </table:table-cell>
          <table:table-cell table:style-name="ce215" office:value-type="string">
            <text:p>Amarjit Singh</text:p>
          </table:table-cell>
          <table:covered-table-cell table:style-name="ce9"/>
          <table:table-cell table:style-name="ce281" office:value-type="float" office:value="1457">
            <text:p>1,45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66" office:value-type="string">
            <text:p>ü</text:p>
          </table:table-cell>
          <table:table-cell table:style-name="ce215" office:value-type="string">
            <text:p>Ayub Korom Ali</text:p>
          </table:table-cell>
          <table:covered-table-cell table:style-name="ce9"/>
          <table:table-cell table:style-name="ce281" office:value-type="float" office:value="1402">
            <text:p>1,40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74"/>
          <table:table-cell table:style-name="ce212" office:value-type="string">
            <text:p>Sana Saleem</text:p>
          </table:table-cell>
          <table:table-cell table:style-name="ce255" office:value-type="string" table:number-columns-spanned="1" table:number-rows-spanned="3">
            <text:p>Respect</text:p>
          </table:table-cell>
          <table:table-cell table:style-name="ce281" office:value-type="float" office:value="1032">
            <text:p>1,03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74"/>
          <table:table-cell table:style-name="ce215" office:value-type="string">
            <text:p>Muhammad Ali Misbah</text:p>
          </table:table-cell>
          <table:covered-table-cell table:style-name="ce255"/>
          <table:table-cell table:style-name="ce281" office:value-type="float" office:value="1007">
            <text:p>1,00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74"/>
          <table:table-cell table:style-name="ce213" office:value-type="string">
            <text:p>Lane Adam Paul Taylor</text:p>
          </table:table-cell>
          <table:covered-table-cell table:style-name="ce255"/>
          <table:table-cell table:style-name="ce281" office:value-type="float" office:value="890">
            <text:p>89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74"/>
          <table:table-cell table:style-name="ce215" office:value-type="string">
            <text:p>Rashid Ahmed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1" office:value-type="float" office:value="651">
            <text:p>65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74"/>
          <table:table-cell table:style-name="ce215" office:value-type="string">
            <text:p>Reza Ahmed Shafi Choudhury</text:p>
          </table:table-cell>
          <table:covered-table-cell table:style-name="ce255"/>
          <table:table-cell table:style-name="ce281" office:value-type="float" office:value="634">
            <text:p>63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74"/>
          <table:table-cell table:style-name="ce224" office:value-type="string">
            <text:p>Mary Elizabeth Robinson</text:p>
          </table:table-cell>
          <table:table-cell table:style-name="ce255" office:value-type="string">
            <text:p>Green</text:p>
          </table:table-cell>
          <table:table-cell table:style-name="ce281" office:value-type="float" office:value="490">
            <text:p>49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74"/>
          <table:table-cell table:style-name="ce224" office:value-type="string">
            <text:p>Michael Law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484">
            <text:p>48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91"/>
          <table:covered-table-cell table:style-name="ce149"/>
          <table:table-cell table:style-name="ce174"/>
          <table:table-cell table:style-name="ce224" office:value-type="string">
            <text:p>Ursuline A. Khan</text:p>
          </table:table-cell>
          <table:table-cell table:style-name="ce215" office:value-type="string">
            <text:p>CPA</text:p>
          </table:table-cell>
          <table:table-cell table:style-name="ce281" office:value-type="float" office:value="179">
            <text:p>17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9"/>
          <table:table-cell table:style-name="ce151" table:number-columns-repeated="2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3" office:value-type="string" table:number-columns-spanned="1" table:number-rows-spanned="11">
            <text:p>Plaistow North</text:p>
          </table:table-cell>
          <table:table-cell table:style-name="ce155" office:value-type="float" office:value="35.38" table:number-columns-spanned="1" table:number-rows-spanned="11">
            <text:p>35.38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Zulifiqar Ali</text:p>
          </table:table-cell>
          <table:table-cell table:style-name="ce228" office:value-type="string" table:number-columns-spanned="1" table:number-rows-spanned="3">
            <text:p>Labour</text:p>
          </table:table-cell>
          <table:table-cell table:style-name="ce282" office:value-type="float" office:value="1328">
            <text:p>1,32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66" office:value-type="string">
            <text:p>ü</text:p>
          </table:table-cell>
          <table:table-cell table:style-name="ce216" office:value-type="string">
            <text:p>Jonathan Knott</text:p>
          </table:table-cell>
          <table:covered-table-cell table:style-name="ce9"/>
          <table:table-cell table:style-name="ce282" office:value-type="float" office:value="1306">
            <text:p>1,30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66" office:value-type="string">
            <text:p>ü</text:p>
          </table:table-cell>
          <table:table-cell table:style-name="ce216" office:value-type="string">
            <text:p>Joy Hazvirehwi Laguda</text:p>
          </table:table-cell>
          <table:covered-table-cell table:style-name="ce9"/>
          <table:table-cell table:style-name="ce282" office:value-type="float" office:value="1193">
            <text:p>1,19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21" office:value-type="string">
            <text:p>Forhad Hussain</text:p>
          </table:table-cell>
          <table:table-cell table:style-name="ce256" office:value-type="string" table:number-columns-spanned="1" table:number-rows-spanned="3">
            <text:p>Respect</text:p>
          </table:table-cell>
          <table:table-cell table:style-name="ce282" office:value-type="float" office:value="1117">
            <text:p>1,11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16" office:value-type="string">
            <text:p>Nazir Ahmed Harif</text:p>
          </table:table-cell>
          <table:covered-table-cell table:style-name="ce256"/>
          <table:table-cell table:style-name="ce282" office:value-type="float" office:value="1007">
            <text:p>1,00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22" office:value-type="string">
            <text:p>Sabia Begum Kamali</text:p>
          </table:table-cell>
          <table:covered-table-cell table:style-name="ce256"/>
          <table:table-cell table:style-name="ce282" office:value-type="float" office:value="893">
            <text:p>89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16" office:value-type="string">
            <text:p>Leslie Albert Smith</text:p>
          </table:table-cell>
          <table:table-cell table:style-name="ce256" office:value-type="string" table:number-columns-spanned="1" table:number-rows-spanned="3">
            <text:p>Conservative</text:p>
          </table:table-cell>
          <table:table-cell table:style-name="ce282" office:value-type="float" office:value="424">
            <text:p>42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16" office:value-type="string">
            <text:p>Lisa Caroline Sutton</text:p>
          </table:table-cell>
          <table:covered-table-cell table:style-name="ce256"/>
          <table:table-cell table:style-name="ce282" office:value-type="float" office:value="408">
            <text:p>40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16" office:value-type="string">
            <text:p>Shantelle Tamzin Prosper</text:p>
          </table:table-cell>
          <table:covered-table-cell table:style-name="ce256"/>
          <table:table-cell table:style-name="ce282" office:value-type="float" office:value="380">
            <text:p>38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23" office:value-type="string">
            <text:p>Therence Lindsey Johnston</text:p>
          </table:table-cell>
          <table:table-cell table:style-name="ce256" office:value-type="string">
            <text:p>CPA</text:p>
          </table:table-cell>
          <table:table-cell table:style-name="ce282" office:value-type="float" office:value="350">
            <text:p>35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69"/>
          <table:covered-table-cell table:style-name="ce157"/>
          <table:table-cell table:style-name="ce149"/>
          <table:table-cell table:style-name="ce223" office:value-type="string">
            <text:p>Daudu Ibrahim Kuku</text:p>
          </table:table-cell>
          <table:table-cell table:style-name="ce229" office:value-type="string">
            <text:p>Independent</text:p>
          </table:table-cell>
          <table:table-cell table:style-name="ce282" office:value-type="float" office:value="104">
            <text:p>10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51"/>
          <table:table-cell table:style-name="ce154" table:number-columns-repeated="2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3" office:value-type="string" table:number-columns-spanned="1" table:number-rows-spanned="14">
            <text:p>Plaistow South</text:p>
          </table:table-cell>
          <table:table-cell table:style-name="ce155" office:value-type="float" office:value="31.92" table:number-columns-spanned="1" table:number-rows-spanned="14">
            <text:p>31.92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Maureen Jones</text:p>
          </table:table-cell>
          <table:table-cell table:style-name="ce228" office:value-type="string" table:number-columns-spanned="1" table:number-rows-spanned="3">
            <text:p>Labour</text:p>
          </table:table-cell>
          <table:table-cell table:style-name="ce282" office:value-type="float" office:value="1411">
            <text:p>1,41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 office:value-type="string">
            <text:p>ü</text:p>
          </table:table-cell>
          <table:table-cell table:style-name="ce216" office:value-type="string">
            <text:p>Neil James Wilson</text:p>
          </table:table-cell>
          <table:covered-table-cell table:style-name="ce9"/>
          <table:table-cell table:style-name="ce282" office:value-type="float" office:value="1410">
            <text:p>1,41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 office:value-type="string">
            <text:p>ü</text:p>
          </table:table-cell>
          <table:table-cell table:style-name="ce216" office:value-type="string">
            <text:p>Graham John Lane</text:p>
          </table:table-cell>
          <table:covered-table-cell table:style-name="ce9"/>
          <table:table-cell table:style-name="ce282" office:value-type="float" office:value="1386">
            <text:p>1,38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48"/>
          <table:table-cell table:style-name="ce221" office:value-type="string">
            <text:p>Mohammed Amir Chowdhury</text:p>
          </table:table-cell>
          <table:table-cell table:style-name="ce256" office:value-type="string" table:number-columns-spanned="1" table:number-rows-spanned="3">
            <text:p>Respect</text:p>
          </table:table-cell>
          <table:table-cell table:style-name="ce282" office:value-type="float" office:value="588">
            <text:p>58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48"/>
          <table:table-cell table:style-name="ce216" office:value-type="string">
            <text:p>Rezwan Ahmed</text:p>
          </table:table-cell>
          <table:covered-table-cell table:style-name="ce255"/>
          <table:table-cell table:style-name="ce282" office:value-type="float" office:value="575">
            <text:p>57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48"/>
          <table:table-cell table:style-name="ce222" office:value-type="string">
            <text:p>Katherine Mary Jennings</text:p>
          </table:table-cell>
          <table:covered-table-cell table:style-name="ce255"/>
          <table:table-cell table:style-name="ce282" office:value-type="float" office:value="498">
            <text:p>49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48"/>
          <table:table-cell table:style-name="ce223" office:value-type="string">
            <text:p>Faruk Ahmed Choudhury</text:p>
          </table:table-cell>
          <table:table-cell table:style-name="ce223" office:value-type="string">
            <text:p>Lib. Democrats</text:p>
          </table:table-cell>
          <table:table-cell table:style-name="ce282" office:value-type="float" office:value="487">
            <text:p>48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48"/>
          <table:table-cell table:style-name="ce216" office:value-type="string">
            <text:p>Damian P.J. Sutton</text:p>
          </table:table-cell>
          <table:table-cell table:style-name="ce256" office:value-type="string" table:number-columns-spanned="1" table:number-rows-spanned="3">
            <text:p>Conservative</text:p>
          </table:table-cell>
          <table:table-cell table:style-name="ce282" office:value-type="float" office:value="458">
            <text:p>45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48"/>
          <table:table-cell table:style-name="ce216" office:value-type="string">
            <text:p>Graham Eric Postles</text:p>
          </table:table-cell>
          <table:covered-table-cell table:style-name="ce256"/>
          <table:table-cell table:style-name="ce282" office:value-type="float" office:value="445">
            <text:p>44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48"/>
          <table:table-cell table:style-name="ce216" office:value-type="string">
            <text:p>Shiv Kumar Bagga</text:p>
          </table:table-cell>
          <table:covered-table-cell table:style-name="ce256"/>
          <table:table-cell table:style-name="ce282" office:value-type="float" office:value="366">
            <text:p>36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48"/>
          <table:table-cell table:style-name="ce223" office:value-type="string">
            <text:p>Patricia Margaret Mahoney</text:p>
          </table:table-cell>
          <table:table-cell table:style-name="ce223" office:value-type="string">
            <text:p>Lib. Democrats</text:p>
          </table:table-cell>
          <table:table-cell table:style-name="ce282" office:value-type="float" office:value="349">
            <text:p>34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48"/>
          <table:table-cell table:style-name="ce223" office:value-type="string">
            <text:p>Osei Asibey</text:p>
          </table:table-cell>
          <table:table-cell table:style-name="ce223" office:value-type="string">
            <text:p>CPA</text:p>
          </table:table-cell>
          <table:table-cell table:style-name="ce282" office:value-type="float" office:value="321">
            <text:p>32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48"/>
          <table:table-cell table:style-name="ce223" office:value-type="string">
            <text:p>Jamieson Woods Moore</text:p>
          </table:table-cell>
          <table:table-cell table:style-name="ce256" office:value-type="string">
            <text:p>Lib. Democrats</text:p>
          </table:table-cell>
          <table:table-cell table:style-name="ce282" office:value-type="float" office:value="318">
            <text:p>31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2"/>
          <table:covered-table-cell table:style-name="ce47"/>
          <table:covered-table-cell table:style-name="ce69"/>
          <table:covered-table-cell table:style-name="ce149"/>
          <table:table-cell table:style-name="ce149"/>
          <table:table-cell table:style-name="ce223" office:value-type="string">
            <text:p>Richard John Scrase</text:p>
          </table:table-cell>
          <table:table-cell table:style-name="ce229" office:value-type="string">
            <text:p>Green</text:p>
          </table:table-cell>
          <table:table-cell table:style-name="ce282" office:value-type="float" office:value="201">
            <text:p>20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51"/>
          <table:table-cell table:style-name="ce154" table:number-columns-repeated="2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2">
          <table:table-cell table:style-name="ce23" office:value-type="string" table:number-columns-spanned="1" table:number-rows-spanned="51">
            <text:p>Local</text:p>
          </table:table-cell>
          <table:table-cell table:style-name="ce43" office:value-type="float" office:value="2006" table:number-columns-spanned="1" table:number-rows-spanned="51">
            <text:p>2006</text:p>
          </table:table-cell>
          <table:table-cell table:style-name="ce72" office:value-type="string" table:number-columns-spanned="1" table:number-rows-spanned="12">
            <text:p>Royal Docks</text:p>
          </table:table-cell>
          <table:table-cell table:style-name="ce147" office:value-type="float" office:value="27.16" table:number-columns-spanned="1" table:number-rows-spanned="12">
            <text:p>27.16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Anthony Berchinan McAlmot</text:p>
          </table:table-cell>
          <table:table-cell table:style-name="ce259" office:value-type="string" table:number-columns-spanned="1" table:number-rows-spanned="3">
            <text:p>Labour</text:p>
          </table:table-cell>
          <table:table-cell table:style-name="ce280" office:value-type="float" office:value="770">
            <text:p>77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66" office:value-type="string">
            <text:p>ü</text:p>
          </table:table-cell>
          <table:table-cell table:style-name="ce215" office:value-type="string">
            <text:p>Patrick J. A. Murphy</text:p>
          </table:table-cell>
          <table:covered-table-cell table:style-name="ce9"/>
          <table:table-cell table:style-name="ce281" office:value-type="float" office:value="757">
            <text:p>75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66" office:value-type="string">
            <text:p>ü</text:p>
          </table:table-cell>
          <table:table-cell table:style-name="ce214" office:value-type="string">
            <text:p>Simon Peter Tucker</text:p>
          </table:table-cell>
          <table:covered-table-cell table:style-name="ce9"/>
          <table:table-cell table:style-name="ce281" office:value-type="float" office:value="756">
            <text:p>75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74"/>
          <table:table-cell table:style-name="ce212" office:value-type="string">
            <text:p>Julian Francis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522">
            <text:p>52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74"/>
          <table:table-cell table:style-name="ce215" office:value-type="string">
            <text:p>Michelle Gillian Mendes</text:p>
          </table:table-cell>
          <table:covered-table-cell table:style-name="ce255"/>
          <table:table-cell table:style-name="ce281" office:value-type="float" office:value="520">
            <text:p>52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74"/>
          <table:table-cell table:style-name="ce213" office:value-type="string">
            <text:p>Neil William Robert Pearce</text:p>
          </table:table-cell>
          <table:covered-table-cell table:style-name="ce255"/>
          <table:table-cell table:style-name="ce281" office:value-type="float" office:value="514">
            <text:p>51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74"/>
          <table:table-cell table:style-name="ce214" office:value-type="string">
            <text:p>William Francis Perry</text:p>
          </table:table-cell>
          <table:table-cell table:style-name="ce255" office:value-type="string" table:number-columns-spanned="1" table:number-rows-spanned="2">
            <text:p>CPA</text:p>
          </table:table-cell>
          <table:table-cell table:style-name="ce281" office:value-type="float" office:value="202">
            <text:p>20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74"/>
          <table:table-cell table:style-name="ce214" office:value-type="string">
            <text:p>Paul Martin Jobson</text:p>
          </table:table-cell>
          <table:covered-table-cell table:style-name="ce255"/>
          <table:table-cell table:style-name="ce281" office:value-type="float" office:value="190">
            <text:p>19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74"/>
          <table:table-cell table:style-name="ce212" office:value-type="string">
            <text:p>Michael David Allchin</text:p>
          </table:table-cell>
          <table:table-cell table:style-name="ce255" office:value-type="string" table:number-columns-spanned="1" table:number-rows-spanned="3">
            <text:p>Respect</text:p>
          </table:table-cell>
          <table:table-cell table:style-name="ce281" office:value-type="float" office:value="161">
            <text:p>16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74"/>
          <table:table-cell table:style-name="ce215" office:value-type="string">
            <text:p>Kevin Ovenden</text:p>
          </table:table-cell>
          <table:covered-table-cell table:style-name="ce255"/>
          <table:table-cell table:style-name="ce281" office:value-type="float" office:value="156">
            <text:p>15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8"/>
          <table:table-cell table:style-name="ce174"/>
          <table:table-cell table:style-name="ce213" office:value-type="string">
            <text:p>Hsaio Hung Pai</text:p>
          </table:table-cell>
          <table:covered-table-cell table:style-name="ce255"/>
          <table:table-cell table:style-name="ce281" office:value-type="float" office:value="152">
            <text:p>152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49"/>
          <table:table-cell table:style-name="ce174"/>
          <table:table-cell table:style-name="ce214" office:value-type="string">
            <text:p>Benjamin Stafford</text:p>
          </table:table-cell>
          <table:table-cell table:style-name="ce215" office:value-type="string">
            <text:p>CPA</text:p>
          </table:table-cell>
          <table:table-cell table:style-name="ce281" office:value-type="float" office:value="136">
            <text:p>13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/>
          <table:table-cell table:style-name="ce150" table:number-columns-repeated="2"/>
          <table:table-cell table:style-name="ce143"/>
          <table:table-cell table:style-name="ce57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90" office:value-type="string" table:number-columns-spanned="1" table:number-rows-spanned="11">
            <text:p>Stratford &amp; New Town</text:p>
          </table:table-cell>
          <table:table-cell table:style-name="ce147" office:value-type="float" office:value="27.85" table:number-columns-spanned="1" table:number-rows-spanned="11">
            <text:p>27.85</text:p>
          </table:table-cell>
          <table:table-cell table:style-name="ce165" office:value-type="string">
            <text:p>ü</text:p>
          </table:table-cell>
          <table:table-cell table:style-name="ce215" office:value-type="string">
            <text:p>David Alan Griffin</text:p>
          </table:table-cell>
          <table:table-cell table:style-name="ce259" office:value-type="string" table:number-columns-spanned="1" table:number-rows-spanned="3">
            <text:p>Labour</text:p>
          </table:table-cell>
          <table:table-cell table:style-name="ce281" office:value-type="float" office:value="1399">
            <text:p>1,399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66" office:value-type="string">
            <text:p>ü</text:p>
          </table:table-cell>
          <table:table-cell table:style-name="ce215" office:value-type="string">
            <text:p>Regina Tina Williams</text:p>
          </table:table-cell>
          <table:covered-table-cell table:style-name="ce9"/>
          <table:table-cell table:style-name="ce281" office:value-type="float" office:value="1380">
            <text:p>1,380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66" office:value-type="string">
            <text:p>ü</text:p>
          </table:table-cell>
          <table:table-cell table:style-name="ce215" office:value-type="string">
            <text:p>Richard James Crawford</text:p>
          </table:table-cell>
          <table:covered-table-cell table:style-name="ce9"/>
          <table:table-cell table:style-name="ce281" office:value-type="float" office:value="1371">
            <text:p>1,37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74"/>
          <table:table-cell table:style-name="ce212" office:value-type="string">
            <text:p>Chorwar Zada</text:p>
          </table:table-cell>
          <table:table-cell table:style-name="ce255" office:value-type="string" table:number-columns-spanned="1" table:number-rows-spanned="3">
            <text:p>Respect</text:p>
          </table:table-cell>
          <table:table-cell table:style-name="ce281" office:value-type="float" office:value="663">
            <text:p>663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74"/>
          <table:table-cell table:style-name="ce215" office:value-type="string">
            <text:p>Robert Webb</text:p>
          </table:table-cell>
          <table:covered-table-cell table:style-name="ce255"/>
          <table:table-cell table:style-name="ce281" office:value-type="float" office:value="631">
            <text:p>631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74"/>
          <table:table-cell table:style-name="ce213" office:value-type="string">
            <text:p>Mohammad Mushtaq Bux</text:p>
          </table:table-cell>
          <table:covered-table-cell table:style-name="ce255"/>
          <table:table-cell table:style-name="ce281" office:value-type="float" office:value="605">
            <text:p>60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74"/>
          <table:table-cell table:style-name="ce215" office:value-type="string">
            <text:p>Jonathan Cox</text:p>
          </table:table-cell>
          <table:table-cell table:style-name="ce255" office:value-type="string">
            <text:p>Green</text:p>
          </table:table-cell>
          <table:table-cell table:style-name="ce281" office:value-type="float" office:value="467">
            <text:p>467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74"/>
          <table:table-cell table:style-name="ce212" office:value-type="string">
            <text:p>Barbara Mary Postles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358">
            <text:p>358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74"/>
          <table:table-cell table:style-name="ce215" office:value-type="string">
            <text:p>Armyn Hennessy</text:p>
          </table:table-cell>
          <table:covered-table-cell table:style-name="ce255"/>
          <table:table-cell table:style-name="ce281" office:value-type="float" office:value="316">
            <text:p>316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48"/>
          <table:table-cell table:style-name="ce174"/>
          <table:table-cell table:style-name="ce213" office:value-type="string">
            <text:p>Alexandra D. Gradosielska</text:p>
          </table:table-cell>
          <table:covered-table-cell table:style-name="ce255"/>
          <table:table-cell table:style-name="ce281" office:value-type="float" office:value="314">
            <text:p>314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91"/>
          <table:covered-table-cell table:style-name="ce149"/>
          <table:table-cell table:style-name="ce174"/>
          <table:table-cell table:style-name="ce215" office:value-type="string">
            <text:p>Abayomi Mojeed</text:p>
          </table:table-cell>
          <table:table-cell table:style-name="ce215" office:value-type="string">
            <text:p>CPA</text:p>
          </table:table-cell>
          <table:table-cell table:style-name="ce281" office:value-type="float" office:value="285">
            <text:p>285</text:p>
          </table:table-cell>
          <table:table-cell table:style-name="ce307"/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107"/>
          <table:table-cell table:style-name="ce151" table:number-columns-repeated="2"/>
          <table:table-cell table:style-name="ce57" table:number-columns-repeated="2"/>
          <table:table-cell table:style-name="ce199"/>
          <table:table-cell table:style-name="ce303" table:number-columns-repeated="2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3" office:value-type="string" table:number-columns-spanned="1" table:number-rows-spanned="13">
            <text:p>Wall End</text:p>
          </table:table-cell>
          <table:table-cell table:style-name="ce155" office:value-type="float" office:value="40.15" table:number-columns-spanned="1" table:number-rows-spanned="13">
            <text:p>40.15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Omanakutty Gangadharan</text:p>
          </table:table-cell>
          <table:table-cell table:style-name="ce228" office:value-type="string" table:number-columns-spanned="1" table:number-rows-spanned="3">
            <text:p>Labour</text:p>
          </table:table-cell>
          <table:table-cell table:style-name="ce282" office:value-type="float" office:value="1858">
            <text:p>1,85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66" office:value-type="string">
            <text:p>ü</text:p>
          </table:table-cell>
          <table:table-cell table:style-name="ce216" office:value-type="string">
            <text:p>Edward Henry Sparrowhawk</text:p>
          </table:table-cell>
          <table:covered-table-cell table:style-name="ce9"/>
          <table:table-cell table:style-name="ce282" office:value-type="float" office:value="1548">
            <text:p>1,54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66" office:value-type="string">
            <text:p>ü</text:p>
          </table:table-cell>
          <table:table-cell table:style-name="ce216" office:value-type="string">
            <text:p>Lester Thompson Hudson</text:p>
          </table:table-cell>
          <table:covered-table-cell table:style-name="ce9"/>
          <table:table-cell table:style-name="ce282" office:value-type="float" office:value="1538">
            <text:p>1,53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23" office:value-type="string">
            <text:p>Gnanasegeram Rajkumar</text:p>
          </table:table-cell>
          <table:table-cell table:style-name="ce223" office:value-type="string">
            <text:p>Conservative</text:p>
          </table:table-cell>
          <table:table-cell table:style-name="ce282" office:value-type="float" office:value="877">
            <text:p>87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16" office:value-type="string">
            <text:p>Abdul Rauf</text:p>
          </table:table-cell>
          <table:table-cell table:style-name="ce256" office:value-type="string" table:number-columns-spanned="1" table:number-rows-spanned="3">
            <text:p>Respect</text:p>
          </table:table-cell>
          <table:table-cell table:style-name="ce282" office:value-type="float" office:value="832">
            <text:p>83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16" office:value-type="string">
            <text:p>Hanif Mohammed Patel</text:p>
          </table:table-cell>
          <table:covered-table-cell table:style-name="ce255"/>
          <table:table-cell table:style-name="ce282" office:value-type="float" office:value="795">
            <text:p>79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16" office:value-type="string">
            <text:p>Ahsan Mahboob</text:p>
          </table:table-cell>
          <table:covered-table-cell table:style-name="ce255"/>
          <table:table-cell table:style-name="ce282" office:value-type="float" office:value="784">
            <text:p>78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12" office:value-type="string">
            <text:p>Ratnarajeswari Indrakumar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99" office:value-type="float" office:value="766">
            <text:p>76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15" office:value-type="string">
            <text:p>Mohammed Abdul Munem</text:p>
          </table:table-cell>
          <table:covered-table-cell table:style-name="ce255"/>
          <table:table-cell table:style-name="ce299" office:value-type="float" office:value="561">
            <text:p>56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23" office:value-type="string">
            <text:p>Arunasalam Pirapaharan</text:p>
          </table:table-cell>
          <table:table-cell table:style-name="ce256" office:value-type="string">
            <text:p>Independent</text:p>
          </table:table-cell>
          <table:table-cell table:style-name="ce282" office:value-type="float" office:value="416">
            <text:p>41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23" office:value-type="string">
            <text:p>Shirley Williamson</text:p>
          </table:table-cell>
          <table:table-cell table:style-name="ce256" office:value-type="string">
            <text:p>CPA</text:p>
          </table:table-cell>
          <table:table-cell table:style-name="ce282" office:value-type="float" office:value="344">
            <text:p>34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153"/>
          <table:table-cell table:style-name="ce148"/>
          <table:table-cell table:style-name="ce224" office:value-type="string">
            <text:p>Saif Uddin Osmani</text:p>
          </table:table-cell>
          <table:table-cell table:style-name="ce224" office:value-type="string">
            <text:p>Green</text:p>
          </table:table-cell>
          <table:table-cell table:style-name="ce281" office:value-type="float" office:value="211">
            <text:p>211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1"/>
          <table:covered-table-cell table:style-name="ce69"/>
          <table:covered-table-cell table:style-name="ce157"/>
          <table:table-cell table:style-name="ce149"/>
          <table:table-cell table:style-name="ce224" office:value-type="string">
            <text:p>Nnamdi Ifediora</text:p>
          </table:table-cell>
          <table:table-cell table:style-name="ce213" office:value-type="string">
            <text:p>Independent</text:p>
          </table:table-cell>
          <table:table-cell table:style-name="ce289" office:value-type="float" office:value="127">
            <text:p>127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51"/>
          <table:table-cell table:style-name="ce154" table:number-columns-repeated="2"/>
          <table:table-cell table:style-name="ce217"/>
          <table:table-cell table:style-name="ce57"/>
          <table:table-cell table:style-name="ce199"/>
          <table:table-cell table:style-name="ce303"/>
          <table:table-cell table:style-name="ce31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3" office:value-type="string" table:number-columns-spanned="1" table:number-rows-spanned="12">
            <text:p>West Ham</text:p>
          </table:table-cell>
          <table:table-cell table:style-name="ce155" office:value-type="float" office:value="30.8" table:number-columns-spanned="1" table:number-rows-spanned="12">
            <text:p>30.80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Freda Ann Bourne</text:p>
          </table:table-cell>
          <table:table-cell table:style-name="ce228" office:value-type="string" table:number-columns-spanned="1" table:number-rows-spanned="3">
            <text:p>Labour</text:p>
          </table:table-cell>
          <table:table-cell table:style-name="ce282" office:value-type="float" office:value="1400">
            <text:p>1,40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 office:value-type="string">
            <text:p>ü</text:p>
          </table:table-cell>
          <table:table-cell table:style-name="ce216" office:value-type="string">
            <text:p>Ronald N.G. Manley</text:p>
          </table:table-cell>
          <table:covered-table-cell table:style-name="ce9"/>
          <table:table-cell table:style-name="ce282" office:value-type="float" office:value="1346">
            <text:p>1,346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 office:value-type="string">
            <text:p>ü</text:p>
          </table:table-cell>
          <table:table-cell table:style-name="ce216" office:value-type="string">
            <text:p>Megan Harris</text:p>
          </table:table-cell>
          <table:covered-table-cell table:style-name="ce9"/>
          <table:table-cell table:style-name="ce282" office:value-type="float" office:value="1295">
            <text:p>1,295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/>
          <table:table-cell table:style-name="ce221" office:value-type="string">
            <text:p>Abdul Rahim</text:p>
          </table:table-cell>
          <table:table-cell table:style-name="ce256" office:value-type="string" table:number-columns-spanned="1" table:number-rows-spanned="3">
            <text:p>Respect</text:p>
          </table:table-cell>
          <table:table-cell table:style-name="ce282" office:value-type="float" office:value="573">
            <text:p>57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/>
          <table:table-cell table:style-name="ce216" office:value-type="string">
            <text:p>Kevin Evans</text:p>
          </table:table-cell>
          <table:covered-table-cell table:style-name="ce256"/>
          <table:table-cell table:style-name="ce282" office:value-type="float" office:value="550">
            <text:p>550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/>
          <table:table-cell table:style-name="ce222" office:value-type="string">
            <text:p>Mohammed A.N. Sheikh</text:p>
          </table:table-cell>
          <table:covered-table-cell table:style-name="ce256"/>
          <table:table-cell table:style-name="ce282" office:value-type="float" office:value="544">
            <text:p>54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/>
          <table:table-cell table:style-name="ce223" office:value-type="string">
            <text:p>Roy John King</text:p>
          </table:table-cell>
          <table:table-cell table:style-name="ce256" office:value-type="string">
            <text:p>Conservative</text:p>
          </table:table-cell>
          <table:table-cell table:style-name="ce282" office:value-type="float" office:value="418">
            <text:p>418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/>
          <table:table-cell table:style-name="ce223" office:value-type="string">
            <text:p>Kathleen Alice Chater</text:p>
          </table:table-cell>
          <table:table-cell table:style-name="ce256" office:value-type="string">
            <text:p>Lib. Democrats</text:p>
          </table:table-cell>
          <table:table-cell table:style-name="ce282" office:value-type="float" office:value="402">
            <text:p>402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66"/>
          <table:table-cell table:style-name="ce223" office:value-type="string">
            <text:p>Josephine Mary Child</text:p>
          </table:table-cell>
          <table:table-cell table:style-name="ce256" office:value-type="string">
            <text:p>Conservative</text:p>
          </table:table-cell>
          <table:table-cell table:style-name="ce282" office:value-type="float" office:value="379">
            <text:p>37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48"/>
          <table:table-cell table:style-name="ce223" office:value-type="string">
            <text:p>Paul Edward Regan</text:p>
          </table:table-cell>
          <table:table-cell table:style-name="ce223" office:value-type="string">
            <text:p>Green</text:p>
          </table:table-cell>
          <table:table-cell table:style-name="ce282" office:value-type="float" office:value="353">
            <text:p>353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148"/>
          <table:table-cell table:style-name="ce148"/>
          <table:table-cell table:style-name="ce223" office:value-type="string">
            <text:p>Andrew David Williamson</text:p>
          </table:table-cell>
          <table:table-cell table:style-name="ce223" office:value-type="string">
            <text:p>CPA</text:p>
          </table:table-cell>
          <table:table-cell table:style-name="ce282" office:value-type="float" office:value="319">
            <text:p>319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covered-table-cell table:style-name="ce21"/>
          <table:covered-table-cell table:style-name="ce47"/>
          <table:covered-table-cell table:style-name="ce69"/>
          <table:covered-table-cell table:style-name="ce149"/>
          <table:table-cell table:style-name="ce149"/>
          <table:table-cell table:style-name="ce223" office:value-type="string">
            <text:p>Danuta Aleksandra Gradosielska</text:p>
          </table:table-cell>
          <table:table-cell table:style-name="ce223" office:value-type="string">
            <text:p>Conservative</text:p>
          </table:table-cell>
          <table:table-cell table:style-name="ce282" office:value-type="float" office:value="234">
            <text:p>234</text:p>
          </table:table-cell>
          <table:table-cell table:style-name="ce308"/>
          <table:table-cell table:style-name="ce305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51"/>
          <table:table-cell table:style-name="ce146"/>
          <table:table-cell table:style-name="ce154"/>
          <table:table-cell table:style-name="ce206"/>
          <table:table-cell table:style-name="ce251"/>
          <table:table-cell table:style-name="ce247"/>
          <table:table-cell table:style-name="ce303"/>
          <table:table-cell table:style-name="ce315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8" table:number-columns-repeated="2"/>
          <table:table-cell table:style-name="ce84"/>
          <table:table-cell table:style-name="ce131"/>
          <table:table-cell table:style-name="ce173"/>
          <table:table-cell table:style-name="ce227"/>
          <table:table-cell table:style-name="ce258"/>
          <table:table-cell table:style-name="ce287"/>
          <table:table-cell table:style-name="ce303"/>
          <table:table-cell table:style-name="ce315"/>
          <table:table-cell table:style-name="ce313" table:number-columns-repeated="1014"/>
        </table:table-row>
        <table:table-row table:style-name="ro2">
          <table:table-cell table:style-name="ce2" office:value-type="string">
            <text:p>ELECTION</text:p>
          </table:table-cell>
          <table:table-cell table:style-name="ce2" office:value-type="string">
            <text:p><text:s/>YEAR</text:p>
          </table:table-cell>
          <table:table-cell table:style-name="ce2" office:value-type="string">
            <text:p>CONSTITUENCY</text:p>
          </table:table-cell>
          <table:table-cell table:style-name="ce113" office:value-type="string">
            <text:p>TURNOUT</text:p>
          </table:table-cell>
          <table:table-cell table:style-name="ce161" office:value-type="string">
            <text:p>ELECTED</text:p>
          </table:table-cell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113" office:value-type="string">
            <text:p>VOTES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table-cell table:style-name="ce37" office:value-type="string" table:number-columns-spanned="1" table:number-rows-spanned="4">
            <text:p>Local By-Election</text:p>
          </table:table-cell>
          <table:table-cell table:style-name="ce55" office:value-type="date" office:date-value="2009-03-26" table:number-columns-spanned="1" table:number-rows-spanned="4">
            <text:p>26/03/2009</text:p>
          </table:table-cell>
          <table:table-cell table:style-name="ce97" office:value-type="string" table:number-columns-spanned="1" table:number-rows-spanned="4">
            <text:p>Royal Docks</text:p>
          </table:table-cell>
          <table:table-cell table:style-name="ce137" office:value-type="percentage" office:value="0.2281" table:number-columns-spanned="1" table:number-rows-spanned="4">
            <text:p>22.81%</text:p>
          </table:table-cell>
          <table:table-cell table:style-name="ce165" office:value-type="string">
            <text:p>ü</text:p>
          </table:table-cell>
          <table:table-cell table:style-name="ce233" office:value-type="string">
            <text:p>Stephen E. Brayshaw</text:p>
          </table:table-cell>
          <table:table-cell table:style-name="ce233" office:value-type="string">
            <text:p>Labour</text:p>
          </table:table-cell>
          <table:table-cell table:style-name="ce290" office:value-type="float" office:value="723">
            <text:p>723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98"/>
          <table:covered-table-cell table:style-name="ce138"/>
          <table:table-cell table:style-name="ce180"/>
          <table:table-cell table:style-name="ce233" office:value-type="string">
            <text:p>Neil W. R. Pearce</text:p>
          </table:table-cell>
          <table:table-cell table:style-name="ce233" office:value-type="string">
            <text:p>Conservative</text:p>
          </table:table-cell>
          <table:table-cell table:style-name="ce286" office:value-type="float" office:value="708">
            <text:p>708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98"/>
          <table:covered-table-cell table:style-name="ce138"/>
          <table:table-cell table:style-name="ce180"/>
          <table:table-cell table:style-name="ce233" office:value-type="string">
            <text:p>Anne-Marie Philip</text:p>
          </table:table-cell>
          <table:table-cell table:style-name="ce233" office:value-type="string">
            <text:p>Christian Peoples Alliance</text:p>
          </table:table-cell>
          <table:table-cell table:style-name="ce286" office:value-type="float" office:value="94">
            <text:p>94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covered-table-cell table:style-name="ce33"/>
          <table:covered-table-cell table:style-name="ce56"/>
          <table:covered-table-cell table:style-name="ce98"/>
          <table:covered-table-cell table:style-name="ce138"/>
          <table:table-cell table:style-name="ce180"/>
          <table:table-cell table:style-name="ce233" office:value-type="string">
            <text:p>Haroon Juneja</text:p>
          </table:table-cell>
          <table:table-cell table:style-name="ce233" office:value-type="string">
            <text:p>Respect</text:p>
          </table:table-cell>
          <table:table-cell table:style-name="ce286" office:value-type="float" office:value="35">
            <text:p>35</text:p>
          </table:table-cell>
          <table:table-cell table:style-name="ce301"/>
          <table:table-cell table:style-name="ce303"/>
          <table:table-cell table:number-columns-repeated="1014"/>
        </table:table-row>
        <table:table-row table:style-name="ro2">
          <table:table-cell table:style-name="ce35"/>
          <table:table-cell table:style-name="ce57" table:number-columns-repeated="2"/>
          <table:table-cell table:style-name="ce139"/>
          <table:table-cell table:style-name="ce167"/>
          <table:table-cell table:style-name="ce217" table:number-columns-repeated="2"/>
          <table:table-cell table:style-name="ce202"/>
          <table:table-cell table:style-name="ce303" table:number-columns-repeated="2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table:number-columns-repeated="5"/>
          <table:table-cell table:style-name="ce191"/>
          <table:table-cell table:style-name="ce1" table:number-columns-repeated="4"/>
          <table:table-cell table:number-columns-repeated="1014"/>
        </table:table-row>
        <table:table-row table:style-name="ro2">
          <table:table-cell table:style-name="ce2" office:value-type="string">
            <text:p>ELECTION</text:p>
          </table:table-cell>
          <table:table-cell table:style-name="ce2" office:value-type="string">
            <text:p><text:s/>YEAR</text:p>
          </table:table-cell>
          <table:table-cell table:style-name="ce2" office:value-type="string">
            <text:p>CONSTITUENCY</text:p>
          </table:table-cell>
          <table:table-cell table:style-name="ce113" office:value-type="string">
            <text:p>ELECTORS</text:p>
          </table:table-cell>
          <table:table-cell table:style-name="ce161" office:value-type="string">
            <text:p>TURNOUT</text:p>
          </table:table-cell>
          <table:table-cell table:style-name="ce2" office:value-type="string">
            <text:p>MAYOR CANDIDATES</text:p>
          </table:table-cell>
          <table:table-cell table:style-name="ce2" office:value-type="string">
            <text:p>PARTY</text:p>
          </table:table-cell>
          <table:table-cell table:style-name="ce113" office:value-type="string">
            <text:p>VOTES</text:p>
          </table:table-cell>
          <table:table-cell table:style-name="ce161" office:value-type="string">
            <text:p>VOTES 2ND PREF</text:p>
          </table:table-cell>
          <table:table-cell table:style-name="ce161" office:value-type="string">
            <text:p>%</text:p>
          </table:table-cell>
          <table:table-cell table:number-columns-repeated="1014"/>
        </table:table-row>
        <table:table-row table:style-name="ro2">
          <table:table-cell table:style-name="ce3" office:value-type="string" table:number-columns-spanned="1" table:number-rows-spanned="5">
            <text:p>Newham Mayor</text:p>
          </table:table-cell>
          <table:table-cell table:style-name="ce40" office:value-type="float" office:value="2010" table:number-columns-spanned="1" table:number-rows-spanned="5">
            <text:p>2010</text:p>
          </table:table-cell>
          <table:table-cell table:style-name="ce70" office:value-type="string" table:number-columns-spanned="1" table:number-rows-spanned="5">
            <text:p>Newham</text:p>
          </table:table-cell>
          <table:table-cell table:style-name="ce158" office:value-type="string" table:number-columns-spanned="1" table:number-rows-spanned="5">
            <text:p>195, 058</text:p>
          </table:table-cell>
          <table:table-cell table:style-name="ce117" office:value-type="percentage" office:value="0.5274" table:number-columns-spanned="1" table:number-rows-spanned="5">
            <text:p>52.74%</text:p>
          </table:table-cell>
          <table:table-cell table:style-name="ce224" office:value-type="string">
            <text:p>Sir Robin Wales</text:p>
          </table:table-cell>
          <table:table-cell table:style-name="ce242" office:value-type="string">
            <text:p>Labour</text:p>
          </table:table-cell>
          <table:table-cell table:style-name="ce158" office:value-type="float" office:value="64748">
            <text:p>64,748</text:p>
          </table:table-cell>
          <table:table-cell table:style-name="ce310" office:value-type="string">
            <text:p>n/a</text:p>
          </table:table-cell>
          <table:table-cell table:style-name="ce152" office:value-type="float" office:value="68.02">
            <text:p>68.02</text:p>
          </table:table-cell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71"/>
          <table:covered-table-cell table:style-name="ce115"/>
          <table:covered-table-cell table:style-name="ce118"/>
          <table:table-cell table:style-name="ce224" office:value-type="string">
            <text:p>Maria Joy Allen</text:p>
          </table:table-cell>
          <table:table-cell table:style-name="ce264" office:value-type="string">
            <text:p>Conservative</text:p>
          </table:table-cell>
          <table:table-cell table:style-name="ce296" office:value-type="float" office:value="15330">
            <text:p>15,330</text:p>
          </table:table-cell>
          <table:table-cell table:style-name="ce311"/>
          <table:table-cell table:style-name="ce153" office:value-type="float" office:value="16.1">
            <text:p>16.10</text:p>
          </table:table-cell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71"/>
          <table:covered-table-cell table:style-name="ce115"/>
          <table:covered-table-cell table:style-name="ce118"/>
          <table:table-cell table:style-name="ce224" office:value-type="string">
            <text:p>Kamran Malik</text:p>
          </table:table-cell>
          <table:table-cell table:style-name="ce264" office:value-type="string">
            <text:p>KM Communities Welfare Party</text:p>
          </table:table-cell>
          <table:table-cell table:style-name="ce296" office:value-type="float" office:value="6607">
            <text:p>6,607</text:p>
          </table:table-cell>
          <table:table-cell table:style-name="ce311"/>
          <table:table-cell table:style-name="ce153" office:value-type="float" office:value="6.95">
            <text:p>6.95</text:p>
          </table:table-cell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71"/>
          <table:covered-table-cell table:style-name="ce115"/>
          <table:covered-table-cell table:style-name="ce118"/>
          <table:table-cell table:style-name="ce224" office:value-type="string">
            <text:p>Alan Craig</text:p>
          </table:table-cell>
          <table:table-cell table:style-name="ce264" office:value-type="string">
            <text:p>Christian Peoples Alliance</text:p>
          </table:table-cell>
          <table:table-cell table:style-name="ce296" office:value-type="float" office:value="6503">
            <text:p>6,503</text:p>
          </table:table-cell>
          <table:table-cell table:style-name="ce311"/>
          <table:table-cell table:style-name="ce153" office:value-type="float" office:value="6.83">
            <text:p>6.83</text:p>
          </table:table-cell>
          <table:table-cell table:number-columns-repeated="1014"/>
        </table:table-row>
        <table:table-row table:style-name="ro2">
          <table:covered-table-cell table:style-name="ce4"/>
          <table:covered-table-cell table:style-name="ce41"/>
          <table:covered-table-cell table:style-name="ce71"/>
          <table:covered-table-cell table:style-name="ce115"/>
          <table:covered-table-cell table:style-name="ce118"/>
          <table:table-cell table:style-name="ce224" office:value-type="string">
            <text:p>Chikwe Nkemnacho</text:p>
          </table:table-cell>
          <table:table-cell table:style-name="ce49" office:value-type="string">
            <text:p>Independent</text:p>
          </table:table-cell>
          <table:table-cell table:style-name="ce296" office:value-type="float" office:value="2006">
            <text:p>2,006</text:p>
          </table:table-cell>
          <table:table-cell table:style-name="ce311"/>
          <table:table-cell table:style-name="ce153" office:value-type="float" office:value="2.1">
            <text:p>2.10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42"/>
          <table:table-cell table:style-name="ce5"/>
          <table:table-cell table:style-name="ce116"/>
          <table:table-cell table:style-name="ce162"/>
          <table:table-cell table:style-name="ce195"/>
          <table:table-cell table:style-name="ce244"/>
          <table:table-cell table:style-name="ce129"/>
          <table:table-cell table:style-name="ce171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ELECTION</text:p>
          </table:table-cell>
          <table:table-cell table:style-name="ce2" office:value-type="string">
            <text:p><text:s/>YEAR</text:p>
          </table:table-cell>
          <table:table-cell table:style-name="ce2" office:value-type="string">
            <text:p>CONSTITUENCY</text:p>
          </table:table-cell>
          <table:table-cell table:style-name="ce2" office:value-type="string">
            <text:p>ELECTORS</text:p>
          </table:table-cell>
          <table:table-cell table:style-name="ce113" office:value-type="string">
            <text:p>TURNOUT</text:p>
          </table:table-cell>
          <table:table-cell table:style-name="ce161" office:value-type="string">
            <text:p>ELECTED</text:p>
          </table:table-cell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113" office:value-type="string">
            <text:p>VOTES</text:p>
          </table:table-cell>
          <table:table-cell table:style-name="ce301"/>
          <table:table-cell table:number-columns-repeated="1014"/>
        </table:table-row>
        <table:table-row table:style-name="ro2">
          <table:table-cell table:style-name="ce19" office:value-type="string" table:number-columns-spanned="1" table:number-rows-spanned="44">
            <text:p>Local</text:p>
          </table:table-cell>
          <table:table-cell table:style-name="ce43" office:value-type="float" office:value="2010" table:number-columns-spanned="1" table:number-rows-spanned="44">
            <text:p>2010</text:p>
          </table:table-cell>
          <table:table-cell table:style-name="ce72" office:value-type="string" table:number-columns-spanned="1" table:number-rows-spanned="11">
            <text:p>Beckton</text:p>
          </table:table-cell>
          <table:table-cell table:style-name="ce90" office:value-type="float" office:value="10291" table:number-columns-spanned="1" table:number-rows-spanned="11">
            <text:p>10291</text:p>
          </table:table-cell>
          <table:table-cell table:style-name="ce117" office:value-type="percentage" office:value="0.4559" table:number-columns-spanned="1" table:number-rows-spanned="11">
            <text:p>45.59%</text:p>
          </table:table-cell>
          <table:table-cell table:style-name="ce165" office:value-type="string">
            <text:p>ü</text:p>
          </table:table-cell>
          <table:table-cell table:style-name="ce266" office:value-type="string">
            <text:p>Ayesha Chowdhury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0" office:value-type="float" office:value="2361">
            <text:p>2,361</text:p>
          </table:table-cell>
          <table:table-cell table:style-name="ce214"/>
          <table:table-cell table:number-columns-repeated="1014"/>
        </table:table-row>
        <table:table-row table:style-name="ro2">
          <table:covered-table-cell table:style-name="ce29"/>
          <table:covered-table-cell table:style-name="ce41"/>
          <table:covered-table-cell table:style-name="ce82"/>
          <table:covered-table-cell table:style-name="ce108"/>
          <table:covered-table-cell table:style-name="ce118"/>
          <table:table-cell table:style-name="ce166" office:value-type="string">
            <text:p>ü</text:p>
          </table:table-cell>
          <table:table-cell table:style-name="ce214" office:value-type="string">
            <text:p>Alec James Kellaway</text:p>
          </table:table-cell>
          <table:covered-table-cell table:style-name="ce257"/>
          <table:table-cell table:style-name="ce281" office:value-type="float" office:value="2258">
            <text:p>2,258</text:p>
          </table:table-cell>
          <table:table-cell table:style-name="ce21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08"/>
          <table:covered-table-cell table:style-name="ce118"/>
          <table:table-cell table:style-name="ce166" office:value-type="string">
            <text:p>ü</text:p>
          </table:table-cell>
          <table:table-cell table:style-name="ce266" office:value-type="string">
            <text:p>David Christie</text:p>
          </table:table-cell>
          <table:covered-table-cell table:style-name="ce229"/>
          <table:table-cell table:style-name="ce281" office:value-type="float" office:value="2253">
            <text:p>2,253</text:p>
          </table:table-cell>
          <table:table-cell table:style-name="ce21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08"/>
          <table:covered-table-cell table:style-name="ce118"/>
          <table:table-cell table:style-name="ce174"/>
          <table:table-cell table:style-name="ce221" office:value-type="string">
            <text:p>Maria Joy Allen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1" office:value-type="float" office:value="1170">
            <text:p>1,170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08"/>
          <table:covered-table-cell table:style-name="ce118"/>
          <table:table-cell table:style-name="ce174"/>
          <table:table-cell table:style-name="ce216" office:value-type="string">
            <text:p>Syed Hussain Ahmed</text:p>
          </table:table-cell>
          <table:covered-table-cell table:style-name="ce10"/>
          <table:table-cell table:style-name="ce281" office:value-type="float" office:value="1154">
            <text:p>1,154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08"/>
          <table:covered-table-cell table:style-name="ce118"/>
          <table:table-cell table:style-name="ce174"/>
          <table:table-cell table:style-name="ce223" office:value-type="string">
            <text:p>Mohammed Mashud Ahmed</text:p>
          </table:table-cell>
          <table:table-cell table:style-name="ce256" office:value-type="string">
            <text:p>Liberal Democrat</text:p>
          </table:table-cell>
          <table:table-cell table:style-name="ce281" office:value-type="float" office:value="1030">
            <text:p>1,030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08"/>
          <table:covered-table-cell table:style-name="ce118"/>
          <table:table-cell table:style-name="ce174"/>
          <table:table-cell table:style-name="ce224" office:value-type="string">
            <text:p>Karim Chowdhury</text:p>
          </table:table-cell>
          <table:table-cell table:style-name="ce259" office:value-type="string">
            <text:p>Conservative</text:p>
          </table:table-cell>
          <table:table-cell table:style-name="ce281" office:value-type="float" office:value="815">
            <text:p>815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08"/>
          <table:covered-table-cell table:style-name="ce118"/>
          <table:table-cell table:style-name="ce174"/>
          <table:table-cell table:style-name="ce223" office:value-type="string">
            <text:p>Placide Bagalwa</text:p>
          </table:table-cell>
          <table:table-cell table:style-name="ce228" office:value-type="string">
            <text:p>Liberal Democrat</text:p>
          </table:table-cell>
          <table:table-cell table:style-name="ce281" office:value-type="float" office:value="529">
            <text:p>529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08"/>
          <table:covered-table-cell table:style-name="ce118"/>
          <table:table-cell table:style-name="ce166"/>
          <table:table-cell table:style-name="ce266" office:value-type="string">
            <text:p>Anne-Mari Rachel Philip</text:p>
          </table:table-cell>
          <table:table-cell table:style-name="ce256" office:value-type="string" table:number-columns-spanned="1" table:number-rows-spanned="3">
            <text:p>Christian Peoples Alliance</text:p>
          </table:table-cell>
          <table:table-cell table:style-name="ce281" office:value-type="float" office:value="363">
            <text:p>363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08"/>
          <table:covered-table-cell table:style-name="ce118"/>
          <table:table-cell table:style-name="ce166"/>
          <table:table-cell table:style-name="ce216" office:value-type="string">
            <text:p>David Cant</text:p>
          </table:table-cell>
          <table:covered-table-cell table:style-name="ce257"/>
          <table:table-cell table:style-name="ce281" office:value-type="float" office:value="332">
            <text:p>332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09"/>
          <table:covered-table-cell table:style-name="ce118"/>
          <table:table-cell table:style-name="ce166"/>
          <table:table-cell table:style-name="ce216" office:value-type="string">
            <text:p>Malcolm Williamson</text:p>
          </table:table-cell>
          <table:covered-table-cell table:style-name="ce229"/>
          <table:table-cell table:style-name="ce281" office:value-type="float" office:value="232">
            <text:p>232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 table:number-columns-repeated="2"/>
          <table:table-cell table:style-name="ce150" table:number-columns-repeated="2"/>
          <table:table-cell table:style-name="ce143"/>
          <table:table-cell table:style-name="ce57"/>
          <table:table-cell table:style-name="ce199"/>
          <table:table-cell table:style-name="ce303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90" office:value-type="string" table:number-columns-spanned="1" table:number-rows-spanned="11">
            <text:p>Boleyn</text:p>
          </table:table-cell>
          <table:table-cell table:style-name="ce90" office:value-type="float" office:value="9731" table:number-columns-spanned="1" table:number-rows-spanned="11">
            <text:p>9731</text:p>
          </table:table-cell>
          <table:table-cell table:style-name="ce117" office:value-type="percentage" office:value="0.5687" table:number-columns-spanned="1" table:number-rows-spanned="11">
            <text:p>56.87%</text:p>
          </table:table-cell>
          <table:table-cell table:style-name="ce165" office:value-type="string">
            <text:p>ü</text:p>
          </table:table-cell>
          <table:table-cell table:style-name="ce215" office:value-type="string">
            <text:p>Riaz Ahmed Mirza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1" office:value-type="float" office:value="3261">
            <text:p>3,261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08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Jo Corbett</text:p>
          </table:table-cell>
          <table:covered-table-cell table:style-name="ce9"/>
          <table:table-cell table:style-name="ce281" office:value-type="float" office:value="3221">
            <text:p>3,221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08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Pearson John Shillingford</text:p>
          </table:table-cell>
          <table:covered-table-cell table:style-name="ce10"/>
          <table:table-cell table:style-name="ce281" office:value-type="float" office:value="3107">
            <text:p>3,107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08"/>
          <table:covered-table-cell table:style-name="ce118"/>
          <table:table-cell table:style-name="ce166"/>
          <table:table-cell table:style-name="ce215" office:value-type="string">
            <text:p>Moshiur Molla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1354">
            <text:p>1,354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08"/>
          <table:covered-table-cell table:style-name="ce118"/>
          <table:table-cell table:style-name="ce166"/>
          <table:table-cell table:style-name="ce215" office:value-type="string">
            <text:p>Nazir Hamid</text:p>
          </table:table-cell>
          <table:covered-table-cell table:style-name="ce9"/>
          <table:table-cell table:style-name="ce281" office:value-type="float" office:value="1177">
            <text:p>1,177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08"/>
          <table:covered-table-cell table:style-name="ce118"/>
          <table:table-cell table:style-name="ce166"/>
          <table:table-cell table:style-name="ce213" office:value-type="string">
            <text:p>Banti Singh</text:p>
          </table:table-cell>
          <table:covered-table-cell table:style-name="ce10"/>
          <table:table-cell table:style-name="ce281" office:value-type="float" office:value="844">
            <text:p>844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08"/>
          <table:covered-table-cell table:style-name="ce118"/>
          <table:table-cell table:style-name="ce179"/>
          <table:table-cell table:style-name="ce215" office:value-type="string">
            <text:p>Andrew Dennis Cook</text:p>
          </table:table-cell>
          <table:table-cell table:style-name="ce256" office:value-type="string" table:number-columns-spanned="1" table:number-rows-spanned="3">
            <text:p>Christian Peoples Alliance</text:p>
          </table:table-cell>
          <table:table-cell table:style-name="ce281" office:value-type="float" office:value="386">
            <text:p>386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08"/>
          <table:covered-table-cell table:style-name="ce118"/>
          <table:table-cell table:style-name="ce179"/>
          <table:table-cell table:style-name="ce215" office:value-type="string">
            <text:p>Shirley Williamson</text:p>
          </table:table-cell>
          <table:covered-table-cell table:style-name="ce9"/>
          <table:table-cell table:style-name="ce281" office:value-type="float" office:value="314">
            <text:p>314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08"/>
          <table:covered-table-cell table:style-name="ce118"/>
          <table:table-cell table:style-name="ce166"/>
          <table:table-cell table:style-name="ce213" office:value-type="string">
            <text:p>Angela Devontee Caroo</text:p>
          </table:table-cell>
          <table:covered-table-cell table:style-name="ce10"/>
          <table:table-cell table:style-name="ce281" office:value-type="float" office:value="275">
            <text:p>275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08"/>
          <table:covered-table-cell table:style-name="ce118"/>
          <table:table-cell table:style-name="ce166"/>
          <table:table-cell table:style-name="ce215" office:value-type="string">
            <text:p>Siva Parvathi Bodduluri</text:p>
          </table:table-cell>
          <table:table-cell table:style-name="ce255" office:value-type="string" table:number-columns-spanned="1" table:number-rows-spanned="2">
            <text:p>Km Communities Welfare Party</text:p>
          </table:table-cell>
          <table:table-cell table:style-name="ce281" office:value-type="float" office:value="116">
            <text:p>116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91"/>
          <table:covered-table-cell table:style-name="ce109"/>
          <table:covered-table-cell table:style-name="ce118"/>
          <table:table-cell table:style-name="ce166"/>
          <table:table-cell table:style-name="ce213" office:value-type="string">
            <text:p>Princy Thoomullilfrancis</text:p>
          </table:table-cell>
          <table:covered-table-cell table:style-name="ce10"/>
          <table:table-cell table:style-name="ce281" office:value-type="float" office:value="81">
            <text:p>81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107" table:number-columns-repeated="2"/>
          <table:table-cell table:style-name="ce151" table:number-columns-repeated="2"/>
          <table:table-cell table:style-name="ce57" table:number-columns-repeated="2"/>
          <table:table-cell table:style-name="ce250"/>
          <table:table-cell table:style-name="ce303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3" office:value-type="string" table:number-columns-spanned="1" table:number-rows-spanned="10">
            <text:p>Canning Town North</text:p>
          </table:table-cell>
          <table:table-cell table:style-name="ce43" office:value-type="float" office:value="9147" table:number-columns-spanned="1" table:number-rows-spanned="10">
            <text:p>9147</text:p>
          </table:table-cell>
          <table:table-cell table:style-name="ce125" office:value-type="percentage" office:value="0.513" table:number-columns-spanned="1" table:number-rows-spanned="10">
            <text:p>51.30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Marie Sylvia Collier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2696">
            <text:p>2,696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Clive William Furness</text:p>
          </table:table-cell>
          <table:covered-table-cell table:style-name="ce257"/>
          <table:table-cell table:style-name="ce282" office:value-type="float" office:value="2440">
            <text:p>2,440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66" office:value-type="string">
            <text:p>ü</text:p>
          </table:table-cell>
          <table:table-cell table:style-name="ce222" office:value-type="string">
            <text:p>Paul W. L. Schafer</text:p>
          </table:table-cell>
          <table:covered-table-cell table:style-name="ce229"/>
          <table:table-cell table:style-name="ce282" office:value-type="float" office:value="2229">
            <text:p>2,229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48"/>
          <table:table-cell table:style-name="ce216" office:value-type="string">
            <text:p>Nick Reeves</text:p>
          </table:table-cell>
          <table:table-cell table:style-name="ce256" office:value-type="string" table:number-columns-spanned="1" table:number-rows-spanned="3">
            <text:p>Conservative</text:p>
          </table:table-cell>
          <table:table-cell table:style-name="ce282" office:value-type="float" office:value="747">
            <text:p>747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48"/>
          <table:table-cell table:style-name="ce216" office:value-type="string">
            <text:p>Barbara Normile</text:p>
          </table:table-cell>
          <table:covered-table-cell table:style-name="ce257"/>
          <table:table-cell table:style-name="ce282" office:value-type="float" office:value="681">
            <text:p>681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48"/>
          <table:table-cell table:style-name="ce216" office:value-type="string">
            <text:p>Rachel Nabudde</text:p>
          </table:table-cell>
          <table:covered-table-cell table:style-name="ce229"/>
          <table:table-cell table:style-name="ce282" office:value-type="float" office:value="672">
            <text:p>672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66"/>
          <table:table-cell table:style-name="ce221" office:value-type="string">
            <text:p>Keith SG Adams</text:p>
          </table:table-cell>
          <table:table-cell table:style-name="ce256" office:value-type="string" table:number-columns-spanned="1" table:number-rows-spanned="2">
            <text:p>Christian Peoples Alliance</text:p>
          </table:table-cell>
          <table:table-cell table:style-name="ce282" office:value-type="float" office:value="620">
            <text:p>620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66"/>
          <table:table-cell table:style-name="ce222" office:value-type="string">
            <text:p>Reginald Gardner</text:p>
          </table:table-cell>
          <table:covered-table-cell table:style-name="ce10"/>
          <table:table-cell table:style-name="ce282" office:value-type="float" office:value="602">
            <text:p>602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48"/>
          <table:table-cell table:style-name="ce223" office:value-type="string">
            <text:p>Wahid Ali</text:p>
          </table:table-cell>
          <table:table-cell table:style-name="ce221" office:value-type="string">
            <text:p>Independent</text:p>
          </table:table-cell>
          <table:table-cell table:style-name="ce282" office:value-type="float" office:value="566">
            <text:p>566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69"/>
          <table:covered-table-cell table:style-name="ce53"/>
          <table:covered-table-cell table:style-name="ce132"/>
          <table:table-cell table:style-name="ce170"/>
          <table:table-cell table:style-name="ce222" office:value-type="string">
            <text:p>Barbara King</text:p>
          </table:table-cell>
          <table:table-cell table:style-name="ce228" office:value-type="string">
            <text:p>Christian Peoples Alliance</text:p>
          </table:table-cell>
          <table:table-cell table:style-name="ce282" office:value-type="float" office:value="545">
            <text:p>545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51" table:number-columns-repeated="2"/>
          <table:table-cell table:style-name="ce154" table:number-columns-repeated="2"/>
          <table:table-cell table:style-name="ce267"/>
          <table:table-cell table:style-name="ce57"/>
          <table:table-cell table:style-name="ce199"/>
          <table:table-cell table:style-name="ce303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3" office:value-type="string" table:number-columns-spanned="1" table:number-rows-spanned="9">
            <text:p>Canning Town South</text:p>
          </table:table-cell>
          <table:table-cell table:style-name="ce43" office:value-type="float" office:value="9187" table:number-columns-spanned="1" table:number-rows-spanned="9">
            <text:p>9187</text:p>
          </table:table-cell>
          <table:table-cell table:style-name="ce125" office:value-type="percentage" office:value="0.4895" table:number-columns-spanned="1" table:number-rows-spanned="9">
            <text:p>48.95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Bryan Collier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2263">
            <text:p>2,263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Alan Taylor</text:p>
          </table:table-cell>
          <table:covered-table-cell table:style-name="ce257"/>
          <table:table-cell table:style-name="ce282" office:value-type="float" office:value="2074">
            <text:p>2,074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66" office:value-type="string">
            <text:p>ü</text:p>
          </table:table-cell>
          <table:table-cell table:style-name="ce222" office:value-type="string">
            <text:p>Michael Arthur Nicholas</text:p>
          </table:table-cell>
          <table:covered-table-cell table:style-name="ce229"/>
          <table:table-cell table:style-name="ce282" office:value-type="float" office:value="2028">
            <text:p>2,028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66"/>
          <table:table-cell table:style-name="ce216" office:value-type="string">
            <text:p>Alan Craig</text:p>
          </table:table-cell>
          <table:table-cell table:style-name="ce256" office:value-type="string" table:number-columns-spanned="1" table:number-rows-spanned="3">
            <text:p>Christian Peoples Alliance</text:p>
          </table:table-cell>
          <table:table-cell table:style-name="ce282" office:value-type="float" office:value="1399">
            <text:p>1,399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66"/>
          <table:table-cell table:style-name="ce216" office:value-type="string">
            <text:p>Denise Stafford</text:p>
          </table:table-cell>
          <table:covered-table-cell table:style-name="ce257"/>
          <table:table-cell table:style-name="ce282" office:value-type="float" office:value="1004">
            <text:p>1,004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66"/>
          <table:table-cell table:style-name="ce216" office:value-type="string">
            <text:p>Hamilton Amachree</text:p>
          </table:table-cell>
          <table:covered-table-cell table:style-name="ce229"/>
          <table:table-cell table:style-name="ce282" office:value-type="float" office:value="892">
            <text:p>892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66"/>
          <table:table-cell table:style-name="ce221" office:value-type="string">
            <text:p>Christopher Brian Buckwell</text:p>
          </table:table-cell>
          <table:table-cell table:style-name="ce256" office:value-type="string" table:number-columns-spanned="1" table:number-rows-spanned="3">
            <text:p>Conservative</text:p>
          </table:table-cell>
          <table:table-cell table:style-name="ce282" office:value-type="float" office:value="858">
            <text:p>858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66"/>
          <table:table-cell table:style-name="ce216" office:value-type="string">
            <text:p>Gareth Lewis Keith Knight</text:p>
          </table:table-cell>
          <table:covered-table-cell table:style-name="ce257"/>
          <table:table-cell table:style-name="ce282" office:value-type="float" office:value="794">
            <text:p>794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2"/>
          <table:covered-table-cell table:style-name="ce47"/>
          <table:covered-table-cell table:style-name="ce69"/>
          <table:covered-table-cell table:style-name="ce53"/>
          <table:covered-table-cell table:style-name="ce126"/>
          <table:table-cell table:style-name="ce170"/>
          <table:table-cell table:style-name="ce222" office:value-type="string">
            <text:p>Abul K. Mohammed Abdullah</text:p>
          </table:table-cell>
          <table:covered-table-cell table:style-name="ce229"/>
          <table:table-cell table:style-name="ce282" office:value-type="float" office:value="721">
            <text:p>721</text:p>
          </table:table-cell>
          <table:table-cell table:style-name="ce308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51" table:number-columns-repeated="2"/>
          <table:table-cell table:style-name="ce154" table:number-columns-repeated="2"/>
          <table:table-cell table:style-name="ce220"/>
          <table:table-cell table:style-name="ce107"/>
          <table:table-cell table:style-name="ce285"/>
          <table:table-cell table:style-name="ce303"/>
          <table:table-cell table:number-columns-repeated="1014"/>
        </table:table-row>
        <table:table-row table:style-name="ro2">
          <table:table-cell table:style-name="ce19" office:value-type="string" table:number-columns-spanned="1" table:number-rows-spanned="43">
            <text:p>Local</text:p>
          </table:table-cell>
          <table:table-cell table:style-name="ce43" office:value-type="float" office:value="2010" table:number-columns-spanned="1" table:number-rows-spanned="43">
            <text:p>2010</text:p>
          </table:table-cell>
          <table:table-cell table:style-name="ce72" office:value-type="string" table:number-columns-spanned="1" table:number-rows-spanned="10">
            <text:p>Custom House</text:p>
          </table:table-cell>
          <table:table-cell table:style-name="ce90" office:value-type="float" office:value="8451" table:number-columns-spanned="1" table:number-rows-spanned="10">
            <text:p>8451</text:p>
          </table:table-cell>
          <table:table-cell table:style-name="ce117" office:value-type="percentage" office:value="0.4911" table:number-columns-spanned="1" table:number-rows-spanned="10">
            <text:p>49.11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Patricia Mary Holland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0" office:value-type="float" office:value="2375">
            <text:p>2,375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08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Conor Michael McAuley</text:p>
          </table:table-cell>
          <table:covered-table-cell table:style-name="ce9"/>
          <table:table-cell table:style-name="ce281" office:value-type="float" office:value="1936">
            <text:p>1,936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08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Gavin Pearson</text:p>
          </table:table-cell>
          <table:covered-table-cell table:style-name="ce10"/>
          <table:table-cell table:style-name="ce281" office:value-type="float" office:value="1867">
            <text:p>1,867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08"/>
          <table:covered-table-cell table:style-name="ce118"/>
          <table:table-cell table:style-name="ce174"/>
          <table:table-cell table:style-name="ce224" office:value-type="string">
            <text:p>Jamie Ross McKenzie</text:p>
          </table:table-cell>
          <table:table-cell table:style-name="ce255" office:value-type="string">
            <text:p>Conservative</text:p>
          </table:table-cell>
          <table:table-cell table:style-name="ce281" office:value-type="float" office:value="768">
            <text:p>768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08"/>
          <table:covered-table-cell table:style-name="ce118"/>
          <table:table-cell table:style-name="ce166"/>
          <table:table-cell table:style-name="ce214" office:value-type="string">
            <text:p>Gillian Roberts</text:p>
          </table:table-cell>
          <table:table-cell table:style-name="ce256" office:value-type="string" table:number-columns-spanned="1" table:number-rows-spanned="2">
            <text:p>Christian Peoples Alliance</text:p>
          </table:table-cell>
          <table:table-cell table:style-name="ce281" office:value-type="float" office:value="712">
            <text:p>712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08"/>
          <table:covered-table-cell table:style-name="ce118"/>
          <table:table-cell table:style-name="ce166"/>
          <table:table-cell table:style-name="ce214" office:value-type="string">
            <text:p>Scott Gamble</text:p>
          </table:table-cell>
          <table:covered-table-cell table:style-name="ce229"/>
          <table:table-cell table:style-name="ce281" office:value-type="float" office:value="632">
            <text:p>632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08"/>
          <table:covered-table-cell table:style-name="ce118"/>
          <table:table-cell table:style-name="ce174"/>
          <table:table-cell table:style-name="ce224" office:value-type="string">
            <text:p>Linda Whicheleow</text:p>
          </table:table-cell>
          <table:table-cell table:style-name="ce259" office:value-type="string">
            <text:p>Liberal Democrat</text:p>
          </table:table-cell>
          <table:table-cell table:style-name="ce281" office:value-type="float" office:value="617">
            <text:p>617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08"/>
          <table:covered-table-cell table:style-name="ce118"/>
          <table:table-cell table:style-name="ce174"/>
          <table:table-cell table:style-name="ce215" office:value-type="string">
            <text:p>Emily Janneke Bijl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1" office:value-type="float" office:value="524">
            <text:p>524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08"/>
          <table:covered-table-cell table:style-name="ce118"/>
          <table:table-cell table:style-name="ce174"/>
          <table:table-cell table:style-name="ce214" office:value-type="string">
            <text:p>Anup Kumar Banik</text:p>
          </table:table-cell>
          <table:covered-table-cell table:style-name="ce10"/>
          <table:table-cell table:style-name="ce281" office:value-type="float" office:value="510">
            <text:p>510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3"/>
          <table:covered-table-cell table:style-name="ce109"/>
          <table:covered-table-cell table:style-name="ce118"/>
          <table:table-cell table:style-name="ce166"/>
          <table:table-cell table:style-name="ce224" office:value-type="string">
            <text:p>Kayode Shedowo</text:p>
          </table:table-cell>
          <table:table-cell table:style-name="ce256" office:value-type="string">
            <text:p>Christian Peoples Alliance</text:p>
          </table:table-cell>
          <table:table-cell table:style-name="ce281" office:value-type="float" office:value="501">
            <text:p>501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 table:number-columns-repeated="2"/>
          <table:table-cell table:style-name="ce150" table:number-columns-repeated="2"/>
          <table:table-cell table:style-name="ce143"/>
          <table:table-cell table:style-name="ce57"/>
          <table:table-cell table:style-name="ce199"/>
          <table:table-cell table:style-name="ce303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90" office:value-type="string" table:number-columns-spanned="1" table:number-rows-spanned="10">
            <text:p>East Ham Central</text:p>
          </table:table-cell>
          <table:table-cell table:style-name="ce90" office:value-type="float" office:value="10327" table:number-columns-spanned="1" table:number-rows-spanned="10">
            <text:p>10327</text:p>
          </table:table-cell>
          <table:table-cell table:style-name="ce185" office:value-type="percentage" office:value="0.5579" table:number-columns-spanned="1" table:number-rows-spanned="10">
            <text:p>55.79%</text:p>
          </table:table-cell>
          <table:table-cell table:style-name="ce165" office:value-type="string">
            <text:p>ü</text:p>
          </table:table-cell>
          <table:table-cell table:style-name="ce212" office:value-type="string">
            <text:p>Ian Keith Corbett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1" office:value-type="float" office:value="3685">
            <text:p>3,685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number-columns-repeated="2" table:style-name="ce108"/>
          <table:covered-table-cell table:style-name="ce186"/>
          <table:table-cell table:style-name="ce166" office:value-type="string">
            <text:p>ü</text:p>
          </table:table-cell>
          <table:table-cell table:style-name="ce215" office:value-type="string">
            <text:p>Unmesh Desai</text:p>
          </table:table-cell>
          <table:covered-table-cell table:style-name="ce9"/>
          <table:table-cell table:style-name="ce281" office:value-type="float" office:value="3641">
            <text:p>3,641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number-columns-repeated="2" table:style-name="ce108"/>
          <table:covered-table-cell table:style-name="ce186"/>
          <table:table-cell table:style-name="ce166" office:value-type="string">
            <text:p>ü</text:p>
          </table:table-cell>
          <table:table-cell table:style-name="ce215" office:value-type="string">
            <text:p>Mary Marjorie Skyers</text:p>
          </table:table-cell>
          <table:covered-table-cell table:style-name="ce10"/>
          <table:table-cell table:style-name="ce281" office:value-type="float" office:value="3562">
            <text:p>3,562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number-columns-repeated="2" table:style-name="ce108"/>
          <table:covered-table-cell table:style-name="ce186"/>
          <table:table-cell table:style-name="ce166"/>
          <table:table-cell table:style-name="ce212" office:value-type="string">
            <text:p>Anwar Ali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1371">
            <text:p>1,371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number-columns-repeated="2" table:style-name="ce108"/>
          <table:covered-table-cell table:style-name="ce186"/>
          <table:table-cell table:style-name="ce166"/>
          <table:table-cell table:style-name="ce215" office:value-type="string">
            <text:p>Chaudrhy Sadir Hussain</text:p>
          </table:table-cell>
          <table:covered-table-cell table:style-name="ce9"/>
          <table:table-cell table:style-name="ce281" office:value-type="float" office:value="1289">
            <text:p>1,289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number-columns-repeated="2" table:style-name="ce108"/>
          <table:covered-table-cell table:style-name="ce186"/>
          <table:table-cell table:style-name="ce166"/>
          <table:table-cell table:style-name="ce215" office:value-type="string">
            <text:p>Biji Gopinath</text:p>
          </table:table-cell>
          <table:covered-table-cell table:style-name="ce10"/>
          <table:table-cell table:style-name="ce281" office:value-type="float" office:value="1137">
            <text:p>1,137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number-columns-repeated="2" table:style-name="ce108"/>
          <table:covered-table-cell table:style-name="ce186"/>
          <table:table-cell table:style-name="ce174"/>
          <table:table-cell table:style-name="ce224" office:value-type="string">
            <text:p>Hashif Rana</text:p>
          </table:table-cell>
          <table:table-cell table:style-name="ce224" office:value-type="string">
            <text:p>British Public Party</text:p>
          </table:table-cell>
          <table:table-cell table:style-name="ce281" office:value-type="float" office:value="409">
            <text:p>409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number-columns-repeated="2" table:style-name="ce108"/>
          <table:covered-table-cell table:style-name="ce186"/>
          <table:table-cell table:style-name="ce166"/>
          <table:table-cell table:style-name="ce215" office:value-type="string">
            <text:p>Stephen Williamson</text:p>
          </table:table-cell>
          <table:table-cell table:style-name="ce256" office:value-type="string" table:number-columns-spanned="1" table:number-rows-spanned="3">
            <text:p>Christian Peoples Alliance</text:p>
          </table:table-cell>
          <table:table-cell table:style-name="ce281" office:value-type="float" office:value="309">
            <text:p>309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number-columns-repeated="2" table:style-name="ce108"/>
          <table:covered-table-cell table:style-name="ce186"/>
          <table:table-cell table:style-name="ce166"/>
          <table:table-cell table:style-name="ce216" office:value-type="string">
            <text:p>Harold Bhatty</text:p>
          </table:table-cell>
          <table:covered-table-cell table:style-name="ce257"/>
          <table:table-cell table:style-name="ce281" office:value-type="float" office:value="274">
            <text:p>274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number-columns-repeated="2" table:style-name="ce109"/>
          <table:covered-table-cell table:style-name="ce186"/>
          <table:table-cell table:style-name="ce166"/>
          <table:table-cell table:style-name="ce215" office:value-type="string">
            <text:p>Christopher Oching</text:p>
          </table:table-cell>
          <table:covered-table-cell table:style-name="ce229"/>
          <table:table-cell table:style-name="ce281" office:value-type="float" office:value="225">
            <text:p>225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9" table:number-columns-repeated="2"/>
          <table:table-cell table:style-name="ce151" table:number-columns-repeated="2"/>
          <table:table-cell table:style-name="ce57" table:number-columns-repeated="2"/>
          <table:table-cell table:style-name="ce199"/>
          <table:table-cell table:style-name="ce303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3" office:value-type="string" table:number-columns-spanned="1" table:number-rows-spanned="12">
            <text:p>East Ham North</text:p>
          </table:table-cell>
          <table:table-cell table:style-name="ce43" office:value-type="float" office:value="10237" table:number-columns-spanned="1" table:number-rows-spanned="12">
            <text:p>10237</text:p>
          </table:table-cell>
          <table:table-cell table:style-name="ce125" office:value-type="percentage" office:value="0.5844" table:number-columns-spanned="1" table:number-rows-spanned="12">
            <text:p>58.44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Firoza Ahmed Nekiwala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3825">
            <text:p>3,825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Jose Alexander</text:p>
          </table:table-cell>
          <table:covered-table-cell table:style-name="ce257"/>
          <table:table-cell table:style-name="ce282" office:value-type="float" office:value="3605">
            <text:p>3,605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66" office:value-type="string">
            <text:p>ü</text:p>
          </table:table-cell>
          <table:table-cell table:style-name="ce222" office:value-type="string">
            <text:p>Paul Duraisamy Sathianesan</text:p>
          </table:table-cell>
          <table:covered-table-cell table:style-name="ce229"/>
          <table:table-cell table:style-name="ce282" office:value-type="float" office:value="3453">
            <text:p>3,453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48"/>
          <table:table-cell table:style-name="ce223" office:value-type="string">
            <text:p>Abdul Alim</text:p>
          </table:table-cell>
          <table:table-cell table:style-name="ce256" office:value-type="string">
            <text:p>Liberal Democrat</text:p>
          </table:table-cell>
          <table:table-cell table:style-name="ce282" office:value-type="float" office:value="970">
            <text:p>970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237"/>
          <table:table-cell table:style-name="ce223" office:value-type="string">
            <text:p>Duraimurugan Kannan</text:p>
          </table:table-cell>
          <table:table-cell table:style-name="ce256" office:value-type="string">
            <text:p>Conservative</text:p>
          </table:table-cell>
          <table:table-cell table:style-name="ce282" office:value-type="float" office:value="911">
            <text:p>911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48"/>
          <table:table-cell table:style-name="ce223" office:value-type="string">
            <text:p>Sakthivel Karuppiah</text:p>
          </table:table-cell>
          <table:table-cell table:style-name="ce256" office:value-type="string">
            <text:p>Liberal Democrat</text:p>
          </table:table-cell>
          <table:table-cell table:style-name="ce282" office:value-type="float" office:value="778">
            <text:p>778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48"/>
          <table:table-cell table:style-name="ce216" office:value-type="string">
            <text:p>Minhaj Writer</text:p>
          </table:table-cell>
          <table:table-cell table:style-name="ce256" office:value-type="string" table:number-columns-spanned="1" table:number-rows-spanned="2">
            <text:p>Conservative</text:p>
          </table:table-cell>
          <table:table-cell table:style-name="ce282" office:value-type="float" office:value="733">
            <text:p>733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48"/>
          <table:table-cell table:style-name="ce216" office:value-type="string">
            <text:p>Vasantha Mahadevan</text:p>
          </table:table-cell>
          <table:covered-table-cell table:style-name="ce229"/>
          <table:table-cell table:style-name="ce282" office:value-type="float" office:value="717">
            <text:p>717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48"/>
          <table:table-cell table:style-name="ce223" office:value-type="string">
            <text:p>Trevor Anthony Watson</text:p>
          </table:table-cell>
          <table:table-cell table:style-name="ce228" office:value-type="string">
            <text:p>Liberal Democrat</text:p>
          </table:table-cell>
          <table:table-cell table:style-name="ce282" office:value-type="float" office:value="626">
            <text:p>626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66"/>
          <table:table-cell table:style-name="ce216" office:value-type="string">
            <text:p>Jackie Boyce</text:p>
          </table:table-cell>
          <table:table-cell table:style-name="ce256" office:value-type="string" table:number-columns-spanned="1" table:number-rows-spanned="3">
            <text:p>Christian Peoples Alliance</text:p>
          </table:table-cell>
          <table:table-cell table:style-name="ce282" office:value-type="float" office:value="149">
            <text:p>149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66"/>
          <table:table-cell table:style-name="ce216" office:value-type="string">
            <text:p>John Simmonds</text:p>
          </table:table-cell>
          <table:covered-table-cell table:style-name="ce257"/>
          <table:table-cell table:style-name="ce282" office:value-type="float" office:value="120">
            <text:p>120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1"/>
          <table:covered-table-cell table:style-name="ce69"/>
          <table:covered-table-cell table:style-name="ce53"/>
          <table:covered-table-cell table:style-name="ce132"/>
          <table:table-cell table:style-name="ce170"/>
          <table:table-cell table:style-name="ce216" office:value-type="string">
            <text:p>Akinkunmi Akintunde</text:p>
          </table:table-cell>
          <table:covered-table-cell table:style-name="ce229"/>
          <table:table-cell table:style-name="ce282" office:value-type="float" office:value="108">
            <text:p>108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50"/>
          <table:table-cell table:style-name="ce51"/>
          <table:table-cell table:style-name="ce154"/>
          <table:table-cell table:style-name="ce168"/>
          <table:table-cell table:style-name="ce217"/>
          <table:table-cell table:style-name="ce57"/>
          <table:table-cell table:style-name="ce199"/>
          <table:table-cell table:style-name="ce303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110" office:value-type="string" table:number-columns-spanned="1" table:number-rows-spanned="8">
            <text:p>East Ham South</text:p>
          </table:table-cell>
          <table:table-cell table:style-name="ce43" office:value-type="float" office:value="9644" table:number-columns-spanned="1" table:number-rows-spanned="8">
            <text:p>9644</text:p>
          </table:table-cell>
          <table:table-cell table:style-name="ce133" office:value-type="percentage" office:value="0.5573" table:number-columns-spanned="1" table:number-rows-spanned="8">
            <text:p>55.73%</text:p>
          </table:table-cell>
          <table:table-cell table:style-name="ce238" office:value-type="string">
            <text:p>ü</text:p>
          </table:table-cell>
          <table:table-cell table:style-name="ce216" office:value-type="string">
            <text:p>Kevin John Jenkins</text:p>
          </table:table-cell>
          <table:table-cell table:style-name="ce228" office:value-type="string" table:number-columns-spanned="1" table:number-rows-spanned="3">
            <text:p>Labour</text:p>
          </table:table-cell>
          <table:table-cell table:style-name="ce282" office:value-type="float" office:value="3827">
            <text:p>3,827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87"/>
          <table:covered-table-cell table:style-name="ce49"/>
          <table:covered-table-cell table:style-name="ce118"/>
          <table:table-cell table:style-name="ce238" office:value-type="string">
            <text:p>ü</text:p>
          </table:table-cell>
          <table:table-cell table:style-name="ce216" office:value-type="string">
            <text:p>Quintin Brian Peppiatt</text:p>
          </table:table-cell>
          <table:covered-table-cell table:style-name="ce257"/>
          <table:table-cell table:style-name="ce282" office:value-type="float" office:value="3446">
            <text:p>3,446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87"/>
          <table:covered-table-cell table:style-name="ce49"/>
          <table:covered-table-cell table:style-name="ce118"/>
          <table:table-cell table:style-name="ce238" office:value-type="string">
            <text:p>ü</text:p>
          </table:table-cell>
          <table:table-cell table:style-name="ce222" office:value-type="string">
            <text:p>Lakmini Sewwandi Shah</text:p>
          </table:table-cell>
          <table:covered-table-cell table:style-name="ce257"/>
          <table:table-cell table:style-name="ce282" office:value-type="float" office:value="3358">
            <text:p>3,358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87"/>
          <table:covered-table-cell table:style-name="ce49"/>
          <table:covered-table-cell table:style-name="ce118"/>
          <table:table-cell table:style-name="ce238"/>
          <table:table-cell table:style-name="ce216" office:value-type="string">
            <text:p>Alastair Grant</text:p>
          </table:table-cell>
          <table:table-cell table:style-name="ce256" office:value-type="string" table:number-columns-spanned="1" table:number-rows-spanned="2">
            <text:p>Conservative</text:p>
          </table:table-cell>
          <table:table-cell table:style-name="ce282" office:value-type="float" office:value="1026">
            <text:p>1,026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87"/>
          <table:covered-table-cell table:style-name="ce49"/>
          <table:covered-table-cell table:style-name="ce118"/>
          <table:table-cell table:style-name="ce166"/>
          <table:table-cell table:style-name="ce222" office:value-type="string">
            <text:p>Darlington Chinedu Dike</text:p>
          </table:table-cell>
          <table:covered-table-cell table:style-name="ce229"/>
          <table:table-cell table:style-name="ce282" office:value-type="float" office:value="987">
            <text:p>987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87"/>
          <table:covered-table-cell table:style-name="ce49"/>
          <table:covered-table-cell table:style-name="ce118"/>
          <table:table-cell table:style-name="ce166"/>
          <table:table-cell table:style-name="ce216" office:value-type="string">
            <text:p>Joanne Garden</text:p>
          </table:table-cell>
          <table:table-cell table:style-name="ce256" office:value-type="string" table:number-columns-spanned="1" table:number-rows-spanned="3">
            <text:p>Christian Peoples Alliance</text:p>
          </table:table-cell>
          <table:table-cell table:style-name="ce282" office:value-type="float" office:value="537">
            <text:p>537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87"/>
          <table:covered-table-cell table:style-name="ce49"/>
          <table:covered-table-cell table:style-name="ce118"/>
          <table:table-cell table:style-name="ce166"/>
          <table:table-cell table:style-name="ce216" office:value-type="string">
            <text:p>Oluwasola Agnes Dada</text:p>
          </table:table-cell>
          <table:covered-table-cell table:style-name="ce257"/>
          <table:table-cell table:style-name="ce282" office:value-type="float" office:value="401">
            <text:p>401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2"/>
          <table:covered-table-cell table:style-name="ce47"/>
          <table:covered-table-cell table:style-name="ce88"/>
          <table:covered-table-cell table:style-name="ce53"/>
          <table:covered-table-cell table:style-name="ce126"/>
          <table:table-cell table:style-name="ce166"/>
          <table:table-cell table:style-name="ce222" office:value-type="string">
            <text:p>David Mwaniki</text:p>
          </table:table-cell>
          <table:covered-table-cell table:style-name="ce229"/>
          <table:table-cell table:style-name="ce282" office:value-type="float" office:value="339">
            <text:p>339</text:p>
          </table:table-cell>
          <table:table-cell table:style-name="ce308"/>
          <table:table-cell table:number-columns-repeated="1014"/>
        </table:table-row>
        <table:table-row table:style-name="ro2">
          <table:table-cell table:style-name="ce24" table:number-columns-repeated="2"/>
          <table:table-cell table:style-name="ce61" table:number-columns-repeated="2"/>
          <table:table-cell table:style-name="ce168" table:number-columns-repeated="2"/>
          <table:table-cell table:style-name="ce206"/>
          <table:table-cell table:style-name="ce251"/>
          <table:table-cell table:style-name="ce247"/>
          <table:table-cell table:style-name="ce303"/>
          <table:table-cell table:number-columns-repeated="1014"/>
        </table:table-row>
        <table:table-row table:style-name="ro2">
          <table:table-cell table:style-name="ce39" table:number-columns-spanned="1" table:number-rows-spanned="49"/>
          <table:table-cell table:style-name="ce69" table:number-columns-spanned="1" table:number-rows-spanned="49"/>
          <table:table-cell table:style-name="ce43" office:value-type="string" table:number-columns-spanned="1" table:number-rows-spanned="10">
            <text:p>Forest Gate North</text:p>
          </table:table-cell>
          <table:table-cell table:style-name="ce43" office:value-type="float" office:value="10053" table:number-columns-spanned="1" table:number-rows-spanned="10">
            <text:p>10053</text:p>
          </table:table-cell>
          <table:table-cell table:style-name="ce133" office:value-type="percentage" office:value="0.552" table:number-columns-spanned="1" table:number-rows-spanned="10">
            <text:p>55.20%</text:p>
          </table:table-cell>
          <table:table-cell table:style-name="ce166" office:value-type="string">
            <text:p>ü</text:p>
          </table:table-cell>
          <table:table-cell table:style-name="ce212" office:value-type="string">
            <text:p>Paul Martin Brickell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1" office:value-type="float" office:value="3652">
            <text:p>3,652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Ellie Robinson</text:p>
          </table:table-cell>
          <table:covered-table-cell table:style-name="ce9"/>
          <table:table-cell table:style-name="ce281" office:value-type="float" office:value="3631">
            <text:p>3,631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Shama S. M. Ahmad</text:p>
          </table:table-cell>
          <table:covered-table-cell table:style-name="ce10"/>
          <table:table-cell table:style-name="ce281" office:value-type="float" office:value="3335">
            <text:p>3,335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18"/>
          <table:table-cell table:style-name="ce166"/>
          <table:table-cell table:style-name="ce224" office:value-type="string">
            <text:p>Jane Alison Lithgow</text:p>
          </table:table-cell>
          <table:table-cell table:style-name="ce255" office:value-type="string">
            <text:p>Green</text:p>
          </table:table-cell>
          <table:table-cell table:style-name="ce281" office:value-type="float" office:value="905">
            <text:p>905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18"/>
          <table:table-cell table:style-name="ce166"/>
          <table:table-cell table:style-name="ce215" office:value-type="string">
            <text:p>Brian Lliff Maze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836">
            <text:p>836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18"/>
          <table:table-cell table:style-name="ce166"/>
          <table:table-cell table:style-name="ce215" office:value-type="string">
            <text:p>Charles R.P.G. Meaby </text:p>
          </table:table-cell>
          <table:covered-table-cell table:style-name="ce9"/>
          <table:table-cell table:style-name="ce281" office:value-type="float" office:value="730">
            <text:p>730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18"/>
          <table:table-cell table:style-name="ce166"/>
          <table:table-cell table:style-name="ce214" office:value-type="string">
            <text:p>Ulla Mahaka</text:p>
          </table:table-cell>
          <table:covered-table-cell table:style-name="ce10"/>
          <table:table-cell table:style-name="ce281" office:value-type="float" office:value="710">
            <text:p>710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number-columns-repeated="3" table:style-name="ce49"/>
          <table:table-cell table:style-name="ce166"/>
          <table:table-cell table:style-name="ce212" office:value-type="string">
            <text:p>Sydney Burnett </text:p>
          </table:table-cell>
          <table:table-cell table:style-name="ce256" office:value-type="string" table:number-columns-spanned="1" table:number-rows-spanned="2">
            <text:p>Christian Peoples Alliance</text:p>
          </table:table-cell>
          <table:table-cell table:style-name="ce281" office:value-type="float" office:value="411">
            <text:p>411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number-columns-repeated="3" table:style-name="ce49"/>
          <table:table-cell table:style-name="ce166"/>
          <table:table-cell table:style-name="ce213" office:value-type="string">
            <text:p>Tom Conquest</text:p>
          </table:table-cell>
          <table:covered-table-cell table:style-name="ce229"/>
          <table:table-cell table:style-name="ce281" office:value-type="float" office:value="347">
            <text:p>347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number-columns-repeated="3" table:style-name="ce53"/>
          <table:table-cell table:style-name="ce174"/>
          <table:table-cell table:style-name="ce214" office:value-type="string">
            <text:p>Manpreet Singh</text:p>
          </table:table-cell>
          <table:table-cell table:style-name="ce212" office:value-type="string">
            <text:p>Independent</text:p>
          </table:table-cell>
          <table:table-cell table:style-name="ce281" office:value-type="float" office:value="267">
            <text:p>267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 table:number-columns-repeated="2"/>
          <table:table-cell table:style-name="ce150" table:number-columns-repeated="2"/>
          <table:table-cell table:style-name="ce143"/>
          <table:table-cell table:style-name="ce57"/>
          <table:table-cell table:style-name="ce199"/>
          <table:table-cell table:style-name="ce303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0" office:value-type="string" table:number-columns-spanned="1" table:number-rows-spanned="11">
            <text:p>Forest Gate South</text:p>
          </table:table-cell>
          <table:table-cell table:style-name="ce90" office:value-type="float" office:value="10649" table:number-columns-spanned="1" table:number-rows-spanned="11">
            <text:p>10649</text:p>
          </table:table-cell>
          <table:table-cell table:style-name="ce117" office:value-type="percentage" office:value="0.5135" table:number-columns-spanned="1" table:number-rows-spanned="11">
            <text:p>51.35%</text:p>
          </table:table-cell>
          <table:table-cell table:style-name="ce166" office:value-type="string">
            <text:p>ü</text:p>
          </table:table-cell>
          <table:table-cell table:style-name="ce212" office:value-type="string">
            <text:p>Leanora Cameron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1" office:value-type="float" office:value="3598">
            <text:p>3,598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08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Akbar Ali Chaudhary</text:p>
          </table:table-cell>
          <table:covered-table-cell table:style-name="ce9"/>
          <table:table-cell table:style-name="ce281" office:value-type="float" office:value="3486">
            <text:p>3,486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08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Winston Theodore Vaughan</text:p>
          </table:table-cell>
          <table:covered-table-cell table:style-name="ce10"/>
          <table:table-cell table:style-name="ce281" office:value-type="float" office:value="3311">
            <text:p>3,311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08"/>
          <table:covered-table-cell table:style-name="ce118"/>
          <table:table-cell table:style-name="ce174"/>
          <table:table-cell table:style-name="ce212" office:value-type="string">
            <text:p>Barry William Roberts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806">
            <text:p>806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08"/>
          <table:covered-table-cell table:style-name="ce118"/>
          <table:table-cell table:style-name="ce174"/>
          <table:table-cell table:style-name="ce215" office:value-type="string">
            <text:p>Alexandra Danuta Gradosielska</text:p>
          </table:table-cell>
          <table:covered-table-cell table:style-name="ce9"/>
          <table:table-cell table:style-name="ce281" office:value-type="float" office:value="708">
            <text:p>708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08"/>
          <table:covered-table-cell table:style-name="ce118"/>
          <table:table-cell table:style-name="ce174"/>
          <table:table-cell table:style-name="ce213" office:value-type="string">
            <text:p>Khatija Meaby</text:p>
          </table:table-cell>
          <table:covered-table-cell table:style-name="ce10"/>
          <table:table-cell table:style-name="ce281" office:value-type="float" office:value="697">
            <text:p>697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08"/>
          <table:covered-table-cell table:style-name="ce118"/>
          <table:table-cell table:style-name="ce174"/>
          <table:table-cell table:style-name="ce224" office:value-type="string">
            <text:p>Shahzeb Iqbal</text:p>
          </table:table-cell>
          <table:table-cell table:style-name="ce228" office:value-type="string">
            <text:p>Km Communities Welfare Party</text:p>
          </table:table-cell>
          <table:table-cell table:style-name="ce281" office:value-type="float" office:value="409">
            <text:p>409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08"/>
          <table:covered-table-cell table:style-name="ce118"/>
          <table:table-cell table:style-name="ce166"/>
          <table:table-cell table:style-name="ce221" office:value-type="string">
            <text:p>Lynne Denise Donaldson</text:p>
          </table:table-cell>
          <table:table-cell table:style-name="ce256" office:value-type="string" table:number-columns-spanned="1" table:number-rows-spanned="3">
            <text:p>Christian Peoples Alliance</text:p>
          </table:table-cell>
          <table:table-cell table:style-name="ce281" office:value-type="float" office:value="371">
            <text:p>371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08"/>
          <table:covered-table-cell table:style-name="ce118"/>
          <table:table-cell table:style-name="ce166"/>
          <table:table-cell table:style-name="ce215" office:value-type="string">
            <text:p>Reginald Leonard Eade</text:p>
          </table:table-cell>
          <table:covered-table-cell table:style-name="ce257"/>
          <table:table-cell table:style-name="ce281" office:value-type="float" office:value="303">
            <text:p>303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08"/>
          <table:covered-table-cell table:style-name="ce118"/>
          <table:table-cell table:style-name="ce166"/>
          <table:table-cell table:style-name="ce215" office:value-type="string">
            <text:p>Andrew Williamson</text:p>
          </table:table-cell>
          <table:covered-table-cell table:style-name="ce229"/>
          <table:table-cell table:style-name="ce281" office:value-type="float" office:value="286">
            <text:p>286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09"/>
          <table:covered-table-cell table:style-name="ce118"/>
          <table:table-cell table:style-name="ce174"/>
          <table:table-cell table:style-name="ce224" office:value-type="string">
            <text:p>Emerald Hashemi</text:p>
          </table:table-cell>
          <table:table-cell table:style-name="ce228" office:value-type="string">
            <text:p>Km Communities Welfare Party</text:p>
          </table:table-cell>
          <table:table-cell table:style-name="ce281" office:value-type="float" office:value="189">
            <text:p>189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9" table:number-columns-repeated="2"/>
          <table:table-cell table:style-name="ce151" table:number-columns-repeated="2"/>
          <table:table-cell table:style-name="ce57" table:number-columns-repeated="2"/>
          <table:table-cell table:style-name="ce199"/>
          <table:table-cell table:style-name="ce303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3" office:value-type="string" table:number-columns-spanned="1" table:number-rows-spanned="13">
            <text:p>Green Street East</text:p>
          </table:table-cell>
          <table:table-cell table:style-name="ce43" office:value-type="float" office:value="10723" table:number-columns-spanned="1" table:number-rows-spanned="13">
            <text:p>10723</text:p>
          </table:table-cell>
          <table:table-cell table:style-name="ce125" office:value-type="percentage" office:value="0.5718" table:number-columns-spanned="1" table:number-rows-spanned="13">
            <text:p>57.18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Sharaf Mahmood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3814">
            <text:p>3,814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Rohima Rahman</text:p>
          </table:table-cell>
          <table:covered-table-cell table:style-name="ce257"/>
          <table:table-cell table:style-name="ce282" office:value-type="float" office:value="3753">
            <text:p>3,753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66" office:value-type="string">
            <text:p>ü</text:p>
          </table:table-cell>
          <table:table-cell table:style-name="ce222" office:value-type="string">
            <text:p>Nirmal Chadha</text:p>
          </table:table-cell>
          <table:covered-table-cell table:style-name="ce229"/>
          <table:table-cell table:style-name="ce282" office:value-type="float" office:value="3625">
            <text:p>3,625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48"/>
          <table:table-cell table:style-name="ce216" office:value-type="string">
            <text:p>Muhammad Ali Misbah</text:p>
          </table:table-cell>
          <table:table-cell table:style-name="ce255" office:value-type="string" table:number-columns-spanned="1" table:number-rows-spanned="3">
            <text:p>Respect</text:p>
          </table:table-cell>
          <table:table-cell table:style-name="ce282" office:value-type="float" office:value="728">
            <text:p>728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48"/>
          <table:table-cell table:style-name="ce216" office:value-type="string">
            <text:p>Nosheen Saeed</text:p>
          </table:table-cell>
          <table:covered-table-cell table:style-name="ce9"/>
          <table:table-cell table:style-name="ce282" office:value-type="float" office:value="708">
            <text:p>708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48"/>
          <table:table-cell table:style-name="ce222" office:value-type="string">
            <text:p>Phillip John Blott</text:p>
          </table:table-cell>
          <table:covered-table-cell table:style-name="ce10"/>
          <table:table-cell table:style-name="ce282" office:value-type="float" office:value="708">
            <text:p>708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66"/>
          <table:table-cell table:style-name="ce216" office:value-type="string">
            <text:p>Kabir Miah</text:p>
          </table:table-cell>
          <table:table-cell table:style-name="ce256" office:value-type="string" table:number-columns-spanned="1" table:number-rows-spanned="3">
            <text:p>Conservative</text:p>
          </table:table-cell>
          <table:table-cell table:style-name="ce282" office:value-type="float" office:value="703">
            <text:p>703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66"/>
          <table:table-cell table:style-name="ce216" office:value-type="string">
            <text:p>Ghulam Minhas</text:p>
          </table:table-cell>
          <table:covered-table-cell table:style-name="ce257"/>
          <table:table-cell table:style-name="ce282" office:value-type="float" office:value="591">
            <text:p>591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66"/>
          <table:table-cell table:style-name="ce216" office:value-type="string">
            <text:p>Mohammed Abdul Noor Choudhury</text:p>
          </table:table-cell>
          <table:covered-table-cell table:style-name="ce229"/>
          <table:table-cell table:style-name="ce282" office:value-type="float" office:value="555">
            <text:p>555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48"/>
          <table:table-cell table:style-name="ce221" office:value-type="string">
            <text:p>Robert Rush</text:p>
          </table:table-cell>
          <table:table-cell table:style-name="ce223" office:value-type="string">
            <text:p>UK Independent</text:p>
          </table:table-cell>
          <table:table-cell table:style-name="ce282" office:value-type="float" office:value="338">
            <text:p>338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66"/>
          <table:table-cell table:style-name="ce221" office:value-type="string">
            <text:p>Yvonne Janice Perry</text:p>
          </table:table-cell>
          <table:table-cell table:style-name="ce256" office:value-type="string" table:number-columns-spanned="1" table:number-rows-spanned="3">
            <text:p>Christian Peoples Alliance</text:p>
          </table:table-cell>
          <table:table-cell table:style-name="ce282" office:value-type="float" office:value="259">
            <text:p>259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66"/>
          <table:table-cell table:style-name="ce216" office:value-type="string">
            <text:p>Michael Abrahams</text:p>
          </table:table-cell>
          <table:covered-table-cell table:style-name="ce9"/>
          <table:table-cell table:style-name="ce282" office:value-type="float" office:value="232">
            <text:p>232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69"/>
          <table:covered-table-cell table:style-name="ce53"/>
          <table:covered-table-cell table:style-name="ce132"/>
          <table:table-cell table:style-name="ce170"/>
          <table:table-cell table:style-name="ce222" office:value-type="string">
            <text:p>Sharmila Sundar Swarna</text:p>
          </table:table-cell>
          <table:covered-table-cell table:style-name="ce10"/>
          <table:table-cell table:style-name="ce282" office:value-type="float" office:value="181">
            <text:p>181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51" table:number-columns-repeated="2"/>
          <table:table-cell table:style-name="ce154" table:number-columns-repeated="2"/>
          <table:table-cell table:style-name="ce217"/>
          <table:table-cell table:style-name="ce57"/>
          <table:table-cell table:style-name="ce199"/>
          <table:table-cell table:style-name="ce303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3" office:value-type="string" table:number-columns-spanned="1" table:number-rows-spanned="12">
            <text:p>Green Street West</text:p>
          </table:table-cell>
          <table:table-cell table:style-name="ce43" office:value-type="float" office:value="10169" table:number-columns-spanned="1" table:number-rows-spanned="12">
            <text:p>10169</text:p>
          </table:table-cell>
          <table:table-cell table:style-name="ce125" office:value-type="percentage" office:value="0.5725" table:number-columns-spanned="1" table:number-rows-spanned="12">
            <text:p>57.25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Mukesh Patel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3181">
            <text:p>3,181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Rustam Hasan Talati</text:p>
          </table:table-cell>
          <table:covered-table-cell table:style-name="ce257"/>
          <table:table-cell table:style-name="ce282" office:value-type="float" office:value="3172">
            <text:p>3,172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66" office:value-type="string">
            <text:p>ü</text:p>
          </table:table-cell>
          <table:table-cell table:style-name="ce222" office:value-type="string">
            <text:p>Harvinder Singh Virdee</text:p>
          </table:table-cell>
          <table:covered-table-cell table:style-name="ce229"/>
          <table:table-cell table:style-name="ce282" office:value-type="float" office:value="3004">
            <text:p>3,004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66"/>
          <table:table-cell table:style-name="ce216" office:value-type="string">
            <text:p>Ashfaq Ahmed</text:p>
          </table:table-cell>
          <table:table-cell table:style-name="ce256" office:value-type="string" table:number-columns-spanned="1" table:number-rows-spanned="3">
            <text:p>Respect</text:p>
          </table:table-cell>
          <table:table-cell table:style-name="ce282" office:value-type="float" office:value="1362">
            <text:p>1,362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48"/>
          <table:table-cell table:style-name="ce216" office:value-type="string">
            <text:p>Sabia Begum Kamali</text:p>
          </table:table-cell>
          <table:covered-table-cell table:style-name="ce257"/>
          <table:table-cell table:style-name="ce282" office:value-type="float" office:value="1286">
            <text:p>1,286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66"/>
          <table:table-cell table:style-name="ce222" office:value-type="string">
            <text:p>Abdul Karim Sheikh</text:p>
          </table:table-cell>
          <table:covered-table-cell table:style-name="ce229"/>
          <table:table-cell table:style-name="ce282" office:value-type="float" office:value="1189">
            <text:p>1,189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66"/>
          <table:table-cell table:style-name="ce221" office:value-type="string">
            <text:p>Emran Chowdhury</text:p>
          </table:table-cell>
          <table:table-cell table:style-name="ce256" office:value-type="string" table:number-columns-spanned="1" table:number-rows-spanned="3">
            <text:p>Conservative</text:p>
          </table:table-cell>
          <table:table-cell table:style-name="ce282" office:value-type="float" office:value="800">
            <text:p>800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66"/>
          <table:table-cell table:style-name="ce216" office:value-type="string">
            <text:p>Ahmer Khan</text:p>
          </table:table-cell>
          <table:covered-table-cell table:style-name="ce257"/>
          <table:table-cell table:style-name="ce282" office:value-type="float" office:value="662">
            <text:p>662</text:p>
          </table:table-cell>
          <table:table-cell table:style-name="ce308"/>
          <table:table-cell table:number-columns-repeated="1014"/>
        </table:table-row>
        <table:table-row table:style-name="ro4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66"/>
          <table:table-cell table:style-name="ce222" office:value-type="string">
            <text:p>Isfaq Gul</text:p>
          </table:table-cell>
          <table:covered-table-cell table:style-name="ce229"/>
          <table:table-cell table:style-name="ce282" office:value-type="float" office:value="553">
            <text:p>553</text:p>
          </table:table-cell>
          <table:table-cell table:style-name="ce308"/>
          <table:table-cell table:number-columns-repeated="1014"/>
        </table:table-row>
        <table:table-row table:style-name="ro4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66"/>
          <table:table-cell table:style-name="ce216" office:value-type="string">
            <text:p>Claire Waite</text:p>
          </table:table-cell>
          <table:table-cell table:style-name="ce256" office:value-type="string" table:number-columns-spanned="1" table:number-rows-spanned="3">
            <text:p>Christian Peoples Alliance</text:p>
          </table:table-cell>
          <table:table-cell table:style-name="ce282" office:value-type="float" office:value="204">
            <text:p>204</text:p>
          </table:table-cell>
          <table:table-cell table:style-name="ce308"/>
          <table:table-cell table:number-columns-repeated="1014"/>
        </table:table-row>
        <table:table-row table:style-name="ro4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66"/>
          <table:table-cell table:style-name="ce216" office:value-type="string">
            <text:p>Sunday Oladipo Aiyegbusi</text:p>
          </table:table-cell>
          <table:covered-table-cell table:style-name="ce257"/>
          <table:table-cell table:style-name="ce282" office:value-type="float" office:value="182">
            <text:p>182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2"/>
          <table:covered-table-cell table:style-name="ce47"/>
          <table:covered-table-cell table:style-name="ce69"/>
          <table:covered-table-cell table:style-name="ce53"/>
          <table:covered-table-cell table:style-name="ce126"/>
          <table:table-cell table:style-name="ce170"/>
          <table:table-cell table:style-name="ce216" office:value-type="string">
            <text:p>Emmanuel Yao Wilson Kpikpi</text:p>
          </table:table-cell>
          <table:covered-table-cell table:style-name="ce229"/>
          <table:table-cell table:style-name="ce282" office:value-type="float" office:value="151">
            <text:p>151</text:p>
          </table:table-cell>
          <table:table-cell table:style-name="ce308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51" table:number-columns-repeated="2"/>
          <table:table-cell table:style-name="ce154" table:number-columns-repeated="2"/>
          <table:table-cell table:style-name="ce217"/>
          <table:table-cell table:style-name="ce251"/>
          <table:table-cell table:style-name="ce247"/>
          <table:table-cell table:style-name="ce303"/>
          <table:table-cell table:number-columns-repeated="1014"/>
        </table:table-row>
        <table:table-row table:style-name="ro2">
          <table:table-cell table:style-name="ce19" office:value-type="string" table:number-columns-spanned="1" table:number-rows-spanned="57">
            <text:p>Local</text:p>
          </table:table-cell>
          <table:table-cell table:style-name="ce43" office:value-type="float" office:value="2010" table:number-columns-spanned="1" table:number-rows-spanned="57">
            <text:p>2010</text:p>
          </table:table-cell>
          <table:table-cell table:style-name="ce111" office:value-type="string" table:number-columns-spanned="1" table:number-rows-spanned="15">
            <text:p>Little Ilford</text:p>
          </table:table-cell>
          <table:table-cell table:style-name="ce90" office:value-type="float" office:value="9938" table:number-columns-spanned="1" table:number-rows-spanned="15">
            <text:p>9938</text:p>
          </table:table-cell>
          <table:table-cell table:style-name="ce187" office:value-type="percentage" office:value="0.5389" table:number-columns-spanned="1" table:number-rows-spanned="15">
            <text:p>53.89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Andrew Baikie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0" office:value-type="float" office:value="3120">
            <text:p>3,120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112"/>
          <table:covered-table-cell table:style-name="ce108"/>
          <table:covered-table-cell table:style-name="ce188"/>
          <table:table-cell table:style-name="ce166" office:value-type="string">
            <text:p>ü</text:p>
          </table:table-cell>
          <table:table-cell table:style-name="ce215" office:value-type="string">
            <text:p>Khalil Kazi</text:p>
          </table:table-cell>
          <table:covered-table-cell table:style-name="ce9"/>
          <table:table-cell table:style-name="ce281" office:value-type="float" office:value="3028">
            <text:p>3,028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112"/>
          <table:covered-table-cell table:style-name="ce108"/>
          <table:covered-table-cell table:style-name="ce188"/>
          <table:table-cell table:style-name="ce166" office:value-type="string">
            <text:p>ü</text:p>
          </table:table-cell>
          <table:table-cell table:style-name="ce222" office:value-type="string">
            <text:p>Farah Nazeer</text:p>
          </table:table-cell>
          <table:covered-table-cell table:style-name="ce10"/>
          <table:table-cell table:style-name="ce281" office:value-type="float" office:value="2949">
            <text:p>2,949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112"/>
          <table:covered-table-cell table:style-name="ce108"/>
          <table:covered-table-cell table:style-name="ce188"/>
          <table:table-cell table:style-name="ce166"/>
          <table:table-cell table:style-name="ce223" office:value-type="string">
            <text:p>Harun Rashid</text:p>
          </table:table-cell>
          <table:table-cell table:style-name="ce300" office:value-type="string">
            <text:p>Conservative</text:p>
          </table:table-cell>
          <table:table-cell table:style-name="ce281" office:value-type="float" office:value="805">
            <text:p>805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112"/>
          <table:covered-table-cell table:style-name="ce108"/>
          <table:covered-table-cell table:style-name="ce188"/>
          <table:table-cell table:style-name="ce174"/>
          <table:table-cell table:style-name="ce216" office:value-type="string">
            <text:p>Foysol Ahmed</text:p>
          </table:table-cell>
          <table:table-cell table:style-name="ce255" office:value-type="string" table:number-columns-spanned="1" table:number-rows-spanned="2">
            <text:p>Respect</text:p>
          </table:table-cell>
          <table:table-cell table:style-name="ce281" office:value-type="float" office:value="785">
            <text:p>785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112"/>
          <table:covered-table-cell table:style-name="ce108"/>
          <table:covered-table-cell table:style-name="ce188"/>
          <table:table-cell table:style-name="ce239"/>
          <table:table-cell table:style-name="ce222" office:value-type="string">
            <text:p>Muhammad Iftakar Ahmed Shipon</text:p>
          </table:table-cell>
          <table:covered-table-cell table:style-name="ce10"/>
          <table:table-cell table:style-name="ce281" office:value-type="float" office:value="754">
            <text:p>754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112"/>
          <table:covered-table-cell table:style-name="ce108"/>
          <table:covered-table-cell table:style-name="ce188"/>
          <table:table-cell table:style-name="ce240"/>
          <table:table-cell table:style-name="ce216" office:value-type="string">
            <text:p>Attic Rahman</text:p>
          </table:table-cell>
          <table:table-cell table:style-name="ce256" office:value-type="string" table:number-columns-spanned="1" table:number-rows-spanned="2">
            <text:p>Conservative</text:p>
          </table:table-cell>
          <table:table-cell table:style-name="ce281" office:value-type="float" office:value="695">
            <text:p>695</text:p>
          </table:table-cell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112"/>
          <table:covered-table-cell table:style-name="ce108"/>
          <table:covered-table-cell table:style-name="ce188"/>
          <table:table-cell table:style-name="ce240"/>
          <table:table-cell table:style-name="ce222" office:value-type="string">
            <text:p>Paizah Malek-Neave</text:p>
          </table:table-cell>
          <table:covered-table-cell table:style-name="ce229"/>
          <table:table-cell table:style-name="ce281" office:value-type="float" office:value="568">
            <text:p>568</text:p>
          </table:table-cell>
          <table:table-cell table:style-name="ce304"/>
          <table:table-cell table:number-columns-repeated="1014"/>
        </table:table-row>
        <table:table-row table:style-name="ro5">
          <table:covered-table-cell table:style-name="ce20"/>
          <table:covered-table-cell table:style-name="ce41"/>
          <table:covered-table-cell table:style-name="ce112"/>
          <table:covered-table-cell table:style-name="ce108"/>
          <table:covered-table-cell table:style-name="ce188"/>
          <table:table-cell table:style-name="ce174"/>
          <table:table-cell table:style-name="ce216" office:value-type="string">
            <text:p>Abdul Rauf</text:p>
          </table:table-cell>
          <table:table-cell table:style-name="ce259" office:value-type="string">
            <text:p>Respect</text:p>
          </table:table-cell>
          <table:table-cell table:style-name="ce281" office:value-type="float" office:value="447">
            <text:p>447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112"/>
          <table:covered-table-cell table:style-name="ce108"/>
          <table:covered-table-cell table:style-name="ce188"/>
          <table:table-cell table:style-name="ce174"/>
          <table:table-cell table:style-name="ce223" office:value-type="string">
            <text:p>Christine Mary Dolyak</text:p>
          </table:table-cell>
          <table:table-cell table:style-name="ce228" office:value-type="string">
            <text:p>Liberal Democrat</text:p>
          </table:table-cell>
          <table:table-cell table:style-name="ce281" office:value-type="float" office:value="366">
            <text:p>366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112"/>
          <table:covered-table-cell table:style-name="ce108"/>
          <table:covered-table-cell table:style-name="ce188"/>
          <table:table-cell table:style-name="ce166"/>
          <table:table-cell table:style-name="ce221" office:value-type="string">
            <text:p>Philip Buley</text:p>
          </table:table-cell>
          <table:table-cell table:style-name="ce256" office:value-type="string" table:number-columns-spanned="1" table:number-rows-spanned="2">
            <text:p>Christian Peoples Alliance</text:p>
          </table:table-cell>
          <table:table-cell table:style-name="ce281" office:value-type="float" office:value="255">
            <text:p>255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112"/>
          <table:covered-table-cell table:style-name="ce108"/>
          <table:covered-table-cell table:style-name="ce188"/>
          <table:table-cell table:style-name="ce166"/>
          <table:table-cell table:style-name="ce268" office:value-type="string">
            <text:p>Dorcas Abiodun Oshungbure</text:p>
          </table:table-cell>
          <table:covered-table-cell table:style-name="ce10"/>
          <table:table-cell table:style-name="ce281" office:value-type="float" office:value="193">
            <text:p>193</text:p>
          </table:table-cell>
          <table:table-cell table:style-name="ce30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112"/>
          <table:covered-table-cell table:style-name="ce108"/>
          <table:covered-table-cell table:style-name="ce188"/>
          <table:table-cell table:style-name="ce239"/>
          <table:table-cell table:style-name="ce223" office:value-type="string">
            <text:p>Paul Douglas Dyer</text:p>
          </table:table-cell>
          <table:table-cell table:style-name="ce256" office:value-type="string">
            <text:p>Independent</text:p>
          </table:table-cell>
          <table:table-cell table:style-name="ce281" office:value-type="float" office:value="176">
            <text:p>176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112"/>
          <table:covered-table-cell table:style-name="ce108"/>
          <table:covered-table-cell table:style-name="ce188"/>
          <table:table-cell table:style-name="ce240"/>
          <table:table-cell table:style-name="ce223" office:value-type="string">
            <text:p>Abayomi Taiwo</text:p>
          </table:table-cell>
          <table:table-cell table:style-name="ce256" office:value-type="string">
            <text:p>Christian Peoples Alliance</text:p>
          </table:table-cell>
          <table:table-cell table:style-name="ce281" office:value-type="float" office:value="168">
            <text:p>168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112"/>
          <table:covered-table-cell table:style-name="ce109"/>
          <table:covered-table-cell table:style-name="ce188"/>
          <table:table-cell table:style-name="ce241"/>
          <table:table-cell table:style-name="ce223" office:value-type="string">
            <text:p>Donareen Bramwell</text:p>
          </table:table-cell>
          <table:table-cell table:style-name="ce256" office:value-type="string">
            <text:p>Independent</text:p>
          </table:table-cell>
          <table:table-cell table:style-name="ce281" office:value-type="float" office:value="154">
            <text:p>154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 table:number-columns-repeated="2"/>
          <table:table-cell table:style-name="ce150" table:number-columns-repeated="2"/>
          <table:table-cell table:style-name="ce269"/>
          <table:table-cell table:style-name="ce57"/>
          <table:table-cell table:style-name="ce199"/>
          <table:table-cell table:style-name="ce303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90" office:value-type="string" table:number-columns-spanned="1" table:number-rows-spanned="12">
            <text:p>Manor Park</text:p>
          </table:table-cell>
          <table:table-cell table:style-name="ce90" office:value-type="float" office:value="10336" table:number-columns-spanned="1" table:number-rows-spanned="12">
            <text:p>10336</text:p>
          </table:table-cell>
          <table:table-cell table:style-name="ce133" office:value-type="percentage" office:value="0.5386" table:number-columns-spanned="1" table:number-rows-spanned="12">
            <text:p>53.86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Salim Patel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1" office:value-type="float" office:value="3624">
            <text:p>3,624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1"/>
          <table:covered-table-cell table:style-name="ce108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Kay Diane Scoresby</text:p>
          </table:table-cell>
          <table:covered-table-cell table:style-name="ce9"/>
          <table:table-cell table:style-name="ce281" office:value-type="float" office:value="3426">
            <text:p>3,426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08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Amarjit Singh</text:p>
          </table:table-cell>
          <table:covered-table-cell table:style-name="ce10"/>
          <table:table-cell table:style-name="ce281" office:value-type="float" office:value="3296">
            <text:p>3,296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08"/>
          <table:covered-table-cell table:style-name="ce118"/>
          <table:table-cell table:style-name="ce174"/>
          <table:table-cell table:style-name="ce216" office:value-type="string">
            <text:p>Mahbub Ahmed</text:p>
          </table:table-cell>
          <table:table-cell table:style-name="ce256" office:value-type="string" table:number-columns-spanned="1" table:number-rows-spanned="3">
            <text:p>Conservative</text:p>
          </table:table-cell>
          <table:table-cell table:style-name="ce281" office:value-type="float" office:value="1261">
            <text:p>1,261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08"/>
          <table:covered-table-cell table:style-name="ce118"/>
          <table:table-cell table:style-name="ce174"/>
          <table:table-cell table:style-name="ce215" office:value-type="string">
            <text:p>Reza Ahmed Shafi Choudhury</text:p>
          </table:table-cell>
          <table:covered-table-cell table:style-name="ce257"/>
          <table:table-cell table:style-name="ce281" office:value-type="float" office:value="1091">
            <text:p>1,091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08"/>
          <table:covered-table-cell table:style-name="ce118"/>
          <table:table-cell table:style-name="ce174"/>
          <table:table-cell table:style-name="ce222" office:value-type="string">
            <text:p>Tricia Webb</text:p>
          </table:table-cell>
          <table:covered-table-cell table:style-name="ce229"/>
          <table:table-cell table:style-name="ce281" office:value-type="float" office:value="854">
            <text:p>854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08"/>
          <table:covered-table-cell table:style-name="ce118"/>
          <table:table-cell table:style-name="ce166"/>
          <table:table-cell table:style-name="ce216" office:value-type="string">
            <text:p>Paul Martin Jobson</text:p>
          </table:table-cell>
          <table:table-cell table:style-name="ce256" office:value-type="string">
            <text:p>Christian Peoples Alliance</text:p>
          </table:table-cell>
          <table:table-cell table:style-name="ce281" office:value-type="float" office:value="353">
            <text:p>353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08"/>
          <table:covered-table-cell table:style-name="ce118"/>
          <table:table-cell table:style-name="ce174"/>
          <table:table-cell table:style-name="ce221" office:value-type="string">
            <text:p>Pervez Akhtar</text:p>
          </table:table-cell>
          <table:table-cell table:style-name="ce256" office:value-type="string" table:number-columns-spanned="1" table:number-rows-spanned="2">
            <text:p>Km Communities Welfare Party</text:p>
          </table:table-cell>
          <table:table-cell table:style-name="ce281" office:value-type="float" office:value="307">
            <text:p>307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08"/>
          <table:covered-table-cell table:style-name="ce118"/>
          <table:table-cell table:style-name="ce174"/>
          <table:table-cell table:style-name="ce222" office:value-type="string">
            <text:p>Rubina Azam</text:p>
          </table:table-cell>
          <table:covered-table-cell table:style-name="ce229"/>
          <table:table-cell table:style-name="ce281" office:value-type="float" office:value="295">
            <text:p>295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08"/>
          <table:covered-table-cell table:style-name="ce118"/>
          <table:table-cell table:style-name="ce166"/>
          <table:table-cell table:style-name="ce216" office:value-type="string">
            <text:p>Owen Moyo</text:p>
          </table:table-cell>
          <table:table-cell table:style-name="ce256" office:value-type="string" table:number-columns-spanned="1" table:number-rows-spanned="2">
            <text:p>Christian Peoples Alliance</text:p>
          </table:table-cell>
          <table:table-cell table:style-name="ce281" office:value-type="float" office:value="228">
            <text:p>228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85"/>
          <table:covered-table-cell table:style-name="ce108"/>
          <table:covered-table-cell table:style-name="ce118"/>
          <table:table-cell table:style-name="ce166"/>
          <table:table-cell table:style-name="ce222" office:value-type="string">
            <text:p>Sashir Raj Kakumanu</text:p>
          </table:table-cell>
          <table:covered-table-cell table:style-name="ce229"/>
          <table:table-cell table:style-name="ce281" office:value-type="float" office:value="178">
            <text:p>178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91"/>
          <table:covered-table-cell table:style-name="ce109"/>
          <table:covered-table-cell table:style-name="ce126"/>
          <table:table-cell table:style-name="ce174"/>
          <table:table-cell table:style-name="ce216" office:value-type="string">
            <text:p>Rob Kolsuma</text:p>
          </table:table-cell>
          <table:table-cell table:style-name="ce228" office:value-type="string">
            <text:p>Km Communities Welfare Party</text:p>
          </table:table-cell>
          <table:table-cell table:style-name="ce281" office:value-type="float" office:value="127">
            <text:p>127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107" table:number-columns-repeated="2"/>
          <table:table-cell table:style-name="ce151" table:number-columns-repeated="2"/>
          <table:table-cell table:style-name="ce57" table:number-columns-repeated="2"/>
          <table:table-cell table:style-name="ce199"/>
          <table:table-cell table:style-name="ce303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0" office:value-type="string" table:number-columns-spanned="1" table:number-rows-spanned="15">
            <text:p>Plaistow North</text:p>
          </table:table-cell>
          <table:table-cell table:style-name="ce40" office:value-type="float" office:value="9247" table:number-columns-spanned="1" table:number-rows-spanned="15">
            <text:p>9247</text:p>
          </table:table-cell>
          <table:table-cell table:style-name="ce121" office:value-type="percentage" office:value="0.54" table:number-columns-spanned="1" table:number-rows-spanned="15">
            <text:p>54.00%</text:p>
          </table:table-cell>
          <table:table-cell table:style-name="ce165" office:value-type="string">
            <text:p>ü</text:p>
          </table:table-cell>
          <table:table-cell table:style-name="ce216" office:value-type="string">
            <text:p>Forhad Hussain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2967">
            <text:p>2,967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66" office:value-type="string">
            <text:p>ü</text:p>
          </table:table-cell>
          <table:table-cell table:style-name="ce216" office:value-type="string">
            <text:p>Alan Griffiths</text:p>
          </table:table-cell>
          <table:covered-table-cell table:style-name="ce257"/>
          <table:table-cell table:style-name="ce282" office:value-type="float" office:value="2840">
            <text:p>2,840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66" office:value-type="string">
            <text:p>ü</text:p>
          </table:table-cell>
          <table:table-cell table:style-name="ce222" office:value-type="string">
            <text:p>Joy Hazvirehwi Laguda</text:p>
          </table:table-cell>
          <table:covered-table-cell table:style-name="ce229"/>
          <table:table-cell table:style-name="ce282" office:value-type="float" office:value="2607">
            <text:p>2,607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48"/>
          <table:table-cell table:style-name="ce221" office:value-type="string">
            <text:p>Antonio De-Chavez</text:p>
          </table:table-cell>
          <table:table-cell table:style-name="ce256" office:value-type="string" table:number-columns-spanned="1" table:number-rows-spanned="2">
            <text:p>Liberal Democrat</text:p>
          </table:table-cell>
          <table:table-cell table:style-name="ce282" office:value-type="float" office:value="639">
            <text:p>639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48"/>
          <table:table-cell table:style-name="ce216" office:value-type="string">
            <text:p>Monir Jaman Shaikh</text:p>
          </table:table-cell>
          <table:covered-table-cell table:style-name="ce229"/>
          <table:table-cell table:style-name="ce282" office:value-type="float" office:value="634">
            <text:p>634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48"/>
          <table:table-cell table:style-name="ce221" office:value-type="string">
            <text:p>Mohshin Kazi</text:p>
          </table:table-cell>
          <table:table-cell table:style-name="ce256" office:value-type="string" table:number-columns-spanned="1" table:number-rows-spanned="2">
            <text:p>Respect</text:p>
          </table:table-cell>
          <table:table-cell table:style-name="ce282" office:value-type="float" office:value="573">
            <text:p>573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48"/>
          <table:table-cell table:style-name="ce222" office:value-type="string">
            <text:p>Umar Saeed</text:p>
          </table:table-cell>
          <table:covered-table-cell table:style-name="ce10"/>
          <table:table-cell table:style-name="ce282" office:value-type="float" office:value="543">
            <text:p>543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48"/>
          <table:table-cell table:style-name="ce221" office:value-type="string">
            <text:p>Leslie Albert Smith</text:p>
          </table:table-cell>
          <table:table-cell table:style-name="ce256" office:value-type="string" table:number-columns-spanned="1" table:number-rows-spanned="3">
            <text:p>Conservative</text:p>
          </table:table-cell>
          <table:table-cell table:style-name="ce282" office:value-type="float" office:value="527">
            <text:p>527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48"/>
          <table:table-cell table:style-name="ce216" office:value-type="string">
            <text:p>Barbara Mary Postles</text:p>
          </table:table-cell>
          <table:covered-table-cell table:style-name="ce9"/>
          <table:table-cell table:style-name="ce282" office:value-type="float" office:value="491">
            <text:p>491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48"/>
          <table:table-cell table:style-name="ce222" office:value-type="string">
            <text:p>Stephen Murphy White</text:p>
          </table:table-cell>
          <table:covered-table-cell table:style-name="ce10"/>
          <table:table-cell table:style-name="ce282" office:value-type="float" office:value="489">
            <text:p>489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48"/>
          <table:table-cell table:style-name="ce223" office:value-type="string">
            <text:p>Kamran Yousaf</text:p>
          </table:table-cell>
          <table:table-cell table:style-name="ce228" office:value-type="string">
            <text:p>Respect</text:p>
          </table:table-cell>
          <table:table-cell table:style-name="ce282" office:value-type="float" office:value="431">
            <text:p>431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66"/>
          <table:table-cell table:style-name="ce216" office:value-type="string">
            <text:p>Sandra East</text:p>
          </table:table-cell>
          <table:table-cell table:style-name="ce256" office:value-type="string" table:number-columns-spanned="1" table:number-rows-spanned="2">
            <text:p>Christian Peoples Alliance</text:p>
          </table:table-cell>
          <table:table-cell table:style-name="ce282" office:value-type="float" office:value="250">
            <text:p>250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66"/>
          <table:table-cell table:style-name="ce222" office:value-type="string">
            <text:p>Christopher Walker</text:p>
          </table:table-cell>
          <table:covered-table-cell table:style-name="ce15"/>
          <table:table-cell table:style-name="ce282" office:value-type="float" office:value="237">
            <text:p>237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48"/>
          <table:table-cell table:style-name="ce223" office:value-type="string">
            <text:p>Randy Kellman</text:p>
          </table:table-cell>
          <table:table-cell table:style-name="ce256" office:value-type="string">
            <text:p>Independent</text:p>
          </table:table-cell>
          <table:table-cell table:style-name="ce282" office:value-type="float" office:value="225">
            <text:p>225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number-columns-repeated="2" table:style-name="ce41"/>
          <table:covered-table-cell table:style-name="ce49"/>
          <table:covered-table-cell table:style-name="ce122"/>
          <table:table-cell table:style-name="ce166"/>
          <table:table-cell table:style-name="ce222" office:value-type="string">
            <text:p>Doreen Alcindor</text:p>
          </table:table-cell>
          <table:table-cell table:style-name="ce256" office:value-type="string">
            <text:p>Christian Peoples Alliance</text:p>
          </table:table-cell>
          <table:table-cell table:style-name="ce282" office:value-type="float" office:value="208">
            <text:p>208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51" table:number-columns-repeated="2"/>
          <table:table-cell table:style-name="ce154" table:number-columns-repeated="2"/>
          <table:table-cell table:style-name="ce217"/>
          <table:table-cell table:style-name="ce57"/>
          <table:table-cell table:style-name="ce199"/>
          <table:table-cell table:style-name="ce303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3" office:value-type="string" table:number-columns-spanned="1" table:number-rows-spanned="12">
            <text:p>Plaistow South</text:p>
          </table:table-cell>
          <table:table-cell table:style-name="ce43" office:value-type="float" office:value="9395" table:number-columns-spanned="1" table:number-rows-spanned="12">
            <text:p>9395</text:p>
          </table:table-cell>
          <table:table-cell table:style-name="ce125" office:value-type="percentage" office:value="0.5258" table:number-columns-spanned="1" table:number-rows-spanned="12">
            <text:p>52.58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Sheila Madeline Thomas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2967">
            <text:p>2,967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Neil James Wilson</text:p>
          </table:table-cell>
          <table:covered-table-cell table:style-name="ce257"/>
          <table:table-cell table:style-name="ce282" office:value-type="float" office:value="2934">
            <text:p>2,934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66" office:value-type="string">
            <text:p>ü</text:p>
          </table:table-cell>
          <table:table-cell table:style-name="ce222" office:value-type="string">
            <text:p>Ibiene Charity Fiberesima</text:p>
          </table:table-cell>
          <table:covered-table-cell table:style-name="ce229"/>
          <table:table-cell table:style-name="ce282" office:value-type="float" office:value="2894">
            <text:p>2,894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48"/>
          <table:table-cell table:style-name="ce216" office:value-type="string">
            <text:p>Damian Philip James Sutton</text:p>
          </table:table-cell>
          <table:table-cell table:style-name="ce256" office:value-type="string" table:number-columns-spanned="1" table:number-rows-spanned="3">
            <text:p>Conservative</text:p>
          </table:table-cell>
          <table:table-cell table:style-name="ce282" office:value-type="float" office:value="975">
            <text:p>975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48"/>
          <table:table-cell table:style-name="ce216" office:value-type="string">
            <text:p>Elaine Veronica Mary Sutton</text:p>
          </table:table-cell>
          <table:covered-table-cell table:style-name="ce257"/>
          <table:table-cell table:style-name="ce282" office:value-type="float" office:value="828">
            <text:p>828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48"/>
          <table:table-cell table:style-name="ce216" office:value-type="string">
            <text:p>Graham Eric Postles</text:p>
          </table:table-cell>
          <table:covered-table-cell table:style-name="ce229"/>
          <table:table-cell table:style-name="ce282" office:value-type="float" office:value="808">
            <text:p>808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66"/>
          <table:table-cell table:style-name="ce223" office:value-type="string">
            <text:p>Douglas Bailey</text:p>
          </table:table-cell>
          <table:table-cell table:style-name="ce256" office:value-type="string">
            <text:p>Christian Peoples Alliance</text:p>
          </table:table-cell>
          <table:table-cell table:style-name="ce282" office:value-type="float" office:value="491">
            <text:p>491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48"/>
          <table:table-cell table:style-name="ce223" office:value-type="string">
            <text:p>Osman Osman Ali</text:p>
          </table:table-cell>
          <table:table-cell table:style-name="ce256" office:value-type="string">
            <text:p>Km Communities Welfare Party</text:p>
          </table:table-cell>
          <table:table-cell table:style-name="ce282" office:value-type="float" office:value="423">
            <text:p>423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66"/>
          <table:table-cell table:style-name="ce216" office:value-type="string">
            <text:p>Martin Walker</text:p>
          </table:table-cell>
          <table:table-cell table:style-name="ce256" office:value-type="string" table:number-columns-spanned="1" table:number-rows-spanned="2">
            <text:p>Christian Peoples Alliance</text:p>
          </table:table-cell>
          <table:table-cell table:style-name="ce282" office:value-type="float" office:value="377">
            <text:p>377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66"/>
          <table:table-cell table:style-name="ce222" office:value-type="string">
            <text:p>Jacqueline Mwaniki</text:p>
          </table:table-cell>
          <table:covered-table-cell table:style-name="ce10"/>
          <table:table-cell table:style-name="ce282" office:value-type="float" office:value="359">
            <text:p>359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48"/>
          <table:table-cell table:style-name="ce216" office:value-type="string">
            <text:p>Tridib Jyoti Deb</text:p>
          </table:table-cell>
          <table:table-cell table:style-name="ce256" office:value-type="string" table:number-columns-spanned="1" table:number-rows-spanned="2">
            <text:p>Km Communities Welfare Party</text:p>
          </table:table-cell>
          <table:table-cell table:style-name="ce282" office:value-type="float" office:value="129">
            <text:p>129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2"/>
          <table:covered-table-cell table:style-name="ce47"/>
          <table:covered-table-cell table:style-name="ce69"/>
          <table:covered-table-cell table:style-name="ce53"/>
          <table:covered-table-cell table:style-name="ce126"/>
          <table:table-cell table:style-name="ce148"/>
          <table:table-cell table:style-name="ce216" office:value-type="string">
            <text:p>Rasak Sulu-Lola</text:p>
          </table:table-cell>
          <table:covered-table-cell table:style-name="ce229"/>
          <table:table-cell table:style-name="ce282" office:value-type="float" office:value="126">
            <text:p>126</text:p>
          </table:table-cell>
          <table:table-cell table:style-name="ce308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51" table:number-columns-repeated="2"/>
          <table:table-cell table:style-name="ce154" table:number-columns-repeated="2"/>
          <table:table-cell table:style-name="ce217"/>
          <table:table-cell table:style-name="ce251"/>
          <table:table-cell table:style-name="ce247"/>
          <table:table-cell table:style-name="ce303"/>
          <table:table-cell table:number-columns-repeated="1014"/>
        </table:table-row>
        <table:table-row table:style-name="ro2">
          <table:table-cell table:style-name="ce19" office:value-type="string" table:number-columns-spanned="1" table:number-rows-spanned="43">
            <text:p>Local</text:p>
          </table:table-cell>
          <table:table-cell table:style-name="ce43" office:value-type="float" office:value="2010" table:number-columns-spanned="1" table:number-rows-spanned="43">
            <text:p>2010</text:p>
          </table:table-cell>
          <table:table-cell table:style-name="ce90" office:value-type="string" table:number-columns-spanned="1" table:number-rows-spanned="9">
            <text:p>Royal Docks</text:p>
          </table:table-cell>
          <table:table-cell table:style-name="ce90" office:value-type="float" office:value="6989" table:number-columns-spanned="1" table:number-rows-spanned="9">
            <text:p>6989</text:p>
          </table:table-cell>
          <table:table-cell table:style-name="ce117" office:value-type="percentage" office:value="0.4883" table:number-columns-spanned="1" table:number-rows-spanned="9">
            <text:p>48.83%</text:p>
          </table:table-cell>
          <table:table-cell table:style-name="ce165" office:value-type="string">
            <text:p>ü</text:p>
          </table:table-cell>
          <table:table-cell table:style-name="ce214" office:value-type="string">
            <text:p>Steve Brayshaw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0" office:value-type="float" office:value="1815">
            <text:p>1,815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1"/>
          <table:covered-table-cell table:style-name="ce159"/>
          <table:covered-table-cell table:style-name="ce118"/>
          <table:table-cell table:style-name="ce166" office:value-type="string">
            <text:p>ü</text:p>
          </table:table-cell>
          <table:table-cell table:style-name="ce214" office:value-type="string">
            <text:p>Pat Murphy</text:p>
          </table:table-cell>
          <table:covered-table-cell table:style-name="ce257"/>
          <table:table-cell table:style-name="ce281" office:value-type="float" office:value="1693">
            <text:p>1,693</text:p>
          </table:table-cell>
          <table:table-cell table:style-name="ce316"/>
          <table:table-cell table:style-name="ce314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1"/>
          <table:covered-table-cell table:style-name="ce159"/>
          <table:covered-table-cell table:style-name="ce118"/>
          <table:table-cell table:style-name="ce166" office:value-type="string">
            <text:p>ü</text:p>
          </table:table-cell>
          <table:table-cell table:style-name="ce214" office:value-type="string">
            <text:p>Tony McAlmont</text:p>
          </table:table-cell>
          <table:covered-table-cell table:style-name="ce229"/>
          <table:table-cell table:style-name="ce281" office:value-type="float" office:value="1666">
            <text:p>1,666</text:p>
          </table:table-cell>
          <table:table-cell table:style-name="ce316"/>
          <table:table-cell table:style-name="ce314"/>
          <table:table-cell table:number-columns-repeated="1013"/>
        </table:table-row>
        <table:table-row table:style-name="ro2">
          <table:covered-table-cell table:style-name="ce20"/>
          <table:covered-table-cell table:style-name="ce41"/>
          <table:covered-table-cell table:style-name="ce71"/>
          <table:covered-table-cell table:style-name="ce159"/>
          <table:covered-table-cell table:style-name="ce118"/>
          <table:table-cell table:style-name="ce174"/>
          <table:table-cell table:style-name="ce212" office:value-type="string">
            <text:p>Neil William Robert Pearce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1242">
            <text:p>1,242</text:p>
          </table:table-cell>
          <table:table-cell table:style-name="ce214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1"/>
          <table:covered-table-cell table:style-name="ce159"/>
          <table:covered-table-cell table:style-name="ce118"/>
          <table:table-cell table:style-name="ce174"/>
          <table:table-cell table:style-name="ce215" office:value-type="string">
            <text:p>Lionel Etan-Adollo</text:p>
          </table:table-cell>
          <table:covered-table-cell table:style-name="ce9"/>
          <table:table-cell table:style-name="ce281" office:value-type="float" office:value="1080">
            <text:p>1,080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1"/>
          <table:covered-table-cell table:style-name="ce159"/>
          <table:covered-table-cell table:style-name="ce118"/>
          <table:table-cell table:style-name="ce174"/>
          <table:table-cell table:style-name="ce213" office:value-type="string">
            <text:p>Cloey Garlai Wong</text:p>
          </table:table-cell>
          <table:covered-table-cell table:style-name="ce10"/>
          <table:table-cell table:style-name="ce281" office:value-type="float" office:value="1022">
            <text:p>1,022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1"/>
          <table:covered-table-cell table:style-name="ce159"/>
          <table:covered-table-cell table:style-name="ce118"/>
          <table:table-cell table:style-name="ce166"/>
          <table:table-cell table:style-name="ce212" office:value-type="string">
            <text:p>William Francis Perry</text:p>
          </table:table-cell>
          <table:table-cell table:style-name="ce256" office:value-type="string" table:number-columns-spanned="1" table:number-rows-spanned="3">
            <text:p>Christian Peoples Alliance</text:p>
          </table:table-cell>
          <table:table-cell table:style-name="ce281" office:value-type="float" office:value="236">
            <text:p>236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1"/>
          <table:covered-table-cell table:style-name="ce159"/>
          <table:covered-table-cell table:style-name="ce118"/>
          <table:table-cell table:style-name="ce166"/>
          <table:table-cell table:style-name="ce215" office:value-type="string">
            <text:p>Benjamin Stafford</text:p>
          </table:table-cell>
          <table:covered-table-cell table:style-name="ce257"/>
          <table:table-cell table:style-name="ce281" office:value-type="float" office:value="184">
            <text:p>184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106"/>
          <table:covered-table-cell table:style-name="ce160"/>
          <table:covered-table-cell table:style-name="ce118"/>
          <table:table-cell table:style-name="ce166"/>
          <table:table-cell table:style-name="ce214" office:value-type="string">
            <text:p>Jennifer Thomas</text:p>
          </table:table-cell>
          <table:covered-table-cell table:style-name="ce229"/>
          <table:table-cell table:style-name="ce281" office:value-type="float" office:value="183">
            <text:p>183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74" table:number-columns-repeated="2"/>
          <table:table-cell table:style-name="ce150" table:number-columns-repeated="2"/>
          <table:table-cell table:style-name="ce143"/>
          <table:table-cell table:style-name="ce57"/>
          <table:table-cell table:style-name="ce199"/>
          <table:table-cell table:style-name="ce303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90" office:value-type="string" table:number-columns-spanned="1" table:number-rows-spanned="9">
            <text:p>Stratford and New Town</text:p>
          </table:table-cell>
          <table:table-cell table:style-name="ce90" office:value-type="float" office:value="10764" table:number-columns-spanned="1" table:number-rows-spanned="9">
            <text:p>10764</text:p>
          </table:table-cell>
          <table:table-cell table:style-name="ce126" office:value-type="percentage" office:value="0.4845" table:number-columns-spanned="1" table:number-rows-spanned="9">
            <text:p>48.45%</text:p>
          </table:table-cell>
          <table:table-cell table:style-name="ce166" office:value-type="string">
            <text:p>ü</text:p>
          </table:table-cell>
          <table:table-cell table:style-name="ce212" office:value-type="string">
            <text:p>Charlene McClean</text:p>
          </table:table-cell>
          <table:table-cell table:style-name="ce255" office:value-type="string" table:number-columns-spanned="1" table:number-rows-spanned="3">
            <text:p>Labour</text:p>
          </table:table-cell>
          <table:table-cell table:style-name="ce281" office:value-type="float" office:value="3411">
            <text:p>3,411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1"/>
          <table:covered-table-cell table:style-name="ce159"/>
          <table:covered-table-cell table:style-name="ce118"/>
          <table:table-cell table:style-name="ce166" office:value-type="string">
            <text:p>ü</text:p>
          </table:table-cell>
          <table:table-cell table:style-name="ce215" office:value-type="string">
            <text:p>Richard James Crawford</text:p>
          </table:table-cell>
          <table:covered-table-cell table:style-name="ce9"/>
          <table:table-cell table:style-name="ce281" office:value-type="float" office:value="3381">
            <text:p>3,381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1"/>
          <table:covered-table-cell table:style-name="ce159"/>
          <table:covered-table-cell table:style-name="ce118"/>
          <table:table-cell table:style-name="ce166" office:value-type="string">
            <text:p>ü</text:p>
          </table:table-cell>
          <table:table-cell table:style-name="ce213" office:value-type="string">
            <text:p>Terry Paul</text:p>
          </table:table-cell>
          <table:covered-table-cell table:style-name="ce10"/>
          <table:table-cell table:style-name="ce281" office:value-type="float" office:value="3239">
            <text:p>3,239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1"/>
          <table:covered-table-cell table:style-name="ce159"/>
          <table:covered-table-cell table:style-name="ce118"/>
          <table:table-cell table:style-name="ce174"/>
          <table:table-cell table:style-name="ce212" office:value-type="string">
            <text:p>Peter Fox</text:p>
          </table:table-cell>
          <table:table-cell table:style-name="ce255" office:value-type="string" table:number-columns-spanned="1" table:number-rows-spanned="3">
            <text:p>Conservative</text:p>
          </table:table-cell>
          <table:table-cell table:style-name="ce281" office:value-type="float" office:value="1052">
            <text:p>1,052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1"/>
          <table:covered-table-cell table:style-name="ce159"/>
          <table:covered-table-cell table:style-name="ce118"/>
          <table:table-cell table:style-name="ce174"/>
          <table:table-cell table:style-name="ce215" office:value-type="string">
            <text:p>Armyn Hennessy</text:p>
          </table:table-cell>
          <table:covered-table-cell table:style-name="ce9"/>
          <table:table-cell table:style-name="ce281" office:value-type="float" office:value="918">
            <text:p>918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1"/>
          <table:covered-table-cell table:style-name="ce159"/>
          <table:covered-table-cell table:style-name="ce118"/>
          <table:table-cell table:style-name="ce174"/>
          <table:table-cell table:style-name="ce213" office:value-type="string">
            <text:p>Tim Roll-Pickering</text:p>
          </table:table-cell>
          <table:covered-table-cell table:style-name="ce10"/>
          <table:table-cell table:style-name="ce281" office:value-type="float" office:value="788">
            <text:p>788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1"/>
          <table:covered-table-cell table:style-name="ce159"/>
          <table:covered-table-cell table:style-name="ce118"/>
          <table:table-cell table:style-name="ce174"/>
          <table:table-cell table:style-name="ce215" office:value-type="string">
            <text:p>Sheila Brown</text:p>
          </table:table-cell>
          <table:table-cell table:style-name="ce256" office:value-type="string" table:number-columns-spanned="1" table:number-rows-spanned="3">
            <text:p>Christian Peoples Alliance</text:p>
          </table:table-cell>
          <table:table-cell table:style-name="ce281" office:value-type="float" office:value="440">
            <text:p>440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71"/>
          <table:covered-table-cell table:style-name="ce159"/>
          <table:covered-table-cell table:style-name="ce118"/>
          <table:table-cell table:style-name="ce174"/>
          <table:table-cell table:style-name="ce215" office:value-type="string">
            <text:p>Carol Adams</text:p>
          </table:table-cell>
          <table:covered-table-cell table:style-name="ce257"/>
          <table:table-cell table:style-name="ce281" office:value-type="float" office:value="341">
            <text:p>341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style-name="ce106"/>
          <table:covered-table-cell table:style-name="ce160"/>
          <table:covered-table-cell table:style-name="ce126"/>
          <table:table-cell table:style-name="ce174"/>
          <table:table-cell table:style-name="ce215" office:value-type="string">
            <text:p>Christina Doyle</text:p>
          </table:table-cell>
          <table:covered-table-cell table:style-name="ce229"/>
          <table:table-cell table:style-name="ce281" office:value-type="float" office:value="333">
            <text:p>333</text:p>
          </table:table-cell>
          <table:table-cell table:style-name="ce307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107" table:number-columns-repeated="2"/>
          <table:table-cell table:style-name="ce151"/>
          <table:table-cell table:style-name="ce167"/>
          <table:table-cell table:style-name="ce57" table:number-columns-repeated="2"/>
          <table:table-cell table:style-name="ce199"/>
          <table:table-cell table:style-name="ce303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table-cell table:style-name="ce43" office:value-type="string" table:number-columns-spanned="1" table:number-rows-spanned="12">
            <text:p>Wall End</text:p>
          </table:table-cell>
          <table:table-cell table:style-name="ce43" office:value-type="float" office:value="10410" table:number-columns-spanned="1" table:number-rows-spanned="12">
            <text:p>10410</text:p>
          </table:table-cell>
          <table:table-cell table:style-name="ce125" office:value-type="percentage" office:value="0.5758" table:number-columns-spanned="1" table:number-rows-spanned="12">
            <text:p>57.58%</text:p>
          </table:table-cell>
          <table:table-cell table:style-name="ce166" office:value-type="string">
            <text:p>ü</text:p>
          </table:table-cell>
          <table:table-cell table:style-name="ce216" office:value-type="string">
            <text:p>Omana Gangadharan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312" office:value-type="float" office:value="3560">
            <text:p>3,560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number-columns-repeated="2" table:style-name="ce9"/>
          <table:covered-table-cell table:style-name="ce189"/>
          <table:table-cell table:style-name="ce166" office:value-type="string">
            <text:p>ü</text:p>
          </table:table-cell>
          <table:table-cell table:style-name="ce216" office:value-type="string">
            <text:p>Lester Thompson Hudson</text:p>
          </table:table-cell>
          <table:covered-table-cell table:style-name="ce257"/>
          <table:table-cell table:style-name="ce312" office:value-type="float" office:value="3316">
            <text:p>3,316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number-columns-repeated="2" table:style-name="ce9"/>
          <table:covered-table-cell table:style-name="ce189"/>
          <table:table-cell table:style-name="ce166" office:value-type="string">
            <text:p>ü</text:p>
          </table:table-cell>
          <table:table-cell table:style-name="ce216" office:value-type="string">
            <text:p>Edward Henry Sparrowhawk</text:p>
          </table:table-cell>
          <table:covered-table-cell table:style-name="ce229"/>
          <table:table-cell table:style-name="ce312" office:value-type="float" office:value="3263">
            <text:p>3,263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number-columns-repeated="2" table:style-name="ce9"/>
          <table:covered-table-cell table:style-name="ce189"/>
          <table:table-cell table:style-name="ce166"/>
          <table:table-cell table:style-name="ce221" office:value-type="string">
            <text:p>Moses Rajkumar</text:p>
          </table:table-cell>
          <table:table-cell table:style-name="ce255" office:value-type="string">
            <text:p>Conservative</text:p>
          </table:table-cell>
          <table:table-cell table:style-name="ce282" office:value-type="float" office:value="1245">
            <text:p>1,245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number-columns-repeated="2" table:style-name="ce9"/>
          <table:covered-table-cell table:style-name="ce189"/>
          <table:table-cell table:style-name="ce148"/>
          <table:table-cell table:style-name="ce223" office:value-type="string">
            <text:p>Jawad Raza Khan</text:p>
          </table:table-cell>
          <table:table-cell table:style-name="ce256" office:value-type="string">
            <text:p>Liberal Democrat</text:p>
          </table:table-cell>
          <table:table-cell table:style-name="ce281" office:value-type="float" office:value="983">
            <text:p>983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number-columns-repeated="2" table:style-name="ce9"/>
          <table:covered-table-cell table:style-name="ce189"/>
          <table:table-cell table:style-name="ce166"/>
          <table:table-cell table:style-name="ce221" office:value-type="string">
            <text:p>Gopi Benoy</text:p>
          </table:table-cell>
          <table:table-cell table:style-name="ce255" office:value-type="string" table:number-columns-spanned="1" table:number-rows-spanned="2">
            <text:p>Conservative</text:p>
          </table:table-cell>
          <table:table-cell table:style-name="ce282" office:value-type="float" office:value="910">
            <text:p>910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number-columns-repeated="2" table:style-name="ce9"/>
          <table:covered-table-cell table:style-name="ce189"/>
          <table:table-cell table:style-name="ce166"/>
          <table:table-cell table:style-name="ce222" office:value-type="string">
            <text:p>Andrew Martin Credgington</text:p>
          </table:table-cell>
          <table:covered-table-cell table:style-name="ce10"/>
          <table:table-cell table:style-name="ce282" office:value-type="float" office:value="820">
            <text:p>820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number-columns-repeated="2" table:style-name="ce9"/>
          <table:covered-table-cell table:style-name="ce189"/>
          <table:table-cell table:style-name="ce148"/>
          <table:table-cell table:style-name="ce216" office:value-type="string">
            <text:p>Arunasalam Pirapaharan</text:p>
          </table:table-cell>
          <table:table-cell table:style-name="ce228" office:value-type="string">
            <text:p>Liberal Democrat</text:p>
          </table:table-cell>
          <table:table-cell table:style-name="ce281" office:value-type="float" office:value="794">
            <text:p>794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number-columns-repeated="2" table:style-name="ce9"/>
          <table:covered-table-cell table:style-name="ce189"/>
          <table:table-cell table:style-name="ce148"/>
          <table:table-cell table:style-name="ce223" office:value-type="string">
            <text:p>Varatheeswaran Kanagasundaram</text:p>
          </table:table-cell>
          <table:table-cell table:style-name="ce228" office:value-type="string">
            <text:p>Independent</text:p>
          </table:table-cell>
          <table:table-cell table:style-name="ce282" office:value-type="float" office:value="533">
            <text:p>533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number-columns-repeated="2" table:style-name="ce9"/>
          <table:covered-table-cell table:style-name="ce189"/>
          <table:table-cell table:style-name="ce148"/>
          <table:table-cell table:style-name="ce221" office:value-type="string">
            <text:p>Rhona Bailey</text:p>
          </table:table-cell>
          <table:table-cell table:style-name="ce256" office:value-type="string" table:number-columns-spanned="1" table:number-rows-spanned="3">
            <text:p>Christian Peoples Alliance</text:p>
          </table:table-cell>
          <table:table-cell table:style-name="ce281" office:value-type="float" office:value="269">
            <text:p>269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number-columns-repeated="2" table:style-name="ce9"/>
          <table:covered-table-cell table:style-name="ce189"/>
          <table:table-cell table:style-name="ce148"/>
          <table:table-cell table:style-name="ce216" office:value-type="string">
            <text:p>Tony Ahmed Ade-Blaize</text:p>
          </table:table-cell>
          <table:covered-table-cell table:style-name="ce9"/>
          <table:table-cell table:style-name="ce299" office:value-type="float" office:value="158">
            <text:p>158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0"/>
          <table:covered-table-cell table:style-name="ce41"/>
          <table:covered-table-cell table:number-columns-repeated="2" table:style-name="ce10"/>
          <table:covered-table-cell table:style-name="ce190"/>
          <table:table-cell table:style-name="ce149"/>
          <table:table-cell table:style-name="ce216" office:value-type="string">
            <text:p>Zeeshan Sundhu</text:p>
          </table:table-cell>
          <table:covered-table-cell table:style-name="ce10"/>
          <table:table-cell table:style-name="ce299" office:value-type="float" office:value="117">
            <text:p>117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51" table:number-columns-repeated="2"/>
          <table:table-cell table:style-name="ce154" table:number-columns-repeated="2"/>
          <table:table-cell table:style-name="ce217"/>
          <table:table-cell table:style-name="ce57"/>
          <table:table-cell table:style-name="ce199"/>
          <table:table-cell table:style-name="ce303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table-cell table:style-name="ce43" office:value-type="string" table:number-columns-spanned="1" table:number-rows-spanned="10">
            <text:p>West Ham</text:p>
          </table:table-cell>
          <table:table-cell table:style-name="ce43" office:value-type="float" office:value="9370" table:number-columns-spanned="1" table:number-rows-spanned="10">
            <text:p>9370</text:p>
          </table:table-cell>
          <table:table-cell table:style-name="ce125" office:value-type="percentage" office:value="0.5139" table:number-columns-spanned="1" table:number-rows-spanned="10">
            <text:p>51.39%</text:p>
          </table:table-cell>
          <table:table-cell table:style-name="ce165" office:value-type="string">
            <text:p>ü</text:p>
          </table:table-cell>
          <table:table-cell table:style-name="ce221" office:value-type="string">
            <text:p>Freda Bourne</text:p>
          </table:table-cell>
          <table:table-cell table:style-name="ce256" office:value-type="string" table:number-columns-spanned="1" table:number-rows-spanned="3">
            <text:p>Labour</text:p>
          </table:table-cell>
          <table:table-cell table:style-name="ce282" office:value-type="float" office:value="3290">
            <text:p>3,290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66" office:value-type="string">
            <text:p>ü</text:p>
          </table:table-cell>
          <table:table-cell table:style-name="ce216" office:value-type="string">
            <text:p>Ron Manley</text:p>
          </table:table-cell>
          <table:covered-table-cell table:style-name="ce257"/>
          <table:table-cell table:style-name="ce282" office:value-type="float" office:value="3048">
            <text:p>3,048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66" office:value-type="string">
            <text:p>ü</text:p>
          </table:table-cell>
          <table:table-cell table:style-name="ce222" office:value-type="string">
            <text:p>John Gray</text:p>
          </table:table-cell>
          <table:covered-table-cell table:style-name="ce229"/>
          <table:table-cell table:style-name="ce282" office:value-type="float" office:value="2906">
            <text:p>2,906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66"/>
          <table:table-cell table:style-name="ce221" office:value-type="string">
            <text:p>Josephine Mary Child</text:p>
          </table:table-cell>
          <table:table-cell table:style-name="ce256" office:value-type="string" table:number-columns-spanned="1" table:number-rows-spanned="3">
            <text:p>Conservative</text:p>
          </table:table-cell>
          <table:table-cell table:style-name="ce282" office:value-type="float" office:value="866">
            <text:p>866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66"/>
          <table:table-cell table:style-name="ce216" office:value-type="string">
            <text:p>Roy John King</text:p>
          </table:table-cell>
          <table:covered-table-cell table:style-name="ce257"/>
          <table:table-cell table:style-name="ce282" office:value-type="float" office:value="759">
            <text:p>759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66"/>
          <table:table-cell table:style-name="ce222" office:value-type="string">
            <text:p>Danuta Aleksandra Gradosielska</text:p>
          </table:table-cell>
          <table:covered-table-cell table:style-name="ce229"/>
          <table:table-cell table:style-name="ce282" office:value-type="float" office:value="615">
            <text:p>615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66"/>
          <table:table-cell table:style-name="ce223" office:value-type="string">
            <text:p>Terrence Johnson</text:p>
          </table:table-cell>
          <table:table-cell table:style-name="ce256" office:value-type="string">
            <text:p>Christian Peoples Alliance</text:p>
          </table:table-cell>
          <table:table-cell table:style-name="ce282" office:value-type="float" office:value="414">
            <text:p>414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66"/>
          <table:table-cell table:style-name="ce223" office:value-type="string">
            <text:p>Eva Macadangdang</text:p>
          </table:table-cell>
          <table:table-cell table:style-name="ce221" office:value-type="string">
            <text:p>Independent</text:p>
          </table:table-cell>
          <table:table-cell table:style-name="ce282" office:value-type="float" office:value="323">
            <text:p>323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1"/>
          <table:covered-table-cell table:style-name="ce46"/>
          <table:covered-table-cell table:style-name="ce41"/>
          <table:covered-table-cell table:style-name="ce49"/>
          <table:covered-table-cell table:style-name="ce118"/>
          <table:table-cell table:style-name="ce166"/>
          <table:table-cell table:style-name="ce216" office:value-type="string">
            <text:p>Mary Oshin</text:p>
          </table:table-cell>
          <table:table-cell table:style-name="ce256" office:value-type="string" table:number-columns-spanned="1" table:number-rows-spanned="2">
            <text:p>Christian Peoples Alliance</text:p>
          </table:table-cell>
          <table:table-cell table:style-name="ce282" office:value-type="float" office:value="320">
            <text:p>320</text:p>
          </table:table-cell>
          <table:table-cell table:style-name="ce308"/>
          <table:table-cell table:number-columns-repeated="1014"/>
        </table:table-row>
        <table:table-row table:style-name="ro2">
          <table:covered-table-cell table:style-name="ce22"/>
          <table:covered-table-cell table:style-name="ce47"/>
          <table:covered-table-cell table:style-name="ce69"/>
          <table:covered-table-cell table:style-name="ce53"/>
          <table:covered-table-cell table:style-name="ce126"/>
          <table:table-cell table:style-name="ce170"/>
          <table:table-cell table:style-name="ce216" office:value-type="string">
            <text:p>Leonard West</text:p>
          </table:table-cell>
          <table:covered-table-cell table:style-name="ce229"/>
          <table:table-cell table:style-name="ce282" office:value-type="float" office:value="299">
            <text:p>299</text:p>
          </table:table-cell>
          <table:table-cell table:style-name="ce308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51" table:number-columns-repeated="2"/>
          <table:table-cell table:style-name="ce146"/>
          <table:table-cell table:style-name="ce154"/>
          <table:table-cell table:style-name="ce206"/>
          <table:table-cell table:style-name="ce251"/>
          <table:table-cell table:style-name="ce247"/>
          <table:table-cell table:style-name="ce303"/>
          <table:table-cell table:number-columns-repeated="1014"/>
        </table:table-row>
        <table:table-row table:style-name="ro2" table:number-rows-repeated="10458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10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0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charset="x-symbol"/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23:0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ndon Borough of Newham</meta:initial-creator>
    <meta:creation-date>2011-02-10T10:58:06</meta:creation-date>
    <dc:creator>London Borough of Newham</dc:creator>
    <dc:date>2011-02-10T10:58:23</dc:date>
    <meta:document-statistic meta:table-count="3" meta:cell-count="7564" meta:object-count="0"/>
    <meta:generator>OpenOffice.org/3.3$Win32 OpenOffice.org_project/330m20$Build-9567</meta:generator>
  </office:meta>
</office:document-meta>
</file>